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0.723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3.9701in" svg:y="0.0394in">
            <draw:object draw:notify-on-update-of-ranges="Sheet1.A1:Sheet1.A1285 Sheet1.B1:Sheet1.B1285 Sheet1.C1:Sheet1.C1285 Sheet1.D1:Sheet1.D128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-0.00210328640381" calcext:value-type="float">
            <text:p>-0.0021032864</text:p>
          </table:table-cell>
          <table:table-cell office:value-type="float" office:value="-0.000241244545902" calcext:value-type="float">
            <text:p>-0.0002412445</text:p>
          </table:table-cell>
          <table:table-cell office:value-type="string" calcext:value-type="string">
            <text:p>x[m]</text:p>
          </table:table-cell>
          <table:table-cell office:value-type="string" calcext:value-type="string">
            <text:p>y[m]</text:p>
          </table:table-cell>
        </table:table-row>
        <table:table-row table:style-name="ro1">
          <table:table-cell office:value-type="float" office:value="-0.00211405673551" calcext:value-type="float">
            <text:p>-0.0021140567</text:p>
          </table:table-cell>
          <table:table-cell office:value-type="float" office:value="-0.000242477129885" calcext:value-type="float">
            <text:p>-0.0002424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11955421861" calcext:value-type="float">
            <text:p>-0.0021195542</text:p>
          </table:table-cell>
          <table:table-cell office:value-type="float" office:value="-0.000242927305404" calcext:value-type="float">
            <text:p>-0.0002429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213015602989" calcext:value-type="float">
            <text:p>-0.002130156</text:p>
          </table:table-cell>
          <table:table-cell office:value-type="float" office:value="-0.000244123108276" calcext:value-type="float">
            <text:p>-0.0002441231</text:p>
          </table:table-cell>
          <table:table-cell office:value-type="float" office:value="0" calcext:value-type="float">
            <text:p>0</text:p>
          </table:table-cell>
          <table:table-cell office:value-type="float" office:value="0.025026" calcext:value-type="float">
            <text:p>0.025026</text:p>
          </table:table-cell>
        </table:table-row>
        <table:table-row table:style-name="ro1">
          <table:table-cell office:value-type="float" office:value="-0.00214119227401" calcext:value-type="float">
            <text:p>-0.0021411923</text:p>
          </table:table-cell>
          <table:table-cell office:value-type="float" office:value="-0.000245481775079" calcext:value-type="float">
            <text:p>-0.0002454818</text:p>
          </table:table-cell>
          <table:table-cell office:value-type="float" office:value="0" calcext:value-type="float">
            <text:p>0</text:p>
          </table:table-cell>
          <table:table-cell office:value-type="float" office:value="0.050053" calcext:value-type="float">
            <text:p>0.050053</text:p>
          </table:table-cell>
        </table:table-row>
        <table:table-row table:style-name="ro1">
          <table:table-cell office:value-type="float" office:value="-0.00214987834172" calcext:value-type="float">
            <text:p>-0.0021498783</text:p>
          </table:table-cell>
          <table:table-cell office:value-type="float" office:value="-0.000246507762267" calcext:value-type="float">
            <text:p>-0.0002465078</text:p>
          </table:table-cell>
          <table:table-cell office:value-type="float" office:value="0" calcext:value-type="float">
            <text:p>0</text:p>
          </table:table-cell>
          <table:table-cell office:value-type="float" office:value="0.075079" calcext:value-type="float">
            <text:p>0.075079</text:p>
          </table:table-cell>
        </table:table-row>
        <table:table-row table:style-name="ro1">
          <table:table-cell office:value-type="float" office:value="-0.00216324873185" calcext:value-type="float">
            <text:p>-0.0021632487</text:p>
          </table:table-cell>
          <table:table-cell office:value-type="float" office:value="-0.000247920913546" calcext:value-type="float">
            <text:p>-0.0002479209</text:p>
          </table:table-cell>
          <table:table-cell office:value-type="float" office:value="0" calcext:value-type="float">
            <text:p>0</text:p>
          </table:table-cell>
          <table:table-cell office:value-type="float" office:value="0.100105" calcext:value-type="float">
            <text:p>0.100105</text:p>
          </table:table-cell>
        </table:table-row>
        <table:table-row table:style-name="ro1">
          <table:table-cell office:value-type="float" office:value="-0.00216877640694" calcext:value-type="float">
            <text:p>-0.0021687764</text:p>
          </table:table-cell>
          <table:table-cell office:value-type="float" office:value="-0.000248677674142" calcext:value-type="float">
            <text:p>-0.0002486777</text:p>
          </table:table-cell>
          <table:table-cell office:value-type="float" office:value="0" calcext:value-type="float">
            <text:p>0</text:p>
          </table:table-cell>
          <table:table-cell office:value-type="float" office:value="0.125132" calcext:value-type="float">
            <text:p>0.125132</text:p>
          </table:table-cell>
        </table:table-row>
        <table:table-row table:style-name="ro1">
          <table:table-cell office:value-type="float" office:value="-0.00218087375331" calcext:value-type="float">
            <text:p>-0.0021808738</text:p>
          </table:table-cell>
          <table:table-cell office:value-type="float" office:value="-0.000249867734625" calcext:value-type="float">
            <text:p>-0.0002498677</text:p>
          </table:table-cell>
          <table:table-cell office:value-type="float" office:value="0" calcext:value-type="float">
            <text:p>0</text:p>
          </table:table-cell>
          <table:table-cell office:value-type="float" office:value="0.150158" calcext:value-type="float">
            <text:p>0.150158</text:p>
          </table:table-cell>
        </table:table-row>
        <table:table-row table:style-name="ro1">
          <table:table-cell office:value-type="float" office:value="-0.00219192496484" calcext:value-type="float">
            <text:p>-0.002191925</text:p>
          </table:table-cell>
          <table:table-cell office:value-type="float" office:value="-0.000251167665907" calcext:value-type="float">
            <text:p>-0.0002511677</text:p>
          </table:table-cell>
          <table:table-cell office:value-type="float" office:value="0" calcext:value-type="float">
            <text:p>0</text:p>
          </table:table-cell>
          <table:table-cell office:value-type="float" office:value="0.175184" calcext:value-type="float">
            <text:p>0.175184</text:p>
          </table:table-cell>
        </table:table-row>
        <table:table-row table:style-name="ro1">
          <table:table-cell office:value-type="float" office:value="-0.00220293634932" calcext:value-type="float">
            <text:p>-0.0022029363</text:p>
          </table:table-cell>
          <table:table-cell office:value-type="float" office:value="-0.000252303202711" calcext:value-type="float">
            <text:p>-0.0002523032</text:p>
          </table:table-cell>
          <table:table-cell office:value-type="float" office:value="0" calcext:value-type="float">
            <text:p>0</text:p>
          </table:table-cell>
          <table:table-cell office:value-type="float" office:value="0.200211" calcext:value-type="float">
            <text:p>0.200211</text:p>
          </table:table-cell>
        </table:table-row>
        <table:table-row table:style-name="ro1">
          <table:table-cell office:value-type="float" office:value="-0.00221396074349" calcext:value-type="float">
            <text:p>-0.0022139607</text:p>
          </table:table-cell>
          <table:table-cell office:value-type="float" office:value="-0.000253544729469" calcext:value-type="float">
            <text:p>-0.0002535447</text:p>
          </table:table-cell>
          <table:table-cell office:value-type="float" office:value="0" calcext:value-type="float">
            <text:p>0</text:p>
          </table:table-cell>
          <table:table-cell office:value-type="float" office:value="0.225237" calcext:value-type="float">
            <text:p>0.225237</text:p>
          </table:table-cell>
        </table:table-row>
        <table:table-row table:style-name="ro1">
          <table:table-cell office:value-type="float" office:value="-0.00222501878077" calcext:value-type="float">
            <text:p>-0.0022250188</text:p>
          </table:table-cell>
          <table:table-cell office:value-type="float" office:value="-0.000254886096541" calcext:value-type="float">
            <text:p>-0.0002548861</text:p>
          </table:table-cell>
          <table:table-cell office:value-type="float" office:value="0" calcext:value-type="float">
            <text:p>0</text:p>
          </table:table-cell>
          <table:table-cell office:value-type="float" office:value="0.250263" calcext:value-type="float">
            <text:p>0.250263</text:p>
          </table:table-cell>
        </table:table-row>
        <table:table-row table:style-name="ro1">
          <table:table-cell office:value-type="float" office:value="-0.00223009410846" calcext:value-type="float">
            <text:p>-0.0022300941</text:p>
          </table:table-cell>
          <table:table-cell office:value-type="float" office:value="-0.000255473040044" calcext:value-type="float">
            <text:p>-0.000255473</text:p>
          </table:table-cell>
          <table:table-cell office:value-type="float" office:value="0" calcext:value-type="float">
            <text:p>0</text:p>
          </table:table-cell>
          <table:table-cell office:value-type="float" office:value="0.27529" calcext:value-type="float">
            <text:p>0.27529</text:p>
          </table:table-cell>
        </table:table-row>
        <table:table-row table:style-name="ro1">
          <table:table-cell office:value-type="float" office:value="-0.00224083465966" calcext:value-type="float">
            <text:p>-0.0022408347</text:p>
          </table:table-cell>
          <table:table-cell office:value-type="float" office:value="-0.000256459379751" calcext:value-type="float">
            <text:p>-0.0002564594</text:p>
          </table:table-cell>
          <table:table-cell office:value-type="float" office:value="0" calcext:value-type="float">
            <text:p>0</text:p>
          </table:table-cell>
          <table:table-cell office:value-type="float" office:value="0.300316" calcext:value-type="float">
            <text:p>0.300316</text:p>
          </table:table-cell>
        </table:table-row>
        <table:table-row table:style-name="ro1">
          <table:table-cell office:value-type="float" office:value="-0.00225216624985" calcext:value-type="float">
            <text:p>-0.0022521662</text:p>
          </table:table-cell>
          <table:table-cell office:value-type="float" office:value="-0.000257955596691" calcext:value-type="float">
            <text:p>-0.0002579556</text:p>
          </table:table-cell>
          <table:table-cell office:value-type="float" office:value="0" calcext:value-type="float">
            <text:p>0</text:p>
          </table:table-cell>
          <table:table-cell office:value-type="float" office:value="0.325342" calcext:value-type="float">
            <text:p>0.325342</text:p>
          </table:table-cell>
        </table:table-row>
        <table:table-row table:style-name="ro1">
          <table:table-cell office:value-type="float" office:value="-0.00226317027785" calcext:value-type="float">
            <text:p>-0.0022631703</text:p>
          </table:table-cell>
          <table:table-cell office:value-type="float" office:value="-0.000259243387537" calcext:value-type="float">
            <text:p>-0.0002592434</text:p>
          </table:table-cell>
          <table:table-cell office:value-type="float" office:value="0" calcext:value-type="float">
            <text:p>0</text:p>
          </table:table-cell>
          <table:table-cell office:value-type="float" office:value="0.350367" calcext:value-type="float">
            <text:p>0.350367</text:p>
          </table:table-cell>
        </table:table-row>
        <table:table-row table:style-name="ro1">
          <table:table-cell office:value-type="float" office:value="-0.00227420020059" calcext:value-type="float">
            <text:p>-0.0022742002</text:p>
          </table:table-cell>
          <table:table-cell office:value-type="float" office:value="-0.000260329965999" calcext:value-type="float">
            <text:p>-0.00026033</text:p>
          </table:table-cell>
          <table:table-cell office:value-type="float" office:value="0" calcext:value-type="float">
            <text:p>0</text:p>
          </table:table-cell>
          <table:table-cell office:value-type="float" office:value="0.375393" calcext:value-type="float">
            <text:p>0.375393</text:p>
          </table:table-cell>
        </table:table-row>
        <table:table-row table:style-name="ro1">
          <table:table-cell office:value-type="float" office:value="-0.00228590564153" calcext:value-type="float">
            <text:p>-0.0022859056</text:p>
          </table:table-cell>
          <table:table-cell office:value-type="float" office:value="-0.000261582860354" calcext:value-type="float">
            <text:p>-0.0002615829</text:p>
          </table:table-cell>
          <table:table-cell office:value-type="float" office:value="0" calcext:value-type="float">
            <text:p>0</text:p>
          </table:table-cell>
          <table:table-cell office:value-type="float" office:value="0.400417" calcext:value-type="float">
            <text:p>0.400417</text:p>
          </table:table-cell>
        </table:table-row>
        <table:table-row table:style-name="ro1">
          <table:table-cell office:value-type="float" office:value="-0.00229623722539" calcext:value-type="float">
            <text:p>-0.0022962372</text:p>
          </table:table-cell>
          <table:table-cell office:value-type="float" office:value="-0.000262823655099" calcext:value-type="float">
            <text:p>-0.0002628237</text:p>
          </table:table-cell>
          <table:table-cell office:value-type="float" office:value="0" calcext:value-type="float">
            <text:p>0</text:p>
          </table:table-cell>
          <table:table-cell office:value-type="float" office:value="0.425444" calcext:value-type="float">
            <text:p>0.425444</text:p>
          </table:table-cell>
        </table:table-row>
        <table:table-row table:style-name="ro1">
          <table:table-cell office:value-type="float" office:value="-0.00230175620258" calcext:value-type="float">
            <text:p>-0.0023017562</text:p>
          </table:table-cell>
          <table:table-cell office:value-type="float" office:value="-0.000263375474113" calcext:value-type="float">
            <text:p>-0.0002633755</text:p>
          </table:table-cell>
          <table:table-cell office:value-type="float" office:value="0" calcext:value-type="float">
            <text:p>0</text:p>
          </table:table-cell>
          <table:table-cell office:value-type="float" office:value="0.450468" calcext:value-type="float">
            <text:p>0.450468</text:p>
          </table:table-cell>
        </table:table-row>
        <table:table-row table:style-name="ro1">
          <table:table-cell office:value-type="float" office:value="-0.00231279185492" calcext:value-type="float">
            <text:p>-0.0023127919</text:p>
          </table:table-cell>
          <table:table-cell office:value-type="float" office:value="-0.000264648750252" calcext:value-type="float">
            <text:p>-0.0002646488</text:p>
          </table:table-cell>
          <table:table-cell office:value-type="float" office:value="0" calcext:value-type="float">
            <text:p>0</text:p>
          </table:table-cell>
          <table:table-cell office:value-type="float" office:value="0.475494" calcext:value-type="float">
            <text:p>0.475494</text:p>
          </table:table-cell>
        </table:table-row>
        <table:table-row table:style-name="ro1">
          <table:table-cell office:value-type="float" office:value="-0.00232490951381" calcext:value-type="float">
            <text:p>-0.0023249095</text:p>
          </table:table-cell>
          <table:table-cell office:value-type="float" office:value="-0.00026597448164" calcext:value-type="float">
            <text:p>-0.0002659745</text:p>
          </table:table-cell>
          <table:table-cell office:value-type="float" office:value="0" calcext:value-type="float">
            <text:p>0</text:p>
          </table:table-cell>
          <table:table-cell office:value-type="float" office:value="0.535831" calcext:value-type="float">
            <text:p>0.535831</text:p>
          </table:table-cell>
        </table:table-row>
        <table:table-row table:style-name="ro1">
          <table:table-cell office:value-type="float" office:value="-0.00233485682143" calcext:value-type="float">
            <text:p>-0.0023348568</text:p>
          </table:table-cell>
          <table:table-cell office:value-type="float" office:value="-0.00026718525144" calcext:value-type="float">
            <text:p>-0.0002671853</text:p>
          </table:table-cell>
          <table:table-cell office:value-type="float" office:value="0" calcext:value-type="float">
            <text:p>0</text:p>
          </table:table-cell>
          <table:table-cell office:value-type="float" office:value="0.596169" calcext:value-type="float">
            <text:p>0.596169</text:p>
          </table:table-cell>
        </table:table-row>
        <table:table-row table:style-name="ro1">
          <table:table-cell office:value-type="float" office:value="-0.00234585671922" calcext:value-type="float">
            <text:p>-0.0023458567</text:p>
          </table:table-cell>
          <table:table-cell office:value-type="float" office:value="-0.000268351517906" calcext:value-type="float">
            <text:p>-0.0002683515</text:p>
          </table:table-cell>
          <table:table-cell office:value-type="float" office:value="0" calcext:value-type="float">
            <text:p>0</text:p>
          </table:table-cell>
          <table:table-cell office:value-type="float" office:value="0.656504" calcext:value-type="float">
            <text:p>0.656504</text:p>
          </table:table-cell>
        </table:table-row>
        <table:table-row table:style-name="ro1">
          <table:table-cell office:value-type="float" office:value="-0.00235800228007" calcext:value-type="float">
            <text:p>-0.0023580023</text:p>
          </table:table-cell>
          <table:table-cell office:value-type="float" office:value="-0.000269632271359" calcext:value-type="float">
            <text:p>-0.0002696323</text:p>
          </table:table-cell>
          <table:table-cell office:value-type="float" office:value="0" calcext:value-type="float">
            <text:p>0</text:p>
          </table:table-cell>
          <table:table-cell office:value-type="float" office:value="0.716841" calcext:value-type="float">
            <text:p>0.716841</text:p>
          </table:table-cell>
        </table:table-row>
        <table:table-row table:style-name="ro1">
          <table:table-cell office:value-type="float" office:value="-0.00236904871974" calcext:value-type="float">
            <text:p>-0.0023690487</text:p>
          </table:table-cell>
          <table:table-cell office:value-type="float" office:value="-0.000270880340987" calcext:value-type="float">
            <text:p>-0.0002708803</text:p>
          </table:table-cell>
          <table:table-cell office:value-type="float" office:value="0" calcext:value-type="float">
            <text:p>0</text:p>
          </table:table-cell>
          <table:table-cell office:value-type="float" office:value="0.777176" calcext:value-type="float">
            <text:p>0.777176</text:p>
          </table:table-cell>
        </table:table-row>
        <table:table-row table:style-name="ro1">
          <table:table-cell office:value-type="float" office:value="-0.00237962389836" calcext:value-type="float">
            <text:p>-0.0023796239</text:p>
          </table:table-cell>
          <table:table-cell office:value-type="float" office:value="-0.000272014519237" calcext:value-type="float">
            <text:p>-0.0002720145</text:p>
          </table:table-cell>
          <table:table-cell office:value-type="float" office:value="0" calcext:value-type="float">
            <text:p>0</text:p>
          </table:table-cell>
          <table:table-cell office:value-type="float" office:value="0.837513" calcext:value-type="float">
            <text:p>0.837513</text:p>
          </table:table-cell>
        </table:table-row>
        <table:table-row table:style-name="ro1">
          <table:table-cell office:value-type="float" office:value="-0.00238513001438" calcext:value-type="float">
            <text:p>-0.00238513</text:p>
          </table:table-cell>
          <table:table-cell office:value-type="float" office:value="-0.00027258616307" calcext:value-type="float">
            <text:p>-0.0002725862</text:p>
          </table:table-cell>
          <table:table-cell office:value-type="float" office:value="0" calcext:value-type="float">
            <text:p>0</text:p>
          </table:table-cell>
          <table:table-cell office:value-type="float" office:value="0.897848" calcext:value-type="float">
            <text:p>0.897848</text:p>
          </table:table-cell>
        </table:table-row>
        <table:table-row table:style-name="ro1">
          <table:table-cell office:value-type="float" office:value="-0.00239729613587" calcext:value-type="float">
            <text:p>-0.0023972961</text:p>
          </table:table-cell>
          <table:table-cell office:value-type="float" office:value="-0.000273929665148" calcext:value-type="float">
            <text:p>-0.0002739297</text:p>
          </table:table-cell>
          <table:table-cell office:value-type="float" office:value="0" calcext:value-type="float">
            <text:p>0</text:p>
          </table:table-cell>
          <table:table-cell office:value-type="float" office:value="0.958185" calcext:value-type="float">
            <text:p>0.958185</text:p>
          </table:table-cell>
        </table:table-row>
        <table:table-row table:style-name="ro1">
          <table:table-cell office:value-type="float" office:value="-0.00240718671218" calcext:value-type="float">
            <text:p>-0.0024071867</text:p>
          </table:table-cell>
          <table:table-cell office:value-type="float" office:value="-0.000275158676432" calcext:value-type="float">
            <text:p>-0.0002751587</text:p>
          </table:table-cell>
          <table:table-cell office:value-type="float" office:value="0" calcext:value-type="float">
            <text:p>0</text:p>
          </table:table-cell>
          <table:table-cell office:value-type="float" office:value="1.036064" calcext:value-type="float">
            <text:p>1.036064</text:p>
          </table:table-cell>
        </table:table-row>
        <table:table-row table:style-name="ro1">
          <table:table-cell office:value-type="float" office:value="-0.0024182192652" calcext:value-type="float">
            <text:p>-0.0024182193</text:p>
          </table:table-cell>
          <table:table-cell office:value-type="float" office:value="-0.000276256527735" calcext:value-type="float">
            <text:p>-0.0002762565</text:p>
          </table:table-cell>
          <table:table-cell office:value-type="float" office:value="0" calcext:value-type="float">
            <text:p>0</text:p>
          </table:table-cell>
          <table:table-cell office:value-type="float" office:value="1.113943" calcext:value-type="float">
            <text:p>1.113943</text:p>
          </table:table-cell>
        </table:table-row>
        <table:table-row table:style-name="ro1">
          <table:table-cell office:value-type="float" office:value="-0.00242994723991" calcext:value-type="float">
            <text:p>-0.0024299472</text:p>
          </table:table-cell>
          <table:table-cell office:value-type="float" office:value="-0.000277667867372" calcext:value-type="float">
            <text:p>-0.0002776679</text:p>
          </table:table-cell>
          <table:table-cell office:value-type="float" office:value="0" calcext:value-type="float">
            <text:p>0</text:p>
          </table:table-cell>
          <table:table-cell office:value-type="float" office:value="1.191822" calcext:value-type="float">
            <text:p>1.191822</text:p>
          </table:table-cell>
        </table:table-row>
        <table:table-row table:style-name="ro1">
          <table:table-cell office:value-type="float" office:value="-0.00244094331801" calcext:value-type="float">
            <text:p>-0.0024409433</text:p>
          </table:table-cell>
          <table:table-cell office:value-type="float" office:value="-0.000278778967197" calcext:value-type="float">
            <text:p>-0.000278779</text:p>
          </table:table-cell>
          <table:table-cell office:value-type="float" office:value="0" calcext:value-type="float">
            <text:p>0</text:p>
          </table:table-cell>
          <table:table-cell office:value-type="float" office:value="1.269703" calcext:value-type="float">
            <text:p>1.269703</text:p>
          </table:table-cell>
        </table:table-row>
        <table:table-row table:style-name="ro1">
          <table:table-cell office:value-type="float" office:value="-0.00245199389759" calcext:value-type="float">
            <text:p>-0.0024519939</text:p>
          </table:table-cell>
          <table:table-cell office:value-type="float" office:value="-0.000280141833502" calcext:value-type="float">
            <text:p>-0.0002801418</text:p>
          </table:table-cell>
          <table:table-cell office:value-type="float" office:value="0" calcext:value-type="float">
            <text:p>0</text:p>
          </table:table-cell>
          <table:table-cell office:value-type="float" office:value="1.347582" calcext:value-type="float">
            <text:p>1.347582</text:p>
          </table:table-cell>
        </table:table-row>
        <table:table-row table:style-name="ro1">
          <table:table-cell office:value-type="float" office:value="-0.00245751151705" calcext:value-type="float">
            <text:p>-0.0024575115</text:p>
          </table:table-cell>
          <table:table-cell office:value-type="float" office:value="-0.000280746838658" calcext:value-type="float">
            <text:p>-0.0002807468</text:p>
          </table:table-cell>
          <table:table-cell office:value-type="float" office:value="0" calcext:value-type="float">
            <text:p>0</text:p>
          </table:table-cell>
          <table:table-cell office:value-type="float" office:value="1.425463" calcext:value-type="float">
            <text:p>1.425463</text:p>
          </table:table-cell>
        </table:table-row>
        <table:table-row table:style-name="ro1">
          <table:table-cell office:value-type="float" office:value="-0.00246851376477" calcext:value-type="float">
            <text:p>-0.0024685138</text:p>
          </table:table-cell>
          <table:table-cell office:value-type="float" office:value="-0.000282031292558" calcext:value-type="float">
            <text:p>-0.0002820313</text:p>
          </table:table-cell>
          <table:table-cell office:value-type="float" office:value="0" calcext:value-type="float">
            <text:p>0</text:p>
          </table:table-cell>
          <table:table-cell office:value-type="float" office:value="1.517128" calcext:value-type="float">
            <text:p>1.517128</text:p>
          </table:table-cell>
        </table:table-row>
        <table:table-row table:style-name="ro1">
          <table:table-cell office:value-type="float" office:value="-0.0024806802804" calcext:value-type="float">
            <text:p>-0.0024806803</text:p>
          </table:table-cell>
          <table:table-cell office:value-type="float" office:value="-0.000283121750205" calcext:value-type="float">
            <text:p>-0.0002831218</text:p>
          </table:table-cell>
          <table:table-cell office:value-type="float" office:value="0" calcext:value-type="float">
            <text:p>0</text:p>
          </table:table-cell>
          <table:table-cell office:value-type="float" office:value="1.608793" calcext:value-type="float">
            <text:p>1.608793</text:p>
          </table:table-cell>
        </table:table-row>
        <table:table-row table:style-name="ro1">
          <table:table-cell office:value-type="float" office:value="-0.00249169136526" calcext:value-type="float">
            <text:p>-0.0024916914</text:p>
          </table:table-cell>
          <table:table-cell office:value-type="float" office:value="-0.000284375146355" calcext:value-type="float">
            <text:p>-0.0002843751</text:p>
          </table:table-cell>
          <table:table-cell office:value-type="float" office:value="0" calcext:value-type="float">
            <text:p>0</text:p>
          </table:table-cell>
          <table:table-cell office:value-type="float" office:value="1.700459" calcext:value-type="float">
            <text:p>1.700459</text:p>
          </table:table-cell>
        </table:table-row>
        <table:table-row table:style-name="ro1">
          <table:table-cell office:value-type="float" office:value="-0.00250271344599" calcext:value-type="float">
            <text:p>-0.0025027134</text:p>
          </table:table-cell>
          <table:table-cell office:value-type="float" office:value="-0.000285618660166" calcext:value-type="float">
            <text:p>-0.0002856187</text:p>
          </table:table-cell>
          <table:table-cell office:value-type="float" office:value="0" calcext:value-type="float">
            <text:p>0</text:p>
          </table:table-cell>
          <table:table-cell office:value-type="float" office:value="1.792124" calcext:value-type="float">
            <text:p>1.792124</text:p>
          </table:table-cell>
        </table:table-row>
        <table:table-row table:style-name="ro1">
          <table:table-cell office:value-type="float" office:value="-0.0025137547668" calcext:value-type="float">
            <text:p>-0.0025137548</text:p>
          </table:table-cell>
          <table:table-cell office:value-type="float" office:value="-0.000286815518298" calcext:value-type="float">
            <text:p>-0.0002868155</text:p>
          </table:table-cell>
          <table:table-cell office:value-type="float" office:value="0" calcext:value-type="float">
            <text:p>0</text:p>
          </table:table-cell>
          <table:table-cell office:value-type="float" office:value="1.883789" calcext:value-type="float">
            <text:p>1.883789</text:p>
          </table:table-cell>
        </table:table-row>
        <table:table-row table:style-name="ro1">
          <table:table-cell office:value-type="float" office:value="-0.0025247591789" calcext:value-type="float">
            <text:p>-0.0025247592</text:p>
          </table:table-cell>
          <table:table-cell office:value-type="float" office:value="-0.000288108888885" calcext:value-type="float">
            <text:p>-0.0002881089</text:p>
          </table:table-cell>
          <table:table-cell office:value-type="float" office:value="0" calcext:value-type="float">
            <text:p>0</text:p>
          </table:table-cell>
          <table:table-cell office:value-type="float" office:value="1.975454" calcext:value-type="float">
            <text:p>1.975454</text:p>
          </table:table-cell>
        </table:table-row>
        <table:table-row table:style-name="ro1">
          <table:table-cell office:value-type="float" office:value="-0.00253027305337" calcext:value-type="float">
            <text:p>-0.0025302731</text:p>
          </table:table-cell>
          <table:table-cell office:value-type="float" office:value="-0.000288697316379" calcext:value-type="float">
            <text:p>-0.0002886973</text:p>
          </table:table-cell>
          <table:table-cell office:value-type="float" office:value="0" calcext:value-type="float">
            <text:p>0</text:p>
          </table:table-cell>
          <table:table-cell office:value-type="float" office:value="2.08135" calcext:value-type="float">
            <text:p>2.08135</text:p>
          </table:table-cell>
        </table:table-row>
        <table:table-row table:style-name="ro1">
          <table:table-cell office:value-type="float" office:value="-0.00254132357911" calcext:value-type="float">
            <text:p>-0.0025413236</text:p>
          </table:table-cell>
          <table:table-cell office:value-type="float" office:value="-0.000289970110485" calcext:value-type="float">
            <text:p>-0.0002899701</text:p>
          </table:table-cell>
          <table:table-cell office:value-type="float" office:value="0" calcext:value-type="float">
            <text:p>0</text:p>
          </table:table-cell>
          <table:table-cell office:value-type="float" office:value="2.187246" calcext:value-type="float">
            <text:p>2.187246</text:p>
          </table:table-cell>
        </table:table-row>
        <table:table-row table:style-name="ro1">
          <table:table-cell office:value-type="float" office:value="-0.00255232913851" calcext:value-type="float">
            <text:p>-0.0025523291</text:p>
          </table:table-cell>
          <table:table-cell office:value-type="float" office:value="-0.000291125227191" calcext:value-type="float">
            <text:p>-0.0002911252</text:p>
          </table:table-cell>
          <table:table-cell office:value-type="float" office:value="0" calcext:value-type="float">
            <text:p>0</text:p>
          </table:table-cell>
          <table:table-cell office:value-type="float" office:value="2.293142" calcext:value-type="float">
            <text:p>2.293142</text:p>
          </table:table-cell>
        </table:table-row>
        <table:table-row table:style-name="ro1">
          <table:table-cell office:value-type="float" office:value="-0.00256335747832" calcext:value-type="float">
            <text:p>-0.0025633575</text:p>
          </table:table-cell>
          <table:table-cell office:value-type="float" office:value="-0.000292340077788" calcext:value-type="float">
            <text:p>-0.0002923401</text:p>
          </table:table-cell>
          <table:table-cell office:value-type="float" office:value="0" calcext:value-type="float">
            <text:p>0</text:p>
          </table:table-cell>
          <table:table-cell office:value-type="float" office:value="2.399038" calcext:value-type="float">
            <text:p>2.399038</text:p>
          </table:table-cell>
        </table:table-row>
        <table:table-row table:style-name="ro1">
          <table:table-cell office:value-type="float" office:value="-0.00257397548252" calcext:value-type="float">
            <text:p>-0.0025739755</text:p>
          </table:table-cell>
          <table:table-cell office:value-type="float" office:value="-0.000293714625952" calcext:value-type="float">
            <text:p>-0.0002937146</text:p>
          </table:table-cell>
          <table:table-cell office:value-type="float" office:value="0" calcext:value-type="float">
            <text:p>0</text:p>
          </table:table-cell>
          <table:table-cell office:value-type="float" office:value="2.514574" calcext:value-type="float">
            <text:p>2.514574</text:p>
          </table:table-cell>
        </table:table-row>
        <table:table-row table:style-name="ro1">
          <table:table-cell office:value-type="float" office:value="-0.00258608018012" calcext:value-type="float">
            <text:p>-0.0025860802</text:p>
          </table:table-cell>
          <table:table-cell office:value-type="float" office:value="-0.000294964720464" calcext:value-type="float">
            <text:p>-0.0002949647</text:p>
          </table:table-cell>
          <table:table-cell office:value-type="float" office:value="0" calcext:value-type="float">
            <text:p>0</text:p>
          </table:table-cell>
          <table:table-cell office:value-type="float" office:value="2.63011" calcext:value-type="float">
            <text:p>2.63011</text:p>
          </table:table-cell>
        </table:table-row>
        <table:table-row table:style-name="ro1">
          <table:table-cell office:value-type="float" office:value="-0.00259603083399" calcext:value-type="float">
            <text:p>-0.0025960308</text:p>
          </table:table-cell>
          <table:table-cell office:value-type="float" office:value="-0.000296152776984" calcext:value-type="float">
            <text:p>-0.0002961528</text:p>
          </table:table-cell>
          <table:table-cell office:value-type="float" office:value="0" calcext:value-type="float">
            <text:p>0</text:p>
          </table:table-cell>
          <table:table-cell office:value-type="float" office:value="2.745646" calcext:value-type="float">
            <text:p>2.745646</text:p>
          </table:table-cell>
        </table:table-row>
        <table:table-row table:style-name="ro1">
          <table:table-cell office:value-type="float" office:value="-0.00260703758124" calcext:value-type="float">
            <text:p>-0.0026070376</text:p>
          </table:table-cell>
          <table:table-cell office:value-type="float" office:value="-0.000297410149943" calcext:value-type="float">
            <text:p>-0.0002974101</text:p>
          </table:table-cell>
          <table:table-cell office:value-type="float" office:value="0" calcext:value-type="float">
            <text:p>0</text:p>
          </table:table-cell>
          <table:table-cell office:value-type="float" office:value="2.861183" calcext:value-type="float">
            <text:p>2.861183</text:p>
          </table:table-cell>
        </table:table-row>
        <table:table-row table:style-name="ro1">
          <table:table-cell office:value-type="float" office:value="-0.00261254586635" calcext:value-type="float">
            <text:p>-0.0026125459</text:p>
          </table:table-cell>
          <table:table-cell office:value-type="float" office:value="-0.000297996967893" calcext:value-type="float">
            <text:p>-0.000297997</text:p>
          </table:table-cell>
          <table:table-cell office:value-type="float" office:value="0" calcext:value-type="float">
            <text:p>0</text:p>
          </table:table-cell>
          <table:table-cell office:value-type="float" office:value="2.976719" calcext:value-type="float">
            <text:p>2.976719</text:p>
          </table:table-cell>
        </table:table-row>
        <table:table-row table:style-name="ro1">
          <table:table-cell office:value-type="float" office:value="-0.00262400381268" calcext:value-type="float">
            <text:p>-0.0026240038</text:p>
          </table:table-cell>
          <table:table-cell office:value-type="float" office:value="-0.000298979747949" calcext:value-type="float">
            <text:p>-0.0002989797</text:p>
          </table:table-cell>
          <table:table-cell office:value-type="float" office:value="0" calcext:value-type="float">
            <text:p>0</text:p>
          </table:table-cell>
          <table:table-cell office:value-type="float" office:value="3.10412" calcext:value-type="float">
            <text:p>3.10412</text:p>
          </table:table-cell>
        </table:table-row>
        <table:table-row table:style-name="ro1">
          <table:table-cell office:value-type="float" office:value="-0.00263459858408" calcext:value-type="float">
            <text:p>-0.0026345986</text:p>
          </table:table-cell>
          <table:table-cell office:value-type="float" office:value="-0.000300322587897" calcext:value-type="float">
            <text:p>-0.0003003226</text:p>
          </table:table-cell>
          <table:table-cell office:value-type="float" office:value="0" calcext:value-type="float">
            <text:p>0</text:p>
          </table:table-cell>
          <table:table-cell office:value-type="float" office:value="3.231524" calcext:value-type="float">
            <text:p>3.231524</text:p>
          </table:table-cell>
        </table:table-row>
        <table:table-row table:style-name="ro1">
          <table:table-cell office:value-type="float" office:value="-0.00264604099501" calcext:value-type="float">
            <text:p>-0.002646041</text:p>
          </table:table-cell>
          <table:table-cell office:value-type="float" office:value="-0.000301516447808" calcext:value-type="float">
            <text:p>-0.0003015164</text:p>
          </table:table-cell>
          <table:table-cell office:value-type="float" office:value="0" calcext:value-type="float">
            <text:p>0</text:p>
          </table:table-cell>
          <table:table-cell office:value-type="float" office:value="3.358925" calcext:value-type="float">
            <text:p>3.358925</text:p>
          </table:table-cell>
        </table:table-row>
        <table:table-row table:style-name="ro1">
          <table:table-cell office:value-type="float" office:value="-0.00265709695322" calcext:value-type="float">
            <text:p>-0.002657097</text:p>
          </table:table-cell>
          <table:table-cell office:value-type="float" office:value="-0.000302732619433" calcext:value-type="float">
            <text:p>-0.0003027326</text:p>
          </table:table-cell>
          <table:table-cell office:value-type="float" office:value="0" calcext:value-type="float">
            <text:p>0</text:p>
          </table:table-cell>
          <table:table-cell office:value-type="float" office:value="3.493917" calcext:value-type="float">
            <text:p>3.493917</text:p>
          </table:table-cell>
        </table:table-row>
        <table:table-row table:style-name="ro1">
          <table:table-cell office:value-type="float" office:value="-0.00266809115898" calcext:value-type="float">
            <text:p>-0.0026680912</text:p>
          </table:table-cell>
          <table:table-cell office:value-type="float" office:value="-0.000303936787597" calcext:value-type="float">
            <text:p>-0.0003039368</text:p>
          </table:table-cell>
          <table:table-cell office:value-type="float" office:value="0" calcext:value-type="float">
            <text:p>0</text:p>
          </table:table-cell>
          <table:table-cell office:value-type="float" office:value="3.62891" calcext:value-type="float">
            <text:p>3.62891</text:p>
          </table:table-cell>
        </table:table-row>
        <table:table-row table:style-name="ro1">
          <table:table-cell office:value-type="float" office:value="-0.00267912588426" calcext:value-type="float">
            <text:p>-0.0026791259</text:p>
          </table:table-cell>
          <table:table-cell office:value-type="float" office:value="-0.000305116876102" calcext:value-type="float">
            <text:p>-0.0003051169</text:p>
          </table:table-cell>
          <table:table-cell office:value-type="float" office:value="0" calcext:value-type="float">
            <text:p>0</text:p>
          </table:table-cell>
          <table:table-cell office:value-type="float" office:value="3.763903" calcext:value-type="float">
            <text:p>3.763903</text:p>
          </table:table-cell>
        </table:table-row>
        <table:table-row table:style-name="ro1">
          <table:table-cell office:value-type="float" office:value="-0.00268973238488" calcext:value-type="float">
            <text:p>-0.0026897324</text:p>
          </table:table-cell>
          <table:table-cell office:value-type="float" office:value="-0.000306440513675" calcext:value-type="float">
            <text:p>-0.0003064405</text:p>
          </table:table-cell>
          <table:table-cell office:value-type="float" office:value="0" calcext:value-type="float">
            <text:p>0</text:p>
          </table:table-cell>
          <table:table-cell office:value-type="float" office:value="3.898895" calcext:value-type="float">
            <text:p>3.898895</text:p>
          </table:table-cell>
        </table:table-row>
        <table:table-row table:style-name="ro1">
          <table:table-cell office:value-type="float" office:value="-0.00269523928412" calcext:value-type="float">
            <text:p>-0.0026952393</text:p>
          </table:table-cell>
          <table:table-cell office:value-type="float" office:value="-0.000307242389622" calcext:value-type="float">
            <text:p>-0.0003072424</text:p>
          </table:table-cell>
          <table:table-cell office:value-type="float" office:value="0" calcext:value-type="float">
            <text:p>0</text:p>
          </table:table-cell>
          <table:table-cell office:value-type="float" office:value="4.043024" calcext:value-type="float">
            <text:p>4.043024</text:p>
          </table:table-cell>
        </table:table-row>
        <table:table-row table:style-name="ro1">
          <table:table-cell office:value-type="float" office:value="-0.00270669520011" calcext:value-type="float">
            <text:p>-0.0027066952</text:p>
          </table:table-cell>
          <table:table-cell office:value-type="float" office:value="-0.000308340528241" calcext:value-type="float">
            <text:p>-0.0003083405</text:p>
          </table:table-cell>
          <table:table-cell office:value-type="float" office:value="0" calcext:value-type="float">
            <text:p>0</text:p>
          </table:table-cell>
          <table:table-cell office:value-type="float" office:value="4.187151" calcext:value-type="float">
            <text:p>4.187151</text:p>
          </table:table-cell>
        </table:table-row>
        <table:table-row table:style-name="ro1">
          <table:table-cell office:value-type="float" office:value="-0.00271772661447" calcext:value-type="float">
            <text:p>-0.0027177266</text:p>
          </table:table-cell>
          <table:table-cell office:value-type="float" office:value="-0.000309610691002" calcext:value-type="float">
            <text:p>-0.0003096107</text:p>
          </table:table-cell>
          <table:table-cell office:value-type="float" office:value="0" calcext:value-type="float">
            <text:p>0</text:p>
          </table:table-cell>
          <table:table-cell office:value-type="float" office:value="4.331278" calcext:value-type="float">
            <text:p>4.331278</text:p>
          </table:table-cell>
        </table:table-row>
        <table:table-row table:style-name="ro1">
          <table:table-cell office:value-type="float" office:value="-0.00272831248879" calcext:value-type="float">
            <text:p>-0.0027283125</text:p>
          </table:table-cell>
          <table:table-cell office:value-type="float" office:value="-0.000310820610765" calcext:value-type="float">
            <text:p>-0.0003108206</text:p>
          </table:table-cell>
          <table:table-cell office:value-type="float" office:value="0" calcext:value-type="float">
            <text:p>0</text:p>
          </table:table-cell>
          <table:table-cell office:value-type="float" office:value="4.475407" calcext:value-type="float">
            <text:p>4.475407</text:p>
          </table:table-cell>
        </table:table-row>
        <table:table-row table:style-name="ro1">
          <table:table-cell office:value-type="float" office:value="-0.00274047352188" calcext:value-type="float">
            <text:p>-0.0027404735</text:p>
          </table:table-cell>
          <table:table-cell office:value-type="float" office:value="-0.000312004251788" calcext:value-type="float">
            <text:p>-0.0003120043</text:p>
          </table:table-cell>
          <table:table-cell office:value-type="float" office:value="0" calcext:value-type="float">
            <text:p>0</text:p>
          </table:table-cell>
          <table:table-cell office:value-type="float" office:value="4.625303" calcext:value-type="float">
            <text:p>4.625303</text:p>
          </table:table-cell>
        </table:table-row>
        <table:table-row table:style-name="ro1">
          <table:table-cell office:value-type="float" office:value="-0.00275149045114" calcext:value-type="float">
            <text:p>-0.0027514905</text:p>
          </table:table-cell>
          <table:table-cell office:value-type="float" office:value="-0.000313237255898" calcext:value-type="float">
            <text:p>-0.0003132373</text:p>
          </table:table-cell>
          <table:table-cell office:value-type="float" office:value="0" calcext:value-type="float">
            <text:p>0</text:p>
          </table:table-cell>
          <table:table-cell office:value-type="float" office:value="4.7752" calcext:value-type="float">
            <text:p>4.7752</text:p>
          </table:table-cell>
        </table:table-row>
        <table:table-row table:style-name="ro1">
          <table:table-cell office:value-type="float" office:value="-0.00276208068017" calcext:value-type="float">
            <text:p>-0.0027620807</text:p>
          </table:table-cell>
          <table:table-cell office:value-type="float" office:value="-0.000314452420516" calcext:value-type="float">
            <text:p>-0.0003144524</text:p>
          </table:table-cell>
          <table:table-cell office:value-type="float" office:value="0" calcext:value-type="float">
            <text:p>0</text:p>
          </table:table-cell>
          <table:table-cell office:value-type="float" office:value="4.925097" calcext:value-type="float">
            <text:p>4.925097</text:p>
          </table:table-cell>
        </table:table-row>
        <table:table-row table:style-name="ro1">
          <table:table-cell office:value-type="float" office:value="-0.00276761348355" calcext:value-type="float">
            <text:p>-0.0027676135</text:p>
          </table:table-cell>
          <table:table-cell office:value-type="float" office:value="-0.000315140410708" calcext:value-type="float">
            <text:p>-0.0003151404</text:p>
          </table:table-cell>
          <table:table-cell office:value-type="float" office:value="0" calcext:value-type="float">
            <text:p>0</text:p>
          </table:table-cell>
          <table:table-cell office:value-type="float" office:value="5.075085" calcext:value-type="float">
            <text:p>5.075085</text:p>
          </table:table-cell>
        </table:table-row>
        <table:table-row table:style-name="ro1">
          <table:table-cell office:value-type="float" office:value="-0.00277974132363" calcext:value-type="float">
            <text:p>-0.0027797413</text:p>
          </table:table-cell>
          <table:table-cell office:value-type="float" office:value="-0.000316346119672" calcext:value-type="float">
            <text:p>-0.0003163461</text:p>
          </table:table-cell>
          <table:table-cell office:value-type="float" office:value="0" calcext:value-type="float">
            <text:p>0</text:p>
          </table:table-cell>
          <table:table-cell office:value-type="float" office:value="5.225075" calcext:value-type="float">
            <text:p>5.225075</text:p>
          </table:table-cell>
        </table:table-row>
        <table:table-row table:style-name="ro1">
          <table:table-cell office:value-type="float" office:value="-0.00279075009098" calcext:value-type="float">
            <text:p>-0.0027907501</text:p>
          </table:table-cell>
          <table:table-cell office:value-type="float" office:value="-0.00031765234969" calcext:value-type="float">
            <text:p>-0.0003176523</text:p>
          </table:table-cell>
          <table:table-cell office:value-type="float" office:value="0" calcext:value-type="float">
            <text:p>0</text:p>
          </table:table-cell>
          <table:table-cell office:value-type="float" office:value="5.375063" calcext:value-type="float">
            <text:p>5.375063</text:p>
          </table:table-cell>
        </table:table-row>
        <table:table-row table:style-name="ro1">
          <table:table-cell office:value-type="float" office:value="-0.00280179106952" calcext:value-type="float">
            <text:p>-0.0028017911</text:p>
          </table:table-cell>
          <table:table-cell office:value-type="float" office:value="-0.000318921008918" calcext:value-type="float">
            <text:p>-0.000318921</text:p>
          </table:table-cell>
          <table:table-cell office:value-type="float" office:value="0" calcext:value-type="float">
            <text:p>0</text:p>
          </table:table-cell>
          <table:table-cell office:value-type="float" office:value="5.525061" calcext:value-type="float">
            <text:p>5.525061</text:p>
          </table:table-cell>
        </table:table-row>
        <table:table-row table:style-name="ro1">
          <table:table-cell office:value-type="float" office:value="-0.00281279985058" calcext:value-type="float">
            <text:p>-0.0028127999</text:p>
          </table:table-cell>
          <table:table-cell office:value-type="float" office:value="-0.000320071141563" calcext:value-type="float">
            <text:p>-0.0003200711</text:p>
          </table:table-cell>
          <table:table-cell office:value-type="float" office:value="0" calcext:value-type="float">
            <text:p>0</text:p>
          </table:table-cell>
          <table:table-cell office:value-type="float" office:value="5.675058" calcext:value-type="float">
            <text:p>5.675058</text:p>
          </table:table-cell>
        </table:table-row>
        <table:table-row table:style-name="ro1">
          <table:table-cell office:value-type="float" office:value="-0.00282383937675" calcext:value-type="float">
            <text:p>-0.0028238394</text:p>
          </table:table-cell>
          <table:table-cell office:value-type="float" office:value="-0.000321316766463" calcext:value-type="float">
            <text:p>-0.0003213168</text:p>
          </table:table-cell>
          <table:table-cell office:value-type="float" office:value="0" calcext:value-type="float">
            <text:p>0</text:p>
          </table:table-cell>
          <table:table-cell office:value-type="float" office:value="5.825056" calcext:value-type="float">
            <text:p>5.825056</text:p>
          </table:table-cell>
        </table:table-row>
        <table:table-row table:style-name="ro1">
          <table:table-cell office:value-type="float" office:value="-0.00283445075909" calcext:value-type="float">
            <text:p>-0.0028344508</text:p>
          </table:table-cell>
          <table:table-cell office:value-type="float" office:value="-0.000322647767761" calcext:value-type="float">
            <text:p>-0.0003226478</text:p>
          </table:table-cell>
          <table:table-cell office:value-type="float" office:value="0" calcext:value-type="float">
            <text:p>0</text:p>
          </table:table-cell>
          <table:table-cell office:value-type="float" office:value="5.975056" calcext:value-type="float">
            <text:p>5.975056</text:p>
          </table:table-cell>
        </table:table-row>
        <table:table-row table:style-name="ro1">
          <table:table-cell office:value-type="float" office:value="-0.00283994179762" calcext:value-type="float">
            <text:p>-0.0028399418</text:p>
          </table:table-cell>
          <table:table-cell office:value-type="float" office:value="-0.000323039345247" calcext:value-type="float">
            <text:p>-0.0003230393</text:p>
          </table:table-cell>
          <table:table-cell office:value-type="float" office:value="0" calcext:value-type="float">
            <text:p>0</text:p>
          </table:table-cell>
          <table:table-cell office:value-type="float" office:value="6.125055" calcext:value-type="float">
            <text:p>6.125055</text:p>
          </table:table-cell>
        </table:table-row>
        <table:table-row table:style-name="ro1">
          <table:table-cell office:value-type="float" office:value="-0.00285098244619" calcext:value-type="float">
            <text:p>-0.0028509824</text:p>
          </table:table-cell>
          <table:table-cell office:value-type="float" office:value="-0.000324386960153" calcext:value-type="float">
            <text:p>-0.000324387</text:p>
          </table:table-cell>
          <table:table-cell office:value-type="float" office:value="0" calcext:value-type="float">
            <text:p>0</text:p>
          </table:table-cell>
          <table:table-cell office:value-type="float" office:value="6.275055" calcext:value-type="float">
            <text:p>6.275055</text:p>
          </table:table-cell>
        </table:table-row>
        <table:table-row table:style-name="ro1">
          <table:table-cell office:value-type="float" office:value="-0.00286200282664" calcext:value-type="float">
            <text:p>-0.0028620028</text:p>
          </table:table-cell>
          <table:table-cell office:value-type="float" office:value="-0.000325627009174" calcext:value-type="float">
            <text:p>-0.000325627</text:p>
          </table:table-cell>
          <table:table-cell office:value-type="float" office:value="0" calcext:value-type="float">
            <text:p>0</text:p>
          </table:table-cell>
          <table:table-cell office:value-type="float" office:value="6.425055" calcext:value-type="float">
            <text:p>6.425055</text:p>
          </table:table-cell>
        </table:table-row>
        <table:table-row table:style-name="ro1">
          <table:table-cell office:value-type="float" office:value="-0.00287302324031" calcext:value-type="float">
            <text:p>-0.0028730232</text:p>
          </table:table-cell>
          <table:table-cell office:value-type="float" office:value="-0.000326737288821" calcext:value-type="float">
            <text:p>-0.0003267373</text:p>
          </table:table-cell>
          <table:table-cell office:value-type="float" office:value="0" calcext:value-type="float">
            <text:p>0</text:p>
          </table:table-cell>
          <table:table-cell office:value-type="float" office:value="6.575054" calcext:value-type="float">
            <text:p>6.575054</text:p>
          </table:table-cell>
        </table:table-row>
        <table:table-row table:style-name="ro1">
          <table:table-cell office:value-type="float" office:value="-0.00288517983102" calcext:value-type="float">
            <text:p>-0.0028851798</text:p>
          </table:table-cell>
          <table:table-cell office:value-type="float" office:value="-0.00032799183152" calcext:value-type="float">
            <text:p>-0.0003279918</text:p>
          </table:table-cell>
          <table:table-cell office:value-type="float" office:value="0" calcext:value-type="float">
            <text:p>0</text:p>
          </table:table-cell>
          <table:table-cell office:value-type="float" office:value="6.725054" calcext:value-type="float">
            <text:p>6.725054</text:p>
          </table:table-cell>
        </table:table-row>
        <table:table-row table:style-name="ro1">
          <table:table-cell office:value-type="float" office:value="-0.00289507876199" calcext:value-type="float">
            <text:p>-0.0028950788</text:p>
          </table:table-cell>
          <table:table-cell office:value-type="float" office:value="-0.000329317272404" calcext:value-type="float">
            <text:p>-0.0003293173</text:p>
          </table:table-cell>
          <table:table-cell office:value-type="float" office:value="0" calcext:value-type="float">
            <text:p>0</text:p>
          </table:table-cell>
          <table:table-cell office:value-type="float" office:value="6.875053" calcext:value-type="float">
            <text:p>6.875053</text:p>
          </table:table-cell>
        </table:table-row>
        <table:table-row table:style-name="ro1">
          <table:table-cell office:value-type="float" office:value="-0.00290609774229" calcext:value-type="float">
            <text:p>-0.0029060977</text:p>
          </table:table-cell>
          <table:table-cell office:value-type="float" office:value="-0.000330386173956" calcext:value-type="float">
            <text:p>-0.0003303862</text:p>
          </table:table-cell>
          <table:table-cell office:value-type="float" office:value="0" calcext:value-type="float">
            <text:p>0</text:p>
          </table:table-cell>
          <table:table-cell office:value-type="float" office:value="7.025053" calcext:value-type="float">
            <text:p>7.025053</text:p>
          </table:table-cell>
        </table:table-row>
        <table:table-row table:style-name="ro1">
          <table:table-cell office:value-type="float" office:value="-0.00291714384085" calcext:value-type="float">
            <text:p>-0.0029171438</text:p>
          </table:table-cell>
          <table:table-cell office:value-type="float" office:value="-0.000331728438974" calcext:value-type="float">
            <text:p>-0.0003317284</text:p>
          </table:table-cell>
          <table:table-cell office:value-type="float" office:value="0" calcext:value-type="float">
            <text:p>0</text:p>
          </table:table-cell>
          <table:table-cell office:value-type="float" office:value="7.175055" calcext:value-type="float">
            <text:p>7.175055</text:p>
          </table:table-cell>
        </table:table-row>
        <table:table-row table:style-name="ro1">
          <table:table-cell office:value-type="float" office:value="-0.00292263897291" calcext:value-type="float">
            <text:p>-0.002922639</text:p>
          </table:table-cell>
          <table:table-cell office:value-type="float" office:value="-0.000332248642314" calcext:value-type="float">
            <text:p>-0.0003322486</text:p>
          </table:table-cell>
          <table:table-cell office:value-type="float" office:value="0" calcext:value-type="float">
            <text:p>0</text:p>
          </table:table-cell>
          <table:table-cell office:value-type="float" office:value="7.325056" calcext:value-type="float">
            <text:p>7.325056</text:p>
          </table:table-cell>
        </table:table-row>
        <table:table-row table:style-name="ro1">
          <table:table-cell office:value-type="float" office:value="-0.00293365447617" calcext:value-type="float">
            <text:p>-0.0029336545</text:p>
          </table:table-cell>
          <table:table-cell office:value-type="float" office:value="-0.000333508257142" calcext:value-type="float">
            <text:p>-0.0003335083</text:p>
          </table:table-cell>
          <table:table-cell office:value-type="float" office:value="0" calcext:value-type="float">
            <text:p>0</text:p>
          </table:table-cell>
          <table:table-cell office:value-type="float" office:value="7.475054" calcext:value-type="float">
            <text:p>7.475054</text:p>
          </table:table-cell>
        </table:table-row>
        <table:table-row table:style-name="ro1">
          <table:table-cell office:value-type="float" office:value="-0.00294470828501" calcext:value-type="float">
            <text:p>-0.0029447083</text:p>
          </table:table-cell>
          <table:table-cell office:value-type="float" office:value="-0.000334822872665" calcext:value-type="float">
            <text:p>-0.0003348229</text:p>
          </table:table-cell>
          <table:table-cell office:value-type="float" office:value="0" calcext:value-type="float">
            <text:p>0</text:p>
          </table:table-cell>
          <table:table-cell office:value-type="float" office:value="7.625055" calcext:value-type="float">
            <text:p>7.625055</text:p>
          </table:table-cell>
        </table:table-row>
        <table:table-row table:style-name="ro1">
          <table:table-cell office:value-type="float" office:value="-0.00295681629141" calcext:value-type="float">
            <text:p>-0.0029568163</text:p>
          </table:table-cell>
          <table:table-cell office:value-type="float" office:value="-0.000336050591453" calcext:value-type="float">
            <text:p>-0.0003360506</text:p>
          </table:table-cell>
          <table:table-cell office:value-type="float" office:value="0" calcext:value-type="float">
            <text:p>0</text:p>
          </table:table-cell>
          <table:table-cell office:value-type="float" office:value="7.775053" calcext:value-type="float">
            <text:p>7.775053</text:p>
          </table:table-cell>
        </table:table-row>
        <table:table-row table:style-name="ro1">
          <table:table-cell office:value-type="float" office:value="-0.00296785745952" calcext:value-type="float">
            <text:p>-0.0029678575</text:p>
          </table:table-cell>
          <table:table-cell office:value-type="float" office:value="-0.000337182533284" calcext:value-type="float">
            <text:p>-0.0003371825</text:p>
          </table:table-cell>
          <table:table-cell office:value-type="float" office:value="0" calcext:value-type="float">
            <text:p>0</text:p>
          </table:table-cell>
          <table:table-cell office:value-type="float" office:value="7.925055" calcext:value-type="float">
            <text:p>7.925055</text:p>
          </table:table-cell>
        </table:table-row>
        <table:table-row table:style-name="ro1">
          <table:table-cell office:value-type="float" office:value="-0.002978901489" calcext:value-type="float">
            <text:p>-0.0029789015</text:p>
          </table:table-cell>
          <table:table-cell office:value-type="float" office:value="-0.000338585116894" calcext:value-type="float">
            <text:p>-0.0003385851</text:p>
          </table:table-cell>
          <table:table-cell office:value-type="float" office:value="0" calcext:value-type="float">
            <text:p>0</text:p>
          </table:table-cell>
          <table:table-cell office:value-type="float" office:value="8.075052" calcext:value-type="float">
            <text:p>8.075052</text:p>
          </table:table-cell>
        </table:table-row>
        <table:table-row table:style-name="ro1">
          <table:table-cell office:value-type="float" office:value="-0.0029894760692" calcext:value-type="float">
            <text:p>-0.0029894761</text:p>
          </table:table-cell>
          <table:table-cell office:value-type="float" office:value="-0.000339686841162" calcext:value-type="float">
            <text:p>-0.0003396868</text:p>
          </table:table-cell>
          <table:table-cell office:value-type="float" office:value="0" calcext:value-type="float">
            <text:p>0</text:p>
          </table:table-cell>
          <table:table-cell office:value-type="float" office:value="8.225054" calcext:value-type="float">
            <text:p>8.225054</text:p>
          </table:table-cell>
        </table:table-row>
        <table:table-row table:style-name="ro1">
          <table:table-cell office:value-type="float" office:value="-0.00299499414758" calcext:value-type="float">
            <text:p>-0.0029949941</text:p>
          </table:table-cell>
          <table:table-cell office:value-type="float" office:value="-0.00034018275971" calcext:value-type="float">
            <text:p>-0.0003401828</text:p>
          </table:table-cell>
          <table:table-cell office:value-type="float" office:value="0" calcext:value-type="float">
            <text:p>0</text:p>
          </table:table-cell>
          <table:table-cell office:value-type="float" office:value="8.375051" calcext:value-type="float">
            <text:p>8.375051</text:p>
          </table:table-cell>
        </table:table-row>
        <table:table-row table:style-name="ro1">
          <table:table-cell office:value-type="float" office:value="-0.00300602800983" calcext:value-type="float">
            <text:p>-0.003006028</text:p>
          </table:table-cell>
          <table:table-cell office:value-type="float" office:value="-0.000341509521399" calcext:value-type="float">
            <text:p>-0.0003415095</text:p>
          </table:table-cell>
          <table:table-cell office:value-type="float" office:value="0" calcext:value-type="float">
            <text:p>0</text:p>
          </table:table-cell>
          <table:table-cell office:value-type="float" office:value="8.525053" calcext:value-type="float">
            <text:p>8.525053</text:p>
          </table:table-cell>
        </table:table-row>
        <table:table-row table:style-name="ro1">
          <table:table-cell office:value-type="float" office:value="-0.00301813937557" calcext:value-type="float">
            <text:p>-0.0030181394</text:p>
          </table:table-cell>
          <table:table-cell office:value-type="float" office:value="-0.000342699532021" calcext:value-type="float">
            <text:p>-0.0003426995</text:p>
          </table:table-cell>
          <table:table-cell office:value-type="float" office:value="0" calcext:value-type="float">
            <text:p>0</text:p>
          </table:table-cell>
          <table:table-cell office:value-type="float" office:value="8.675055" calcext:value-type="float">
            <text:p>8.675055</text:p>
          </table:table-cell>
        </table:table-row>
        <table:table-row table:style-name="ro1">
          <table:table-cell office:value-type="float" office:value="-0.0030285015951" calcext:value-type="float">
            <text:p>-0.0030285016</text:p>
          </table:table-cell>
          <table:table-cell office:value-type="float" office:value="-0.000343955137116" calcext:value-type="float">
            <text:p>-0.0003439551</text:p>
          </table:table-cell>
          <table:table-cell office:value-type="float" office:value="0" calcext:value-type="float">
            <text:p>0</text:p>
          </table:table-cell>
          <table:table-cell office:value-type="float" office:value="8.825052" calcext:value-type="float">
            <text:p>8.825052</text:p>
          </table:table-cell>
        </table:table-row>
        <table:table-row table:style-name="ro1">
          <table:table-cell office:value-type="float" office:value="-0.00303753779859" calcext:value-type="float">
            <text:p>-0.0030375378</text:p>
          </table:table-cell>
          <table:table-cell office:value-type="float" office:value="-0.000179731561591" calcext:value-type="float">
            <text:p>-0.0001797316</text:p>
          </table:table-cell>
          <table:table-cell office:value-type="float" office:value="0" calcext:value-type="float">
            <text:p>0</text:p>
          </table:table-cell>
          <table:table-cell office:value-type="float" office:value="8.97505" calcext:value-type="float">
            <text:p>8.97505</text:p>
          </table:table-cell>
        </table:table-row>
        <table:table-row table:style-name="ro1">
          <table:table-cell office:value-type="float" office:value="-0.00304091067656" calcext:value-type="float">
            <text:p>-0.0030409107</text:p>
          </table:table-cell>
          <table:table-cell office:value-type="float" office:value="0.00777337816818" calcext:value-type="float">
            <text:p>0.0077733782</text:p>
          </table:table-cell>
          <table:table-cell office:value-type="float" office:value="0" calcext:value-type="float">
            <text:p>0</text:p>
          </table:table-cell>
          <table:table-cell office:value-type="float" office:value="9.125051" calcext:value-type="float">
            <text:p>9.125051</text:p>
          </table:table-cell>
        </table:table-row>
        <table:table-row table:style-name="ro1">
          <table:table-cell office:value-type="float" office:value="-0.00303038840453" calcext:value-type="float">
            <text:p>-0.0030303884</text:p>
          </table:table-cell>
          <table:table-cell office:value-type="float" office:value="0.0225447076439" calcext:value-type="float">
            <text:p>0.0225447076</text:p>
          </table:table-cell>
          <table:table-cell office:value-type="float" office:value="0" calcext:value-type="float">
            <text:p>0</text:p>
          </table:table-cell>
          <table:table-cell office:value-type="float" office:value="9.275053" calcext:value-type="float">
            <text:p>9.275053</text:p>
          </table:table-cell>
        </table:table-row>
        <table:table-row table:style-name="ro1">
          <table:table-cell office:value-type="float" office:value="-0.00301195619657" calcext:value-type="float">
            <text:p>-0.0030119562</text:p>
          </table:table-cell>
          <table:table-cell office:value-type="float" office:value="0.0406914952698" calcext:value-type="float">
            <text:p>0.0406914953</text:p>
          </table:table-cell>
          <table:table-cell office:value-type="float" office:value="0" calcext:value-type="float">
            <text:p>0</text:p>
          </table:table-cell>
          <table:table-cell office:value-type="float" office:value="9.425051" calcext:value-type="float">
            <text:p>9.425051</text:p>
          </table:table-cell>
        </table:table-row>
        <table:table-row table:style-name="ro1">
          <table:table-cell office:value-type="float" office:value="-0.00300327647358" calcext:value-type="float">
            <text:p>-0.0030032765</text:p>
          </table:table-cell>
          <table:table-cell office:value-type="float" office:value="0.0516562879377" calcext:value-type="float">
            <text:p>0.0516562879</text:p>
          </table:table-cell>
          <table:table-cell office:value-type="float" office:value="0" calcext:value-type="float">
            <text:p>0</text:p>
          </table:table-cell>
          <table:table-cell office:value-type="float" office:value="9.575052" calcext:value-type="float">
            <text:p>9.575052</text:p>
          </table:table-cell>
        </table:table-row>
        <table:table-row table:style-name="ro1">
          <table:table-cell office:value-type="float" office:value="-0.00297908187644" calcext:value-type="float">
            <text:p>-0.0029790819</text:p>
          </table:table-cell>
          <table:table-cell office:value-type="float" office:value="0.0774568531982" calcext:value-type="float">
            <text:p>0.0774568532</text:p>
          </table:table-cell>
          <table:table-cell office:value-type="float" office:value="0" calcext:value-type="float">
            <text:p>0</text:p>
          </table:table-cell>
          <table:table-cell office:value-type="float" office:value="9.72505" calcext:value-type="float">
            <text:p>9.72505</text:p>
          </table:table-cell>
        </table:table-row>
        <table:table-row table:style-name="ro1">
          <table:table-cell office:value-type="float" office:value="-0.00294737217282" calcext:value-type="float">
            <text:p>-0.0029473722</text:p>
          </table:table-cell>
          <table:table-cell office:value-type="float" office:value="0.105502045963" calcext:value-type="float">
            <text:p>0.105502046</text:p>
          </table:table-cell>
          <table:table-cell office:value-type="float" office:value="0" calcext:value-type="float">
            <text:p>0</text:p>
          </table:table-cell>
          <table:table-cell office:value-type="float" office:value="9.875051" calcext:value-type="float">
            <text:p>9.875051</text:p>
          </table:table-cell>
        </table:table-row>
        <table:table-row table:style-name="ro1">
          <table:table-cell office:value-type="float" office:value="-0.00290922655043" calcext:value-type="float">
            <text:p>-0.0029092266</text:p>
          </table:table-cell>
          <table:table-cell office:value-type="float" office:value="0.138190069239" calcext:value-type="float">
            <text:p>0.1381900692</text:p>
          </table:table-cell>
          <table:table-cell office:value-type="float" office:value="0" calcext:value-type="float">
            <text:p>0</text:p>
          </table:table-cell>
          <table:table-cell office:value-type="float" office:value="10.025053" calcext:value-type="float">
            <text:p>10.025053</text:p>
          </table:table-cell>
        </table:table-row>
        <table:table-row table:style-name="ro1">
          <table:table-cell office:value-type="float" office:value="-0.0028620756502" calcext:value-type="float">
            <text:p>-0.0028620757</text:p>
          </table:table-cell>
          <table:table-cell office:value-type="float" office:value="0.175796969741" calcext:value-type="float">
            <text:p>0.1757969697</text:p>
          </table:table-cell>
          <table:table-cell office:value-type="float" office:value="0" calcext:value-type="float">
            <text:p>0</text:p>
          </table:table-cell>
          <table:table-cell office:value-type="float" office:value="10.175051" calcext:value-type="float">
            <text:p>10.175051</text:p>
          </table:table-cell>
        </table:table-row>
        <table:table-row table:style-name="ro1">
          <table:table-cell office:value-type="float" office:value="-0.00280925497043" calcext:value-type="float">
            <text:p>-0.002809255</text:p>
          </table:table-cell>
          <table:table-cell office:value-type="float" office:value="0.21598212994" calcext:value-type="float">
            <text:p>0.2159821299</text:p>
          </table:table-cell>
          <table:table-cell office:value-type="float" office:value="0" calcext:value-type="float">
            <text:p>0</text:p>
          </table:table-cell>
          <table:table-cell office:value-type="float" office:value="10.325048" calcext:value-type="float">
            <text:p>10.325048</text:p>
          </table:table-cell>
        </table:table-row>
        <table:table-row table:style-name="ro1">
          <table:table-cell office:value-type="float" office:value="-0.00274837905692" calcext:value-type="float">
            <text:p>-0.0027483791</text:p>
          </table:table-cell>
          <table:table-cell office:value-type="float" office:value="0.259794670631" calcext:value-type="float">
            <text:p>0.2597946706</text:p>
          </table:table-cell>
          <table:table-cell office:value-type="float" office:value="0" calcext:value-type="float">
            <text:p>0</text:p>
          </table:table-cell>
          <table:table-cell office:value-type="float" office:value="10.47505" calcext:value-type="float">
            <text:p>10.47505</text:p>
          </table:table-cell>
        </table:table-row>
        <table:table-row table:style-name="ro1">
          <table:table-cell office:value-type="float" office:value="-0.00268197489202" calcext:value-type="float">
            <text:p>-0.0026819749</text:p>
          </table:table-cell>
          <table:table-cell office:value-type="float" office:value="0.307324659412" calcext:value-type="float">
            <text:p>0.3073246594</text:p>
          </table:table-cell>
          <table:table-cell office:value-type="float" office:value="0" calcext:value-type="float">
            <text:p>0</text:p>
          </table:table-cell>
          <table:table-cell office:value-type="float" office:value="10.625051" calcext:value-type="float">
            <text:p>10.625051</text:p>
          </table:table-cell>
        </table:table-row>
        <table:table-row table:style-name="ro1">
          <table:table-cell office:value-type="float" office:value="-0.00264749667811" calcext:value-type="float">
            <text:p>-0.0026474967</text:p>
          </table:table-cell>
          <table:table-cell office:value-type="float" office:value="0.33248194455" calcext:value-type="float">
            <text:p>0.3324819446</text:p>
          </table:table-cell>
          <table:table-cell office:value-type="float" office:value="0" calcext:value-type="float">
            <text:p>0</text:p>
          </table:table-cell>
          <table:table-cell office:value-type="float" office:value="10.775049" calcext:value-type="float">
            <text:p>10.775049</text:p>
          </table:table-cell>
        </table:table-row>
        <table:table-row table:style-name="ro1">
          <table:table-cell office:value-type="float" office:value="-0.0025715638352" calcext:value-type="float">
            <text:p>-0.0025715638</text:p>
          </table:table-cell>
          <table:table-cell office:value-type="float" office:value="0.385432411231" calcext:value-type="float">
            <text:p>0.3854324112</text:p>
          </table:table-cell>
          <table:table-cell office:value-type="float" office:value="0" calcext:value-type="float">
            <text:p>0</text:p>
          </table:table-cell>
          <table:table-cell office:value-type="float" office:value="10.925051" calcext:value-type="float">
            <text:p>10.925051</text:p>
          </table:table-cell>
        </table:table-row>
        <table:table-row table:style-name="ro1">
          <table:table-cell office:value-type="float" office:value="-0.00248320454741" calcext:value-type="float">
            <text:p>-0.0024832045</text:p>
          </table:table-cell>
          <table:table-cell office:value-type="float" office:value="0.443841296077" calcext:value-type="float">
            <text:p>0.4438412961</text:p>
          </table:table-cell>
          <table:table-cell office:value-type="float" office:value="0" calcext:value-type="float">
            <text:p>0</text:p>
          </table:table-cell>
          <table:table-cell office:value-type="float" office:value="11.075048" calcext:value-type="float">
            <text:p>11.075048</text:p>
          </table:table-cell>
        </table:table-row>
        <table:table-row table:style-name="ro1">
          <table:table-cell office:value-type="float" office:value="-0.0023937111206" calcext:value-type="float">
            <text:p>-0.0023937111</text:p>
          </table:table-cell>
          <table:table-cell office:value-type="float" office:value="0.502276674131" calcext:value-type="float">
            <text:p>0.5022766741</text:p>
          </table:table-cell>
          <table:table-cell office:value-type="float" office:value="0" calcext:value-type="float">
            <text:p>0</text:p>
          </table:table-cell>
          <table:table-cell office:value-type="float" office:value="11.22505" calcext:value-type="float">
            <text:p>11.22505</text:p>
          </table:table-cell>
        </table:table-row>
        <table:table-row table:style-name="ro1">
          <table:table-cell office:value-type="float" office:value="-0.00229456076786" calcext:value-type="float">
            <text:p>-0.0022945608</text:p>
          </table:table-cell>
          <table:table-cell office:value-type="float" office:value="0.566168241681" calcext:value-type="float">
            <text:p>0.5661682417</text:p>
          </table:table-cell>
          <table:table-cell office:value-type="float" office:value="0" calcext:value-type="float">
            <text:p>0</text:p>
          </table:table-cell>
          <table:table-cell office:value-type="float" office:value="11.375048" calcext:value-type="float">
            <text:p>11.375048</text:p>
          </table:table-cell>
        </table:table-row>
        <table:table-row table:style-name="ro1">
          <table:table-cell office:value-type="float" office:value="-0.00219017641037" calcext:value-type="float">
            <text:p>-0.0021901764</text:p>
          </table:table-cell>
          <table:table-cell office:value-type="float" office:value="0.633657361791" calcext:value-type="float">
            <text:p>0.6336573618</text:p>
          </table:table-cell>
          <table:table-cell office:value-type="float" office:value="0" calcext:value-type="float">
            <text:p>0</text:p>
          </table:table-cell>
          <table:table-cell office:value-type="float" office:value="11.525049" calcext:value-type="float">
            <text:p>11.525049</text:p>
          </table:table-cell>
        </table:table-row>
        <table:table-row table:style-name="ro1">
          <table:table-cell office:value-type="float" office:value="-0.00207608498076" calcext:value-type="float">
            <text:p>-0.002076085</text:p>
          </table:table-cell>
          <table:table-cell office:value-type="float" office:value="0.704773849721" calcext:value-type="float">
            <text:p>0.7047738497</text:p>
          </table:table-cell>
          <table:table-cell office:value-type="float" office:value="0" calcext:value-type="float">
            <text:p>0</text:p>
          </table:table-cell>
          <table:table-cell office:value-type="float" office:value="11.675051" calcext:value-type="float">
            <text:p>11.675051</text:p>
          </table:table-cell>
        </table:table-row>
        <table:table-row table:style-name="ro1">
          <table:table-cell office:value-type="float" office:value="-0.0019485842388" calcext:value-type="float">
            <text:p>-0.0019485842</text:p>
          </table:table-cell>
          <table:table-cell office:value-type="float" office:value="0.781915832706" calcext:value-type="float">
            <text:p>0.7819158327</text:p>
          </table:table-cell>
          <table:table-cell office:value-type="float" office:value="0" calcext:value-type="float">
            <text:p>0</text:p>
          </table:table-cell>
          <table:table-cell office:value-type="float" office:value="11.825048" calcext:value-type="float">
            <text:p>11.825048</text:p>
          </table:table-cell>
        </table:table-row>
        <table:table-row table:style-name="ro1">
          <table:table-cell office:value-type="float" office:value="-0.00188448866087" calcext:value-type="float">
            <text:p>-0.0018844887</text:p>
          </table:table-cell>
          <table:table-cell office:value-type="float" office:value="0.820735097543" calcext:value-type="float">
            <text:p>0.8207350975</text:p>
          </table:table-cell>
          <table:table-cell office:value-type="float" office:value="0" calcext:value-type="float">
            <text:p>0</text:p>
          </table:table-cell>
          <table:table-cell office:value-type="float" office:value="11.975046" calcext:value-type="float">
            <text:p>11.975046</text:p>
          </table:table-cell>
        </table:table-row>
        <table:table-row table:style-name="ro1">
          <table:table-cell office:value-type="float" office:value="-0.0017541304937" calcext:value-type="float">
            <text:p>-0.0017541305</text:p>
          </table:table-cell>
          <table:table-cell office:value-type="float" office:value="0.898498362141" calcext:value-type="float">
            <text:p>0.8984983621</text:p>
          </table:table-cell>
          <table:table-cell office:value-type="float" office:value="0" calcext:value-type="float">
            <text:p>0</text:p>
          </table:table-cell>
          <table:table-cell office:value-type="float" office:value="12.125048" calcext:value-type="float">
            <text:p>12.125048</text:p>
          </table:table-cell>
        </table:table-row>
        <table:table-row table:style-name="ro1">
          <table:table-cell office:value-type="float" office:value="-0.00161153376287" calcext:value-type="float">
            <text:p>-0.0016115338</text:p>
          </table:table-cell>
          <table:table-cell office:value-type="float" office:value="0.9823445057" calcext:value-type="float">
            <text:p>0.9823445057</text:p>
          </table:table-cell>
          <table:table-cell office:value-type="float" office:value="0" calcext:value-type="float">
            <text:p>0</text:p>
          </table:table-cell>
          <table:table-cell office:value-type="float" office:value="12.275049" calcext:value-type="float">
            <text:p>12.275049</text:p>
          </table:table-cell>
        </table:table-row>
        <table:table-row table:style-name="ro1">
          <table:table-cell office:value-type="float" office:value="-0.00146224887726" calcext:value-type="float">
            <text:p>-0.0014622489</text:p>
          </table:table-cell>
          <table:table-cell office:value-type="float" office:value="1.06981790199" calcext:value-type="float">
            <text:p>1.069817902</text:p>
          </table:table-cell>
          <table:table-cell office:value-type="float" office:value="0" calcext:value-type="float">
            <text:p>0</text:p>
          </table:table-cell>
          <table:table-cell office:value-type="float" office:value="12.425047" calcext:value-type="float">
            <text:p>12.425047</text:p>
          </table:table-cell>
        </table:table-row>
        <table:table-row table:style-name="ro1">
          <table:table-cell office:value-type="float" office:value="-0.00129996140747" calcext:value-type="float">
            <text:p>-0.0012999614</text:p>
          </table:table-cell>
          <table:table-cell office:value-type="float" office:value="1.16378436472" calcext:value-type="float">
            <text:p>1.1637843647</text:p>
          </table:table-cell>
          <table:table-cell office:value-type="float" office:value="0" calcext:value-type="float">
            <text:p>0</text:p>
          </table:table-cell>
          <table:table-cell office:value-type="float" office:value="12.575048" calcext:value-type="float">
            <text:p>12.575048</text:p>
          </table:table-cell>
        </table:table-row>
        <table:table-row table:style-name="ro1">
          <table:table-cell office:value-type="float" office:value="-0.00112834110478" calcext:value-type="float">
            <text:p>-0.0011283411</text:p>
          </table:table-cell>
          <table:table-cell office:value-type="float" office:value="1.2616085381" calcext:value-type="float">
            <text:p>1.2616085381</text:p>
          </table:table-cell>
          <table:table-cell office:value-type="float" office:value="0" calcext:value-type="float">
            <text:p>0</text:p>
          </table:table-cell>
          <table:table-cell office:value-type="float" office:value="12.725046" calcext:value-type="float">
            <text:p>12.725046</text:p>
          </table:table-cell>
        </table:table-row>
        <table:table-row table:style-name="ro1">
          <table:table-cell office:value-type="float" office:value="-0.000917473078909" calcext:value-type="float">
            <text:p>-0.0009174731</text:p>
          </table:table-cell>
          <table:table-cell office:value-type="float" office:value="1.37905774347" calcext:value-type="float">
            <text:p>1.3790577435</text:p>
          </table:table-cell>
          <table:table-cell office:value-type="float" office:value="0" calcext:value-type="float">
            <text:p>0</text:p>
          </table:table-cell>
          <table:table-cell office:value-type="float" office:value="12.875048" calcext:value-type="float">
            <text:p>12.875048</text:p>
          </table:table-cell>
        </table:table-row>
        <table:table-row table:style-name="ro1">
          <table:table-cell office:value-type="float" office:value="-0.000760420529595" calcext:value-type="float">
            <text:p>-0.0007604205</text:p>
          </table:table-cell>
          <table:table-cell office:value-type="float" office:value="1.46550162946" calcext:value-type="float">
            <text:p>1.4655016295</text:p>
          </table:table-cell>
          <table:table-cell office:value-type="float" office:value="0" calcext:value-type="float">
            <text:p>0</text:p>
          </table:table-cell>
          <table:table-cell office:value-type="float" office:value="13.025049" calcext:value-type="float">
            <text:p>13.025049</text:p>
          </table:table-cell>
        </table:table-row>
        <table:table-row table:style-name="ro1">
          <table:table-cell office:value-type="float" office:value="-0.000671648045915" calcext:value-type="float">
            <text:p>-0.000671648</text:p>
          </table:table-cell>
          <table:table-cell office:value-type="float" office:value="1.51465738211" calcext:value-type="float">
            <text:p>1.5146573821</text:p>
          </table:table-cell>
          <table:table-cell office:value-type="float" office:value="0" calcext:value-type="float">
            <text:p>0</text:p>
          </table:table-cell>
          <table:table-cell office:value-type="float" office:value="13.175047" calcext:value-type="float">
            <text:p>13.175047</text:p>
          </table:table-cell>
        </table:table-row>
        <table:table-row table:style-name="ro1">
          <table:table-cell office:value-type="float" office:value="-0.000486591296467" calcext:value-type="float">
            <text:p>-0.0004865913</text:p>
          </table:table-cell>
          <table:table-cell office:value-type="float" office:value="1.61539514883" calcext:value-type="float">
            <text:p>1.6153951488</text:p>
          </table:table-cell>
          <table:table-cell office:value-type="float" office:value="0" calcext:value-type="float">
            <text:p>0</text:p>
          </table:table-cell>
          <table:table-cell office:value-type="float" office:value="13.325048" calcext:value-type="float">
            <text:p>13.325048</text:p>
          </table:table-cell>
        </table:table-row>
        <table:table-row table:style-name="ro1">
          <table:table-cell office:value-type="float" office:value="-0.000279433623839" calcext:value-type="float">
            <text:p>-0.0002794336</text:p>
          </table:table-cell>
          <table:table-cell office:value-type="float" office:value="1.72640715883" calcext:value-type="float">
            <text:p>1.7264071588</text:p>
          </table:table-cell>
          <table:table-cell office:value-type="float" office:value="0" calcext:value-type="float">
            <text:p>0</text:p>
          </table:table-cell>
          <table:table-cell office:value-type="float" office:value="13.475046" calcext:value-type="float">
            <text:p>13.475046</text:p>
          </table:table-cell>
        </table:table-row>
        <table:table-row table:style-name="ro1">
          <table:table-cell office:value-type="float" office:value="-0.0000645782954269" calcext:value-type="float">
            <text:p>-6.45782954269E-005</text:p>
          </table:table-cell>
          <table:table-cell office:value-type="float" office:value="1.84106015113" calcext:value-type="float">
            <text:p>1.8410601511</text:p>
          </table:table-cell>
          <table:table-cell office:value-type="float" office:value="0" calcext:value-type="float">
            <text:p>0</text:p>
          </table:table-cell>
          <table:table-cell office:value-type="float" office:value="13.625048" calcext:value-type="float">
            <text:p>13.625048</text:p>
          </table:table-cell>
        </table:table-row>
        <table:table-row table:style-name="ro1">
          <table:table-cell office:value-type="float" office:value="0.000157574756287" calcext:value-type="float">
            <text:p>0.0001575748</text:p>
          </table:table-cell>
          <table:table-cell office:value-type="float" office:value="1.95935257734" calcext:value-type="float">
            <text:p>1.9593525773</text:p>
          </table:table-cell>
          <table:table-cell office:value-type="float" office:value="0" calcext:value-type="float">
            <text:p>0</text:p>
          </table:table-cell>
          <table:table-cell office:value-type="float" office:value="13.775045" calcext:value-type="float">
            <text:p>13.775045</text:p>
          </table:table-cell>
        </table:table-row>
        <table:table-row table:style-name="ro1">
          <table:table-cell office:value-type="float" office:value="0.000388960019634" calcext:value-type="float">
            <text:p>0.00038896</text:p>
          </table:table-cell>
          <table:table-cell office:value-type="float" office:value="2.08128310502" calcext:value-type="float">
            <text:p>2.081283105</text:p>
          </table:table-cell>
          <table:table-cell office:value-type="float" office:value="0" calcext:value-type="float">
            <text:p>0</text:p>
          </table:table-cell>
          <table:table-cell office:value-type="float" office:value="13.925047" calcext:value-type="float">
            <text:p>13.925047</text:p>
          </table:table-cell>
        </table:table-row>
        <table:table-row table:style-name="ro1">
          <table:table-cell office:value-type="float" office:value="0.000638192362629" calcext:value-type="float">
            <text:p>0.0006381924</text:p>
          </table:table-cell>
          <table:table-cell office:value-type="float" office:value="2.21081579996" calcext:value-type="float">
            <text:p>2.2108158</text:p>
          </table:table-cell>
          <table:table-cell office:value-type="float" office:value="0" calcext:value-type="float">
            <text:p>0</text:p>
          </table:table-cell>
          <table:table-cell office:value-type="float" office:value="14.075045" calcext:value-type="float">
            <text:p>14.075045</text:p>
          </table:table-cell>
        </table:table-row>
        <table:table-row table:style-name="ro1">
          <table:table-cell office:value-type="float" office:value="0.000752873206556" calcext:value-type="float">
            <text:p>0.0007528732</text:p>
          </table:table-cell>
          <table:table-cell office:value-type="float" office:value="2.27100136966" calcext:value-type="float">
            <text:p>2.2710013697</text:p>
          </table:table-cell>
          <table:table-cell office:value-type="float" office:value="0" calcext:value-type="float">
            <text:p>0</text:p>
          </table:table-cell>
          <table:table-cell office:value-type="float" office:value="14.225046" calcext:value-type="float">
            <text:p>14.225046</text:p>
          </table:table-cell>
        </table:table-row>
        <table:table-row table:style-name="ro1">
          <table:table-cell office:value-type="float" office:value="0.00101644855815" calcext:value-type="float">
            <text:p>0.0010164486</text:p>
          </table:table-cell>
          <table:table-cell office:value-type="float" office:value="2.4061375699" calcext:value-type="float">
            <text:p>2.4061375699</text:p>
          </table:table-cell>
          <table:table-cell office:value-type="float" office:value="0" calcext:value-type="float">
            <text:p>0</text:p>
          </table:table-cell>
          <table:table-cell office:value-type="float" office:value="14.375044" calcext:value-type="float">
            <text:p>14.375044</text:p>
          </table:table-cell>
        </table:table-row>
        <table:table-row table:style-name="ro1">
          <table:table-cell office:value-type="float" office:value="0.00128242463193" calcext:value-type="float">
            <text:p>0.0012824246</text:p>
          </table:table-cell>
          <table:table-cell office:value-type="float" office:value="2.54086578635" calcext:value-type="float">
            <text:p>2.5408657864</text:p>
          </table:table-cell>
          <table:table-cell office:value-type="float" office:value="0" calcext:value-type="float">
            <text:p>0</text:p>
          </table:table-cell>
          <table:table-cell office:value-type="float" office:value="14.525045" calcext:value-type="float">
            <text:p>14.525045</text:p>
          </table:table-cell>
        </table:table-row>
        <table:table-row table:style-name="ro1">
          <table:table-cell office:value-type="float" office:value="0.00155447290779" calcext:value-type="float">
            <text:p>0.0015544729</text:p>
          </table:table-cell>
          <table:table-cell office:value-type="float" office:value="2.67917823424" calcext:value-type="float">
            <text:p>2.6791782342</text:p>
          </table:table-cell>
          <table:table-cell office:value-type="float" office:value="0" calcext:value-type="float">
            <text:p>0</text:p>
          </table:table-cell>
          <table:table-cell office:value-type="float" office:value="14.675047" calcext:value-type="float">
            <text:p>14.675047</text:p>
          </table:table-cell>
        </table:table-row>
        <table:table-row table:style-name="ro1">
          <table:table-cell office:value-type="float" office:value="0.00185518223489" calcext:value-type="float">
            <text:p>0.0018551822</text:p>
          </table:table-cell>
          <table:table-cell office:value-type="float" office:value="2.83009367383" calcext:value-type="float">
            <text:p>2.8300936738</text:p>
          </table:table-cell>
          <table:table-cell office:value-type="float" office:value="0" calcext:value-type="float">
            <text:p>0</text:p>
          </table:table-cell>
          <table:table-cell office:value-type="float" office:value="14.825045" calcext:value-type="float">
            <text:p>14.825045</text:p>
          </table:table-cell>
        </table:table-row>
        <table:table-row table:style-name="ro1">
          <table:table-cell office:value-type="float" office:value="0.00214947292789" calcext:value-type="float">
            <text:p>0.0021494729</text:p>
          </table:table-cell>
          <table:table-cell office:value-type="float" office:value="2.97587827725" calcext:value-type="float">
            <text:p>2.9758782773</text:p>
          </table:table-cell>
          <table:table-cell office:value-type="float" office:value="0" calcext:value-type="float">
            <text:p>0</text:p>
          </table:table-cell>
          <table:table-cell office:value-type="float" office:value="14.975046" calcext:value-type="float">
            <text:p>14.975046</text:p>
          </table:table-cell>
        </table:table-row>
        <table:table-row table:style-name="ro1">
          <table:table-cell office:value-type="float" office:value="0.00245293120897" calcext:value-type="float">
            <text:p>0.0024529312</text:p>
          </table:table-cell>
          <table:table-cell office:value-type="float" office:value="3.12528875636" calcext:value-type="float">
            <text:p>3.1252887564</text:p>
          </table:table-cell>
          <table:table-cell office:value-type="float" office:value="0" calcext:value-type="float">
            <text:p>0</text:p>
          </table:table-cell>
          <table:table-cell office:value-type="float" office:value="15.125048" calcext:value-type="float">
            <text:p>15.125048</text:p>
          </table:table-cell>
        </table:table-row>
        <table:table-row table:style-name="ro1">
          <table:table-cell office:value-type="float" office:value="0.00260823490365" calcext:value-type="float">
            <text:p>0.0026082349</text:p>
          </table:table-cell>
          <table:table-cell office:value-type="float" office:value="3.20139668678" calcext:value-type="float">
            <text:p>3.2013966868</text:p>
          </table:table-cell>
          <table:table-cell office:value-type="float" office:value="0" calcext:value-type="float">
            <text:p>0</text:p>
          </table:table-cell>
          <table:table-cell office:value-type="float" office:value="15.275045" calcext:value-type="float">
            <text:p>15.275045</text:p>
          </table:table-cell>
        </table:table-row>
        <table:table-row table:style-name="ro1">
          <table:table-cell office:value-type="float" office:value="0.00292674983492" calcext:value-type="float">
            <text:p>0.0029267498</text:p>
          </table:table-cell>
          <table:table-cell office:value-type="float" office:value="3.35627440409" calcext:value-type="float">
            <text:p>3.3562744041</text:p>
          </table:table-cell>
          <table:table-cell office:value-type="float" office:value="0" calcext:value-type="float">
            <text:p>0</text:p>
          </table:table-cell>
          <table:table-cell office:value-type="float" office:value="15.425047" calcext:value-type="float">
            <text:p>15.425047</text:p>
          </table:table-cell>
        </table:table-row>
        <table:table-row table:style-name="ro1">
          <table:table-cell office:value-type="float" office:value="0.00325423832657" calcext:value-type="float">
            <text:p>0.0032542383</text:p>
          </table:table-cell>
          <table:table-cell office:value-type="float" office:value="3.51478072161" calcext:value-type="float">
            <text:p>3.5147807216</text:p>
          </table:table-cell>
          <table:table-cell office:value-type="float" office:value="0" calcext:value-type="float">
            <text:p>0</text:p>
          </table:table-cell>
          <table:table-cell office:value-type="float" office:value="15.575045" calcext:value-type="float">
            <text:p>15.575045</text:p>
          </table:table-cell>
        </table:table-row>
        <table:table-row table:style-name="ro1">
          <table:table-cell office:value-type="float" office:value="0.00361020013237" calcext:value-type="float">
            <text:p>0.0036102001</text:p>
          </table:table-cell>
          <table:table-cell office:value-type="float" office:value="3.68703565168" calcext:value-type="float">
            <text:p>3.6870356517</text:p>
          </table:table-cell>
          <table:table-cell office:value-type="float" office:value="0" calcext:value-type="float">
            <text:p>0</text:p>
          </table:table-cell>
          <table:table-cell office:value-type="float" office:value="15.725046" calcext:value-type="float">
            <text:p>15.725046</text:p>
          </table:table-cell>
        </table:table-row>
        <table:table-row table:style-name="ro1">
          <table:table-cell office:value-type="float" office:value="0.00395614054126" calcext:value-type="float">
            <text:p>0.0039561405</text:p>
          </table:table-cell>
          <table:table-cell office:value-type="float" office:value="3.85301257332" calcext:value-type="float">
            <text:p>3.8530125733</text:p>
          </table:table-cell>
          <table:table-cell office:value-type="float" office:value="0" calcext:value-type="float">
            <text:p>0</text:p>
          </table:table-cell>
          <table:table-cell office:value-type="float" office:value="15.875048" calcext:value-type="float">
            <text:p>15.875048</text:p>
          </table:table-cell>
        </table:table-row>
        <table:table-row table:style-name="ro1">
          <table:table-cell office:value-type="float" office:value="0.00429968172965" calcext:value-type="float">
            <text:p>0.0042996817</text:p>
          </table:table-cell>
          <table:table-cell office:value-type="float" office:value="4.01727537749" calcext:value-type="float">
            <text:p>4.0172753775</text:p>
          </table:table-cell>
          <table:table-cell office:value-type="float" office:value="0" calcext:value-type="float">
            <text:p>0</text:p>
          </table:table-cell>
          <table:table-cell office:value-type="float" office:value="16.025049" calcext:value-type="float">
            <text:p>16.025049</text:p>
          </table:table-cell>
        </table:table-row>
        <table:table-row table:style-name="ro1">
          <table:table-cell office:value-type="float" office:value="0.00467666811781" calcext:value-type="float">
            <text:p>0.0046766681</text:p>
          </table:table-cell>
          <table:table-cell office:value-type="float" office:value="4.19582867298" calcext:value-type="float">
            <text:p>4.195828673</text:p>
          </table:table-cell>
          <table:table-cell office:value-type="float" office:value="0" calcext:value-type="float">
            <text:p>0</text:p>
          </table:table-cell>
          <table:table-cell office:value-type="float" office:value="16.175051" calcext:value-type="float">
            <text:p>16.175051</text:p>
          </table:table-cell>
        </table:table-row>
        <table:table-row table:style-name="ro1">
          <table:table-cell office:value-type="float" office:value="0.00486312483249" calcext:value-type="float">
            <text:p>0.0048631248</text:p>
          </table:table-cell>
          <table:table-cell office:value-type="float" office:value="4.28379203817" calcext:value-type="float">
            <text:p>4.2837920382</text:p>
          </table:table-cell>
          <table:table-cell office:value-type="float" office:value="0" calcext:value-type="float">
            <text:p>0</text:p>
          </table:table-cell>
          <table:table-cell office:value-type="float" office:value="16.325048" calcext:value-type="float">
            <text:p>16.325048</text:p>
          </table:table-cell>
        </table:table-row>
        <table:table-row table:style-name="ro1">
          <table:table-cell office:value-type="float" office:value="0.00524271792661" calcext:value-type="float">
            <text:p>0.0052427179</text:p>
          </table:table-cell>
          <table:table-cell office:value-type="float" office:value="4.46240281947" calcext:value-type="float">
            <text:p>4.4624028195</text:p>
          </table:table-cell>
          <table:table-cell office:value-type="float" office:value="0" calcext:value-type="float">
            <text:p>0</text:p>
          </table:table-cell>
          <table:table-cell office:value-type="float" office:value="16.47505" calcext:value-type="float">
            <text:p>16.47505</text:p>
          </table:table-cell>
        </table:table-row>
        <table:table-row table:style-name="ro1">
          <table:table-cell office:value-type="float" office:value="0.00561916483199" calcext:value-type="float">
            <text:p>0.0056191648</text:p>
          </table:table-cell>
          <table:table-cell office:value-type="float" office:value="4.63890046768" calcext:value-type="float">
            <text:p>4.6389004677</text:p>
          </table:table-cell>
          <table:table-cell office:value-type="float" office:value="0" calcext:value-type="float">
            <text:p>0</text:p>
          </table:table-cell>
          <table:table-cell office:value-type="float" office:value="16.625051" calcext:value-type="float">
            <text:p>16.625051</text:p>
          </table:table-cell>
        </table:table-row>
        <table:table-row table:style-name="ro1">
          <table:table-cell office:value-type="float" office:value="0.00603349833101" calcext:value-type="float">
            <text:p>0.0060334983</text:p>
          </table:table-cell>
          <table:table-cell office:value-type="float" office:value="4.83050583044" calcext:value-type="float">
            <text:p>4.8305058304</text:p>
          </table:table-cell>
          <table:table-cell office:value-type="float" office:value="0" calcext:value-type="float">
            <text:p>0</text:p>
          </table:table-cell>
          <table:table-cell office:value-type="float" office:value="16.775053" calcext:value-type="float">
            <text:p>16.775053</text:p>
          </table:table-cell>
        </table:table-row>
        <table:table-row table:style-name="ro1">
          <table:table-cell office:value-type="float" office:value="0.00643212636384" calcext:value-type="float">
            <text:p>0.0064321264</text:p>
          </table:table-cell>
          <table:table-cell office:value-type="float" office:value="5.01392655057" calcext:value-type="float">
            <text:p>5.0139265506</text:p>
          </table:table-cell>
          <table:table-cell office:value-type="float" office:value="0" calcext:value-type="float">
            <text:p>0</text:p>
          </table:table-cell>
          <table:table-cell office:value-type="float" office:value="16.925055" calcext:value-type="float">
            <text:p>16.925055</text:p>
          </table:table-cell>
        </table:table-row>
        <table:table-row table:style-name="ro1">
          <table:table-cell office:value-type="float" office:value="0.0068534829321" calcext:value-type="float">
            <text:p>0.0068534829</text:p>
          </table:table-cell>
          <table:table-cell office:value-type="float" office:value="5.20689210547" calcext:value-type="float">
            <text:p>5.2068921055</text:p>
          </table:table-cell>
          <table:table-cell office:value-type="float" office:value="0" calcext:value-type="float">
            <text:p>0</text:p>
          </table:table-cell>
          <table:table-cell office:value-type="float" office:value="17.075056" calcext:value-type="float">
            <text:p>17.075056</text:p>
          </table:table-cell>
        </table:table-row>
        <table:table-row table:style-name="ro1">
          <table:table-cell office:value-type="float" office:value="0.00728074525429" calcext:value-type="float">
            <text:p>0.0072807453</text:p>
          </table:table-cell>
          <table:table-cell office:value-type="float" office:value="5.40341620419" calcext:value-type="float">
            <text:p>5.4034162042</text:p>
          </table:table-cell>
          <table:table-cell office:value-type="float" office:value="0" calcext:value-type="float">
            <text:p>0</text:p>
          </table:table-cell>
          <table:table-cell office:value-type="float" office:value="17.225058" calcext:value-type="float">
            <text:p>17.225058</text:p>
          </table:table-cell>
        </table:table-row>
        <table:table-row table:style-name="ro1">
          <table:table-cell office:value-type="float" office:value="0.00773300705195" calcext:value-type="float">
            <text:p>0.0077330071</text:p>
          </table:table-cell>
          <table:table-cell office:value-type="float" office:value="5.60968167203" calcext:value-type="float">
            <text:p>5.609681672</text:p>
          </table:table-cell>
          <table:table-cell office:value-type="float" office:value="0" calcext:value-type="float">
            <text:p>0</text:p>
          </table:table-cell>
          <table:table-cell office:value-type="float" office:value="17.375059" calcext:value-type="float">
            <text:p>17.375059</text:p>
          </table:table-cell>
        </table:table-row>
        <table:table-row table:style-name="ro1">
          <table:table-cell office:value-type="float" office:value="0.00796577647369" calcext:value-type="float">
            <text:p>0.0079657765</text:p>
          </table:table-cell>
          <table:table-cell office:value-type="float" office:value="5.71672502264" calcext:value-type="float">
            <text:p>5.7167250226</text:p>
          </table:table-cell>
          <table:table-cell office:value-type="float" office:value="0" calcext:value-type="float">
            <text:p>0</text:p>
          </table:table-cell>
          <table:table-cell office:value-type="float" office:value="17.525061" calcext:value-type="float">
            <text:p>17.525061</text:p>
          </table:table-cell>
        </table:table-row>
        <table:table-row table:style-name="ro1">
          <table:table-cell office:value-type="float" office:value="0.00837890198768" calcext:value-type="float">
            <text:p>0.008378902</text:p>
          </table:table-cell>
          <table:table-cell office:value-type="float" office:value="5.90635546192" calcext:value-type="float">
            <text:p>5.9063554619</text:p>
          </table:table-cell>
          <table:table-cell office:value-type="float" office:value="0" calcext:value-type="float">
            <text:p>0</text:p>
          </table:table-cell>
          <table:table-cell office:value-type="float" office:value="17.675062" calcext:value-type="float">
            <text:p>17.675062</text:p>
          </table:table-cell>
        </table:table-row>
        <table:table-row table:style-name="ro1">
          <table:table-cell office:value-type="float" office:value="0.00882390144683" calcext:value-type="float">
            <text:p>0.0088239014</text:p>
          </table:table-cell>
          <table:table-cell office:value-type="float" office:value="6.10937920425" calcext:value-type="float">
            <text:p>6.1093792043</text:p>
          </table:table-cell>
          <table:table-cell office:value-type="float" office:value="0" calcext:value-type="float">
            <text:p>0</text:p>
          </table:table-cell>
          <table:table-cell office:value-type="float" office:value="17.82506" calcext:value-type="float">
            <text:p>17.82506</text:p>
          </table:table-cell>
        </table:table-row>
        <table:table-row table:style-name="ro1">
          <table:table-cell office:value-type="float" office:value="0.00928764586123" calcext:value-type="float">
            <text:p>0.0092876459</text:p>
          </table:table-cell>
          <table:table-cell office:value-type="float" office:value="6.31924592145" calcext:value-type="float">
            <text:p>6.3192459215</text:p>
          </table:table-cell>
          <table:table-cell office:value-type="float" office:value="0" calcext:value-type="float">
            <text:p>0</text:p>
          </table:table-cell>
          <table:table-cell office:value-type="float" office:value="17.975061" calcext:value-type="float">
            <text:p>17.975061</text:p>
          </table:table-cell>
        </table:table-row>
        <table:table-row table:style-name="ro1">
          <table:table-cell office:value-type="float" office:value="0.00973352938022" calcext:value-type="float">
            <text:p>0.0097335294</text:p>
          </table:table-cell>
          <table:table-cell office:value-type="float" office:value="6.52297287036" calcext:value-type="float">
            <text:p>6.5229728704</text:p>
          </table:table-cell>
          <table:table-cell office:value-type="float" office:value="0" calcext:value-type="float">
            <text:p>0</text:p>
          </table:table-cell>
          <table:table-cell office:value-type="float" office:value="18.125063" calcext:value-type="float">
            <text:p>18.125063</text:p>
          </table:table-cell>
        </table:table-row>
        <table:table-row table:style-name="ro1">
          <table:table-cell office:value-type="float" office:value="0.0101686978851" calcext:value-type="float">
            <text:p>0.0101686979</text:p>
          </table:table-cell>
          <table:table-cell office:value-type="float" office:value="6.72043259625" calcext:value-type="float">
            <text:p>6.7204325963</text:p>
          </table:table-cell>
          <table:table-cell office:value-type="float" office:value="0" calcext:value-type="float">
            <text:p>0</text:p>
          </table:table-cell>
          <table:table-cell office:value-type="float" office:value="18.275064" calcext:value-type="float">
            <text:p>18.275064</text:p>
          </table:table-cell>
        </table:table-row>
        <table:table-row table:style-name="ro1">
          <table:table-cell office:value-type="float" office:value="0.0106252210212" calcext:value-type="float">
            <text:p>0.010625221</text:p>
          </table:table-cell>
          <table:table-cell office:value-type="float" office:value="6.92433169347" calcext:value-type="float">
            <text:p>6.9243316935</text:p>
          </table:table-cell>
          <table:table-cell office:value-type="float" office:value="0" calcext:value-type="float">
            <text:p>0</text:p>
          </table:table-cell>
          <table:table-cell office:value-type="float" office:value="18.425066" calcext:value-type="float">
            <text:p>18.425066</text:p>
          </table:table-cell>
        </table:table-row>
        <table:table-row table:style-name="ro1">
          <table:table-cell office:value-type="float" office:value="0.0110864034774" calcext:value-type="float">
            <text:p>0.0110864035</text:p>
          </table:table-cell>
          <table:table-cell office:value-type="float" office:value="7.12825097298" calcext:value-type="float">
            <text:p>7.128250973</text:p>
          </table:table-cell>
          <table:table-cell office:value-type="float" office:value="0" calcext:value-type="float">
            <text:p>0</text:p>
          </table:table-cell>
          <table:table-cell office:value-type="float" office:value="18.575068" calcext:value-type="float">
            <text:p>18.575068</text:p>
          </table:table-cell>
        </table:table-row>
        <table:table-row table:style-name="ro1">
          <table:table-cell office:value-type="float" office:value="0.0113042489931" calcext:value-type="float">
            <text:p>0.011304249</text:p>
          </table:table-cell>
          <table:table-cell office:value-type="float" office:value="7.22384325128" calcext:value-type="float">
            <text:p>7.2238432513</text:p>
          </table:table-cell>
          <table:table-cell office:value-type="float" office:value="0" calcext:value-type="float">
            <text:p>0</text:p>
          </table:table-cell>
          <table:table-cell office:value-type="float" office:value="18.725069" calcext:value-type="float">
            <text:p>18.725069</text:p>
          </table:table-cell>
        </table:table-row>
        <table:table-row table:style-name="ro1">
          <table:table-cell office:value-type="float" office:value="0.0117832388981" calcext:value-type="float">
            <text:p>0.0117832389</text:p>
          </table:table-cell>
          <table:table-cell office:value-type="float" office:value="7.43415578092" calcext:value-type="float">
            <text:p>7.4341557809</text:p>
          </table:table-cell>
          <table:table-cell office:value-type="float" office:value="0" calcext:value-type="float">
            <text:p>0</text:p>
          </table:table-cell>
          <table:table-cell office:value-type="float" office:value="18.875071" calcext:value-type="float">
            <text:p>18.875071</text:p>
          </table:table-cell>
        </table:table-row>
        <table:table-row table:style-name="ro1">
          <table:table-cell office:value-type="float" office:value="0.0122520311295" calcext:value-type="float">
            <text:p>0.0122520311</text:p>
          </table:table-cell>
          <table:table-cell office:value-type="float" office:value="7.63810310388" calcext:value-type="float">
            <text:p>7.6381031039</text:p>
          </table:table-cell>
          <table:table-cell office:value-type="float" office:value="0" calcext:value-type="float">
            <text:p>0</text:p>
          </table:table-cell>
          <table:table-cell office:value-type="float" office:value="19.025072" calcext:value-type="float">
            <text:p>19.025072</text:p>
          </table:table-cell>
        </table:table-row>
        <table:table-row table:style-name="ro1">
          <table:table-cell office:value-type="float" office:value="0.0127235528596" calcext:value-type="float">
            <text:p>0.0127235529</text:p>
          </table:table-cell>
          <table:table-cell office:value-type="float" office:value="7.84205383328" calcext:value-type="float">
            <text:p>7.8420538333</text:p>
          </table:table-cell>
          <table:table-cell office:value-type="float" office:value="0" calcext:value-type="float">
            <text:p>0</text:p>
          </table:table-cell>
          <table:table-cell office:value-type="float" office:value="19.175074" calcext:value-type="float">
            <text:p>19.175074</text:p>
          </table:table-cell>
        </table:table-row>
        <table:table-row table:style-name="ro1">
          <table:table-cell office:value-type="float" office:value="0.0131969193881" calcext:value-type="float">
            <text:p>0.0131969194</text:p>
          </table:table-cell>
          <table:table-cell office:value-type="float" office:value="8.04600717726" calcext:value-type="float">
            <text:p>8.0460071773</text:p>
          </table:table-cell>
          <table:table-cell office:value-type="float" office:value="0" calcext:value-type="float">
            <text:p>0</text:p>
          </table:table-cell>
          <table:table-cell office:value-type="float" office:value="19.325075" calcext:value-type="float">
            <text:p>19.325075</text:p>
          </table:table-cell>
        </table:table-row>
        <table:table-row table:style-name="ro1">
          <table:table-cell office:value-type="float" office:value="0.0136881924783" calcext:value-type="float">
            <text:p>0.0136881925</text:p>
          </table:table-cell>
          <table:table-cell office:value-type="float" office:value="8.25633381744" calcext:value-type="float">
            <text:p>8.2563338174</text:p>
          </table:table-cell>
          <table:table-cell office:value-type="float" office:value="0" calcext:value-type="float">
            <text:p>0</text:p>
          </table:table-cell>
          <table:table-cell office:value-type="float" office:value="19.475073" calcext:value-type="float">
            <text:p>19.475073</text:p>
          </table:table-cell>
        </table:table-row>
        <table:table-row table:style-name="ro1">
          <table:table-cell office:value-type="float" office:value="0.014166276446" calcext:value-type="float">
            <text:p>0.0141662764</text:p>
          </table:table-cell>
          <table:table-cell office:value-type="float" office:value="8.46028527835" calcext:value-type="float">
            <text:p>8.4602852784</text:p>
          </table:table-cell>
          <table:table-cell office:value-type="float" office:value="0" calcext:value-type="float">
            <text:p>0</text:p>
          </table:table-cell>
          <table:table-cell office:value-type="float" office:value="19.625074" calcext:value-type="float">
            <text:p>19.625074</text:p>
          </table:table-cell>
        </table:table-row>
        <table:table-row table:style-name="ro1">
          <table:table-cell office:value-type="float" office:value="0.0146607591985" calcext:value-type="float">
            <text:p>0.0146607592</text:p>
          </table:table-cell>
          <table:table-cell office:value-type="float" office:value="8.67060777196" calcext:value-type="float">
            <text:p>8.670607772</text:p>
          </table:table-cell>
          <table:table-cell office:value-type="float" office:value="0" calcext:value-type="float">
            <text:p>0</text:p>
          </table:table-cell>
          <table:table-cell office:value-type="float" office:value="19.775076" calcext:value-type="float">
            <text:p>19.775076</text:p>
          </table:table-cell>
        </table:table-row>
        <table:table-row table:style-name="ro1">
          <table:table-cell office:value-type="float" office:value="0.0149016762298" calcext:value-type="float">
            <text:p>0.0149016762</text:p>
          </table:table-cell>
          <table:table-cell office:value-type="float" office:value="8.77258125513" calcext:value-type="float">
            <text:p>8.7725812551</text:p>
          </table:table-cell>
          <table:table-cell office:value-type="float" office:value="0" calcext:value-type="float">
            <text:p>0</text:p>
          </table:table-cell>
          <table:table-cell office:value-type="float" office:value="19.925077" calcext:value-type="float">
            <text:p>19.925077</text:p>
          </table:table-cell>
        </table:table-row>
        <table:table-row table:style-name="ro1">
          <table:table-cell office:value-type="float" office:value="0.0153850703183" calcext:value-type="float">
            <text:p>0.0153850703</text:p>
          </table:table-cell>
          <table:table-cell office:value-type="float" office:value="8.97652565218" calcext:value-type="float">
            <text:p>8.9765256522</text:p>
          </table:table-cell>
          <table:table-cell office:value-type="float" office:value="0" calcext:value-type="float">
            <text:p>0</text:p>
          </table:table-cell>
          <table:table-cell office:value-type="float" office:value="20.075079" calcext:value-type="float">
            <text:p>20.075079</text:p>
          </table:table-cell>
        </table:table-row>
        <table:table-row table:style-name="ro1">
          <table:table-cell office:value-type="float" office:value="0.0158703936412" calcext:value-type="float">
            <text:p>0.0158703936</text:p>
          </table:table-cell>
          <table:table-cell office:value-type="float" office:value="9.18046724386" calcext:value-type="float">
            <text:p>9.1804672439</text:p>
          </table:table-cell>
          <table:table-cell office:value-type="float" office:value="0" calcext:value-type="float">
            <text:p>0</text:p>
          </table:table-cell>
          <table:table-cell office:value-type="float" office:value="20.22508" calcext:value-type="float">
            <text:p>20.22508</text:p>
          </table:table-cell>
        </table:table-row>
        <table:table-row table:style-name="ro1">
          <table:table-cell office:value-type="float" office:value="0.016357669148" calcext:value-type="float">
            <text:p>0.0163576691</text:p>
          </table:table-cell>
          <table:table-cell office:value-type="float" office:value="9.38440578457" calcext:value-type="float">
            <text:p>9.3844057846</text:p>
          </table:table-cell>
          <table:table-cell office:value-type="float" office:value="0" calcext:value-type="float">
            <text:p>0</text:p>
          </table:table-cell>
          <table:table-cell office:value-type="float" office:value="20.375082" calcext:value-type="float">
            <text:p>20.375082</text:p>
          </table:table-cell>
        </table:table-row>
        <table:table-row table:style-name="ro1">
          <table:table-cell office:value-type="float" office:value="0.0168322568891" calcext:value-type="float">
            <text:p>0.0168322569</text:p>
          </table:table-cell>
          <table:table-cell office:value-type="float" office:value="9.58196832803" calcext:value-type="float">
            <text:p>9.581968328</text:p>
          </table:table-cell>
          <table:table-cell office:value-type="float" office:value="0" calcext:value-type="float">
            <text:p>0</text:p>
          </table:table-cell>
          <table:table-cell office:value-type="float" office:value="20.525084" calcext:value-type="float">
            <text:p>20.525084</text:p>
          </table:table-cell>
        </table:table-row>
        <table:table-row table:style-name="ro1">
          <table:table-cell office:value-type="float" office:value="0.0173376756926" calcext:value-type="float">
            <text:p>0.0173376757</text:p>
          </table:table-cell>
          <table:table-cell office:value-type="float" office:value="9.79227402653" calcext:value-type="float">
            <text:p>9.7922740265</text:p>
          </table:table-cell>
          <table:table-cell office:value-type="float" office:value="0" calcext:value-type="float">
            <text:p>0</text:p>
          </table:table-cell>
          <table:table-cell office:value-type="float" office:value="20.675085" calcext:value-type="float">
            <text:p>20.675085</text:p>
          </table:table-cell>
        </table:table-row>
        <table:table-row table:style-name="ro1">
          <table:table-cell office:value-type="float" office:value="0.0178302885032" calcext:value-type="float">
            <text:p>0.0178302885</text:p>
          </table:table-cell>
          <table:table-cell office:value-type="float" office:value="9.99620386694" calcext:value-type="float">
            <text:p>9.9962038669</text:p>
          </table:table-cell>
          <table:table-cell office:value-type="float" office:value="0" calcext:value-type="float">
            <text:p>0</text:p>
          </table:table-cell>
          <table:table-cell office:value-type="float" office:value="20.825087" calcext:value-type="float">
            <text:p>20.825087</text:p>
          </table:table-cell>
        </table:table-row>
        <table:table-row table:style-name="ro1">
          <table:table-cell office:value-type="float" office:value="0.0183408143641" calcext:value-type="float">
            <text:p>0.0183408144</text:p>
          </table:table-cell>
          <table:table-cell office:value-type="float" office:value="10.2065035398" calcext:value-type="float">
            <text:p>10.2065035398</text:p>
          </table:table-cell>
          <table:table-cell office:value-type="float" office:value="0" calcext:value-type="float">
            <text:p>0</text:p>
          </table:table-cell>
          <table:table-cell office:value-type="float" office:value="20.975084" calcext:value-type="float">
            <text:p>20.975084</text:p>
          </table:table-cell>
        </table:table-row>
        <table:table-row table:style-name="ro1">
          <table:table-cell office:value-type="float" office:value="0.018572305872" calcext:value-type="float">
            <text:p>0.0185723059</text:p>
          </table:table-cell>
          <table:table-cell office:value-type="float" office:value="10.3020937037" calcext:value-type="float">
            <text:p>10.3020937037</text:p>
          </table:table-cell>
          <table:table-cell office:value-type="float" office:value="0" calcext:value-type="float">
            <text:p>0</text:p>
          </table:table-cell>
          <table:table-cell office:value-type="float" office:value="21.125086" calcext:value-type="float">
            <text:p>21.125086</text:p>
          </table:table-cell>
        </table:table-row>
        <table:table-row table:style-name="ro1">
          <table:table-cell office:value-type="float" office:value="0.0190689830516" calcext:value-type="float">
            <text:p>0.0190689831</text:p>
          </table:table-cell>
          <table:table-cell office:value-type="float" office:value="10.5060172739" calcext:value-type="float">
            <text:p>10.5060172739</text:p>
          </table:table-cell>
          <table:table-cell office:value-type="float" office:value="0" calcext:value-type="float">
            <text:p>0</text:p>
          </table:table-cell>
          <table:table-cell office:value-type="float" office:value="21.275087" calcext:value-type="float">
            <text:p>21.275087</text:p>
          </table:table-cell>
        </table:table-row>
        <table:table-row table:style-name="ro1">
          <table:table-cell office:value-type="float" office:value="0.0195671674917" calcext:value-type="float">
            <text:p>0.0195671675</text:p>
          </table:table-cell>
          <table:table-cell office:value-type="float" office:value="10.7099383582" calcext:value-type="float">
            <text:p>10.7099383582</text:p>
          </table:table-cell>
          <table:table-cell office:value-type="float" office:value="0" calcext:value-type="float">
            <text:p>0</text:p>
          </table:table-cell>
          <table:table-cell office:value-type="float" office:value="21.425089" calcext:value-type="float">
            <text:p>21.425089</text:p>
          </table:table-cell>
        </table:table-row>
        <table:table-row table:style-name="ro1">
          <table:table-cell office:value-type="float" office:value="0.0200668502269" calcext:value-type="float">
            <text:p>0.0200668502</text:p>
          </table:table-cell>
          <table:table-cell office:value-type="float" office:value="10.9138578056" calcext:value-type="float">
            <text:p>10.9138578056</text:p>
          </table:table-cell>
          <table:table-cell office:value-type="float" office:value="0" calcext:value-type="float">
            <text:p>0</text:p>
          </table:table-cell>
          <table:table-cell office:value-type="float" office:value="21.57509" calcext:value-type="float">
            <text:p>21.57509</text:p>
          </table:table-cell>
        </table:table-row>
        <table:table-row table:style-name="ro1">
          <table:table-cell office:value-type="float" office:value="0.0205680521881" calcext:value-type="float">
            <text:p>0.0205680522</text:p>
          </table:table-cell>
          <table:table-cell office:value-type="float" office:value="11.117775534" calcext:value-type="float">
            <text:p>11.117775534</text:p>
          </table:table-cell>
          <table:table-cell office:value-type="float" office:value="0" calcext:value-type="float">
            <text:p>0</text:p>
          </table:table-cell>
          <table:table-cell office:value-type="float" office:value="21.725092" calcext:value-type="float">
            <text:p>21.725092</text:p>
          </table:table-cell>
        </table:table-row>
        <table:table-row table:style-name="ro1">
          <table:table-cell office:value-type="float" office:value="0.0210707514651" calcext:value-type="float">
            <text:p>0.0210707515</text:p>
          </table:table-cell>
          <table:table-cell office:value-type="float" office:value="11.3216916671" calcext:value-type="float">
            <text:p>11.3216916671</text:p>
          </table:table-cell>
          <table:table-cell office:value-type="float" office:value="0" calcext:value-type="float">
            <text:p>0</text:p>
          </table:table-cell>
          <table:table-cell office:value-type="float" office:value="21.875093" calcext:value-type="float">
            <text:p>21.875093</text:p>
          </table:table-cell>
        </table:table-row>
        <table:table-row table:style-name="ro1">
          <table:table-cell office:value-type="float" office:value="0.021591394266" calcext:value-type="float">
            <text:p>0.0215913943</text:p>
          </table:table-cell>
          <table:table-cell office:value-type="float" office:value="11.5319779397" calcext:value-type="float">
            <text:p>11.5319779397</text:p>
          </table:table-cell>
          <table:table-cell office:value-type="float" office:value="0" calcext:value-type="float">
            <text:p>0</text:p>
          </table:table-cell>
          <table:table-cell office:value-type="float" office:value="22.025095" calcext:value-type="float">
            <text:p>22.025095</text:p>
          </table:table-cell>
        </table:table-row>
        <table:table-row table:style-name="ro1">
          <table:table-cell office:value-type="float" office:value="0.0218274542585" calcext:value-type="float">
            <text:p>0.0218274543</text:p>
          </table:table-cell>
          <table:table-cell office:value-type="float" office:value="11.6275621183" calcext:value-type="float">
            <text:p>11.6275621183</text:p>
          </table:table-cell>
          <table:table-cell office:value-type="float" office:value="0" calcext:value-type="float">
            <text:p>0</text:p>
          </table:table-cell>
          <table:table-cell office:value-type="float" office:value="22.175097" calcext:value-type="float">
            <text:p>22.175097</text:p>
          </table:table-cell>
        </table:table-row>
        <table:table-row table:style-name="ro1">
          <table:table-cell office:value-type="float" office:value="0.0223501600758" calcext:value-type="float">
            <text:p>0.0223501601</text:p>
          </table:table-cell>
          <table:table-cell office:value-type="float" office:value="11.8378462318" calcext:value-type="float">
            <text:p>11.8378462318</text:p>
          </table:table-cell>
          <table:table-cell office:value-type="float" office:value="0" calcext:value-type="float">
            <text:p>0</text:p>
          </table:table-cell>
          <table:table-cell office:value-type="float" office:value="22.325098" calcext:value-type="float">
            <text:p>22.325098</text:p>
          </table:table-cell>
        </table:table-row>
        <table:table-row table:style-name="ro1">
          <table:table-cell office:value-type="float" office:value="0.0228577166961" calcext:value-type="float">
            <text:p>0.0228577167</text:p>
          </table:table-cell>
          <table:table-cell office:value-type="float" office:value="12.0417566056" calcext:value-type="float">
            <text:p>12.0417566056</text:p>
          </table:table-cell>
          <table:table-cell office:value-type="float" office:value="0" calcext:value-type="float">
            <text:p>0</text:p>
          </table:table-cell>
          <table:table-cell office:value-type="float" office:value="22.475096" calcext:value-type="float">
            <text:p>22.475096</text:p>
          </table:table-cell>
        </table:table-row>
        <table:table-row table:style-name="ro1">
          <table:table-cell office:value-type="float" office:value="0.0233665581642" calcext:value-type="float">
            <text:p>0.0233665582</text:p>
          </table:table-cell>
          <table:table-cell office:value-type="float" office:value="12.245665801" calcext:value-type="float">
            <text:p>12.245665801</text:p>
          </table:table-cell>
          <table:table-cell office:value-type="float" office:value="0" calcext:value-type="float">
            <text:p>0</text:p>
          </table:table-cell>
          <table:table-cell office:value-type="float" office:value="22.625097" calcext:value-type="float">
            <text:p>22.625097</text:p>
          </table:table-cell>
        </table:table-row>
        <table:table-row table:style-name="ro1">
          <table:table-cell office:value-type="float" office:value="0.0239238821821" calcext:value-type="float">
            <text:p>0.0239238822</text:p>
          </table:table-cell>
          <table:table-cell office:value-type="float" office:value="12.4686898712" calcext:value-type="float">
            <text:p>12.4686898712</text:p>
          </table:table-cell>
          <table:table-cell office:value-type="float" office:value="0" calcext:value-type="float">
            <text:p>0</text:p>
          </table:table-cell>
          <table:table-cell office:value-type="float" office:value="22.775099" calcext:value-type="float">
            <text:p>22.775099</text:p>
          </table:table-cell>
        </table:table-row>
        <table:table-row table:style-name="ro1">
          <table:table-cell office:value-type="float" office:value="0.0244035280855" calcext:value-type="float">
            <text:p>0.0244035281</text:p>
          </table:table-cell>
          <table:table-cell office:value-type="float" office:value="12.6598528552" calcext:value-type="float">
            <text:p>12.6598528552</text:p>
          </table:table-cell>
          <table:table-cell office:value-type="float" office:value="0" calcext:value-type="float">
            <text:p>0</text:p>
          </table:table-cell>
          <table:table-cell office:value-type="float" office:value="22.9251" calcext:value-type="float">
            <text:p>22.9251</text:p>
          </table:table-cell>
        </table:table-row>
        <table:table-row table:style-name="ro1">
          <table:table-cell office:value-type="float" office:value="0.024933144841" calcext:value-type="float">
            <text:p>0.0249331448</text:p>
          </table:table-cell>
          <table:table-cell office:value-type="float" office:value="12.8701309287" calcext:value-type="float">
            <text:p>12.8701309287</text:p>
          </table:table-cell>
          <table:table-cell office:value-type="float" office:value="0" calcext:value-type="float">
            <text:p>0</text:p>
          </table:table-cell>
          <table:table-cell office:value-type="float" office:value="23.075102" calcext:value-type="float">
            <text:p>23.075102</text:p>
          </table:table-cell>
        </table:table-row>
        <table:table-row table:style-name="ro1">
          <table:table-cell office:value-type="float" office:value="0.0254304308091" calcext:value-type="float">
            <text:p>0.0254304308</text:p>
          </table:table-cell>
          <table:table-cell office:value-type="float" office:value="13.0676642846" calcext:value-type="float">
            <text:p>13.0676642846</text:p>
          </table:table-cell>
          <table:table-cell office:value-type="float" office:value="0" calcext:value-type="float">
            <text:p>0</text:p>
          </table:table-cell>
          <table:table-cell office:value-type="float" office:value="23.225103" calcext:value-type="float">
            <text:p>23.225103</text:p>
          </table:table-cell>
        </table:table-row>
        <table:table-row table:style-name="ro1">
          <table:table-cell office:value-type="float" office:value="0.025672593283" calcext:value-type="float">
            <text:p>0.0256725933</text:p>
          </table:table-cell>
          <table:table-cell office:value-type="float" office:value="13.163244581" calcext:value-type="float">
            <text:p>13.163244581</text:p>
          </table:table-cell>
          <table:table-cell office:value-type="float" office:value="0" calcext:value-type="float">
            <text:p>0</text:p>
          </table:table-cell>
          <table:table-cell office:value-type="float" office:value="23.375105" calcext:value-type="float">
            <text:p>23.375105</text:p>
          </table:table-cell>
        </table:table-row>
        <table:table-row table:style-name="ro1">
          <table:table-cell office:value-type="float" office:value="0.0262039027193" calcext:value-type="float">
            <text:p>0.0262039027</text:p>
          </table:table-cell>
          <table:table-cell office:value-type="float" office:value="13.373521181" calcext:value-type="float">
            <text:p>13.373521181</text:p>
          </table:table-cell>
          <table:table-cell office:value-type="float" office:value="0" calcext:value-type="float">
            <text:p>0</text:p>
          </table:table-cell>
          <table:table-cell office:value-type="float" office:value="23.525106" calcext:value-type="float">
            <text:p>23.525106</text:p>
          </table:table-cell>
        </table:table-row>
        <table:table-row table:style-name="ro1">
          <table:table-cell office:value-type="float" office:value="0.0267211220243" calcext:value-type="float">
            <text:p>0.026721122</text:p>
          </table:table-cell>
          <table:table-cell office:value-type="float" office:value="13.577425046" calcext:value-type="float">
            <text:p>13.577425046</text:p>
          </table:table-cell>
          <table:table-cell office:value-type="float" office:value="0" calcext:value-type="float">
            <text:p>0</text:p>
          </table:table-cell>
          <table:table-cell office:value-type="float" office:value="23.675108" calcext:value-type="float">
            <text:p>23.675108</text:p>
          </table:table-cell>
        </table:table-row>
        <table:table-row table:style-name="ro1">
          <table:table-cell office:value-type="float" office:value="0.027239471113" calcext:value-type="float">
            <text:p>0.0272394711</text:p>
          </table:table-cell>
          <table:table-cell office:value-type="float" office:value="13.7813279229" calcext:value-type="float">
            <text:p>13.7813279229</text:p>
          </table:table-cell>
          <table:table-cell office:value-type="float" office:value="0" calcext:value-type="float">
            <text:p>0</text:p>
          </table:table-cell>
          <table:table-cell office:value-type="float" office:value="23.825106" calcext:value-type="float">
            <text:p>23.825106</text:p>
          </table:table-cell>
        </table:table-row>
        <table:table-row table:style-name="ro1">
          <table:table-cell office:value-type="float" office:value="0.0277761417312" calcext:value-type="float">
            <text:p>0.0277761417</text:p>
          </table:table-cell>
          <table:table-cell office:value-type="float" office:value="13.9916023322" calcext:value-type="float">
            <text:p>13.9916023322</text:p>
          </table:table-cell>
          <table:table-cell office:value-type="float" office:value="0" calcext:value-type="float">
            <text:p>0</text:p>
          </table:table-cell>
          <table:table-cell office:value-type="float" office:value="23.975107" calcext:value-type="float">
            <text:p>23.975107</text:p>
          </table:table-cell>
        </table:table-row>
        <table:table-row table:style-name="ro1">
          <table:table-cell office:value-type="float" office:value="0.0282799726321" calcext:value-type="float">
            <text:p>0.0282799726</text:p>
          </table:table-cell>
          <table:table-cell office:value-type="float" office:value="14.1891322578" calcext:value-type="float">
            <text:p>14.1891322578</text:p>
          </table:table-cell>
          <table:table-cell office:value-type="float" office:value="0" calcext:value-type="float">
            <text:p>0</text:p>
          </table:table-cell>
          <table:table-cell office:value-type="float" office:value="24.125109" calcext:value-type="float">
            <text:p>24.125109</text:p>
          </table:table-cell>
        </table:table-row>
        <table:table-row table:style-name="ro1">
          <table:table-cell office:value-type="float" office:value="0.028802084252" calcext:value-type="float">
            <text:p>0.0288020843</text:p>
          </table:table-cell>
          <table:table-cell office:value-type="float" office:value="14.3930337371" calcext:value-type="float">
            <text:p>14.3930337371</text:p>
          </table:table-cell>
          <table:table-cell office:value-type="float" office:value="0" calcext:value-type="float">
            <text:p>0</text:p>
          </table:table-cell>
          <table:table-cell office:value-type="float" office:value="24.27511" calcext:value-type="float">
            <text:p>24.27511</text:p>
          </table:table-cell>
        </table:table-row>
        <table:table-row table:style-name="ro1">
          <table:table-cell office:value-type="float" office:value="0.0293254283234" calcext:value-type="float">
            <text:p>0.0293254283</text:p>
          </table:table-cell>
          <table:table-cell office:value-type="float" office:value="14.5969351297" calcext:value-type="float">
            <text:p>14.5969351297</text:p>
          </table:table-cell>
          <table:table-cell office:value-type="float" office:value="0" calcext:value-type="float">
            <text:p>0</text:p>
          </table:table-cell>
          <table:table-cell office:value-type="float" office:value="24.425112" calcext:value-type="float">
            <text:p>24.425112</text:p>
          </table:table-cell>
        </table:table-row>
        <table:table-row table:style-name="ro1">
          <table:table-cell office:value-type="float" office:value="0.0295875777478" calcext:value-type="float">
            <text:p>0.0295875777</text:p>
          </table:table-cell>
          <table:table-cell office:value-type="float" office:value="14.6988855349" calcext:value-type="float">
            <text:p>14.6988855349</text:p>
          </table:table-cell>
          <table:table-cell office:value-type="float" office:value="0" calcext:value-type="float">
            <text:p>0</text:p>
          </table:table-cell>
          <table:table-cell office:value-type="float" office:value="24.575113" calcext:value-type="float">
            <text:p>24.575113</text:p>
          </table:table-cell>
        </table:table-row>
        <table:table-row table:style-name="ro1">
          <table:table-cell office:value-type="float" office:value="0.0301127839381" calcext:value-type="float">
            <text:p>0.0301127839</text:p>
          </table:table-cell>
          <table:table-cell office:value-type="float" office:value="14.9027863773" calcext:value-type="float">
            <text:p>14.9027863773</text:p>
          </table:table-cell>
          <table:table-cell office:value-type="float" office:value="0" calcext:value-type="float">
            <text:p>0</text:p>
          </table:table-cell>
          <table:table-cell office:value-type="float" office:value="24.725115" calcext:value-type="float">
            <text:p>24.725115</text:p>
          </table:table-cell>
        </table:table-row>
        <table:table-row table:style-name="ro1">
          <table:table-cell office:value-type="float" office:value="0.0306392557319" calcext:value-type="float">
            <text:p>0.0306392557</text:p>
          </table:table-cell>
          <table:table-cell office:value-type="float" office:value="15.1066869267" calcext:value-type="float">
            <text:p>15.1066869267</text:p>
          </table:table-cell>
          <table:table-cell office:value-type="float" office:value="0" calcext:value-type="float">
            <text:p>0</text:p>
          </table:table-cell>
          <table:table-cell office:value-type="float" office:value="24.875113" calcext:value-type="float">
            <text:p>24.875113</text:p>
          </table:table-cell>
        </table:table-row>
        <table:table-row table:style-name="ro1">
          <table:table-cell office:value-type="float" office:value="0.0311669820532" calcext:value-type="float">
            <text:p>0.0311669821</text:p>
          </table:table-cell>
          <table:table-cell office:value-type="float" office:value="15.3105871409" calcext:value-type="float">
            <text:p>15.3105871409</text:p>
          </table:table-cell>
          <table:table-cell office:value-type="float" office:value="0.000021" calcext:value-type="float">
            <text:p>0.000021</text:p>
          </table:table-cell>
          <table:table-cell office:value-type="float" office:value="25.025114" calcext:value-type="float">
            <text:p>25.025114</text:p>
          </table:table-cell>
        </table:table-row>
        <table:table-row table:style-name="ro1">
          <table:table-cell office:value-type="float" office:value="0.0317132897474" calcext:value-type="float">
            <text:p>0.0317132897</text:p>
          </table:table-cell>
          <table:table-cell office:value-type="float" office:value="15.5208593142" calcext:value-type="float">
            <text:p>15.5208593142</text:p>
          </table:table-cell>
          <table:table-cell office:value-type="float" office:value="0.00004" calcext:value-type="float">
            <text:p>0.00004</text:p>
          </table:table-cell>
          <table:table-cell office:value-type="float" office:value="25.175116" calcext:value-type="float">
            <text:p>25.175116</text:p>
          </table:table-cell>
        </table:table-row>
        <table:table-row table:style-name="ro1">
          <table:table-cell office:value-type="float" office:value="0.0322435736407" calcext:value-type="float">
            <text:p>0.0322435736</text:p>
          </table:table-cell>
          <table:table-cell office:value-type="float" office:value="15.7247594316" calcext:value-type="float">
            <text:p>15.7247594316</text:p>
          </table:table-cell>
          <table:table-cell office:value-type="float" office:value="0.000061" calcext:value-type="float">
            <text:p>0.000061</text:p>
          </table:table-cell>
          <table:table-cell office:value-type="float" office:value="25.325117" calcext:value-type="float">
            <text:p>25.325117</text:p>
          </table:table-cell>
        </table:table-row>
        <table:table-row table:style-name="ro1">
          <table:table-cell office:value-type="float" office:value="0.0327751130334" calcext:value-type="float">
            <text:p>0.032775113</text:p>
          </table:table-cell>
          <table:table-cell office:value-type="float" office:value="15.9286591949" calcext:value-type="float">
            <text:p>15.9286591949</text:p>
          </table:table-cell>
          <table:table-cell office:value-type="float" office:value="0.00008" calcext:value-type="float">
            <text:p>0.00008</text:p>
          </table:table-cell>
          <table:table-cell office:value-type="float" office:value="25.475119" calcext:value-type="float">
            <text:p>25.475119</text:p>
          </table:table-cell>
        </table:table-row>
        <table:table-row table:style-name="ro1">
          <table:table-cell office:value-type="float" office:value="0.0330413647584" calcext:value-type="float">
            <text:p>0.0330413648</text:p>
          </table:table-cell>
          <table:table-cell office:value-type="float" office:value="16.030609088" calcext:value-type="float">
            <text:p>16.030609088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25.62512" calcext:value-type="float">
            <text:p>25.62512</text:p>
          </table:table-cell>
        </table:table-row>
        <table:table-row table:style-name="ro1">
          <table:table-cell office:value-type="float" office:value="0.0335907793671" calcext:value-type="float">
            <text:p>0.0335907794</text:p>
          </table:table-cell>
          <table:table-cell office:value-type="float" office:value="16.240880757" calcext:value-type="float">
            <text:p>16.240880757</text:p>
          </table:table-cell>
          <table:table-cell office:value-type="float" office:value="0.000374" calcext:value-type="float">
            <text:p>0.000374</text:p>
          </table:table-cell>
          <table:table-cell office:value-type="float" office:value="25.775122" calcext:value-type="float">
            <text:p>25.775122</text:p>
          </table:table-cell>
        </table:table-row>
        <table:table-row table:style-name="ro1">
          <table:table-cell office:value-type="float" office:value="0.0341255805353" calcext:value-type="float">
            <text:p>0.0341255805</text:p>
          </table:table-cell>
          <table:table-cell office:value-type="float" office:value="16.4447801676" calcext:value-type="float">
            <text:p>16.4447801676</text:p>
          </table:table-cell>
          <table:table-cell office:value-type="float" office:value="0.000521" calcext:value-type="float">
            <text:p>0.000521</text:p>
          </table:table-cell>
          <table:table-cell office:value-type="float" office:value="25.925123" calcext:value-type="float">
            <text:p>25.925123</text:p>
          </table:table-cell>
        </table:table-row>
        <table:table-row table:style-name="ro1">
          <table:table-cell office:value-type="float" office:value="0.0346616856921" calcext:value-type="float">
            <text:p>0.0346616857</text:p>
          </table:table-cell>
          <table:table-cell office:value-type="float" office:value="16.6486797909" calcext:value-type="float">
            <text:p>16.6486797909</text:p>
          </table:table-cell>
          <table:table-cell office:value-type="float" office:value="0.000889" calcext:value-type="float">
            <text:p>0.000889</text:p>
          </table:table-cell>
          <table:table-cell office:value-type="float" office:value="26.075121" calcext:value-type="float">
            <text:p>26.075121</text:p>
          </table:table-cell>
        </table:table-row>
        <table:table-row table:style-name="ro1">
          <table:table-cell office:value-type="float" office:value="0.0351991200739" calcext:value-type="float">
            <text:p>0.0351991201</text:p>
          </table:table-cell>
          <table:table-cell office:value-type="float" office:value="16.8525793105" calcext:value-type="float">
            <text:p>16.8525793105</text:p>
          </table:table-cell>
          <table:table-cell office:value-type="float" office:value="0.001257" calcext:value-type="float">
            <text:p>0.001257</text:p>
          </table:table-cell>
          <table:table-cell office:value-type="float" office:value="26.225122" calcext:value-type="float">
            <text:p>26.225122</text:p>
          </table:table-cell>
        </table:table-row>
        <table:table-row table:style-name="ro1">
          <table:table-cell office:value-type="float" office:value="0.0357554586635" calcext:value-type="float">
            <text:p>0.0357554587</text:p>
          </table:table-cell>
          <table:table-cell office:value-type="float" office:value="17.0628504049" calcext:value-type="float">
            <text:p>17.0628504049</text:p>
          </table:table-cell>
          <table:table-cell office:value-type="float" office:value="0.001625" calcext:value-type="float">
            <text:p>0.001625</text:p>
          </table:table-cell>
          <table:table-cell office:value-type="float" office:value="26.37512" calcext:value-type="float">
            <text:p>26.37512</text:p>
          </table:table-cell>
        </table:table-row>
        <table:table-row table:style-name="ro1">
          <table:table-cell office:value-type="float" office:value="0.0362954651826" calcext:value-type="float">
            <text:p>0.0362954652</text:p>
          </table:table-cell>
          <table:table-cell office:value-type="float" office:value="17.26674902" calcext:value-type="float">
            <text:p>17.26674902</text:p>
          </table:table-cell>
          <table:table-cell office:value-type="float" office:value="0.001995" calcext:value-type="float">
            <text:p>0.001995</text:p>
          </table:table-cell>
          <table:table-cell office:value-type="float" office:value="26.525122" calcext:value-type="float">
            <text:p>26.525122</text:p>
          </table:table-cell>
        </table:table-row>
        <table:table-row table:style-name="ro1">
          <table:table-cell office:value-type="float" office:value="0.0365659663515" calcext:value-type="float">
            <text:p>0.0365659664</text:p>
          </table:table-cell>
          <table:table-cell office:value-type="float" office:value="17.3686983495" calcext:value-type="float">
            <text:p>17.3686983495</text:p>
          </table:table-cell>
          <table:table-cell office:value-type="float" office:value="0.00284" calcext:value-type="float">
            <text:p>0.00284</text:p>
          </table:table-cell>
          <table:table-cell office:value-type="float" office:value="26.675119" calcext:value-type="float">
            <text:p>26.675119</text:p>
          </table:table-cell>
        </table:table-row>
        <table:table-row table:style-name="ro1">
          <table:table-cell office:value-type="float" office:value="0.0371078830094" calcext:value-type="float">
            <text:p>0.037107883</text:p>
          </table:table-cell>
          <table:table-cell office:value-type="float" office:value="17.5725969094" calcext:value-type="float">
            <text:p>17.5725969094</text:p>
          </table:table-cell>
          <table:table-cell office:value-type="float" office:value="0.003683" calcext:value-type="float">
            <text:p>0.003683</text:p>
          </table:table-cell>
          <table:table-cell office:value-type="float" office:value="26.825117" calcext:value-type="float">
            <text:p>26.825117</text:p>
          </table:table-cell>
        </table:table-row>
        <table:table-row table:style-name="ro1">
          <table:table-cell office:value-type="float" office:value="0.0376510210724" calcext:value-type="float">
            <text:p>0.0376510211</text:p>
          </table:table-cell>
          <table:table-cell office:value-type="float" office:value="17.7764953297" calcext:value-type="float">
            <text:p>17.7764953297</text:p>
          </table:table-cell>
          <table:table-cell office:value-type="float" office:value="0.004528" calcext:value-type="float">
            <text:p>0.004528</text:p>
          </table:table-cell>
          <table:table-cell office:value-type="float" office:value="26.975115" calcext:value-type="float">
            <text:p>26.975115</text:p>
          </table:table-cell>
        </table:table-row>
        <table:table-row table:style-name="ro1">
          <table:table-cell office:value-type="float" office:value="0.0382116977894" calcext:value-type="float">
            <text:p>0.0382116978</text:p>
          </table:table-cell>
          <table:table-cell office:value-type="float" office:value="17.9867652638" calcext:value-type="float">
            <text:p>17.9867652638</text:p>
          </table:table-cell>
          <table:table-cell office:value-type="float" office:value="0.005371" calcext:value-type="float">
            <text:p>0.005371</text:p>
          </table:table-cell>
          <table:table-cell office:value-type="float" office:value="27.125116" calcext:value-type="float">
            <text:p>27.125116</text:p>
          </table:table-cell>
        </table:table-row>
        <table:table-row table:style-name="ro1">
          <table:table-cell office:value-type="float" office:value="0.0387574109314" calcext:value-type="float">
            <text:p>0.0387574109</text:p>
          </table:table-cell>
          <table:table-cell office:value-type="float" office:value="18.190663355" calcext:value-type="float">
            <text:p>18.190663355</text:p>
          </table:table-cell>
          <table:table-cell office:value-type="float" office:value="0.006851" calcext:value-type="float">
            <text:p>0.006851</text:p>
          </table:table-cell>
          <table:table-cell office:value-type="float" office:value="27.27511" calcext:value-type="float">
            <text:p>27.27511</text:p>
          </table:table-cell>
        </table:table-row>
        <table:table-row table:style-name="ro1">
          <table:table-cell office:value-type="float" office:value="0.0394249558115" calcext:value-type="float">
            <text:p>0.0394249558</text:p>
          </table:table-cell>
          <table:table-cell office:value-type="float" office:value="18.4391641039" calcext:value-type="float">
            <text:p>18.4391641039</text:p>
          </table:table-cell>
          <table:table-cell office:value-type="float" office:value="0.008331" calcext:value-type="float">
            <text:p>0.008331</text:p>
          </table:table-cell>
          <table:table-cell office:value-type="float" office:value="27.425104" calcext:value-type="float">
            <text:p>27.425104</text:p>
          </table:table-cell>
        </table:table-row>
        <table:table-row table:style-name="ro1">
          <table:table-cell office:value-type="float" office:value="0.0398526073101" calcext:value-type="float">
            <text:p>0.0398526073</text:p>
          </table:table-cell>
          <table:table-cell office:value-type="float" office:value="18.598459251" calcext:value-type="float">
            <text:p>18.598459251</text:p>
          </table:table-cell>
          <table:table-cell office:value-type="float" office:value="0.009809" calcext:value-type="float">
            <text:p>0.009809</text:p>
          </table:table-cell>
          <table:table-cell office:value-type="float" office:value="27.575098" calcext:value-type="float">
            <text:p>27.575098</text:p>
          </table:table-cell>
        </table:table-row>
        <table:table-row table:style-name="ro1">
          <table:table-cell office:value-type="float" office:value="0.0401107904066" calcext:value-type="float">
            <text:p>0.0401107904</text:p>
          </table:table-cell>
          <table:table-cell office:value-type="float" office:value="18.6940365281" calcext:value-type="float">
            <text:p>18.6940365281</text:p>
          </table:table-cell>
          <table:table-cell office:value-type="float" office:value="0.01129" calcext:value-type="float">
            <text:p>0.01129</text:p>
          </table:table-cell>
          <table:table-cell office:value-type="float" office:value="27.725092" calcext:value-type="float">
            <text:p>27.725092</text:p>
          </table:table-cell>
        </table:table-row>
        <table:table-row table:style-name="ro1">
          <table:table-cell office:value-type="float" office:value="0.0406429048597" calcext:value-type="float">
            <text:p>0.0406429049</text:p>
          </table:table-cell>
          <table:table-cell office:value-type="float" office:value="18.8915625775" calcext:value-type="float">
            <text:p>18.8915625775</text:p>
          </table:table-cell>
          <table:table-cell office:value-type="float" office:value="0.013584" calcext:value-type="float">
            <text:p>0.013584</text:p>
          </table:table-cell>
          <table:table-cell office:value-type="float" office:value="27.875074" calcext:value-type="float">
            <text:p>27.875074</text:p>
          </table:table-cell>
        </table:table-row>
        <table:table-row table:style-name="ro1">
          <table:table-cell office:value-type="float" office:value="0.0412467169655" calcext:value-type="float">
            <text:p>0.041246717</text:p>
          </table:table-cell>
          <table:table-cell office:value-type="float" office:value="19.114575759" calcext:value-type="float">
            <text:p>19.114575759</text:p>
          </table:table-cell>
          <table:table-cell office:value-type="float" office:value="0.015879" calcext:value-type="float">
            <text:p>0.015879</text:p>
          </table:table-cell>
          <table:table-cell office:value-type="float" office:value="28.025057" calcext:value-type="float">
            <text:p>28.025057</text:p>
          </table:table-cell>
        </table:table-row>
        <table:table-row table:style-name="ro1">
          <table:table-cell office:value-type="float" office:value="0.0417813473323" calcext:value-type="float">
            <text:p>0.0417813473</text:p>
          </table:table-cell>
          <table:table-cell office:value-type="float" office:value="19.3121016455" calcext:value-type="float">
            <text:p>19.3121016455</text:p>
          </table:table-cell>
          <table:table-cell office:value-type="float" office:value="0.018173" calcext:value-type="float">
            <text:p>0.018173</text:p>
          </table:table-cell>
          <table:table-cell office:value-type="float" office:value="28.175039" calcext:value-type="float">
            <text:p>28.175039</text:p>
          </table:table-cell>
        </table:table-row>
        <table:table-row table:style-name="ro1">
          <table:table-cell office:value-type="float" office:value="0.0423352464114" calcext:value-type="float">
            <text:p>0.0423352464</text:p>
          </table:table-cell>
          <table:table-cell office:value-type="float" office:value="19.5159994973" calcext:value-type="float">
            <text:p>19.5159994973</text:p>
          </table:table-cell>
          <table:table-cell office:value-type="float" office:value="0.020468" calcext:value-type="float">
            <text:p>0.020468</text:p>
          </table:table-cell>
          <table:table-cell office:value-type="float" office:value="28.325022" calcext:value-type="float">
            <text:p>28.325022</text:p>
          </table:table-cell>
        </table:table-row>
        <table:table-row table:style-name="ro1">
          <table:table-cell office:value-type="float" office:value="0.0428738025136" calcext:value-type="float">
            <text:p>0.0428738025</text:p>
          </table:table-cell>
          <table:table-cell office:value-type="float" office:value="19.7135252203" calcext:value-type="float">
            <text:p>19.7135252203</text:p>
          </table:table-cell>
          <table:table-cell office:value-type="float" office:value="0.023764" calcext:value-type="float">
            <text:p>0.023764</text:p>
          </table:table-cell>
          <table:table-cell office:value-type="float" office:value="28.474985" calcext:value-type="float">
            <text:p>28.474985</text:p>
          </table:table-cell>
        </table:table-row>
        <table:table-row table:style-name="ro1">
          <table:table-cell office:value-type="float" office:value="0.0434468080872" calcext:value-type="float">
            <text:p>0.0434468081</text:p>
          </table:table-cell>
          <table:table-cell office:value-type="float" office:value="19.9237947336" calcext:value-type="float">
            <text:p>19.9237947336</text:p>
          </table:table-cell>
          <table:table-cell office:value-type="float" office:value="0.027061" calcext:value-type="float">
            <text:p>0.027061</text:p>
          </table:table-cell>
          <table:table-cell office:value-type="float" office:value="28.624949" calcext:value-type="float">
            <text:p>28.624949</text:p>
          </table:table-cell>
        </table:table-row>
        <table:table-row table:style-name="ro1">
          <table:table-cell office:value-type="float" office:value="0.044022728735" calcext:value-type="float">
            <text:p>0.0440227287</text:p>
          </table:table-cell>
          <table:table-cell office:value-type="float" office:value="20.1340643192" calcext:value-type="float">
            <text:p>20.1340643192</text:p>
          </table:table-cell>
          <table:table-cell office:value-type="float" office:value="0.030357" calcext:value-type="float">
            <text:p>0.030357</text:p>
          </table:table-cell>
          <table:table-cell office:value-type="float" office:value="28.774916" calcext:value-type="float">
            <text:p>28.774916</text:p>
          </table:table-cell>
        </table:table-row>
        <table:table-row table:style-name="ro1">
          <table:table-cell office:value-type="float" office:value="0.0443187330235" calcext:value-type="float">
            <text:p>0.044318733</text:p>
          </table:table-cell>
          <table:table-cell office:value-type="float" office:value="20.2423847545" calcext:value-type="float">
            <text:p>20.2423847545</text:p>
          </table:table-cell>
          <table:table-cell office:value-type="float" office:value="0.033655" calcext:value-type="float">
            <text:p>0.033655</text:p>
          </table:table-cell>
          <table:table-cell office:value-type="float" office:value="28.924879" calcext:value-type="float">
            <text:p>28.924879</text:p>
          </table:table-cell>
        </table:table-row>
        <table:table-row table:style-name="ro1">
          <table:table-cell office:value-type="float" office:value="0.0448783744681" calcext:value-type="float">
            <text:p>0.0448783745</text:p>
          </table:table-cell>
          <table:table-cell office:value-type="float" office:value="20.4462825217" calcext:value-type="float">
            <text:p>20.4462825217</text:p>
          </table:table-cell>
          <table:table-cell office:value-type="float" office:value="0.038143" calcext:value-type="float">
            <text:p>0.038143</text:p>
          </table:table-cell>
          <table:table-cell office:value-type="float" office:value="29.074812" calcext:value-type="float">
            <text:p>29.074812</text:p>
          </table:table-cell>
        </table:table-row>
        <table:table-row table:style-name="ro1">
          <table:table-cell office:value-type="float" office:value="0.0454575807387" calcext:value-type="float">
            <text:p>0.0454575807</text:p>
          </table:table-cell>
          <table:table-cell office:value-type="float" office:value="20.6565517717" calcext:value-type="float">
            <text:p>20.6565517717</text:p>
          </table:table-cell>
          <table:table-cell office:value-type="float" office:value="0.042631" calcext:value-type="float">
            <text:p>0.042631</text:p>
          </table:table-cell>
          <table:table-cell office:value-type="float" office:value="29.224745" calcext:value-type="float">
            <text:p>29.224745</text:p>
          </table:table-cell>
        </table:table-row>
        <table:table-row table:style-name="ro1">
          <table:table-cell office:value-type="float" office:value="0.0460014351834" calcext:value-type="float">
            <text:p>0.0460014352</text:p>
          </table:table-cell>
          <table:table-cell office:value-type="float" office:value="20.854077447" calcext:value-type="float">
            <text:p>20.854077447</text:p>
          </table:table-cell>
          <table:table-cell office:value-type="float" office:value="0.047119" calcext:value-type="float">
            <text:p>0.047119</text:p>
          </table:table-cell>
          <table:table-cell office:value-type="float" office:value="29.374678" calcext:value-type="float">
            <text:p>29.374678</text:p>
          </table:table-cell>
        </table:table-row>
        <table:table-row table:style-name="ro1">
          <table:table-cell office:value-type="float" office:value="0.0465647921071" calcext:value-type="float">
            <text:p>0.0465647921</text:p>
          </table:table-cell>
          <table:table-cell office:value-type="float" office:value="21.0579750792" calcext:value-type="float">
            <text:p>21.0579750792</text:p>
          </table:table-cell>
          <table:table-cell office:value-type="float" office:value="0.051607" calcext:value-type="float">
            <text:p>0.051607</text:p>
          </table:table-cell>
          <table:table-cell office:value-type="float" office:value="29.524611" calcext:value-type="float">
            <text:p>29.524611</text:p>
          </table:table-cell>
        </table:table-row>
        <table:table-row table:style-name="ro1">
          <table:table-cell office:value-type="float" office:value="0.0471478903857" calcext:value-type="float">
            <text:p>0.0471478904</text:p>
          </table:table-cell>
          <table:table-cell office:value-type="float" office:value="21.2682442357" calcext:value-type="float">
            <text:p>21.2682442357</text:p>
          </table:table-cell>
          <table:table-cell office:value-type="float" office:value="0.057484" calcext:value-type="float">
            <text:p>0.057484</text:p>
          </table:table-cell>
          <table:table-cell office:value-type="float" office:value="29.674494" calcext:value-type="float">
            <text:p>29.674494</text:p>
          </table:table-cell>
        </table:table-row>
        <table:table-row table:style-name="ro1">
          <table:table-cell office:value-type="float" office:value="0.0477138544067" calcext:value-type="float">
            <text:p>0.0477138544</text:p>
          </table:table-cell>
          <table:table-cell office:value-type="float" office:value="21.4721417685" calcext:value-type="float">
            <text:p>21.4721417685</text:p>
          </table:table-cell>
          <table:table-cell office:value-type="float" office:value="0.06336" calcext:value-type="float">
            <text:p>0.06336</text:p>
          </table:table-cell>
          <table:table-cell office:value-type="float" office:value="29.824381" calcext:value-type="float">
            <text:p>29.824381</text:p>
          </table:table-cell>
        </table:table-row>
        <table:table-row table:style-name="ro1">
          <table:table-cell office:value-type="float" office:value="0.0479787995431" calcext:value-type="float">
            <text:p>0.0479787995</text:p>
          </table:table-cell>
          <table:table-cell office:value-type="float" office:value="21.5677186174" calcext:value-type="float">
            <text:p>21.5677186174</text:p>
          </table:table-cell>
          <table:table-cell office:value-type="float" office:value="0.069237" calcext:value-type="float">
            <text:p>0.069237</text:p>
          </table:table-cell>
          <table:table-cell office:value-type="float" office:value="29.974268" calcext:value-type="float">
            <text:p>29.974268</text:p>
          </table:table-cell>
        </table:table-row>
        <table:table-row table:style-name="ro1">
          <table:table-cell office:value-type="float" office:value="0.0485466076785" calcext:value-type="float">
            <text:p>0.0485466077</text:p>
          </table:table-cell>
          <table:table-cell office:value-type="float" office:value="21.7716162817" calcext:value-type="float">
            <text:p>21.7716162817</text:p>
          </table:table-cell>
          <table:table-cell office:value-type="float" office:value="0.075115" calcext:value-type="float">
            <text:p>0.075115</text:p>
          </table:table-cell>
          <table:table-cell office:value-type="float" office:value="30.124151" calcext:value-type="float">
            <text:p>30.124151</text:p>
          </table:table-cell>
        </table:table-row>
        <table:table-row table:style-name="ro1">
          <table:table-cell office:value-type="float" office:value="0.0491512572239" calcext:value-type="float">
            <text:p>0.0491512572</text:p>
          </table:table-cell>
          <table:table-cell office:value-type="float" office:value="21.9882573808" calcext:value-type="float">
            <text:p>21.9882573808</text:p>
          </table:table-cell>
          <table:table-cell office:value-type="float" office:value="0.082584" calcext:value-type="float">
            <text:p>0.082584</text:p>
          </table:table-cell>
          <table:table-cell office:value-type="float" office:value="30.273962" calcext:value-type="float">
            <text:p>30.273962</text:p>
          </table:table-cell>
        </table:table-row>
        <table:table-row table:style-name="ro1">
          <table:table-cell office:value-type="float" office:value="0.0497216360112" calcext:value-type="float">
            <text:p>0.049721636</text:p>
          </table:table-cell>
          <table:table-cell office:value-type="float" office:value="22.192154728" calcext:value-type="float">
            <text:p>22.192154728</text:p>
          </table:table-cell>
          <table:table-cell office:value-type="float" office:value="0.090052" calcext:value-type="float">
            <text:p>0.090052</text:p>
          </table:table-cell>
          <table:table-cell office:value-type="float" office:value="30.423777" calcext:value-type="float">
            <text:p>30.423777</text:p>
          </table:table-cell>
        </table:table-row>
        <table:table-row table:style-name="ro1">
          <table:table-cell office:value-type="float" office:value="0.0502574703523" calcext:value-type="float">
            <text:p>0.0502574704</text:p>
          </table:table-cell>
          <table:table-cell office:value-type="float" office:value="22.3833085977" calcext:value-type="float">
            <text:p>22.3833085977</text:p>
          </table:table-cell>
          <table:table-cell office:value-type="float" office:value="0.097521" calcext:value-type="float">
            <text:p>0.097521</text:p>
          </table:table-cell>
          <table:table-cell office:value-type="float" office:value="30.573591" calcext:value-type="float">
            <text:p>30.573591</text:p>
          </table:table-cell>
        </table:table-row>
        <table:table-row table:style-name="ro1">
          <table:table-cell office:value-type="float" office:value="0.0508489614966" calcext:value-type="float">
            <text:p>0.0508489615</text:p>
          </table:table-cell>
          <table:table-cell office:value-type="float" office:value="22.5935776823" calcext:value-type="float">
            <text:p>22.5935776823</text:p>
          </table:table-cell>
          <table:table-cell office:value-type="float" office:value="0.104988" calcext:value-type="float">
            <text:p>0.104988</text:p>
          </table:table-cell>
          <table:table-cell office:value-type="float" office:value="30.723406" calcext:value-type="float">
            <text:p>30.723406</text:p>
          </table:table-cell>
        </table:table-row>
        <table:table-row table:style-name="ro1">
          <table:table-cell office:value-type="float" office:value="0.0514043586554" calcext:value-type="float">
            <text:p>0.0514043587</text:p>
          </table:table-cell>
          <table:table-cell office:value-type="float" office:value="22.7911034052" calcext:value-type="float">
            <text:p>22.7911034052</text:p>
          </table:table-cell>
          <table:table-cell office:value-type="float" office:value="0.11426" calcext:value-type="float">
            <text:p>0.11426</text:p>
          </table:table-cell>
          <table:table-cell office:value-type="float" office:value="30.873117" calcext:value-type="float">
            <text:p>30.873117</text:p>
          </table:table-cell>
        </table:table-row>
        <table:table-row table:style-name="ro1">
          <table:table-cell office:value-type="float" office:value="0.0520156654912" calcext:value-type="float">
            <text:p>0.0520156655</text:p>
          </table:table-cell>
          <table:table-cell office:value-type="float" office:value="23.007744417" calcext:value-type="float">
            <text:p>23.007744417</text:p>
          </table:table-cell>
          <table:table-cell office:value-type="float" office:value="0.123531" calcext:value-type="float">
            <text:p>0.123531</text:p>
          </table:table-cell>
          <table:table-cell office:value-type="float" office:value="31.022829" calcext:value-type="float">
            <text:p>31.022829</text:p>
          </table:table-cell>
        </table:table-row>
        <table:table-row table:style-name="ro1">
          <table:table-cell office:value-type="float" office:value="0.0522865981222" calcext:value-type="float">
            <text:p>0.0522865981</text:p>
          </table:table-cell>
          <table:table-cell office:value-type="float" office:value="23.1033212683" calcext:value-type="float">
            <text:p>23.1033212683</text:p>
          </table:table-cell>
          <table:table-cell office:value-type="float" office:value="0.132803" calcext:value-type="float">
            <text:p>0.132803</text:p>
          </table:table-cell>
          <table:table-cell office:value-type="float" office:value="31.172541" calcext:value-type="float">
            <text:p>31.172541</text:p>
          </table:table-cell>
        </table:table-row>
        <table:table-row table:style-name="ro1">
          <table:table-cell office:value-type="float" office:value="0.0528638300522" calcext:value-type="float">
            <text:p>0.0528638301</text:p>
          </table:table-cell>
          <table:table-cell office:value-type="float" office:value="23.3072186658" calcext:value-type="float">
            <text:p>23.3072186658</text:p>
          </table:table-cell>
          <table:table-cell office:value-type="float" office:value="0.142075" calcext:value-type="float">
            <text:p>0.142075</text:p>
          </table:table-cell>
          <table:table-cell office:value-type="float" office:value="31.322252" calcext:value-type="float">
            <text:p>31.322252</text:p>
          </table:table-cell>
        </table:table-row>
        <table:table-row table:style-name="ro1">
          <table:table-cell office:value-type="float" office:value="0.0534423317665" calcext:value-type="float">
            <text:p>0.0534423318</text:p>
          </table:table-cell>
          <table:table-cell office:value-type="float" office:value="23.5111161117" calcext:value-type="float">
            <text:p>23.5111161117</text:p>
          </table:table-cell>
          <table:table-cell office:value-type="float" office:value="0.15337" calcext:value-type="float">
            <text:p>0.15337</text:p>
          </table:table-cell>
          <table:table-cell office:value-type="float" office:value="31.471823" calcext:value-type="float">
            <text:p>31.471823</text:p>
          </table:table-cell>
        </table:table-row>
        <table:table-row table:style-name="ro1">
          <table:table-cell office:value-type="float" office:value="0.0540394327507" calcext:value-type="float">
            <text:p>0.0540394328</text:p>
          </table:table-cell>
          <table:table-cell office:value-type="float" office:value="23.721385213" calcext:value-type="float">
            <text:p>23.721385213</text:p>
          </table:table-cell>
          <table:table-cell office:value-type="float" office:value="0.164665" calcext:value-type="float">
            <text:p>0.164665</text:p>
          </table:table-cell>
          <table:table-cell office:value-type="float" office:value="31.621393" calcext:value-type="float">
            <text:p>31.621393</text:p>
          </table:table-cell>
        </table:table-row>
        <table:table-row table:style-name="ro1">
          <table:table-cell office:value-type="float" office:value="0.0546030679986" calcext:value-type="float">
            <text:p>0.054603068</text:p>
          </table:table-cell>
          <table:table-cell office:value-type="float" office:value="23.9189107656" calcext:value-type="float">
            <text:p>23.9189107656</text:p>
          </table:table-cell>
          <table:table-cell office:value-type="float" office:value="0.175961" calcext:value-type="float">
            <text:p>0.175961</text:p>
          </table:table-cell>
          <table:table-cell office:value-type="float" office:value="31.770964" calcext:value-type="float">
            <text:p>31.770964</text:p>
          </table:table-cell>
        </table:table-row>
        <table:table-row table:style-name="ro1">
          <table:table-cell office:value-type="float" office:value="0.0551853087514" calcext:value-type="float">
            <text:p>0.0551853088</text:p>
          </table:table-cell>
          <table:table-cell office:value-type="float" office:value="24.1228081335" calcext:value-type="float">
            <text:p>24.1228081335</text:p>
          </table:table-cell>
          <table:table-cell office:value-type="float" office:value="0.187256" calcext:value-type="float">
            <text:p>0.187256</text:p>
          </table:table-cell>
          <table:table-cell office:value-type="float" office:value="31.920538" calcext:value-type="float">
            <text:p>31.920538</text:p>
          </table:table-cell>
        </table:table-row>
        <table:table-row table:style-name="ro1">
          <table:table-cell office:value-type="float" office:value="0.0558053135696" calcext:value-type="float">
            <text:p>0.0558053136</text:p>
          </table:table-cell>
          <table:table-cell office:value-type="float" office:value="24.3394490463" calcext:value-type="float">
            <text:p>24.3394490463</text:p>
          </table:table-cell>
          <table:table-cell office:value-type="float" office:value="0.200804" calcext:value-type="float">
            <text:p>0.200804</text:p>
          </table:table-cell>
          <table:table-cell office:value-type="float" office:value="32.069923" calcext:value-type="float">
            <text:p>32.069923</text:p>
          </table:table-cell>
        </table:table-row>
        <table:table-row table:style-name="ro1">
          <table:table-cell office:value-type="float" office:value="0.0563710992001" calcext:value-type="float">
            <text:p>0.0563710992</text:p>
          </table:table-cell>
          <table:table-cell office:value-type="float" office:value="24.5369745546" calcext:value-type="float">
            <text:p>24.5369745546</text:p>
          </table:table-cell>
          <table:table-cell office:value-type="float" office:value="0.214352" calcext:value-type="float">
            <text:p>0.214352</text:p>
          </table:table-cell>
          <table:table-cell office:value-type="float" office:value="32.219307" calcext:value-type="float">
            <text:p>32.219307</text:p>
          </table:table-cell>
        </table:table-row>
        <table:table-row table:style-name="ro1">
          <table:table-cell office:value-type="float" office:value="0.0566639651657" calcext:value-type="float">
            <text:p>0.0566639652</text:p>
          </table:table-cell>
          <table:table-cell office:value-type="float" office:value="24.6389234131" calcext:value-type="float">
            <text:p>24.6389234131</text:p>
          </table:table-cell>
          <table:table-cell office:value-type="float" office:value="0.2279" calcext:value-type="float">
            <text:p>0.2279</text:p>
          </table:table-cell>
          <table:table-cell office:value-type="float" office:value="32.36869" calcext:value-type="float">
            <text:p>32.36869</text:p>
          </table:table-cell>
        </table:table-row>
        <table:table-row table:style-name="ro1">
          <table:table-cell office:value-type="float" office:value="0.057343160692" calcext:value-type="float">
            <text:p>0.0573431607</text:p>
          </table:table-cell>
          <table:table-cell office:value-type="float" office:value="24.8746796084" calcext:value-type="float">
            <text:p>24.8746796084</text:p>
          </table:table-cell>
          <table:table-cell office:value-type="float" office:value="0.241447" calcext:value-type="float">
            <text:p>0.241447</text:p>
          </table:table-cell>
          <table:table-cell office:value-type="float" office:value="32.518074" calcext:value-type="float">
            <text:p>32.518074</text:p>
          </table:table-cell>
        </table:table-row>
        <table:table-row table:style-name="ro1">
          <table:table-cell office:value-type="float" office:value="0.0578385138752" calcext:value-type="float">
            <text:p>0.0578385139</text:p>
          </table:table-cell>
          <table:table-cell office:value-type="float" office:value="25.0467179497" calcext:value-type="float">
            <text:p>25.0467179497</text:p>
          </table:table-cell>
          <table:table-cell office:value-type="float" office:value="0.257488" calcext:value-type="float">
            <text:p>0.257488</text:p>
          </table:table-cell>
          <table:table-cell office:value-type="float" office:value="32.667206" calcext:value-type="float">
            <text:p>32.667206</text:p>
          </table:table-cell>
        </table:table-row>
        <table:table-row table:style-name="ro1">
          <table:table-cell office:value-type="float" office:value="0.0584277076866" calcext:value-type="float">
            <text:p>0.0584277077</text:p>
          </table:table-cell>
          <table:table-cell office:value-type="float" office:value="25.2506154427" calcext:value-type="float">
            <text:p>25.2506154427</text:p>
          </table:table-cell>
          <table:table-cell office:value-type="float" office:value="0.273527" calcext:value-type="float">
            <text:p>0.273527</text:p>
          </table:table-cell>
          <table:table-cell office:value-type="float" office:value="32.816345" calcext:value-type="float">
            <text:p>32.816345</text:p>
          </table:table-cell>
        </table:table-row>
        <table:table-row table:style-name="ro1">
          <table:table-cell office:value-type="float" office:value="0.0590373403062" calcext:value-type="float">
            <text:p>0.0590373403</text:p>
          </table:table-cell>
          <table:table-cell office:value-type="float" office:value="25.4608843353" calcext:value-type="float">
            <text:p>25.4608843353</text:p>
          </table:table-cell>
          <table:table-cell office:value-type="float" office:value="0.289568" calcext:value-type="float">
            <text:p>0.289568</text:p>
          </table:table-cell>
          <table:table-cell office:value-type="float" office:value="32.965477" calcext:value-type="float">
            <text:p>32.965477</text:p>
          </table:table-cell>
        </table:table-row>
        <table:table-row table:style-name="ro1">
          <table:table-cell office:value-type="float" office:value="0.0596838094891" calcext:value-type="float">
            <text:p>0.0596838095</text:p>
          </table:table-cell>
          <table:table-cell office:value-type="float" office:value="25.6838972232" calcext:value-type="float">
            <text:p>25.6838972232</text:p>
          </table:table-cell>
          <table:table-cell office:value-type="float" office:value="0.305607" calcext:value-type="float">
            <text:p>0.305607</text:p>
          </table:table-cell>
          <table:table-cell office:value-type="float" office:value="33.114609" calcext:value-type="float">
            <text:p>33.114609</text:p>
          </table:table-cell>
        </table:table-row>
        <table:table-row table:style-name="ro1">
          <table:table-cell office:value-type="float" office:value="0.0599995236965" calcext:value-type="float">
            <text:p>0.0599995237</text:p>
          </table:table-cell>
          <table:table-cell office:value-type="float" office:value="25.7922177518" calcext:value-type="float">
            <text:p>25.7922177518</text:p>
          </table:table-cell>
          <table:table-cell office:value-type="float" office:value="0.324389" calcext:value-type="float">
            <text:p>0.324389</text:p>
          </table:table-cell>
          <table:table-cell office:value-type="float" office:value="33.26342" calcext:value-type="float">
            <text:p>33.26342</text:p>
          </table:table-cell>
        </table:table-row>
        <table:table-row table:style-name="ro1">
          <table:table-cell office:value-type="float" office:value="0.0605560985968" calcext:value-type="float">
            <text:p>0.0605560986</text:p>
          </table:table-cell>
          <table:table-cell office:value-type="float" office:value="25.9833714202" calcext:value-type="float">
            <text:p>25.9833714202</text:p>
          </table:table-cell>
          <table:table-cell office:value-type="float" office:value="0.34317" calcext:value-type="float">
            <text:p>0.34317</text:p>
          </table:table-cell>
          <table:table-cell office:value-type="float" office:value="33.412231" calcext:value-type="float">
            <text:p>33.412231</text:p>
          </table:table-cell>
        </table:table-row>
        <table:table-row table:style-name="ro1">
          <table:table-cell office:value-type="float" office:value="0.0611688652708" calcext:value-type="float">
            <text:p>0.0611688653</text:p>
          </table:table-cell>
          <table:table-cell office:value-type="float" office:value="26.1936404244" calcext:value-type="float">
            <text:p>26.1936404244</text:p>
          </table:table-cell>
          <table:table-cell office:value-type="float" office:value="0.361952" calcext:value-type="float">
            <text:p>0.361952</text:p>
          </table:table-cell>
          <table:table-cell office:value-type="float" office:value="33.56105" calcext:value-type="float">
            <text:p>33.56105</text:p>
          </table:table-cell>
        </table:table-row>
        <table:table-row table:style-name="ro1">
          <table:table-cell office:value-type="float" office:value="0.0617650857923" calcext:value-type="float">
            <text:p>0.0617650858</text:p>
          </table:table-cell>
          <table:table-cell office:value-type="float" office:value="26.3975379033" calcext:value-type="float">
            <text:p>26.3975379033</text:p>
          </table:table-cell>
          <table:table-cell office:value-type="float" office:value="0.380733" calcext:value-type="float">
            <text:p>0.380733</text:p>
          </table:table-cell>
          <table:table-cell office:value-type="float" office:value="33.709862" calcext:value-type="float">
            <text:p>33.709862</text:p>
          </table:table-cell>
        </table:table-row>
        <table:table-row table:style-name="ro1">
          <table:table-cell office:value-type="float" office:value="0.0623625594992" calcext:value-type="float">
            <text:p>0.0623625595</text:p>
          </table:table-cell>
          <table:table-cell office:value-type="float" office:value="26.6014352375" calcext:value-type="float">
            <text:p>26.6014352375</text:p>
          </table:table-cell>
          <table:table-cell office:value-type="float" office:value="0.402517" calcext:value-type="float">
            <text:p>0.402517</text:p>
          </table:table-cell>
          <table:table-cell office:value-type="float" office:value="33.858269" calcext:value-type="float">
            <text:p>33.858269</text:p>
          </table:table-cell>
        </table:table-row>
        <table:table-row table:style-name="ro1">
          <table:table-cell office:value-type="float" office:value="0.0629612787939" calcext:value-type="float">
            <text:p>0.0629612788</text:p>
          </table:table-cell>
          <table:table-cell office:value-type="float" office:value="26.805332325" calcext:value-type="float">
            <text:p>26.805332325</text:p>
          </table:table-cell>
          <table:table-cell office:value-type="float" office:value="0.424301" calcext:value-type="float">
            <text:p>0.424301</text:p>
          </table:table-cell>
          <table:table-cell office:value-type="float" office:value="34.006668" calcext:value-type="float">
            <text:p>34.006668</text:p>
          </table:table-cell>
        </table:table-row>
        <table:table-row table:style-name="ro1">
          <table:table-cell office:value-type="float" office:value="0.0635612274648" calcext:value-type="float">
            <text:p>0.0635612275</text:p>
          </table:table-cell>
          <table:table-cell office:value-type="float" office:value="27.0092297639" calcext:value-type="float">
            <text:p>27.0092297639</text:p>
          </table:table-cell>
          <table:table-cell office:value-type="float" office:value="0.446085" calcext:value-type="float">
            <text:p>0.446085</text:p>
          </table:table-cell>
          <table:table-cell office:value-type="float" office:value="34.155067" calcext:value-type="float">
            <text:p>34.155067</text:p>
          </table:table-cell>
        </table:table-row>
        <table:table-row table:style-name="ro1">
          <table:table-cell office:value-type="float" office:value="0.0638812441525" calcext:value-type="float">
            <text:p>0.0638812442</text:p>
          </table:table-cell>
          <table:table-cell office:value-type="float" office:value="27.1175502158" calcext:value-type="float">
            <text:p>27.1175502158</text:p>
          </table:table-cell>
          <table:table-cell office:value-type="float" office:value="0.467869" calcext:value-type="float">
            <text:p>0.467869</text:p>
          </table:table-cell>
          <table:table-cell office:value-type="float" office:value="34.303474" calcext:value-type="float">
            <text:p>34.303474</text:p>
          </table:table-cell>
        </table:table-row>
        <table:table-row table:style-name="ro1">
          <table:table-cell office:value-type="float" office:value="0.0644831321442" calcext:value-type="float">
            <text:p>0.0644831321</text:p>
          </table:table-cell>
          <table:table-cell office:value-type="float" office:value="27.3214475254" calcext:value-type="float">
            <text:p>27.3214475254</text:p>
          </table:table-cell>
          <table:table-cell office:value-type="float" office:value="0.492924" calcext:value-type="float">
            <text:p>0.492924</text:p>
          </table:table-cell>
          <table:table-cell office:value-type="float" office:value="34.451355" calcext:value-type="float">
            <text:p>34.451355</text:p>
          </table:table-cell>
        </table:table-row>
        <table:table-row table:style-name="ro1">
          <table:table-cell office:value-type="float" office:value="0.0650666223291" calcext:value-type="float">
            <text:p>0.0650666223</text:p>
          </table:table-cell>
          <table:table-cell office:value-type="float" office:value="27.5189728355" calcext:value-type="float">
            <text:p>27.5189728355</text:p>
          </table:table-cell>
          <table:table-cell office:value-type="float" office:value="0.517979" calcext:value-type="float">
            <text:p>0.517979</text:p>
          </table:table-cell>
          <table:table-cell office:value-type="float" office:value="34.599243" calcext:value-type="float">
            <text:p>34.599243</text:p>
          </table:table-cell>
        </table:table-row>
        <table:table-row table:style-name="ro1">
          <table:table-cell office:value-type="float" office:value="0.0656906272112" calcext:value-type="float">
            <text:p>0.0656906272</text:p>
          </table:table-cell>
          <table:table-cell office:value-type="float" office:value="27.7292419448" calcext:value-type="float">
            <text:p>27.7292419448</text:p>
          </table:table-cell>
          <table:table-cell office:value-type="float" office:value="0.543036" calcext:value-type="float">
            <text:p>0.543036</text:p>
          </table:table-cell>
          <table:table-cell office:value-type="float" office:value="34.747124" calcext:value-type="float">
            <text:p>34.747124</text:p>
          </table:table-cell>
        </table:table-row>
        <table:table-row table:style-name="ro1">
          <table:table-cell office:value-type="float" office:value="0.066276574433" calcext:value-type="float">
            <text:p>0.0662765744</text:p>
          </table:table-cell>
          <table:table-cell office:value-type="float" office:value="27.9267674975" calcext:value-type="float">
            <text:p>27.9267674975</text:p>
          </table:table-cell>
          <table:table-cell office:value-type="float" office:value="0.568092" calcext:value-type="float">
            <text:p>0.568092</text:p>
          </table:table-cell>
          <table:table-cell office:value-type="float" office:value="34.895012" calcext:value-type="float">
            <text:p>34.895012</text:p>
          </table:table-cell>
        </table:table-row>
        <table:table-row table:style-name="ro1">
          <table:table-cell office:value-type="float" office:value="0.0668834226998" calcext:value-type="float">
            <text:p>0.0668834227</text:p>
          </table:table-cell>
          <table:table-cell office:value-type="float" office:value="28.1306646558" calcext:value-type="float">
            <text:p>28.1306646558</text:p>
          </table:table-cell>
          <table:table-cell office:value-type="float" office:value="0.596699" calcext:value-type="float">
            <text:p>0.596699</text:p>
          </table:table-cell>
          <table:table-cell office:value-type="float" office:value="35.042244" calcext:value-type="float">
            <text:p>35.042244</text:p>
          </table:table-cell>
        </table:table-row>
        <table:table-row table:style-name="ro1">
          <table:table-cell office:value-type="float" office:value="0.0674915040631" calcext:value-type="float">
            <text:p>0.0674915041</text:p>
          </table:table-cell>
          <table:table-cell office:value-type="float" office:value="28.3345619852" calcext:value-type="float">
            <text:p>28.3345619852</text:p>
          </table:table-cell>
          <table:table-cell office:value-type="float" office:value="0.625305" calcext:value-type="float">
            <text:p>0.625305</text:p>
          </table:table-cell>
          <table:table-cell office:value-type="float" office:value="35.189484" calcext:value-type="float">
            <text:p>35.189484</text:p>
          </table:table-cell>
        </table:table-row>
        <table:table-row table:style-name="ro1">
          <table:table-cell office:value-type="float" office:value="0.0681206511554" calcext:value-type="float">
            <text:p>0.0681206512</text:p>
          </table:table-cell>
          <table:table-cell office:value-type="float" office:value="28.5448308047" calcext:value-type="float">
            <text:p>28.5448308047</text:p>
          </table:table-cell>
          <table:table-cell office:value-type="float" office:value="0.653912" calcext:value-type="float">
            <text:p>0.653912</text:p>
          </table:table-cell>
          <table:table-cell office:value-type="float" office:value="35.336723" calcext:value-type="float">
            <text:p>35.336723</text:p>
          </table:table-cell>
        </table:table-row>
        <table:table-row table:style-name="ro1">
          <table:table-cell office:value-type="float" office:value="0.0684258442897" calcext:value-type="float">
            <text:p>0.0684258443</text:p>
          </table:table-cell>
          <table:table-cell office:value-type="float" office:value="28.6467797278" calcext:value-type="float">
            <text:p>28.6467797278</text:p>
          </table:table-cell>
          <table:table-cell office:value-type="float" office:value="0.68252" calcext:value-type="float">
            <text:p>0.68252</text:p>
          </table:table-cell>
          <table:table-cell office:value-type="float" office:value="35.483963" calcext:value-type="float">
            <text:p>35.483963</text:p>
          </table:table-cell>
        </table:table-row>
        <table:table-row table:style-name="ro1">
          <table:table-cell office:value-type="float" office:value="0.0690554441243" calcext:value-type="float">
            <text:p>0.0690554441</text:p>
          </table:table-cell>
          <table:table-cell office:value-type="float" office:value="28.8570486523" calcext:value-type="float">
            <text:p>28.8570486523</text:p>
          </table:table-cell>
          <table:table-cell office:value-type="float" office:value="0.714964" calcext:value-type="float">
            <text:p>0.714964</text:p>
          </table:table-cell>
          <table:table-cell office:value-type="float" office:value="35.630402" calcext:value-type="float">
            <text:p>35.630402</text:p>
          </table:table-cell>
        </table:table-row>
        <table:table-row table:style-name="ro1">
          <table:table-cell office:value-type="float" office:value="0.0696495795826" calcext:value-type="float">
            <text:p>0.0696495796</text:p>
          </table:table-cell>
          <table:table-cell office:value-type="float" office:value="29.0545740923" calcext:value-type="float">
            <text:p>29.0545740923</text:p>
          </table:table-cell>
          <table:table-cell office:value-type="float" office:value="0.747408" calcext:value-type="float">
            <text:p>0.747408</text:p>
          </table:table-cell>
          <table:table-cell office:value-type="float" office:value="35.77684" calcext:value-type="float">
            <text:p>35.77684</text:p>
          </table:table-cell>
        </table:table-row>
        <table:table-row table:style-name="ro1">
          <table:table-cell office:value-type="float" office:value="0.0702818145936" calcext:value-type="float">
            <text:p>0.0702818146</text:p>
          </table:table-cell>
          <table:table-cell office:value-type="float" office:value="29.2648433013" calcext:value-type="float">
            <text:p>29.2648433013</text:p>
          </table:table-cell>
          <table:table-cell office:value-type="float" office:value="0.779852" calcext:value-type="float">
            <text:p>0.779852</text:p>
          </table:table-cell>
          <table:table-cell office:value-type="float" office:value="35.923279" calcext:value-type="float">
            <text:p>35.923279</text:p>
          </table:table-cell>
        </table:table-row>
        <table:table-row table:style-name="ro1">
          <table:table-cell office:value-type="float" office:value="0.0708583793362" calcext:value-type="float">
            <text:p>0.0708583793</text:p>
          </table:table-cell>
          <table:table-cell office:value-type="float" office:value="29.4559967388" calcext:value-type="float">
            <text:p>29.4559967388</text:p>
          </table:table-cell>
          <table:table-cell office:value-type="float" office:value="0.812296" calcext:value-type="float">
            <text:p>0.812296</text:p>
          </table:table-cell>
          <table:table-cell office:value-type="float" office:value="36.069717" calcext:value-type="float">
            <text:p>36.069717</text:p>
          </table:table-cell>
        </table:table-row>
        <table:table-row table:style-name="ro1">
          <table:table-cell office:value-type="float" office:value="0.0714746174577" calcext:value-type="float">
            <text:p>0.0714746175</text:p>
          </table:table-cell>
          <table:table-cell office:value-type="float" office:value="29.6598941278" calcext:value-type="float">
            <text:p>29.6598941278</text:p>
          </table:table-cell>
          <table:table-cell office:value-type="float" office:value="0.848869" calcext:value-type="float">
            <text:p>0.848869</text:p>
          </table:table-cell>
          <table:table-cell office:value-type="float" office:value="36.215179" calcext:value-type="float">
            <text:p>36.215179</text:p>
          </table:table-cell>
        </table:table-row>
        <table:table-row table:style-name="ro1">
          <table:table-cell office:value-type="float" office:value="0.0720920980388" calcext:value-type="float">
            <text:p>0.072092098</text:p>
          </table:table-cell>
          <table:table-cell office:value-type="float" office:value="29.8637913344" calcext:value-type="float">
            <text:p>29.8637913344</text:p>
          </table:table-cell>
          <table:table-cell office:value-type="float" office:value="0.885445" calcext:value-type="float">
            <text:p>0.885445</text:p>
          </table:table-cell>
          <table:table-cell office:value-type="float" office:value="36.360641" calcext:value-type="float">
            <text:p>36.360641</text:p>
          </table:table-cell>
        </table:table-row>
        <table:table-row table:style-name="ro1">
          <table:table-cell office:value-type="float" office:value="0.072710811768" calcext:value-type="float">
            <text:p>0.0727108118</text:p>
          </table:table-cell>
          <table:table-cell office:value-type="float" office:value="30.0676884899" calcext:value-type="float">
            <text:p>30.0676884899</text:p>
          </table:table-cell>
          <table:table-cell office:value-type="float" office:value="0.922018" calcext:value-type="float">
            <text:p>0.922018</text:p>
          </table:table-cell>
          <table:table-cell office:value-type="float" office:value="36.506104" calcext:value-type="float">
            <text:p>36.506104</text:p>
          </table:table-cell>
        </table:table-row>
        <table:table-row table:style-name="ro1">
          <table:table-cell office:value-type="float" office:value="0.0730206507718" calcext:value-type="float">
            <text:p>0.0730206508</text:p>
          </table:table-cell>
          <table:table-cell office:value-type="float" office:value="30.1696370934" calcext:value-type="float">
            <text:p>30.1696370934</text:p>
          </table:table-cell>
          <table:table-cell office:value-type="float" office:value="0.958591" calcext:value-type="float">
            <text:p>0.958591</text:p>
          </table:table-cell>
          <table:table-cell office:value-type="float" office:value="36.651573" calcext:value-type="float">
            <text:p>36.651573</text:p>
          </table:table-cell>
        </table:table-row>
        <table:table-row table:style-name="ro1">
          <table:table-cell office:value-type="float" office:value="0.0736412612481" calcext:value-type="float">
            <text:p>0.0736412612</text:p>
          </table:table-cell>
          <table:table-cell office:value-type="float" office:value="30.3735344954" calcext:value-type="float">
            <text:p>30.3735344954</text:p>
          </table:table-cell>
          <table:table-cell office:value-type="float" office:value="0.999586" calcext:value-type="float">
            <text:p>0.999586</text:p>
          </table:table-cell>
          <table:table-cell office:value-type="float" office:value="36.795853" calcext:value-type="float">
            <text:p>36.795853</text:p>
          </table:table-cell>
        </table:table-row>
        <table:table-row table:style-name="ro1">
          <table:table-cell office:value-type="float" office:value="0.0742630938743" calcext:value-type="float">
            <text:p>0.0742630939</text:p>
          </table:table-cell>
          <table:table-cell office:value-type="float" office:value="30.5774316263" calcext:value-type="float">
            <text:p>30.5774316263</text:p>
          </table:table-cell>
          <table:table-cell office:value-type="float" office:value="1.040581" calcext:value-type="float">
            <text:p>1.040581</text:p>
          </table:table-cell>
          <table:table-cell office:value-type="float" office:value="36.94014" calcext:value-type="float">
            <text:p>36.94014</text:p>
          </table:table-cell>
        </table:table-row>
        <table:table-row table:style-name="ro1">
          <table:table-cell office:value-type="float" office:value="0.0748861712436" calcext:value-type="float">
            <text:p>0.0748861712</text:p>
          </table:table-cell>
          <table:table-cell office:value-type="float" office:value="30.7813287443" calcext:value-type="float">
            <text:p>30.7813287443</text:p>
          </table:table-cell>
          <table:table-cell office:value-type="float" office:value="1.081575" calcext:value-type="float">
            <text:p>1.081575</text:p>
          </table:table-cell>
          <table:table-cell office:value-type="float" office:value="37.084419" calcext:value-type="float">
            <text:p>37.084419</text:p>
          </table:table-cell>
        </table:table-row>
        <table:table-row table:style-name="ro1">
          <table:table-cell office:value-type="float" office:value="0.0755308459073" calcext:value-type="float">
            <text:p>0.0755308459</text:p>
          </table:table-cell>
          <table:table-cell office:value-type="float" office:value="30.9915979748" calcext:value-type="float">
            <text:p>30.9915979748</text:p>
          </table:table-cell>
          <table:table-cell office:value-type="float" office:value="1.122572" calcext:value-type="float">
            <text:p>1.122572</text:p>
          </table:table-cell>
          <table:table-cell office:value-type="float" office:value="37.228699" calcext:value-type="float">
            <text:p>37.228699</text:p>
          </table:table-cell>
        </table:table-row>
        <table:table-row table:style-name="ro1">
          <table:table-cell office:value-type="float" office:value="0.0761564600433" calcext:value-type="float">
            <text:p>0.07615646</text:p>
          </table:table-cell>
          <table:table-cell office:value-type="float" office:value="31.1954950898" calcext:value-type="float">
            <text:p>31.1954950898</text:p>
          </table:table-cell>
          <table:table-cell office:value-type="float" office:value="1.168276" calcext:value-type="float">
            <text:p>1.168276</text:p>
          </table:table-cell>
          <table:table-cell office:value-type="float" office:value="37.371567" calcext:value-type="float">
            <text:p>37.371567</text:p>
          </table:table-cell>
        </table:table-row>
        <table:table-row table:style-name="ro1">
          <table:table-cell office:value-type="float" office:value="0.0767840031385" calcext:value-type="float">
            <text:p>0.0767840031</text:p>
          </table:table-cell>
          <table:table-cell office:value-type="float" office:value="31.3993915111" calcext:value-type="float">
            <text:p>31.3993915111</text:p>
          </table:table-cell>
          <table:table-cell office:value-type="float" office:value="1.21398" calcext:value-type="float">
            <text:p>1.21398</text:p>
          </table:table-cell>
          <table:table-cell office:value-type="float" office:value="37.514427" calcext:value-type="float">
            <text:p>37.514427</text:p>
          </table:table-cell>
        </table:table-row>
        <table:table-row table:style-name="ro1">
          <table:table-cell office:value-type="float" office:value="0.0774118396721" calcext:value-type="float">
            <text:p>0.0774118397</text:p>
          </table:table-cell>
          <table:table-cell office:value-type="float" office:value="31.6032879164" calcext:value-type="float">
            <text:p>31.6032879164</text:p>
          </table:table-cell>
          <table:table-cell office:value-type="float" office:value="1.259684" calcext:value-type="float">
            <text:p>1.259684</text:p>
          </table:table-cell>
          <table:table-cell office:value-type="float" office:value="37.657295" calcext:value-type="float">
            <text:p>37.657295</text:p>
          </table:table-cell>
        </table:table-row>
        <table:table-row table:style-name="ro1">
          <table:table-cell office:value-type="float" office:value="0.0777262284151" calcext:value-type="float">
            <text:p>0.0777262284</text:p>
          </table:table-cell>
          <table:table-cell office:value-type="float" office:value="31.705236529" calcext:value-type="float">
            <text:p>31.705236529</text:p>
          </table:table-cell>
          <table:table-cell office:value-type="float" office:value="1.30929" calcext:value-type="float">
            <text:p>1.30929</text:p>
          </table:table-cell>
          <table:table-cell office:value-type="float" office:value="37.798836" calcext:value-type="float">
            <text:p>37.798836</text:p>
          </table:table-cell>
        </table:table-row>
        <table:table-row table:style-name="ro1">
          <table:table-cell office:value-type="float" office:value="0.0783562576816" calcext:value-type="float">
            <text:p>0.0783562577</text:p>
          </table:table-cell>
          <table:table-cell office:value-type="float" office:value="31.9091340694" calcext:value-type="float">
            <text:p>31.9091340694</text:p>
          </table:table-cell>
          <table:table-cell office:value-type="float" office:value="1.358896" calcext:value-type="float">
            <text:p>1.358896</text:p>
          </table:table-cell>
          <table:table-cell office:value-type="float" office:value="37.940384" calcext:value-type="float">
            <text:p>37.940384</text:p>
          </table:table-cell>
        </table:table-row>
        <table:table-row table:style-name="ro1">
          <table:table-cell office:value-type="float" office:value="0.0789665495532" calcext:value-type="float">
            <text:p>0.0789665496</text:p>
          </table:table-cell>
          <table:table-cell office:value-type="float" office:value="32.1066590491" calcext:value-type="float">
            <text:p>32.1066590491</text:p>
          </table:table-cell>
          <table:table-cell office:value-type="float" office:value="1.408503" calcext:value-type="float">
            <text:p>1.408503</text:p>
          </table:table-cell>
          <table:table-cell office:value-type="float" office:value="38.081924" calcext:value-type="float">
            <text:p>38.081924</text:p>
          </table:table-cell>
        </table:table-row>
        <table:table-row table:style-name="ro1">
          <table:table-cell office:value-type="float" office:value="0.0795984791799" calcext:value-type="float">
            <text:p>0.0795984792</text:p>
          </table:table-cell>
          <table:table-cell office:value-type="float" office:value="32.3105547478" calcext:value-type="float">
            <text:p>32.3105547478</text:p>
          </table:table-cell>
          <table:table-cell office:value-type="float" office:value="1.458111" calcext:value-type="float">
            <text:p>1.458111</text:p>
          </table:table-cell>
          <table:table-cell office:value-type="float" office:value="38.223473" calcext:value-type="float">
            <text:p>38.223473</text:p>
          </table:table-cell>
        </table:table-row>
        <table:table-row table:style-name="ro1">
          <table:table-cell office:value-type="float" office:value="0.0802342533786" calcext:value-type="float">
            <text:p>0.0802342534</text:p>
          </table:table-cell>
          <table:table-cell office:value-type="float" office:value="32.5144513803" calcext:value-type="float">
            <text:p>32.5144513803</text:p>
          </table:table-cell>
          <table:table-cell office:value-type="float" office:value="1.512688" calcext:value-type="float">
            <text:p>1.512688</text:p>
          </table:table-cell>
          <table:table-cell office:value-type="float" office:value="38.363174" calcext:value-type="float">
            <text:p>38.363174</text:p>
          </table:table-cell>
        </table:table-row>
        <table:table-row table:style-name="ro1">
          <table:table-cell office:value-type="float" office:value="0.0808991688598" calcext:value-type="float">
            <text:p>0.0808991689</text:p>
          </table:table-cell>
          <table:table-cell office:value-type="float" office:value="32.7247174336" calcext:value-type="float">
            <text:p>32.7247174336</text:p>
          </table:table-cell>
          <table:table-cell office:value-type="float" office:value="1.567263" calcext:value-type="float">
            <text:p>1.567263</text:p>
          </table:table-cell>
          <table:table-cell office:value-type="float" office:value="38.502869" calcext:value-type="float">
            <text:p>38.502869</text:p>
          </table:table-cell>
        </table:table-row>
        <table:table-row table:style-name="ro1">
          <table:table-cell office:value-type="float" office:value="0.0815652702844" calcext:value-type="float">
            <text:p>0.0815652703</text:p>
          </table:table-cell>
          <table:table-cell office:value-type="float" office:value="32.9222388042" calcext:value-type="float">
            <text:p>32.9222388042</text:p>
          </table:table-cell>
          <table:table-cell office:value-type="float" office:value="1.621838" calcext:value-type="float">
            <text:p>1.621838</text:p>
          </table:table-cell>
          <table:table-cell office:value-type="float" office:value="38.64257" calcext:value-type="float">
            <text:p>38.64257</text:p>
          </table:table-cell>
        </table:table-row>
        <table:table-row table:style-name="ro1">
          <table:table-cell office:value-type="float" office:value="0.0823444173531" calcext:value-type="float">
            <text:p>0.0823444174</text:p>
          </table:table-cell>
          <table:table-cell office:value-type="float" office:value="33.1261306987" calcext:value-type="float">
            <text:p>33.1261306987</text:p>
          </table:table-cell>
          <table:table-cell office:value-type="float" office:value="1.676413" calcext:value-type="float">
            <text:p>1.676413</text:p>
          </table:table-cell>
          <table:table-cell office:value-type="float" office:value="38.782272" calcext:value-type="float">
            <text:p>38.782272</text:p>
          </table:table-cell>
        </table:table-row>
        <table:table-row table:style-name="ro1">
          <table:table-cell office:value-type="float" office:value="0.0828092633807" calcext:value-type="float">
            <text:p>0.0828092634</text:p>
          </table:table-cell>
          <table:table-cell office:value-type="float" office:value="33.234448189" calcext:value-type="float">
            <text:p>33.234448189</text:p>
          </table:table-cell>
          <table:table-cell office:value-type="float" office:value="1.736357" calcext:value-type="float">
            <text:p>1.736357</text:p>
          </table:table-cell>
          <table:table-cell office:value-type="float" office:value="38.919754" calcext:value-type="float">
            <text:p>38.919754</text:p>
          </table:table-cell>
        </table:table-row>
        <table:table-row table:style-name="ro1">
          <table:table-cell office:value-type="float" office:value="0.0838050490979" calcext:value-type="float">
            <text:p>0.0838050491</text:p>
          </table:table-cell>
          <table:table-cell office:value-type="float" office:value="33.4383404656" calcext:value-type="float">
            <text:p>33.4383404656</text:p>
          </table:table-cell>
          <table:table-cell office:value-type="float" office:value="1.796301" calcext:value-type="float">
            <text:p>1.796301</text:p>
          </table:table-cell>
          <table:table-cell office:value-type="float" office:value="39.057243" calcext:value-type="float">
            <text:p>39.057243</text:p>
          </table:table-cell>
        </table:table-row>
        <table:table-row table:style-name="ro1">
          <table:table-cell office:value-type="float" office:value="0.0849741536487" calcext:value-type="float">
            <text:p>0.0849741536</text:p>
          </table:table-cell>
          <table:table-cell office:value-type="float" office:value="33.6422331242" calcext:value-type="float">
            <text:p>33.6422331242</text:p>
          </table:table-cell>
          <table:table-cell office:value-type="float" office:value="1.856247" calcext:value-type="float">
            <text:p>1.856247</text:p>
          </table:table-cell>
          <table:table-cell office:value-type="float" office:value="39.194725" calcext:value-type="float">
            <text:p>39.194725</text:p>
          </table:table-cell>
        </table:table-row>
        <table:table-row table:style-name="ro1">
          <table:table-cell office:value-type="float" office:value="0.0863167568808" calcext:value-type="float">
            <text:p>0.0863167569</text:p>
          </table:table-cell>
          <table:table-cell office:value-type="float" office:value="33.8461256604" calcext:value-type="float">
            <text:p>33.8461256604</text:p>
          </table:table-cell>
          <table:table-cell office:value-type="float" office:value="1.916191" calcext:value-type="float">
            <text:p>1.916191</text:p>
          </table:table-cell>
          <table:table-cell office:value-type="float" office:value="39.332214" calcext:value-type="float">
            <text:p>39.332214</text:p>
          </table:table-cell>
        </table:table-row>
        <table:table-row table:style-name="ro1">
          <table:table-cell office:value-type="float" office:value="0.0878362248064" calcext:value-type="float">
            <text:p>0.0878362248</text:p>
          </table:table-cell>
          <table:table-cell office:value-type="float" office:value="34.0500170971" calcext:value-type="float">
            <text:p>34.0500170971</text:p>
          </table:table-cell>
          <table:table-cell office:value-type="float" office:value="1.981728" calcext:value-type="float">
            <text:p>1.981728</text:p>
          </table:table-cell>
          <table:table-cell office:value-type="float" office:value="39.467133" calcext:value-type="float">
            <text:p>39.467133</text:p>
          </table:table-cell>
        </table:table-row>
        <table:table-row table:style-name="ro1">
          <table:table-cell office:value-type="float" office:value="0.0895544976533" calcext:value-type="float">
            <text:p>0.0895544977</text:p>
          </table:table-cell>
          <table:table-cell office:value-type="float" office:value="34.2539070259" calcext:value-type="float">
            <text:p>34.2539070259</text:p>
          </table:table-cell>
          <table:table-cell office:value-type="float" office:value="2.047262" calcext:value-type="float">
            <text:p>2.047262</text:p>
          </table:table-cell>
          <table:table-cell office:value-type="float" office:value="39.602058" calcext:value-type="float">
            <text:p>39.602058</text:p>
          </table:table-cell>
        </table:table-row>
        <table:table-row table:style-name="ro1">
          <table:table-cell office:value-type="float" office:value="0.0914900579075" calcext:value-type="float">
            <text:p>0.0914900579</text:p>
          </table:table-cell>
          <table:table-cell office:value-type="float" office:value="34.4577943601" calcext:value-type="float">
            <text:p>34.4577943601</text:p>
          </table:table-cell>
          <table:table-cell office:value-type="float" office:value="2.112797" calcext:value-type="float">
            <text:p>2.112797</text:p>
          </table:table-cell>
          <table:table-cell office:value-type="float" office:value="39.736977" calcext:value-type="float">
            <text:p>39.736977</text:p>
          </table:table-cell>
        </table:table-row>
        <table:table-row table:style-name="ro1">
          <table:table-cell office:value-type="float" office:value="0.0937204245422" calcext:value-type="float">
            <text:p>0.0937204245</text:p>
          </table:table-cell>
          <table:table-cell office:value-type="float" office:value="34.6680497283" calcext:value-type="float">
            <text:p>34.6680497283</text:p>
          </table:table-cell>
          <table:table-cell office:value-type="float" office:value="2.182814" calcext:value-type="float">
            <text:p>2.182814</text:p>
          </table:table-cell>
          <table:table-cell office:value-type="float" office:value="39.869614" calcext:value-type="float">
            <text:p>39.869614</text:p>
          </table:table-cell>
        </table:table-row>
        <table:table-row table:style-name="ro1">
          <table:table-cell office:value-type="float" office:value="0.0948921310537" calcext:value-type="float">
            <text:p>0.0948921311</text:p>
          </table:table-cell>
          <table:table-cell office:value-type="float" office:value="34.7699902176" calcext:value-type="float">
            <text:p>34.7699902176</text:p>
          </table:table-cell>
          <table:table-cell office:value-type="float" office:value="2.252831" calcext:value-type="float">
            <text:p>2.252831</text:p>
          </table:table-cell>
          <table:table-cell office:value-type="float" office:value="40.002243" calcext:value-type="float">
            <text:p>40.002243</text:p>
          </table:table-cell>
        </table:table-row>
        <table:table-row table:style-name="ro1">
          <table:table-cell office:value-type="float" office:value="0.0974319666248" calcext:value-type="float">
            <text:p>0.0974319666</text:p>
          </table:table-cell>
          <table:table-cell office:value-type="float" office:value="34.9738681426" calcext:value-type="float">
            <text:p>34.9738681426</text:p>
          </table:table-cell>
          <table:table-cell office:value-type="float" office:value="2.322847" calcext:value-type="float">
            <text:p>2.322847</text:p>
          </table:table-cell>
          <table:table-cell office:value-type="float" office:value="40.13488" calcext:value-type="float">
            <text:p>40.13488</text:p>
          </table:table-cell>
        </table:table-row>
        <table:table-row table:style-name="ro1">
          <table:table-cell office:value-type="float" office:value="0.100252272923" calcext:value-type="float">
            <text:p>0.1002522729</text:p>
          </table:table-cell>
          <table:table-cell office:value-type="float" office:value="35.1777406412" calcext:value-type="float">
            <text:p>35.1777406412</text:p>
          </table:table-cell>
          <table:table-cell office:value-type="float" office:value="2.392864" calcext:value-type="float">
            <text:p>2.392864</text:p>
          </table:table-cell>
          <table:table-cell office:value-type="float" office:value="40.267509" calcext:value-type="float">
            <text:p>40.267509</text:p>
          </table:table-cell>
        </table:table-row>
        <table:table-row table:style-name="ro1">
          <table:table-cell office:value-type="float" office:value="0.103363967505" calcext:value-type="float">
            <text:p>0.1033639675</text:p>
          </table:table-cell>
          <table:table-cell office:value-type="float" office:value="35.3816075914" calcext:value-type="float">
            <text:p>35.3816075914</text:p>
          </table:table-cell>
          <table:table-cell office:value-type="float" office:value="2.468449" calcext:value-type="float">
            <text:p>2.468449</text:p>
          </table:table-cell>
          <table:table-cell office:value-type="float" office:value="40.397049" calcext:value-type="float">
            <text:p>40.397049</text:p>
          </table:table-cell>
        </table:table-row>
        <table:table-row table:style-name="ro1">
          <table:table-cell office:value-type="float" office:value="0.10678440944" calcext:value-type="float">
            <text:p>0.1067844094</text:p>
          </table:table-cell>
          <table:table-cell office:value-type="float" office:value="35.5854679064" calcext:value-type="float">
            <text:p>35.5854679064</text:p>
          </table:table-cell>
          <table:table-cell office:value-type="float" office:value="2.544031" calcext:value-type="float">
            <text:p>2.544031</text:p>
          </table:table-cell>
          <table:table-cell office:value-type="float" office:value="40.526588" calcext:value-type="float">
            <text:p>40.526588</text:p>
          </table:table-cell>
        </table:table-row>
        <table:table-row table:style-name="ro1">
          <table:table-cell office:value-type="float" office:value="0.110669944901" calcext:value-type="float">
            <text:p>0.1106699449</text:p>
          </table:table-cell>
          <table:table-cell office:value-type="float" office:value="35.7956900299" calcext:value-type="float">
            <text:p>35.7956900299</text:p>
          </table:table-cell>
          <table:table-cell office:value-type="float" office:value="2.619614" calcext:value-type="float">
            <text:p>2.619614</text:p>
          </table:table-cell>
          <table:table-cell office:value-type="float" office:value="40.65612" calcext:value-type="float">
            <text:p>40.65612</text:p>
          </table:table-cell>
        </table:table-row>
        <table:table-row table:style-name="ro1">
          <table:table-cell office:value-type="float" office:value="0.114797442664" calcext:value-type="float">
            <text:p>0.1147974427</text:p>
          </table:table-cell>
          <table:table-cell office:value-type="float" office:value="35.9995325327" calcext:value-type="float">
            <text:p>35.9995325327</text:p>
          </table:table-cell>
          <table:table-cell office:value-type="float" office:value="2.695196" calcext:value-type="float">
            <text:p>2.695196</text:p>
          </table:table-cell>
          <table:table-cell office:value-type="float" office:value="40.78566" calcext:value-type="float">
            <text:p>40.78566</text:p>
          </table:table-cell>
        </table:table-row>
        <table:table-row table:style-name="ro1">
          <table:table-cell office:value-type="float" office:value="0.116857721084" calcext:value-type="float">
            <text:p>0.1168577211</text:p>
          </table:table-cell>
          <table:table-cell office:value-type="float" office:value="36.0950802941" calcext:value-type="float">
            <text:p>36.0950802941</text:p>
          </table:table-cell>
          <table:table-cell office:value-type="float" office:value="2.776588" calcext:value-type="float">
            <text:p>2.776588</text:p>
          </table:table-cell>
          <table:table-cell office:value-type="float" office:value="40.911636" calcext:value-type="float">
            <text:p>40.911636</text:p>
          </table:table-cell>
        </table:table-row>
        <table:table-row table:style-name="ro1">
          <table:table-cell office:value-type="float" office:value="0.121687416435" calcext:value-type="float">
            <text:p>0.1216874164</text:p>
          </table:table-cell>
          <table:table-cell office:value-type="float" office:value="36.3052767468" calcext:value-type="float">
            <text:p>36.3052767468</text:p>
          </table:table-cell>
          <table:table-cell office:value-type="float" office:value="2.857981" calcext:value-type="float">
            <text:p>2.857981</text:p>
          </table:table-cell>
          <table:table-cell office:value-type="float" office:value="41.037613" calcext:value-type="float">
            <text:p>41.037613</text:p>
          </table:table-cell>
        </table:table-row>
        <table:table-row table:style-name="ro1">
          <table:table-cell office:value-type="float" office:value="0.126786079314" calcext:value-type="float">
            <text:p>0.1267860793</text:p>
          </table:table-cell>
          <table:table-cell office:value-type="float" office:value="36.5090907483" calcext:value-type="float">
            <text:p>36.5090907483</text:p>
          </table:table-cell>
          <table:table-cell office:value-type="float" office:value="2.939373" calcext:value-type="float">
            <text:p>2.939373</text:p>
          </table:table-cell>
          <table:table-cell office:value-type="float" office:value="41.163589" calcext:value-type="float">
            <text:p>41.163589</text:p>
          </table:table-cell>
        </table:table-row>
        <table:table-row table:style-name="ro1">
          <table:table-cell office:value-type="float" office:value="0.132317971492" calcext:value-type="float">
            <text:p>0.1323179715</text:p>
          </table:table-cell>
          <table:table-cell office:value-type="float" office:value="36.712890319" calcext:value-type="float">
            <text:p>36.712890319</text:p>
          </table:table-cell>
          <table:table-cell office:value-type="float" office:value="3.020763" calcext:value-type="float">
            <text:p>3.020763</text:p>
          </table:table-cell>
          <table:table-cell office:value-type="float" office:value="41.289574" calcext:value-type="float">
            <text:p>41.289574</text:p>
          </table:table-cell>
        </table:table-row>
        <table:table-row table:style-name="ro1">
          <table:table-cell office:value-type="float" office:value="0.13848824981" calcext:value-type="float">
            <text:p>0.1384882498</text:p>
          </table:table-cell>
          <table:table-cell office:value-type="float" office:value="36.9230424075" calcext:value-type="float">
            <text:p>36.9230424075</text:p>
          </table:table-cell>
          <table:table-cell office:value-type="float" office:value="3.107962" calcext:value-type="float">
            <text:p>3.107962</text:p>
          </table:table-cell>
          <table:table-cell office:value-type="float" office:value="41.411621" calcext:value-type="float">
            <text:p>41.411621</text:p>
          </table:table-cell>
        </table:table-row>
        <table:table-row table:style-name="ro1">
          <table:table-cell office:value-type="float" office:value="0.144942647237" calcext:value-type="float">
            <text:p>0.1449426472</text:p>
          </table:table-cell>
          <table:table-cell office:value-type="float" office:value="37.1268082922" calcext:value-type="float">
            <text:p>37.1268082922</text:p>
          </table:table-cell>
          <table:table-cell office:value-type="float" office:value="3.195158" calcext:value-type="float">
            <text:p>3.195158</text:p>
          </table:table-cell>
          <table:table-cell office:value-type="float" office:value="41.533669" calcext:value-type="float">
            <text:p>41.533669</text:p>
          </table:table-cell>
        </table:table-row>
        <table:table-row table:style-name="ro1">
          <table:table-cell office:value-type="float" office:value="0.151891943906" calcext:value-type="float">
            <text:p>0.1518919439</text:p>
          </table:table-cell>
          <table:table-cell office:value-type="float" office:value="37.3305535312" calcext:value-type="float">
            <text:p>37.3305535312</text:p>
          </table:table-cell>
          <table:table-cell office:value-type="float" office:value="3.282354" calcext:value-type="float">
            <text:p>3.282354</text:p>
          </table:table-cell>
          <table:table-cell office:value-type="float" office:value="41.655716" calcext:value-type="float">
            <text:p>41.655716</text:p>
          </table:table-cell>
        </table:table-row>
        <table:table-row table:style-name="ro1">
          <table:table-cell office:value-type="float" office:value="0.159592883744" calcext:value-type="float">
            <text:p>0.1595928837</text:p>
          </table:table-cell>
          <table:table-cell office:value-type="float" office:value="37.5406423941" calcext:value-type="float">
            <text:p>37.5406423941</text:p>
          </table:table-cell>
          <table:table-cell office:value-type="float" office:value="3.374029" calcext:value-type="float">
            <text:p>3.374029</text:p>
          </table:table-cell>
          <table:table-cell office:value-type="float" office:value="41.774406" calcext:value-type="float">
            <text:p>41.774406</text:p>
          </table:table-cell>
        </table:table-row>
        <table:table-row table:style-name="ro1">
          <table:table-cell office:value-type="float" office:value="0.163276450562" calcext:value-type="float">
            <text:p>0.1632764506</text:p>
          </table:table-cell>
          <table:table-cell office:value-type="float" office:value="37.6361289335" calcext:value-type="float">
            <text:p>37.6361289335</text:p>
          </table:table-cell>
          <table:table-cell office:value-type="float" office:value="3.465704" calcext:value-type="float">
            <text:p>3.465704</text:p>
          </table:table-cell>
          <table:table-cell office:value-type="float" office:value="41.893105" calcext:value-type="float">
            <text:p>41.893105</text:p>
          </table:table-cell>
        </table:table-row>
        <table:table-row table:style-name="ro1">
          <table:table-cell office:value-type="float" office:value="0.171534239746" calcext:value-type="float">
            <text:p>0.1715342397</text:p>
          </table:table-cell>
          <table:table-cell office:value-type="float" office:value="37.8398146748" calcext:value-type="float">
            <text:p>37.8398146748</text:p>
          </table:table-cell>
          <table:table-cell office:value-type="float" office:value="3.557379" calcext:value-type="float">
            <text:p>3.557379</text:p>
          </table:table-cell>
          <table:table-cell office:value-type="float" office:value="42.011795" calcext:value-type="float">
            <text:p>42.011795</text:p>
          </table:table-cell>
        </table:table-row>
        <table:table-row table:style-name="ro1">
          <table:table-cell office:value-type="float" office:value="0.180363723645" calcext:value-type="float">
            <text:p>0.1803637236</text:p>
          </table:table-cell>
          <table:table-cell office:value-type="float" office:value="38.0434708739" calcext:value-type="float">
            <text:p>38.0434708739</text:p>
          </table:table-cell>
          <table:table-cell office:value-type="float" office:value="3.649052" calcext:value-type="float">
            <text:p>3.649052</text:p>
          </table:table-cell>
          <table:table-cell office:value-type="float" office:value="42.130493" calcext:value-type="float">
            <text:p>42.130493</text:p>
          </table:table-cell>
        </table:table-row>
        <table:table-row table:style-name="ro1">
          <table:table-cell office:value-type="float" office:value="0.189786549693" calcext:value-type="float">
            <text:p>0.1897865497</text:p>
          </table:table-cell>
          <table:table-cell office:value-type="float" office:value="38.2470949131" calcext:value-type="float">
            <text:p>38.2470949131</text:p>
          </table:table-cell>
          <table:table-cell office:value-type="float" office:value="3.746067" calcext:value-type="float">
            <text:p>3.746067</text:p>
          </table:table-cell>
          <table:table-cell office:value-type="float" office:value="42.244858" calcext:value-type="float">
            <text:p>42.244858</text:p>
          </table:table-cell>
        </table:table-row>
        <table:table-row table:style-name="ro1">
          <table:table-cell office:value-type="float" office:value="0.19981645292" calcext:value-type="float">
            <text:p>0.1998164529</text:p>
          </table:table-cell>
          <table:table-cell office:value-type="float" office:value="38.4506845266" calcext:value-type="float">
            <text:p>38.4506845266</text:p>
          </table:table-cell>
          <table:table-cell office:value-type="float" office:value="3.843082" calcext:value-type="float">
            <text:p>3.843082</text:p>
          </table:table-cell>
          <table:table-cell office:value-type="float" office:value="42.359215" calcext:value-type="float">
            <text:p>42.359215</text:p>
          </table:table-cell>
        </table:table-row>
        <table:table-row table:style-name="ro1">
          <table:table-cell office:value-type="float" office:value="0.210128374863" calcext:value-type="float">
            <text:p>0.2101283749</text:p>
          </table:table-cell>
          <table:table-cell office:value-type="float" office:value="38.6478758091" calcext:value-type="float">
            <text:p>38.6478758091</text:p>
          </table:table-cell>
          <table:table-cell office:value-type="float" office:value="3.940098" calcext:value-type="float">
            <text:p>3.940098</text:p>
          </table:table-cell>
          <table:table-cell office:value-type="float" office:value="42.473579" calcext:value-type="float">
            <text:p>42.473579</text:p>
          </table:table-cell>
        </table:table-row>
        <table:table-row table:style-name="ro1">
          <table:table-cell office:value-type="float" office:value="0.221788565389" calcext:value-type="float">
            <text:p>0.2217885654</text:p>
          </table:table-cell>
          <table:table-cell office:value-type="float" office:value="38.8577455997" calcext:value-type="float">
            <text:p>38.8577455997</text:p>
          </table:table-cell>
          <table:table-cell office:value-type="float" office:value="4.037113" calcext:value-type="float">
            <text:p>4.037113</text:p>
          </table:table-cell>
          <table:table-cell office:value-type="float" office:value="42.587936" calcext:value-type="float">
            <text:p>42.587936</text:p>
          </table:table-cell>
        </table:table-row>
        <table:table-row table:style-name="ro1">
          <table:table-cell office:value-type="float" office:value="0.22695429136" calcext:value-type="float">
            <text:p>0.2269542914</text:p>
          </table:table-cell>
          <table:table-cell office:value-type="float" office:value="38.9467664298" calcext:value-type="float">
            <text:p>38.9467664298</text:p>
          </table:table-cell>
          <table:table-cell office:value-type="float" office:value="4.13945" calcext:value-type="float">
            <text:p>4.13945</text:p>
          </table:table-cell>
          <table:table-cell office:value-type="float" office:value="42.697571" calcext:value-type="float">
            <text:p>42.697571</text:p>
          </table:table-cell>
        </table:table-row>
        <table:table-row table:style-name="ro1">
          <table:table-cell office:value-type="float" office:value="0.239257613033" calcext:value-type="float">
            <text:p>0.239257613</text:p>
          </table:table-cell>
          <table:table-cell office:value-type="float" office:value="39.1502080376" calcext:value-type="float">
            <text:p>39.1502080376</text:p>
          </table:table-cell>
          <table:table-cell office:value-type="float" office:value="4.241787" calcext:value-type="float">
            <text:p>4.241787</text:p>
          </table:table-cell>
          <table:table-cell office:value-type="float" office:value="42.807205" calcext:value-type="float">
            <text:p>42.807205</text:p>
          </table:table-cell>
        </table:table-row>
        <table:table-row table:style-name="ro1">
          <table:table-cell office:value-type="float" office:value="0.252259457655" calcext:value-type="float">
            <text:p>0.2522594577</text:p>
          </table:table-cell>
          <table:table-cell office:value-type="float" office:value="39.353599462" calcext:value-type="float">
            <text:p>39.353599462</text:p>
          </table:table-cell>
          <table:table-cell office:value-type="float" office:value="4.344124" calcext:value-type="float">
            <text:p>4.344124</text:p>
          </table:table-cell>
          <table:table-cell office:value-type="float" office:value="42.91684" calcext:value-type="float">
            <text:p>42.91684</text:p>
          </table:table-cell>
        </table:table-row>
        <table:table-row table:style-name="ro1">
          <table:table-cell office:value-type="float" office:value="0.266441152412" calcext:value-type="float">
            <text:p>0.2664411524</text:p>
          </table:table-cell>
          <table:table-cell office:value-type="float" office:value="39.5632872401" calcext:value-type="float">
            <text:p>39.5632872401</text:p>
          </table:table-cell>
          <table:table-cell office:value-type="float" office:value="4.446461" calcext:value-type="float">
            <text:p>4.446461</text:p>
          </table:table-cell>
          <table:table-cell office:value-type="float" office:value="43.026466" calcext:value-type="float">
            <text:p>43.026466</text:p>
          </table:table-cell>
        </table:table-row>
        <table:table-row table:style-name="ro1">
          <table:table-cell office:value-type="float" office:value="0.280509685937" calcext:value-type="float">
            <text:p>0.2805096859</text:p>
          </table:table-cell>
          <table:table-cell office:value-type="float" office:value="39.7602066279" calcext:value-type="float">
            <text:p>39.7602066279</text:p>
          </table:table-cell>
          <table:table-cell office:value-type="float" office:value="4.553871" calcext:value-type="float">
            <text:p>4.553871</text:p>
          </table:table-cell>
          <table:table-cell office:value-type="float" office:value="43.131142" calcext:value-type="float">
            <text:p>43.131142</text:p>
          </table:table-cell>
        </table:table-row>
        <table:table-row table:style-name="ro1">
          <table:table-cell office:value-type="float" office:value="0.296291611935" calcext:value-type="float">
            <text:p>0.2962916119</text:p>
          </table:table-cell>
          <table:table-cell office:value-type="float" office:value="39.9697623444" calcext:value-type="float">
            <text:p>39.9697623444</text:p>
          </table:table-cell>
          <table:table-cell office:value-type="float" office:value="4.661282" calcext:value-type="float">
            <text:p>4.661282</text:p>
          </table:table-cell>
          <table:table-cell office:value-type="float" office:value="43.235817" calcext:value-type="float">
            <text:p>43.235817</text:p>
          </table:table-cell>
        </table:table-row>
        <table:table-row table:style-name="ro1">
          <table:table-cell office:value-type="float" office:value="0.312401509948" calcext:value-type="float">
            <text:p>0.3124015099</text:p>
          </table:table-cell>
          <table:table-cell office:value-type="float" office:value="40.1728966651" calcext:value-type="float">
            <text:p>40.1728966651</text:p>
          </table:table-cell>
          <table:table-cell office:value-type="float" office:value="4.768692" calcext:value-type="float">
            <text:p>4.768692</text:p>
          </table:table-cell>
          <table:table-cell office:value-type="float" office:value="43.340492" calcext:value-type="float">
            <text:p>43.340492</text:p>
          </table:table-cell>
        </table:table-row>
        <table:table-row table:style-name="ro1">
          <table:table-cell office:value-type="float" office:value="0.32935374302" calcext:value-type="float">
            <text:p>0.329353743</text:p>
          </table:table-cell>
          <table:table-cell office:value-type="float" office:value="40.375951951" calcext:value-type="float">
            <text:p>40.375951951</text:p>
          </table:table-cell>
          <table:table-cell office:value-type="float" office:value="4.876101" calcext:value-type="float">
            <text:p>4.876101</text:p>
          </table:table-cell>
          <table:table-cell office:value-type="float" office:value="43.445168" calcext:value-type="float">
            <text:p>43.445168</text:p>
          </table:table-cell>
        </table:table-row>
        <table:table-row table:style-name="ro1">
          <table:table-cell office:value-type="float" office:value="0.347175803067" calcext:value-type="float">
            <text:p>0.3471758031</text:p>
          </table:table-cell>
          <table:table-cell office:value-type="float" office:value="40.5789222364" calcext:value-type="float">
            <text:p>40.5789222364</text:p>
          </table:table-cell>
          <table:table-cell office:value-type="float" office:value="4.988266" calcext:value-type="float">
            <text:p>4.988266</text:p>
          </table:table-cell>
          <table:table-cell office:value-type="float" office:value="43.544731" calcext:value-type="float">
            <text:p>43.544731</text:p>
          </table:table-cell>
        </table:table-row>
        <table:table-row table:style-name="ro1">
          <table:table-cell office:value-type="float" office:value="0.356413650102" calcext:value-type="float">
            <text:p>0.3564136501</text:p>
          </table:table-cell>
          <table:table-cell office:value-type="float" office:value="40.680374233" calcext:value-type="float">
            <text:p>40.680374233</text:p>
          </table:table-cell>
          <table:table-cell office:value-type="float" office:value="5.100431" calcext:value-type="float">
            <text:p>5.100431</text:p>
          </table:table-cell>
          <table:table-cell office:value-type="float" office:value="43.644302" calcext:value-type="float">
            <text:p>43.644302</text:p>
          </table:table-cell>
        </table:table-row>
        <table:table-row table:style-name="ro1">
          <table:table-cell office:value-type="float" office:value="0.3755542435" calcext:value-type="float">
            <text:p>0.3755542435</text:p>
          </table:table-cell>
          <table:table-cell office:value-type="float" office:value="40.8832081072" calcext:value-type="float">
            <text:p>40.8832081072</text:p>
          </table:table-cell>
          <table:table-cell office:value-type="float" office:value="5.212595" calcext:value-type="float">
            <text:p>5.212595</text:p>
          </table:table-cell>
          <table:table-cell office:value-type="float" office:value="43.743866" calcext:value-type="float">
            <text:p>43.743866</text:p>
          </table:table-cell>
        </table:table-row>
        <table:table-row table:style-name="ro1">
          <table:table-cell office:value-type="float" office:value="0.395624294012" calcext:value-type="float">
            <text:p>0.395624294</text:p>
          </table:table-cell>
          <table:table-cell office:value-type="float" office:value="41.085940656" calcext:value-type="float">
            <text:p>41.085940656</text:p>
          </table:table-cell>
          <table:table-cell office:value-type="float" office:value="5.324759" calcext:value-type="float">
            <text:p>5.324759</text:p>
          </table:table-cell>
          <table:table-cell office:value-type="float" office:value="43.84343" calcext:value-type="float">
            <text:p>43.84343</text:p>
          </table:table-cell>
        </table:table-row>
        <table:table-row table:style-name="ro1">
          <table:table-cell office:value-type="float" office:value="0.416652834963" calcext:value-type="float">
            <text:p>0.416652835</text:p>
          </table:table-cell>
          <table:table-cell office:value-type="float" office:value="41.2885628329" calcext:value-type="float">
            <text:p>41.2885628329</text:p>
          </table:table-cell>
          <table:table-cell office:value-type="float" office:value="5.441328" calcext:value-type="float">
            <text:p>5.441328</text:p>
          </table:table-cell>
          <table:table-cell office:value-type="float" office:value="43.937805" calcext:value-type="float">
            <text:p>43.937805</text:p>
          </table:table-cell>
        </table:table-row>
        <table:table-row table:style-name="ro1">
          <table:table-cell office:value-type="float" office:value="0.439351953388" calcext:value-type="float">
            <text:p>0.4393519534</text:p>
          </table:table-cell>
          <table:table-cell office:value-type="float" office:value="41.4973960503" calcext:value-type="float">
            <text:p>41.4973960503</text:p>
          </table:table-cell>
          <table:table-cell office:value-type="float" office:value="5.557896" calcext:value-type="float">
            <text:p>5.557896</text:p>
          </table:table-cell>
          <table:table-cell office:value-type="float" office:value="44.032181" calcext:value-type="float">
            <text:p>44.032181</text:p>
          </table:table-cell>
        </table:table-row>
        <table:table-row table:style-name="ro1">
          <table:table-cell office:value-type="float" office:value="0.462365810923" calcext:value-type="float">
            <text:p>0.4623658109</text:p>
          </table:table-cell>
          <table:table-cell office:value-type="float" office:value="41.6997770005" calcext:value-type="float">
            <text:p>41.6997770005</text:p>
          </table:table-cell>
          <table:table-cell office:value-type="float" office:value="5.674463" calcext:value-type="float">
            <text:p>5.674463</text:p>
          </table:table-cell>
          <table:table-cell office:value-type="float" office:value="44.126556" calcext:value-type="float">
            <text:p>44.126556</text:p>
          </table:table-cell>
        </table:table-row>
        <table:table-row table:style-name="ro1">
          <table:table-cell office:value-type="float" office:value="0.485649129147" calcext:value-type="float">
            <text:p>0.4856491291</text:p>
          </table:table-cell>
          <table:table-cell office:value-type="float" office:value="41.8957044431" calcext:value-type="float">
            <text:p>41.8957044431</text:p>
          </table:table-cell>
          <table:table-cell office:value-type="float" office:value="5.791031" calcext:value-type="float">
            <text:p>5.791031</text:p>
          </table:table-cell>
          <table:table-cell office:value-type="float" office:value="44.220924" calcext:value-type="float">
            <text:p>44.220924</text:p>
          </table:table-cell>
        </table:table-row>
        <table:table-row table:style-name="ro1">
          <table:table-cell office:value-type="float" office:value="0.511529541173" calcext:value-type="float">
            <text:p>0.5115295412</text:p>
          </table:table-cell>
          <table:table-cell office:value-type="float" office:value="42.1041238561" calcext:value-type="float">
            <text:p>42.1041238561</text:p>
          </table:table-cell>
          <table:table-cell office:value-type="float" office:value="5.911184" calcext:value-type="float">
            <text:p>5.911184</text:p>
          </table:table-cell>
          <table:table-cell office:value-type="float" office:value="44.310684" calcext:value-type="float">
            <text:p>44.310684</text:p>
          </table:table-cell>
        </table:table-row>
        <table:table-row table:style-name="ro1">
          <table:table-cell office:value-type="float" office:value="0.524489376831" calcext:value-type="float">
            <text:p>0.5244893768</text:p>
          </table:table-cell>
          <table:table-cell office:value-type="float" office:value="42.2051181152" calcext:value-type="float">
            <text:p>42.2051181152</text:p>
          </table:table-cell>
          <table:table-cell office:value-type="float" office:value="6.031338" calcext:value-type="float">
            <text:p>6.031338</text:p>
          </table:table-cell>
          <table:table-cell office:value-type="float" office:value="44.400444" calcext:value-type="float">
            <text:p>44.400444</text:p>
          </table:table-cell>
        </table:table-row>
        <table:table-row table:style-name="ro1">
          <table:table-cell office:value-type="float" office:value="0.551224183616" calcext:value-type="float">
            <text:p>0.5512241836</text:p>
          </table:table-cell>
          <table:table-cell office:value-type="float" office:value="42.4069885409" calcext:value-type="float">
            <text:p>42.4069885409</text:p>
          </table:table-cell>
          <table:table-cell office:value-type="float" office:value="6.151491" calcext:value-type="float">
            <text:p>6.151491</text:p>
          </table:table-cell>
          <table:table-cell office:value-type="float" office:value="44.490204" calcext:value-type="float">
            <text:p>44.490204</text:p>
          </table:table-cell>
        </table:table-row>
        <table:table-row table:style-name="ro1">
          <table:table-cell office:value-type="float" office:value="0.579085251652" calcext:value-type="float">
            <text:p>0.5790852517</text:p>
          </table:table-cell>
          <table:table-cell office:value-type="float" office:value="42.6086901865" calcext:value-type="float">
            <text:p>42.6086901865</text:p>
          </table:table-cell>
          <table:table-cell office:value-type="float" office:value="6.274542" calcext:value-type="float">
            <text:p>6.274542</text:p>
          </table:table-cell>
          <table:table-cell office:value-type="float" office:value="44.575943" calcext:value-type="float">
            <text:p>44.575943</text:p>
          </table:table-cell>
        </table:table-row>
        <table:table-row table:style-name="ro1">
          <table:table-cell office:value-type="float" office:value="0.609031702757" calcext:value-type="float">
            <text:p>0.6090317028</text:p>
          </table:table-cell>
          <table:table-cell office:value-type="float" office:value="42.8165052676" calcext:value-type="float">
            <text:p>42.8165052676</text:p>
          </table:table-cell>
          <table:table-cell office:value-type="float" office:value="6.397593" calcext:value-type="float">
            <text:p>6.397593</text:p>
          </table:table-cell>
          <table:table-cell office:value-type="float" office:value="44.661682" calcext:value-type="float">
            <text:p>44.661682</text:p>
          </table:table-cell>
        </table:table-row>
        <table:table-row table:style-name="ro1">
          <table:table-cell office:value-type="float" office:value="0.637338422664" calcext:value-type="float">
            <text:p>0.6373384227</text:p>
          </table:table-cell>
          <table:table-cell office:value-type="float" office:value="43.0052525369" calcext:value-type="float">
            <text:p>43.0052525369</text:p>
          </table:table-cell>
          <table:table-cell office:value-type="float" office:value="6.520643" calcext:value-type="float">
            <text:p>6.520643</text:p>
          </table:table-cell>
          <table:table-cell office:value-type="float" office:value="44.747414" calcext:value-type="float">
            <text:p>44.747414</text:p>
          </table:table-cell>
        </table:table-row>
        <table:table-row table:style-name="ro1">
          <table:table-cell office:value-type="float" office:value="0.671064183297" calcext:value-type="float">
            <text:p>0.6710641833</text:p>
          </table:table-cell>
          <table:table-cell office:value-type="float" office:value="43.2190750389" calcext:value-type="float">
            <text:p>43.2190750389</text:p>
          </table:table-cell>
          <table:table-cell office:value-type="float" office:value="6.643694" calcext:value-type="float">
            <text:p>6.643694</text:p>
          </table:table-cell>
          <table:table-cell office:value-type="float" office:value="44.833145" calcext:value-type="float">
            <text:p>44.833145</text:p>
          </table:table-cell>
        </table:table-row>
        <table:table-row table:style-name="ro1">
          <table:table-cell office:value-type="float" office:value="0.703307044567" calcext:value-type="float">
            <text:p>0.7033070446</text:p>
          </table:table-cell>
          <table:table-cell office:value-type="float" office:value="43.4139517502" calcext:value-type="float">
            <text:p>43.4139517502</text:p>
          </table:table-cell>
          <table:table-cell office:value-type="float" office:value="6.770086" calcext:value-type="float">
            <text:p>6.770086</text:p>
          </table:table-cell>
          <table:table-cell office:value-type="float" office:value="44.913902" calcext:value-type="float">
            <text:p>44.913902</text:p>
          </table:table-cell>
        </table:table-row>
        <table:table-row table:style-name="ro1">
          <table:table-cell office:value-type="float" office:value="0.737912246623" calcext:value-type="float">
            <text:p>0.7379122466</text:p>
          </table:table-cell>
          <table:table-cell office:value-type="float" office:value="43.6149786429" calcext:value-type="float">
            <text:p>43.6149786429</text:p>
          </table:table-cell>
          <table:table-cell office:value-type="float" office:value="6.896477" calcext:value-type="float">
            <text:p>6.896477</text:p>
          </table:table-cell>
          <table:table-cell office:value-type="float" office:value="44.994659" calcext:value-type="float">
            <text:p>44.994659</text:p>
          </table:table-cell>
        </table:table-row>
        <table:table-row table:style-name="ro1">
          <table:table-cell office:value-type="float" office:value="0.755728700437" calcext:value-type="float">
            <text:p>0.7557287004</text:p>
          </table:table-cell>
          <table:table-cell office:value-type="float" office:value="43.7154299123" calcext:value-type="float">
            <text:p>43.7154299123</text:p>
          </table:table-cell>
          <table:table-cell office:value-type="float" office:value="7.022869" calcext:value-type="float">
            <text:p>7.022869</text:p>
          </table:table-cell>
          <table:table-cell office:value-type="float" office:value="45.075417" calcext:value-type="float">
            <text:p>45.075417</text:p>
          </table:table-cell>
        </table:table-row>
        <table:table-row table:style-name="ro1">
          <table:table-cell office:value-type="float" office:value="0.792406763241" calcext:value-type="float">
            <text:p>0.7924067632</text:p>
          </table:table-cell>
          <table:table-cell office:value-type="float" office:value="43.9161857274" calcext:value-type="float">
            <text:p>43.9161857274</text:p>
          </table:table-cell>
          <table:table-cell office:value-type="float" office:value="7.15168" calcext:value-type="float">
            <text:p>7.15168</text:p>
          </table:table-cell>
          <table:table-cell office:value-type="float" office:value="45.152245" calcext:value-type="float">
            <text:p>45.152245</text:p>
          </table:table-cell>
        </table:table-row>
        <table:table-row table:style-name="ro1">
          <table:table-cell office:value-type="float" office:value="0.829280428115" calcext:value-type="float">
            <text:p>0.8292804281</text:p>
          </table:table-cell>
          <table:table-cell office:value-type="float" office:value="44.1104528266" calcext:value-type="float">
            <text:p>44.1104528266</text:p>
          </table:table-cell>
          <table:table-cell office:value-type="float" office:value="7.280491" calcext:value-type="float">
            <text:p>7.280491</text:p>
          </table:table-cell>
          <table:table-cell office:value-type="float" office:value="45.229073" calcext:value-type="float">
            <text:p>45.229073</text:p>
          </table:table-cell>
        </table:table-row>
        <table:table-row table:style-name="ro1">
          <table:table-cell office:value-type="float" office:value="0.869988393939" calcext:value-type="float">
            <text:p>0.8699883939</text:p>
          </table:table-cell>
          <table:table-cell office:value-type="float" office:value="44.3169915572" calcext:value-type="float">
            <text:p>44.3169915572</text:p>
          </table:table-cell>
          <table:table-cell office:value-type="float" office:value="7.409302" calcext:value-type="float">
            <text:p>7.409302</text:p>
          </table:table-cell>
          <table:table-cell office:value-type="float" office:value="45.305901" calcext:value-type="float">
            <text:p>45.305901</text:p>
          </table:table-cell>
        </table:table-row>
        <table:table-row table:style-name="ro1">
          <table:table-cell office:value-type="float" office:value="0.910892913917" calcext:value-type="float">
            <text:p>0.9108929139</text:p>
          </table:table-cell>
          <table:table-cell office:value-type="float" office:value="44.5169878883" calcext:value-type="float">
            <text:p>44.5169878883</text:p>
          </table:table-cell>
          <table:table-cell office:value-type="float" office:value="7.538109" calcext:value-type="float">
            <text:p>7.538109</text:p>
          </table:table-cell>
          <table:table-cell office:value-type="float" office:value="45.382721" calcext:value-type="float">
            <text:p>45.382721</text:p>
          </table:table-cell>
        </table:table-row>
        <table:table-row table:style-name="ro1">
          <table:table-cell office:value-type="float" office:value="0.955899527267" calcext:value-type="float">
            <text:p>0.9558995273</text:p>
          </table:table-cell>
          <table:table-cell office:value-type="float" office:value="44.7291500491" calcext:value-type="float">
            <text:p>44.7291500491</text:p>
          </table:table-cell>
          <table:table-cell office:value-type="float" office:value="7.669659" calcext:value-type="float">
            <text:p>7.669659</text:p>
          </table:table-cell>
          <table:table-cell office:value-type="float" office:value="45.454773" calcext:value-type="float">
            <text:p>45.454773</text:p>
          </table:table-cell>
        </table:table-row>
        <table:table-row table:style-name="ro1">
          <table:table-cell office:value-type="float" office:value="0.996957272187" calcext:value-type="float">
            <text:p>0.9969572722</text:p>
          </table:table-cell>
          <table:table-cell office:value-type="float" office:value="44.9160394626" calcext:value-type="float">
            <text:p>44.9160394626</text:p>
          </table:table-cell>
          <table:table-cell office:value-type="float" office:value="7.801205" calcext:value-type="float">
            <text:p>7.801205</text:p>
          </table:table-cell>
          <table:table-cell office:value-type="float" office:value="45.526825" calcext:value-type="float">
            <text:p>45.526825</text:p>
          </table:table-cell>
        </table:table-row>
        <table:table-row table:style-name="ro1">
          <table:table-cell office:value-type="float" office:value="1.01937509734" calcext:value-type="float">
            <text:p>1.0193750973</text:p>
          </table:table-cell>
          <table:table-cell office:value-type="float" office:value="45.0155874328" calcext:value-type="float">
            <text:p>45.0155874328</text:p>
          </table:table-cell>
          <table:table-cell office:value-type="float" office:value="7.932751" calcext:value-type="float">
            <text:p>7.932751</text:p>
          </table:table-cell>
          <table:table-cell office:value-type="float" office:value="45.598877" calcext:value-type="float">
            <text:p>45.598877</text:p>
          </table:table-cell>
        </table:table-row>
        <table:table-row table:style-name="ro1">
          <table:table-cell office:value-type="float" office:value="1.06384301961" calcext:value-type="float">
            <text:p>1.0638430196</text:p>
          </table:table-cell>
          <table:table-cell office:value-type="float" office:value="45.2082008949" calcext:value-type="float">
            <text:p>45.2082008949</text:p>
          </table:table-cell>
          <table:table-cell office:value-type="float" office:value="8.066288" calcext:value-type="float">
            <text:p>8.066288</text:p>
          </table:table-cell>
          <table:table-cell office:value-type="float" office:value="45.66716" calcext:value-type="float">
            <text:p>45.66716</text:p>
          </table:table-cell>
        </table:table-row>
        <table:table-row table:style-name="ro1">
          <table:table-cell office:value-type="float" office:value="1.1126875749" calcext:value-type="float">
            <text:p>1.1126875749</text:p>
          </table:table-cell>
          <table:table-cell office:value-type="float" office:value="45.4128439403" calcext:value-type="float">
            <text:p>45.4128439403</text:p>
          </table:table-cell>
          <table:table-cell office:value-type="float" office:value="8.199825" calcext:value-type="float">
            <text:p>8.199825</text:p>
          </table:table-cell>
          <table:table-cell office:value-type="float" office:value="45.735443" calcext:value-type="float">
            <text:p>45.735443</text:p>
          </table:table-cell>
        </table:table-row>
        <table:table-row table:style-name="ro1">
          <table:table-cell office:value-type="float" office:value="1.16311896454" calcext:value-type="float">
            <text:p>1.1631189645</text:p>
          </table:table-cell>
          <table:table-cell office:value-type="float" office:value="45.6170485614" calcext:value-type="float">
            <text:p>45.6170485614</text:p>
          </table:table-cell>
          <table:table-cell office:value-type="float" office:value="8.333363" calcext:value-type="float">
            <text:p>8.333363</text:p>
          </table:table-cell>
          <table:table-cell office:value-type="float" office:value="45.803719" calcext:value-type="float">
            <text:p>45.803719</text:p>
          </table:table-cell>
        </table:table-row>
        <table:table-row table:style-name="ro1">
          <table:table-cell office:value-type="float" office:value="1.21356273241" calcext:value-type="float">
            <text:p>1.2135627324</text:p>
          </table:table-cell>
          <table:table-cell office:value-type="float" office:value="45.8146233861" calcext:value-type="float">
            <text:p>45.8146233861</text:p>
          </table:table-cell>
          <table:table-cell office:value-type="float" office:value="8.4669" calcext:value-type="float">
            <text:p>8.4669</text:p>
          </table:table-cell>
          <table:table-cell office:value-type="float" office:value="45.872002" calcext:value-type="float">
            <text:p>45.872002</text:p>
          </table:table-cell>
        </table:table-row>
        <table:table-row table:style-name="ro1">
          <table:table-cell office:value-type="float" office:value="1.26389259937" calcext:value-type="float">
            <text:p>1.2638925994</text:p>
          </table:table-cell>
          <table:table-cell office:value-type="float" office:value="46.0055918391" calcext:value-type="float">
            <text:p>46.0055918391</text:p>
          </table:table-cell>
          <table:table-cell office:value-type="float" office:value="8.602596" calcext:value-type="float">
            <text:p>8.602596</text:p>
          </table:table-cell>
          <table:table-cell office:value-type="float" office:value="45.935883" calcext:value-type="float">
            <text:p>45.935883</text:p>
          </table:table-cell>
        </table:table-row>
        <table:table-row table:style-name="ro1">
          <table:table-cell office:value-type="float" office:value="1.31906995701" calcext:value-type="float">
            <text:p>1.319069957</text:p>
          </table:table-cell>
          <table:table-cell office:value-type="float" office:value="46.2083905488" calcext:value-type="float">
            <text:p>46.2083905488</text:p>
          </table:table-cell>
          <table:table-cell office:value-type="float" office:value="8.738293" calcext:value-type="float">
            <text:p>8.738293</text:p>
          </table:table-cell>
          <table:table-cell office:value-type="float" office:value="45.999771" calcext:value-type="float">
            <text:p>45.999771</text:p>
          </table:table-cell>
        </table:table-row>
        <table:table-row table:style-name="ro1">
          <table:table-cell office:value-type="float" office:value="1.37243425266" calcext:value-type="float">
            <text:p>1.3724342527</text:p>
          </table:table-cell>
          <table:table-cell office:value-type="float" office:value="46.398413551" calcext:value-type="float">
            <text:p>46.398413551</text:p>
          </table:table-cell>
          <table:table-cell office:value-type="float" office:value="8.873985" calcext:value-type="float">
            <text:p>8.873985</text:p>
          </table:table-cell>
          <table:table-cell office:value-type="float" office:value="46.063652" calcext:value-type="float">
            <text:p>46.063652</text:p>
          </table:table-cell>
        </table:table-row>
        <table:table-row table:style-name="ro1">
          <table:table-cell office:value-type="float" office:value="1.40056713551" calcext:value-type="float">
            <text:p>1.4005671355</text:p>
          </table:table-cell>
          <table:table-cell office:value-type="float" office:value="46.4962979777" calcext:value-type="float">
            <text:p>46.4962979777</text:p>
          </table:table-cell>
          <table:table-cell office:value-type="float" office:value="9.009678" calcext:value-type="float">
            <text:p>9.009678</text:p>
          </table:table-cell>
          <table:table-cell office:value-type="float" office:value="46.127541" calcext:value-type="float">
            <text:p>46.127541</text:p>
          </table:table-cell>
        </table:table-row>
        <table:table-row table:style-name="ro1">
          <table:table-cell office:value-type="float" office:value="1.45987201912" calcext:value-type="float">
            <text:p>1.4598720191</text:p>
          </table:table-cell>
          <table:table-cell office:value-type="float" office:value="46.6977602493" calcext:value-type="float">
            <text:p>46.6977602493</text:p>
          </table:table-cell>
          <table:table-cell office:value-type="float" office:value="9.147316" calcext:value-type="float">
            <text:p>9.147316</text:p>
          </table:table-cell>
          <table:table-cell office:value-type="float" office:value="46.187141" calcext:value-type="float">
            <text:p>46.187141</text:p>
          </table:table-cell>
        </table:table-row>
        <table:table-row table:style-name="ro1">
          <table:table-cell office:value-type="float" office:value="1.51716438846" calcext:value-type="float">
            <text:p>1.5171643885</text:p>
          </table:table-cell>
          <table:table-cell office:value-type="float" office:value="46.8864766046" calcext:value-type="float">
            <text:p>46.8864766046</text:p>
          </table:table-cell>
          <table:table-cell office:value-type="float" office:value="9.284954" calcext:value-type="float">
            <text:p>9.284954</text:p>
          </table:table-cell>
          <table:table-cell office:value-type="float" office:value="46.246735" calcext:value-type="float">
            <text:p>46.246735</text:p>
          </table:table-cell>
        </table:table-row>
        <table:table-row table:style-name="ro1">
          <table:table-cell office:value-type="float" office:value="1.57987198088" calcext:value-type="float">
            <text:p>1.5798719809</text:p>
          </table:table-cell>
          <table:table-cell office:value-type="float" office:value="47.0867638016" calcext:value-type="float">
            <text:p>47.0867638016</text:p>
          </table:table-cell>
          <table:table-cell office:value-type="float" office:value="9.422592" calcext:value-type="float">
            <text:p>9.422592</text:p>
          </table:table-cell>
          <table:table-cell office:value-type="float" office:value="46.306335" calcext:value-type="float">
            <text:p>46.306335</text:p>
          </table:table-cell>
        </table:table-row>
        <table:table-row table:style-name="ro1">
          <table:table-cell office:value-type="float" office:value="1.64041942428" calcext:value-type="float">
            <text:p>1.6404194243</text:p>
          </table:table-cell>
          <table:table-cell office:value-type="float" office:value="47.2743218164" calcext:value-type="float">
            <text:p>47.2743218164</text:p>
          </table:table-cell>
          <table:table-cell office:value-type="float" office:value="9.560226" calcext:value-type="float">
            <text:p>9.560226</text:p>
          </table:table-cell>
          <table:table-cell office:value-type="float" office:value="46.365929" calcext:value-type="float">
            <text:p>46.365929</text:p>
          </table:table-cell>
        </table:table-row>
        <table:table-row table:style-name="ro1">
          <table:table-cell office:value-type="float" office:value="1.70459906568" calcext:value-type="float">
            <text:p>1.7045990657</text:p>
          </table:table-cell>
          <table:table-cell office:value-type="float" office:value="47.4673118161" calcext:value-type="float">
            <text:p>47.4673118161</text:p>
          </table:table-cell>
          <table:table-cell office:value-type="float" office:value="9.699547" calcext:value-type="float">
            <text:p>9.699547</text:p>
          </table:table-cell>
          <table:table-cell office:value-type="float" office:value="46.421486" calcext:value-type="float">
            <text:p>46.421486</text:p>
          </table:table-cell>
        </table:table-row>
        <table:table-row table:style-name="ro1">
          <table:table-cell office:value-type="float" office:value="1.76841718238" calcext:value-type="float">
            <text:p>1.7684171824</text:p>
          </table:table-cell>
          <table:table-cell office:value-type="float" office:value="47.6536467897" calcext:value-type="float">
            <text:p>47.6536467897</text:p>
          </table:table-cell>
          <table:table-cell office:value-type="float" office:value="9.838867" calcext:value-type="float">
            <text:p>9.838867</text:p>
          </table:table-cell>
          <table:table-cell office:value-type="float" office:value="46.477051" calcext:value-type="float">
            <text:p>46.477051</text:p>
          </table:table-cell>
        </table:table-row>
        <table:table-row table:style-name="ro1">
          <table:table-cell office:value-type="float" office:value="1.84040048877" calcext:value-type="float">
            <text:p>1.8404004888</text:p>
          </table:table-cell>
          <table:table-cell office:value-type="float" office:value="47.8571644843" calcext:value-type="float">
            <text:p>47.8571644843</text:p>
          </table:table-cell>
          <table:table-cell office:value-type="float" office:value="9.978188" calcext:value-type="float">
            <text:p>9.978188</text:p>
          </table:table-cell>
          <table:table-cell office:value-type="float" office:value="46.532608" calcext:value-type="float">
            <text:p>46.532608</text:p>
          </table:table-cell>
        </table:table-row>
        <table:table-row table:style-name="ro1">
          <table:table-cell office:value-type="float" office:value="1.87498842231" calcext:value-type="float">
            <text:p>1.8749884223</text:p>
          </table:table-cell>
          <table:table-cell office:value-type="float" office:value="47.9526167841" calcext:value-type="float">
            <text:p>47.9526167841</text:p>
          </table:table-cell>
          <table:table-cell office:value-type="float" office:value="10.117508" calcext:value-type="float">
            <text:p>10.117508</text:p>
          </table:table-cell>
          <table:table-cell office:value-type="float" office:value="46.588173" calcext:value-type="float">
            <text:p>46.588173</text:p>
          </table:table-cell>
        </table:table-row>
        <table:table-row table:style-name="ro1">
          <table:table-cell office:value-type="float" office:value="1.94768485033" calcext:value-type="float">
            <text:p>1.9476848503</text:p>
          </table:table-cell>
          <table:table-cell office:value-type="float" office:value="48.1488785385" calcext:value-type="float">
            <text:p>48.1488785385</text:p>
          </table:table-cell>
          <table:table-cell office:value-type="float" office:value="10.258286" calcext:value-type="float">
            <text:p>10.258286</text:p>
          </table:table-cell>
          <table:table-cell office:value-type="float" office:value="46.639938" calcext:value-type="float">
            <text:p>46.639938</text:p>
          </table:table-cell>
        </table:table-row>
        <table:table-row table:style-name="ro1">
          <table:table-cell office:value-type="float" office:value="2.0199364023" calcext:value-type="float">
            <text:p>2.0199364023</text:p>
          </table:table-cell>
          <table:table-cell office:value-type="float" office:value="48.3384001944" calcext:value-type="float">
            <text:p>48.3384001944</text:p>
          </table:table-cell>
          <table:table-cell office:value-type="float" office:value="10.399063" calcext:value-type="float">
            <text:p>10.399063</text:p>
          </table:table-cell>
          <table:table-cell office:value-type="float" office:value="46.691704" calcext:value-type="float">
            <text:p>46.691704</text:p>
          </table:table-cell>
        </table:table-row>
        <table:table-row table:style-name="ro1">
          <table:table-cell office:value-type="float" office:value="2.09393916754" calcext:value-type="float">
            <text:p>2.0939391675</text:p>
          </table:table-cell>
          <table:table-cell office:value-type="float" office:value="48.5271485337" calcext:value-type="float">
            <text:p>48.5271485337</text:p>
          </table:table-cell>
          <table:table-cell office:value-type="float" office:value="10.539841" calcext:value-type="float">
            <text:p>10.539841</text:p>
          </table:table-cell>
          <table:table-cell office:value-type="float" office:value="46.743469" calcext:value-type="float">
            <text:p>46.743469</text:p>
          </table:table-cell>
        </table:table-row>
        <table:table-row table:style-name="ro1">
          <table:table-cell office:value-type="float" office:value="2.17217862281" calcext:value-type="float">
            <text:p>2.1721786228</text:p>
          </table:table-cell>
          <table:table-cell office:value-type="float" office:value="48.7209421357" calcext:value-type="float">
            <text:p>48.7209421357</text:p>
          </table:table-cell>
          <table:table-cell office:value-type="float" office:value="10.680614" calcext:value-type="float">
            <text:p>10.680614</text:p>
          </table:table-cell>
          <table:table-cell office:value-type="float" office:value="46.795235" calcext:value-type="float">
            <text:p>46.795235</text:p>
          </table:table-cell>
        </table:table-row>
        <table:table-row table:style-name="ro1">
          <table:table-cell office:value-type="float" office:value="2.25241765305" calcext:value-type="float">
            <text:p>2.2524176531</text:p>
          </table:table-cell>
          <table:table-cell office:value-type="float" office:value="48.9138277262" calcext:value-type="float">
            <text:p>48.9138277262</text:p>
          </table:table-cell>
          <table:table-cell office:value-type="float" office:value="10.822659" calcext:value-type="float">
            <text:p>10.822659</text:p>
          </table:table-cell>
          <table:table-cell office:value-type="float" office:value="46.843414" calcext:value-type="float">
            <text:p>46.843414</text:p>
          </table:table-cell>
        </table:table-row>
        <table:table-row table:style-name="ro1">
          <table:table-cell office:value-type="float" office:value="2.33216989476" calcext:value-type="float">
            <text:p>2.3321698948</text:p>
          </table:table-cell>
          <table:table-cell office:value-type="float" office:value="49.0999595484" calcext:value-type="float">
            <text:p>49.0999595484</text:p>
          </table:table-cell>
          <table:table-cell office:value-type="float" office:value="10.964703" calcext:value-type="float">
            <text:p>10.964703</text:p>
          </table:table-cell>
          <table:table-cell office:value-type="float" office:value="46.891602" calcext:value-type="float">
            <text:p>46.891602</text:p>
          </table:table-cell>
        </table:table-row>
        <table:table-row table:style-name="ro1">
          <table:table-cell office:value-type="float" office:value="2.37021831691" calcext:value-type="float">
            <text:p>2.3702183169</text:p>
          </table:table-cell>
          <table:table-cell office:value-type="float" office:value="49.1868916978" calcext:value-type="float">
            <text:p>49.1868916978</text:p>
          </table:table-cell>
          <table:table-cell office:value-type="float" office:value="11.106747" calcext:value-type="float">
            <text:p>11.106747</text:p>
          </table:table-cell>
          <table:table-cell office:value-type="float" office:value="46.939781" calcext:value-type="float">
            <text:p>46.939781</text:p>
          </table:table-cell>
        </table:table-row>
        <table:table-row table:style-name="ro1">
          <table:table-cell office:value-type="float" office:value="2.45541486117" calcext:value-type="float">
            <text:p>2.4554148612</text:p>
          </table:table-cell>
          <table:table-cell office:value-type="float" office:value="49.3774135474" calcext:value-type="float">
            <text:p>49.3774135474</text:p>
          </table:table-cell>
          <table:table-cell office:value-type="float" office:value="11.248791" calcext:value-type="float">
            <text:p>11.248791</text:p>
          </table:table-cell>
          <table:table-cell office:value-type="float" office:value="46.987968" calcext:value-type="float">
            <text:p>46.987968</text:p>
          </table:table-cell>
        </table:table-row>
        <table:table-row table:style-name="ro1">
          <table:table-cell office:value-type="float" office:value="2.54266365068" calcext:value-type="float">
            <text:p>2.5426636507</text:p>
          </table:table-cell>
          <table:table-cell office:value-type="float" office:value="49.5669070815" calcext:value-type="float">
            <text:p>49.5669070815</text:p>
          </table:table-cell>
          <table:table-cell office:value-type="float" office:value="11.391945" calcext:value-type="float">
            <text:p>11.391945</text:p>
          </table:table-cell>
          <table:table-cell office:value-type="float" office:value="47.032745" calcext:value-type="float">
            <text:p>47.032745</text:p>
          </table:table-cell>
        </table:table-row>
        <table:table-row table:style-name="ro1">
          <table:table-cell office:value-type="float" office:value="2.62650428052" calcext:value-type="float">
            <text:p>2.6265042805</text:p>
          </table:table-cell>
          <table:table-cell office:value-type="float" office:value="49.7439327641" calcext:value-type="float">
            <text:p>49.7439327641</text:p>
          </table:table-cell>
          <table:table-cell office:value-type="float" office:value="11.535099" calcext:value-type="float">
            <text:p>11.535099</text:p>
          </table:table-cell>
          <table:table-cell office:value-type="float" office:value="47.077522" calcext:value-type="float">
            <text:p>47.077522</text:p>
          </table:table-cell>
        </table:table-row>
        <table:table-row table:style-name="ro1">
          <table:table-cell office:value-type="float" office:value="2.71497779926" calcext:value-type="float">
            <text:p>2.7149777993</text:p>
          </table:table-cell>
          <table:table-cell office:value-type="float" office:value="49.925635627" calcext:value-type="float">
            <text:p>49.925635627</text:p>
          </table:table-cell>
          <table:table-cell office:value-type="float" office:value="11.678249" calcext:value-type="float">
            <text:p>11.678249</text:p>
          </table:table-cell>
          <table:table-cell office:value-type="float" office:value="47.122299" calcext:value-type="float">
            <text:p>47.122299</text:p>
          </table:table-cell>
        </table:table-row>
        <table:table-row table:style-name="ro1">
          <table:table-cell office:value-type="float" office:value="2.80541000543" calcext:value-type="float">
            <text:p>2.8054100054</text:p>
          </table:table-cell>
          <table:table-cell office:value-type="float" office:value="50.1062654738" calcext:value-type="float">
            <text:p>50.1062654738</text:p>
          </table:table-cell>
          <table:table-cell office:value-type="float" office:value="11.8214" calcext:value-type="float">
            <text:p>11.8214</text:p>
          </table:table-cell>
          <table:table-cell office:value-type="float" office:value="47.167068" calcext:value-type="float">
            <text:p>47.167068</text:p>
          </table:table-cell>
        </table:table-row>
        <table:table-row table:style-name="ro1">
          <table:table-cell office:value-type="float" office:value="2.897802677" calcext:value-type="float">
            <text:p>2.897802677</text:p>
          </table:table-cell>
          <table:table-cell office:value-type="float" office:value="50.2857857291" calcext:value-type="float">
            <text:p>50.2857857291</text:p>
          </table:table-cell>
          <table:table-cell office:value-type="float" office:value="11.965527" calcext:value-type="float">
            <text:p>11.965527</text:p>
          </table:table-cell>
          <table:table-cell office:value-type="float" office:value="47.208595" calcext:value-type="float">
            <text:p>47.208595</text:p>
          </table:table-cell>
        </table:table-row>
        <table:table-row table:style-name="ro1">
          <table:table-cell office:value-type="float" office:value="2.99217303932" calcext:value-type="float">
            <text:p>2.9921730393</text:p>
          </table:table-cell>
          <table:table-cell office:value-type="float" office:value="50.4641494191" calcext:value-type="float">
            <text:p>50.4641494191</text:p>
          </table:table-cell>
          <table:table-cell office:value-type="float" office:value="12.109653" calcext:value-type="float">
            <text:p>12.109653</text:p>
          </table:table-cell>
          <table:table-cell office:value-type="float" office:value="47.250122" calcext:value-type="float">
            <text:p>47.250122</text:p>
          </table:table-cell>
        </table:table-row>
        <table:table-row table:style-name="ro1">
          <table:table-cell office:value-type="float" office:value="3.04010478963" calcext:value-type="float">
            <text:p>3.0401047896</text:p>
          </table:table-cell>
          <table:table-cell office:value-type="float" office:value="50.5528857767" calcext:value-type="float">
            <text:p>50.5528857767</text:p>
          </table:table-cell>
          <table:table-cell office:value-type="float" office:value="12.25378" calcext:value-type="float">
            <text:p>12.25378</text:p>
          </table:table-cell>
          <table:table-cell office:value-type="float" office:value="47.291641" calcext:value-type="float">
            <text:p>47.291641</text:p>
          </table:table-cell>
        </table:table-row>
        <table:table-row table:style-name="ro1">
          <table:table-cell office:value-type="float" office:value="3.13439386434" calcext:value-type="float">
            <text:p>3.1343938643</text:p>
          </table:table-cell>
          <table:table-cell office:value-type="float" office:value="50.7239481692" calcext:value-type="float">
            <text:p>50.7239481692</text:p>
          </table:table-cell>
          <table:table-cell office:value-type="float" office:value="12.397907" calcext:value-type="float">
            <text:p>12.397907</text:p>
          </table:table-cell>
          <table:table-cell office:value-type="float" office:value="47.333168" calcext:value-type="float">
            <text:p>47.333168</text:p>
          </table:table-cell>
        </table:table-row>
        <table:table-row table:style-name="ro1">
          <table:table-cell office:value-type="float" office:value="3.23369207732" calcext:value-type="float">
            <text:p>3.2336920773</text:p>
          </table:table-cell>
          <table:table-cell office:value-type="float" office:value="50.8992726609" calcext:value-type="float">
            <text:p>50.8992726609</text:p>
          </table:table-cell>
          <table:table-cell office:value-type="float" office:value="12.542034" calcext:value-type="float">
            <text:p>12.542034</text:p>
          </table:table-cell>
          <table:table-cell office:value-type="float" office:value="47.374687" calcext:value-type="float">
            <text:p>47.374687</text:p>
          </table:table-cell>
        </table:table-row>
        <table:table-row table:style-name="ro1">
          <table:table-cell office:value-type="float" office:value="3.3350137263" calcext:value-type="float">
            <text:p>3.3350137263</text:p>
          </table:table-cell>
          <table:table-cell office:value-type="float" office:value="51.0732547681" calcext:value-type="float">
            <text:p>51.0732547681</text:p>
          </table:table-cell>
          <table:table-cell office:value-type="float" office:value="12.68721" calcext:value-type="float">
            <text:p>12.68721</text:p>
          </table:table-cell>
          <table:table-cell office:value-type="float" office:value="47.412407" calcext:value-type="float">
            <text:p>47.412407</text:p>
          </table:table-cell>
        </table:table-row>
        <table:table-row table:style-name="ro1">
          <table:table-cell office:value-type="float" office:value="3.43836967989" calcext:value-type="float">
            <text:p>3.4383696799</text:p>
          </table:table-cell>
          <table:table-cell office:value-type="float" office:value="51.2458630124" calcext:value-type="float">
            <text:p>51.2458630124</text:p>
          </table:table-cell>
          <table:table-cell office:value-type="float" office:value="12.832386" calcext:value-type="float">
            <text:p>12.832386</text:p>
          </table:table-cell>
          <table:table-cell office:value-type="float" office:value="47.450127" calcext:value-type="float">
            <text:p>47.450127</text:p>
          </table:table-cell>
        </table:table-row>
        <table:table-row table:style-name="ro1">
          <table:table-cell office:value-type="float" office:value="3.54374843748" calcext:value-type="float">
            <text:p>3.5437484375</text:p>
          </table:table-cell>
          <table:table-cell office:value-type="float" office:value="51.4170725403" calcext:value-type="float">
            <text:p>51.4170725403</text:p>
          </table:table-cell>
          <table:table-cell office:value-type="float" office:value="12.977562" calcext:value-type="float">
            <text:p>12.977562</text:p>
          </table:table-cell>
          <table:table-cell office:value-type="float" office:value="47.487846" calcext:value-type="float">
            <text:p>47.487846</text:p>
          </table:table-cell>
        </table:table-row>
        <table:table-row table:style-name="ro1">
          <table:table-cell office:value-type="float" office:value="3.65114469729" calcext:value-type="float">
            <text:p>3.6511446973</text:p>
          </table:table-cell>
          <table:table-cell office:value-type="float" office:value="51.5868394836" calcext:value-type="float">
            <text:p>51.5868394836</text:p>
          </table:table-cell>
          <table:table-cell office:value-type="float" office:value="13.122734" calcext:value-type="float">
            <text:p>13.122734</text:p>
          </table:table-cell>
          <table:table-cell office:value-type="float" office:value="47.525574" calcext:value-type="float">
            <text:p>47.525574</text:p>
          </table:table-cell>
        </table:table-row>
        <table:table-row table:style-name="ro1">
          <table:table-cell office:value-type="float" office:value="3.7056006186" calcext:value-type="float">
            <text:p>3.7056006186</text:p>
          </table:table-cell>
          <table:table-cell office:value-type="float" office:value="51.6711693352" calcext:value-type="float">
            <text:p>51.6711693352</text:p>
          </table:table-cell>
          <table:table-cell office:value-type="float" office:value="13.268654" calcext:value-type="float">
            <text:p>13.268654</text:p>
          </table:table-cell>
          <table:table-cell office:value-type="float" office:value="47.560303" calcext:value-type="float">
            <text:p>47.560303</text:p>
          </table:table-cell>
        </table:table-row>
        <table:table-row table:style-name="ro1">
          <table:table-cell office:value-type="float" office:value="3.81602851872" calcext:value-type="float">
            <text:p>3.8160285187</text:p>
          </table:table-cell>
          <table:table-cell office:value-type="float" office:value="51.8387046079" calcext:value-type="float">
            <text:p>51.8387046079</text:p>
          </table:table-cell>
          <table:table-cell office:value-type="float" office:value="13.414574" calcext:value-type="float">
            <text:p>13.414574</text:p>
          </table:table-cell>
          <table:table-cell office:value-type="float" office:value="47.595032" calcext:value-type="float">
            <text:p>47.595032</text:p>
          </table:table-cell>
        </table:table-row>
        <table:table-row table:style-name="ro1">
          <table:table-cell office:value-type="float" office:value="3.92847382389" calcext:value-type="float">
            <text:p>3.9284738239</text:p>
          </table:table-cell>
          <table:table-cell office:value-type="float" office:value="52.0047198879" calcext:value-type="float">
            <text:p>52.0047198879</text:p>
          </table:table-cell>
          <table:table-cell office:value-type="float" office:value="13.560493" calcext:value-type="float">
            <text:p>13.560493</text:p>
          </table:table-cell>
          <table:table-cell office:value-type="float" office:value="47.629761" calcext:value-type="float">
            <text:p>47.629761</text:p>
          </table:table-cell>
        </table:table-row>
        <table:table-row table:style-name="ro1">
          <table:table-cell office:value-type="float" office:value="4.04654158373" calcext:value-type="float">
            <text:p>4.0465415837</text:p>
          </table:table-cell>
          <table:table-cell office:value-type="float" office:value="52.1742896671" calcext:value-type="float">
            <text:p>52.1742896671</text:p>
          </table:table-cell>
          <table:table-cell office:value-type="float" office:value="13.706413" calcext:value-type="float">
            <text:p>13.706413</text:p>
          </table:table-cell>
          <table:table-cell office:value-type="float" office:value="47.664482" calcext:value-type="float">
            <text:p>47.664482</text:p>
          </table:table-cell>
        </table:table-row>
        <table:table-row table:style-name="ro1">
          <table:table-cell office:value-type="float" office:value="4.16338868958" calcext:value-type="float">
            <text:p>4.1633886896</text:p>
          </table:table-cell>
          <table:table-cell office:value-type="float" office:value="52.337056315" calcext:value-type="float">
            <text:p>52.337056315</text:p>
          </table:table-cell>
          <table:table-cell office:value-type="float" office:value="13.852985" calcext:value-type="float">
            <text:p>13.852985</text:p>
          </table:table-cell>
          <table:table-cell office:value-type="float" office:value="47.696335" calcext:value-type="float">
            <text:p>47.696335</text:p>
          </table:table-cell>
        </table:table-row>
        <table:table-row table:style-name="ro1">
          <table:table-cell office:value-type="float" office:value="4.28307277199" calcext:value-type="float">
            <text:p>4.283072772</text:p>
          </table:table-cell>
          <table:table-cell office:value-type="float" office:value="52.4979916996" calcext:value-type="float">
            <text:p>52.4979916996</text:p>
          </table:table-cell>
          <table:table-cell office:value-type="float" office:value="13.999557" calcext:value-type="float">
            <text:p>13.999557</text:p>
          </table:table-cell>
          <table:table-cell office:value-type="float" office:value="47.728188" calcext:value-type="float">
            <text:p>47.728188</text:p>
          </table:table-cell>
        </table:table-row>
        <table:table-row table:style-name="ro1">
          <table:table-cell office:value-type="float" office:value="4.39350412427" calcext:value-type="float">
            <text:p>4.3935041243</text:p>
          </table:table-cell>
          <table:table-cell office:value-type="float" office:value="52.6423936807" calcext:value-type="float">
            <text:p>52.6423936807</text:p>
          </table:table-cell>
          <table:table-cell office:value-type="float" office:value="14.146126" calcext:value-type="float">
            <text:p>14.146126</text:p>
          </table:table-cell>
          <table:table-cell office:value-type="float" office:value="47.76004" calcext:value-type="float">
            <text:p>47.76004</text:p>
          </table:table-cell>
        </table:table-row>
        <table:table-row table:style-name="ro1">
          <table:table-cell office:value-type="float" office:value="4.53264117042" calcext:value-type="float">
            <text:p>4.5326411704</text:p>
          </table:table-cell>
          <table:table-cell office:value-type="float" office:value="52.8198180592" calcext:value-type="float">
            <text:p>52.8198180592</text:p>
          </table:table-cell>
          <table:table-cell office:value-type="float" office:value="14.292694" calcext:value-type="float">
            <text:p>14.292694</text:p>
          </table:table-cell>
          <table:table-cell office:value-type="float" office:value="47.791885" calcext:value-type="float">
            <text:p>47.791885</text:p>
          </table:table-cell>
        </table:table-row>
        <table:table-row table:style-name="ro1">
          <table:table-cell office:value-type="float" office:value="4.65823010076" calcext:value-type="float">
            <text:p>4.6582301008</text:p>
          </table:table-cell>
          <table:table-cell office:value-type="float" office:value="52.9758210675" calcext:value-type="float">
            <text:p>52.9758210675</text:p>
          </table:table-cell>
          <table:table-cell office:value-type="float" office:value="14.439262" calcext:value-type="float">
            <text:p>14.439262</text:p>
          </table:table-cell>
          <table:table-cell office:value-type="float" office:value="47.823738" calcext:value-type="float">
            <text:p>47.823738</text:p>
          </table:table-cell>
        </table:table-row>
        <table:table-row table:style-name="ro1">
          <table:table-cell office:value-type="float" office:value="4.7217487511" calcext:value-type="float">
            <text:p>4.7217487511</text:p>
          </table:table-cell>
          <table:table-cell office:value-type="float" office:value="53.0532164371" calcext:value-type="float">
            <text:p>53.0532164371</text:p>
          </table:table-cell>
          <table:table-cell office:value-type="float" office:value="14.586521" calcext:value-type="float">
            <text:p>14.586521</text:p>
          </table:table-cell>
          <table:table-cell office:value-type="float" office:value="47.852249" calcext:value-type="float">
            <text:p>47.852249</text:p>
          </table:table-cell>
        </table:table-row>
        <table:table-row table:style-name="ro1">
          <table:table-cell office:value-type="float" office:value="4.85027258646" calcext:value-type="float">
            <text:p>4.8502725865</text:p>
          </table:table-cell>
          <table:table-cell office:value-type="float" office:value="53.2067767637" calcext:value-type="float">
            <text:p>53.2067767637</text:p>
          </table:table-cell>
          <table:table-cell office:value-type="float" office:value="14.73378" calcext:value-type="float">
            <text:p>14.73378</text:p>
          </table:table-cell>
          <table:table-cell office:value-type="float" office:value="47.88076" calcext:value-type="float">
            <text:p>47.88076</text:p>
          </table:table-cell>
        </table:table-row>
        <table:table-row table:style-name="ro1">
          <table:table-cell office:value-type="float" office:value="4.98076844511" calcext:value-type="float">
            <text:p>4.9807684451</text:p>
          </table:table-cell>
          <table:table-cell office:value-type="float" office:value="53.3586549927" calcext:value-type="float">
            <text:p>53.3586549927</text:p>
          </table:table-cell>
          <table:table-cell office:value-type="float" office:value="14.881039" calcext:value-type="float">
            <text:p>14.881039</text:p>
          </table:table-cell>
          <table:table-cell office:value-type="float" office:value="47.909271" calcext:value-type="float">
            <text:p>47.909271</text:p>
          </table:table-cell>
        </table:table-row>
        <table:table-row table:style-name="ro1">
          <table:table-cell office:value-type="float" office:value="5.11322637633" calcext:value-type="float">
            <text:p>5.1132263763</text:p>
          </table:table-cell>
          <table:table-cell office:value-type="float" office:value="53.5088020038" calcext:value-type="float">
            <text:p>53.5088020038</text:p>
          </table:table-cell>
          <table:table-cell office:value-type="float" office:value="15.028297" calcext:value-type="float">
            <text:p>15.028297</text:p>
          </table:table-cell>
          <table:table-cell office:value-type="float" office:value="47.937782" calcext:value-type="float">
            <text:p>47.937782</text:p>
          </table:table-cell>
        </table:table-row>
        <table:table-row table:style-name="ro1">
          <table:table-cell office:value-type="float" office:value="5.24763583663" calcext:value-type="float">
            <text:p>5.2476358366</text:p>
          </table:table-cell>
          <table:table-cell office:value-type="float" office:value="53.6571883906" calcext:value-type="float">
            <text:p>53.6571883906</text:p>
          </table:table-cell>
          <table:table-cell office:value-type="float" office:value="15.175556" calcext:value-type="float">
            <text:p>15.175556</text:p>
          </table:table-cell>
          <table:table-cell office:value-type="float" office:value="47.966286" calcext:value-type="float">
            <text:p>47.966286</text:p>
          </table:table-cell>
        </table:table-row>
        <table:table-row table:style-name="ro1">
          <table:table-cell office:value-type="float" office:value="5.3838770852" calcext:value-type="float">
            <text:p>5.3838770852</text:p>
          </table:table-cell>
          <table:table-cell office:value-type="float" office:value="53.8038248784" calcext:value-type="float">
            <text:p>53.8038248784</text:p>
          </table:table-cell>
          <table:table-cell office:value-type="float" office:value="15.323429" calcext:value-type="float">
            <text:p>15.323429</text:p>
          </table:table-cell>
          <table:table-cell office:value-type="float" office:value="47.991463" calcext:value-type="float">
            <text:p>47.991463</text:p>
          </table:table-cell>
        </table:table-row>
        <table:table-row table:style-name="ro1">
          <table:table-cell office:value-type="float" office:value="5.52186878198" calcext:value-type="float">
            <text:p>5.521868782</text:p>
          </table:table-cell>
          <table:table-cell office:value-type="float" office:value="53.9486945171" calcext:value-type="float">
            <text:p>53.9486945171</text:p>
          </table:table-cell>
          <table:table-cell office:value-type="float" office:value="15.471298" calcext:value-type="float">
            <text:p>15.471298</text:p>
          </table:table-cell>
          <table:table-cell office:value-type="float" office:value="48.01664" calcext:value-type="float">
            <text:p>48.01664</text:p>
          </table:table-cell>
        </table:table-row>
        <table:table-row table:style-name="ro1">
          <table:table-cell office:value-type="float" office:value="5.60024747879" calcext:value-type="float">
            <text:p>5.6002474788</text:p>
          </table:table-cell>
          <table:table-cell office:value-type="float" office:value="54.029396624" calcext:value-type="float">
            <text:p>54.029396624</text:p>
          </table:table-cell>
          <table:table-cell office:value-type="float" office:value="15.619167" calcext:value-type="float">
            <text:p>15.619167</text:p>
          </table:table-cell>
          <table:table-cell office:value-type="float" office:value="48.041817" calcext:value-type="float">
            <text:p>48.041817</text:p>
          </table:table-cell>
        </table:table-row>
        <table:table-row table:style-name="ro1">
          <table:table-cell office:value-type="float" office:value="5.73650253256" calcext:value-type="float">
            <text:p>5.7365025326</text:p>
          </table:table-cell>
          <table:table-cell office:value-type="float" office:value="54.167036738" calcext:value-type="float">
            <text:p>54.167036738</text:p>
          </table:table-cell>
          <table:table-cell office:value-type="float" office:value="15.76704" calcext:value-type="float">
            <text:p>15.76704</text:p>
          </table:table-cell>
          <table:table-cell office:value-type="float" office:value="48.066994" calcext:value-type="float">
            <text:p>48.066994</text:p>
          </table:table-cell>
        </table:table-row>
        <table:table-row table:style-name="ro1">
          <table:table-cell office:value-type="float" office:value="5.87882320313" calcext:value-type="float">
            <text:p>5.8788232031</text:p>
          </table:table-cell>
          <table:table-cell office:value-type="float" office:value="54.3073044235" calcext:value-type="float">
            <text:p>54.3073044235</text:p>
          </table:table-cell>
          <table:table-cell office:value-type="float" office:value="15.915333" calcext:value-type="float">
            <text:p>15.915333</text:p>
          </table:table-cell>
          <table:table-cell office:value-type="float" office:value="48.089539" calcext:value-type="float">
            <text:p>48.089539</text:p>
          </table:table-cell>
        </table:table-row>
        <table:table-row table:style-name="ro1">
          <table:table-cell office:value-type="float" office:value="6.02281911401" calcext:value-type="float">
            <text:p>6.022819114</text:p>
          </table:table-cell>
          <table:table-cell office:value-type="float" office:value="54.4456964337" calcext:value-type="float">
            <text:p>54.4456964337</text:p>
          </table:table-cell>
          <table:table-cell office:value-type="float" office:value="16.063625" calcext:value-type="float">
            <text:p>16.063625</text:p>
          </table:table-cell>
          <table:table-cell office:value-type="float" office:value="48.112083" calcext:value-type="float">
            <text:p>48.112083</text:p>
          </table:table-cell>
        </table:table-row>
        <table:table-row table:style-name="ro1">
          <table:table-cell office:value-type="float" office:value="6.1684649072" calcext:value-type="float">
            <text:p>6.1684649072</text:p>
          </table:table-cell>
          <table:table-cell office:value-type="float" office:value="54.5821733786" calcext:value-type="float">
            <text:p>54.5821733786</text:p>
          </table:table-cell>
          <table:table-cell office:value-type="float" office:value="16.211918" calcext:value-type="float">
            <text:p>16.211918</text:p>
          </table:table-cell>
          <table:table-cell office:value-type="float" office:value="48.134628" calcext:value-type="float">
            <text:p>48.134628</text:p>
          </table:table-cell>
        </table:table-row>
        <table:table-row table:style-name="ro1">
          <table:table-cell office:value-type="float" office:value="6.31573480575" calcext:value-type="float">
            <text:p>6.3157348058</text:p>
          </table:table-cell>
          <table:table-cell office:value-type="float" office:value="54.7167019153" calcext:value-type="float">
            <text:p>54.7167019153</text:p>
          </table:table-cell>
          <table:table-cell office:value-type="float" office:value="16.360207" calcext:value-type="float">
            <text:p>16.360207</text:p>
          </table:table-cell>
          <table:table-cell office:value-type="float" office:value="48.157173" calcext:value-type="float">
            <text:p>48.157173</text:p>
          </table:table-cell>
        </table:table-row>
        <table:table-row table:style-name="ro1">
          <table:table-cell office:value-type="float" office:value="6.46928500653" calcext:value-type="float">
            <text:p>6.4692850065</text:p>
          </table:table-cell>
          <table:table-cell office:value-type="float" office:value="54.8533720921" calcext:value-type="float">
            <text:p>54.8533720921</text:p>
          </table:table-cell>
          <table:table-cell office:value-type="float" office:value="16.508495" calcext:value-type="float">
            <text:p>16.508495</text:p>
          </table:table-cell>
          <table:table-cell office:value-type="float" office:value="48.179718" calcext:value-type="float">
            <text:p>48.179718</text:p>
          </table:table-cell>
        </table:table-row>
        <table:table-row table:style-name="ro1">
          <table:table-cell office:value-type="float" office:value="6.54434162739" calcext:value-type="float">
            <text:p>6.5443416274</text:p>
          </table:table-cell>
          <table:table-cell office:value-type="float" office:value="54.9188754708" calcext:value-type="float">
            <text:p>54.9188754708</text:p>
          </table:table-cell>
          <table:table-cell office:value-type="float" office:value="16.657223" calcext:value-type="float">
            <text:p>16.657223</text:p>
          </table:table-cell>
          <table:table-cell office:value-type="float" office:value="48.199188" calcext:value-type="float">
            <text:p>48.199188</text:p>
          </table:table-cell>
        </table:table-row>
        <table:table-row table:style-name="ro1">
          <table:table-cell office:value-type="float" office:value="6.69088470153" calcext:value-type="float">
            <text:p>6.6908847015</text:p>
          </table:table-cell>
          <table:table-cell office:value-type="float" office:value="55.0443549834" calcext:value-type="float">
            <text:p>55.0443549834</text:p>
          </table:table-cell>
          <table:table-cell office:value-type="float" office:value="16.80595" calcext:value-type="float">
            <text:p>16.80595</text:p>
          </table:table-cell>
          <table:table-cell office:value-type="float" office:value="48.218651" calcext:value-type="float">
            <text:p>48.218651</text:p>
          </table:table-cell>
        </table:table-row>
        <table:table-row table:style-name="ro1">
          <table:table-cell office:value-type="float" office:value="6.8532928757" calcext:value-type="float">
            <text:p>6.8532928757</text:p>
          </table:table-cell>
          <table:table-cell office:value-type="float" office:value="55.1797725209" calcext:value-type="float">
            <text:p>55.1797725209</text:p>
          </table:table-cell>
          <table:table-cell office:value-type="float" office:value="16.954678" calcext:value-type="float">
            <text:p>16.954678</text:p>
          </table:table-cell>
          <table:table-cell office:value-type="float" office:value="48.238121" calcext:value-type="float">
            <text:p>48.238121</text:p>
          </table:table-cell>
        </table:table-row>
        <table:table-row table:style-name="ro1">
          <table:table-cell office:value-type="float" office:value="7.00288718126" calcext:value-type="float">
            <text:p>7.0028871813</text:p>
          </table:table-cell>
          <table:table-cell office:value-type="float" office:value="55.3012157643" calcext:value-type="float">
            <text:p>55.3012157643</text:p>
          </table:table-cell>
          <table:table-cell office:value-type="float" office:value="17.103405" calcext:value-type="float">
            <text:p>17.103405</text:p>
          </table:table-cell>
          <table:table-cell office:value-type="float" office:value="48.257584" calcext:value-type="float">
            <text:p>48.257584</text:p>
          </table:table-cell>
        </table:table-row>
        <table:table-row table:style-name="ro1">
          <table:table-cell office:value-type="float" office:value="7.15881018042" calcext:value-type="float">
            <text:p>7.1588101804</text:p>
          </table:table-cell>
          <table:table-cell office:value-type="float" office:value="55.4245401054" calcext:value-type="float">
            <text:p>55.4245401054</text:p>
          </table:table-cell>
          <table:table-cell office:value-type="float" office:value="17.252132" calcext:value-type="float">
            <text:p>17.252132</text:p>
          </table:table-cell>
          <table:table-cell office:value-type="float" office:value="48.277046" calcext:value-type="float">
            <text:p>48.277046</text:p>
          </table:table-cell>
        </table:table-row>
        <table:table-row table:style-name="ro1">
          <table:table-cell office:value-type="float" office:value="7.31130439404" calcext:value-type="float">
            <text:p>7.311304394</text:p>
          </table:table-cell>
          <table:table-cell office:value-type="float" office:value="55.5420159241" calcext:value-type="float">
            <text:p>55.5420159241</text:p>
          </table:table-cell>
          <table:table-cell office:value-type="float" office:value="17.401234" calcext:value-type="float">
            <text:p>17.401234</text:p>
          </table:table-cell>
          <table:table-cell office:value-type="float" office:value="48.293434" calcext:value-type="float">
            <text:p>48.293434</text:p>
          </table:table-cell>
        </table:table-row>
        <table:table-row table:style-name="ro1">
          <table:table-cell office:value-type="float" office:value="7.47517341933" calcext:value-type="float">
            <text:p>7.4751734193</text:p>
          </table:table-cell>
          <table:table-cell office:value-type="float" office:value="55.6649122702" calcext:value-type="float">
            <text:p>55.6649122702</text:p>
          </table:table-cell>
          <table:table-cell office:value-type="float" office:value="17.550335" calcext:value-type="float">
            <text:p>17.550335</text:p>
          </table:table-cell>
          <table:table-cell office:value-type="float" office:value="48.309822" calcext:value-type="float">
            <text:p>48.309822</text:p>
          </table:table-cell>
        </table:table-row>
        <table:table-row table:style-name="ro1">
          <table:table-cell office:value-type="float" office:value="7.55017719838" calcext:value-type="float">
            <text:p>7.5501771984</text:p>
          </table:table-cell>
          <table:table-cell office:value-type="float" office:value="55.7200627338" calcext:value-type="float">
            <text:p>55.7200627338</text:p>
          </table:table-cell>
          <table:table-cell office:value-type="float" office:value="17.699436" calcext:value-type="float">
            <text:p>17.699436</text:p>
          </table:table-cell>
          <table:table-cell office:value-type="float" office:value="48.32621" calcext:value-type="float">
            <text:p>48.32621</text:p>
          </table:table-cell>
        </table:table-row>
        <table:table-row table:style-name="ro1">
          <table:table-cell office:value-type="float" office:value="7.71632282841" calcext:value-type="float">
            <text:p>7.7163228284</text:p>
          </table:table-cell>
          <table:table-cell office:value-type="float" office:value="55.8398872254" calcext:value-type="float">
            <text:p>55.8398872254</text:p>
          </table:table-cell>
          <table:table-cell office:value-type="float" office:value="17.848537" calcext:value-type="float">
            <text:p>17.848537</text:p>
          </table:table-cell>
          <table:table-cell office:value-type="float" office:value="48.342598" calcext:value-type="float">
            <text:p>48.342598</text:p>
          </table:table-cell>
        </table:table-row>
        <table:table-row table:style-name="ro1">
          <table:table-cell office:value-type="float" office:value="7.87892519488" calcext:value-type="float">
            <text:p>7.8789251949</text:p>
          </table:table-cell>
          <table:table-cell office:value-type="float" office:value="55.9541244788" calcext:value-type="float">
            <text:p>55.9541244788</text:p>
          </table:table-cell>
          <table:table-cell office:value-type="float" office:value="17.997887" calcext:value-type="float">
            <text:p>17.997887</text:p>
          </table:table-cell>
          <table:table-cell office:value-type="float" office:value="48.356499" calcext:value-type="float">
            <text:p>48.356499</text:p>
          </table:table-cell>
        </table:table-row>
        <table:table-row table:style-name="ro1">
          <table:table-cell office:value-type="float" office:value="8.04297826938" calcext:value-type="float">
            <text:p>8.0429782694</text:p>
          </table:table-cell>
          <table:table-cell office:value-type="float" office:value="56.066408492" calcext:value-type="float">
            <text:p>56.066408492</text:p>
          </table:table-cell>
          <table:table-cell office:value-type="float" office:value="18.147236" calcext:value-type="float">
            <text:p>18.147236</text:p>
          </table:table-cell>
          <table:table-cell office:value-type="float" office:value="48.370399" calcext:value-type="float">
            <text:p>48.370399</text:p>
          </table:table-cell>
        </table:table-row>
        <table:table-row table:style-name="ro1">
          <table:table-cell office:value-type="float" office:value="8.21363955814" calcext:value-type="float">
            <text:p>8.2136395581</text:p>
          </table:table-cell>
          <table:table-cell office:value-type="float" office:value="56.1800771621" calcext:value-type="float">
            <text:p>56.1800771621</text:p>
          </table:table-cell>
          <table:table-cell office:value-type="float" office:value="18.296585" calcext:value-type="float">
            <text:p>18.296585</text:p>
          </table:table-cell>
          <table:table-cell office:value-type="float" office:value="48.384293" calcext:value-type="float">
            <text:p>48.384293</text:p>
          </table:table-cell>
        </table:table-row>
        <table:table-row table:style-name="ro1">
          <table:table-cell office:value-type="float" office:value="8.38052168153" calcext:value-type="float">
            <text:p>8.3805216815</text:p>
          </table:table-cell>
          <table:table-cell office:value-type="float" office:value="56.2881765369" calcext:value-type="float">
            <text:p>56.2881765369</text:p>
          </table:table-cell>
          <table:table-cell office:value-type="float" office:value="18.445934" calcext:value-type="float">
            <text:p>18.445934</text:p>
          </table:table-cell>
          <table:table-cell office:value-type="float" office:value="48.398193" calcext:value-type="float">
            <text:p>48.398193</text:p>
          </table:table-cell>
        </table:table-row>
        <table:table-row table:style-name="ro1">
          <table:table-cell office:value-type="float" office:value="8.5487436473" calcext:value-type="float">
            <text:p>8.5487436473</text:p>
          </table:table-cell>
          <table:table-cell office:value-type="float" office:value="56.3941601313" calcext:value-type="float">
            <text:p>56.3941601313</text:p>
          </table:table-cell>
          <table:table-cell office:value-type="float" office:value="18.595284" calcext:value-type="float">
            <text:p>18.595284</text:p>
          </table:table-cell>
          <table:table-cell office:value-type="float" office:value="48.412086" calcext:value-type="float">
            <text:p>48.412086</text:p>
          </table:table-cell>
        </table:table-row>
        <table:table-row table:style-name="ro1">
          <table:table-cell office:value-type="float" office:value="8.72893115959" calcext:value-type="float">
            <text:p>8.7289311596</text:p>
          </table:table-cell>
          <table:table-cell office:value-type="float" office:value="56.5044526352" calcext:value-type="float">
            <text:p>56.5044526352</text:p>
          </table:table-cell>
          <table:table-cell office:value-type="float" office:value="18.744877" calcext:value-type="float">
            <text:p>18.744877</text:p>
          </table:table-cell>
          <table:table-cell office:value-type="float" office:value="48.423088" calcext:value-type="float">
            <text:p>48.423088</text:p>
          </table:table-cell>
        </table:table-row>
        <table:table-row table:style-name="ro1">
          <table:table-cell office:value-type="float" office:value="8.80889786636" calcext:value-type="float">
            <text:p>8.8088978664</text:p>
          </table:table-cell>
          <table:table-cell office:value-type="float" office:value="56.5523507087" calcext:value-type="float">
            <text:p>56.5523507087</text:p>
          </table:table-cell>
          <table:table-cell office:value-type="float" office:value="18.894466" calcext:value-type="float">
            <text:p>18.894466</text:p>
          </table:table-cell>
          <table:table-cell office:value-type="float" office:value="48.43409" calcext:value-type="float">
            <text:p>48.43409</text:p>
          </table:table-cell>
        </table:table-row>
        <table:table-row table:style-name="ro1">
          <table:table-cell office:value-type="float" office:value="8.98044954723" calcext:value-type="float">
            <text:p>8.9804495472</text:p>
          </table:table-cell>
          <table:table-cell office:value-type="float" office:value="56.6529587005" calcext:value-type="float">
            <text:p>56.6529587005</text:p>
          </table:table-cell>
          <table:table-cell office:value-type="float" office:value="19.044056" calcext:value-type="float">
            <text:p>19.044056</text:p>
          </table:table-cell>
          <table:table-cell office:value-type="float" office:value="48.445084" calcext:value-type="float">
            <text:p>48.445084</text:p>
          </table:table-cell>
        </table:table-row>
        <table:table-row table:style-name="ro1">
          <table:table-cell office:value-type="float" office:value="9.15327987687" calcext:value-type="float">
            <text:p>9.1532798769</text:p>
          </table:table-cell>
          <table:table-cell office:value-type="float" office:value="56.7513440363" calcext:value-type="float">
            <text:p>56.7513440363</text:p>
          </table:table-cell>
          <table:table-cell office:value-type="float" office:value="19.193645" calcext:value-type="float">
            <text:p>19.193645</text:p>
          </table:table-cell>
          <table:table-cell office:value-type="float" office:value="48.456078" calcext:value-type="float">
            <text:p>48.456078</text:p>
          </table:table-cell>
        </table:table-row>
        <table:table-row table:style-name="ro1">
          <table:table-cell office:value-type="float" office:value="9.3273723113" calcext:value-type="float">
            <text:p>9.3273723113</text:p>
          </table:table-cell>
          <table:table-cell office:value-type="float" office:value="56.8474498523" calcext:value-type="float">
            <text:p>56.8474498523</text:p>
          </table:table-cell>
          <table:table-cell office:value-type="float" office:value="19.343235" calcext:value-type="float">
            <text:p>19.343235</text:p>
          </table:table-cell>
          <table:table-cell office:value-type="float" office:value="48.467079" calcext:value-type="float">
            <text:p>48.467079</text:p>
          </table:table-cell>
        </table:table-row>
        <table:table-row table:style-name="ro1">
          <table:table-cell office:value-type="float" office:value="9.50816556551" calcext:value-type="float">
            <text:p>9.5081655655</text:p>
          </table:table-cell>
          <table:table-cell office:value-type="float" office:value="56.9442496203" calcext:value-type="float">
            <text:p>56.9442496203</text:p>
          </table:table-cell>
          <table:table-cell office:value-type="float" office:value="19.493015" calcext:value-type="float">
            <text:p>19.493015</text:p>
          </table:table-cell>
          <table:table-cell office:value-type="float" office:value="48.475136" calcext:value-type="float">
            <text:p>48.475136</text:p>
          </table:table-cell>
        </table:table-row>
        <table:table-row table:style-name="ro1">
          <table:table-cell office:value-type="float" office:value="9.68467897954" calcext:value-type="float">
            <text:p>9.6846789795</text:p>
          </table:table-cell>
          <table:table-cell office:value-type="float" office:value="57.0358201225" calcext:value-type="float">
            <text:p>57.0358201225</text:p>
          </table:table-cell>
          <table:table-cell office:value-type="float" office:value="19.642796" calcext:value-type="float">
            <text:p>19.642796</text:p>
          </table:table-cell>
          <table:table-cell office:value-type="float" office:value="48.483192" calcext:value-type="float">
            <text:p>48.483192</text:p>
          </table:table-cell>
        </table:table-row>
        <table:table-row table:style-name="ro1">
          <table:table-cell office:value-type="float" office:value="9.85678917324" calcext:value-type="float">
            <text:p>9.8567891732</text:p>
          </table:table-cell>
          <table:table-cell office:value-type="float" office:value="57.1225136591" calcext:value-type="float">
            <text:p>57.1225136591</text:p>
          </table:table-cell>
          <table:table-cell office:value-type="float" office:value="19.792576" calcext:value-type="float">
            <text:p>19.792576</text:p>
          </table:table-cell>
          <table:table-cell office:value-type="float" office:value="48.491249" calcext:value-type="float">
            <text:p>48.491249</text:p>
          </table:table-cell>
        </table:table-row>
        <table:table-row table:style-name="ro1">
          <table:table-cell office:value-type="float" office:value="10.0355606395" calcext:value-type="float">
            <text:p>10.0355606395</text:p>
          </table:table-cell>
          <table:table-cell office:value-type="float" office:value="57.2099898257" calcext:value-type="float">
            <text:p>57.2099898257</text:p>
          </table:table-cell>
          <table:table-cell office:value-type="float" office:value="19.942356" calcext:value-type="float">
            <text:p>19.942356</text:p>
          </table:table-cell>
          <table:table-cell office:value-type="float" office:value="48.499313" calcext:value-type="float">
            <text:p>48.499313</text:p>
          </table:table-cell>
        </table:table-row>
        <table:table-row table:style-name="ro1">
          <table:table-cell office:value-type="float" office:value="10.1253645087" calcext:value-type="float">
            <text:p>10.1253645087</text:p>
          </table:table-cell>
          <table:table-cell office:value-type="float" office:value="57.2530766573" calcext:value-type="float">
            <text:p>57.2530766573</text:p>
          </table:table-cell>
          <table:table-cell office:value-type="float" office:value="20.092133" calcext:value-type="float">
            <text:p>20.092133</text:p>
          </table:table-cell>
          <table:table-cell office:value-type="float" office:value="48.50737" calcext:value-type="float">
            <text:p>48.50737</text:p>
          </table:table-cell>
        </table:table-row>
        <table:table-row table:style-name="ro1">
          <table:table-cell office:value-type="float" office:value="10.3116144699" calcext:value-type="float">
            <text:p>10.3116144699</text:p>
          </table:table-cell>
          <table:table-cell office:value-type="float" office:value="57.3405264881" calcext:value-type="float">
            <text:p>57.3405264881</text:p>
          </table:table-cell>
          <table:table-cell office:value-type="float" office:value="20.242043" calcext:value-type="float">
            <text:p>20.242043</text:p>
          </table:table-cell>
          <table:table-cell office:value-type="float" office:value="48.512512" calcext:value-type="float">
            <text:p>48.512512</text:p>
          </table:table-cell>
        </table:table-row>
        <table:table-row table:style-name="ro1">
          <table:table-cell office:value-type="float" office:value="10.4991832423" calcext:value-type="float">
            <text:p>10.4991832423</text:p>
          </table:table-cell>
          <table:table-cell office:value-type="float" office:value="57.4259519943" calcext:value-type="float">
            <text:p>57.4259519943</text:p>
          </table:table-cell>
          <table:table-cell office:value-type="float" office:value="20.391953" calcext:value-type="float">
            <text:p>20.391953</text:p>
          </table:table-cell>
          <table:table-cell office:value-type="float" office:value="48.517654" calcext:value-type="float">
            <text:p>48.517654</text:p>
          </table:table-cell>
        </table:table-row>
        <table:table-row table:style-name="ro1">
          <table:table-cell office:value-type="float" office:value="10.6879994376" calcext:value-type="float">
            <text:p>10.6879994376</text:p>
          </table:table-cell>
          <table:table-cell office:value-type="float" office:value="57.5095306374" calcext:value-type="float">
            <text:p>57.5095306374</text:p>
          </table:table-cell>
          <table:table-cell office:value-type="float" office:value="20.541862" calcext:value-type="float">
            <text:p>20.541862</text:p>
          </table:table-cell>
          <table:table-cell office:value-type="float" office:value="48.522797" calcext:value-type="float">
            <text:p>48.522797</text:p>
          </table:table-cell>
        </table:table-row>
        <table:table-row table:style-name="ro1">
          <table:table-cell office:value-type="float" office:value="10.8722034385" calcext:value-type="float">
            <text:p>10.8722034385</text:p>
          </table:table-cell>
          <table:table-cell office:value-type="float" office:value="57.5887493151" calcext:value-type="float">
            <text:p>57.5887493151</text:p>
          </table:table-cell>
          <table:table-cell office:value-type="float" office:value="20.691769" calcext:value-type="float">
            <text:p>20.691769</text:p>
          </table:table-cell>
          <table:table-cell office:value-type="float" office:value="48.527939" calcext:value-type="float">
            <text:p>48.527939</text:p>
          </table:table-cell>
        </table:table-row>
        <table:table-row table:style-name="ro1">
          <table:table-cell office:value-type="float" office:value="11.0574432444" calcext:value-type="float">
            <text:p>11.0574432444</text:p>
          </table:table-cell>
          <table:table-cell office:value-type="float" office:value="57.6661402435" calcext:value-type="float">
            <text:p>57.6661402435</text:p>
          </table:table-cell>
          <table:table-cell office:value-type="float" office:value="20.841675" calcext:value-type="float">
            <text:p>20.841675</text:p>
          </table:table-cell>
          <table:table-cell office:value-type="float" office:value="48.533081" calcext:value-type="float">
            <text:p>48.533081</text:p>
          </table:table-cell>
        </table:table-row>
        <table:table-row table:style-name="ro1">
          <table:table-cell office:value-type="float" office:value="11.2436406343" calcext:value-type="float">
            <text:p>11.2436406343</text:p>
          </table:table-cell>
          <table:table-cell office:value-type="float" office:value="57.7417488663" calcext:value-type="float">
            <text:p>57.7417488663</text:p>
          </table:table-cell>
          <table:table-cell office:value-type="float" office:value="20.991657" calcext:value-type="float">
            <text:p>20.991657</text:p>
          </table:table-cell>
          <table:table-cell office:value-type="float" office:value="48.535324" calcext:value-type="float">
            <text:p>48.535324</text:p>
          </table:table-cell>
        </table:table-row>
        <table:table-row table:style-name="ro1">
          <table:table-cell office:value-type="float" office:value="11.337097636" calcext:value-type="float">
            <text:p>11.337097636</text:p>
          </table:table-cell>
          <table:table-cell office:value-type="float" office:value="57.7788270603" calcext:value-type="float">
            <text:p>57.7788270603</text:p>
          </table:table-cell>
          <table:table-cell office:value-type="float" office:value="21.14164" calcext:value-type="float">
            <text:p>21.14164</text:p>
          </table:table-cell>
          <table:table-cell office:value-type="float" office:value="48.53756" calcext:value-type="float">
            <text:p>48.53756</text:p>
          </table:table-cell>
        </table:table-row>
        <table:table-row table:style-name="ro1">
          <table:table-cell office:value-type="float" office:value="11.5187719013" calcext:value-type="float">
            <text:p>11.5187719013</text:p>
          </table:table-cell>
          <table:table-cell office:value-type="float" office:value="57.8492864035" calcext:value-type="float">
            <text:p>57.8492864035</text:p>
          </table:table-cell>
          <table:table-cell office:value-type="float" office:value="21.291618" calcext:value-type="float">
            <text:p>21.291618</text:p>
          </table:table-cell>
          <table:table-cell office:value-type="float" office:value="48.539803" calcext:value-type="float">
            <text:p>48.539803</text:p>
          </table:table-cell>
        </table:table-row>
        <table:table-row table:style-name="ro1">
          <table:table-cell office:value-type="float" office:value="11.7130123723" calcext:value-type="float">
            <text:p>11.7130123723</text:p>
          </table:table-cell>
          <table:table-cell office:value-type="float" office:value="57.9223931314" calcext:value-type="float">
            <text:p>57.9223931314</text:p>
          </table:table-cell>
          <table:table-cell office:value-type="float" office:value="21.441597" calcext:value-type="float">
            <text:p>21.441597</text:p>
          </table:table-cell>
          <table:table-cell office:value-type="float" office:value="48.542038" calcext:value-type="float">
            <text:p>48.542038</text:p>
          </table:table-cell>
        </table:table-row>
        <table:table-row table:style-name="ro1">
          <table:table-cell office:value-type="float" office:value="11.9021558683" calcext:value-type="float">
            <text:p>11.9021558683</text:p>
          </table:table-cell>
          <table:table-cell office:value-type="float" office:value="57.9915039886" calcext:value-type="float">
            <text:p>57.9915039886</text:p>
          </table:table-cell>
          <table:table-cell office:value-type="float" office:value="21.591576" calcext:value-type="float">
            <text:p>21.591576</text:p>
          </table:table-cell>
          <table:table-cell office:value-type="float" office:value="48.544281" calcext:value-type="float">
            <text:p>48.544281</text:p>
          </table:table-cell>
        </table:table-row>
        <table:table-row table:style-name="ro1">
          <table:table-cell office:value-type="float" office:value="12.0980186498" calcext:value-type="float">
            <text:p>12.0980186498</text:p>
          </table:table-cell>
          <table:table-cell office:value-type="float" office:value="58.0609288353" calcext:value-type="float">
            <text:p>58.0609288353</text:p>
          </table:table-cell>
          <table:table-cell office:value-type="float" office:value="21.741573" calcext:value-type="float">
            <text:p>21.741573</text:p>
          </table:table-cell>
          <table:table-cell office:value-type="float" office:value="48.543625" calcext:value-type="float">
            <text:p>48.543625</text:p>
          </table:table-cell>
        </table:table-row>
        <table:table-row table:style-name="ro1">
          <table:table-cell office:value-type="float" office:value="12.3424980312" calcext:value-type="float">
            <text:p>12.3424980312</text:p>
          </table:table-cell>
          <table:table-cell office:value-type="float" office:value="58.1444817305" calcext:value-type="float">
            <text:p>58.1444817305</text:p>
          </table:table-cell>
          <table:table-cell office:value-type="float" office:value="21.891567" calcext:value-type="float">
            <text:p>21.891567</text:p>
          </table:table-cell>
          <table:table-cell office:value-type="float" office:value="48.542969" calcext:value-type="float">
            <text:p>48.542969</text:p>
          </table:table-cell>
        </table:table-row>
        <table:table-row table:style-name="ro1">
          <table:table-cell office:value-type="float" office:value="12.4801608819" calcext:value-type="float">
            <text:p>12.4801608819</text:p>
          </table:table-cell>
          <table:table-cell office:value-type="float" office:value="58.1900680515" calcext:value-type="float">
            <text:p>58.1900680515</text:p>
          </table:table-cell>
          <table:table-cell office:value-type="float" office:value="22.041565" calcext:value-type="float">
            <text:p>22.041565</text:p>
          </table:table-cell>
          <table:table-cell office:value-type="float" office:value="48.542313" calcext:value-type="float">
            <text:p>48.542313</text:p>
          </table:table-cell>
        </table:table-row>
        <table:table-row table:style-name="ro1">
          <table:table-cell office:value-type="float" office:value="12.6661331522" calcext:value-type="float">
            <text:p>12.6661331522</text:p>
          </table:table-cell>
          <table:table-cell office:value-type="float" office:value="58.2498325481" calcext:value-type="float">
            <text:p>58.2498325481</text:p>
          </table:table-cell>
          <table:table-cell office:value-type="float" office:value="22.191559" calcext:value-type="float">
            <text:p>22.191559</text:p>
          </table:table-cell>
          <table:table-cell office:value-type="float" office:value="48.541656" calcext:value-type="float">
            <text:p>48.541656</text:p>
          </table:table-cell>
        </table:table-row>
        <table:table-row table:style-name="ro1">
          <table:table-cell office:value-type="float" office:value="12.7683966732" calcext:value-type="float">
            <text:p>12.7683966732</text:p>
          </table:table-cell>
          <table:table-cell office:value-type="float" office:value="58.2813579682" calcext:value-type="float">
            <text:p>58.2813579682</text:p>
          </table:table-cell>
          <table:table-cell office:value-type="float" office:value="22.341553" calcext:value-type="float">
            <text:p>22.341553</text:p>
          </table:table-cell>
          <table:table-cell office:value-type="float" office:value="48.541" calcext:value-type="float">
            <text:p>48.541</text:p>
          </table:table-cell>
        </table:table-row>
        <table:table-row table:style-name="ro1">
          <table:table-cell office:value-type="float" office:value="12.955462347" calcext:value-type="float">
            <text:p>12.955462347</text:p>
          </table:table-cell>
          <table:table-cell office:value-type="float" office:value="58.3369255547" calcext:value-type="float">
            <text:p>58.3369255547</text:p>
          </table:table-cell>
          <table:table-cell office:value-type="float" office:value="22.491508" calcext:value-type="float">
            <text:p>22.491508</text:p>
          </table:table-cell>
          <table:table-cell office:value-type="float" office:value="48.537453" calcext:value-type="float">
            <text:p>48.537453</text:p>
          </table:table-cell>
        </table:table-row>
        <table:table-row table:style-name="ro1">
          <table:table-cell office:value-type="float" office:value="13.1430805163" calcext:value-type="float">
            <text:p>13.1430805163</text:p>
          </table:table-cell>
          <table:table-cell office:value-type="float" office:value="58.390759852" calcext:value-type="float">
            <text:p>58.390759852</text:p>
          </table:table-cell>
          <table:table-cell office:value-type="float" office:value="22.641464" calcext:value-type="float">
            <text:p>22.641464</text:p>
          </table:table-cell>
          <table:table-cell office:value-type="float" office:value="48.533905" calcext:value-type="float">
            <text:p>48.533905</text:p>
          </table:table-cell>
        </table:table-row>
        <table:table-row table:style-name="ro1">
          <table:table-cell office:value-type="float" office:value="13.3492343536" calcext:value-type="float">
            <text:p>13.3492343536</text:p>
          </table:table-cell>
          <table:table-cell office:value-type="float" office:value="58.4481359708" calcext:value-type="float">
            <text:p>58.4481359708</text:p>
          </table:table-cell>
          <table:table-cell office:value-type="float" office:value="22.79142" calcext:value-type="float">
            <text:p>22.79142</text:p>
          </table:table-cell>
          <table:table-cell office:value-type="float" office:value="48.530357" calcext:value-type="float">
            <text:p>48.530357</text:p>
          </table:table-cell>
        </table:table-row>
        <table:table-row table:style-name="ro1">
          <table:table-cell office:value-type="float" office:value="13.5377439162" calcext:value-type="float">
            <text:p>13.5377439162</text:p>
          </table:table-cell>
          <table:table-cell office:value-type="float" office:value="58.4989593707" calcext:value-type="float">
            <text:p>58.4989593707</text:p>
          </table:table-cell>
          <table:table-cell office:value-type="float" office:value="22.941376" calcext:value-type="float">
            <text:p>22.941376</text:p>
          </table:table-cell>
          <table:table-cell office:value-type="float" office:value="48.52681" calcext:value-type="float">
            <text:p>48.52681</text:p>
          </table:table-cell>
        </table:table-row>
        <table:table-row table:style-name="ro1">
          <table:table-cell office:value-type="float" office:value="13.7391165693" calcext:value-type="float">
            <text:p>13.7391165693</text:p>
          </table:table-cell>
          <table:table-cell office:value-type="float" office:value="58.5512558074" calcext:value-type="float">
            <text:p>58.5512558074</text:p>
          </table:table-cell>
          <table:table-cell office:value-type="float" office:value="23.091328" calcext:value-type="float">
            <text:p>23.091328</text:p>
          </table:table-cell>
          <table:table-cell office:value-type="float" office:value="48.523254" calcext:value-type="float">
            <text:p>48.523254</text:p>
          </table:table-cell>
        </table:table-row>
        <table:table-row table:style-name="ro1">
          <table:table-cell office:value-type="float" office:value="13.9289479604" calcext:value-type="float">
            <text:p>13.9289479604</text:p>
          </table:table-cell>
          <table:table-cell office:value-type="float" office:value="58.5985070804" calcext:value-type="float">
            <text:p>58.5985070804</text:p>
          </table:table-cell>
          <table:table-cell office:value-type="float" office:value="23.241188" calcext:value-type="float">
            <text:p>23.241188</text:p>
          </table:table-cell>
          <table:table-cell office:value-type="float" office:value="48.5168" calcext:value-type="float">
            <text:p>48.5168</text:p>
          </table:table-cell>
        </table:table-row>
        <table:table-row table:style-name="ro1">
          <table:table-cell office:value-type="float" office:value="14.1255288623" calcext:value-type="float">
            <text:p>14.1255288623</text:p>
          </table:table-cell>
          <table:table-cell office:value-type="float" office:value="58.6455350084" calcext:value-type="float">
            <text:p>58.6455350084</text:p>
          </table:table-cell>
          <table:table-cell office:value-type="float" office:value="23.391048" calcext:value-type="float">
            <text:p>23.391048</text:p>
          </table:table-cell>
          <table:table-cell office:value-type="float" office:value="48.510345" calcext:value-type="float">
            <text:p>48.510345</text:p>
          </table:table-cell>
        </table:table-row>
        <table:table-row table:style-name="ro1">
          <table:table-cell office:value-type="float" office:value="14.2301930395" calcext:value-type="float">
            <text:p>14.2301930395</text:p>
          </table:table-cell>
          <table:table-cell office:value-type="float" office:value="58.6698338636" calcext:value-type="float">
            <text:p>58.6698338636</text:p>
          </table:table-cell>
          <table:table-cell office:value-type="float" office:value="23.540905" calcext:value-type="float">
            <text:p>23.540905</text:p>
          </table:table-cell>
          <table:table-cell office:value-type="float" office:value="48.503891" calcext:value-type="float">
            <text:p>48.503891</text:p>
          </table:table-cell>
        </table:table-row>
        <table:table-row table:style-name="ro1">
          <table:table-cell office:value-type="float" office:value="14.4214330681" calcext:value-type="float">
            <text:p>14.4214330681</text:p>
          </table:table-cell>
          <table:table-cell office:value-type="float" office:value="58.7129591868" calcext:value-type="float">
            <text:p>58.7129591868</text:p>
          </table:table-cell>
          <table:table-cell office:value-type="float" office:value="23.690762" calcext:value-type="float">
            <text:p>23.690762</text:p>
          </table:table-cell>
          <table:table-cell office:value-type="float" office:value="48.497437" calcext:value-type="float">
            <text:p>48.497437</text:p>
          </table:table-cell>
        </table:table-row>
        <table:table-row table:style-name="ro1">
          <table:table-cell office:value-type="float" office:value="14.6193173372" calcext:value-type="float">
            <text:p>14.6193173372</text:p>
          </table:table-cell>
          <table:table-cell office:value-type="float" office:value="58.7559140127" calcext:value-type="float">
            <text:p>58.7559140127</text:p>
          </table:table-cell>
          <table:table-cell office:value-type="float" office:value="23.840618" calcext:value-type="float">
            <text:p>23.840618</text:p>
          </table:table-cell>
          <table:table-cell office:value-type="float" office:value="48.490982" calcext:value-type="float">
            <text:p>48.490982</text:p>
          </table:table-cell>
        </table:table-row>
        <table:table-row table:style-name="ro1">
          <table:table-cell office:value-type="float" office:value="14.8176511469" calcext:value-type="float">
            <text:p>14.8176511469</text:p>
          </table:table-cell>
          <table:table-cell office:value-type="float" office:value="58.7973298518" calcext:value-type="float">
            <text:p>58.7973298518</text:p>
          </table:table-cell>
          <table:table-cell office:value-type="float" office:value="23.990322" calcext:value-type="float">
            <text:p>23.990322</text:p>
          </table:table-cell>
          <table:table-cell office:value-type="float" office:value="48.481606" calcext:value-type="float">
            <text:p>48.481606</text:p>
          </table:table-cell>
        </table:table-row>
        <table:table-row table:style-name="ro1">
          <table:table-cell office:value-type="float" office:value="15.0164082951" calcext:value-type="float">
            <text:p>15.0164082951</text:p>
          </table:table-cell>
          <table:table-cell office:value-type="float" office:value="58.8372237634" calcext:value-type="float">
            <text:p>58.8372237634</text:p>
          </table:table-cell>
          <table:table-cell office:value-type="float" office:value="24.140026" calcext:value-type="float">
            <text:p>24.140026</text:p>
          </table:table-cell>
          <table:table-cell office:value-type="float" office:value="48.472229" calcext:value-type="float">
            <text:p>48.472229</text:p>
          </table:table-cell>
        </table:table-row>
        <table:table-row table:style-name="ro1">
          <table:table-cell office:value-type="float" office:value="15.221789453" calcext:value-type="float">
            <text:p>15.221789453</text:p>
          </table:table-cell>
          <table:table-cell office:value-type="float" office:value="58.8767872863" calcext:value-type="float">
            <text:p>58.8767872863</text:p>
          </table:table-cell>
          <table:table-cell office:value-type="float" office:value="24.28973" calcext:value-type="float">
            <text:p>24.28973</text:p>
          </table:table-cell>
          <table:table-cell office:value-type="float" office:value="48.462852" calcext:value-type="float">
            <text:p>48.462852</text:p>
          </table:table-cell>
        </table:table-row>
        <table:table-row table:style-name="ro1">
          <table:table-cell office:value-type="float" office:value="15.4213218847" calcext:value-type="float">
            <text:p>15.4213218847</text:p>
          </table:table-cell>
          <table:table-cell office:value-type="float" office:value="58.9136396292" calcext:value-type="float">
            <text:p>58.9136396292</text:p>
          </table:table-cell>
          <table:table-cell office:value-type="float" office:value="24.439434" calcext:value-type="float">
            <text:p>24.439434</text:p>
          </table:table-cell>
          <table:table-cell office:value-type="float" office:value="48.453484" calcext:value-type="float">
            <text:p>48.453484</text:p>
          </table:table-cell>
        </table:table-row>
        <table:table-row table:style-name="ro1">
          <table:table-cell office:value-type="float" office:value="15.6149516242" calcext:value-type="float">
            <text:p>15.6149516242</text:p>
          </table:table-cell>
          <table:table-cell office:value-type="float" office:value="58.9479408748" calcext:value-type="float">
            <text:p>58.9479408748</text:p>
          </table:table-cell>
          <table:table-cell office:value-type="float" office:value="24.589138" calcext:value-type="float">
            <text:p>24.589138</text:p>
          </table:table-cell>
          <table:table-cell office:value-type="float" office:value="48.444107" calcext:value-type="float">
            <text:p>48.444107</text:p>
          </table:table-cell>
        </table:table-row>
        <table:table-row table:style-name="ro1">
          <table:table-cell office:value-type="float" office:value="15.7150125177" calcext:value-type="float">
            <text:p>15.7150125177</text:p>
          </table:table-cell>
          <table:table-cell office:value-type="float" office:value="58.9651077248" calcext:value-type="float">
            <text:p>58.9651077248</text:p>
          </table:table-cell>
          <table:table-cell office:value-type="float" office:value="24.738628" calcext:value-type="float">
            <text:p>24.738628</text:p>
          </table:table-cell>
          <table:table-cell office:value-type="float" office:value="48.431786" calcext:value-type="float">
            <text:p>48.431786</text:p>
          </table:table-cell>
        </table:table-row>
        <table:table-row table:style-name="ro1">
          <table:table-cell office:value-type="float" office:value="15.9153674241" calcext:value-type="float">
            <text:p>15.9153674241</text:p>
          </table:table-cell>
          <table:table-cell office:value-type="float" office:value="58.9983393855" calcext:value-type="float">
            <text:p>58.9983393855</text:p>
          </table:table-cell>
          <table:table-cell office:value-type="float" office:value="24.888119" calcext:value-type="float">
            <text:p>24.888119</text:p>
          </table:table-cell>
          <table:table-cell office:value-type="float" office:value="48.419464" calcext:value-type="float">
            <text:p>48.419464</text:p>
          </table:table-cell>
        </table:table-row>
        <table:table-row table:style-name="ro1">
          <table:table-cell office:value-type="float" office:value="16.1160169706" calcext:value-type="float">
            <text:p>16.1160169706</text:p>
          </table:table-cell>
          <table:table-cell office:value-type="float" office:value="59.0301289965" calcext:value-type="float">
            <text:p>59.0301289965</text:p>
          </table:table-cell>
          <table:table-cell office:value-type="float" office:value="25.037609" calcext:value-type="float">
            <text:p>25.037609</text:p>
          </table:table-cell>
          <table:table-cell office:value-type="float" office:value="48.407143" calcext:value-type="float">
            <text:p>48.407143</text:p>
          </table:table-cell>
        </table:table-row>
        <table:table-row table:style-name="ro1">
          <table:table-cell office:value-type="float" office:value="16.3169493284" calcext:value-type="float">
            <text:p>16.3169493284</text:p>
          </table:table-cell>
          <table:table-cell office:value-type="float" office:value="59.0605019994" calcext:value-type="float">
            <text:p>59.0605019994</text:p>
          </table:table-cell>
          <table:table-cell office:value-type="float" office:value="25.187099" calcext:value-type="float">
            <text:p>25.187099</text:p>
          </table:table-cell>
          <table:table-cell office:value-type="float" office:value="48.394821" calcext:value-type="float">
            <text:p>48.394821</text:p>
          </table:table-cell>
        </table:table-row>
        <table:table-row table:style-name="ro1">
          <table:table-cell office:value-type="float" office:value="16.5181369619" calcext:value-type="float">
            <text:p>16.5181369619</text:p>
          </table:table-cell>
          <table:table-cell office:value-type="float" office:value="59.0895223818" calcext:value-type="float">
            <text:p>59.0895223818</text:p>
          </table:table-cell>
          <table:table-cell office:value-type="float" office:value="25.336586" calcext:value-type="float">
            <text:p>25.336586</text:p>
          </table:table-cell>
          <table:table-cell office:value-type="float" office:value="48.382507" calcext:value-type="float">
            <text:p>48.382507</text:p>
          </table:table-cell>
        </table:table-row>
        <table:table-row table:style-name="ro1">
          <table:table-cell office:value-type="float" office:value="16.7195723237" calcext:value-type="float">
            <text:p>16.7195723237</text:p>
          </table:table-cell>
          <table:table-cell office:value-type="float" office:value="59.117178773" calcext:value-type="float">
            <text:p>59.117178773</text:p>
          </table:table-cell>
          <table:table-cell office:value-type="float" office:value="25.485802" calcext:value-type="float">
            <text:p>25.485802</text:p>
          </table:table-cell>
          <table:table-cell office:value-type="float" office:value="48.36721" calcext:value-type="float">
            <text:p>48.36721</text:p>
          </table:table-cell>
        </table:table-row>
        <table:table-row table:style-name="ro1">
          <table:table-cell office:value-type="float" office:value="16.9401551415" calcext:value-type="float">
            <text:p>16.9401551415</text:p>
          </table:table-cell>
          <table:table-cell office:value-type="float" office:value="59.1458285008" calcext:value-type="float">
            <text:p>59.1458285008</text:p>
          </table:table-cell>
          <table:table-cell office:value-type="float" office:value="25.635017" calcext:value-type="float">
            <text:p>25.635017</text:p>
          </table:table-cell>
          <table:table-cell office:value-type="float" office:value="48.351913" calcext:value-type="float">
            <text:p>48.351913</text:p>
          </table:table-cell>
        </table:table-row>
        <table:table-row table:style-name="ro1">
          <table:table-cell office:value-type="float" office:value="17.0347734413" calcext:value-type="float">
            <text:p>17.0347734413</text:p>
          </table:table-cell>
          <table:table-cell office:value-type="float" office:value="59.1575947206" calcext:value-type="float">
            <text:p>59.1575947206</text:p>
          </table:table-cell>
          <table:table-cell office:value-type="float" office:value="25.784233" calcext:value-type="float">
            <text:p>25.784233</text:p>
          </table:table-cell>
          <table:table-cell office:value-type="float" office:value="48.336609" calcext:value-type="float">
            <text:p>48.336609</text:p>
          </table:table-cell>
        </table:table-row>
        <table:table-row table:style-name="ro1">
          <table:table-cell office:value-type="float" office:value="17.2241396967" calcext:value-type="float">
            <text:p>17.2241396967</text:p>
          </table:table-cell>
          <table:table-cell office:value-type="float" office:value="59.1802214273" calcext:value-type="float">
            <text:p>59.1802214273</text:p>
          </table:table-cell>
          <table:table-cell office:value-type="float" office:value="25.933449" calcext:value-type="float">
            <text:p>25.933449</text:p>
          </table:table-cell>
          <table:table-cell office:value-type="float" office:value="48.321312" calcext:value-type="float">
            <text:p>48.321312</text:p>
          </table:table-cell>
        </table:table-row>
        <table:table-row table:style-name="ro1">
          <table:table-cell office:value-type="float" office:value="17.4136870671" calcext:value-type="float">
            <text:p>17.4136870671</text:p>
          </table:table-cell>
          <table:table-cell office:value-type="float" office:value="59.2016686813" calcext:value-type="float">
            <text:p>59.2016686813</text:p>
          </table:table-cell>
          <table:table-cell office:value-type="float" office:value="26.082661" calcext:value-type="float">
            <text:p>26.082661</text:p>
          </table:table-cell>
          <table:table-cell office:value-type="float" office:value="48.306007" calcext:value-type="float">
            <text:p>48.306007</text:p>
          </table:table-cell>
        </table:table-row>
        <table:table-row table:style-name="ro1">
          <table:table-cell office:value-type="float" office:value="17.635040947" calcext:value-type="float">
            <text:p>17.635040947</text:p>
          </table:table-cell>
          <table:table-cell office:value-type="float" office:value="59.2251989167" calcext:value-type="float">
            <text:p>59.2251989167</text:p>
          </table:table-cell>
          <table:table-cell office:value-type="float" office:value="26.231537" calcext:value-type="float">
            <text:p>26.231537</text:p>
          </table:table-cell>
          <table:table-cell office:value-type="float" office:value="48.287689" calcext:value-type="float">
            <text:p>48.287689</text:p>
          </table:table-cell>
        </table:table-row>
        <table:table-row table:style-name="ro1">
          <table:table-cell office:value-type="float" office:value="17.8376332709" calcext:value-type="float">
            <text:p>17.8376332709</text:p>
          </table:table-cell>
          <table:table-cell office:value-type="float" office:value="59.2453062165" calcext:value-type="float">
            <text:p>59.2453062165</text:p>
          </table:table-cell>
          <table:table-cell office:value-type="float" office:value="26.380413" calcext:value-type="float">
            <text:p>26.380413</text:p>
          </table:table-cell>
          <table:table-cell office:value-type="float" office:value="48.269371" calcext:value-type="float">
            <text:p>48.269371</text:p>
          </table:table-cell>
        </table:table-row>
        <table:table-row table:style-name="ro1">
          <table:table-cell office:value-type="float" office:value="18.0340979386" calcext:value-type="float">
            <text:p>18.0340979386</text:p>
          </table:table-cell>
          <table:table-cell office:value-type="float" office:value="59.2635088791" calcext:value-type="float">
            <text:p>59.2635088791</text:p>
          </table:table-cell>
          <table:table-cell office:value-type="float" office:value="26.529285" calcext:value-type="float">
            <text:p>26.529285</text:p>
          </table:table-cell>
          <table:table-cell office:value-type="float" office:value="48.251053" calcext:value-type="float">
            <text:p>48.251053</text:p>
          </table:table-cell>
        </table:table-row>
        <table:table-row table:style-name="ro1">
          <table:table-cell office:value-type="float" office:value="18.2434475719" calcext:value-type="float">
            <text:p>18.2434475719</text:p>
          </table:table-cell>
          <table:table-cell office:value-type="float" office:value="59.2815155138" calcext:value-type="float">
            <text:p>59.2815155138</text:p>
          </table:table-cell>
          <table:table-cell office:value-type="float" office:value="26.678158" calcext:value-type="float">
            <text:p>26.678158</text:p>
          </table:table-cell>
          <table:table-cell office:value-type="float" office:value="48.232742" calcext:value-type="float">
            <text:p>48.232742</text:p>
          </table:table-cell>
        </table:table-row>
        <table:table-row table:style-name="ro1">
          <table:table-cell office:value-type="float" office:value="18.4467174631" calcext:value-type="float">
            <text:p>18.4467174631</text:p>
          </table:table-cell>
          <table:table-cell office:value-type="float" office:value="59.2976308146" calcext:value-type="float">
            <text:p>59.2976308146</text:p>
          </table:table-cell>
          <table:table-cell office:value-type="float" office:value="26.827034" calcext:value-type="float">
            <text:p>26.827034</text:p>
          </table:table-cell>
          <table:table-cell office:value-type="float" office:value="48.214424" calcext:value-type="float">
            <text:p>48.214424</text:p>
          </table:table-cell>
        </table:table-row>
        <table:table-row table:style-name="ro1">
          <table:table-cell office:value-type="float" office:value="18.5484677048" calcext:value-type="float">
            <text:p>18.5484677048</text:p>
          </table:table-cell>
          <table:table-cell office:value-type="float" office:value="59.3052122977" calcext:value-type="float">
            <text:p>59.3052122977</text:p>
          </table:table-cell>
          <table:table-cell office:value-type="float" office:value="26.975502" calcext:value-type="float">
            <text:p>26.975502</text:p>
          </table:table-cell>
          <table:table-cell office:value-type="float" office:value="48.193047" calcext:value-type="float">
            <text:p>48.193047</text:p>
          </table:table-cell>
        </table:table-row>
        <table:table-row table:style-name="ro1">
          <table:table-cell office:value-type="float" office:value="18.7521041407" calcext:value-type="float">
            <text:p>18.7521041407</text:p>
          </table:table-cell>
          <table:table-cell office:value-type="float" office:value="59.3194353463" calcext:value-type="float">
            <text:p>59.3194353463</text:p>
          </table:table-cell>
          <table:table-cell office:value-type="float" office:value="27.123966" calcext:value-type="float">
            <text:p>27.123966</text:p>
          </table:table-cell>
          <table:table-cell office:value-type="float" office:value="48.171669" calcext:value-type="float">
            <text:p>48.171669</text:p>
          </table:table-cell>
        </table:table-row>
        <table:table-row table:style-name="ro1">
          <table:table-cell office:value-type="float" office:value="18.9558770945" calcext:value-type="float">
            <text:p>18.9558770945</text:p>
          </table:table-cell>
          <table:table-cell office:value-type="float" office:value="59.3323717726" calcext:value-type="float">
            <text:p>59.3323717726</text:p>
          </table:table-cell>
          <table:table-cell office:value-type="float" office:value="27.27243" calcext:value-type="float">
            <text:p>27.27243</text:p>
          </table:table-cell>
          <table:table-cell office:value-type="float" office:value="48.150291" calcext:value-type="float">
            <text:p>48.150291</text:p>
          </table:table-cell>
        </table:table-row>
        <table:table-row table:style-name="ro1">
          <table:table-cell office:value-type="float" office:value="19.1597571898" calcext:value-type="float">
            <text:p>19.1597571898</text:p>
          </table:table-cell>
          <table:table-cell office:value-type="float" office:value="59.3440167707" calcext:value-type="float">
            <text:p>59.3440167707</text:p>
          </table:table-cell>
          <table:table-cell office:value-type="float" office:value="27.420898" calcext:value-type="float">
            <text:p>27.420898</text:p>
          </table:table-cell>
          <table:table-cell office:value-type="float" office:value="48.128922" calcext:value-type="float">
            <text:p>48.128922</text:p>
          </table:table-cell>
        </table:table-row>
        <table:table-row table:style-name="ro1">
          <table:table-cell office:value-type="float" office:value="19.3573510236" calcext:value-type="float">
            <text:p>19.3573510236</text:p>
          </table:table-cell>
          <table:table-cell office:value-type="float" office:value="59.354082124" calcext:value-type="float">
            <text:p>59.354082124</text:p>
          </table:table-cell>
          <table:table-cell office:value-type="float" office:value="27.569363" calcext:value-type="float">
            <text:p>27.569363</text:p>
          </table:table-cell>
          <table:table-cell office:value-type="float" office:value="48.107544" calcext:value-type="float">
            <text:p>48.107544</text:p>
          </table:table-cell>
        </table:table-row>
        <table:table-row table:style-name="ro1">
          <table:table-cell office:value-type="float" office:value="19.5677680053" calcext:value-type="float">
            <text:p>19.5677680053</text:p>
          </table:table-cell>
          <table:table-cell office:value-type="float" office:value="59.3635088352" calcext:value-type="float">
            <text:p>59.3635088352</text:p>
          </table:table-cell>
          <table:table-cell office:value-type="float" office:value="27.717346" calcext:value-type="float">
            <text:p>27.717346</text:p>
          </table:table-cell>
          <table:table-cell office:value-type="float" office:value="48.083054" calcext:value-type="float">
            <text:p>48.083054</text:p>
          </table:table-cell>
        </table:table-row>
        <table:table-row table:style-name="ro1">
          <table:table-cell office:value-type="float" office:value="19.7654924565" calcext:value-type="float">
            <text:p>19.7654924565</text:p>
          </table:table-cell>
          <table:table-cell office:value-type="float" office:value="59.3711659459" calcext:value-type="float">
            <text:p>59.3711659459</text:p>
          </table:table-cell>
          <table:table-cell office:value-type="float" office:value="27.86533" calcext:value-type="float">
            <text:p>27.86533</text:p>
          </table:table-cell>
          <table:table-cell office:value-type="float" office:value="48.058563" calcext:value-type="float">
            <text:p>48.058563</text:p>
          </table:table-cell>
        </table:table-row>
        <table:table-row table:style-name="ro1">
          <table:table-cell office:value-type="float" office:value="19.9760254838" calcext:value-type="float">
            <text:p>19.9760254838</text:p>
          </table:table-cell>
          <table:table-cell office:value-type="float" office:value="59.3780515073" calcext:value-type="float">
            <text:p>59.3780515073</text:p>
          </table:table-cell>
          <table:table-cell office:value-type="float" office:value="28.013313" calcext:value-type="float">
            <text:p>28.013313</text:p>
          </table:table-cell>
          <table:table-cell office:value-type="float" office:value="48.034073" calcext:value-type="float">
            <text:p>48.034073</text:p>
          </table:table-cell>
        </table:table-row>
        <table:table-row table:style-name="ro1">
          <table:table-cell office:value-type="float" office:value="20.0845003881" calcext:value-type="float">
            <text:p>20.0845003881</text:p>
          </table:table-cell>
          <table:table-cell office:value-type="float" office:value="59.3810906421" calcext:value-type="float">
            <text:p>59.3810906421</text:p>
          </table:table-cell>
          <table:table-cell office:value-type="float" office:value="28.161297" calcext:value-type="float">
            <text:p>28.161297</text:p>
          </table:table-cell>
          <table:table-cell office:value-type="float" office:value="48.009583" calcext:value-type="float">
            <text:p>48.009583</text:p>
          </table:table-cell>
        </table:table-row>
        <table:table-row table:style-name="ro1">
          <table:table-cell office:value-type="float" office:value="20.2887154092" calcext:value-type="float">
            <text:p>20.2887154092</text:p>
          </table:table-cell>
          <table:table-cell office:value-type="float" office:value="59.3858816178" calcext:value-type="float">
            <text:p>59.3858816178</text:p>
          </table:table-cell>
          <table:table-cell office:value-type="float" office:value="28.309277" calcext:value-type="float">
            <text:p>28.309277</text:p>
          </table:table-cell>
          <table:table-cell office:value-type="float" office:value="47.985085" calcext:value-type="float">
            <text:p>47.985085</text:p>
          </table:table-cell>
        </table:table-row>
        <table:table-row table:style-name="ro1">
          <table:table-cell office:value-type="float" office:value="20.4929595404" calcext:value-type="float">
            <text:p>20.4929595404</text:p>
          </table:table-cell>
          <table:table-cell office:value-type="float" office:value="59.3894699833" calcext:value-type="float">
            <text:p>59.3894699833</text:p>
          </table:table-cell>
          <table:table-cell office:value-type="float" office:value="28.456699" calcext:value-type="float">
            <text:p>28.456699</text:p>
          </table:table-cell>
          <table:table-cell office:value-type="float" office:value="47.95742" calcext:value-type="float">
            <text:p>47.95742</text:p>
          </table:table-cell>
        </table:table-row>
        <table:table-row table:style-name="ro1">
          <table:table-cell office:value-type="float" office:value="20.697224119" calcext:value-type="float">
            <text:p>20.697224119</text:p>
          </table:table-cell>
          <table:table-cell office:value-type="float" office:value="59.391866915" calcext:value-type="float">
            <text:p>59.391866915</text:p>
          </table:table-cell>
          <table:table-cell office:value-type="float" office:value="28.604122" calcext:value-type="float">
            <text:p>28.604122</text:p>
          </table:table-cell>
          <table:table-cell office:value-type="float" office:value="47.929756" calcext:value-type="float">
            <text:p>47.929756</text:p>
          </table:table-cell>
        </table:table-row>
        <table:table-row table:style-name="ro1">
          <table:table-cell office:value-type="float" office:value="20.9015015752" calcext:value-type="float">
            <text:p>20.9015015752</text:p>
          </table:table-cell>
          <table:table-cell office:value-type="float" office:value="59.3930794608" calcext:value-type="float">
            <text:p>59.3930794608</text:p>
          </table:table-cell>
          <table:table-cell office:value-type="float" office:value="28.751545" calcext:value-type="float">
            <text:p>28.751545</text:p>
          </table:table-cell>
          <table:table-cell office:value-type="float" office:value="47.9021" calcext:value-type="float">
            <text:p>47.9021</text:p>
          </table:table-cell>
        </table:table-row>
        <table:table-row table:style-name="ro1">
          <table:table-cell office:value-type="float" office:value="21.0930174618" calcext:value-type="float">
            <text:p>21.0930174618</text:p>
          </table:table-cell>
          <table:table-cell office:value-type="float" office:value="59.3931505779" calcext:value-type="float">
            <text:p>59.3931505779</text:p>
          </table:table-cell>
          <table:table-cell office:value-type="float" office:value="28.898968" calcext:value-type="float">
            <text:p>28.898968</text:p>
          </table:table-cell>
          <table:table-cell office:value-type="float" office:value="47.874435" calcext:value-type="float">
            <text:p>47.874435</text:p>
          </table:table-cell>
        </table:table-row>
        <table:table-row table:style-name="ro1">
          <table:table-cell office:value-type="float" office:value="21.3100661612" calcext:value-type="float">
            <text:p>21.3100661612</text:p>
          </table:table-cell>
          <table:table-cell office:value-type="float" office:value="59.3919937306" calcext:value-type="float">
            <text:p>59.3919937306</text:p>
          </table:table-cell>
          <table:table-cell office:value-type="float" office:value="29.046394" calcext:value-type="float">
            <text:p>29.046394</text:p>
          </table:table-cell>
          <table:table-cell office:value-type="float" office:value="47.846779" calcext:value-type="float">
            <text:p>47.846779</text:p>
          </table:table-cell>
        </table:table-row>
        <table:table-row table:style-name="ro1">
          <table:table-cell office:value-type="float" office:value="21.5143397527" calcext:value-type="float">
            <text:p>21.5143397527</text:p>
          </table:table-cell>
          <table:table-cell office:value-type="float" office:value="59.3897147226" calcext:value-type="float">
            <text:p>59.3897147226</text:p>
          </table:table-cell>
          <table:table-cell office:value-type="float" office:value="29.193172" calcext:value-type="float">
            <text:p>29.193172</text:p>
          </table:table-cell>
          <table:table-cell office:value-type="float" office:value="47.81588" calcext:value-type="float">
            <text:p>47.81588</text:p>
          </table:table-cell>
        </table:table-row>
        <table:table-row table:style-name="ro1">
          <table:table-cell office:value-type="float" office:value="21.6164712141" calcext:value-type="float">
            <text:p>21.6164712141</text:p>
          </table:table-cell>
          <table:table-cell office:value-type="float" office:value="59.3881436784" calcext:value-type="float">
            <text:p>59.3881436784</text:p>
          </table:table-cell>
          <table:table-cell office:value-type="float" office:value="29.339951" calcext:value-type="float">
            <text:p>29.339951</text:p>
          </table:table-cell>
          <table:table-cell office:value-type="float" office:value="47.784981" calcext:value-type="float">
            <text:p>47.784981</text:p>
          </table:table-cell>
        </table:table-row>
        <table:table-row table:style-name="ro1">
          <table:table-cell office:value-type="float" office:value="21.8207219815" calcext:value-type="float">
            <text:p>21.8207219815</text:p>
          </table:table-cell>
          <table:table-cell office:value-type="float" office:value="59.3841558127" calcext:value-type="float">
            <text:p>59.3841558127</text:p>
          </table:table-cell>
          <table:table-cell office:value-type="float" office:value="29.486732" calcext:value-type="float">
            <text:p>29.486732</text:p>
          </table:table-cell>
          <table:table-cell office:value-type="float" office:value="47.754082" calcext:value-type="float">
            <text:p>47.754082</text:p>
          </table:table-cell>
        </table:table-row>
        <table:table-row table:style-name="ro1">
          <table:table-cell office:value-type="float" office:value="22.0249488031" calcext:value-type="float">
            <text:p>22.0249488031</text:p>
          </table:table-cell>
          <table:table-cell office:value-type="float" office:value="59.3790361356" calcext:value-type="float">
            <text:p>59.3790361356</text:p>
          </table:table-cell>
          <table:table-cell office:value-type="float" office:value="29.633511" calcext:value-type="float">
            <text:p>29.633511</text:p>
          </table:table-cell>
          <table:table-cell office:value-type="float" office:value="47.72319" calcext:value-type="float">
            <text:p>47.72319</text:p>
          </table:table-cell>
        </table:table-row>
        <table:table-row table:style-name="ro1">
          <table:table-cell office:value-type="float" office:value="22.229143047" calcext:value-type="float">
            <text:p>22.229143047</text:p>
          </table:table-cell>
          <table:table-cell office:value-type="float" office:value="59.3727868546" calcext:value-type="float">
            <text:p>59.3727868546</text:p>
          </table:table-cell>
          <table:table-cell office:value-type="float" office:value="29.780289" calcext:value-type="float">
            <text:p>29.780289</text:p>
          </table:table-cell>
          <table:table-cell office:value-type="float" office:value="47.692291" calcext:value-type="float">
            <text:p>47.692291</text:p>
          </table:table-cell>
        </table:table-row>
        <table:table-row table:style-name="ro1">
          <table:table-cell office:value-type="float" office:value="22.4332978609" calcext:value-type="float">
            <text:p>22.4332978609</text:p>
          </table:table-cell>
          <table:table-cell office:value-type="float" office:value="59.3654158003" calcext:value-type="float">
            <text:p>59.3654158003</text:p>
          </table:table-cell>
          <table:table-cell office:value-type="float" office:value="29.926331" calcext:value-type="float">
            <text:p>29.926331</text:p>
          </table:table-cell>
          <table:table-cell office:value-type="float" office:value="47.658089" calcext:value-type="float">
            <text:p>47.658089</text:p>
          </table:table-cell>
        </table:table-row>
        <table:table-row table:style-name="ro1">
          <table:table-cell office:value-type="float" office:value="22.64378451" calcext:value-type="float">
            <text:p>22.64378451</text:p>
          </table:table-cell>
          <table:table-cell office:value-type="float" office:value="59.3566443751" calcext:value-type="float">
            <text:p>59.3566443751</text:p>
          </table:table-cell>
          <table:table-cell office:value-type="float" office:value="30.072372" calcext:value-type="float">
            <text:p>30.072372</text:p>
          </table:table-cell>
          <table:table-cell office:value-type="float" office:value="47.623886" calcext:value-type="float">
            <text:p>47.623886</text:p>
          </table:table-cell>
        </table:table-row>
        <table:table-row table:style-name="ro1">
          <table:table-cell office:value-type="float" office:value="22.8414648013" calcext:value-type="float">
            <text:p>22.8414648013</text:p>
          </table:table-cell>
          <table:table-cell office:value-type="float" office:value="59.3473237834" calcext:value-type="float">
            <text:p>59.3473237834</text:p>
          </table:table-cell>
          <table:table-cell office:value-type="float" office:value="30.218414" calcext:value-type="float">
            <text:p>30.218414</text:p>
          </table:table-cell>
          <table:table-cell office:value-type="float" office:value="47.589684" calcext:value-type="float">
            <text:p>47.589684</text:p>
          </table:table-cell>
        </table:table-row>
        <table:table-row table:style-name="ro1">
          <table:table-cell office:value-type="float" office:value="22.9434725243" calcext:value-type="float">
            <text:p>22.9434725243</text:p>
          </table:table-cell>
          <table:table-cell office:value-type="float" office:value="59.3421046545" calcext:value-type="float">
            <text:p>59.3421046545</text:p>
          </table:table-cell>
          <table:table-cell office:value-type="float" office:value="30.36446" calcext:value-type="float">
            <text:p>30.36446</text:p>
          </table:table-cell>
          <table:table-cell office:value-type="float" office:value="47.555481" calcext:value-type="float">
            <text:p>47.555481</text:p>
          </table:table-cell>
        </table:table-row>
        <table:table-row table:style-name="ro1">
          <table:table-cell office:value-type="float" office:value="23.1474424393" calcext:value-type="float">
            <text:p>23.1474424393</text:p>
          </table:table-cell>
          <table:table-cell office:value-type="float" office:value="59.3308365054" calcext:value-type="float">
            <text:p>59.3308365054</text:p>
          </table:table-cell>
          <table:table-cell office:value-type="float" office:value="30.510502" calcext:value-type="float">
            <text:p>30.510502</text:p>
          </table:table-cell>
          <table:table-cell office:value-type="float" office:value="47.521271" calcext:value-type="float">
            <text:p>47.521271</text:p>
          </table:table-cell>
        </table:table-row>
        <table:table-row table:style-name="ro1">
          <table:table-cell office:value-type="float" office:value="23.3577178714" calcext:value-type="float">
            <text:p>23.3577178714</text:p>
          </table:table-cell>
          <table:table-cell office:value-type="float" office:value="59.3180635853" calcext:value-type="float">
            <text:p>59.3180635853</text:p>
          </table:table-cell>
          <table:table-cell office:value-type="float" office:value="30.655712" calcext:value-type="float">
            <text:p>30.655712</text:p>
          </table:table-cell>
          <table:table-cell office:value-type="float" office:value="47.483681" calcext:value-type="float">
            <text:p>47.483681</text:p>
          </table:table-cell>
        </table:table-row>
        <table:table-row table:style-name="ro1">
          <table:table-cell office:value-type="float" office:value="23.5551810739" calcext:value-type="float">
            <text:p>23.5551810739</text:p>
          </table:table-cell>
          <table:table-cell office:value-type="float" office:value="59.3050029178" calcext:value-type="float">
            <text:p>59.3050029178</text:p>
          </table:table-cell>
          <table:table-cell office:value-type="float" office:value="30.800922" calcext:value-type="float">
            <text:p>30.800922</text:p>
          </table:table-cell>
          <table:table-cell office:value-type="float" office:value="47.446091" calcext:value-type="float">
            <text:p>47.446091</text:p>
          </table:table-cell>
        </table:table-row>
        <table:table-row table:style-name="ro1">
          <table:table-cell office:value-type="float" office:value="23.7653046231" calcext:value-type="float">
            <text:p>23.7653046231</text:p>
          </table:table-cell>
          <table:table-cell office:value-type="float" office:value="59.2899735733" calcext:value-type="float">
            <text:p>59.2899735733</text:p>
          </table:table-cell>
          <table:table-cell office:value-type="float" office:value="30.946133" calcext:value-type="float">
            <text:p>30.946133</text:p>
          </table:table-cell>
          <table:table-cell office:value-type="float" office:value="47.408508" calcext:value-type="float">
            <text:p>47.408508</text:p>
          </table:table-cell>
        </table:table-row>
        <table:table-row table:style-name="ro1">
          <table:table-cell office:value-type="float" office:value="23.9753419343" calcext:value-type="float">
            <text:p>23.9753419343</text:p>
          </table:table-cell>
          <table:table-cell office:value-type="float" office:value="59.2737887546" calcext:value-type="float">
            <text:p>59.2737887546</text:p>
          </table:table-cell>
          <table:table-cell office:value-type="float" office:value="31.091339" calcext:value-type="float">
            <text:p>31.091339</text:p>
          </table:table-cell>
          <table:table-cell office:value-type="float" office:value="47.370918" calcext:value-type="float">
            <text:p>47.370918</text:p>
          </table:table-cell>
        </table:table-row>
        <table:table-row table:style-name="ro1">
          <table:table-cell office:value-type="float" office:value="24.1725650075" calcext:value-type="float">
            <text:p>24.1725650075</text:p>
          </table:table-cell>
          <table:table-cell office:value-type="float" office:value="59.2575369464" calcext:value-type="float">
            <text:p>59.2575369464</text:p>
          </table:table-cell>
          <table:table-cell office:value-type="float" office:value="31.236549" calcext:value-type="float">
            <text:p>31.236549</text:p>
          </table:table-cell>
          <table:table-cell office:value-type="float" office:value="47.333336" calcext:value-type="float">
            <text:p>47.333336</text:p>
          </table:table-cell>
        </table:table-row>
        <table:table-row table:style-name="ro1">
          <table:table-cell office:value-type="float" office:value="24.3760592024" calcext:value-type="float">
            <text:p>24.3760592024</text:p>
          </table:table-cell>
          <table:table-cell office:value-type="float" office:value="59.2396977097" calcext:value-type="float">
            <text:p>59.2396977097</text:p>
          </table:table-cell>
          <table:table-cell office:value-type="float" office:value="31.380817" calcext:value-type="float">
            <text:p>31.380817</text:p>
          </table:table-cell>
          <table:table-cell office:value-type="float" office:value="47.292282" calcext:value-type="float">
            <text:p>47.292282</text:p>
          </table:table-cell>
        </table:table-row>
        <table:table-row table:style-name="ro1">
          <table:table-cell office:value-type="float" office:value="24.4841261807" calcext:value-type="float">
            <text:p>24.4841261807</text:p>
          </table:table-cell>
          <table:table-cell office:value-type="float" office:value="59.2297819961" calcext:value-type="float">
            <text:p>59.2297819961</text:p>
          </table:table-cell>
          <table:table-cell office:value-type="float" office:value="31.525085" calcext:value-type="float">
            <text:p>31.525085</text:p>
          </table:table-cell>
          <table:table-cell office:value-type="float" office:value="47.251228" calcext:value-type="float">
            <text:p>47.251228</text:p>
          </table:table-cell>
        </table:table-row>
        <table:table-row table:style-name="ro1">
          <table:table-cell office:value-type="float" office:value="24.6811151083" calcext:value-type="float">
            <text:p>24.6811151083</text:p>
          </table:table-cell>
          <table:table-cell office:value-type="float" office:value="59.2109195533" calcext:value-type="float">
            <text:p>59.2109195533</text:p>
          </table:table-cell>
          <table:table-cell office:value-type="float" office:value="31.669353" calcext:value-type="float">
            <text:p>31.669353</text:p>
          </table:table-cell>
          <table:table-cell office:value-type="float" office:value="47.210182" calcext:value-type="float">
            <text:p>47.210182</text:p>
          </table:table-cell>
        </table:table-row>
        <table:table-row table:style-name="ro1">
          <table:table-cell office:value-type="float" office:value="24.8907042151" calcext:value-type="float">
            <text:p>24.8907042151</text:p>
          </table:table-cell>
          <table:table-cell office:value-type="float" office:value="59.1897350452" calcext:value-type="float">
            <text:p>59.1897350452</text:p>
          </table:table-cell>
          <table:table-cell office:value-type="float" office:value="31.813622" calcext:value-type="float">
            <text:p>31.813622</text:p>
          </table:table-cell>
          <table:table-cell office:value-type="float" office:value="47.169128" calcext:value-type="float">
            <text:p>47.169128</text:p>
          </table:table-cell>
        </table:table-row>
        <table:table-row table:style-name="ro1">
          <table:table-cell office:value-type="float" office:value="25.106520521" calcext:value-type="float">
            <text:p>25.106520521</text:p>
          </table:table-cell>
          <table:table-cell office:value-type="float" office:value="59.166721737" calcext:value-type="float">
            <text:p>59.166721737</text:p>
          </table:table-cell>
          <table:table-cell office:value-type="float" office:value="31.95789" calcext:value-type="float">
            <text:p>31.95789</text:p>
          </table:table-cell>
          <table:table-cell office:value-type="float" office:value="47.128082" calcext:value-type="float">
            <text:p>47.128082</text:p>
          </table:table-cell>
        </table:table-row>
        <table:table-row table:style-name="ro1">
          <table:table-cell office:value-type="float" office:value="25.2904947116" calcext:value-type="float">
            <text:p>25.2904947116</text:p>
          </table:table-cell>
          <table:table-cell office:value-type="float" office:value="59.1461429169" calcext:value-type="float">
            <text:p>59.1461429169</text:p>
          </table:table-cell>
          <table:table-cell office:value-type="float" office:value="32.101097" calcext:value-type="float">
            <text:p>32.101097</text:p>
          </table:table-cell>
          <table:table-cell office:value-type="float" office:value="47.083481" calcext:value-type="float">
            <text:p>47.083481</text:p>
          </table:table-cell>
        </table:table-row>
        <table:table-row table:style-name="ro1">
          <table:table-cell office:value-type="float" office:value="25.4997228257" calcext:value-type="float">
            <text:p>25.4997228257</text:p>
          </table:table-cell>
          <table:table-cell office:value-type="float" office:value="59.1216629949" calcext:value-type="float">
            <text:p>59.1216629949</text:p>
          </table:table-cell>
          <table:table-cell office:value-type="float" office:value="32.244305" calcext:value-type="float">
            <text:p>32.244305</text:p>
          </table:table-cell>
          <table:table-cell office:value-type="float" office:value="47.038879" calcext:value-type="float">
            <text:p>47.038879</text:p>
          </table:table-cell>
        </table:table-row>
        <table:table-row table:style-name="ro1">
          <table:table-cell office:value-type="float" office:value="25.6961470181" calcext:value-type="float">
            <text:p>25.6961470181</text:p>
          </table:table-cell>
          <table:table-cell office:value-type="float" office:value="59.0976402773" calcext:value-type="float">
            <text:p>59.0976402773</text:p>
          </table:table-cell>
          <table:table-cell office:value-type="float" office:value="32.387512" calcext:value-type="float">
            <text:p>32.387512</text:p>
          </table:table-cell>
          <table:table-cell office:value-type="float" office:value="46.994278" calcext:value-type="float">
            <text:p>46.994278</text:p>
          </table:table-cell>
        </table:table-row>
        <table:table-row table:style-name="ro1">
          <table:table-cell office:value-type="float" office:value="25.7974791771" calcext:value-type="float">
            <text:p>25.7974791771</text:p>
          </table:table-cell>
          <table:table-cell office:value-type="float" office:value="59.0848538907" calcext:value-type="float">
            <text:p>59.0848538907</text:p>
          </table:table-cell>
          <table:table-cell office:value-type="float" office:value="32.53072" calcext:value-type="float">
            <text:p>32.53072</text:p>
          </table:table-cell>
          <table:table-cell office:value-type="float" office:value="46.949677" calcext:value-type="float">
            <text:p>46.949677</text:p>
          </table:table-cell>
        </table:table-row>
        <table:table-row table:style-name="ro1">
          <table:table-cell office:value-type="float" office:value="26.0000417203" calcext:value-type="float">
            <text:p>26.0000417203</text:p>
          </table:table-cell>
          <table:table-cell office:value-type="float" office:value="59.058491763" calcext:value-type="float">
            <text:p>59.058491763</text:p>
          </table:table-cell>
          <table:table-cell office:value-type="float" office:value="32.673927" calcext:value-type="float">
            <text:p>32.673927</text:p>
          </table:table-cell>
          <table:table-cell office:value-type="float" office:value="46.905067" calcext:value-type="float">
            <text:p>46.905067</text:p>
          </table:table-cell>
        </table:table-row>
        <table:table-row table:style-name="ro1">
          <table:table-cell office:value-type="float" office:value="26.2024642839" calcext:value-type="float">
            <text:p>26.2024642839</text:p>
          </table:table-cell>
          <table:table-cell office:value-type="float" office:value="59.0310786822" calcext:value-type="float">
            <text:p>59.0310786822</text:p>
          </table:table-cell>
          <table:table-cell office:value-type="float" office:value="32.815952" calcext:value-type="float">
            <text:p>32.815952</text:p>
          </table:table-cell>
          <table:table-cell office:value-type="float" office:value="46.856819" calcext:value-type="float">
            <text:p>46.856819</text:p>
          </table:table-cell>
        </table:table-row>
        <table:table-row table:style-name="ro1">
          <table:table-cell office:value-type="float" office:value="26.4110603488" calcext:value-type="float">
            <text:p>26.4110603488</text:p>
          </table:table-cell>
          <table:table-cell office:value-type="float" office:value="59.0017102662" calcext:value-type="float">
            <text:p>59.0017102662</text:p>
          </table:table-cell>
          <table:table-cell office:value-type="float" office:value="32.957977" calcext:value-type="float">
            <text:p>32.957977</text:p>
          </table:table-cell>
          <table:table-cell office:value-type="float" office:value="46.808578" calcext:value-type="float">
            <text:p>46.808578</text:p>
          </table:table-cell>
        </table:table-row>
        <table:table-row table:style-name="ro1">
          <table:table-cell office:value-type="float" office:value="26.6194958904" calcext:value-type="float">
            <text:p>26.6194958904</text:p>
          </table:table-cell>
          <table:table-cell office:value-type="float" office:value="58.9712285422" calcext:value-type="float">
            <text:p>58.9712285422</text:p>
          </table:table-cell>
          <table:table-cell office:value-type="float" office:value="33.099998" calcext:value-type="float">
            <text:p>33.099998</text:p>
          </table:table-cell>
          <table:table-cell office:value-type="float" office:value="46.76033" calcext:value-type="float">
            <text:p>46.76033</text:p>
          </table:table-cell>
        </table:table-row>
        <table:table-row table:style-name="ro1">
          <table:table-cell office:value-type="float" office:value="26.8340743506" calcext:value-type="float">
            <text:p>26.8340743506</text:p>
          </table:table-cell>
          <table:table-cell office:value-type="float" office:value="58.9386621837" calcext:value-type="float">
            <text:p>58.9386621837</text:p>
          </table:table-cell>
          <table:table-cell office:value-type="float" office:value="33.24202" calcext:value-type="float">
            <text:p>33.24202</text:p>
          </table:table-cell>
          <table:table-cell office:value-type="float" office:value="46.71209" calcext:value-type="float">
            <text:p>46.71209</text:p>
          </table:table-cell>
        </table:table-row>
        <table:table-row table:style-name="ro1">
          <table:table-cell office:value-type="float" office:value="27.0169534794" calcext:value-type="float">
            <text:p>27.0169534794</text:p>
          </table:table-cell>
          <table:table-cell office:value-type="float" office:value="58.9099559335" calcext:value-type="float">
            <text:p>58.9099559335</text:p>
          </table:table-cell>
          <table:table-cell office:value-type="float" office:value="33.384045" calcext:value-type="float">
            <text:p>33.384045</text:p>
          </table:table-cell>
          <table:table-cell office:value-type="float" office:value="46.663841" calcext:value-type="float">
            <text:p>46.663841</text:p>
          </table:table-cell>
        </table:table-row>
        <table:table-row table:style-name="ro1">
          <table:table-cell office:value-type="float" office:value="27.2311891383" calcext:value-type="float">
            <text:p>27.2311891383</text:p>
          </table:table-cell>
          <table:table-cell office:value-type="float" office:value="58.8752128849" calcext:value-type="float">
            <text:p>58.8752128849</text:p>
          </table:table-cell>
          <table:table-cell office:value-type="float" office:value="33.524742" calcext:value-type="float">
            <text:p>33.524742</text:p>
          </table:table-cell>
          <table:table-cell office:value-type="float" office:value="46.611862" calcext:value-type="float">
            <text:p>46.611862</text:p>
          </table:table-cell>
        </table:table-row>
        <table:table-row table:style-name="ro1">
          <table:table-cell office:value-type="float" office:value="27.3193477966" calcext:value-type="float">
            <text:p>27.3193477966</text:p>
          </table:table-cell>
          <table:table-cell office:value-type="float" office:value="58.8605661803" calcext:value-type="float">
            <text:p>58.8605661803</text:p>
          </table:table-cell>
          <table:table-cell office:value-type="float" office:value="33.66544" calcext:value-type="float">
            <text:p>33.66544</text:p>
          </table:table-cell>
          <table:table-cell office:value-type="float" office:value="46.559875" calcext:value-type="float">
            <text:p>46.559875</text:p>
          </table:table-cell>
        </table:table-row>
        <table:table-row table:style-name="ro1">
          <table:table-cell office:value-type="float" office:value="27.5270174573" calcext:value-type="float">
            <text:p>27.5270174573</text:p>
          </table:table-cell>
          <table:table-cell office:value-type="float" office:value="58.8252562874" calcext:value-type="float">
            <text:p>58.8252562874</text:p>
          </table:table-cell>
          <table:table-cell office:value-type="float" office:value="33.806137" calcext:value-type="float">
            <text:p>33.806137</text:p>
          </table:table-cell>
          <table:table-cell office:value-type="float" office:value="46.507896" calcext:value-type="float">
            <text:p>46.507896</text:p>
          </table:table-cell>
        </table:table-row>
        <table:table-row table:style-name="ro1">
          <table:table-cell office:value-type="float" office:value="27.7282117379" calcext:value-type="float">
            <text:p>27.7282117379</text:p>
          </table:table-cell>
          <table:table-cell office:value-type="float" office:value="58.7899629312" calcext:value-type="float">
            <text:p>58.7899629312</text:p>
          </table:table-cell>
          <table:table-cell office:value-type="float" office:value="33.946838" calcext:value-type="float">
            <text:p>33.946838</text:p>
          </table:table-cell>
          <table:table-cell office:value-type="float" office:value="46.455917" calcext:value-type="float">
            <text:p>46.455917</text:p>
          </table:table-cell>
        </table:table-row>
        <table:table-row table:style-name="ro1">
          <table:table-cell office:value-type="float" office:value="27.9354980657" calcext:value-type="float">
            <text:p>27.9354980657</text:p>
          </table:table-cell>
          <table:table-cell office:value-type="float" office:value="58.7524768001" calcext:value-type="float">
            <text:p>58.7524768001</text:p>
          </table:table-cell>
          <table:table-cell office:value-type="float" office:value="34.087536" calcext:value-type="float">
            <text:p>34.087536</text:p>
          </table:table-cell>
          <table:table-cell office:value-type="float" office:value="46.403931" calcext:value-type="float">
            <text:p>46.403931</text:p>
          </table:table-cell>
        </table:table-row>
        <table:table-row table:style-name="ro1">
          <table:table-cell office:value-type="float" office:value="28.1363102535" calcext:value-type="float">
            <text:p>28.1363102535</text:p>
          </table:table-cell>
          <table:table-cell office:value-type="float" office:value="58.7150792479" calcext:value-type="float">
            <text:p>58.7150792479</text:p>
          </table:table-cell>
          <table:table-cell office:value-type="float" office:value="34.226757" calcext:value-type="float">
            <text:p>34.226757</text:p>
          </table:table-cell>
          <table:table-cell office:value-type="float" office:value="46.348114" calcext:value-type="float">
            <text:p>46.348114</text:p>
          </table:table-cell>
        </table:table-row>
        <table:table-row table:style-name="ro1">
          <table:table-cell office:value-type="float" office:value="28.3369288064" calcext:value-type="float">
            <text:p>28.3369288064</text:p>
          </table:table-cell>
          <table:table-cell office:value-type="float" office:value="58.6766541816" calcext:value-type="float">
            <text:p>58.6766541816</text:p>
          </table:table-cell>
          <table:table-cell office:value-type="float" office:value="34.365978" calcext:value-type="float">
            <text:p>34.365978</text:p>
          </table:table-cell>
          <table:table-cell office:value-type="float" office:value="46.292297" calcext:value-type="float">
            <text:p>46.292297</text:p>
          </table:table-cell>
        </table:table-row>
        <table:table-row table:style-name="ro1">
          <table:table-cell office:value-type="float" office:value="28.5373483089" calcext:value-type="float">
            <text:p>28.5373483089</text:p>
          </table:table-cell>
          <table:table-cell office:value-type="float" office:value="58.637204065" calcext:value-type="float">
            <text:p>58.637204065</text:p>
          </table:table-cell>
          <table:table-cell office:value-type="float" office:value="34.505199" calcext:value-type="float">
            <text:p>34.505199</text:p>
          </table:table-cell>
          <table:table-cell office:value-type="float" office:value="46.236473" calcext:value-type="float">
            <text:p>46.236473</text:p>
          </table:table-cell>
        </table:table-row>
        <table:table-row table:style-name="ro1">
          <table:table-cell office:value-type="float" office:value="28.6374816373" calcext:value-type="float">
            <text:p>28.6374816373</text:p>
          </table:table-cell>
          <table:table-cell office:value-type="float" office:value="58.6170952029" calcext:value-type="float">
            <text:p>58.6170952029</text:p>
          </table:table-cell>
          <table:table-cell office:value-type="float" office:value="34.644424" calcext:value-type="float">
            <text:p>34.644424</text:p>
          </table:table-cell>
          <table:table-cell office:value-type="float" office:value="46.180656" calcext:value-type="float">
            <text:p>46.180656</text:p>
          </table:table-cell>
        </table:table-row>
        <table:table-row table:style-name="ro1">
          <table:table-cell office:value-type="float" office:value="28.8375920247" calcext:value-type="float">
            <text:p>28.8375920247</text:p>
          </table:table-cell>
          <table:table-cell office:value-type="float" office:value="58.5761112395" calcext:value-type="float">
            <text:p>58.5761112395</text:p>
          </table:table-cell>
          <table:table-cell office:value-type="float" office:value="34.783649" calcext:value-type="float">
            <text:p>34.783649</text:p>
          </table:table-cell>
          <table:table-cell office:value-type="float" office:value="46.124832" calcext:value-type="float">
            <text:p>46.124832</text:p>
          </table:table-cell>
        </table:table-row>
        <table:table-row table:style-name="ro1">
          <table:table-cell office:value-type="float" office:value="29.0437327715" calcext:value-type="float">
            <text:p>29.0437327715</text:p>
          </table:table-cell>
          <table:table-cell office:value-type="float" office:value="58.5327784978" calcext:value-type="float">
            <text:p>58.5327784978</text:p>
          </table:table-cell>
          <table:table-cell office:value-type="float" office:value="34.92123" calcext:value-type="float">
            <text:p>34.92123</text:p>
          </table:table-cell>
          <table:table-cell office:value-type="float" office:value="46.065079" calcext:value-type="float">
            <text:p>46.065079</text:p>
          </table:table-cell>
        </table:table-row>
        <table:table-row table:style-name="ro1">
          <table:table-cell office:value-type="float" office:value="29.2371689651" calcext:value-type="float">
            <text:p>29.2371689651</text:p>
          </table:table-cell>
          <table:table-cell office:value-type="float" office:value="58.4910869484" calcext:value-type="float">
            <text:p>58.4910869484</text:p>
          </table:table-cell>
          <table:table-cell office:value-type="float" office:value="35.058811" calcext:value-type="float">
            <text:p>35.058811</text:p>
          </table:table-cell>
          <table:table-cell office:value-type="float" office:value="46.005318" calcext:value-type="float">
            <text:p>46.005318</text:p>
          </table:table-cell>
        </table:table-row>
        <table:table-row table:style-name="ro1">
          <table:table-cell office:value-type="float" office:value="29.4428539103" calcext:value-type="float">
            <text:p>29.4428539103</text:p>
          </table:table-cell>
          <table:table-cell office:value-type="float" office:value="58.4456583049" calcext:value-type="float">
            <text:p>58.4456583049</text:p>
          </table:table-cell>
          <table:table-cell office:value-type="float" office:value="35.196392" calcext:value-type="float">
            <text:p>35.196392</text:p>
          </table:table-cell>
          <table:table-cell office:value-type="float" office:value="45.945557" calcext:value-type="float">
            <text:p>45.945557</text:p>
          </table:table-cell>
        </table:table-row>
        <table:table-row table:style-name="ro1">
          <table:table-cell office:value-type="float" office:value="29.64207316" calcext:value-type="float">
            <text:p>29.64207316</text:p>
          </table:table-cell>
          <table:table-cell office:value-type="float" office:value="58.4005762377" calcext:value-type="float">
            <text:p>58.4005762377</text:p>
          </table:table-cell>
          <table:table-cell office:value-type="float" office:value="35.333977" calcext:value-type="float">
            <text:p>35.333977</text:p>
          </table:table-cell>
          <table:table-cell office:value-type="float" office:value="45.885796" calcext:value-type="float">
            <text:p>45.885796</text:p>
          </table:table-cell>
        </table:table-row>
        <table:table-row table:style-name="ro1">
          <table:table-cell office:value-type="float" office:value="29.8410577457" calcext:value-type="float">
            <text:p>29.8410577457</text:p>
          </table:table-cell>
          <table:table-cell office:value-type="float" office:value="58.3544811735" calcext:value-type="float">
            <text:p>58.3544811735</text:p>
          </table:table-cell>
          <table:table-cell office:value-type="float" office:value="35.471561" calcext:value-type="float">
            <text:p>35.471561</text:p>
          </table:table-cell>
          <table:table-cell office:value-type="float" office:value="45.826042" calcext:value-type="float">
            <text:p>45.826042</text:p>
          </table:table-cell>
        </table:table-row>
        <table:table-row table:style-name="ro1">
          <table:table-cell office:value-type="float" office:value="30.0460095084" calcext:value-type="float">
            <text:p>30.0460095084</text:p>
          </table:table-cell>
          <table:table-cell office:value-type="float" office:value="58.3058868107" calcext:value-type="float">
            <text:p>58.3058868107</text:p>
          </table:table-cell>
          <table:table-cell office:value-type="float" office:value="35.607319" calcext:value-type="float">
            <text:p>35.607319</text:p>
          </table:table-cell>
          <table:table-cell office:value-type="float" office:value="45.762245" calcext:value-type="float">
            <text:p>45.762245</text:p>
          </table:table-cell>
        </table:table-row>
        <table:table-row table:style-name="ro1">
          <table:table-cell office:value-type="float" office:value="30.1390834188" calcext:value-type="float">
            <text:p>30.1390834188</text:p>
          </table:table-cell>
          <table:table-cell office:value-type="float" office:value="58.2834432401" calcext:value-type="float">
            <text:p>58.2834432401</text:p>
          </table:table-cell>
          <table:table-cell office:value-type="float" office:value="35.743076" calcext:value-type="float">
            <text:p>35.743076</text:p>
          </table:table-cell>
          <table:table-cell office:value-type="float" office:value="45.698448" calcext:value-type="float">
            <text:p>45.698448</text:p>
          </table:table-cell>
        </table:table-row>
        <table:table-row table:style-name="ro1">
          <table:table-cell office:value-type="float" office:value="30.3374587989" calcext:value-type="float">
            <text:p>30.3374587989</text:p>
          </table:table-cell>
          <table:table-cell office:value-type="float" office:value="58.2348234856" calcext:value-type="float">
            <text:p>58.2348234856</text:p>
          </table:table-cell>
          <table:table-cell office:value-type="float" office:value="35.878834" calcext:value-type="float">
            <text:p>35.878834</text:p>
          </table:table-cell>
          <table:table-cell office:value-type="float" office:value="45.634651" calcext:value-type="float">
            <text:p>45.634651</text:p>
          </table:table-cell>
        </table:table-row>
        <table:table-row table:style-name="ro1">
          <table:table-cell office:value-type="float" office:value="30.5355809777" calcext:value-type="float">
            <text:p>30.5355809777</text:p>
          </table:table-cell>
          <table:table-cell office:value-type="float" office:value="58.1851953248" calcext:value-type="float">
            <text:p>58.1851953248</text:p>
          </table:table-cell>
          <table:table-cell office:value-type="float" office:value="36.014591" calcext:value-type="float">
            <text:p>36.014591</text:p>
          </table:table-cell>
          <table:table-cell office:value-type="float" office:value="45.570854" calcext:value-type="float">
            <text:p>45.570854</text:p>
          </table:table-cell>
        </table:table-row>
        <table:table-row table:style-name="ro1">
          <table:table-cell office:value-type="float" office:value="30.733444887" calcext:value-type="float">
            <text:p>30.733444887</text:p>
          </table:table-cell>
          <table:table-cell office:value-type="float" office:value="58.1345592597" calcext:value-type="float">
            <text:p>58.1345592597</text:p>
          </table:table-cell>
          <table:table-cell office:value-type="float" office:value="36.148674" calcext:value-type="float">
            <text:p>36.148674</text:p>
          </table:table-cell>
          <table:table-cell office:value-type="float" office:value="45.503624" calcext:value-type="float">
            <text:p>45.503624</text:p>
          </table:table-cell>
        </table:table-row>
        <table:table-row table:style-name="ro1">
          <table:table-cell office:value-type="float" office:value="30.9310455678" calcext:value-type="float">
            <text:p>30.9310455678</text:p>
          </table:table-cell>
          <table:table-cell office:value-type="float" office:value="58.0829166899" calcext:value-type="float">
            <text:p>58.0829166899</text:p>
          </table:table-cell>
          <table:table-cell office:value-type="float" office:value="36.282757" calcext:value-type="float">
            <text:p>36.282757</text:p>
          </table:table-cell>
          <table:table-cell office:value-type="float" office:value="45.436394" calcext:value-type="float">
            <text:p>45.436394</text:p>
          </table:table-cell>
        </table:table-row>
        <table:table-row table:style-name="ro1">
          <table:table-cell office:value-type="float" office:value="31.1283780075" calcext:value-type="float">
            <text:p>31.1283780075</text:p>
          </table:table-cell>
          <table:table-cell office:value-type="float" office:value="58.0302692508" calcext:value-type="float">
            <text:p>58.0302692508</text:p>
          </table:table-cell>
          <table:table-cell office:value-type="float" office:value="36.41684" calcext:value-type="float">
            <text:p>36.41684</text:p>
          </table:table-cell>
          <table:table-cell office:value-type="float" office:value="45.369164" calcext:value-type="float">
            <text:p>45.369164</text:p>
          </table:table-cell>
        </table:table-row>
        <table:table-row table:style-name="ro1">
          <table:table-cell office:value-type="float" office:value="31.3315903726" calcext:value-type="float">
            <text:p>31.3315903726</text:p>
          </table:table-cell>
          <table:table-cell office:value-type="float" office:value="57.9749252082" calcext:value-type="float">
            <text:p>57.9749252082</text:p>
          </table:table-cell>
          <table:table-cell office:value-type="float" office:value="36.550922" calcext:value-type="float">
            <text:p>36.550922</text:p>
          </table:table-cell>
          <table:table-cell office:value-type="float" office:value="45.301933" calcext:value-type="float">
            <text:p>45.301933</text:p>
          </table:table-cell>
        </table:table-row>
        <table:table-row table:style-name="ro1">
          <table:table-cell office:value-type="float" office:value="31.5222156054" calcext:value-type="float">
            <text:p>31.5222156054</text:p>
          </table:table-cell>
          <table:table-cell office:value-type="float" office:value="57.9219612993" calcext:value-type="float">
            <text:p>57.9219612993</text:p>
          </table:table-cell>
          <table:table-cell office:value-type="float" office:value="36.685005" calcext:value-type="float">
            <text:p>36.685005</text:p>
          </table:table-cell>
          <table:table-cell office:value-type="float" office:value="45.234703" calcext:value-type="float">
            <text:p>45.234703</text:p>
          </table:table-cell>
        </table:table-row>
        <table:table-row table:style-name="ro1">
          <table:table-cell office:value-type="float" office:value="31.6204985205" calcext:value-type="float">
            <text:p>31.6204985205</text:p>
          </table:table-cell>
          <table:table-cell office:value-type="float" office:value="57.8942562236" calcext:value-type="float">
            <text:p>57.8942562236</text:p>
          </table:table-cell>
          <table:table-cell office:value-type="float" office:value="36.816952" calcext:value-type="float">
            <text:p>36.816952</text:p>
          </table:table-cell>
          <table:table-cell office:value-type="float" office:value="45.163383" calcext:value-type="float">
            <text:p>45.163383</text:p>
          </table:table-cell>
        </table:table-row>
        <table:table-row table:style-name="ro1">
          <table:table-cell office:value-type="float" office:value="31.8168480239" calcext:value-type="float">
            <text:p>31.8168480239</text:p>
          </table:table-cell>
          <table:table-cell office:value-type="float" office:value="57.8380930427" calcext:value-type="float">
            <text:p>57.8380930427</text:p>
          </table:table-cell>
          <table:table-cell office:value-type="float" office:value="36.948898" calcext:value-type="float">
            <text:p>36.948898</text:p>
          </table:table-cell>
          <table:table-cell office:value-type="float" office:value="45.092064" calcext:value-type="float">
            <text:p>45.092064</text:p>
          </table:table-cell>
        </table:table-row>
        <table:table-row table:style-name="ro1">
          <table:table-cell office:value-type="float" office:value="32.0067826995" calcext:value-type="float">
            <text:p>32.0067826995</text:p>
          </table:table-cell>
          <table:table-cell office:value-type="float" office:value="57.7827290636" calcext:value-type="float">
            <text:p>57.7827290636</text:p>
          </table:table-cell>
          <table:table-cell office:value-type="float" office:value="37.080845" calcext:value-type="float">
            <text:p>37.080845</text:p>
          </table:table-cell>
          <table:table-cell office:value-type="float" office:value="45.020744" calcext:value-type="float">
            <text:p>45.020744</text:p>
          </table:table-cell>
        </table:table-row>
        <table:table-row table:style-name="ro1">
          <table:table-cell office:value-type="float" office:value="32.2147762732" calcext:value-type="float">
            <text:p>32.2147762732</text:p>
          </table:table-cell>
          <table:table-cell office:value-type="float" office:value="57.7209260699" calcext:value-type="float">
            <text:p>57.7209260699</text:p>
          </table:table-cell>
          <table:table-cell office:value-type="float" office:value="37.212791" calcext:value-type="float">
            <text:p>37.212791</text:p>
          </table:table-cell>
          <table:table-cell office:value-type="float" office:value="44.949425" calcext:value-type="float">
            <text:p>44.949425</text:p>
          </table:table-cell>
        </table:table-row>
        <table:table-row table:style-name="ro1">
          <table:table-cell office:value-type="float" office:value="32.4102212807" calcext:value-type="float">
            <text:p>32.4102212807</text:p>
          </table:table-cell>
          <table:table-cell office:value-type="float" office:value="57.6617243767" calcext:value-type="float">
            <text:p>57.6617243767</text:p>
          </table:table-cell>
          <table:table-cell office:value-type="float" office:value="37.344742" calcext:value-type="float">
            <text:p>37.344742</text:p>
          </table:table-cell>
          <table:table-cell office:value-type="float" office:value="44.878098" calcext:value-type="float">
            <text:p>44.878098</text:p>
          </table:table-cell>
        </table:table-row>
        <table:table-row table:style-name="ro1">
          <table:table-cell office:value-type="float" office:value="32.5992628658" calcext:value-type="float">
            <text:p>32.5992628658</text:p>
          </table:table-cell>
          <table:table-cell office:value-type="float" office:value="57.603415451" calcext:value-type="float">
            <text:p>57.603415451</text:p>
          </table:table-cell>
          <table:table-cell office:value-type="float" office:value="37.474277" calcext:value-type="float">
            <text:p>37.474277</text:p>
          </table:table-cell>
          <table:table-cell office:value-type="float" office:value="44.80249" calcext:value-type="float">
            <text:p>44.80249</text:p>
          </table:table-cell>
        </table:table-row>
        <table:table-row table:style-name="ro1">
          <table:table-cell office:value-type="float" office:value="32.7940921209" calcext:value-type="float">
            <text:p>32.7940921209</text:p>
          </table:table-cell>
          <table:table-cell office:value-type="float" office:value="57.5422388436" calcext:value-type="float">
            <text:p>57.5422388436</text:p>
          </table:table-cell>
          <table:table-cell office:value-type="float" office:value="37.603813" calcext:value-type="float">
            <text:p>37.603813</text:p>
          </table:table-cell>
          <table:table-cell office:value-type="float" office:value="44.726875" calcext:value-type="float">
            <text:p>44.726875</text:p>
          </table:table-cell>
        </table:table-row>
        <table:table-row table:style-name="ro1">
          <table:table-cell office:value-type="float" office:value="33.000746555" calcext:value-type="float">
            <text:p>33.000746555</text:p>
          </table:table-cell>
          <table:table-cell office:value-type="float" office:value="57.4761415194" calcext:value-type="float">
            <text:p>57.4761415194</text:p>
          </table:table-cell>
          <table:table-cell office:value-type="float" office:value="37.733349" calcext:value-type="float">
            <text:p>37.733349</text:p>
          </table:table-cell>
          <table:table-cell office:value-type="float" office:value="44.65126" calcext:value-type="float">
            <text:p>44.65126</text:p>
          </table:table-cell>
        </table:table-row>
        <table:table-row table:style-name="ro1">
          <table:table-cell office:value-type="float" office:value="33.0857325184" calcext:value-type="float">
            <text:p>33.0857325184</text:p>
          </table:table-cell>
          <table:table-cell office:value-type="float" office:value="57.448596532" calcext:value-type="float">
            <text:p>57.448596532</text:p>
          </table:table-cell>
          <table:table-cell office:value-type="float" office:value="37.862888" calcext:value-type="float">
            <text:p>37.862888</text:p>
          </table:table-cell>
          <table:table-cell office:value-type="float" office:value="44.575645" calcext:value-type="float">
            <text:p>44.575645</text:p>
          </table:table-cell>
        </table:table-row>
        <table:table-row table:style-name="ro1">
          <table:table-cell office:value-type="float" office:value="33.273689807" calcext:value-type="float">
            <text:p>33.273689807</text:p>
          </table:table-cell>
          <table:table-cell office:value-type="float" office:value="57.3869212865" calcext:value-type="float">
            <text:p>57.3869212865</text:p>
          </table:table-cell>
          <table:table-cell office:value-type="float" office:value="37.992428" calcext:value-type="float">
            <text:p>37.992428</text:p>
          </table:table-cell>
          <table:table-cell office:value-type="float" office:value="44.500038" calcext:value-type="float">
            <text:p>44.500038</text:p>
          </table:table-cell>
        </table:table-row>
        <table:table-row table:style-name="ro1">
          <table:table-cell office:value-type="float" office:value="33.4794729706" calcext:value-type="float">
            <text:p>33.4794729706</text:p>
          </table:table-cell>
          <table:table-cell office:value-type="float" office:value="57.3181937812" calcext:value-type="float">
            <text:p>57.3181937812</text:p>
          </table:table-cell>
          <table:table-cell office:value-type="float" office:value="38.119305" calcext:value-type="float">
            <text:p>38.119305</text:p>
          </table:table-cell>
          <table:table-cell office:value-type="float" office:value="44.420036" calcext:value-type="float">
            <text:p>44.420036</text:p>
          </table:table-cell>
        </table:table-row>
        <table:table-row table:style-name="ro1">
          <table:table-cell office:value-type="float" office:value="33.6727980583" calcext:value-type="float">
            <text:p>33.6727980583</text:p>
          </table:table-cell>
          <table:table-cell office:value-type="float" office:value="57.2524742064" calcext:value-type="float">
            <text:p>57.2524742064</text:p>
          </table:table-cell>
          <table:table-cell office:value-type="float" office:value="38.246181" calcext:value-type="float">
            <text:p>38.246181</text:p>
          </table:table-cell>
          <table:table-cell office:value-type="float" office:value="44.340034" calcext:value-type="float">
            <text:p>44.340034</text:p>
          </table:table-cell>
        </table:table-row>
        <table:table-row table:style-name="ro1">
          <table:table-cell office:value-type="float" office:value="33.8657753153" calcext:value-type="float">
            <text:p>33.8657753153</text:p>
          </table:table-cell>
          <table:table-cell office:value-type="float" office:value="57.1857524517" calcext:value-type="float">
            <text:p>57.1857524517</text:p>
          </table:table-cell>
          <table:table-cell office:value-type="float" office:value="38.373058" calcext:value-type="float">
            <text:p>38.373058</text:p>
          </table:table-cell>
          <table:table-cell office:value-type="float" office:value="44.260033" calcext:value-type="float">
            <text:p>44.260033</text:p>
          </table:table-cell>
        </table:table-row>
        <table:table-row table:style-name="ro1">
          <table:table-cell office:value-type="float" office:value="34.0644119074" calcext:value-type="float">
            <text:p>34.0644119074</text:p>
          </table:table-cell>
          <table:table-cell office:value-type="float" office:value="57.1158960991" calcext:value-type="float">
            <text:p>57.1158960991</text:p>
          </table:table-cell>
          <table:table-cell office:value-type="float" office:value="38.499935" calcext:value-type="float">
            <text:p>38.499935</text:p>
          </table:table-cell>
          <table:table-cell office:value-type="float" office:value="44.180031" calcext:value-type="float">
            <text:p>44.180031</text:p>
          </table:table-cell>
        </table:table-row>
        <table:table-row table:style-name="ro1">
          <table:table-cell office:value-type="float" office:value="34.2566621108" calcext:value-type="float">
            <text:p>34.2566621108</text:p>
          </table:table-cell>
          <table:table-cell office:value-type="float" office:value="57.0471370913" calcext:value-type="float">
            <text:p>57.0471370913</text:p>
          </table:table-cell>
          <table:table-cell office:value-type="float" office:value="38.626816" calcext:value-type="float">
            <text:p>38.626816</text:p>
          </table:table-cell>
          <table:table-cell office:value-type="float" office:value="44.100029" calcext:value-type="float">
            <text:p>44.100029</text:p>
          </table:table-cell>
        </table:table-row>
        <table:table-row table:style-name="ro1">
          <table:table-cell office:value-type="float" office:value="34.3466532538" calcext:value-type="float">
            <text:p>34.3466532538</text:p>
          </table:table-cell>
          <table:table-cell office:value-type="float" office:value="57.014560572" calcext:value-type="float">
            <text:p>57.014560572</text:p>
          </table:table-cell>
          <table:table-cell office:value-type="float" office:value="38.750767" calcext:value-type="float">
            <text:p>38.750767</text:p>
          </table:table-cell>
          <table:table-cell office:value-type="float" office:value="44.015564" calcext:value-type="float">
            <text:p>44.015564</text:p>
          </table:table-cell>
        </table:table-row>
        <table:table-row table:style-name="ro1">
          <table:table-cell office:value-type="float" office:value="34.544346065" calcext:value-type="float">
            <text:p>34.544346065</text:p>
          </table:table-cell>
          <table:table-cell office:value-type="float" office:value="56.9421135957" calcext:value-type="float">
            <text:p>56.9421135957</text:p>
          </table:table-cell>
          <table:table-cell office:value-type="float" office:value="38.874718" calcext:value-type="float">
            <text:p>38.874718</text:p>
          </table:table-cell>
          <table:table-cell office:value-type="float" office:value="43.931099" calcext:value-type="float">
            <text:p>43.931099</text:p>
          </table:table-cell>
        </table:table-row>
        <table:table-row table:style-name="ro1">
          <table:table-cell office:value-type="float" office:value="34.7296935694" calcext:value-type="float">
            <text:p>34.7296935694</text:p>
          </table:table-cell>
          <table:table-cell office:value-type="float" office:value="56.8730854816" calcext:value-type="float">
            <text:p>56.8730854816</text:p>
          </table:table-cell>
          <table:table-cell office:value-type="float" office:value="38.998672" calcext:value-type="float">
            <text:p>38.998672</text:p>
          </table:table-cell>
          <table:table-cell office:value-type="float" office:value="43.846626" calcext:value-type="float">
            <text:p>43.846626</text:p>
          </table:table-cell>
        </table:table-row>
        <table:table-row table:style-name="ro1">
          <table:table-cell office:value-type="float" office:value="34.9266045883" calcext:value-type="float">
            <text:p>34.9266045883</text:p>
          </table:table-cell>
          <table:table-cell office:value-type="float" office:value="56.7985685805" calcext:value-type="float">
            <text:p>56.7985685805</text:p>
          </table:table-cell>
          <table:table-cell office:value-type="float" office:value="39.122623" calcext:value-type="float">
            <text:p>39.122623</text:p>
          </table:table-cell>
          <table:table-cell office:value-type="float" office:value="43.762161" calcext:value-type="float">
            <text:p>43.762161</text:p>
          </table:table-cell>
        </table:table-row>
        <table:table-row table:style-name="ro1">
          <table:table-cell office:value-type="float" office:value="35.1112034611" calcext:value-type="float">
            <text:p>35.1112034611</text:p>
          </table:table-cell>
          <table:table-cell office:value-type="float" office:value="56.7275938348" calcext:value-type="float">
            <text:p>56.7275938348</text:p>
          </table:table-cell>
          <table:table-cell office:value-type="float" office:value="39.246586" calcext:value-type="float">
            <text:p>39.246586</text:p>
          </table:table-cell>
          <table:table-cell office:value-type="float" office:value="43.677689" calcext:value-type="float">
            <text:p>43.677689</text:p>
          </table:table-cell>
        </table:table-row>
        <table:table-row table:style-name="ro1">
          <table:table-cell office:value-type="float" office:value="35.3132376845" calcext:value-type="float">
            <text:p>35.3132376845</text:p>
          </table:table-cell>
          <table:table-cell office:value-type="float" office:value="56.6486611871" calcext:value-type="float">
            <text:p>56.6486611871</text:p>
          </table:table-cell>
          <table:table-cell office:value-type="float" office:value="39.367329" calcext:value-type="float">
            <text:p>39.367329</text:p>
          </table:table-cell>
          <table:table-cell office:value-type="float" office:value="43.588692" calcext:value-type="float">
            <text:p>43.588692</text:p>
          </table:table-cell>
        </table:table-row>
        <table:table-row table:style-name="ro1">
          <table:table-cell office:value-type="float" office:value="35.4911247267" calcext:value-type="float">
            <text:p>35.4911247267</text:p>
          </table:table-cell>
          <table:table-cell office:value-type="float" office:value="56.5780686689" calcext:value-type="float">
            <text:p>56.5780686689</text:p>
          </table:table-cell>
          <table:table-cell office:value-type="float" office:value="39.488079" calcext:value-type="float">
            <text:p>39.488079</text:p>
          </table:table-cell>
          <table:table-cell office:value-type="float" office:value="43.499695" calcext:value-type="float">
            <text:p>43.499695</text:p>
          </table:table-cell>
        </table:table-row>
        <table:table-row table:style-name="ro1">
          <table:table-cell office:value-type="float" office:value="35.6509155406" calcext:value-type="float">
            <text:p>35.6509155406</text:p>
          </table:table-cell>
          <table:table-cell office:value-type="float" office:value="56.5137773338" calcext:value-type="float">
            <text:p>56.5137773338</text:p>
          </table:table-cell>
          <table:table-cell office:value-type="float" office:value="39.608829" calcext:value-type="float">
            <text:p>39.608829</text:p>
          </table:table-cell>
          <table:table-cell office:value-type="float" office:value="43.410698" calcext:value-type="float">
            <text:p>43.410698</text:p>
          </table:table-cell>
        </table:table-row>
        <table:table-row table:style-name="ro1">
          <table:table-cell office:value-type="float" office:value="35.7808972183" calcext:value-type="float">
            <text:p>35.7808972183</text:p>
          </table:table-cell>
          <table:table-cell office:value-type="float" office:value="56.4608615189" calcext:value-type="float">
            <text:p>56.4608615189</text:p>
          </table:table-cell>
          <table:table-cell office:value-type="float" office:value="39.72958" calcext:value-type="float">
            <text:p>39.72958</text:p>
          </table:table-cell>
          <table:table-cell office:value-type="float" office:value="43.321701" calcext:value-type="float">
            <text:p>43.321701</text:p>
          </table:table-cell>
        </table:table-row>
        <table:table-row table:style-name="ro1">
          <table:table-cell office:value-type="float" office:value="35.9696054405" calcext:value-type="float">
            <text:p>35.9696054405</text:p>
          </table:table-cell>
          <table:table-cell office:value-type="float" office:value="56.3830406105" calcext:value-type="float">
            <text:p>56.3830406105</text:p>
          </table:table-cell>
          <table:table-cell office:value-type="float" office:value="39.847462" calcext:value-type="float">
            <text:p>39.847462</text:p>
          </table:table-cell>
          <table:table-cell office:value-type="float" office:value="43.228966" calcext:value-type="float">
            <text:p>43.228966</text:p>
          </table:table-cell>
        </table:table-row>
        <table:table-row table:style-name="ro1">
          <table:table-cell office:value-type="float" office:value="36.1578853202" calcext:value-type="float">
            <text:p>36.1578853202</text:p>
          </table:table-cell>
          <table:table-cell office:value-type="float" office:value="56.3042071813" calcext:value-type="float">
            <text:p>56.3042071813</text:p>
          </table:table-cell>
          <table:table-cell office:value-type="float" office:value="39.965343" calcext:value-type="float">
            <text:p>39.965343</text:p>
          </table:table-cell>
          <table:table-cell office:value-type="float" office:value="43.13623" calcext:value-type="float">
            <text:p>43.13623</text:p>
          </table:table-cell>
        </table:table-row>
        <table:table-row table:style-name="ro1">
          <table:table-cell office:value-type="float" office:value="36.345730534" calcext:value-type="float">
            <text:p>36.345730534</text:p>
          </table:table-cell>
          <table:table-cell office:value-type="float" office:value="56.2243608556" calcext:value-type="float">
            <text:p>56.2243608556</text:p>
          </table:table-cell>
          <table:table-cell office:value-type="float" office:value="40.083233" calcext:value-type="float">
            <text:p>40.083233</text:p>
          </table:table-cell>
          <table:table-cell office:value-type="float" office:value="43.043495" calcext:value-type="float">
            <text:p>43.043495</text:p>
          </table:table-cell>
        </table:table-row>
        <table:table-row table:style-name="ro1">
          <table:table-cell office:value-type="float" office:value="36.538984861" calcext:value-type="float">
            <text:p>36.538984861</text:p>
          </table:table-cell>
          <table:table-cell office:value-type="float" office:value="56.1409601662" calcext:value-type="float">
            <text:p>56.1409601662</text:p>
          </table:table-cell>
          <table:table-cell office:value-type="float" office:value="40.201115" calcext:value-type="float">
            <text:p>40.201115</text:p>
          </table:table-cell>
          <table:table-cell office:value-type="float" office:value="42.95076" calcext:value-type="float">
            <text:p>42.95076</text:p>
          </table:table-cell>
        </table:table-row>
        <table:table-row table:style-name="ro1">
          <table:table-cell office:value-type="float" office:value="36.7200924348" calcext:value-type="float">
            <text:p>36.7200924348</text:p>
          </table:table-cell>
          <table:table-cell office:value-type="float" office:value="56.0616331918" calcext:value-type="float">
            <text:p>56.0616331918</text:p>
          </table:table-cell>
          <table:table-cell office:value-type="float" office:value="40.319004" calcext:value-type="float">
            <text:p>40.319004</text:p>
          </table:table-cell>
          <table:table-cell office:value-type="float" office:value="42.858017" calcext:value-type="float">
            <text:p>42.858017</text:p>
          </table:table-cell>
        </table:table-row>
        <table:table-row table:style-name="ro1">
          <table:table-cell office:value-type="float" office:value="36.9182328095" calcext:value-type="float">
            <text:p>36.9182328095</text:p>
          </table:table-cell>
          <table:table-cell office:value-type="float" office:value="55.9735334988" calcext:value-type="float">
            <text:p>55.9735334988</text:p>
          </table:table-cell>
          <table:table-cell office:value-type="float" office:value="40.433239" calcext:value-type="float">
            <text:p>40.433239</text:p>
          </table:table-cell>
          <table:table-cell office:value-type="float" office:value="42.760818" calcext:value-type="float">
            <text:p>42.760818</text:p>
          </table:table-cell>
        </table:table-row>
        <table:table-row table:style-name="ro1">
          <table:table-cell office:value-type="float" office:value="37.0984325726" calcext:value-type="float">
            <text:p>37.0984325726</text:p>
          </table:table-cell>
          <table:table-cell office:value-type="float" office:value="55.8922050736" calcext:value-type="float">
            <text:p>55.8922050736</text:p>
          </table:table-cell>
          <table:table-cell office:value-type="float" office:value="40.547474" calcext:value-type="float">
            <text:p>40.547474</text:p>
          </table:table-cell>
          <table:table-cell office:value-type="float" office:value="42.66362" calcext:value-type="float">
            <text:p>42.66362</text:p>
          </table:table-cell>
        </table:table-row>
        <table:table-row table:style-name="ro1">
          <table:table-cell office:value-type="float" office:value="37.191265917" calcext:value-type="float">
            <text:p>37.191265917</text:p>
          </table:table-cell>
          <table:table-cell office:value-type="float" office:value="55.8498546298" calcext:value-type="float">
            <text:p>55.8498546298</text:p>
          </table:table-cell>
          <table:table-cell office:value-type="float" office:value="40.661709" calcext:value-type="float">
            <text:p>40.661709</text:p>
          </table:table-cell>
          <table:table-cell office:value-type="float" office:value="42.566422" calcext:value-type="float">
            <text:p>42.566422</text:p>
          </table:table-cell>
        </table:table-row>
        <table:table-row table:style-name="ro1">
          <table:table-cell office:value-type="float" office:value="37.3765762384" calcext:value-type="float">
            <text:p>37.3765762384</text:p>
          </table:table-cell>
          <table:table-cell office:value-type="float" office:value="55.7643903238" calcext:value-type="float">
            <text:p>55.7643903238</text:p>
          </table:table-cell>
          <table:table-cell office:value-type="float" office:value="40.775944" calcext:value-type="float">
            <text:p>40.775944</text:p>
          </table:table-cell>
          <table:table-cell office:value-type="float" office:value="42.469223" calcext:value-type="float">
            <text:p>42.469223</text:p>
          </table:table-cell>
        </table:table-row>
        <table:table-row table:style-name="ro1">
          <table:table-cell office:value-type="float" office:value="37.5498673099" calcext:value-type="float">
            <text:p>37.5498673099</text:p>
          </table:table-cell>
          <table:table-cell office:value-type="float" office:value="55.6833435726" calcext:value-type="float">
            <text:p>55.6833435726</text:p>
          </table:table-cell>
          <table:table-cell office:value-type="float" office:value="40.890179" calcext:value-type="float">
            <text:p>40.890179</text:p>
          </table:table-cell>
          <table:table-cell office:value-type="float" office:value="42.372025" calcext:value-type="float">
            <text:p>42.372025</text:p>
          </table:table-cell>
        </table:table-row>
        <table:table-row table:style-name="ro1">
          <table:table-cell office:value-type="float" office:value="37.7399876718" calcext:value-type="float">
            <text:p>37.7399876718</text:p>
          </table:table-cell>
          <table:table-cell office:value-type="float" office:value="55.5931548337" calcext:value-type="float">
            <text:p>55.5931548337</text:p>
          </table:table-cell>
          <table:table-cell office:value-type="float" office:value="41.000378" calcext:value-type="float">
            <text:p>41.000378</text:p>
          </table:table-cell>
          <table:table-cell office:value-type="float" office:value="42.270264" calcext:value-type="float">
            <text:p>42.270264</text:p>
          </table:table-cell>
        </table:table-row>
        <table:table-row table:style-name="ro1">
          <table:table-cell office:value-type="float" office:value="37.9181013261" calcext:value-type="float">
            <text:p>37.9181013261</text:p>
          </table:table-cell>
          <table:table-cell office:value-type="float" office:value="55.5074394866" calcext:value-type="float">
            <text:p>55.5074394866</text:p>
          </table:table-cell>
          <table:table-cell office:value-type="float" office:value="41.110569" calcext:value-type="float">
            <text:p>41.110569</text:p>
          </table:table-cell>
          <table:table-cell office:value-type="float" office:value="42.168503" calcext:value-type="float">
            <text:p>42.168503</text:p>
          </table:table-cell>
        </table:table-row>
        <table:table-row table:style-name="ro1">
          <table:table-cell office:value-type="float" office:value="38.1014608321" calcext:value-type="float">
            <text:p>38.1014608321</text:p>
          </table:table-cell>
          <table:table-cell office:value-type="float" office:value="55.4179485675" calcext:value-type="float">
            <text:p>55.4179485675</text:p>
          </table:table-cell>
          <table:table-cell office:value-type="float" office:value="41.220768" calcext:value-type="float">
            <text:p>41.220768</text:p>
          </table:table-cell>
          <table:table-cell office:value-type="float" office:value="42.066742" calcext:value-type="float">
            <text:p>42.066742</text:p>
          </table:table-cell>
        </table:table-row>
        <table:table-row table:style-name="ro1">
          <table:table-cell office:value-type="float" office:value="38.2900120418" calcext:value-type="float">
            <text:p>38.2900120418</text:p>
          </table:table-cell>
          <table:table-cell office:value-type="float" office:value="55.3245869665" calcext:value-type="float">
            <text:p>55.3245869665</text:p>
          </table:table-cell>
          <table:table-cell office:value-type="float" office:value="41.330967" calcext:value-type="float">
            <text:p>41.330967</text:p>
          </table:table-cell>
          <table:table-cell office:value-type="float" office:value="41.964981" calcext:value-type="float">
            <text:p>41.964981</text:p>
          </table:table-cell>
        </table:table-row>
        <table:table-row table:style-name="ro1">
          <table:table-cell office:value-type="float" office:value="38.472319226" calcext:value-type="float">
            <text:p>38.472319226</text:p>
          </table:table-cell>
          <table:table-cell office:value-type="float" office:value="55.2330135972" calcext:value-type="float">
            <text:p>55.2330135972</text:p>
          </table:table-cell>
          <table:table-cell office:value-type="float" office:value="41.437565" calcext:value-type="float">
            <text:p>41.437565</text:p>
          </table:table-cell>
          <table:table-cell office:value-type="float" office:value="41.859482" calcext:value-type="float">
            <text:p>41.859482</text:p>
          </table:table-cell>
        </table:table-row>
        <table:table-row table:style-name="ro1">
          <table:table-cell office:value-type="float" office:value="38.568953593" calcext:value-type="float">
            <text:p>38.568953593</text:p>
          </table:table-cell>
          <table:table-cell office:value-type="float" office:value="55.183947183" calcext:value-type="float">
            <text:p>55.183947183</text:p>
          </table:table-cell>
          <table:table-cell office:value-type="float" office:value="41.544163" calcext:value-type="float">
            <text:p>41.544163</text:p>
          </table:table-cell>
          <table:table-cell office:value-type="float" office:value="41.753983" calcext:value-type="float">
            <text:p>41.753983</text:p>
          </table:table-cell>
        </table:table-row>
        <table:table-row table:style-name="ro1">
          <table:table-cell office:value-type="float" office:value="38.7447761748" calcext:value-type="float">
            <text:p>38.7447761748</text:p>
          </table:table-cell>
          <table:table-cell office:value-type="float" office:value="55.0937212827" calcext:value-type="float">
            <text:p>55.0937212827</text:p>
          </table:table-cell>
          <table:table-cell office:value-type="float" office:value="41.650768" calcext:value-type="float">
            <text:p>41.650768</text:p>
          </table:table-cell>
          <table:table-cell office:value-type="float" office:value="41.648483" calcext:value-type="float">
            <text:p>41.648483</text:p>
          </table:table-cell>
        </table:table-row>
        <table:table-row table:style-name="ro1">
          <table:table-cell office:value-type="float" office:value="38.9370245599" calcext:value-type="float">
            <text:p>38.9370245599</text:p>
          </table:table-cell>
          <table:table-cell office:value-type="float" office:value="54.9936482366" calcext:value-type="float">
            <text:p>54.9936482366</text:p>
          </table:table-cell>
          <table:table-cell office:value-type="float" office:value="41.757374" calcext:value-type="float">
            <text:p>41.757374</text:p>
          </table:table-cell>
          <table:table-cell office:value-type="float" office:value="41.542976" calcext:value-type="float">
            <text:p>41.542976</text:p>
          </table:table-cell>
        </table:table-row>
        <table:table-row table:style-name="ro1">
          <table:table-cell office:value-type="float" office:value="39.117394129" calcext:value-type="float">
            <text:p>39.117394129</text:p>
          </table:table-cell>
          <table:table-cell office:value-type="float" office:value="54.8983966226" calcext:value-type="float">
            <text:p>54.8983966226</text:p>
          </table:table-cell>
          <table:table-cell office:value-type="float" office:value="41.863979" calcext:value-type="float">
            <text:p>41.863979</text:p>
          </table:table-cell>
          <table:table-cell office:value-type="float" office:value="41.437469" calcext:value-type="float">
            <text:p>41.437469</text:p>
          </table:table-cell>
        </table:table-row>
        <table:table-row table:style-name="ro1">
          <table:table-cell office:value-type="float" office:value="39.2972020212" calcext:value-type="float">
            <text:p>39.2972020212</text:p>
          </table:table-cell>
          <table:table-cell office:value-type="float" office:value="54.8021123252" calcext:value-type="float">
            <text:p>54.8021123252</text:p>
          </table:table-cell>
          <table:table-cell office:value-type="float" office:value="41.966198" calcext:value-type="float">
            <text:p>41.966198</text:p>
          </table:table-cell>
          <table:table-cell office:value-type="float" office:value="41.327721" calcext:value-type="float">
            <text:p>41.327721</text:p>
          </table:table-cell>
        </table:table-row>
        <table:table-row table:style-name="ro1">
          <table:table-cell office:value-type="float" office:value="39.470843372" calcext:value-type="float">
            <text:p>39.470843372</text:p>
          </table:table-cell>
          <table:table-cell office:value-type="float" office:value="54.7078482452" calcext:value-type="float">
            <text:p>54.7078482452</text:p>
          </table:table-cell>
          <table:table-cell office:value-type="float" office:value="42.068417" calcext:value-type="float">
            <text:p>42.068417</text:p>
          </table:table-cell>
          <table:table-cell office:value-type="float" office:value="41.217972" calcext:value-type="float">
            <text:p>41.217972</text:p>
          </table:table-cell>
        </table:table-row>
        <table:table-row table:style-name="ro1">
          <table:table-cell office:value-type="float" office:value="39.649511139" calcext:value-type="float">
            <text:p>39.649511139</text:p>
          </table:table-cell>
          <table:table-cell office:value-type="float" office:value="54.6095170478" calcext:value-type="float">
            <text:p>54.6095170478</text:p>
          </table:table-cell>
          <table:table-cell office:value-type="float" office:value="42.170635" calcext:value-type="float">
            <text:p>42.170635</text:p>
          </table:table-cell>
          <table:table-cell office:value-type="float" office:value="41.108215" calcext:value-type="float">
            <text:p>41.108215</text:p>
          </table:table-cell>
        </table:table-row>
        <table:table-row table:style-name="ro1">
          <table:table-cell office:value-type="float" office:value="39.7386237141" calcext:value-type="float">
            <text:p>39.7386237141</text:p>
          </table:table-cell>
          <table:table-cell office:value-type="float" office:value="54.5599602789" calcext:value-type="float">
            <text:p>54.5599602789</text:p>
          </table:table-cell>
          <table:table-cell office:value-type="float" office:value="42.272854" calcext:value-type="float">
            <text:p>42.272854</text:p>
          </table:table-cell>
          <table:table-cell office:value-type="float" office:value="40.998459" calcext:value-type="float">
            <text:p>40.998459</text:p>
          </table:table-cell>
        </table:table-row>
        <table:table-row table:style-name="ro1">
          <table:table-cell office:value-type="float" office:value="39.9219477565" calcext:value-type="float">
            <text:p>39.9219477565</text:p>
          </table:table-cell>
          <table:table-cell office:value-type="float" office:value="54.4569266123" calcext:value-type="float">
            <text:p>54.4569266123</text:p>
          </table:table-cell>
          <table:table-cell office:value-type="float" office:value="42.37508" calcext:value-type="float">
            <text:p>42.37508</text:p>
          </table:table-cell>
          <table:table-cell office:value-type="float" office:value="40.888702" calcext:value-type="float">
            <text:p>40.888702</text:p>
          </table:table-cell>
        </table:table-row>
        <table:table-row table:style-name="ro1">
          <table:table-cell office:value-type="float" office:value="40.0991044243" calcext:value-type="float">
            <text:p>40.0991044243</text:p>
          </table:table-cell>
          <table:table-cell office:value-type="float" office:value="54.3559583996" calcext:value-type="float">
            <text:p>54.3559583996</text:p>
          </table:table-cell>
          <table:table-cell office:value-type="float" office:value="42.472706" calcext:value-type="float">
            <text:p>42.472706</text:p>
          </table:table-cell>
          <table:table-cell office:value-type="float" office:value="40.774834" calcext:value-type="float">
            <text:p>40.774834</text:p>
          </table:table-cell>
        </table:table-row>
        <table:table-row table:style-name="ro1">
          <table:table-cell office:value-type="float" office:value="40.2756444514" calcext:value-type="float">
            <text:p>40.2756444514</text:p>
          </table:table-cell>
          <table:table-cell office:value-type="float" office:value="54.2539453664" calcext:value-type="float">
            <text:p>54.2539453664</text:p>
          </table:table-cell>
          <table:table-cell office:value-type="float" office:value="42.570332" calcext:value-type="float">
            <text:p>42.570332</text:p>
          </table:table-cell>
          <table:table-cell office:value-type="float" office:value="40.660965" calcext:value-type="float">
            <text:p>40.660965</text:p>
          </table:table-cell>
        </table:table-row>
        <table:table-row table:style-name="ro1">
          <table:table-cell office:value-type="float" office:value="40.4515568048" calcext:value-type="float">
            <text:p>40.4515568048</text:p>
          </table:table-cell>
          <table:table-cell office:value-type="float" office:value="54.1508821053" calcext:value-type="float">
            <text:p>54.1508821053</text:p>
          </table:table-cell>
          <table:table-cell office:value-type="float" office:value="42.66795" calcext:value-type="float">
            <text:p>42.66795</text:p>
          </table:table-cell>
          <table:table-cell office:value-type="float" office:value="40.547096" calcext:value-type="float">
            <text:p>40.547096</text:p>
          </table:table-cell>
        </table:table-row>
        <table:table-row table:style-name="ro1">
          <table:table-cell office:value-type="float" office:value="40.6323007579" calcext:value-type="float">
            <text:p>40.6323007579</text:p>
          </table:table-cell>
          <table:table-cell office:value-type="float" office:value="54.04349704" calcext:value-type="float">
            <text:p>54.04349704</text:p>
          </table:table-cell>
          <table:table-cell office:value-type="float" office:value="42.765575" calcext:value-type="float">
            <text:p>42.765575</text:p>
          </table:table-cell>
          <table:table-cell office:value-type="float" office:value="40.43322" calcext:value-type="float">
            <text:p>40.43322</text:p>
          </table:table-cell>
        </table:table-row>
        <table:table-row table:style-name="ro1">
          <table:table-cell office:value-type="float" office:value="40.8069134055" calcext:value-type="float">
            <text:p>40.8069134055</text:p>
          </table:table-cell>
          <table:table-cell office:value-type="float" office:value="53.9382989972" calcext:value-type="float">
            <text:p>53.9382989972</text:p>
          </table:table-cell>
          <table:table-cell office:value-type="float" office:value="42.863201" calcext:value-type="float">
            <text:p>42.863201</text:p>
          </table:table-cell>
          <table:table-cell office:value-type="float" office:value="40.319344" calcext:value-type="float">
            <text:p>40.319344</text:p>
          </table:table-cell>
        </table:table-row>
        <table:table-row table:style-name="ro1">
          <table:table-cell office:value-type="float" office:value="40.9645908657" calcext:value-type="float">
            <text:p>40.9645908657</text:p>
          </table:table-cell>
          <table:table-cell office:value-type="float" office:value="53.842054996" calcext:value-type="float">
            <text:p>53.842054996</text:p>
          </table:table-cell>
          <table:table-cell office:value-type="float" office:value="42.956158" calcext:value-type="float">
            <text:p>42.956158</text:p>
          </table:table-cell>
          <table:table-cell office:value-type="float" office:value="40.201622" calcext:value-type="float">
            <text:p>40.201622</text:p>
          </table:table-cell>
        </table:table-row>
        <table:table-row table:style-name="ro1">
          <table:table-cell office:value-type="float" office:value="41.0676006642" calcext:value-type="float">
            <text:p>41.0676006642</text:p>
          </table:table-cell>
          <table:table-cell office:value-type="float" office:value="53.7785296497" calcext:value-type="float">
            <text:p>53.7785296497</text:p>
          </table:table-cell>
          <table:table-cell office:value-type="float" office:value="43.049114" calcext:value-type="float">
            <text:p>43.049114</text:p>
          </table:table-cell>
          <table:table-cell office:value-type="float" office:value="40.083908" calcext:value-type="float">
            <text:p>40.083908</text:p>
          </table:table-cell>
        </table:table-row>
        <table:table-row table:style-name="ro1">
          <table:table-cell office:value-type="float" office:value="41.2189700864" calcext:value-type="float">
            <text:p>41.2189700864</text:p>
          </table:table-cell>
          <table:table-cell office:value-type="float" office:value="53.6842323874" calcext:value-type="float">
            <text:p>53.6842323874</text:p>
          </table:table-cell>
          <table:table-cell office:value-type="float" office:value="43.142071" calcext:value-type="float">
            <text:p>43.142071</text:p>
          </table:table-cell>
          <table:table-cell office:value-type="float" office:value="39.966187" calcext:value-type="float">
            <text:p>39.966187</text:p>
          </table:table-cell>
        </table:table-row>
        <table:table-row table:style-name="ro1">
          <table:table-cell office:value-type="float" office:value="41.4074466262" calcext:value-type="float">
            <text:p>41.4074466262</text:p>
          </table:table-cell>
          <table:table-cell office:value-type="float" office:value="53.5652190032" calcext:value-type="float">
            <text:p>53.5652190032</text:p>
          </table:table-cell>
          <table:table-cell office:value-type="float" office:value="43.235035" calcext:value-type="float">
            <text:p>43.235035</text:p>
          </table:table-cell>
          <table:table-cell office:value-type="float" office:value="39.848465" calcext:value-type="float">
            <text:p>39.848465</text:p>
          </table:table-cell>
        </table:table-row>
        <table:table-row table:style-name="ro1">
          <table:table-cell office:value-type="float" office:value="41.5897460693" calcext:value-type="float">
            <text:p>41.5897460693</text:p>
          </table:table-cell>
          <table:table-cell office:value-type="float" office:value="53.4483930071" calcext:value-type="float">
            <text:p>53.4483930071</text:p>
          </table:table-cell>
          <table:table-cell office:value-type="float" office:value="43.324131" calcext:value-type="float">
            <text:p>43.324131</text:p>
          </table:table-cell>
          <table:table-cell office:value-type="float" office:value="39.727814" calcext:value-type="float">
            <text:p>39.727814</text:p>
          </table:table-cell>
        </table:table-row>
        <table:table-row table:style-name="ro1">
          <table:table-cell office:value-type="float" office:value="41.7605967252" calcext:value-type="float">
            <text:p>41.7605967252</text:p>
          </table:table-cell>
          <table:table-cell office:value-type="float" office:value="53.3373457114" calcext:value-type="float">
            <text:p>53.3373457114</text:p>
          </table:table-cell>
          <table:table-cell office:value-type="float" office:value="43.413227" calcext:value-type="float">
            <text:p>43.413227</text:p>
          </table:table-cell>
          <table:table-cell office:value-type="float" office:value="39.607155" calcext:value-type="float">
            <text:p>39.607155</text:p>
          </table:table-cell>
        </table:table-row>
        <table:table-row table:style-name="ro1">
          <table:table-cell office:value-type="float" office:value="41.925422369" calcext:value-type="float">
            <text:p>41.925422369</text:p>
          </table:table-cell>
          <table:table-cell office:value-type="float" office:value="53.2287536226" calcext:value-type="float">
            <text:p>53.2287536226</text:p>
          </table:table-cell>
          <table:table-cell office:value-type="float" office:value="43.502323" calcext:value-type="float">
            <text:p>43.502323</text:p>
          </table:table-cell>
          <table:table-cell office:value-type="float" office:value="39.486496" calcext:value-type="float">
            <text:p>39.486496</text:p>
          </table:table-cell>
        </table:table-row>
        <table:table-row table:style-name="ro1">
          <table:table-cell office:value-type="float" office:value="42.0948577636" calcext:value-type="float">
            <text:p>42.0948577636</text:p>
          </table:table-cell>
          <table:table-cell office:value-type="float" office:value="53.1155993653" calcext:value-type="float">
            <text:p>53.1155993653</text:p>
          </table:table-cell>
          <table:table-cell office:value-type="float" office:value="43.591419" calcext:value-type="float">
            <text:p>43.591419</text:p>
          </table:table-cell>
          <table:table-cell office:value-type="float" office:value="39.365837" calcext:value-type="float">
            <text:p>39.365837</text:p>
          </table:table-cell>
        </table:table-row>
        <table:table-row table:style-name="ro1">
          <table:table-cell office:value-type="float" office:value="42.2688696096" calcext:value-type="float">
            <text:p>42.2688696096</text:p>
          </table:table-cell>
          <table:table-cell office:value-type="float" office:value="52.9977729471" calcext:value-type="float">
            <text:p>52.9977729471</text:p>
          </table:table-cell>
          <table:table-cell office:value-type="float" office:value="43.680515" calcext:value-type="float">
            <text:p>43.680515</text:p>
          </table:table-cell>
          <table:table-cell office:value-type="float" office:value="39.245186" calcext:value-type="float">
            <text:p>39.245186</text:p>
          </table:table-cell>
        </table:table-row>
        <table:table-row table:style-name="ro1">
          <table:table-cell office:value-type="float" office:value="42.3477088991" calcext:value-type="float">
            <text:p>42.3477088991</text:p>
          </table:table-cell>
          <table:table-cell office:value-type="float" office:value="52.9438440671" calcext:value-type="float">
            <text:p>52.9438440671</text:p>
          </table:table-cell>
          <table:table-cell office:value-type="float" office:value="43.765049" calcext:value-type="float">
            <text:p>43.765049</text:p>
          </table:table-cell>
          <table:table-cell office:value-type="float" office:value="39.121292" calcext:value-type="float">
            <text:p>39.121292</text:p>
          </table:table-cell>
        </table:table-row>
        <table:table-row table:style-name="ro1">
          <table:table-cell office:value-type="float" office:value="42.5153558734" calcext:value-type="float">
            <text:p>42.5153558734</text:p>
          </table:table-cell>
          <table:table-cell office:value-type="float" office:value="52.8280058785" calcext:value-type="float">
            <text:p>52.8280058785</text:p>
          </table:table-cell>
          <table:table-cell office:value-type="float" office:value="43.849583" calcext:value-type="float">
            <text:p>43.849583</text:p>
          </table:table-cell>
          <table:table-cell office:value-type="float" office:value="38.997398" calcext:value-type="float">
            <text:p>38.997398</text:p>
          </table:table-cell>
        </table:table-row>
        <table:table-row table:style-name="ro1">
          <table:table-cell office:value-type="float" office:value="42.6926907062" calcext:value-type="float">
            <text:p>42.6926907062</text:p>
          </table:table-cell>
          <table:table-cell office:value-type="float" office:value="52.7037267864" calcext:value-type="float">
            <text:p>52.7037267864</text:p>
          </table:table-cell>
          <table:table-cell office:value-type="float" office:value="43.934116" calcext:value-type="float">
            <text:p>43.934116</text:p>
          </table:table-cell>
          <table:table-cell office:value-type="float" office:value="38.873505" calcext:value-type="float">
            <text:p>38.873505</text:p>
          </table:table-cell>
        </table:table-row>
        <table:table-row table:style-name="ro1">
          <table:table-cell office:value-type="float" office:value="42.853619187" calcext:value-type="float">
            <text:p>42.853619187</text:p>
          </table:table-cell>
          <table:table-cell office:value-type="float" office:value="52.5893478707" calcext:value-type="float">
            <text:p>52.5893478707</text:p>
          </table:table-cell>
          <table:table-cell office:value-type="float" office:value="44.01865" calcext:value-type="float">
            <text:p>44.01865</text:p>
          </table:table-cell>
          <table:table-cell office:value-type="float" office:value="38.749611" calcext:value-type="float">
            <text:p>38.749611</text:p>
          </table:table-cell>
        </table:table-row>
        <table:table-row table:style-name="ro1">
          <table:table-cell office:value-type="float" office:value="43.0138091999" calcext:value-type="float">
            <text:p>43.0138091999</text:p>
          </table:table-cell>
          <table:table-cell office:value-type="float" office:value="52.4739460319" calcext:value-type="float">
            <text:p>52.4739460319</text:p>
          </table:table-cell>
          <table:table-cell office:value-type="float" office:value="44.103176" calcext:value-type="float">
            <text:p>44.103176</text:p>
          </table:table-cell>
          <table:table-cell office:value-type="float" office:value="38.62571" calcext:value-type="float">
            <text:p>38.62571</text:p>
          </table:table-cell>
        </table:table-row>
        <table:table-row table:style-name="ro1">
          <table:table-cell office:value-type="float" office:value="43.1784147733" calcext:value-type="float">
            <text:p>43.1784147733</text:p>
          </table:table-cell>
          <table:table-cell office:value-type="float" office:value="52.3537309045" calcext:value-type="float">
            <text:p>52.3537309045</text:p>
          </table:table-cell>
          <table:table-cell office:value-type="float" office:value="44.183033" calcext:value-type="float">
            <text:p>44.183033</text:p>
          </table:table-cell>
          <table:table-cell office:value-type="float" office:value="38.498749" calcext:value-type="float">
            <text:p>38.498749</text:p>
          </table:table-cell>
        </table:table-row>
        <table:table-row table:style-name="ro1">
          <table:table-cell office:value-type="float" office:value="43.3422253051" calcext:value-type="float">
            <text:p>43.3422253051</text:p>
          </table:table-cell>
          <table:table-cell office:value-type="float" office:value="52.2324283558" calcext:value-type="float">
            <text:p>52.2324283558</text:p>
          </table:table-cell>
          <table:table-cell office:value-type="float" office:value="44.26289" calcext:value-type="float">
            <text:p>44.26289</text:p>
          </table:table-cell>
          <table:table-cell office:value-type="float" office:value="38.37178" calcext:value-type="float">
            <text:p>38.37178</text:p>
          </table:table-cell>
        </table:table-row>
        <table:table-row table:style-name="ro1">
          <table:table-cell office:value-type="float" office:value="43.4187404316" calcext:value-type="float">
            <text:p>43.4187404316</text:p>
          </table:table-cell>
          <table:table-cell office:value-type="float" office:value="52.175187099" calcext:value-type="float">
            <text:p>52.175187099</text:p>
          </table:table-cell>
          <table:table-cell office:value-type="float" office:value="44.342747" calcext:value-type="float">
            <text:p>44.342747</text:p>
          </table:table-cell>
          <table:table-cell office:value-type="float" office:value="38.244812" calcext:value-type="float">
            <text:p>38.244812</text:p>
          </table:table-cell>
        </table:table-row>
        <table:table-row table:style-name="ro1">
          <table:table-cell office:value-type="float" office:value="43.5915031164" calcext:value-type="float">
            <text:p>43.5915031164</text:p>
          </table:table-cell>
          <table:table-cell office:value-type="float" office:value="52.0445527169" calcext:value-type="float">
            <text:p>52.0445527169</text:p>
          </table:table-cell>
          <table:table-cell office:value-type="float" office:value="44.422604" calcext:value-type="float">
            <text:p>44.422604</text:p>
          </table:table-cell>
          <table:table-cell office:value-type="float" office:value="38.117844" calcext:value-type="float">
            <text:p>38.117844</text:p>
          </table:table-cell>
        </table:table-row>
        <table:table-row table:style-name="ro1">
          <table:table-cell office:value-type="float" office:value="43.7481861691" calcext:value-type="float">
            <text:p>43.7481861691</text:p>
          </table:table-cell>
          <table:table-cell office:value-type="float" office:value="51.9243628821" calcext:value-type="float">
            <text:p>51.9243628821</text:p>
          </table:table-cell>
          <table:table-cell office:value-type="float" office:value="44.502468" calcext:value-type="float">
            <text:p>44.502468</text:p>
          </table:table-cell>
          <table:table-cell office:value-type="float" office:value="37.990868" calcext:value-type="float">
            <text:p>37.990868</text:p>
          </table:table-cell>
        </table:table-row>
        <table:table-row table:style-name="ro1">
          <table:table-cell office:value-type="float" office:value="43.9090725424" calcext:value-type="float">
            <text:p>43.9090725424</text:p>
          </table:table-cell>
          <table:table-cell office:value-type="float" office:value="51.7992052014" calcext:value-type="float">
            <text:p>51.7992052014</text:p>
          </table:table-cell>
          <table:table-cell office:value-type="float" office:value="44.577656" calcext:value-type="float">
            <text:p>44.577656</text:p>
          </table:table-cell>
          <table:table-cell office:value-type="float" office:value="37.861076" calcext:value-type="float">
            <text:p>37.861076</text:p>
          </table:table-cell>
        </table:table-row>
        <table:table-row table:style-name="ro1">
          <table:table-cell office:value-type="float" office:value="44.0690815546" calcext:value-type="float">
            <text:p>44.0690815546</text:p>
          </table:table-cell>
          <table:table-cell office:value-type="float" office:value="51.6729432441" calcext:value-type="float">
            <text:p>51.6729432441</text:p>
          </table:table-cell>
          <table:table-cell office:value-type="float" office:value="44.652843" calcext:value-type="float">
            <text:p>44.652843</text:p>
          </table:table-cell>
          <table:table-cell office:value-type="float" office:value="37.731277" calcext:value-type="float">
            <text:p>37.731277</text:p>
          </table:table-cell>
        </table:table-row>
        <table:table-row table:style-name="ro1">
          <table:table-cell office:value-type="float" office:value="44.2281911641" calcext:value-type="float">
            <text:p>44.2281911641</text:p>
          </table:table-cell>
          <table:table-cell office:value-type="float" office:value="51.5455804086" calcext:value-type="float">
            <text:p>51.5455804086</text:p>
          </table:table-cell>
          <table:table-cell office:value-type="float" office:value="44.728031" calcext:value-type="float">
            <text:p>44.728031</text:p>
          </table:table-cell>
          <table:table-cell office:value-type="float" office:value="37.601486" calcext:value-type="float">
            <text:p>37.601486</text:p>
          </table:table-cell>
        </table:table-row>
        <table:table-row table:style-name="ro1">
          <table:table-cell office:value-type="float" office:value="44.3863849324" calcext:value-type="float">
            <text:p>44.3863849324</text:p>
          </table:table-cell>
          <table:table-cell office:value-type="float" office:value="51.4171131597" calcext:value-type="float">
            <text:p>51.4171131597</text:p>
          </table:table-cell>
          <table:table-cell office:value-type="float" office:value="44.803219" calcext:value-type="float">
            <text:p>44.803219</text:p>
          </table:table-cell>
          <table:table-cell office:value-type="float" office:value="37.471687" calcext:value-type="float">
            <text:p>37.471687</text:p>
          </table:table-cell>
        </table:table-row>
        <table:table-row table:style-name="ro1">
          <table:table-cell office:value-type="float" office:value="44.5485501845" calcext:value-type="float">
            <text:p>44.5485501845</text:p>
          </table:table-cell>
          <table:table-cell office:value-type="float" office:value="51.2834726757" calcext:value-type="float">
            <text:p>51.2834726757</text:p>
          </table:table-cell>
          <table:table-cell office:value-type="float" office:value="44.874569" calcext:value-type="float">
            <text:p>44.874569</text:p>
          </table:table-cell>
          <table:table-cell office:value-type="float" office:value="37.33976" calcext:value-type="float">
            <text:p>37.33976</text:p>
          </table:table-cell>
        </table:table-row>
        <table:table-row table:style-name="ro1">
          <table:table-cell office:value-type="float" office:value="44.7048481577" calcext:value-type="float">
            <text:p>44.7048481577</text:p>
          </table:table-cell>
          <table:table-cell office:value-type="float" office:value="51.1527622492" calcext:value-type="float">
            <text:p>51.1527622492</text:p>
          </table:table-cell>
          <table:table-cell office:value-type="float" office:value="44.945919" calcext:value-type="float">
            <text:p>44.945919</text:p>
          </table:table-cell>
          <table:table-cell office:value-type="float" office:value="37.207832" calcext:value-type="float">
            <text:p>37.207832</text:p>
          </table:table-cell>
        </table:table-row>
        <table:table-row table:style-name="ro1">
          <table:table-cell office:value-type="float" office:value="44.7874937285" calcext:value-type="float">
            <text:p>44.7874937285</text:p>
          </table:table-cell>
          <table:table-cell office:value-type="float" office:value="51.0828750349" calcext:value-type="float">
            <text:p>51.0828750349</text:p>
          </table:table-cell>
          <table:table-cell office:value-type="float" office:value="45.017269" calcext:value-type="float">
            <text:p>45.017269</text:p>
          </table:table-cell>
          <table:table-cell office:value-type="float" office:value="37.075897" calcext:value-type="float">
            <text:p>37.075897</text:p>
          </table:table-cell>
        </table:table-row>
        <table:table-row table:style-name="ro1">
          <table:table-cell office:value-type="float" office:value="44.9375075275" calcext:value-type="float">
            <text:p>44.9375075275</text:p>
          </table:table-cell>
          <table:table-cell office:value-type="float" office:value="50.9546196601" calcext:value-type="float">
            <text:p>50.9546196601</text:p>
          </table:table-cell>
          <table:table-cell office:value-type="float" office:value="45.088619" calcext:value-type="float">
            <text:p>45.088619</text:p>
          </table:table-cell>
          <table:table-cell office:value-type="float" office:value="36.94397" calcext:value-type="float">
            <text:p>36.94397</text:p>
          </table:table-cell>
        </table:table-row>
        <table:table-row table:style-name="ro1">
          <table:table-cell office:value-type="float" office:value="45.0914506613" calcext:value-type="float">
            <text:p>45.0914506613</text:p>
          </table:table-cell>
          <table:table-cell office:value-type="float" office:value="50.8211093294" calcext:value-type="float">
            <text:p>50.8211093294</text:p>
          </table:table-cell>
          <table:table-cell office:value-type="float" office:value="45.159969" calcext:value-type="float">
            <text:p>45.159969</text:p>
          </table:table-cell>
          <table:table-cell office:value-type="float" office:value="36.812035" calcext:value-type="float">
            <text:p>36.812035</text:p>
          </table:table-cell>
        </table:table-row>
        <table:table-row table:style-name="ro1">
          <table:table-cell office:value-type="float" office:value="45.2444128537" calcext:value-type="float">
            <text:p>45.2444128537</text:p>
          </table:table-cell>
          <table:table-cell office:value-type="float" office:value="50.6864990729" calcext:value-type="float">
            <text:p>50.6864990729</text:p>
          </table:table-cell>
          <table:table-cell office:value-type="float" office:value="45.226849" calcext:value-type="float">
            <text:p>45.226849</text:p>
          </table:table-cell>
          <table:table-cell office:value-type="float" office:value="36.677788" calcext:value-type="float">
            <text:p>36.677788</text:p>
          </table:table-cell>
        </table:table-row>
        <table:table-row table:style-name="ro1">
          <table:table-cell office:value-type="float" office:value="45.3963809846" calcext:value-type="float">
            <text:p>45.3963809846</text:p>
          </table:table-cell>
          <table:table-cell office:value-type="float" office:value="50.5507642772" calcext:value-type="float">
            <text:p>50.5507642772</text:p>
          </table:table-cell>
          <table:table-cell office:value-type="float" office:value="45.293736" calcext:value-type="float">
            <text:p>45.293736</text:p>
          </table:table-cell>
          <table:table-cell office:value-type="float" office:value="36.543541" calcext:value-type="float">
            <text:p>36.543541</text:p>
          </table:table-cell>
        </table:table-row>
        <table:table-row table:style-name="ro1">
          <table:table-cell office:value-type="float" office:value="45.5473357801" calcext:value-type="float">
            <text:p>45.5473357801</text:p>
          </table:table-cell>
          <table:table-cell office:value-type="float" office:value="50.4138889515" calcext:value-type="float">
            <text:p>50.4138889515</text:p>
          </table:table-cell>
          <table:table-cell office:value-type="float" office:value="45.360622" calcext:value-type="float">
            <text:p>45.360622</text:p>
          </table:table-cell>
          <table:table-cell office:value-type="float" office:value="36.409294" calcext:value-type="float">
            <text:p>36.409294</text:p>
          </table:table-cell>
        </table:table-row>
        <table:table-row table:style-name="ro1">
          <table:table-cell office:value-type="float" office:value="45.701923532" calcext:value-type="float">
            <text:p>45.701923532</text:p>
          </table:table-cell>
          <table:table-cell office:value-type="float" office:value="50.2715413089" calcext:value-type="float">
            <text:p>50.2715413089</text:p>
          </table:table-cell>
          <table:table-cell office:value-type="float" office:value="45.427502" calcext:value-type="float">
            <text:p>45.427502</text:p>
          </table:table-cell>
          <table:table-cell office:value-type="float" office:value="36.275047" calcext:value-type="float">
            <text:p>36.275047</text:p>
          </table:table-cell>
        </table:table-row>
        <table:table-row table:style-name="ro1">
          <table:table-cell office:value-type="float" office:value="45.7811297684" calcext:value-type="float">
            <text:p>45.7811297684</text:p>
          </table:table-cell>
          <table:table-cell office:value-type="float" office:value="50.1977359537" calcext:value-type="float">
            <text:p>50.1977359537</text:p>
          </table:table-cell>
          <table:table-cell office:value-type="float" office:value="45.494389" calcext:value-type="float">
            <text:p>45.494389</text:p>
          </table:table-cell>
          <table:table-cell office:value-type="float" office:value="36.140793" calcext:value-type="float">
            <text:p>36.140793</text:p>
          </table:table-cell>
        </table:table-row>
        <table:table-row table:style-name="ro1">
          <table:table-cell office:value-type="float" office:value="45.9247885498" calcext:value-type="float">
            <text:p>45.9247885498</text:p>
          </table:table-cell>
          <table:table-cell office:value-type="float" office:value="50.0623397679" calcext:value-type="float">
            <text:p>50.0623397679</text:p>
          </table:table-cell>
          <table:table-cell office:value-type="float" office:value="45.556728" calcext:value-type="float">
            <text:p>45.556728</text:p>
          </table:table-cell>
          <table:table-cell office:value-type="float" office:value="36.004379" calcext:value-type="float">
            <text:p>36.004379</text:p>
          </table:table-cell>
        </table:table-row>
        <table:table-row table:style-name="ro1">
          <table:table-cell office:value-type="float" office:value="46.0720266403" calcext:value-type="float">
            <text:p>46.0720266403</text:p>
          </table:table-cell>
          <table:table-cell office:value-type="float" office:value="49.9214587416" calcext:value-type="float">
            <text:p>49.9214587416</text:p>
          </table:table-cell>
          <table:table-cell office:value-type="float" office:value="45.619076" calcext:value-type="float">
            <text:p>45.619076</text:p>
          </table:table-cell>
          <table:table-cell office:value-type="float" office:value="35.867958" calcext:value-type="float">
            <text:p>35.867958</text:p>
          </table:table-cell>
        </table:table-row>
        <table:table-row table:style-name="ro1">
          <table:table-cell office:value-type="float" office:value="46.2181717084" calcext:value-type="float">
            <text:p>46.2181717084</text:p>
          </table:table-cell>
          <table:table-cell office:value-type="float" office:value="49.7794383154" calcext:value-type="float">
            <text:p>49.7794383154</text:p>
          </table:table-cell>
          <table:table-cell office:value-type="float" office:value="45.681423" calcext:value-type="float">
            <text:p>45.681423</text:p>
          </table:table-cell>
          <table:table-cell office:value-type="float" office:value="35.731537" calcext:value-type="float">
            <text:p>35.731537</text:p>
          </table:table-cell>
        </table:table-row>
        <table:table-row table:style-name="ro1">
          <table:table-cell office:value-type="float" office:value="46.3631969921" calcext:value-type="float">
            <text:p>46.3631969921</text:p>
          </table:table-cell>
          <table:table-cell office:value-type="float" office:value="49.6362775662" calcext:value-type="float">
            <text:p>49.6362775662</text:p>
          </table:table-cell>
          <table:table-cell office:value-type="float" office:value="45.743763" calcext:value-type="float">
            <text:p>45.743763</text:p>
          </table:table-cell>
          <table:table-cell office:value-type="float" office:value="35.595116" calcext:value-type="float">
            <text:p>35.595116</text:p>
          </table:table-cell>
        </table:table-row>
        <table:table-row table:style-name="ro1">
          <table:table-cell office:value-type="float" office:value="46.5071053512" calcext:value-type="float">
            <text:p>46.5071053512</text:p>
          </table:table-cell>
          <table:table-cell office:value-type="float" office:value="49.4919686419" calcext:value-type="float">
            <text:p>49.4919686419</text:p>
          </table:table-cell>
          <table:table-cell office:value-type="float" office:value="45.80611" calcext:value-type="float">
            <text:p>45.80611</text:p>
          </table:table-cell>
          <table:table-cell office:value-type="float" office:value="35.458694" calcext:value-type="float">
            <text:p>35.458694</text:p>
          </table:table-cell>
        </table:table-row>
        <table:table-row table:style-name="ro1">
          <table:table-cell office:value-type="float" office:value="46.6498571094" calcext:value-type="float">
            <text:p>46.6498571094</text:p>
          </table:table-cell>
          <table:table-cell office:value-type="float" office:value="49.3465326741" calcext:value-type="float">
            <text:p>49.3465326741</text:p>
          </table:table-cell>
          <table:table-cell office:value-type="float" office:value="45.863949" calcext:value-type="float">
            <text:p>45.863949</text:p>
          </table:table-cell>
          <table:table-cell office:value-type="float" office:value="35.320305" calcext:value-type="float">
            <text:p>35.320305</text:p>
          </table:table-cell>
        </table:table-row>
        <table:table-row table:style-name="ro1">
          <table:table-cell office:value-type="float" office:value="46.7914287428" calcext:value-type="float">
            <text:p>46.7914287428</text:p>
          </table:table-cell>
          <table:table-cell office:value-type="float" office:value="49.1999637565" calcext:value-type="float">
            <text:p>49.1999637565</text:p>
          </table:table-cell>
          <table:table-cell office:value-type="float" office:value="45.921787" calcext:value-type="float">
            <text:p>45.921787</text:p>
          </table:table-cell>
          <table:table-cell office:value-type="float" office:value="35.181908" calcext:value-type="float">
            <text:p>35.181908</text:p>
          </table:table-cell>
        </table:table-row>
        <table:table-row table:style-name="ro1">
          <table:table-cell office:value-type="float" office:value="46.8661517444" calcext:value-type="float">
            <text:p>46.8661517444</text:p>
          </table:table-cell>
          <table:table-cell office:value-type="float" office:value="49.1216323417" calcext:value-type="float">
            <text:p>49.1216323417</text:p>
          </table:table-cell>
          <table:table-cell office:value-type="float" office:value="45.979626" calcext:value-type="float">
            <text:p>45.979626</text:p>
          </table:table-cell>
          <table:table-cell office:value-type="float" office:value="35.043518" calcext:value-type="float">
            <text:p>35.043518</text:p>
          </table:table-cell>
        </table:table-row>
        <table:table-row table:style-name="ro1">
          <table:table-cell office:value-type="float" office:value="47.0058881014" calcext:value-type="float">
            <text:p>47.0058881014</text:p>
          </table:table-cell>
          <table:table-cell office:value-type="float" office:value="48.9732995309" calcext:value-type="float">
            <text:p>48.9732995309</text:p>
          </table:table-cell>
          <table:table-cell office:value-type="float" office:value="46.037464" calcext:value-type="float">
            <text:p>46.037464</text:p>
          </table:table-cell>
          <table:table-cell office:value-type="float" office:value="34.905121" calcext:value-type="float">
            <text:p>34.905121</text:p>
          </table:table-cell>
        </table:table-row>
        <table:table-row table:style-name="ro1">
          <table:table-cell office:value-type="float" office:value="47.1443884541" calcext:value-type="float">
            <text:p>47.1443884541</text:p>
          </table:table-cell>
          <table:table-cell office:value-type="float" office:value="48.8238363038" calcext:value-type="float">
            <text:p>48.8238363038</text:p>
          </table:table-cell>
          <table:table-cell office:value-type="float" office:value="46.095303" calcext:value-type="float">
            <text:p>46.095303</text:p>
          </table:table-cell>
          <table:table-cell office:value-type="float" office:value="34.766724" calcext:value-type="float">
            <text:p>34.766724</text:p>
          </table:table-cell>
        </table:table-row>
        <table:table-row table:style-name="ro1">
          <table:table-cell office:value-type="float" office:value="47.2773626302" calcext:value-type="float">
            <text:p>47.2773626302</text:p>
          </table:table-cell>
          <table:table-cell office:value-type="float" office:value="48.6779661171" calcext:value-type="float">
            <text:p>48.6779661171</text:p>
          </table:table-cell>
          <table:table-cell office:value-type="float" office:value="46.148685" calcext:value-type="float">
            <text:p>46.148685</text:p>
          </table:table-cell>
          <table:table-cell office:value-type="float" office:value="34.626549" calcext:value-type="float">
            <text:p>34.626549</text:p>
          </table:table-cell>
        </table:table-row>
        <table:table-row table:style-name="ro1">
          <table:table-cell office:value-type="float" office:value="47.4176002271" calcext:value-type="float">
            <text:p>47.4176002271</text:p>
          </table:table-cell>
          <table:table-cell office:value-type="float" office:value="48.5215117995" calcext:value-type="float">
            <text:p>48.5215117995</text:p>
          </table:table-cell>
          <table:table-cell office:value-type="float" office:value="46.202068" calcext:value-type="float">
            <text:p>46.202068</text:p>
          </table:table-cell>
          <table:table-cell office:value-type="float" office:value="34.486374" calcext:value-type="float">
            <text:p>34.486374</text:p>
          </table:table-cell>
        </table:table-row>
        <table:table-row table:style-name="ro1">
          <table:table-cell office:value-type="float" office:value="47.5480716062" calcext:value-type="float">
            <text:p>47.5480716062</text:p>
          </table:table-cell>
          <table:table-cell office:value-type="float" office:value="48.3734429163" calcext:value-type="float">
            <text:p>48.3734429163</text:p>
          </table:table-cell>
          <table:table-cell office:value-type="float" office:value="46.255451" calcext:value-type="float">
            <text:p>46.255451</text:p>
          </table:table-cell>
          <table:table-cell office:value-type="float" office:value="34.346199" calcext:value-type="float">
            <text:p>34.346199</text:p>
          </table:table-cell>
        </table:table-row>
        <table:table-row table:style-name="ro1">
          <table:table-cell office:value-type="float" office:value="47.6814399039" calcext:value-type="float">
            <text:p>47.6814399039</text:p>
          </table:table-cell>
          <table:table-cell office:value-type="float" office:value="48.2194832607" calcext:value-type="float">
            <text:p>48.2194832607</text:p>
          </table:table-cell>
          <table:table-cell office:value-type="float" office:value="46.308834" calcext:value-type="float">
            <text:p>46.308834</text:p>
          </table:table-cell>
          <table:table-cell office:value-type="float" office:value="34.206017" calcext:value-type="float">
            <text:p>34.206017</text:p>
          </table:table-cell>
        </table:table-row>
        <table:table-row table:style-name="ro1">
          <table:table-cell office:value-type="float" office:value="47.747618416" calcext:value-type="float">
            <text:p>47.747618416</text:p>
          </table:table-cell>
          <table:table-cell office:value-type="float" office:value="48.142079882" calcext:value-type="float">
            <text:p>48.142079882</text:p>
          </table:table-cell>
          <table:table-cell office:value-type="float" office:value="46.362225" calcext:value-type="float">
            <text:p>46.362225</text:p>
          </table:table-cell>
          <table:table-cell office:value-type="float" office:value="34.065842" calcext:value-type="float">
            <text:p>34.065842</text:p>
          </table:table-cell>
        </table:table-row>
        <table:table-row table:style-name="ro1">
          <table:table-cell office:value-type="float" office:value="47.8380620909" calcext:value-type="float">
            <text:p>47.8380620909</text:p>
          </table:table-cell>
          <table:table-cell office:value-type="float" office:value="48.0351905621" calcext:value-type="float">
            <text:p>48.0351905621</text:p>
          </table:table-cell>
          <table:table-cell office:value-type="float" office:value="46.411205" calcext:value-type="float">
            <text:p>46.411205</text:p>
          </table:table-cell>
          <table:table-cell office:value-type="float" office:value="33.924065" calcext:value-type="float">
            <text:p>33.924065</text:p>
          </table:table-cell>
        </table:table-row>
        <table:table-row table:style-name="ro1">
          <table:table-cell office:value-type="float" office:value="48.0089633867" calcext:value-type="float">
            <text:p>48.0089633867</text:p>
          </table:table-cell>
          <table:table-cell office:value-type="float" office:value="47.829637362" calcext:value-type="float">
            <text:p>47.829637362</text:p>
          </table:table-cell>
          <table:table-cell office:value-type="float" office:value="46.460186" calcext:value-type="float">
            <text:p>46.460186</text:p>
          </table:table-cell>
          <table:table-cell office:value-type="float" office:value="33.782288" calcext:value-type="float">
            <text:p>33.782288</text:p>
          </table:table-cell>
        </table:table-row>
        <table:table-row table:style-name="ro1">
          <table:table-cell office:value-type="float" office:value="48.1415617965" calcext:value-type="float">
            <text:p>48.1415617965</text:p>
          </table:table-cell>
          <table:table-cell office:value-type="float" office:value="47.6667842014" calcext:value-type="float">
            <text:p>47.6667842014</text:p>
          </table:table-cell>
          <table:table-cell office:value-type="float" office:value="46.509174" calcext:value-type="float">
            <text:p>46.509174</text:p>
          </table:table-cell>
          <table:table-cell office:value-type="float" office:value="33.640511" calcext:value-type="float">
            <text:p>33.640511</text:p>
          </table:table-cell>
        </table:table-row>
        <table:table-row table:style-name="ro1">
          <table:table-cell office:value-type="float" office:value="48.2686879084" calcext:value-type="float">
            <text:p>48.2686879084</text:p>
          </table:table-cell>
          <table:table-cell office:value-type="float" office:value="47.5077279918" calcext:value-type="float">
            <text:p>47.5077279918</text:p>
          </table:table-cell>
          <table:table-cell office:value-type="float" office:value="46.558155" calcext:value-type="float">
            <text:p>46.558155</text:p>
          </table:table-cell>
          <table:table-cell office:value-type="float" office:value="33.498734" calcext:value-type="float">
            <text:p>33.498734</text:p>
          </table:table-cell>
        </table:table-row>
        <table:table-row table:style-name="ro1">
          <table:table-cell office:value-type="float" office:value="48.3943567026" calcext:value-type="float">
            <text:p>48.3943567026</text:p>
          </table:table-cell>
          <table:table-cell office:value-type="float" office:value="47.3475420756" calcext:value-type="float">
            <text:p>47.3475420756</text:p>
          </table:table-cell>
          <table:table-cell office:value-type="float" office:value="46.607143" calcext:value-type="float">
            <text:p>46.607143</text:p>
          </table:table-cell>
          <table:table-cell office:value-type="float" office:value="33.356956" calcext:value-type="float">
            <text:p>33.356956</text:p>
          </table:table-cell>
        </table:table-row>
        <table:table-row table:style-name="ro1">
          <table:table-cell office:value-type="float" office:value="48.522410221" calcext:value-type="float">
            <text:p>48.522410221</text:p>
          </table:table-cell>
          <table:table-cell office:value-type="float" office:value="47.1811752409" calcext:value-type="float">
            <text:p>47.1811752409</text:p>
          </table:table-cell>
          <table:table-cell office:value-type="float" office:value="46.651783" calcext:value-type="float">
            <text:p>46.651783</text:p>
          </table:table-cell>
          <table:table-cell office:value-type="float" office:value="33.213753" calcext:value-type="float">
            <text:p>33.213753</text:p>
          </table:table-cell>
        </table:table-row>
        <table:table-row table:style-name="ro1">
          <table:table-cell office:value-type="float" office:value="48.6450654003" calcext:value-type="float">
            <text:p>48.6450654003</text:p>
          </table:table-cell>
          <table:table-cell office:value-type="float" office:value="47.0187200455" calcext:value-type="float">
            <text:p>47.0187200455</text:p>
          </table:table-cell>
          <table:table-cell office:value-type="float" office:value="46.696415" calcext:value-type="float">
            <text:p>46.696415</text:p>
          </table:table-cell>
          <table:table-cell office:value-type="float" office:value="33.070549" calcext:value-type="float">
            <text:p>33.070549</text:p>
          </table:table-cell>
        </table:table-row>
        <table:table-row table:style-name="ro1">
          <table:table-cell office:value-type="float" office:value="48.7058225555" calcext:value-type="float">
            <text:p>48.7058225555</text:p>
          </table:table-cell>
          <table:table-cell office:value-type="float" office:value="46.9370785115" calcext:value-type="float">
            <text:p>46.9370785115</text:p>
          </table:table-cell>
          <table:table-cell office:value-type="float" office:value="46.741055" calcext:value-type="float">
            <text:p>46.741055</text:p>
          </table:table-cell>
          <table:table-cell office:value-type="float" office:value="32.927345" calcext:value-type="float">
            <text:p>32.927345</text:p>
          </table:table-cell>
        </table:table-row>
        <table:table-row table:style-name="ro1">
          <table:table-cell office:value-type="float" office:value="48.829914408" calcext:value-type="float">
            <text:p>48.829914408</text:p>
          </table:table-cell>
          <table:table-cell office:value-type="float" office:value="46.7678273022" calcext:value-type="float">
            <text:p>46.7678273022</text:p>
          </table:table-cell>
          <table:table-cell office:value-type="float" office:value="46.785694" calcext:value-type="float">
            <text:p>46.785694</text:p>
          </table:table-cell>
          <table:table-cell office:value-type="float" office:value="32.784142" calcext:value-type="float">
            <text:p>32.784142</text:p>
          </table:table-cell>
        </table:table-row>
        <table:table-row table:style-name="ro1">
          <table:table-cell office:value-type="float" office:value="48.9449754759" calcext:value-type="float">
            <text:p>48.9449754759</text:p>
          </table:table-cell>
          <table:table-cell office:value-type="float" office:value="46.6077760024" calcext:value-type="float">
            <text:p>46.6077760024</text:p>
          </table:table-cell>
          <table:table-cell office:value-type="float" office:value="46.830326" calcext:value-type="float">
            <text:p>46.830326</text:p>
          </table:table-cell>
          <table:table-cell office:value-type="float" office:value="32.64093" calcext:value-type="float">
            <text:p>32.64093</text:p>
          </table:table-cell>
        </table:table-row>
        <table:table-row table:style-name="ro1">
          <table:table-cell office:value-type="float" office:value="49.0767315966" calcext:value-type="float">
            <text:p>49.0767315966</text:p>
          </table:table-cell>
          <table:table-cell office:value-type="float" office:value="46.4206241122" calcext:value-type="float">
            <text:p>46.4206241122</text:p>
          </table:table-cell>
          <table:table-cell office:value-type="float" office:value="46.87067" calcext:value-type="float">
            <text:p>46.87067</text:p>
          </table:table-cell>
          <table:table-cell office:value-type="float" office:value="32.496452" calcext:value-type="float">
            <text:p>32.496452</text:p>
          </table:table-cell>
        </table:table-row>
        <table:table-row table:style-name="ro1">
          <table:table-cell office:value-type="float" office:value="49.1921435571" calcext:value-type="float">
            <text:p>49.1921435571</text:p>
          </table:table-cell>
          <table:table-cell office:value-type="float" office:value="46.2531068247" calcext:value-type="float">
            <text:p>46.2531068247</text:p>
          </table:table-cell>
          <table:table-cell office:value-type="float" office:value="46.911015" calcext:value-type="float">
            <text:p>46.911015</text:p>
          </table:table-cell>
          <table:table-cell office:value-type="float" office:value="32.351982" calcext:value-type="float">
            <text:p>32.351982</text:p>
          </table:table-cell>
        </table:table-row>
        <table:table-row table:style-name="ro1">
          <table:table-cell office:value-type="float" office:value="49.2492414332" calcext:value-type="float">
            <text:p>49.2492414332</text:p>
          </table:table-cell>
          <table:table-cell office:value-type="float" office:value="46.1689395609" calcext:value-type="float">
            <text:p>46.1689395609</text:p>
          </table:table-cell>
          <table:table-cell office:value-type="float" office:value="46.951359" calcext:value-type="float">
            <text:p>46.951359</text:p>
          </table:table-cell>
          <table:table-cell office:value-type="float" office:value="32.207504" calcext:value-type="float">
            <text:p>32.207504</text:p>
          </table:table-cell>
        </table:table-row>
        <table:table-row table:style-name="ro1">
          <table:table-cell office:value-type="float" office:value="49.3657573108" calcext:value-type="float">
            <text:p>49.3657573108</text:p>
          </table:table-cell>
          <table:table-cell office:value-type="float" office:value="45.9945464357" calcext:value-type="float">
            <text:p>45.9945464357</text:p>
          </table:table-cell>
          <table:table-cell office:value-type="float" office:value="46.991703" calcext:value-type="float">
            <text:p>46.991703</text:p>
          </table:table-cell>
          <table:table-cell office:value-type="float" office:value="32.063026" calcext:value-type="float">
            <text:p>32.063026</text:p>
          </table:table-cell>
        </table:table-row>
        <table:table-row table:style-name="ro1">
          <table:table-cell office:value-type="float" office:value="49.4776284235" calcext:value-type="float">
            <text:p>49.4776284235</text:p>
          </table:table-cell>
          <table:table-cell office:value-type="float" office:value="45.8242835516" calcext:value-type="float">
            <text:p>45.8242835516</text:p>
          </table:table-cell>
          <table:table-cell office:value-type="float" office:value="47.028522" calcext:value-type="float">
            <text:p>47.028522</text:p>
          </table:table-cell>
          <table:table-cell office:value-type="float" office:value="31.917627" calcext:value-type="float">
            <text:p>31.917627</text:p>
          </table:table-cell>
        </table:table-row>
        <table:table-row table:style-name="ro1">
          <table:table-cell office:value-type="float" office:value="49.5913071646" calcext:value-type="float">
            <text:p>49.5913071646</text:p>
          </table:table-cell>
          <table:table-cell office:value-type="float" office:value="45.6476961276" calcext:value-type="float">
            <text:p>45.6476961276</text:p>
          </table:table-cell>
          <table:table-cell office:value-type="float" office:value="47.06535" calcext:value-type="float">
            <text:p>47.06535</text:p>
          </table:table-cell>
          <table:table-cell office:value-type="float" office:value="31.772226" calcext:value-type="float">
            <text:p>31.772226</text:p>
          </table:table-cell>
        </table:table-row>
        <table:table-row table:style-name="ro1">
          <table:table-cell office:value-type="float" office:value="49.6965212299" calcext:value-type="float">
            <text:p>49.6965212299</text:p>
          </table:table-cell>
          <table:table-cell office:value-type="float" office:value="45.4809280104" calcext:value-type="float">
            <text:p>45.4809280104</text:p>
          </table:table-cell>
          <table:table-cell office:value-type="float" office:value="47.102169" calcext:value-type="float">
            <text:p>47.102169</text:p>
          </table:table-cell>
          <table:table-cell office:value-type="float" office:value="31.626822" calcext:value-type="float">
            <text:p>31.626822</text:p>
          </table:table-cell>
        </table:table-row>
        <table:table-row table:style-name="ro1">
          <table:table-cell office:value-type="float" office:value="49.7935504432" calcext:value-type="float">
            <text:p>49.7935504432</text:p>
          </table:table-cell>
          <table:table-cell office:value-type="float" office:value="45.3240981758" calcext:value-type="float">
            <text:p>45.3240981758</text:p>
          </table:table-cell>
          <table:table-cell office:value-type="float" office:value="47.138996" calcext:value-type="float">
            <text:p>47.138996</text:p>
          </table:table-cell>
          <table:table-cell office:value-type="float" office:value="31.481417" calcext:value-type="float">
            <text:p>31.481417</text:p>
          </table:table-cell>
        </table:table-row>
        <table:table-row table:style-name="ro1">
          <table:table-cell office:value-type="float" office:value="49.9087338412" calcext:value-type="float">
            <text:p>49.9087338412</text:p>
          </table:table-cell>
          <table:table-cell office:value-type="float" office:value="45.1337326301" calcext:value-type="float">
            <text:p>45.1337326301</text:p>
          </table:table-cell>
          <table:table-cell office:value-type="float" office:value="47.175816" calcext:value-type="float">
            <text:p>47.175816</text:p>
          </table:table-cell>
          <table:table-cell office:value-type="float" office:value="31.336012" calcext:value-type="float">
            <text:p>31.336012</text:p>
          </table:table-cell>
        </table:table-row>
        <table:table-row table:style-name="ro1">
          <table:table-cell office:value-type="float" office:value="50.0122917629" calcext:value-type="float">
            <text:p>50.0122917629</text:p>
          </table:table-cell>
          <table:table-cell office:value-type="float" office:value="44.9587095231" calcext:value-type="float">
            <text:p>44.9587095231</text:p>
          </table:table-cell>
          <table:table-cell office:value-type="float" office:value="47.208546" calcext:value-type="float">
            <text:p>47.208546</text:p>
          </table:table-cell>
          <table:table-cell office:value-type="float" office:value="31.189638" calcext:value-type="float">
            <text:p>31.189638</text:p>
          </table:table-cell>
        </table:table-row>
        <table:table-row table:style-name="ro1">
          <table:table-cell office:value-type="float" office:value="50.0633903824" calcext:value-type="float">
            <text:p>50.0633903824</text:p>
          </table:table-cell>
          <table:table-cell office:value-type="float" office:value="44.8708956847" calcext:value-type="float">
            <text:p>44.8708956847</text:p>
          </table:table-cell>
          <table:table-cell office:value-type="float" office:value="47.241276" calcext:value-type="float">
            <text:p>47.241276</text:p>
          </table:table-cell>
          <table:table-cell office:value-type="float" office:value="31.043264" calcext:value-type="float">
            <text:p>31.043264</text:p>
          </table:table-cell>
        </table:table-row>
        <table:table-row table:style-name="ro1">
          <table:table-cell office:value-type="float" office:value="50.1675561443" calcext:value-type="float">
            <text:p>50.1675561443</text:p>
          </table:table-cell>
          <table:table-cell office:value-type="float" office:value="44.6889682031" calcext:value-type="float">
            <text:p>44.6889682031</text:p>
          </table:table-cell>
          <table:table-cell office:value-type="float" office:value="47.274014" calcext:value-type="float">
            <text:p>47.274014</text:p>
          </table:table-cell>
          <table:table-cell office:value-type="float" office:value="30.896887" calcext:value-type="float">
            <text:p>30.896887</text:p>
          </table:table-cell>
        </table:table-row>
        <table:table-row table:style-name="ro1">
          <table:table-cell office:value-type="float" office:value="50.2667856371" calcext:value-type="float">
            <text:p>50.2667856371</text:p>
          </table:table-cell>
          <table:table-cell office:value-type="float" office:value="44.511625539" calcext:value-type="float">
            <text:p>44.511625539</text:p>
          </table:table-cell>
          <table:table-cell office:value-type="float" office:value="47.306744" calcext:value-type="float">
            <text:p>47.306744</text:p>
          </table:table-cell>
          <table:table-cell office:value-type="float" office:value="30.750509" calcext:value-type="float">
            <text:p>30.750509</text:p>
          </table:table-cell>
        </table:table-row>
        <table:table-row table:style-name="ro1">
          <table:table-cell office:value-type="float" office:value="50.3641675273" calcext:value-type="float">
            <text:p>50.3641675273</text:p>
          </table:table-cell>
          <table:table-cell office:value-type="float" office:value="44.3333521124" calcext:value-type="float">
            <text:p>44.3333521124</text:p>
          </table:table-cell>
          <table:table-cell office:value-type="float" office:value="47.339481" calcext:value-type="float">
            <text:p>47.339481</text:p>
          </table:table-cell>
          <table:table-cell office:value-type="float" office:value="30.604132" calcext:value-type="float">
            <text:p>30.604132</text:p>
          </table:table-cell>
        </table:table-row>
        <table:table-row table:style-name="ro1">
          <table:table-cell office:value-type="float" office:value="50.4596888587" calcext:value-type="float">
            <text:p>50.4596888587</text:p>
          </table:table-cell>
          <table:table-cell office:value-type="float" office:value="44.154238229" calcext:value-type="float">
            <text:p>44.154238229</text:p>
          </table:table-cell>
          <table:table-cell office:value-type="float" office:value="47.368069" calcext:value-type="float">
            <text:p>47.368069</text:p>
          </table:table-cell>
          <table:table-cell office:value-type="float" office:value="30.456892" calcext:value-type="float">
            <text:p>30.456892</text:p>
          </table:table-cell>
        </table:table-row>
        <table:table-row table:style-name="ro1">
          <table:table-cell office:value-type="float" office:value="50.5534017742" calcext:value-type="float">
            <text:p>50.5534017742</text:p>
          </table:table-cell>
          <table:table-cell office:value-type="float" office:value="43.9743061149" calcext:value-type="float">
            <text:p>43.9743061149</text:p>
          </table:table-cell>
          <table:table-cell office:value-type="float" office:value="47.396656" calcext:value-type="float">
            <text:p>47.396656</text:p>
          </table:table-cell>
          <table:table-cell office:value-type="float" office:value="30.309652" calcext:value-type="float">
            <text:p>30.309652</text:p>
          </table:table-cell>
        </table:table-row>
        <table:table-row table:style-name="ro1">
          <table:table-cell office:value-type="float" office:value="50.6452302743" calcext:value-type="float">
            <text:p>50.6452302743</text:p>
          </table:table-cell>
          <table:table-cell office:value-type="float" office:value="43.793586429" calcext:value-type="float">
            <text:p>43.793586429</text:p>
          </table:table-cell>
          <table:table-cell office:value-type="float" office:value="47.425243" calcext:value-type="float">
            <text:p>47.425243</text:p>
          </table:table-cell>
          <table:table-cell office:value-type="float" office:value="30.162413" calcext:value-type="float">
            <text:p>30.162413</text:p>
          </table:table-cell>
        </table:table-row>
        <table:table-row table:style-name="ro1">
          <table:table-cell office:value-type="float" office:value="50.7351935249" calcext:value-type="float">
            <text:p>50.7351935249</text:p>
          </table:table-cell>
          <table:table-cell office:value-type="float" office:value="43.6120604756" calcext:value-type="float">
            <text:p>43.6120604756</text:p>
          </table:table-cell>
          <table:table-cell office:value-type="float" office:value="47.453823" calcext:value-type="float">
            <text:p>47.453823</text:p>
          </table:table-cell>
          <table:table-cell office:value-type="float" office:value="30.015169" calcext:value-type="float">
            <text:p>30.015169</text:p>
          </table:table-cell>
        </table:table-row>
        <table:table-row table:style-name="ro1">
          <table:table-cell office:value-type="float" office:value="50.7795193309" calcext:value-type="float">
            <text:p>50.7795193309</text:p>
          </table:table-cell>
          <table:table-cell office:value-type="float" office:value="43.5210512726" calcext:value-type="float">
            <text:p>43.5210512726</text:p>
          </table:table-cell>
          <table:table-cell office:value-type="float" office:value="47.48241" calcext:value-type="float">
            <text:p>47.48241</text:p>
          </table:table-cell>
          <table:table-cell office:value-type="float" office:value="29.867926" calcext:value-type="float">
            <text:p>29.867926</text:p>
          </table:table-cell>
        </table:table-row>
        <table:table-row table:style-name="ro1">
          <table:table-cell office:value-type="float" office:value="50.8694554667" calcext:value-type="float">
            <text:p>50.8694554667</text:p>
          </table:table-cell>
          <table:table-cell office:value-type="float" office:value="43.3325282501" calcext:value-type="float">
            <text:p>43.3325282501</text:p>
          </table:table-cell>
          <table:table-cell office:value-type="float" office:value="47.50687" calcext:value-type="float">
            <text:p>47.50687</text:p>
          </table:table-cell>
          <table:table-cell office:value-type="float" office:value="29.719942" calcext:value-type="float">
            <text:p>29.719942</text:p>
          </table:table-cell>
        </table:table-row>
        <table:table-row table:style-name="ro1">
          <table:table-cell office:value-type="float" office:value="50.95473894" calcext:value-type="float">
            <text:p>50.95473894</text:p>
          </table:table-cell>
          <table:table-cell office:value-type="float" office:value="43.1488546639" calcext:value-type="float">
            <text:p>43.1488546639</text:p>
          </table:table-cell>
          <table:table-cell office:value-type="float" office:value="47.53133" calcext:value-type="float">
            <text:p>47.53133</text:p>
          </table:table-cell>
          <table:table-cell office:value-type="float" office:value="29.571959" calcext:value-type="float">
            <text:p>29.571959</text:p>
          </table:table-cell>
        </table:table-row>
        <table:table-row table:style-name="ro1">
          <table:table-cell office:value-type="float" office:value="51.0381527419" calcext:value-type="float">
            <text:p>51.0381527419</text:p>
          </table:table-cell>
          <table:table-cell office:value-type="float" office:value="42.9643881292" calcext:value-type="float">
            <text:p>42.9643881292</text:p>
          </table:table-cell>
          <table:table-cell office:value-type="float" office:value="47.55579" calcext:value-type="float">
            <text:p>47.55579</text:p>
          </table:table-cell>
          <table:table-cell office:value-type="float" office:value="29.423975" calcext:value-type="float">
            <text:p>29.423975</text:p>
          </table:table-cell>
        </table:table-row>
        <table:table-row table:style-name="ro1">
          <table:table-cell office:value-type="float" office:value="51.1197552067" calcext:value-type="float">
            <text:p>51.1197552067</text:p>
          </table:table-cell>
          <table:table-cell office:value-type="float" office:value="42.779154763" calcext:value-type="float">
            <text:p>42.779154763</text:p>
          </table:table-cell>
          <table:table-cell office:value-type="float" office:value="47.58025" calcext:value-type="float">
            <text:p>47.58025</text:p>
          </table:table-cell>
          <table:table-cell office:value-type="float" office:value="29.275988" calcext:value-type="float">
            <text:p>29.275988</text:p>
          </table:table-cell>
        </table:table-row>
        <table:table-row table:style-name="ro1">
          <table:table-cell office:value-type="float" office:value="51.1995048658" calcext:value-type="float">
            <text:p>51.1995048658</text:p>
          </table:table-cell>
          <table:table-cell office:value-type="float" office:value="42.5930730104" calcext:value-type="float">
            <text:p>42.5930730104</text:p>
          </table:table-cell>
          <table:table-cell office:value-type="float" office:value="47.60471" calcext:value-type="float">
            <text:p>47.60471</text:p>
          </table:table-cell>
          <table:table-cell office:value-type="float" office:value="29.128" calcext:value-type="float">
            <text:p>29.128</text:p>
          </table:table-cell>
        </table:table-row>
        <table:table-row table:style-name="ro1">
          <table:table-cell office:value-type="float" office:value="51.2362348784" calcext:value-type="float">
            <text:p>51.2362348784</text:p>
          </table:table-cell>
          <table:table-cell office:value-type="float" office:value="42.5055495484" calcext:value-type="float">
            <text:p>42.5055495484</text:p>
          </table:table-cell>
          <table:table-cell office:value-type="float" office:value="47.625072" calcext:value-type="float">
            <text:p>47.625072</text:p>
          </table:table-cell>
          <table:table-cell office:value-type="float" office:value="28.979399" calcext:value-type="float">
            <text:p>28.979399</text:p>
          </table:table-cell>
        </table:table-row>
        <table:table-row table:style-name="ro1">
          <table:table-cell office:value-type="float" office:value="51.3180846059" calcext:value-type="float">
            <text:p>51.3180846059</text:p>
          </table:table-cell>
          <table:table-cell office:value-type="float" office:value="42.3065856473" calcext:value-type="float">
            <text:p>42.3065856473</text:p>
          </table:table-cell>
          <table:table-cell office:value-type="float" office:value="47.645435" calcext:value-type="float">
            <text:p>47.645435</text:p>
          </table:table-cell>
          <table:table-cell office:value-type="float" office:value="28.830797" calcext:value-type="float">
            <text:p>28.830797</text:p>
          </table:table-cell>
        </table:table-row>
        <table:table-row table:style-name="ro1">
          <table:table-cell office:value-type="float" office:value="51.3908640624" calcext:value-type="float">
            <text:p>51.3908640624</text:p>
          </table:table-cell>
          <table:table-cell office:value-type="float" office:value="42.1244465469" calcext:value-type="float">
            <text:p>42.1244465469</text:p>
          </table:table-cell>
          <table:table-cell office:value-type="float" office:value="47.665806" calcext:value-type="float">
            <text:p>47.665806</text:p>
          </table:table-cell>
          <table:table-cell office:value-type="float" office:value="28.682196" calcext:value-type="float">
            <text:p>28.682196</text:p>
          </table:table-cell>
        </table:table-row>
        <table:table-row table:style-name="ro1">
          <table:table-cell office:value-type="float" office:value="51.4663643361" calcext:value-type="float">
            <text:p>51.4663643361</text:p>
          </table:table-cell>
          <table:table-cell office:value-type="float" office:value="41.9298016026" calcext:value-type="float">
            <text:p>41.9298016026</text:p>
          </table:table-cell>
          <table:table-cell office:value-type="float" office:value="47.686169" calcext:value-type="float">
            <text:p>47.686169</text:p>
          </table:table-cell>
          <table:table-cell office:value-type="float" office:value="28.53359" calcext:value-type="float">
            <text:p>28.53359</text:p>
          </table:table-cell>
        </table:table-row>
        <table:table-row table:style-name="ro1">
          <table:table-cell office:value-type="float" office:value="51.5376462621" calcext:value-type="float">
            <text:p>51.5376462621</text:p>
          </table:table-cell>
          <table:table-cell office:value-type="float" office:value="41.7403139118" calcext:value-type="float">
            <text:p>41.7403139118</text:p>
          </table:table-cell>
          <table:table-cell office:value-type="float" office:value="47.706539" calcext:value-type="float">
            <text:p>47.706539</text:p>
          </table:table-cell>
          <table:table-cell office:value-type="float" office:value="28.384985" calcext:value-type="float">
            <text:p>28.384985</text:p>
          </table:table-cell>
        </table:table-row>
        <table:table-row table:style-name="ro1">
          <table:table-cell office:value-type="float" office:value="51.6070971819" calcext:value-type="float">
            <text:p>51.6070971819</text:p>
          </table:table-cell>
          <table:table-cell office:value-type="float" office:value="41.5501572521" calcext:value-type="float">
            <text:p>41.5501572521</text:p>
          </table:table-cell>
          <table:table-cell office:value-type="float" office:value="47.722843" calcext:value-type="float">
            <text:p>47.722843</text:p>
          </table:table-cell>
          <table:table-cell office:value-type="float" office:value="28.235884" calcext:value-type="float">
            <text:p>28.235884</text:p>
          </table:table-cell>
        </table:table-row>
        <table:table-row table:style-name="ro1">
          <table:table-cell office:value-type="float" office:value="51.6746476243" calcext:value-type="float">
            <text:p>51.6746476243</text:p>
          </table:table-cell>
          <table:table-cell office:value-type="float" office:value="41.3593111237" calcext:value-type="float">
            <text:p>41.3593111237</text:p>
          </table:table-cell>
          <table:table-cell office:value-type="float" office:value="47.739147" calcext:value-type="float">
            <text:p>47.739147</text:p>
          </table:table-cell>
          <table:table-cell office:value-type="float" office:value="28.086779" calcext:value-type="float">
            <text:p>28.086779</text:p>
          </table:table-cell>
        </table:table-row>
        <table:table-row table:style-name="ro1">
          <table:table-cell office:value-type="float" office:value="51.7403964331" calcext:value-type="float">
            <text:p>51.7403964331</text:p>
          </table:table-cell>
          <table:table-cell office:value-type="float" office:value="41.1678463324" calcext:value-type="float">
            <text:p>41.1678463324</text:p>
          </table:table-cell>
          <table:table-cell office:value-type="float" office:value="47.755451" calcext:value-type="float">
            <text:p>47.755451</text:p>
          </table:table-cell>
          <table:table-cell office:value-type="float" office:value="27.937674" calcext:value-type="float">
            <text:p>27.937674</text:p>
          </table:table-cell>
        </table:table-row>
        <table:table-row table:style-name="ro1">
          <table:table-cell office:value-type="float" office:value="51.8061875025" calcext:value-type="float">
            <text:p>51.8061875025</text:p>
          </table:table-cell>
          <table:table-cell office:value-type="float" office:value="40.9698114184" calcext:value-type="float">
            <text:p>40.9698114184</text:p>
          </table:table-cell>
          <table:table-cell office:value-type="float" office:value="47.771755" calcext:value-type="float">
            <text:p>47.771755</text:p>
          </table:table-cell>
          <table:table-cell office:value-type="float" office:value="27.788568" calcext:value-type="float">
            <text:p>27.788568</text:p>
          </table:table-cell>
        </table:table-row>
        <table:table-row table:style-name="ro1">
          <table:table-cell office:value-type="float" office:value="51.8373646757" calcext:value-type="float">
            <text:p>51.8373646757</text:p>
          </table:table-cell>
          <table:table-cell office:value-type="float" office:value="40.8735607521" calcext:value-type="float">
            <text:p>40.8735607521</text:p>
          </table:table-cell>
          <table:table-cell office:value-type="float" office:value="47.788059" calcext:value-type="float">
            <text:p>47.788059</text:p>
          </table:table-cell>
          <table:table-cell office:value-type="float" office:value="27.63946" calcext:value-type="float">
            <text:p>27.63946</text:p>
          </table:table-cell>
        </table:table-row>
        <table:table-row table:style-name="ro1">
          <table:table-cell office:value-type="float" office:value="51.8964086528" calcext:value-type="float">
            <text:p>51.8964086528</text:p>
          </table:table-cell>
          <table:table-cell office:value-type="float" office:value="40.6866580621" calcext:value-type="float">
            <text:p>40.6866580621</text:p>
          </table:table-cell>
          <table:table-cell office:value-type="float" office:value="47.80032" calcext:value-type="float">
            <text:p>47.80032</text:p>
          </table:table-cell>
          <table:table-cell office:value-type="float" office:value="27.489969" calcext:value-type="float">
            <text:p>27.489969</text:p>
          </table:table-cell>
        </table:table-row>
        <table:table-row table:style-name="ro1">
          <table:table-cell office:value-type="float" office:value="51.9554166683" calcext:value-type="float">
            <text:p>51.9554166683</text:p>
          </table:table-cell>
          <table:table-cell office:value-type="float" office:value="40.4931444862" calcext:value-type="float">
            <text:p>40.4931444862</text:p>
          </table:table-cell>
          <table:table-cell office:value-type="float" office:value="47.81258" calcext:value-type="float">
            <text:p>47.81258</text:p>
          </table:table-cell>
          <table:table-cell office:value-type="float" office:value="27.340479" calcext:value-type="float">
            <text:p>27.340479</text:p>
          </table:table-cell>
        </table:table-row>
        <table:table-row table:style-name="ro1">
          <table:table-cell office:value-type="float" office:value="52.0125334979" calcext:value-type="float">
            <text:p>52.0125334979</text:p>
          </table:table-cell>
          <table:table-cell office:value-type="float" office:value="40.299042467" calcext:value-type="float">
            <text:p>40.299042467</text:p>
          </table:table-cell>
          <table:table-cell office:value-type="float" office:value="47.824841" calcext:value-type="float">
            <text:p>47.824841</text:p>
          </table:table-cell>
          <table:table-cell office:value-type="float" office:value="27.190989" calcext:value-type="float">
            <text:p>27.190989</text:p>
          </table:table-cell>
        </table:table-row>
        <table:table-row table:style-name="ro1">
          <table:table-cell office:value-type="float" office:value="52.0677130941" calcext:value-type="float">
            <text:p>52.0677130941</text:p>
          </table:table-cell>
          <table:table-cell office:value-type="float" office:value="40.1043737706" calcext:value-type="float">
            <text:p>40.1043737706</text:p>
          </table:table-cell>
          <table:table-cell office:value-type="float" office:value="47.837101" calcext:value-type="float">
            <text:p>47.837101</text:p>
          </table:table-cell>
          <table:table-cell office:value-type="float" office:value="27.041498" calcext:value-type="float">
            <text:p>27.041498</text:p>
          </table:table-cell>
        </table:table-row>
        <table:table-row table:style-name="ro1">
          <table:table-cell office:value-type="float" office:value="52.121019483" calcext:value-type="float">
            <text:p>52.121019483</text:p>
          </table:table-cell>
          <table:table-cell office:value-type="float" office:value="39.9091633392" calcext:value-type="float">
            <text:p>39.9091633392</text:p>
          </table:table-cell>
          <table:table-cell office:value-type="float" office:value="47.849361" calcext:value-type="float">
            <text:p>47.849361</text:p>
          </table:table-cell>
          <table:table-cell office:value-type="float" office:value="26.892004" calcext:value-type="float">
            <text:p>26.892004</text:p>
          </table:table-cell>
        </table:table-row>
        <table:table-row table:style-name="ro1">
          <table:table-cell office:value-type="float" office:value="52.172419601" calcext:value-type="float">
            <text:p>52.172419601</text:p>
          </table:table-cell>
          <table:table-cell office:value-type="float" office:value="39.7134090952" calcext:value-type="float">
            <text:p>39.7134090952</text:p>
          </table:table-cell>
          <table:table-cell office:value-type="float" office:value="47.857601" calcext:value-type="float">
            <text:p>47.857601</text:p>
          </table:table-cell>
          <table:table-cell office:value-type="float" office:value="26.742239" calcext:value-type="float">
            <text:p>26.742239</text:p>
          </table:table-cell>
        </table:table-row>
        <table:table-row table:style-name="ro1">
          <table:table-cell office:value-type="float" office:value="52.1989650532" calcext:value-type="float">
            <text:p>52.1989650532</text:p>
          </table:table-cell>
          <table:table-cell office:value-type="float" office:value="39.6092037314" calcext:value-type="float">
            <text:p>39.6092037314</text:p>
          </table:table-cell>
          <table:table-cell office:value-type="float" office:value="47.865841" calcext:value-type="float">
            <text:p>47.865841</text:p>
          </table:table-cell>
          <table:table-cell office:value-type="float" office:value="26.592474" calcext:value-type="float">
            <text:p>26.592474</text:p>
          </table:table-cell>
        </table:table-row>
        <table:table-row table:style-name="ro1">
          <table:table-cell office:value-type="float" office:value="52.2475908281" calcext:value-type="float">
            <text:p>52.2475908281</text:p>
          </table:table-cell>
          <table:table-cell office:value-type="float" office:value="39.4126946663" calcext:value-type="float">
            <text:p>39.4126946663</text:p>
          </table:table-cell>
          <table:table-cell office:value-type="float" office:value="47.874081" calcext:value-type="float">
            <text:p>47.874081</text:p>
          </table:table-cell>
          <table:table-cell office:value-type="float" office:value="26.442705" calcext:value-type="float">
            <text:p>26.442705</text:p>
          </table:table-cell>
        </table:table-row>
        <table:table-row table:style-name="ro1">
          <table:table-cell office:value-type="float" office:value="52.2930427891" calcext:value-type="float">
            <text:p>52.2930427891</text:p>
          </table:table-cell>
          <table:table-cell office:value-type="float" office:value="39.2218839284" calcext:value-type="float">
            <text:p>39.2218839284</text:p>
          </table:table-cell>
          <table:table-cell office:value-type="float" office:value="47.88232" calcext:value-type="float">
            <text:p>47.88232</text:p>
          </table:table-cell>
          <table:table-cell office:value-type="float" office:value="26.292936" calcext:value-type="float">
            <text:p>26.292936</text:p>
          </table:table-cell>
        </table:table-row>
        <table:table-row table:style-name="ro1">
          <table:table-cell office:value-type="float" office:value="52.3382080365" calcext:value-type="float">
            <text:p>52.3382080365</text:p>
          </table:table-cell>
          <table:table-cell office:value-type="float" office:value="39.0244591913" calcext:value-type="float">
            <text:p>39.0244591913</text:p>
          </table:table-cell>
          <table:table-cell office:value-type="float" office:value="47.89056" calcext:value-type="float">
            <text:p>47.89056</text:p>
          </table:table-cell>
          <table:table-cell office:value-type="float" office:value="26.143164" calcext:value-type="float">
            <text:p>26.143164</text:p>
          </table:table-cell>
        </table:table-row>
        <table:table-row table:style-name="ro1">
          <table:table-cell office:value-type="float" office:value="52.3828805345" calcext:value-type="float">
            <text:p>52.3828805345</text:p>
          </table:table-cell>
          <table:table-cell office:value-type="float" office:value="38.8204060398" calcext:value-type="float">
            <text:p>38.8204060398</text:p>
          </table:table-cell>
          <table:table-cell office:value-type="float" office:value="47.894794" calcext:value-type="float">
            <text:p>47.894794</text:p>
          </table:table-cell>
          <table:table-cell office:value-type="float" office:value="25.993231" calcext:value-type="float">
            <text:p>25.993231</text:p>
          </table:table-cell>
        </table:table-row>
        <table:table-row table:style-name="ro1">
          <table:table-cell office:value-type="float" office:value="52.4230407854" calcext:value-type="float">
            <text:p>52.4230407854</text:p>
          </table:table-cell>
          <table:table-cell office:value-type="float" office:value="38.6283059349" calcext:value-type="float">
            <text:p>38.6283059349</text:p>
          </table:table-cell>
          <table:table-cell office:value-type="float" office:value="47.899021" calcext:value-type="float">
            <text:p>47.899021</text:p>
          </table:table-cell>
          <table:table-cell office:value-type="float" office:value="25.843298" calcext:value-type="float">
            <text:p>25.843298</text:p>
          </table:table-cell>
        </table:table-row>
        <table:table-row table:style-name="ro1">
          <table:table-cell office:value-type="float" office:value="52.463939834" calcext:value-type="float">
            <text:p>52.463939834</text:p>
          </table:table-cell>
          <table:table-cell office:value-type="float" office:value="38.423379097" calcext:value-type="float">
            <text:p>38.423379097</text:p>
          </table:table-cell>
          <table:table-cell office:value-type="float" office:value="47.903255" calcext:value-type="float">
            <text:p>47.903255</text:p>
          </table:table-cell>
          <table:table-cell office:value-type="float" office:value="25.693365" calcext:value-type="float">
            <text:p>25.693365</text:p>
          </table:table-cell>
        </table:table-row>
        <table:table-row table:style-name="ro1">
          <table:table-cell office:value-type="float" office:value="52.5006812972" calcext:value-type="float">
            <text:p>52.5006812972</text:p>
          </table:table-cell>
          <table:table-cell office:value-type="float" office:value="38.2305029945" calcext:value-type="float">
            <text:p>38.2305029945</text:p>
          </table:table-cell>
          <table:table-cell office:value-type="float" office:value="47.907482" calcext:value-type="float">
            <text:p>47.907482</text:p>
          </table:table-cell>
          <table:table-cell office:value-type="float" office:value="25.543428" calcext:value-type="float">
            <text:p>25.543428</text:p>
          </table:table-cell>
        </table:table-row>
        <table:table-row table:style-name="ro1">
          <table:table-cell office:value-type="float" office:value="52.5201580427" calcext:value-type="float">
            <text:p>52.5201580427</text:p>
          </table:table-cell>
          <table:table-cell office:value-type="float" office:value="38.1245971548" calcext:value-type="float">
            <text:p>38.1245971548</text:p>
          </table:table-cell>
          <table:table-cell office:value-type="float" office:value="47.911716" calcext:value-type="float">
            <text:p>47.911716</text:p>
          </table:table-cell>
          <table:table-cell office:value-type="float" office:value="25.393492" calcext:value-type="float">
            <text:p>25.393492</text:p>
          </table:table-cell>
        </table:table-row>
        <table:table-row table:style-name="ro1">
          <table:table-cell office:value-type="float" office:value="52.5544610029" calcext:value-type="float">
            <text:p>52.5544610029</text:p>
          </table:table-cell>
          <table:table-cell office:value-type="float" office:value="37.9312311725" calcext:value-type="float">
            <text:p>37.9312311725</text:p>
          </table:table-cell>
          <table:table-cell office:value-type="float" office:value="47.911945" calcext:value-type="float">
            <text:p>47.911945</text:p>
          </table:table-cell>
          <table:table-cell office:value-type="float" office:value="25.243498" calcext:value-type="float">
            <text:p>25.243498</text:p>
          </table:table-cell>
        </table:table-row>
        <table:table-row table:style-name="ro1">
          <table:table-cell office:value-type="float" office:value="52.5882145514" calcext:value-type="float">
            <text:p>52.5882145514</text:p>
          </table:table-cell>
          <table:table-cell office:value-type="float" office:value="37.7313334531" calcext:value-type="float">
            <text:p>37.7313334531</text:p>
          </table:table-cell>
          <table:table-cell office:value-type="float" office:value="47.912174" calcext:value-type="float">
            <text:p>47.912174</text:p>
          </table:table-cell>
          <table:table-cell office:value-type="float" office:value="25.093504" calcext:value-type="float">
            <text:p>25.093504</text:p>
          </table:table-cell>
        </table:table-row>
        <table:table-row table:style-name="ro1">
          <table:table-cell office:value-type="float" office:value="52.6202743562" calcext:value-type="float">
            <text:p>52.6202743562</text:p>
          </table:table-cell>
          <table:table-cell office:value-type="float" office:value="37.5311290642" calcext:value-type="float">
            <text:p>37.5311290642</text:p>
          </table:table-cell>
          <table:table-cell office:value-type="float" office:value="47.912403" calcext:value-type="float">
            <text:p>47.912403</text:p>
          </table:table-cell>
          <table:table-cell office:value-type="float" office:value="24.94351" calcext:value-type="float">
            <text:p>24.94351</text:p>
          </table:table-cell>
        </table:table-row>
        <table:table-row table:style-name="ro1">
          <table:table-cell office:value-type="float" office:value="52.6506351014" calcext:value-type="float">
            <text:p>52.6506351014</text:p>
          </table:table-cell>
          <table:table-cell office:value-type="float" office:value="37.3306797812" calcext:value-type="float">
            <text:p>37.3306797812</text:p>
          </table:table-cell>
          <table:table-cell office:value-type="float" office:value="47.912632" calcext:value-type="float">
            <text:p>47.912632</text:p>
          </table:table-cell>
          <table:table-cell office:value-type="float" office:value="24.793512" calcext:value-type="float">
            <text:p>24.793512</text:p>
          </table:table-cell>
        </table:table-row>
        <table:table-row table:style-name="ro1">
          <table:table-cell office:value-type="float" office:value="52.6801441508" calcext:value-type="float">
            <text:p>52.6801441508</text:p>
          </table:table-cell>
          <table:table-cell office:value-type="float" office:value="37.1236840215" calcext:value-type="float">
            <text:p>37.1236840215</text:p>
          </table:table-cell>
          <table:table-cell office:value-type="float" office:value="47.912861" calcext:value-type="float">
            <text:p>47.912861</text:p>
          </table:table-cell>
          <table:table-cell office:value-type="float" office:value="24.643515" calcext:value-type="float">
            <text:p>24.643515</text:p>
          </table:table-cell>
        </table:table-row>
        <table:table-row table:style-name="ro1">
          <table:table-cell office:value-type="float" office:value="52.7078256087" calcext:value-type="float">
            <text:p>52.7078256087</text:p>
          </table:table-cell>
          <table:table-cell office:value-type="float" office:value="36.9164252456" calcext:value-type="float">
            <text:p>36.9164252456</text:p>
          </table:table-cell>
          <table:table-cell office:value-type="float" office:value="47.909084" calcext:value-type="float">
            <text:p>47.909084</text:p>
          </table:table-cell>
          <table:table-cell office:value-type="float" office:value="24.49357" calcext:value-type="float">
            <text:p>24.49357</text:p>
          </table:table-cell>
        </table:table-row>
        <table:table-row table:style-name="ro1">
          <table:table-cell office:value-type="float" office:value="52.7322719" calcext:value-type="float">
            <text:p>52.7322719</text:p>
          </table:table-cell>
          <table:table-cell office:value-type="float" office:value="36.7215389966" calcext:value-type="float">
            <text:p>36.7215389966</text:p>
          </table:table-cell>
          <table:table-cell office:value-type="float" office:value="47.905308" calcext:value-type="float">
            <text:p>47.905308</text:p>
          </table:table-cell>
          <table:table-cell office:value-type="float" office:value="24.343626" calcext:value-type="float">
            <text:p>24.343626</text:p>
          </table:table-cell>
        </table:table-row>
        <table:table-row table:style-name="ro1">
          <table:table-cell office:value-type="float" office:value="52.743549932" calcext:value-type="float">
            <text:p>52.743549932</text:p>
          </table:table-cell>
          <table:table-cell office:value-type="float" office:value="36.6271687105" calcext:value-type="float">
            <text:p>36.6271687105</text:p>
          </table:table-cell>
          <table:table-cell office:value-type="float" office:value="47.901531" calcext:value-type="float">
            <text:p>47.901531</text:p>
          </table:table-cell>
          <table:table-cell office:value-type="float" office:value="24.193682" calcext:value-type="float">
            <text:p>24.193682</text:p>
          </table:table-cell>
        </table:table-row>
        <table:table-row table:style-name="ro1">
          <table:table-cell office:value-type="float" office:value="52.7670451074" calcext:value-type="float">
            <text:p>52.7670451074</text:p>
          </table:table-cell>
          <table:table-cell office:value-type="float" office:value="36.4193931771" calcext:value-type="float">
            <text:p>36.4193931771</text:p>
          </table:table-cell>
          <table:table-cell office:value-type="float" office:value="47.897755" calcext:value-type="float">
            <text:p>47.897755</text:p>
          </table:table-cell>
          <table:table-cell office:value-type="float" office:value="24.043734" calcext:value-type="float">
            <text:p>24.043734</text:p>
          </table:table-cell>
        </table:table-row>
        <table:table-row table:style-name="ro1">
          <table:table-cell office:value-type="float" office:value="52.7874410604" calcext:value-type="float">
            <text:p>52.7874410604</text:p>
          </table:table-cell>
          <table:table-cell office:value-type="float" office:value="36.2239982393" calcext:value-type="float">
            <text:p>36.2239982393</text:p>
          </table:table-cell>
          <table:table-cell office:value-type="float" office:value="47.893986" calcext:value-type="float">
            <text:p>47.893986</text:p>
          </table:table-cell>
          <table:table-cell office:value-type="float" office:value="23.893785" calcext:value-type="float">
            <text:p>23.893785</text:p>
          </table:table-cell>
        </table:table-row>
        <table:table-row table:style-name="ro1">
          <table:table-cell office:value-type="float" office:value="52.8066953178" calcext:value-type="float">
            <text:p>52.8066953178</text:p>
          </table:table-cell>
          <table:table-cell office:value-type="float" office:value="36.0218451024" calcext:value-type="float">
            <text:p>36.0218451024</text:p>
          </table:table-cell>
          <table:table-cell office:value-type="float" office:value="47.886204" calcext:value-type="float">
            <text:p>47.886204</text:p>
          </table:table-cell>
          <table:table-cell office:value-type="float" office:value="23.743998" calcext:value-type="float">
            <text:p>23.743998</text:p>
          </table:table-cell>
        </table:table-row>
        <table:table-row table:style-name="ro1">
          <table:table-cell office:value-type="float" office:value="52.8243284662" calcext:value-type="float">
            <text:p>52.8243284662</text:p>
          </table:table-cell>
          <table:table-cell office:value-type="float" office:value="35.8194103233" calcext:value-type="float">
            <text:p>35.8194103233</text:p>
          </table:table-cell>
          <table:table-cell office:value-type="float" office:value="47.878422" calcext:value-type="float">
            <text:p>47.878422</text:p>
          </table:table-cell>
          <table:table-cell office:value-type="float" office:value="23.59421" calcext:value-type="float">
            <text:p>23.59421</text:p>
          </table:table-cell>
        </table:table-row>
        <table:table-row table:style-name="ro1">
          <table:table-cell office:value-type="float" office:value="52.840291267" calcext:value-type="float">
            <text:p>52.840291267</text:p>
          </table:table-cell>
          <table:table-cell office:value-type="float" office:value="35.616716901" calcext:value-type="float">
            <text:p>35.616716901</text:p>
          </table:table-cell>
          <table:table-cell office:value-type="float" office:value="47.87064" calcext:value-type="float">
            <text:p>47.87064</text:p>
          </table:table-cell>
          <table:table-cell office:value-type="float" office:value="23.444422" calcext:value-type="float">
            <text:p>23.444422</text:p>
          </table:table-cell>
        </table:table-row>
        <table:table-row table:style-name="ro1">
          <table:table-cell office:value-type="float" office:value="52.8545774723" calcext:value-type="float">
            <text:p>52.8545774723</text:p>
          </table:table-cell>
          <table:table-cell office:value-type="float" office:value="35.4137928137" calcext:value-type="float">
            <text:p>35.4137928137</text:p>
          </table:table-cell>
          <table:table-cell office:value-type="float" office:value="47.862858" calcext:value-type="float">
            <text:p>47.862858</text:p>
          </table:table-cell>
          <table:table-cell office:value-type="float" office:value="23.29463" calcext:value-type="float">
            <text:p>23.29463</text:p>
          </table:table-cell>
        </table:table-row>
        <table:table-row table:style-name="ro1">
          <table:table-cell office:value-type="float" office:value="52.8675724945" calcext:value-type="float">
            <text:p>52.8675724945</text:p>
          </table:table-cell>
          <table:table-cell office:value-type="float" office:value="35.2043163527" calcext:value-type="float">
            <text:p>35.2043163527</text:p>
          </table:table-cell>
          <table:table-cell office:value-type="float" office:value="47.855083" calcext:value-type="float">
            <text:p>47.855083</text:p>
          </table:table-cell>
          <table:table-cell office:value-type="float" office:value="23.144838" calcext:value-type="float">
            <text:p>23.144838</text:p>
          </table:table-cell>
        </table:table-row>
        <table:table-row table:style-name="ro1">
          <table:table-cell office:value-type="float" office:value="52.8732438854" calcext:value-type="float">
            <text:p>52.8732438854</text:p>
          </table:table-cell>
          <table:table-cell office:value-type="float" office:value="35.1026824516" calcext:value-type="float">
            <text:p>35.1026824516</text:p>
          </table:table-cell>
          <table:table-cell office:value-type="float" office:value="47.843288" calcext:value-type="float">
            <text:p>47.843288</text:p>
          </table:table-cell>
          <table:table-cell office:value-type="float" office:value="22.99531" calcext:value-type="float">
            <text:p>22.99531</text:p>
          </table:table-cell>
        </table:table-row>
        <table:table-row table:style-name="ro1">
          <table:table-cell office:value-type="float" office:value="52.8833619244" calcext:value-type="float">
            <text:p>52.8833619244</text:p>
          </table:table-cell>
          <table:table-cell office:value-type="float" office:value="34.8992904124" calcext:value-type="float">
            <text:p>34.8992904124</text:p>
          </table:table-cell>
          <table:table-cell office:value-type="float" office:value="47.831493" calcext:value-type="float">
            <text:p>47.831493</text:p>
          </table:table-cell>
          <table:table-cell office:value-type="float" office:value="22.845781" calcext:value-type="float">
            <text:p>22.845781</text:p>
          </table:table-cell>
        </table:table-row>
        <table:table-row table:style-name="ro1">
          <table:table-cell office:value-type="float" office:value="52.8918546762" calcext:value-type="float">
            <text:p>52.8918546762</text:p>
          </table:table-cell>
          <table:table-cell office:value-type="float" office:value="34.6957484563" calcext:value-type="float">
            <text:p>34.6957484563</text:p>
          </table:table-cell>
          <table:table-cell office:value-type="float" office:value="47.819698" calcext:value-type="float">
            <text:p>47.819698</text:p>
          </table:table-cell>
          <table:table-cell office:value-type="float" office:value="22.696253" calcext:value-type="float">
            <text:p>22.696253</text:p>
          </table:table-cell>
        </table:table-row>
        <table:table-row table:style-name="ro1">
          <table:table-cell office:value-type="float" office:value="52.898920007" calcext:value-type="float">
            <text:p>52.898920007</text:p>
          </table:table-cell>
          <table:table-cell office:value-type="float" office:value="34.4857093887" calcext:value-type="float">
            <text:p>34.4857093887</text:p>
          </table:table-cell>
          <table:table-cell office:value-type="float" office:value="47.807903" calcext:value-type="float">
            <text:p>47.807903</text:p>
          </table:table-cell>
          <table:table-cell office:value-type="float" office:value="22.546724" calcext:value-type="float">
            <text:p>22.546724</text:p>
          </table:table-cell>
        </table:table-row>
        <table:table-row table:style-name="ro1">
          <table:table-cell office:value-type="float" office:value="52.9042821922" calcext:value-type="float">
            <text:p>52.9042821922</text:p>
          </table:table-cell>
          <table:table-cell office:value-type="float" office:value="34.2755537605" calcext:value-type="float">
            <text:p>34.2755537605</text:p>
          </table:table-cell>
          <table:table-cell office:value-type="float" office:value="47.796108" calcext:value-type="float">
            <text:p>47.796108</text:p>
          </table:table-cell>
          <table:table-cell office:value-type="float" office:value="22.397192" calcext:value-type="float">
            <text:p>22.397192</text:p>
          </table:table-cell>
        </table:table-row>
        <table:table-row table:style-name="ro1">
          <table:table-cell office:value-type="float" office:value="52.9078717824" calcext:value-type="float">
            <text:p>52.9078717824</text:p>
          </table:table-cell>
          <table:table-cell office:value-type="float" office:value="34.0716703863" calcext:value-type="float">
            <text:p>34.0716703863</text:p>
          </table:table-cell>
          <table:table-cell office:value-type="float" office:value="47.780277" calcext:value-type="float">
            <text:p>47.780277</text:p>
          </table:table-cell>
          <table:table-cell office:value-type="float" office:value="22.248041" calcext:value-type="float">
            <text:p>22.248041</text:p>
          </table:table-cell>
        </table:table-row>
        <table:table-row table:style-name="ro1">
          <table:table-cell office:value-type="float" office:value="52.9098854137" calcext:value-type="float">
            <text:p>52.9098854137</text:p>
          </table:table-cell>
          <table:table-cell office:value-type="float" office:value="33.8677110055" calcext:value-type="float">
            <text:p>33.8677110055</text:p>
          </table:table-cell>
          <table:table-cell office:value-type="float" office:value="47.764454" calcext:value-type="float">
            <text:p>47.764454</text:p>
          </table:table-cell>
          <table:table-cell office:value-type="float" office:value="22.098886" calcext:value-type="float">
            <text:p>22.098886</text:p>
          </table:table-cell>
        </table:table-row>
        <table:table-row table:style-name="ro1">
          <table:table-cell office:value-type="float" office:value="52.9103022065" calcext:value-type="float">
            <text:p>52.9103022065</text:p>
          </table:table-cell>
          <table:table-cell office:value-type="float" office:value="33.7657112932" calcext:value-type="float">
            <text:p>33.7657112932</text:p>
          </table:table-cell>
          <table:table-cell office:value-type="float" office:value="47.748623" calcext:value-type="float">
            <text:p>47.748623</text:p>
          </table:table-cell>
          <table:table-cell office:value-type="float" office:value="21.949732" calcext:value-type="float">
            <text:p>21.949732</text:p>
          </table:table-cell>
        </table:table-row>
        <table:table-row table:style-name="ro1">
          <table:table-cell office:value-type="float" office:value="52.9099564595" calcext:value-type="float">
            <text:p>52.9099564595</text:p>
          </table:table-cell>
          <table:table-cell office:value-type="float" office:value="33.5616959394" calcext:value-type="float">
            <text:p>33.5616959394</text:p>
          </table:table-cell>
          <table:table-cell office:value-type="float" office:value="47.732792" calcext:value-type="float">
            <text:p>47.732792</text:p>
          </table:table-cell>
          <table:table-cell office:value-type="float" office:value="21.800577" calcext:value-type="float">
            <text:p>21.800577</text:p>
          </table:table-cell>
        </table:table-row>
        <table:table-row table:style-name="ro1">
          <table:table-cell office:value-type="float" office:value="52.908042036" calcext:value-type="float">
            <text:p>52.908042036</text:p>
          </table:table-cell>
          <table:table-cell office:value-type="float" office:value="33.3576912979" calcext:value-type="float">
            <text:p>33.3576912979</text:p>
          </table:table-cell>
          <table:table-cell office:value-type="float" office:value="47.716969" calcext:value-type="float">
            <text:p>47.716969</text:p>
          </table:table-cell>
          <table:table-cell office:value-type="float" office:value="21.651419" calcext:value-type="float">
            <text:p>21.651419</text:p>
          </table:table-cell>
        </table:table-row>
        <table:table-row table:style-name="ro1">
          <table:table-cell office:value-type="float" office:value="52.9037420566" calcext:value-type="float">
            <text:p>52.9037420566</text:p>
          </table:table-cell>
          <table:table-cell office:value-type="float" office:value="33.1154702681" calcext:value-type="float">
            <text:p>33.1154702681</text:p>
          </table:table-cell>
          <table:table-cell office:value-type="float" office:value="47.697086" calcext:value-type="float">
            <text:p>47.697086</text:p>
          </table:table-cell>
          <table:table-cell office:value-type="float" office:value="21.502752" calcext:value-type="float">
            <text:p>21.502752</text:p>
          </table:table-cell>
        </table:table-row>
        <table:table-row table:style-name="ro1">
          <table:table-cell office:value-type="float" office:value="52.8993589654" calcext:value-type="float">
            <text:p>52.8993589654</text:p>
          </table:table-cell>
          <table:table-cell office:value-type="float" office:value="32.9434033364" calcext:value-type="float">
            <text:p>32.9434033364</text:p>
          </table:table-cell>
          <table:table-cell office:value-type="float" office:value="47.677204" calcext:value-type="float">
            <text:p>47.677204</text:p>
          </table:table-cell>
          <table:table-cell office:value-type="float" office:value="21.354082" calcext:value-type="float">
            <text:p>21.354082</text:p>
          </table:table-cell>
        </table:table-row>
        <table:table-row table:style-name="ro1">
          <table:table-cell office:value-type="float" office:value="52.8927383504" calcext:value-type="float">
            <text:p>52.8927383504</text:p>
          </table:table-cell>
          <table:table-cell office:value-type="float" office:value="32.7395280393" calcext:value-type="float">
            <text:p>32.7395280393</text:p>
          </table:table-cell>
          <table:table-cell office:value-type="float" office:value="47.657322" calcext:value-type="float">
            <text:p>47.657322</text:p>
          </table:table-cell>
          <table:table-cell office:value-type="float" office:value="21.205412" calcext:value-type="float">
            <text:p>21.205412</text:p>
          </table:table-cell>
        </table:table-row>
        <table:table-row table:style-name="ro1">
          <table:table-cell office:value-type="float" office:value="52.8851321442" calcext:value-type="float">
            <text:p>52.8851321442</text:p>
          </table:table-cell>
          <table:table-cell office:value-type="float" office:value="32.5484631906" calcext:value-type="float">
            <text:p>32.5484631906</text:p>
          </table:table-cell>
          <table:table-cell office:value-type="float" office:value="47.63744" calcext:value-type="float">
            <text:p>47.63744</text:p>
          </table:table-cell>
          <table:table-cell office:value-type="float" office:value="21.056742" calcext:value-type="float">
            <text:p>21.056742</text:p>
          </table:table-cell>
        </table:table-row>
        <table:table-row table:style-name="ro1">
          <table:table-cell office:value-type="float" office:value="52.8748882041" calcext:value-type="float">
            <text:p>52.8748882041</text:p>
          </table:table-cell>
          <table:table-cell office:value-type="float" office:value="32.3320150393" calcext:value-type="float">
            <text:p>32.3320150393</text:p>
          </table:table-cell>
          <table:table-cell office:value-type="float" office:value="47.617558" calcext:value-type="float">
            <text:p>47.617558</text:p>
          </table:table-cell>
          <table:table-cell office:value-type="float" office:value="20.908072" calcext:value-type="float">
            <text:p>20.908072</text:p>
          </table:table-cell>
        </table:table-row>
        <table:table-row table:style-name="ro1">
          <table:table-cell office:value-type="float" office:value="52.8694738328" calcext:value-type="float">
            <text:p>52.8694738328</text:p>
          </table:table-cell>
          <table:table-cell office:value-type="float" office:value="32.2301950748" calcext:value-type="float">
            <text:p>32.2301950748</text:p>
          </table:table-cell>
          <table:table-cell office:value-type="float" office:value="47.593601" calcext:value-type="float">
            <text:p>47.593601</text:p>
          </table:table-cell>
          <table:table-cell office:value-type="float" office:value="20.760008" calcext:value-type="float">
            <text:p>20.760008</text:p>
          </table:table-cell>
        </table:table-row>
        <table:table-row table:style-name="ro1">
          <table:table-cell office:value-type="float" office:value="52.8575087511" calcext:value-type="float">
            <text:p>52.8575087511</text:p>
          </table:table-cell>
          <table:table-cell office:value-type="float" office:value="32.0266335248" calcext:value-type="float">
            <text:p>32.0266335248</text:p>
          </table:table-cell>
          <table:table-cell office:value-type="float" office:value="47.569645" calcext:value-type="float">
            <text:p>47.569645</text:p>
          </table:table-cell>
          <table:table-cell office:value-type="float" office:value="20.611944" calcext:value-type="float">
            <text:p>20.611944</text:p>
          </table:table-cell>
        </table:table-row>
        <table:table-row table:style-name="ro1">
          <table:table-cell office:value-type="float" office:value="52.8440333851" calcext:value-type="float">
            <text:p>52.8440333851</text:p>
          </table:table-cell>
          <table:table-cell office:value-type="float" office:value="31.8231834683" calcext:value-type="float">
            <text:p>31.8231834683</text:p>
          </table:table-cell>
          <table:table-cell office:value-type="float" office:value="47.545681" calcext:value-type="float">
            <text:p>47.545681</text:p>
          </table:table-cell>
          <table:table-cell office:value-type="float" office:value="20.463877" calcext:value-type="float">
            <text:p>20.463877</text:p>
          </table:table-cell>
        </table:table-row>
        <table:table-row table:style-name="ro1">
          <table:table-cell office:value-type="float" office:value="52.829053077" calcext:value-type="float">
            <text:p>52.829053077</text:p>
          </table:table-cell>
          <table:table-cell office:value-type="float" office:value="31.6198552529" calcext:value-type="float">
            <text:p>31.6198552529</text:p>
          </table:table-cell>
          <table:table-cell office:value-type="float" office:value="47.521725" calcext:value-type="float">
            <text:p>47.521725</text:p>
          </table:table-cell>
          <table:table-cell office:value-type="float" office:value="20.315809" calcext:value-type="float">
            <text:p>20.315809</text:p>
          </table:table-cell>
        </table:table-row>
        <table:table-row table:style-name="ro1">
          <table:table-cell office:value-type="float" office:value="52.812577551" calcext:value-type="float">
            <text:p>52.812577551</text:p>
          </table:table-cell>
          <table:table-cell office:value-type="float" office:value="31.4166639297" calcext:value-type="float">
            <text:p>31.4166639297</text:p>
          </table:table-cell>
          <table:table-cell office:value-type="float" office:value="47.497761" calcext:value-type="float">
            <text:p>47.497761</text:p>
          </table:table-cell>
          <table:table-cell office:value-type="float" office:value="20.167742" calcext:value-type="float">
            <text:p>20.167742</text:p>
          </table:table-cell>
        </table:table-row>
        <table:table-row table:style-name="ro1">
          <table:table-cell office:value-type="float" office:value="52.7946213705" calcext:value-type="float">
            <text:p>52.7946213705</text:p>
          </table:table-cell>
          <table:table-cell office:value-type="float" office:value="31.2135991422" calcext:value-type="float">
            <text:p>31.2135991422</text:p>
          </table:table-cell>
          <table:table-cell office:value-type="float" office:value="47.469692" calcext:value-type="float">
            <text:p>47.469692</text:p>
          </table:table-cell>
          <table:table-cell office:value-type="float" office:value="20.020403" calcext:value-type="float">
            <text:p>20.020403</text:p>
          </table:table-cell>
        </table:table-row>
        <table:table-row table:style-name="ro1">
          <table:table-cell office:value-type="float" office:value="52.7751935289" calcext:value-type="float">
            <text:p>52.7751935289</text:p>
          </table:table-cell>
          <table:table-cell office:value-type="float" office:value="31.0106733993" calcext:value-type="float">
            <text:p>31.0106733993</text:p>
          </table:table-cell>
          <table:table-cell office:value-type="float" office:value="47.441624" calcext:value-type="float">
            <text:p>47.441624</text:p>
          </table:table-cell>
          <table:table-cell office:value-type="float" office:value="19.87306" calcext:value-type="float">
            <text:p>19.87306</text:p>
          </table:table-cell>
        </table:table-row>
        <table:table-row table:style-name="ro1">
          <table:table-cell office:value-type="float" office:value="52.7642754089" calcext:value-type="float">
            <text:p>52.7642754089</text:p>
          </table:table-cell>
          <table:table-cell office:value-type="float" office:value="30.9029210309" calcext:value-type="float">
            <text:p>30.9029210309</text:p>
          </table:table-cell>
          <table:table-cell office:value-type="float" office:value="47.413555" calcext:value-type="float">
            <text:p>47.413555</text:p>
          </table:table-cell>
          <table:table-cell office:value-type="float" office:value="19.725718" calcext:value-type="float">
            <text:p>19.725718</text:p>
          </table:table-cell>
        </table:table-row>
        <table:table-row table:style-name="ro1">
          <table:table-cell office:value-type="float" office:value="52.7433063724" calcext:value-type="float">
            <text:p>52.7433063724</text:p>
          </table:table-cell>
          <table:table-cell office:value-type="float" office:value="30.706535603" calcext:value-type="float">
            <text:p>30.706535603</text:p>
          </table:table-cell>
          <table:table-cell office:value-type="float" office:value="47.385487" calcext:value-type="float">
            <text:p>47.385487</text:p>
          </table:table-cell>
          <table:table-cell office:value-type="float" office:value="19.578375" calcext:value-type="float">
            <text:p>19.578375</text:p>
          </table:table-cell>
        </table:table-row>
        <table:table-row table:style-name="ro1">
          <table:table-cell office:value-type="float" office:value="52.719483613" calcext:value-type="float">
            <text:p>52.719483613</text:p>
          </table:table-cell>
          <table:table-cell office:value-type="float" office:value="30.4976407301" calcext:value-type="float">
            <text:p>30.4976407301</text:p>
          </table:table-cell>
          <table:table-cell office:value-type="float" office:value="47.357418" calcext:value-type="float">
            <text:p>47.357418</text:p>
          </table:table-cell>
          <table:table-cell office:value-type="float" office:value="19.431028" calcext:value-type="float">
            <text:p>19.431028</text:p>
          </table:table-cell>
        </table:table-row>
        <table:table-row table:style-name="ro1">
          <table:table-cell office:value-type="float" office:value="52.6957060412" calcext:value-type="float">
            <text:p>52.6957060412</text:p>
          </table:table-cell>
          <table:table-cell office:value-type="float" office:value="30.3015512546" calcext:value-type="float">
            <text:p>30.3015512546</text:p>
          </table:table-cell>
          <table:table-cell office:value-type="float" office:value="47.325199" calcext:value-type="float">
            <text:p>47.325199</text:p>
          </table:table-cell>
          <table:table-cell office:value-type="float" office:value="19.28454" calcext:value-type="float">
            <text:p>19.28454</text:p>
          </table:table-cell>
        </table:table-row>
        <table:table-row table:style-name="ro1">
          <table:table-cell office:value-type="float" office:value="52.6697496285" calcext:value-type="float">
            <text:p>52.6697496285</text:p>
          </table:table-cell>
          <table:table-cell office:value-type="float" office:value="30.0992962541" calcext:value-type="float">
            <text:p>30.0992962541</text:p>
          </table:table-cell>
          <table:table-cell office:value-type="float" office:value="47.29298" calcext:value-type="float">
            <text:p>47.29298</text:p>
          </table:table-cell>
          <table:table-cell office:value-type="float" office:value="19.138048" calcext:value-type="float">
            <text:p>19.138048</text:p>
          </table:table-cell>
        </table:table-row>
        <table:table-row table:style-name="ro1">
          <table:table-cell office:value-type="float" office:value="52.6414823842" calcext:value-type="float">
            <text:p>52.6414823842</text:p>
          </table:table-cell>
          <table:table-cell office:value-type="float" office:value="29.890911283" calcext:value-type="float">
            <text:p>29.890911283</text:p>
          </table:table-cell>
          <table:table-cell office:value-type="float" office:value="47.260761" calcext:value-type="float">
            <text:p>47.260761</text:p>
          </table:table-cell>
          <table:table-cell office:value-type="float" office:value="18.991556" calcext:value-type="float">
            <text:p>18.991556</text:p>
          </table:table-cell>
        </table:table-row>
        <table:table-row table:style-name="ro1">
          <table:table-cell office:value-type="float" office:value="52.6135448431" calcext:value-type="float">
            <text:p>52.6135448431</text:p>
          </table:table-cell>
          <table:table-cell office:value-type="float" office:value="29.6953464379" calcext:value-type="float">
            <text:p>29.6953464379</text:p>
          </table:table-cell>
          <table:table-cell office:value-type="float" office:value="47.228542" calcext:value-type="float">
            <text:p>47.228542</text:p>
          </table:table-cell>
          <table:table-cell office:value-type="float" office:value="18.845064" calcext:value-type="float">
            <text:p>18.845064</text:p>
          </table:table-cell>
        </table:table-row>
        <table:table-row table:style-name="ro1">
          <table:table-cell office:value-type="float" office:value="52.5823430875" calcext:value-type="float">
            <text:p>52.5823430875</text:p>
          </table:table-cell>
          <table:table-cell office:value-type="float" office:value="29.4873821222" calcext:value-type="float">
            <text:p>29.4873821222</text:p>
          </table:table-cell>
          <table:table-cell office:value-type="float" office:value="47.196323" calcext:value-type="float">
            <text:p>47.196323</text:p>
          </table:table-cell>
          <table:table-cell office:value-type="float" office:value="18.698568" calcext:value-type="float">
            <text:p>18.698568</text:p>
          </table:table-cell>
        </table:table-row>
        <table:table-row table:style-name="ro1">
          <table:table-cell office:value-type="float" office:value="52.5666740124" calcext:value-type="float">
            <text:p>52.5666740124</text:p>
          </table:table-cell>
          <table:table-cell office:value-type="float" office:value="29.3866354993" calcext:value-type="float">
            <text:p>29.3866354993</text:p>
          </table:table-cell>
          <table:table-cell office:value-type="float" office:value="47.159924" calcext:value-type="float">
            <text:p>47.159924</text:p>
          </table:table-cell>
          <table:table-cell office:value-type="float" office:value="18.553064" calcext:value-type="float">
            <text:p>18.553064</text:p>
          </table:table-cell>
        </table:table-row>
        <table:table-row table:style-name="ro1">
          <table:table-cell office:value-type="float" office:value="52.533245595" calcext:value-type="float">
            <text:p>52.533245595</text:p>
          </table:table-cell>
          <table:table-cell office:value-type="float" office:value="29.1790298842" calcext:value-type="float">
            <text:p>29.1790298842</text:p>
          </table:table-cell>
          <table:table-cell office:value-type="float" office:value="47.123524" calcext:value-type="float">
            <text:p>47.123524</text:p>
          </table:table-cell>
          <table:table-cell office:value-type="float" office:value="18.407557" calcext:value-type="float">
            <text:p>18.407557</text:p>
          </table:table-cell>
        </table:table-row>
        <table:table-row table:style-name="ro1">
          <table:table-cell office:value-type="float" office:value="52.5004821087" calcext:value-type="float">
            <text:p>52.5004821087</text:p>
          </table:table-cell>
          <table:table-cell office:value-type="float" office:value="28.9842434971" calcext:value-type="float">
            <text:p>28.9842434971</text:p>
          </table:table-cell>
          <table:table-cell office:value-type="float" office:value="47.087116" calcext:value-type="float">
            <text:p>47.087116</text:p>
          </table:table-cell>
          <table:table-cell office:value-type="float" office:value="18.262049" calcext:value-type="float">
            <text:p>18.262049</text:p>
          </table:table-cell>
        </table:table-row>
        <table:table-row table:style-name="ro1">
          <table:table-cell office:value-type="float" office:value="52.4641633767" calcext:value-type="float">
            <text:p>52.4641633767</text:p>
          </table:table-cell>
          <table:table-cell office:value-type="float" office:value="28.7771383755" calcext:value-type="float">
            <text:p>28.7771383755</text:p>
          </table:table-cell>
          <table:table-cell office:value-type="float" office:value="47.050716" calcext:value-type="float">
            <text:p>47.050716</text:p>
          </table:table-cell>
          <table:table-cell office:value-type="float" office:value="18.116541" calcext:value-type="float">
            <text:p>18.116541</text:p>
          </table:table-cell>
        </table:table-row>
        <table:table-row table:style-name="ro1">
          <table:table-cell office:value-type="float" office:value="52.4240341361" calcext:value-type="float">
            <text:p>52.4240341361</text:p>
          </table:table-cell>
          <table:table-cell office:value-type="float" office:value="28.5577647406" calcext:value-type="float">
            <text:p>28.5577647406</text:p>
          </table:table-cell>
          <table:table-cell office:value-type="float" office:value="47.014309" calcext:value-type="float">
            <text:p>47.014309</text:p>
          </table:table-cell>
          <table:table-cell office:value-type="float" office:value="17.971029" calcext:value-type="float">
            <text:p>17.971029</text:p>
          </table:table-cell>
        </table:table-row>
        <table:table-row table:style-name="ro1">
          <table:table-cell office:value-type="float" office:value="52.3846914496" calcext:value-type="float">
            <text:p>52.3846914496</text:p>
          </table:table-cell>
          <table:table-cell office:value-type="float" office:value="28.3511752723" calcext:value-type="float">
            <text:p>28.3511752723</text:p>
          </table:table-cell>
          <table:table-cell office:value-type="float" office:value="46.973675" calcext:value-type="float">
            <text:p>46.973675</text:p>
          </table:table-cell>
          <table:table-cell office:value-type="float" office:value="17.826647" calcext:value-type="float">
            <text:p>17.826647</text:p>
          </table:table-cell>
        </table:table-row>
        <table:table-row table:style-name="ro1">
          <table:table-cell office:value-type="float" office:value="52.3650927249" calcext:value-type="float">
            <text:p>52.3650927249</text:p>
          </table:table-cell>
          <table:table-cell office:value-type="float" office:value="28.2511082905" calcext:value-type="float">
            <text:p>28.2511082905</text:p>
          </table:table-cell>
          <table:table-cell office:value-type="float" office:value="46.933041" calcext:value-type="float">
            <text:p>46.933041</text:p>
          </table:table-cell>
          <table:table-cell office:value-type="float" office:value="17.682264" calcext:value-type="float">
            <text:p>17.682264</text:p>
          </table:table-cell>
        </table:table-row>
        <table:table-row table:style-name="ro1">
          <table:table-cell office:value-type="float" office:value="52.3248661225" calcext:value-type="float">
            <text:p>52.3248661225</text:p>
          </table:table-cell>
          <table:table-cell office:value-type="float" office:value="28.0511785474" calcext:value-type="float">
            <text:p>28.0511785474</text:p>
          </table:table-cell>
          <table:table-cell office:value-type="float" office:value="46.892406" calcext:value-type="float">
            <text:p>46.892406</text:p>
          </table:table-cell>
          <table:table-cell office:value-type="float" office:value="17.537878" calcext:value-type="float">
            <text:p>17.537878</text:p>
          </table:table-cell>
        </table:table-row>
        <table:table-row table:style-name="ro1">
          <table:table-cell office:value-type="float" office:value="52.2845953308" calcext:value-type="float">
            <text:p>52.2845953308</text:p>
          </table:table-cell>
          <table:table-cell office:value-type="float" office:value="27.8577632371" calcext:value-type="float">
            <text:p>27.8577632371</text:p>
          </table:table-cell>
          <table:table-cell office:value-type="float" office:value="46.851772" calcext:value-type="float">
            <text:p>46.851772</text:p>
          </table:table-cell>
          <table:table-cell office:value-type="float" office:value="17.393492" calcext:value-type="float">
            <text:p>17.393492</text:p>
          </table:table-cell>
        </table:table-row>
        <table:table-row table:style-name="ro1">
          <table:table-cell office:value-type="float" office:value="52.2403270662" calcext:value-type="float">
            <text:p>52.2403270662</text:p>
          </table:table-cell>
          <table:table-cell office:value-type="float" office:value="27.6521658182" calcext:value-type="float">
            <text:p>27.6521658182</text:p>
          </table:table-cell>
          <table:table-cell office:value-type="float" office:value="46.811138" calcext:value-type="float">
            <text:p>46.811138</text:p>
          </table:table-cell>
          <table:table-cell office:value-type="float" office:value="17.249105" calcext:value-type="float">
            <text:p>17.249105</text:p>
          </table:table-cell>
        </table:table-row>
        <table:table-row table:style-name="ro1">
          <table:table-cell office:value-type="float" office:value="52.1974350163" calcext:value-type="float">
            <text:p>52.1974350163</text:p>
          </table:table-cell>
          <table:table-cell office:value-type="float" office:value="27.4593175955" calcext:value-type="float">
            <text:p>27.4593175955</text:p>
          </table:table-cell>
          <table:table-cell office:value-type="float" office:value="46.766224" calcext:value-type="float">
            <text:p>46.766224</text:p>
          </table:table-cell>
          <table:table-cell office:value-type="float" office:value="17.105997" calcext:value-type="float">
            <text:p>17.105997</text:p>
          </table:table-cell>
        </table:table-row>
        <table:table-row table:style-name="ro1">
          <table:table-cell office:value-type="float" office:value="52.1503867444" calcext:value-type="float">
            <text:p>52.1503867444</text:p>
          </table:table-cell>
          <table:table-cell office:value-type="float" office:value="27.2543430631" calcext:value-type="float">
            <text:p>27.2543430631</text:p>
          </table:table-cell>
          <table:table-cell office:value-type="float" office:value="46.72131" calcext:value-type="float">
            <text:p>46.72131</text:p>
          </table:table-cell>
          <table:table-cell office:value-type="float" office:value="16.962885" calcext:value-type="float">
            <text:p>16.962885</text:p>
          </table:table-cell>
        </table:table-row>
        <table:table-row table:style-name="ro1">
          <table:table-cell office:value-type="float" office:value="52.1048930687" calcext:value-type="float">
            <text:p>52.1048930687</text:p>
          </table:table-cell>
          <table:table-cell office:value-type="float" office:value="27.0620969382" calcext:value-type="float">
            <text:p>27.0620969382</text:p>
          </table:table-cell>
          <table:table-cell office:value-type="float" office:value="46.676388" calcext:value-type="float">
            <text:p>46.676388</text:p>
          </table:table-cell>
          <table:table-cell office:value-type="float" office:value="16.819773" calcext:value-type="float">
            <text:p>16.819773</text:p>
          </table:table-cell>
        </table:table-row>
        <table:table-row table:style-name="ro1">
          <table:table-cell office:value-type="float" office:value="52.0550894455" calcext:value-type="float">
            <text:p>52.0550894455</text:p>
          </table:table-cell>
          <table:table-cell office:value-type="float" office:value="26.8577796395" calcext:value-type="float">
            <text:p>26.8577796395</text:p>
          </table:table-cell>
          <table:table-cell office:value-type="float" office:value="46.631474" calcext:value-type="float">
            <text:p>46.631474</text:p>
          </table:table-cell>
          <table:table-cell office:value-type="float" office:value="16.676661" calcext:value-type="float">
            <text:p>16.676661</text:p>
          </table:table-cell>
        </table:table-row>
        <table:table-row table:style-name="ro1">
          <table:table-cell office:value-type="float" office:value="52.0319865889" calcext:value-type="float">
            <text:p>52.0319865889</text:p>
          </table:table-cell>
          <table:table-cell office:value-type="float" office:value="26.7650240207" calcext:value-type="float">
            <text:p>26.7650240207</text:p>
          </table:table-cell>
          <table:table-cell office:value-type="float" office:value="46.586552" calcext:value-type="float">
            <text:p>46.586552</text:p>
          </table:table-cell>
          <table:table-cell office:value-type="float" office:value="16.533545" calcext:value-type="float">
            <text:p>16.533545</text:p>
          </table:table-cell>
        </table:table-row>
        <table:table-row table:style-name="ro1">
          <table:table-cell office:value-type="float" office:value="51.9801362231" calcext:value-type="float">
            <text:p>51.9801362231</text:p>
          </table:table-cell>
          <table:table-cell office:value-type="float" office:value="26.561220812" calcext:value-type="float">
            <text:p>26.561220812</text:p>
          </table:table-cell>
          <table:table-cell office:value-type="float" office:value="46.537304" calcext:value-type="float">
            <text:p>46.537304</text:p>
          </table:table-cell>
          <table:table-cell office:value-type="float" office:value="16.391867" calcext:value-type="float">
            <text:p>16.391867</text:p>
          </table:table-cell>
        </table:table-row>
        <table:table-row table:style-name="ro1">
          <table:table-cell office:value-type="float" office:value="51.9285196514" calcext:value-type="float">
            <text:p>51.9285196514</text:p>
          </table:table-cell>
          <table:table-cell office:value-type="float" office:value="26.3639422218" calcext:value-type="float">
            <text:p>26.3639422218</text:p>
          </table:table-cell>
          <table:table-cell office:value-type="float" office:value="46.488056" calcext:value-type="float">
            <text:p>46.488056</text:p>
          </table:table-cell>
          <table:table-cell office:value-type="float" office:value="16.250185" calcext:value-type="float">
            <text:p>16.250185</text:p>
          </table:table-cell>
        </table:table-row>
        <table:table-row table:style-name="ro1">
          <table:table-cell office:value-type="float" office:value="51.8755903836" calcext:value-type="float">
            <text:p>51.8755903836</text:p>
          </table:table-cell>
          <table:table-cell office:value-type="float" office:value="26.1670143168" calcext:value-type="float">
            <text:p>26.1670143168</text:p>
          </table:table-cell>
          <table:table-cell office:value-type="float" office:value="46.438816" calcext:value-type="float">
            <text:p>46.438816</text:p>
          </table:table-cell>
          <table:table-cell office:value-type="float" office:value="16.108503" calcext:value-type="float">
            <text:p>16.108503</text:p>
          </table:table-cell>
        </table:table-row>
        <table:table-row table:style-name="ro1">
          <table:table-cell office:value-type="float" office:value="51.8213562281" calcext:value-type="float">
            <text:p>51.8213562281</text:p>
          </table:table-cell>
          <table:table-cell office:value-type="float" office:value="25.9704434603" calcext:value-type="float">
            <text:p>25.9704434603</text:p>
          </table:table-cell>
          <table:table-cell office:value-type="float" office:value="46.389568" calcext:value-type="float">
            <text:p>46.389568</text:p>
          </table:table-cell>
          <table:table-cell office:value-type="float" office:value="15.966822" calcext:value-type="float">
            <text:p>15.966822</text:p>
          </table:table-cell>
        </table:table-row>
        <table:table-row table:style-name="ro1">
          <table:table-cell office:value-type="float" office:value="51.765823647" calcext:value-type="float">
            <text:p>51.765823647</text:p>
          </table:table-cell>
          <table:table-cell office:value-type="float" office:value="25.7742375073" calcext:value-type="float">
            <text:p>25.7742375073</text:p>
          </table:table-cell>
          <table:table-cell office:value-type="float" office:value="46.340321" calcext:value-type="float">
            <text:p>46.340321</text:p>
          </table:table-cell>
          <table:table-cell office:value-type="float" office:value="15.82514" calcext:value-type="float">
            <text:p>15.82514</text:p>
          </table:table-cell>
        </table:table-row>
        <table:table-row table:style-name="ro1">
          <table:table-cell office:value-type="float" office:value="51.7089975802" calcext:value-type="float">
            <text:p>51.7089975802</text:p>
          </table:table-cell>
          <table:table-cell office:value-type="float" office:value="25.578404443" calcext:value-type="float">
            <text:p>25.578404443</text:p>
          </table:table-cell>
          <table:table-cell office:value-type="float" office:value="46.286694" calcext:value-type="float">
            <text:p>46.286694</text:p>
          </table:table-cell>
          <table:table-cell office:value-type="float" office:value="15.685061" calcext:value-type="float">
            <text:p>15.685061</text:p>
          </table:table-cell>
        </table:table-row>
        <table:table-row table:style-name="ro1">
          <table:table-cell office:value-type="float" office:value="51.6819169713" calcext:value-type="float">
            <text:p>51.6819169713</text:p>
          </table:table-cell>
          <table:table-cell office:value-type="float" office:value="25.4867386589" calcext:value-type="float">
            <text:p>25.4867386589</text:p>
          </table:table-cell>
          <table:table-cell office:value-type="float" office:value="46.233059" calcext:value-type="float">
            <text:p>46.233059</text:p>
          </table:table-cell>
          <table:table-cell office:value-type="float" office:value="15.544981" calcext:value-type="float">
            <text:p>15.544981</text:p>
          </table:table-cell>
        </table:table-row>
        <table:table-row table:style-name="ro1">
          <table:table-cell office:value-type="float" office:value="51.6213423802" calcext:value-type="float">
            <text:p>51.6213423802</text:p>
          </table:table-cell>
          <table:table-cell office:value-type="float" office:value="25.2853720046" calcext:value-type="float">
            <text:p>25.2853720046</text:p>
          </table:table-cell>
          <table:table-cell office:value-type="float" office:value="46.179432" calcext:value-type="float">
            <text:p>46.179432</text:p>
          </table:table-cell>
          <table:table-cell office:value-type="float" office:value="15.404902" calcext:value-type="float">
            <text:p>15.404902</text:p>
          </table:table-cell>
        </table:table-row>
        <table:table-row table:style-name="ro1">
          <table:table-cell office:value-type="float" office:value="51.5613034517" calcext:value-type="float">
            <text:p>51.5613034517</text:p>
          </table:table-cell>
          <table:table-cell office:value-type="float" office:value="25.090505511" calcext:value-type="float">
            <text:p>25.090505511</text:p>
          </table:table-cell>
          <table:table-cell office:value-type="float" office:value="46.125797" calcext:value-type="float">
            <text:p>46.125797</text:p>
          </table:table-cell>
          <table:table-cell office:value-type="float" office:value="15.264818" calcext:value-type="float">
            <text:p>15.264818</text:p>
          </table:table-cell>
        </table:table-row>
        <table:table-row table:style-name="ro1">
          <table:table-cell office:value-type="float" office:value="51.4999896574" calcext:value-type="float">
            <text:p>51.4999896574</text:p>
          </table:table-cell>
          <table:table-cell office:value-type="float" office:value="24.8960386377" calcext:value-type="float">
            <text:p>24.8960386377</text:p>
          </table:table-cell>
          <table:table-cell office:value-type="float" office:value="46.072163" calcext:value-type="float">
            <text:p>46.072163</text:p>
          </table:table-cell>
          <table:table-cell office:value-type="float" office:value="15.124735" calcext:value-type="float">
            <text:p>15.124735</text:p>
          </table:table-cell>
        </table:table-row>
        <table:table-row table:style-name="ro1">
          <table:table-cell office:value-type="float" office:value="51.4374057744" calcext:value-type="float">
            <text:p>51.4374057744</text:p>
          </table:table-cell>
          <table:table-cell office:value-type="float" office:value="24.7019791642" calcext:value-type="float">
            <text:p>24.7019791642</text:p>
          </table:table-cell>
          <table:table-cell office:value-type="float" office:value="46.014095" calcext:value-type="float">
            <text:p>46.014095</text:p>
          </table:table-cell>
          <table:table-cell office:value-type="float" office:value="14.986433" calcext:value-type="float">
            <text:p>14.986433</text:p>
          </table:table-cell>
        </table:table-row>
        <table:table-row table:style-name="ro1">
          <table:table-cell office:value-type="float" office:value="51.3735559396" calcext:value-type="float">
            <text:p>51.3735559396</text:p>
          </table:table-cell>
          <table:table-cell office:value-type="float" office:value="24.508335218" calcext:value-type="float">
            <text:p>24.508335218</text:p>
          </table:table-cell>
          <table:table-cell office:value-type="float" office:value="45.956028" calcext:value-type="float">
            <text:p>45.956028</text:p>
          </table:table-cell>
          <table:table-cell office:value-type="float" office:value="14.848131" calcext:value-type="float">
            <text:p>14.848131</text:p>
          </table:table-cell>
        </table:table-row>
        <table:table-row table:style-name="ro1">
          <table:table-cell office:value-type="float" office:value="51.3084448404" calcext:value-type="float">
            <text:p>51.3084448404</text:p>
          </table:table-cell>
          <table:table-cell office:value-type="float" office:value="24.3151139823" calcext:value-type="float">
            <text:p>24.3151139823</text:p>
          </table:table-cell>
          <table:table-cell office:value-type="float" office:value="45.897968" calcext:value-type="float">
            <text:p>45.897968</text:p>
          </table:table-cell>
          <table:table-cell office:value-type="float" office:value="14.709826" calcext:value-type="float">
            <text:p>14.709826</text:p>
          </table:table-cell>
        </table:table-row>
        <table:table-row table:style-name="ro1">
          <table:table-cell office:value-type="float" office:value="51.2420788259" calcext:value-type="float">
            <text:p>51.2420788259</text:p>
          </table:table-cell>
          <table:table-cell office:value-type="float" office:value="24.1223219325" calcext:value-type="float">
            <text:p>24.1223219325</text:p>
          </table:table-cell>
          <table:table-cell office:value-type="float" office:value="45.839901" calcext:value-type="float">
            <text:p>45.839901</text:p>
          </table:table-cell>
          <table:table-cell office:value-type="float" office:value="14.57152" calcext:value-type="float">
            <text:p>14.57152</text:p>
          </table:table-cell>
        </table:table-row>
        <table:table-row table:style-name="ro1">
          <table:table-cell office:value-type="float" office:value="51.2084269836" calcext:value-type="float">
            <text:p>51.2084269836</text:p>
          </table:table-cell>
          <table:table-cell office:value-type="float" office:value="24.0260892469" calcext:value-type="float">
            <text:p>24.0260892469</text:p>
          </table:table-cell>
          <table:table-cell office:value-type="float" office:value="45.781834" calcext:value-type="float">
            <text:p>45.781834</text:p>
          </table:table-cell>
          <table:table-cell office:value-type="float" office:value="14.43321" calcext:value-type="float">
            <text:p>14.43321</text:p>
          </table:table-cell>
        </table:table-row>
        <table:table-row table:style-name="ro1">
          <table:table-cell office:value-type="float" office:value="51.1401882732" calcext:value-type="float">
            <text:p>51.1401882732</text:p>
          </table:table-cell>
          <table:table-cell office:value-type="float" office:value="23.8339555226" calcext:value-type="float">
            <text:p>23.8339555226</text:p>
          </table:table-cell>
          <table:table-cell office:value-type="float" office:value="45.719273" calcext:value-type="float">
            <text:p>45.719273</text:p>
          </table:table-cell>
          <table:table-cell office:value-type="float" office:value="14.296877" calcext:value-type="float">
            <text:p>14.296877</text:p>
          </table:table-cell>
        </table:table-row>
        <table:table-row table:style-name="ro1">
          <table:table-cell office:value-type="float" office:value="51.0707059701" calcext:value-type="float">
            <text:p>51.0707059701</text:p>
          </table:table-cell>
          <table:table-cell office:value-type="float" office:value="23.6422707963" calcext:value-type="float">
            <text:p>23.6422707963</text:p>
          </table:table-cell>
          <table:table-cell office:value-type="float" office:value="45.656712" calcext:value-type="float">
            <text:p>45.656712</text:p>
          </table:table-cell>
          <table:table-cell office:value-type="float" office:value="14.160543" calcext:value-type="float">
            <text:p>14.160543</text:p>
          </table:table-cell>
        </table:table-row>
        <table:table-row table:style-name="ro1">
          <table:table-cell office:value-type="float" office:value="50.9999842697" calcext:value-type="float">
            <text:p>50.9999842697</text:p>
          </table:table-cell>
          <table:table-cell office:value-type="float" office:value="23.4510426686" calcext:value-type="float">
            <text:p>23.4510426686</text:p>
          </table:table-cell>
          <table:table-cell office:value-type="float" office:value="45.594158" calcext:value-type="float">
            <text:p>45.594158</text:p>
          </table:table-cell>
          <table:table-cell office:value-type="float" office:value="14.02421" calcext:value-type="float">
            <text:p>14.02421</text:p>
          </table:table-cell>
        </table:table-row>
        <table:table-row table:style-name="ro1">
          <table:table-cell office:value-type="float" office:value="50.9234904542" calcext:value-type="float">
            <text:p>50.9234904542</text:p>
          </table:table-cell>
          <table:table-cell office:value-type="float" office:value="23.2483708302" calcext:value-type="float">
            <text:p>23.2483708302</text:p>
          </table:table-cell>
          <table:table-cell office:value-type="float" office:value="45.531597" calcext:value-type="float">
            <text:p>45.531597</text:p>
          </table:table-cell>
          <table:table-cell office:value-type="float" office:value="13.887877" calcext:value-type="float">
            <text:p>13.887877</text:p>
          </table:table-cell>
        </table:table-row>
        <table:table-row table:style-name="ro1">
          <table:table-cell office:value-type="float" office:value="50.8479205256" calcext:value-type="float">
            <text:p>50.8479205256</text:p>
          </table:table-cell>
          <table:table-cell office:value-type="float" office:value="23.0521689138" calcext:value-type="float">
            <text:p>23.0521689138</text:p>
          </table:table-cell>
          <table:table-cell office:value-type="float" office:value="45.46529" calcext:value-type="float">
            <text:p>45.46529</text:p>
          </table:table-cell>
          <table:table-cell office:value-type="float" office:value="13.75334" calcext:value-type="float">
            <text:p>13.75334</text:p>
          </table:table-cell>
        </table:table-row>
        <table:table-row table:style-name="ro1">
          <table:table-cell office:value-type="float" office:value="50.7757427844" calcext:value-type="float">
            <text:p>50.7757427844</text:p>
          </table:table-cell>
          <table:table-cell office:value-type="float" office:value="22.8683222784" calcext:value-type="float">
            <text:p>22.8683222784</text:p>
          </table:table-cell>
          <table:table-cell office:value-type="float" office:value="45.398975" calcext:value-type="float">
            <text:p>45.398975</text:p>
          </table:table-cell>
          <table:table-cell office:value-type="float" office:value="13.618803" calcext:value-type="float">
            <text:p>13.618803</text:p>
          </table:table-cell>
        </table:table-row>
        <table:table-row table:style-name="ro1">
          <table:table-cell office:value-type="float" office:value="50.7024207889" calcext:value-type="float">
            <text:p>50.7024207889</text:p>
          </table:table-cell>
          <table:table-cell office:value-type="float" office:value="22.6849327364" calcext:value-type="float">
            <text:p>22.6849327364</text:p>
          </table:table-cell>
          <table:table-cell office:value-type="float" office:value="45.332668" calcext:value-type="float">
            <text:p>45.332668</text:p>
          </table:table-cell>
          <table:table-cell office:value-type="float" office:value="13.484266" calcext:value-type="float">
            <text:p>13.484266</text:p>
          </table:table-cell>
        </table:table-row>
        <table:table-row table:style-name="ro1">
          <table:table-cell office:value-type="float" office:value="50.6641298956" calcext:value-type="float">
            <text:p>50.6641298956</text:p>
          </table:table-cell>
          <table:table-cell office:value-type="float" office:value="22.5904610319" calcext:value-type="float">
            <text:p>22.5904610319</text:p>
          </table:table-cell>
          <table:table-cell office:value-type="float" office:value="45.266354" calcext:value-type="float">
            <text:p>45.266354</text:p>
          </table:table-cell>
          <table:table-cell office:value-type="float" office:value="13.34973" calcext:value-type="float">
            <text:p>13.34973</text:p>
          </table:table-cell>
        </table:table-row>
        <table:table-row table:style-name="ro1">
          <table:table-cell office:value-type="float" office:value="50.5866378811" calcext:value-type="float">
            <text:p>50.5866378811</text:p>
          </table:table-cell>
          <table:table-cell office:value-type="float" office:value="22.4018918712" calcext:value-type="float">
            <text:p>22.4018918712</text:p>
          </table:table-cell>
          <table:table-cell office:value-type="float" office:value="45.200039" calcext:value-type="float">
            <text:p>45.200039</text:p>
          </table:table-cell>
          <table:table-cell office:value-type="float" office:value="13.215189" calcext:value-type="float">
            <text:p>13.215189</text:p>
          </table:table-cell>
        </table:table-row>
        <table:table-row table:style-name="ro1">
          <table:table-cell office:value-type="float" office:value="50.5079359418" calcext:value-type="float">
            <text:p>50.5079359418</text:p>
          </table:table-cell>
          <table:table-cell office:value-type="float" office:value="22.2138278786" calcext:value-type="float">
            <text:p>22.2138278786</text:p>
          </table:table-cell>
          <table:table-cell office:value-type="float" office:value="45.129284" calcext:value-type="float">
            <text:p>45.129284</text:p>
          </table:table-cell>
          <table:table-cell office:value-type="float" office:value="13.082937" calcext:value-type="float">
            <text:p>13.082937</text:p>
          </table:table-cell>
        </table:table-row>
        <table:table-row table:style-name="ro1">
          <table:table-cell office:value-type="float" office:value="50.4280284047" calcext:value-type="float">
            <text:p>50.4280284047</text:p>
          </table:table-cell>
          <table:table-cell office:value-type="float" office:value="22.0262764608" calcext:value-type="float">
            <text:p>22.0262764608</text:p>
          </table:table-cell>
          <table:table-cell office:value-type="float" office:value="45.058529" calcext:value-type="float">
            <text:p>45.058529</text:p>
          </table:table-cell>
          <table:table-cell office:value-type="float" office:value="12.950686" calcext:value-type="float">
            <text:p>12.950686</text:p>
          </table:table-cell>
        </table:table-row>
        <table:table-row table:style-name="ro1">
          <table:table-cell office:value-type="float" office:value="50.3443646343" calcext:value-type="float">
            <text:p>50.3443646343</text:p>
          </table:table-cell>
          <table:table-cell office:value-type="float" office:value="21.8334089703" calcext:value-type="float">
            <text:p>21.8334089703</text:p>
          </table:table-cell>
          <table:table-cell office:value-type="float" office:value="44.987774" calcext:value-type="float">
            <text:p>44.987774</text:p>
          </table:table-cell>
          <table:table-cell office:value-type="float" office:value="12.818434" calcext:value-type="float">
            <text:p>12.818434</text:p>
          </table:table-cell>
        </table:table-row>
        <table:table-row table:style-name="ro1">
          <table:table-cell office:value-type="float" office:value="50.2620203156" calcext:value-type="float">
            <text:p>50.2620203156</text:p>
          </table:table-cell>
          <table:table-cell office:value-type="float" office:value="21.6469223027" calcext:value-type="float">
            <text:p>21.6469223027</text:p>
          </table:table-cell>
          <table:table-cell office:value-type="float" office:value="44.917019" calcext:value-type="float">
            <text:p>44.917019</text:p>
          </table:table-cell>
          <table:table-cell office:value-type="float" office:value="12.686182" calcext:value-type="float">
            <text:p>12.686182</text:p>
          </table:table-cell>
        </table:table-row>
        <table:table-row table:style-name="ro1">
          <table:table-cell office:value-type="float" office:value="50.1784820757" calcext:value-type="float">
            <text:p>50.1784820757</text:p>
          </table:table-cell>
          <table:table-cell office:value-type="float" office:value="21.4609714286" calcext:value-type="float">
            <text:p>21.4609714286</text:p>
          </table:table-cell>
          <table:table-cell office:value-type="float" office:value="44.846264" calcext:value-type="float">
            <text:p>44.846264</text:p>
          </table:table-cell>
          <table:table-cell office:value-type="float" office:value="12.55393" calcext:value-type="float">
            <text:p>12.55393</text:p>
          </table:table-cell>
        </table:table-row>
        <table:table-row table:style-name="ro1">
          <table:table-cell office:value-type="float" office:value="50.0937537592" calcext:value-type="float">
            <text:p>50.0937537592</text:p>
          </table:table-cell>
          <table:table-cell office:value-type="float" office:value="21.2755638685" calcext:value-type="float">
            <text:p>21.2755638685</text:p>
          </table:table-cell>
          <table:table-cell office:value-type="float" office:value="44.770908" calcext:value-type="float">
            <text:p>44.770908</text:p>
          </table:table-cell>
          <table:table-cell office:value-type="float" office:value="12.424246" calcext:value-type="float">
            <text:p>12.424246</text:p>
          </table:table-cell>
        </table:table-row>
        <table:table-row table:style-name="ro1">
          <table:table-cell office:value-type="float" office:value="50.0509444586" calcext:value-type="float">
            <text:p>50.0509444586</text:p>
          </table:table-cell>
          <table:table-cell office:value-type="float" office:value="21.1830663291" calcext:value-type="float">
            <text:p>21.1830663291</text:p>
          </table:table-cell>
          <table:table-cell office:value-type="float" office:value="44.695553" calcext:value-type="float">
            <text:p>44.695553</text:p>
          </table:table-cell>
          <table:table-cell office:value-type="float" office:value="12.294558" calcext:value-type="float">
            <text:p>12.294558</text:p>
          </table:table-cell>
        </table:table-row>
        <table:table-row table:style-name="ro1">
          <table:table-cell office:value-type="float" office:value="49.9644378698" calcext:value-type="float">
            <text:p>49.9644378698</text:p>
          </table:table-cell>
          <table:table-cell office:value-type="float" office:value="20.9984884" calcext:value-type="float">
            <text:p>20.9984884</text:p>
          </table:table-cell>
          <table:table-cell office:value-type="float" office:value="44.620197" calcext:value-type="float">
            <text:p>44.620197</text:p>
          </table:table-cell>
          <table:table-cell office:value-type="float" office:value="12.164869" calcext:value-type="float">
            <text:p>12.164869</text:p>
          </table:table-cell>
        </table:table-row>
        <table:table-row table:style-name="ro1">
          <table:table-cell office:value-type="float" office:value="49.876750577" calcext:value-type="float">
            <text:p>49.876750577</text:p>
          </table:table-cell>
          <table:table-cell office:value-type="float" office:value="20.8144729069" calcext:value-type="float">
            <text:p>20.8144729069</text:p>
          </table:table-cell>
          <table:table-cell office:value-type="float" office:value="44.544842" calcext:value-type="float">
            <text:p>44.544842</text:p>
          </table:table-cell>
          <table:table-cell office:value-type="float" office:value="12.035181" calcext:value-type="float">
            <text:p>12.035181</text:p>
          </table:table-cell>
        </table:table-row>
        <table:table-row table:style-name="ro1">
          <table:table-cell office:value-type="float" office:value="49.7850909704" calcext:value-type="float">
            <text:p>49.7850909704</text:p>
          </table:table-cell>
          <table:table-cell office:value-type="float" office:value="20.625304208" calcext:value-type="float">
            <text:p>20.625304208</text:p>
          </table:table-cell>
          <table:table-cell office:value-type="float" office:value="44.469486" calcext:value-type="float">
            <text:p>44.469486</text:p>
          </table:table-cell>
          <table:table-cell office:value-type="float" office:value="11.905489" calcext:value-type="float">
            <text:p>11.905489</text:p>
          </table:table-cell>
        </table:table-row>
        <table:table-row table:style-name="ro1">
          <table:table-cell office:value-type="float" office:value="49.697848671" calcext:value-type="float">
            <text:p>49.697848671</text:p>
          </table:table-cell>
          <table:table-cell office:value-type="float" office:value="20.4481601669" calcext:value-type="float">
            <text:p>20.4481601669</text:p>
          </table:table-cell>
          <table:table-cell office:value-type="float" office:value="44.389484" calcext:value-type="float">
            <text:p>44.389484</text:p>
          </table:table-cell>
          <table:table-cell office:value-type="float" office:value="11.778616" calcext:value-type="float">
            <text:p>11.778616</text:p>
          </table:table-cell>
        </table:table-row>
        <table:table-row table:style-name="ro1">
          <table:table-cell office:value-type="float" office:value="49.6037728656" calcext:value-type="float">
            <text:p>49.6037728656</text:p>
          </table:table-cell>
          <table:table-cell office:value-type="float" office:value="20.2601914653" calcext:value-type="float">
            <text:p>20.2601914653</text:p>
          </table:table-cell>
          <table:table-cell office:value-type="float" office:value="44.309475" calcext:value-type="float">
            <text:p>44.309475</text:p>
          </table:table-cell>
          <table:table-cell office:value-type="float" office:value="11.651739" calcext:value-type="float">
            <text:p>11.651739</text:p>
          </table:table-cell>
        </table:table-row>
        <table:table-row table:style-name="ro1">
          <table:table-cell office:value-type="float" office:value="49.5142681516" calcext:value-type="float">
            <text:p>49.5142681516</text:p>
          </table:table-cell>
          <table:table-cell office:value-type="float" office:value="20.0841892668" calcext:value-type="float">
            <text:p>20.0841892668</text:p>
          </table:table-cell>
          <table:table-cell office:value-type="float" office:value="44.229465" calcext:value-type="float">
            <text:p>44.229465</text:p>
          </table:table-cell>
          <table:table-cell office:value-type="float" office:value="11.524862" calcext:value-type="float">
            <text:p>11.524862</text:p>
          </table:table-cell>
        </table:table-row>
        <table:table-row table:style-name="ro1">
          <table:table-cell office:value-type="float" office:value="49.4617972534" calcext:value-type="float">
            <text:p>49.4617972534</text:p>
          </table:table-cell>
          <table:table-cell office:value-type="float" office:value="19.9822526955" calcext:value-type="float">
            <text:p>19.9822526955</text:p>
          </table:table-cell>
          <table:table-cell office:value-type="float" office:value="44.149464" calcext:value-type="float">
            <text:p>44.149464</text:p>
          </table:table-cell>
          <table:table-cell office:value-type="float" office:value="11.397985" calcext:value-type="float">
            <text:p>11.397985</text:p>
          </table:table-cell>
        </table:table-row>
        <table:table-row table:style-name="ro1">
          <table:table-cell office:value-type="float" office:value="49.3705706868" calcext:value-type="float">
            <text:p>49.3705706868</text:p>
          </table:table-cell>
          <table:table-cell office:value-type="float" office:value="19.8071452916" calcext:value-type="float">
            <text:p>19.8071452916</text:p>
          </table:table-cell>
          <table:table-cell office:value-type="float" office:value="44.069454" calcext:value-type="float">
            <text:p>44.069454</text:p>
          </table:table-cell>
          <table:table-cell office:value-type="float" office:value="11.271105" calcext:value-type="float">
            <text:p>11.271105</text:p>
          </table:table-cell>
        </table:table-row>
        <table:table-row table:style-name="ro1">
          <table:table-cell office:value-type="float" office:value="49.2722634533" calcext:value-type="float">
            <text:p>49.2722634533</text:p>
          </table:table-cell>
          <table:table-cell office:value-type="float" office:value="19.6213734523" calcext:value-type="float">
            <text:p>19.6213734523</text:p>
          </table:table-cell>
          <table:table-cell office:value-type="float" office:value="43.984776" calcext:value-type="float">
            <text:p>43.984776</text:p>
          </table:table-cell>
          <table:table-cell office:value-type="float" office:value="11.147295" calcext:value-type="float">
            <text:p>11.147295</text:p>
          </table:table-cell>
        </table:table-row>
        <table:table-row table:style-name="ro1">
          <table:table-cell office:value-type="float" office:value="49.1757632942" calcext:value-type="float">
            <text:p>49.1757632942</text:p>
          </table:table-cell>
          <table:table-cell office:value-type="float" office:value="19.4418621944" calcext:value-type="float">
            <text:p>19.4418621944</text:p>
          </table:table-cell>
          <table:table-cell office:value-type="float" office:value="43.900097" calcext:value-type="float">
            <text:p>43.900097</text:p>
          </table:table-cell>
          <table:table-cell office:value-type="float" office:value="11.023485" calcext:value-type="float">
            <text:p>11.023485</text:p>
          </table:table-cell>
        </table:table-row>
        <table:table-row table:style-name="ro1">
          <table:table-cell office:value-type="float" office:value="49.0781125138" calcext:value-type="float">
            <text:p>49.0781125138</text:p>
          </table:table-cell>
          <table:table-cell office:value-type="float" office:value="19.2629799378" calcext:value-type="float">
            <text:p>19.2629799378</text:p>
          </table:table-cell>
          <table:table-cell office:value-type="float" office:value="43.815418" calcext:value-type="float">
            <text:p>43.815418</text:p>
          </table:table-cell>
          <table:table-cell office:value-type="float" office:value="10.899675" calcext:value-type="float">
            <text:p>10.899675</text:p>
          </table:table-cell>
        </table:table-row>
        <table:table-row table:style-name="ro1">
          <table:table-cell office:value-type="float" office:value="48.9793145185" calcext:value-type="float">
            <text:p>48.9793145185</text:p>
          </table:table-cell>
          <table:table-cell office:value-type="float" office:value="19.0847346301" calcext:value-type="float">
            <text:p>19.0847346301</text:p>
          </table:table-cell>
          <table:table-cell office:value-type="float" office:value="43.730732" calcext:value-type="float">
            <text:p>43.730732</text:p>
          </table:table-cell>
          <table:table-cell office:value-type="float" office:value="10.775862" calcext:value-type="float">
            <text:p>10.775862</text:p>
          </table:table-cell>
        </table:table-row>
        <table:table-row table:style-name="ro1">
          <table:table-cell office:value-type="float" office:value="48.8793719492" calcext:value-type="float">
            <text:p>48.8793719492</text:p>
          </table:table-cell>
          <table:table-cell office:value-type="float" office:value="18.9071351942" calcext:value-type="float">
            <text:p>18.9071351942</text:p>
          </table:table-cell>
          <table:table-cell office:value-type="float" office:value="43.642193" calcext:value-type="float">
            <text:p>43.642193</text:p>
          </table:table-cell>
          <table:table-cell office:value-type="float" office:value="10.654795" calcext:value-type="float">
            <text:p>10.654795</text:p>
          </table:table-cell>
        </table:table-row>
        <table:table-row table:style-name="ro1">
          <table:table-cell office:value-type="float" office:value="48.7782875285" calcext:value-type="float">
            <text:p>48.7782875285</text:p>
          </table:table-cell>
          <table:table-cell office:value-type="float" office:value="18.7301899146" calcext:value-type="float">
            <text:p>18.7301899146</text:p>
          </table:table-cell>
          <table:table-cell office:value-type="float" office:value="43.553654" calcext:value-type="float">
            <text:p>43.553654</text:p>
          </table:table-cell>
          <table:table-cell office:value-type="float" office:value="10.533728" calcext:value-type="float">
            <text:p>10.533728</text:p>
          </table:table-cell>
        </table:table-row>
        <table:table-row table:style-name="ro1">
          <table:table-cell office:value-type="float" office:value="48.7305125887" calcext:value-type="float">
            <text:p>48.7305125887</text:p>
          </table:table-cell>
          <table:table-cell office:value-type="float" office:value="18.6474741592" calcext:value-type="float">
            <text:p>18.6474741592</text:p>
          </table:table-cell>
          <table:table-cell office:value-type="float" office:value="43.465115" calcext:value-type="float">
            <text:p>43.465115</text:p>
          </table:table-cell>
          <table:table-cell office:value-type="float" office:value="10.412657" calcext:value-type="float">
            <text:p>10.412657</text:p>
          </table:table-cell>
        </table:table-row>
        <table:table-row table:style-name="ro1">
          <table:table-cell office:value-type="float" office:value="48.6212975859" calcext:value-type="float">
            <text:p>48.6212975859</text:p>
          </table:table-cell>
          <table:table-cell office:value-type="float" office:value="18.4605275815" calcext:value-type="float">
            <text:p>18.4605275815</text:p>
          </table:table-cell>
          <table:table-cell office:value-type="float" office:value="43.376575" calcext:value-type="float">
            <text:p>43.376575</text:p>
          </table:table-cell>
          <table:table-cell office:value-type="float" office:value="10.291586" calcext:value-type="float">
            <text:p>10.291586</text:p>
          </table:table-cell>
        </table:table-row>
        <table:table-row table:style-name="ro1">
          <table:table-cell office:value-type="float" office:value="48.5238691708" calcext:value-type="float">
            <text:p>48.5238691708</text:p>
          </table:table-cell>
          <table:table-cell office:value-type="float" office:value="18.2962059906" calcext:value-type="float">
            <text:p>18.2962059906</text:p>
          </table:table-cell>
          <table:table-cell office:value-type="float" office:value="43.288044" calcext:value-type="float">
            <text:p>43.288044</text:p>
          </table:table-cell>
          <table:table-cell office:value-type="float" office:value="10.170515" calcext:value-type="float">
            <text:p>10.170515</text:p>
          </table:table-cell>
        </table:table-row>
        <table:table-row table:style-name="ro1">
          <table:table-cell office:value-type="float" office:value="48.4188500712" calcext:value-type="float">
            <text:p>48.4188500712</text:p>
          </table:table-cell>
          <table:table-cell office:value-type="float" office:value="18.1215913823" calcext:value-type="float">
            <text:p>18.1215913823</text:p>
          </table:table-cell>
          <table:table-cell office:value-type="float" office:value="43.194965" calcext:value-type="float">
            <text:p>43.194965</text:p>
          </table:table-cell>
          <table:table-cell office:value-type="float" office:value="10.052908" calcext:value-type="float">
            <text:p>10.052908</text:p>
          </table:table-cell>
        </table:table-row>
        <table:table-row table:style-name="ro1">
          <table:table-cell office:value-type="float" office:value="48.3127022906" calcext:value-type="float">
            <text:p>48.3127022906</text:p>
          </table:table-cell>
          <table:table-cell office:value-type="float" office:value="17.9476686209" calcext:value-type="float">
            <text:p>17.9476686209</text:p>
          </table:table-cell>
          <table:table-cell office:value-type="float" office:value="43.101887" calcext:value-type="float">
            <text:p>43.101887</text:p>
          </table:table-cell>
          <table:table-cell office:value-type="float" office:value="9.935301" calcext:value-type="float">
            <text:p>9.935301</text:p>
          </table:table-cell>
        </table:table-row>
        <table:table-row table:style-name="ro1">
          <table:table-cell office:value-type="float" office:value="48.2020580083" calcext:value-type="float">
            <text:p>48.2020580083</text:p>
          </table:table-cell>
          <table:table-cell office:value-type="float" office:value="17.7690437791" calcext:value-type="float">
            <text:p>17.7690437791</text:p>
          </table:table-cell>
          <table:table-cell office:value-type="float" office:value="43.008808" calcext:value-type="float">
            <text:p>43.008808</text:p>
          </table:table-cell>
          <table:table-cell office:value-type="float" office:value="9.81769" calcext:value-type="float">
            <text:p>9.81769</text:p>
          </table:table-cell>
        </table:table-row>
        <table:table-row table:style-name="ro1">
          <table:table-cell office:value-type="float" office:value="48.090221744" calcext:value-type="float">
            <text:p>48.090221744</text:p>
          </table:table-cell>
          <table:table-cell office:value-type="float" office:value="17.5911713914" calcext:value-type="float">
            <text:p>17.5911713914</text:p>
          </table:table-cell>
          <table:table-cell office:value-type="float" office:value="42.915722" calcext:value-type="float">
            <text:p>42.915722</text:p>
          </table:table-cell>
          <table:table-cell office:value-type="float" office:value="9.700079" calcext:value-type="float">
            <text:p>9.700079</text:p>
          </table:table-cell>
        </table:table-row>
        <table:table-row table:style-name="ro1">
          <table:table-cell office:value-type="float" office:value="47.9840787879" calcext:value-type="float">
            <text:p>47.9840787879</text:p>
          </table:table-cell>
          <table:table-cell office:value-type="float" office:value="17.4247732746" calcext:value-type="float">
            <text:p>17.4247732746</text:p>
          </table:table-cell>
          <table:table-cell office:value-type="float" office:value="42.822636" calcext:value-type="float">
            <text:p>42.822636</text:p>
          </table:table-cell>
          <table:table-cell office:value-type="float" office:value="9.582468" calcext:value-type="float">
            <text:p>9.582468</text:p>
          </table:table-cell>
        </table:table-row>
        <table:table-row table:style-name="ro1">
          <table:table-cell office:value-type="float" office:value="47.9323436364" calcext:value-type="float">
            <text:p>47.9323436364</text:p>
          </table:table-cell>
          <table:table-cell office:value-type="float" office:value="17.3445022205" calcext:value-type="float">
            <text:p>17.3445022205</text:p>
          </table:table-cell>
          <table:table-cell office:value-type="float" office:value="42.724918" calcext:value-type="float">
            <text:p>42.724918</text:p>
          </table:table-cell>
          <table:table-cell office:value-type="float" office:value="9.468676" calcext:value-type="float">
            <text:p>9.468676</text:p>
          </table:table-cell>
        </table:table-row>
        <table:table-row table:style-name="ro1">
          <table:table-cell office:value-type="float" office:value="47.8176622421" calcext:value-type="float">
            <text:p>47.8176622421</text:p>
          </table:table-cell>
          <table:table-cell office:value-type="float" office:value="17.168472649" calcext:value-type="float">
            <text:p>17.168472649</text:p>
          </table:table-cell>
          <table:table-cell office:value-type="float" office:value="42.627193" calcext:value-type="float">
            <text:p>42.627193</text:p>
          </table:table-cell>
          <table:table-cell office:value-type="float" office:value="9.354883" calcext:value-type="float">
            <text:p>9.354883</text:p>
          </table:table-cell>
        </table:table-row>
        <table:table-row table:style-name="ro1">
          <table:table-cell office:value-type="float" office:value="47.7053261999" calcext:value-type="float">
            <text:p>47.7053261999</text:p>
          </table:table-cell>
          <table:table-cell office:value-type="float" office:value="16.9985281209" calcext:value-type="float">
            <text:p>16.9985281209</text:p>
          </table:table-cell>
          <table:table-cell office:value-type="float" office:value="42.529476" calcext:value-type="float">
            <text:p>42.529476</text:p>
          </table:table-cell>
          <table:table-cell office:value-type="float" office:value="9.241091" calcext:value-type="float">
            <text:p>9.241091</text:p>
          </table:table-cell>
        </table:table-row>
        <table:table-row table:style-name="ro1">
          <table:table-cell office:value-type="float" office:value="47.5918810959" calcext:value-type="float">
            <text:p>47.5918810959</text:p>
          </table:table-cell>
          <table:table-cell office:value-type="float" office:value="16.8293305649" calcext:value-type="float">
            <text:p>16.8293305649</text:p>
          </table:table-cell>
          <table:table-cell office:value-type="float" office:value="42.431751" calcext:value-type="float">
            <text:p>42.431751</text:p>
          </table:table-cell>
          <table:table-cell office:value-type="float" office:value="9.127298" calcext:value-type="float">
            <text:p>9.127298</text:p>
          </table:table-cell>
        </table:table-row>
        <table:table-row table:style-name="ro1">
          <table:table-cell office:value-type="float" office:value="47.477330002" calcext:value-type="float">
            <text:p>47.477330002</text:p>
          </table:table-cell>
          <table:table-cell office:value-type="float" office:value="16.6608886568" calcext:value-type="float">
            <text:p>16.6608886568</text:p>
          </table:table-cell>
          <table:table-cell office:value-type="float" office:value="42.334026" calcext:value-type="float">
            <text:p>42.334026</text:p>
          </table:table-cell>
          <table:table-cell office:value-type="float" office:value="9.013506" calcext:value-type="float">
            <text:p>9.013506</text:p>
          </table:table-cell>
        </table:table-row>
        <table:table-row table:style-name="ro1">
          <table:table-cell office:value-type="float" office:value="47.3616749792" calcext:value-type="float">
            <text:p>47.3616749792</text:p>
          </table:table-cell>
          <table:table-cell office:value-type="float" office:value="16.4932132459" calcext:value-type="float">
            <text:p>16.4932132459</text:p>
          </table:table-cell>
          <table:table-cell office:value-type="float" office:value="42.231693" calcext:value-type="float">
            <text:p>42.231693</text:p>
          </table:table-cell>
          <table:table-cell office:value-type="float" office:value="8.903837" calcext:value-type="float">
            <text:p>8.903837</text:p>
          </table:table-cell>
        </table:table-row>
        <table:table-row table:style-name="ro1">
          <table:table-cell office:value-type="float" office:value="47.244917876" calcext:value-type="float">
            <text:p>47.244917876</text:p>
          </table:table-cell>
          <table:table-cell office:value-type="float" office:value="16.3263140583" calcext:value-type="float">
            <text:p>16.3263140583</text:p>
          </table:table-cell>
          <table:table-cell office:value-type="float" office:value="42.12936" calcext:value-type="float">
            <text:p>42.12936</text:p>
          </table:table-cell>
          <table:table-cell office:value-type="float" office:value="8.794168" calcext:value-type="float">
            <text:p>8.794168</text:p>
          </table:table-cell>
        </table:table-row>
        <table:table-row table:style-name="ro1">
          <table:table-cell office:value-type="float" office:value="47.1270616586" calcext:value-type="float">
            <text:p>47.1270616586</text:p>
          </table:table-cell>
          <table:table-cell office:value-type="float" office:value="16.1601994752" calcext:value-type="float">
            <text:p>16.1601994752</text:p>
          </table:table-cell>
          <table:table-cell office:value-type="float" office:value="42.02702" calcext:value-type="float">
            <text:p>42.02702</text:p>
          </table:table-cell>
          <table:table-cell office:value-type="float" office:value="8.6845" calcext:value-type="float">
            <text:p>8.6845</text:p>
          </table:table-cell>
        </table:table-row>
        <table:table-row table:style-name="ro1">
          <table:table-cell office:value-type="float" office:value="47.0677226031" calcext:value-type="float">
            <text:p>47.0677226031</text:p>
          </table:table-cell>
          <table:table-cell office:value-type="float" office:value="16.0774387015" calcext:value-type="float">
            <text:p>16.0774387015</text:p>
          </table:table-cell>
          <table:table-cell office:value-type="float" office:value="41.924686" calcext:value-type="float">
            <text:p>41.924686</text:p>
          </table:table-cell>
          <table:table-cell office:value-type="float" office:value="8.574827" calcext:value-type="float">
            <text:p>8.574827</text:p>
          </table:table-cell>
        </table:table-row>
        <table:table-row table:style-name="ro1">
          <table:table-cell office:value-type="float" office:value="46.9557252532" calcext:value-type="float">
            <text:p>46.9557252532</text:p>
          </table:table-cell>
          <table:table-cell office:value-type="float" office:value="15.9227999154" calcext:value-type="float">
            <text:p>15.9227999154</text:p>
          </table:table-cell>
          <table:table-cell office:value-type="float" office:value="41.81863" calcext:value-type="float">
            <text:p>41.81863</text:p>
          </table:table-cell>
          <table:table-cell office:value-type="float" office:value="8.468771" calcext:value-type="float">
            <text:p>8.468771</text:p>
          </table:table-cell>
        </table:table-row>
        <table:table-row table:style-name="ro1">
          <table:table-cell office:value-type="float" office:value="46.8276348924" calcext:value-type="float">
            <text:p>46.8276348924</text:p>
          </table:table-cell>
          <table:table-cell office:value-type="float" office:value="15.7484013008" calcext:value-type="float">
            <text:p>15.7484013008</text:p>
          </table:table-cell>
          <table:table-cell office:value-type="float" office:value="41.712574" calcext:value-type="float">
            <text:p>41.712574</text:p>
          </table:table-cell>
          <table:table-cell office:value-type="float" office:value="8.362715" calcext:value-type="float">
            <text:p>8.362715</text:p>
          </table:table-cell>
        </table:table-row>
        <table:table-row table:style-name="ro1">
          <table:table-cell office:value-type="float" office:value="46.705954737" calcext:value-type="float">
            <text:p>46.705954737</text:p>
          </table:table-cell>
          <table:table-cell office:value-type="float" office:value="15.5851063543" calcext:value-type="float">
            <text:p>15.5851063543</text:p>
          </table:table-cell>
          <table:table-cell office:value-type="float" office:value="41.606518" calcext:value-type="float">
            <text:p>41.606518</text:p>
          </table:table-cell>
          <table:table-cell office:value-type="float" office:value="8.256655" calcext:value-type="float">
            <text:p>8.256655</text:p>
          </table:table-cell>
        </table:table-row>
        <table:table-row table:style-name="ro1">
          <table:table-cell office:value-type="float" office:value="46.5793329763" calcext:value-type="float">
            <text:p>46.5793329763</text:p>
          </table:table-cell>
          <table:table-cell office:value-type="float" office:value="15.4175763493" calcext:value-type="float">
            <text:p>15.4175763493</text:p>
          </table:table-cell>
          <table:table-cell office:value-type="float" office:value="41.500462" calcext:value-type="float">
            <text:p>41.500462</text:p>
          </table:table-cell>
          <table:table-cell office:value-type="float" office:value="8.150595" calcext:value-type="float">
            <text:p>8.150595</text:p>
          </table:table-cell>
        </table:table-row>
        <table:table-row table:style-name="ro1">
          <table:table-cell office:value-type="float" office:value="46.447667932" calcext:value-type="float">
            <text:p>46.447667932</text:p>
          </table:table-cell>
          <table:table-cell office:value-type="float" office:value="15.2459005032" calcext:value-type="float">
            <text:p>15.2459005032</text:p>
          </table:table-cell>
          <table:table-cell office:value-type="float" office:value="41.394405" calcext:value-type="float">
            <text:p>41.394405</text:p>
          </table:table-cell>
          <table:table-cell office:value-type="float" office:value="8.044535" calcext:value-type="float">
            <text:p>8.044535</text:p>
          </table:table-cell>
        </table:table-row>
        <table:table-row table:style-name="ro1">
          <table:table-cell office:value-type="float" office:value="46.3304794682" calcext:value-type="float">
            <text:p>46.3304794682</text:p>
          </table:table-cell>
          <table:table-cell office:value-type="float" office:value="15.0952153325" calcext:value-type="float">
            <text:p>15.0952153325</text:p>
          </table:table-cell>
          <table:table-cell office:value-type="float" office:value="41.284107" calcext:value-type="float">
            <text:p>41.284107</text:p>
          </table:table-cell>
          <table:table-cell office:value-type="float" office:value="7.942896" calcext:value-type="float">
            <text:p>7.942896</text:p>
          </table:table-cell>
        </table:table-row>
        <table:table-row table:style-name="ro1">
          <table:table-cell office:value-type="float" office:value="46.2675910074" calcext:value-type="float">
            <text:p>46.2675910074</text:p>
          </table:table-cell>
          <table:table-cell office:value-type="float" office:value="15.0151578022" calcext:value-type="float">
            <text:p>15.0151578022</text:p>
          </table:table-cell>
          <table:table-cell office:value-type="float" office:value="41.173809" calcext:value-type="float">
            <text:p>41.173809</text:p>
          </table:table-cell>
          <table:table-cell office:value-type="float" office:value="7.841253" calcext:value-type="float">
            <text:p>7.841253</text:p>
          </table:table-cell>
        </table:table-row>
        <table:table-row table:style-name="ro1">
          <table:table-cell office:value-type="float" office:value="46.137032063" calcext:value-type="float">
            <text:p>46.137032063</text:p>
          </table:table-cell>
          <table:table-cell office:value-type="float" office:value="14.8507236702" calcext:value-type="float">
            <text:p>14.8507236702</text:p>
          </table:table-cell>
          <table:table-cell office:value-type="float" office:value="41.063519" calcext:value-type="float">
            <text:p>41.063519</text:p>
          </table:table-cell>
          <table:table-cell office:value-type="float" office:value="7.739611" calcext:value-type="float">
            <text:p>7.739611</text:p>
          </table:table-cell>
        </table:table-row>
        <table:table-row table:style-name="ro1">
          <table:table-cell office:value-type="float" office:value="46.0093368892" calcext:value-type="float">
            <text:p>46.0093368892</text:p>
          </table:table-cell>
          <table:table-cell office:value-type="float" office:value="14.6921606977" calcext:value-type="float">
            <text:p>14.6921606977</text:p>
          </table:table-cell>
          <table:table-cell office:value-type="float" office:value="40.95322" calcext:value-type="float">
            <text:p>40.95322</text:p>
          </table:table-cell>
          <table:table-cell office:value-type="float" office:value="7.637968" calcext:value-type="float">
            <text:p>7.637968</text:p>
          </table:table-cell>
        </table:table-row>
        <table:table-row table:style-name="ro1">
          <table:table-cell office:value-type="float" office:value="45.8805692802" calcext:value-type="float">
            <text:p>45.8805692802</text:p>
          </table:table-cell>
          <table:table-cell office:value-type="float" office:value="14.5344806902" calcext:value-type="float">
            <text:p>14.5344806902</text:p>
          </table:table-cell>
          <table:table-cell office:value-type="float" office:value="40.842922" calcext:value-type="float">
            <text:p>40.842922</text:p>
          </table:table-cell>
          <table:table-cell office:value-type="float" office:value="7.536325" calcext:value-type="float">
            <text:p>7.536325</text:p>
          </table:table-cell>
        </table:table-row>
        <table:table-row table:style-name="ro1">
          <table:table-cell office:value-type="float" office:value="45.7507325229" calcext:value-type="float">
            <text:p>45.7507325229</text:p>
          </table:table-cell>
          <table:table-cell office:value-type="float" office:value="14.3776927588" calcext:value-type="float">
            <text:p>14.3776927588</text:p>
          </table:table-cell>
          <table:table-cell office:value-type="float" office:value="40.728558" calcext:value-type="float">
            <text:p>40.728558</text:p>
          </table:table-cell>
          <table:table-cell office:value-type="float" office:value="7.439276" calcext:value-type="float">
            <text:p>7.439276</text:p>
          </table:table-cell>
        </table:table-row>
        <table:table-row table:style-name="ro1">
          <table:table-cell office:value-type="float" office:value="45.6198286668" calcext:value-type="float">
            <text:p>45.6198286668</text:p>
          </table:table-cell>
          <table:table-cell office:value-type="float" office:value="14.2218102598" calcext:value-type="float">
            <text:p>14.2218102598</text:p>
          </table:table-cell>
          <table:table-cell office:value-type="float" office:value="40.614193" calcext:value-type="float">
            <text:p>40.614193</text:p>
          </table:table-cell>
          <table:table-cell office:value-type="float" office:value="7.342226" calcext:value-type="float">
            <text:p>7.342226</text:p>
          </table:table-cell>
        </table:table-row>
        <table:table-row table:style-name="ro1">
          <table:table-cell office:value-type="float" office:value="45.4878592582" calcext:value-type="float">
            <text:p>45.4878592582</text:p>
          </table:table-cell>
          <table:table-cell office:value-type="float" office:value="14.0668456627" calcext:value-type="float">
            <text:p>14.0668456627</text:p>
          </table:table-cell>
          <table:table-cell office:value-type="float" office:value="40.499821" calcext:value-type="float">
            <text:p>40.499821</text:p>
          </table:table-cell>
          <table:table-cell office:value-type="float" office:value="7.245176" calcext:value-type="float">
            <text:p>7.245176</text:p>
          </table:table-cell>
        </table:table-row>
        <table:table-row table:style-name="ro1">
          <table:table-cell office:value-type="float" office:value="45.3548269916" calcext:value-type="float">
            <text:p>45.3548269916</text:p>
          </table:table-cell>
          <table:table-cell office:value-type="float" office:value="13.9128085691" calcext:value-type="float">
            <text:p>13.9128085691</text:p>
          </table:table-cell>
          <table:table-cell office:value-type="float" office:value="40.385456" calcext:value-type="float">
            <text:p>40.385456</text:p>
          </table:table-cell>
          <table:table-cell office:value-type="float" office:value="7.148127" calcext:value-type="float">
            <text:p>7.148127</text:p>
          </table:table-cell>
        </table:table-row>
        <table:table-row table:style-name="ro1">
          <table:table-cell office:value-type="float" office:value="45.2837230343" calcext:value-type="float">
            <text:p>45.2837230343</text:p>
          </table:table-cell>
          <table:table-cell office:value-type="float" office:value="13.8313562462" calcext:value-type="float">
            <text:p>13.8313562462</text:p>
          </table:table-cell>
          <table:table-cell office:value-type="float" office:value="40.271084" calcext:value-type="float">
            <text:p>40.271084</text:p>
          </table:table-cell>
          <table:table-cell office:value-type="float" office:value="7.051077" calcext:value-type="float">
            <text:p>7.051077</text:p>
          </table:table-cell>
        </table:table-row>
        <table:table-row table:style-name="ro1">
          <table:table-cell office:value-type="float" office:value="45.1532942784" calcext:value-type="float">
            <text:p>45.1532942784</text:p>
          </table:table-cell>
          <table:table-cell office:value-type="float" office:value="13.6835100144" calcext:value-type="float">
            <text:p>13.6835100144</text:p>
          </table:table-cell>
          <table:table-cell office:value-type="float" office:value="40.152943" calcext:value-type="float">
            <text:p>40.152943</text:p>
          </table:table-cell>
          <table:table-cell office:value-type="float" office:value="6.958652" calcext:value-type="float">
            <text:p>6.958652</text:p>
          </table:table-cell>
        </table:table-row>
        <table:table-row table:style-name="ro1">
          <table:table-cell office:value-type="float" office:value="45.0176201807" calcext:value-type="float">
            <text:p>45.0176201807</text:p>
          </table:table-cell>
          <table:table-cell office:value-type="float" office:value="13.5318337809" calcext:value-type="float">
            <text:p>13.5318337809</text:p>
          </table:table-cell>
          <table:table-cell office:value-type="float" office:value="40.034801" calcext:value-type="float">
            <text:p>40.034801</text:p>
          </table:table-cell>
          <table:table-cell office:value-type="float" office:value="6.866226" calcext:value-type="float">
            <text:p>6.866226</text:p>
          </table:table-cell>
        </table:table-row>
        <table:table-row table:style-name="ro1">
          <table:table-cell office:value-type="float" office:value="44.8808927808" calcext:value-type="float">
            <text:p>44.8808927808</text:p>
          </table:table-cell>
          <table:table-cell office:value-type="float" office:value="13.3811258044" calcext:value-type="float">
            <text:p>13.3811258044</text:p>
          </table:table-cell>
          <table:table-cell office:value-type="float" office:value="39.91666" calcext:value-type="float">
            <text:p>39.91666</text:p>
          </table:table-cell>
          <table:table-cell office:value-type="float" office:value="6.7738" calcext:value-type="float">
            <text:p>6.7738</text:p>
          </table:table-cell>
        </table:table-row>
        <table:table-row table:style-name="ro1">
          <table:table-cell office:value-type="float" office:value="44.7431144004" calcext:value-type="float">
            <text:p>44.7431144004</text:p>
          </table:table-cell>
          <table:table-cell office:value-type="float" office:value="13.2313967681" calcext:value-type="float">
            <text:p>13.2313967681</text:p>
          </table:table-cell>
          <table:table-cell office:value-type="float" office:value="39.798512" calcext:value-type="float">
            <text:p>39.798512</text:p>
          </table:table-cell>
          <table:table-cell office:value-type="float" office:value="6.681372" calcext:value-type="float">
            <text:p>6.681372</text:p>
          </table:table-cell>
        </table:table-row>
        <table:table-row table:style-name="ro1">
          <table:table-cell office:value-type="float" office:value="44.6086434486" calcext:value-type="float">
            <text:p>44.6086434486</text:p>
          </table:table-cell>
          <table:table-cell office:value-type="float" office:value="13.0872884591" calcext:value-type="float">
            <text:p>13.0872884591</text:p>
          </table:table-cell>
          <table:table-cell office:value-type="float" office:value="39.677525" calcext:value-type="float">
            <text:p>39.677525</text:p>
          </table:table-cell>
          <table:table-cell office:value-type="float" office:value="6.592716" calcext:value-type="float">
            <text:p>6.592716</text:p>
          </table:table-cell>
        </table:table-row>
        <table:table-row table:style-name="ro1">
          <table:table-cell office:value-type="float" office:value="44.4644198047" calcext:value-type="float">
            <text:p>44.4644198047</text:p>
          </table:table-cell>
          <table:table-cell office:value-type="float" office:value="12.9349119319" calcext:value-type="float">
            <text:p>12.9349119319</text:p>
          </table:table-cell>
          <table:table-cell office:value-type="float" office:value="39.556545" calcext:value-type="float">
            <text:p>39.556545</text:p>
          </table:table-cell>
          <table:table-cell office:value-type="float" office:value="6.504061" calcext:value-type="float">
            <text:p>6.504061</text:p>
          </table:table-cell>
        </table:table-row>
        <table:table-row table:style-name="ro1">
          <table:table-cell office:value-type="float" office:value="44.327928681" calcext:value-type="float">
            <text:p>44.327928681</text:p>
          </table:table-cell>
          <table:table-cell office:value-type="float" office:value="12.7927523053" calcext:value-type="float">
            <text:p>12.7927523053</text:p>
          </table:table-cell>
          <table:table-cell office:value-type="float" office:value="39.435558" calcext:value-type="float">
            <text:p>39.435558</text:p>
          </table:table-cell>
          <table:table-cell office:value-type="float" office:value="6.415403" calcext:value-type="float">
            <text:p>6.415403</text:p>
          </table:table-cell>
        </table:table-row>
        <table:table-row table:style-name="ro1">
          <table:table-cell office:value-type="float" office:value="44.2570995269" calcext:value-type="float">
            <text:p>44.2570995269</text:p>
          </table:table-cell>
          <table:table-cell office:value-type="float" office:value="12.7197560359" calcext:value-type="float">
            <text:p>12.7197560359</text:p>
          </table:table-cell>
          <table:table-cell office:value-type="float" office:value="39.314571" calcext:value-type="float">
            <text:p>39.314571</text:p>
          </table:table-cell>
          <table:table-cell office:value-type="float" office:value="6.326746" calcext:value-type="float">
            <text:p>6.326746</text:p>
          </table:table-cell>
        </table:table-row>
        <table:table-row table:style-name="ro1">
          <table:table-cell office:value-type="float" office:value="44.1146631338" calcext:value-type="float">
            <text:p>44.1146631338</text:p>
          </table:table-cell>
          <table:table-cell office:value-type="float" office:value="12.5745394607" calcext:value-type="float">
            <text:p>12.5745394607</text:p>
          </table:table-cell>
          <table:table-cell office:value-type="float" office:value="39.193584" calcext:value-type="float">
            <text:p>39.193584</text:p>
          </table:table-cell>
          <table:table-cell office:value-type="float" office:value="6.238087" calcext:value-type="float">
            <text:p>6.238087</text:p>
          </table:table-cell>
        </table:table-row>
        <table:table-row table:style-name="ro1">
          <table:table-cell office:value-type="float" office:value="43.9666920377" calcext:value-type="float">
            <text:p>43.9666920377</text:p>
          </table:table-cell>
          <table:table-cell office:value-type="float" office:value="12.4258762822" calcext:value-type="float">
            <text:p>12.4258762822</text:p>
          </table:table-cell>
          <table:table-cell office:value-type="float" office:value="39.069477" calcext:value-type="float">
            <text:p>39.069477</text:p>
          </table:table-cell>
          <table:table-cell office:value-type="float" office:value="6.153858" calcext:value-type="float">
            <text:p>6.153858</text:p>
          </table:table-cell>
        </table:table-row>
        <table:table-row table:style-name="ro1">
          <table:table-cell office:value-type="float" office:value="43.813091195" calcext:value-type="float">
            <text:p>43.813091195</text:p>
          </table:table-cell>
          <table:table-cell office:value-type="float" office:value="12.2738787259" calcext:value-type="float">
            <text:p>12.2738787259</text:p>
          </table:table-cell>
          <table:table-cell office:value-type="float" office:value="38.94537" calcext:value-type="float">
            <text:p>38.94537</text:p>
          </table:table-cell>
          <table:table-cell office:value-type="float" office:value="6.06963" calcext:value-type="float">
            <text:p>6.06963</text:p>
          </table:table-cell>
        </table:table-row>
        <table:table-row table:style-name="ro1">
          <table:table-cell office:value-type="float" office:value="43.6765973716" calcext:value-type="float">
            <text:p>43.6765973716</text:p>
          </table:table-cell>
          <table:table-cell office:value-type="float" office:value="12.1407653489" calcext:value-type="float">
            <text:p>12.1407653489</text:p>
          </table:table-cell>
          <table:table-cell office:value-type="float" office:value="38.821262" calcext:value-type="float">
            <text:p>38.821262</text:p>
          </table:table-cell>
          <table:table-cell office:value-type="float" office:value="5.985401" calcext:value-type="float">
            <text:p>5.985401</text:p>
          </table:table-cell>
        </table:table-row>
        <table:table-row table:style-name="ro1">
          <table:table-cell office:value-type="float" office:value="43.5300101781" calcext:value-type="float">
            <text:p>43.5300101781</text:p>
          </table:table-cell>
          <table:table-cell office:value-type="float" office:value="11.9998289369" calcext:value-type="float">
            <text:p>11.9998289369</text:p>
          </table:table-cell>
          <table:table-cell office:value-type="float" office:value="38.697155" calcext:value-type="float">
            <text:p>38.697155</text:p>
          </table:table-cell>
          <table:table-cell office:value-type="float" office:value="5.901171" calcext:value-type="float">
            <text:p>5.901171</text:p>
          </table:table-cell>
        </table:table-row>
        <table:table-row table:style-name="ro1">
          <table:table-cell office:value-type="float" office:value="43.3824001829" calcext:value-type="float">
            <text:p>43.3824001829</text:p>
          </table:table-cell>
          <table:table-cell office:value-type="float" office:value="11.8599887178" calcext:value-type="float">
            <text:p>11.8599887178</text:p>
          </table:table-cell>
          <table:table-cell office:value-type="float" office:value="38.573044" calcext:value-type="float">
            <text:p>38.573044</text:p>
          </table:table-cell>
          <table:table-cell office:value-type="float" office:value="5.81694" calcext:value-type="float">
            <text:p>5.81694</text:p>
          </table:table-cell>
        </table:table-row>
        <table:table-row table:style-name="ro1">
          <table:table-cell office:value-type="float" office:value="43.3082129629" calcext:value-type="float">
            <text:p>43.3082129629</text:p>
          </table:table-cell>
          <table:table-cell office:value-type="float" office:value="11.7904823321" calcext:value-type="float">
            <text:p>11.7904823321</text:p>
          </table:table-cell>
          <table:table-cell office:value-type="float" office:value="38.446026" calcext:value-type="float">
            <text:p>38.446026</text:p>
          </table:table-cell>
          <table:table-cell office:value-type="float" office:value="5.737164" calcext:value-type="float">
            <text:p>5.737164</text:p>
          </table:table-cell>
        </table:table-row>
        <table:table-row table:style-name="ro1">
          <table:table-cell office:value-type="float" office:value="43.1544006646" calcext:value-type="float">
            <text:p>43.1544006646</text:p>
          </table:table-cell>
          <table:table-cell office:value-type="float" office:value="11.6480033596" calcext:value-type="float">
            <text:p>11.6480033596</text:p>
          </table:table-cell>
          <table:table-cell office:value-type="float" office:value="38.319008" calcext:value-type="float">
            <text:p>38.319008</text:p>
          </table:table-cell>
          <table:table-cell office:value-type="float" office:value="5.657387" calcext:value-type="float">
            <text:p>5.657387</text:p>
          </table:table-cell>
        </table:table-row>
        <table:table-row table:style-name="ro1">
          <table:table-cell office:value-type="float" office:value="43.0089281617" calcext:value-type="float">
            <text:p>43.0089281617</text:p>
          </table:table-cell>
          <table:table-cell office:value-type="float" office:value="11.5152510572" calcext:value-type="float">
            <text:p>11.5152510572</text:p>
          </table:table-cell>
          <table:table-cell office:value-type="float" office:value="38.19199" calcext:value-type="float">
            <text:p>38.19199</text:p>
          </table:table-cell>
          <table:table-cell office:value-type="float" office:value="5.577608" calcext:value-type="float">
            <text:p>5.577608</text:p>
          </table:table-cell>
        </table:table-row>
        <table:table-row table:style-name="ro1">
          <table:table-cell office:value-type="float" office:value="42.8577686815" calcext:value-type="float">
            <text:p>42.8577686815</text:p>
          </table:table-cell>
          <table:table-cell office:value-type="float" office:value="11.379343138" calcext:value-type="float">
            <text:p>11.379343138</text:p>
          </table:table-cell>
          <table:table-cell office:value-type="float" office:value="38.064968" calcext:value-type="float">
            <text:p>38.064968</text:p>
          </table:table-cell>
          <table:table-cell office:value-type="float" office:value="5.497829" calcext:value-type="float">
            <text:p>5.497829</text:p>
          </table:table-cell>
        </table:table-row>
        <table:table-row table:style-name="ro1">
          <table:table-cell office:value-type="float" office:value="42.7056019252" calcext:value-type="float">
            <text:p>42.7056019252</text:p>
          </table:table-cell>
          <table:table-cell office:value-type="float" office:value="11.244592276" calcext:value-type="float">
            <text:p>11.244592276</text:p>
          </table:table-cell>
          <table:table-cell office:value-type="float" office:value="37.937943" calcext:value-type="float">
            <text:p>37.937943</text:p>
          </table:table-cell>
          <table:table-cell office:value-type="float" office:value="5.418049" calcext:value-type="float">
            <text:p>5.418049</text:p>
          </table:table-cell>
        </table:table-row>
        <table:table-row table:style-name="ro1">
          <table:table-cell office:value-type="float" office:value="42.5572347964" calcext:value-type="float">
            <text:p>42.5572347964</text:p>
          </table:table-cell>
          <table:table-cell office:value-type="float" office:value="11.1151643368" calcext:value-type="float">
            <text:p>11.1151643368</text:p>
          </table:table-cell>
          <table:table-cell office:value-type="float" office:value="37.808289" calcext:value-type="float">
            <text:p>37.808289</text:p>
          </table:table-cell>
          <table:table-cell office:value-type="float" office:value="5.342621" calcext:value-type="float">
            <text:p>5.342621</text:p>
          </table:table-cell>
        </table:table-row>
        <table:table-row table:style-name="ro1">
          <table:table-cell office:value-type="float" office:value="42.3982655525" calcext:value-type="float">
            <text:p>42.3982655525</text:p>
          </table:table-cell>
          <table:table-cell office:value-type="float" office:value="10.9785998985" calcext:value-type="float">
            <text:p>10.9785998985</text:p>
          </table:table-cell>
          <table:table-cell office:value-type="float" office:value="37.678635" calcext:value-type="float">
            <text:p>37.678635</text:p>
          </table:table-cell>
          <table:table-cell office:value-type="float" office:value="5.267193" calcext:value-type="float">
            <text:p>5.267193</text:p>
          </table:table-cell>
        </table:table-row>
        <table:table-row table:style-name="ro1">
          <table:table-cell office:value-type="float" office:value="42.2431040134" calcext:value-type="float">
            <text:p>42.2431040134</text:p>
          </table:table-cell>
          <table:table-cell office:value-type="float" office:value="10.8473904596" calcext:value-type="float">
            <text:p>10.8473904596</text:p>
          </table:table-cell>
          <table:table-cell office:value-type="float" office:value="37.548981" calcext:value-type="float">
            <text:p>37.548981</text:p>
          </table:table-cell>
          <table:table-cell office:value-type="float" office:value="5.191765" calcext:value-type="float">
            <text:p>5.191765</text:p>
          </table:table-cell>
        </table:table-row>
        <table:table-row table:style-name="ro1">
          <table:table-cell office:value-type="float" office:value="42.1651504216" calcext:value-type="float">
            <text:p>42.1651504216</text:p>
          </table:table-cell>
          <table:table-cell office:value-type="float" office:value="10.7822550495" calcext:value-type="float">
            <text:p>10.7822550495</text:p>
          </table:table-cell>
          <table:table-cell office:value-type="float" office:value="37.419323" calcext:value-type="float">
            <text:p>37.419323</text:p>
          </table:table-cell>
          <table:table-cell office:value-type="float" office:value="5.116337" calcext:value-type="float">
            <text:p>5.116337</text:p>
          </table:table-cell>
        </table:table-row>
        <table:table-row table:style-name="ro1">
          <table:table-cell office:value-type="float" office:value="42.0084971197" calcext:value-type="float">
            <text:p>42.0084971197</text:p>
          </table:table-cell>
          <table:table-cell office:value-type="float" office:value="10.6528959639" calcext:value-type="float">
            <text:p>10.6528959639</text:p>
          </table:table-cell>
          <table:table-cell office:value-type="float" office:value="37.289665" calcext:value-type="float">
            <text:p>37.289665</text:p>
          </table:table-cell>
          <table:table-cell office:value-type="float" office:value="5.040907" calcext:value-type="float">
            <text:p>5.040907</text:p>
          </table:table-cell>
        </table:table-row>
        <table:table-row table:style-name="ro1">
          <table:table-cell office:value-type="float" office:value="41.8508736426" calcext:value-type="float">
            <text:p>41.8508736426</text:p>
          </table:table-cell>
          <table:table-cell office:value-type="float" office:value="10.5247326134" calcext:value-type="float">
            <text:p>10.5247326134</text:p>
          </table:table-cell>
          <table:table-cell office:value-type="float" office:value="37.157646" calcext:value-type="float">
            <text:p>37.157646</text:p>
          </table:table-cell>
          <table:table-cell office:value-type="float" office:value="4.969698" calcext:value-type="float">
            <text:p>4.969698</text:p>
          </table:table-cell>
        </table:table-row>
        <table:table-row table:style-name="ro1">
          <table:table-cell office:value-type="float" office:value="41.6873028061" calcext:value-type="float">
            <text:p>41.6873028061</text:p>
          </table:table-cell>
          <table:table-cell office:value-type="float" office:value="10.3938792916" calcext:value-type="float">
            <text:p>10.3938792916</text:p>
          </table:table-cell>
          <table:table-cell office:value-type="float" office:value="37.025627" calcext:value-type="float">
            <text:p>37.025627</text:p>
          </table:table-cell>
          <table:table-cell office:value-type="float" office:value="4.898487" calcext:value-type="float">
            <text:p>4.898487</text:p>
          </table:table-cell>
        </table:table-row>
        <table:table-row table:style-name="ro1">
          <table:table-cell office:value-type="float" office:value="41.5276849392" calcext:value-type="float">
            <text:p>41.5276849392</text:p>
          </table:table-cell>
          <table:table-cell office:value-type="float" office:value="10.2682987874" calcext:value-type="float">
            <text:p>10.2682987874</text:p>
          </table:table-cell>
          <table:table-cell office:value-type="float" office:value="36.893608" calcext:value-type="float">
            <text:p>36.893608</text:p>
          </table:table-cell>
          <table:table-cell office:value-type="float" office:value="4.827276" calcext:value-type="float">
            <text:p>4.827276</text:p>
          </table:table-cell>
        </table:table-row>
        <table:table-row table:style-name="ro1">
          <table:table-cell office:value-type="float" office:value="41.3671064438" calcext:value-type="float">
            <text:p>41.3671064438</text:p>
          </table:table-cell>
          <table:table-cell office:value-type="float" office:value="10.1439607862" calcext:value-type="float">
            <text:p>10.1439607862</text:p>
          </table:table-cell>
          <table:table-cell office:value-type="float" office:value="36.761585" calcext:value-type="float">
            <text:p>36.761585</text:p>
          </table:table-cell>
          <table:table-cell office:value-type="float" office:value="4.756065" calcext:value-type="float">
            <text:p>4.756065</text:p>
          </table:table-cell>
        </table:table-row>
        <table:table-row table:style-name="ro1">
          <table:table-cell office:value-type="float" office:value="41.2055627449" calcext:value-type="float">
            <text:p>41.2055627449</text:p>
          </table:table-cell>
          <table:table-cell office:value-type="float" office:value="10.0209353198" calcext:value-type="float">
            <text:p>10.0209353198</text:p>
          </table:table-cell>
          <table:table-cell office:value-type="float" office:value="36.629562" calcext:value-type="float">
            <text:p>36.629562</text:p>
          </table:table-cell>
          <table:table-cell office:value-type="float" office:value="4.684851" calcext:value-type="float">
            <text:p>4.684851</text:p>
          </table:table-cell>
        </table:table-row>
        <table:table-row table:style-name="ro1">
          <table:table-cell office:value-type="float" office:value="41.0430445584" calcext:value-type="float">
            <text:p>41.0430445584</text:p>
          </table:table-cell>
          <table:table-cell office:value-type="float" office:value="9.8992306432" calcext:value-type="float">
            <text:p>9.8992306432</text:p>
          </table:table-cell>
          <table:table-cell office:value-type="float" office:value="36.495426" calcext:value-type="float">
            <text:p>36.495426</text:p>
          </table:table-cell>
          <table:table-cell office:value-type="float" office:value="4.61771" calcext:value-type="float">
            <text:p>4.61771</text:p>
          </table:table-cell>
        </table:table-row>
        <table:table-row table:style-name="ro1">
          <table:table-cell office:value-type="float" office:value="40.9563199216" calcext:value-type="float">
            <text:p>40.9563199216</text:p>
          </table:table-cell>
          <table:table-cell office:value-type="float" office:value="9.83509783023" calcext:value-type="float">
            <text:p>9.8350978302</text:p>
          </table:table-cell>
          <table:table-cell office:value-type="float" office:value="36.36129" calcext:value-type="float">
            <text:p>36.36129</text:p>
          </table:table-cell>
          <table:table-cell office:value-type="float" office:value="4.55057" calcext:value-type="float">
            <text:p>4.55057</text:p>
          </table:table-cell>
        </table:table-row>
        <table:table-row table:style-name="ro1">
          <table:table-cell office:value-type="float" office:value="40.7974865265" calcext:value-type="float">
            <text:p>40.7974865265</text:p>
          </table:table-cell>
          <table:table-cell office:value-type="float" office:value="9.71914431901" calcext:value-type="float">
            <text:p>9.719144319</text:p>
          </table:table-cell>
          <table:table-cell office:value-type="float" office:value="36.227154" calcext:value-type="float">
            <text:p>36.227154</text:p>
          </table:table-cell>
          <table:table-cell office:value-type="float" office:value="4.483427" calcext:value-type="float">
            <text:p>4.483427</text:p>
          </table:table-cell>
        </table:table-row>
        <table:table-row table:style-name="ro1">
          <table:table-cell office:value-type="float" office:value="40.6325818104" calcext:value-type="float">
            <text:p>40.6325818104</text:p>
          </table:table-cell>
          <table:table-cell office:value-type="float" office:value="9.60080215575" calcext:value-type="float">
            <text:p>9.6008021558</text:p>
          </table:table-cell>
          <table:table-cell office:value-type="float" office:value="36.093014" calcext:value-type="float">
            <text:p>36.093014</text:p>
          </table:table-cell>
          <table:table-cell office:value-type="float" office:value="4.416285" calcext:value-type="float">
            <text:p>4.416285</text:p>
          </table:table-cell>
        </table:table-row>
        <table:table-row table:style-name="ro1">
          <table:table-cell office:value-type="float" office:value="40.4563445222" calcext:value-type="float">
            <text:p>40.4563445222</text:p>
          </table:table-cell>
          <table:table-cell office:value-type="float" office:value="9.47651805973" calcext:value-type="float">
            <text:p>9.4765180597</text:p>
          </table:table-cell>
          <table:table-cell office:value-type="float" office:value="35.95887" calcext:value-type="float">
            <text:p>35.95887</text:p>
          </table:table-cell>
          <table:table-cell office:value-type="float" office:value="4.34914" calcext:value-type="float">
            <text:p>4.34914</text:p>
          </table:table-cell>
        </table:table-row>
        <table:table-row table:style-name="ro1">
          <table:table-cell office:value-type="float" office:value="40.2947326752" calcext:value-type="float">
            <text:p>40.2947326752</text:p>
          </table:table-cell>
          <table:table-cell office:value-type="float" office:value="9.3645606134" calcext:value-type="float">
            <text:p>9.3645606134</text:p>
          </table:table-cell>
          <table:table-cell office:value-type="float" office:value="35.822845" calcext:value-type="float">
            <text:p>35.822845</text:p>
          </table:table-cell>
          <table:table-cell office:value-type="float" office:value="4.28591" calcext:value-type="float">
            <text:p>4.28591</text:p>
          </table:table-cell>
        </table:table-row>
        <table:table-row table:style-name="ro1">
          <table:table-cell office:value-type="float" office:value="40.1269757166" calcext:value-type="float">
            <text:p>40.1269757166</text:p>
          </table:table-cell>
          <table:table-cell office:value-type="float" office:value="9.2504119978" calcext:value-type="float">
            <text:p>9.2504119978</text:p>
          </table:table-cell>
          <table:table-cell office:value-type="float" office:value="35.686821" calcext:value-type="float">
            <text:p>35.686821</text:p>
          </table:table-cell>
          <table:table-cell office:value-type="float" office:value="4.222679" calcext:value-type="float">
            <text:p>4.222679</text:p>
          </table:table-cell>
        </table:table-row>
        <table:table-row table:style-name="ro1">
          <table:table-cell office:value-type="float" office:value="39.9635809662" calcext:value-type="float">
            <text:p>39.9635809662</text:p>
          </table:table-cell>
          <table:table-cell office:value-type="float" office:value="9.14115604151" calcext:value-type="float">
            <text:p>9.1411560415</text:p>
          </table:table-cell>
          <table:table-cell office:value-type="float" office:value="35.550797" calcext:value-type="float">
            <text:p>35.550797</text:p>
          </table:table-cell>
          <table:table-cell office:value-type="float" office:value="4.159449" calcext:value-type="float">
            <text:p>4.159449</text:p>
          </table:table-cell>
        </table:table-row>
        <table:table-row table:style-name="ro1">
          <table:table-cell office:value-type="float" office:value="39.8842095668" calcext:value-type="float">
            <text:p>39.8842095668</text:p>
          </table:table-cell>
          <table:table-cell office:value-type="float" office:value="9.08876597349" calcext:value-type="float">
            <text:p>9.0887659735</text:p>
          </table:table-cell>
          <table:table-cell office:value-type="float" office:value="35.414772" calcext:value-type="float">
            <text:p>35.414772</text:p>
          </table:table-cell>
          <table:table-cell office:value-type="float" office:value="4.096216" calcext:value-type="float">
            <text:p>4.096216</text:p>
          </table:table-cell>
        </table:table-row>
        <table:table-row table:style-name="ro1">
          <table:table-cell office:value-type="float" office:value="39.714211605" calcext:value-type="float">
            <text:p>39.714211605</text:p>
          </table:table-cell>
          <table:table-cell office:value-type="float" office:value="8.9780627579" calcext:value-type="float">
            <text:p>8.9780627579</text:p>
          </table:table-cell>
          <table:table-cell office:value-type="float" office:value="35.27874" calcext:value-type="float">
            <text:p>35.27874</text:p>
          </table:table-cell>
          <table:table-cell office:value-type="float" office:value="4.032984" calcext:value-type="float">
            <text:p>4.032984</text:p>
          </table:table-cell>
        </table:table-row>
        <table:table-row table:style-name="ro1">
          <table:table-cell office:value-type="float" office:value="39.5379434017" calcext:value-type="float">
            <text:p>39.5379434017</text:p>
          </table:table-cell>
          <table:table-cell office:value-type="float" office:value="8.86542900424" calcext:value-type="float">
            <text:p>8.8654290042</text:p>
          </table:table-cell>
          <table:table-cell office:value-type="float" office:value="35.141041" calcext:value-type="float">
            <text:p>35.141041</text:p>
          </table:table-cell>
          <table:table-cell office:value-type="float" office:value="3.973501" calcext:value-type="float">
            <text:p>3.973501</text:p>
          </table:table-cell>
        </table:table-row>
        <table:table-row table:style-name="ro1">
          <table:table-cell office:value-type="float" office:value="39.3660938511" calcext:value-type="float">
            <text:p>39.3660938511</text:p>
          </table:table-cell>
          <table:table-cell office:value-type="float" office:value="8.75770932418" calcext:value-type="float">
            <text:p>8.7577093242</text:p>
          </table:table-cell>
          <table:table-cell office:value-type="float" office:value="35.003338" calcext:value-type="float">
            <text:p>35.003338</text:p>
          </table:table-cell>
          <table:table-cell office:value-type="float" office:value="3.914017" calcext:value-type="float">
            <text:p>3.914017</text:p>
          </table:table-cell>
        </table:table-row>
        <table:table-row table:style-name="ro1">
          <table:table-cell office:value-type="float" office:value="39.1825179052" calcext:value-type="float">
            <text:p>39.1825179052</text:p>
          </table:table-cell>
          <table:table-cell office:value-type="float" office:value="8.64489960346" calcext:value-type="float">
            <text:p>8.6448996035</text:p>
          </table:table-cell>
          <table:table-cell office:value-type="float" office:value="34.865635" calcext:value-type="float">
            <text:p>34.865635</text:p>
          </table:table-cell>
          <table:table-cell office:value-type="float" office:value="3.854532" calcext:value-type="float">
            <text:p>3.854532</text:p>
          </table:table-cell>
        </table:table-row>
        <table:table-row table:style-name="ro1">
          <table:table-cell office:value-type="float" office:value="39.0142626802" calcext:value-type="float">
            <text:p>39.0142626802</text:p>
          </table:table-cell>
          <table:table-cell office:value-type="float" office:value="8.54353369006" calcext:value-type="float">
            <text:p>8.5435336901</text:p>
          </table:table-cell>
          <table:table-cell office:value-type="float" office:value="34.727932" calcext:value-type="float">
            <text:p>34.727932</text:p>
          </table:table-cell>
          <table:table-cell office:value-type="float" office:value="3.795048" calcext:value-type="float">
            <text:p>3.795048</text:p>
          </table:table-cell>
        </table:table-row>
        <table:table-row table:style-name="ro1">
          <table:table-cell office:value-type="float" office:value="38.8397123135" calcext:value-type="float">
            <text:p>38.8397123135</text:p>
          </table:table-cell>
          <table:table-cell office:value-type="float" office:value="8.44039903346" calcext:value-type="float">
            <text:p>8.4403990335</text:p>
          </table:table-cell>
          <table:table-cell office:value-type="float" office:value="34.590225" calcext:value-type="float">
            <text:p>34.590225</text:p>
          </table:table-cell>
          <table:table-cell office:value-type="float" office:value="3.735563" calcext:value-type="float">
            <text:p>3.735563</text:p>
          </table:table-cell>
        </table:table-row>
        <table:table-row table:style-name="ro1">
          <table:table-cell office:value-type="float" office:value="38.658791814" calcext:value-type="float">
            <text:p>38.658791814</text:p>
          </table:table-cell>
          <table:table-cell office:value-type="float" office:value="8.33565301085" calcext:value-type="float">
            <text:p>8.3356530109</text:p>
          </table:table-cell>
          <table:table-cell office:value-type="float" office:value="34.451031" calcext:value-type="float">
            <text:p>34.451031</text:p>
          </table:table-cell>
          <table:table-cell office:value-type="float" office:value="3.679661" calcext:value-type="float">
            <text:p>3.679661</text:p>
          </table:table-cell>
        </table:table-row>
        <table:table-row table:style-name="ro1">
          <table:table-cell office:value-type="float" office:value="38.4824733176" calcext:value-type="float">
            <text:p>38.4824733176</text:p>
          </table:table-cell>
          <table:table-cell office:value-type="float" office:value="8.23566957842" calcext:value-type="float">
            <text:p>8.2356695784</text:p>
          </table:table-cell>
          <table:table-cell office:value-type="float" office:value="34.311836" calcext:value-type="float">
            <text:p>34.311836</text:p>
          </table:table-cell>
          <table:table-cell office:value-type="float" office:value="3.623758" calcext:value-type="float">
            <text:p>3.623758</text:p>
          </table:table-cell>
        </table:table-row>
        <table:table-row table:style-name="ro1">
          <table:table-cell office:value-type="float" office:value="38.3884537024" calcext:value-type="float">
            <text:p>38.3884537024</text:p>
          </table:table-cell>
          <table:table-cell office:value-type="float" office:value="8.18319814139" calcext:value-type="float">
            <text:p>8.1831981414</text:p>
          </table:table-cell>
          <table:table-cell office:value-type="float" office:value="34.172638" calcext:value-type="float">
            <text:p>34.172638</text:p>
          </table:table-cell>
          <table:table-cell office:value-type="float" office:value="3.567856" calcext:value-type="float">
            <text:p>3.567856</text:p>
          </table:table-cell>
        </table:table-row>
        <table:table-row table:style-name="ro1">
          <table:table-cell office:value-type="float" office:value="38.2108233877" calcext:value-type="float">
            <text:p>38.2108233877</text:p>
          </table:table-cell>
          <table:table-cell office:value-type="float" office:value="8.08565286386" calcext:value-type="float">
            <text:p>8.0856528639</text:p>
          </table:table-cell>
          <table:table-cell office:value-type="float" office:value="34.03344" calcext:value-type="float">
            <text:p>34.03344</text:p>
          </table:table-cell>
          <table:table-cell office:value-type="float" office:value="3.511951" calcext:value-type="float">
            <text:p>3.511951</text:p>
          </table:table-cell>
        </table:table-row>
        <table:table-row table:style-name="ro1">
          <table:table-cell office:value-type="float" office:value="38.0323470052" calcext:value-type="float">
            <text:p>38.0323470052</text:p>
          </table:table-cell>
          <table:table-cell office:value-type="float" office:value="7.98971642137" calcext:value-type="float">
            <text:p>7.9897164214</text:p>
          </table:table-cell>
          <table:table-cell office:value-type="float" office:value="33.894241" calcext:value-type="float">
            <text:p>33.894241</text:p>
          </table:table-cell>
          <table:table-cell office:value-type="float" office:value="3.456047" calcext:value-type="float">
            <text:p>3.456047</text:p>
          </table:table-cell>
        </table:table-row>
        <table:table-row table:style-name="ro1">
          <table:table-cell office:value-type="float" office:value="37.8586492791" calcext:value-type="float">
            <text:p>37.8586492791</text:p>
          </table:table-cell>
          <table:table-cell office:value-type="float" office:value="7.89832382008" calcext:value-type="float">
            <text:p>7.8983238201</text:p>
          </table:table-cell>
          <table:table-cell office:value-type="float" office:value="33.753727" calcext:value-type="float">
            <text:p>33.753727</text:p>
          </table:table-cell>
          <table:table-cell office:value-type="float" office:value="3.403561" calcext:value-type="float">
            <text:p>3.403561</text:p>
          </table:table-cell>
        </table:table-row>
        <table:table-row table:style-name="ro1">
          <table:table-cell office:value-type="float" office:value="37.6728892226" calcext:value-type="float">
            <text:p>37.6728892226</text:p>
          </table:table-cell>
          <table:table-cell office:value-type="float" office:value="7.80273417511" calcext:value-type="float">
            <text:p>7.8027341751</text:p>
          </table:table-cell>
          <table:table-cell office:value-type="float" office:value="33.613209" calcext:value-type="float">
            <text:p>33.613209</text:p>
          </table:table-cell>
          <table:table-cell office:value-type="float" office:value="3.351072" calcext:value-type="float">
            <text:p>3.351072</text:p>
          </table:table-cell>
        </table:table-row>
        <table:table-row table:style-name="ro1">
          <table:table-cell office:value-type="float" office:value="37.4862581321" calcext:value-type="float">
            <text:p>37.4862581321</text:p>
          </table:table-cell>
          <table:table-cell office:value-type="float" office:value="7.70892478513" calcext:value-type="float">
            <text:p>7.7089247851</text:p>
          </table:table-cell>
          <table:table-cell office:value-type="float" office:value="33.472691" calcext:value-type="float">
            <text:p>33.472691</text:p>
          </table:table-cell>
          <table:table-cell office:value-type="float" office:value="3.298584" calcext:value-type="float">
            <text:p>3.298584</text:p>
          </table:table-cell>
        </table:table-row>
        <table:table-row table:style-name="ro1">
          <table:table-cell office:value-type="float" office:value="37.3897772315" calcext:value-type="float">
            <text:p>37.3897772315</text:p>
          </table:table-cell>
          <table:table-cell office:value-type="float" office:value="7.66129961063" calcext:value-type="float">
            <text:p>7.6612996106</text:p>
          </table:table-cell>
          <table:table-cell office:value-type="float" office:value="33.332172" calcext:value-type="float">
            <text:p>33.332172</text:p>
          </table:table-cell>
          <table:table-cell office:value-type="float" office:value="3.246096" calcext:value-type="float">
            <text:p>3.246096</text:p>
          </table:table-cell>
        </table:table-row>
        <table:table-row table:style-name="ro1">
          <table:table-cell office:value-type="float" office:value="37.2075513522" calcext:value-type="float">
            <text:p>37.2075513522</text:p>
          </table:table-cell>
          <table:table-cell office:value-type="float" office:value="7.57295274403" calcext:value-type="float">
            <text:p>7.572952744</text:p>
          </table:table-cell>
          <table:table-cell office:value-type="float" office:value="33.191654" calcext:value-type="float">
            <text:p>33.191654</text:p>
          </table:table-cell>
          <table:table-cell office:value-type="float" office:value="3.193607" calcext:value-type="float">
            <text:p>3.193607</text:p>
          </table:table-cell>
        </table:table-row>
        <table:table-row table:style-name="ro1">
          <table:table-cell office:value-type="float" office:value="37.0245311393" calcext:value-type="float">
            <text:p>37.0245311393</text:p>
          </table:table-cell>
          <table:table-cell office:value-type="float" office:value="7.48632109644" calcext:value-type="float">
            <text:p>7.4863210964</text:p>
          </table:table-cell>
          <table:table-cell office:value-type="float" office:value="33.049965" calcext:value-type="float">
            <text:p>33.049965</text:p>
          </table:table-cell>
          <table:table-cell office:value-type="float" office:value="3.144371" calcext:value-type="float">
            <text:p>3.144371</text:p>
          </table:table-cell>
        </table:table-row>
        <table:table-row table:style-name="ro1">
          <table:table-cell office:value-type="float" office:value="36.846481031" calcext:value-type="float">
            <text:p>36.846481031</text:p>
          </table:table-cell>
          <table:table-cell office:value-type="float" office:value="7.40405254543" calcext:value-type="float">
            <text:p>7.4040525454</text:p>
          </table:table-cell>
          <table:table-cell office:value-type="float" office:value="32.908276" calcext:value-type="float">
            <text:p>32.908276</text:p>
          </table:table-cell>
          <table:table-cell office:value-type="float" office:value="3.095135" calcext:value-type="float">
            <text:p>3.095135</text:p>
          </table:table-cell>
        </table:table-row>
        <table:table-row table:style-name="ro1">
          <table:table-cell office:value-type="float" office:value="36.6619256373" calcext:value-type="float">
            <text:p>36.6619256373</text:p>
          </table:table-cell>
          <table:table-cell office:value-type="float" office:value="7.32086754193" calcext:value-type="float">
            <text:p>7.3208675419</text:p>
          </table:table-cell>
          <table:table-cell office:value-type="float" office:value="32.766586" calcext:value-type="float">
            <text:p>32.766586</text:p>
          </table:table-cell>
          <table:table-cell office:value-type="float" office:value="3.045898" calcext:value-type="float">
            <text:p>3.045898</text:p>
          </table:table-cell>
        </table:table-row>
        <table:table-row table:style-name="ro1">
          <table:table-cell office:value-type="float" office:value="36.4766083706" calcext:value-type="float">
            <text:p>36.4766083706</text:p>
          </table:table-cell>
          <table:table-cell office:value-type="float" office:value="7.23945966314" calcext:value-type="float">
            <text:p>7.2394596631</text:p>
          </table:table-cell>
          <table:table-cell office:value-type="float" office:value="32.624897" calcext:value-type="float">
            <text:p>32.624897</text:p>
          </table:table-cell>
          <table:table-cell office:value-type="float" office:value="2.996662" calcext:value-type="float">
            <text:p>2.996662</text:p>
          </table:table-cell>
        </table:table-row>
        <table:table-row table:style-name="ro1">
          <table:table-cell office:value-type="float" office:value="36.2788849912" calcext:value-type="float">
            <text:p>36.2788849912</text:p>
          </table:table-cell>
          <table:table-cell office:value-type="float" office:value="7.15492190685" calcext:value-type="float">
            <text:p>7.1549219069</text:p>
          </table:table-cell>
          <table:table-cell office:value-type="float" office:value="32.483204" calcext:value-type="float">
            <text:p>32.483204</text:p>
          </table:table-cell>
          <table:table-cell office:value-type="float" office:value="2.947426" calcext:value-type="float">
            <text:p>2.947426</text:p>
          </table:table-cell>
        </table:table-row>
        <table:table-row table:style-name="ro1">
          <table:table-cell office:value-type="float" office:value="36.1037296619" calcext:value-type="float">
            <text:p>36.1037296619</text:p>
          </table:table-cell>
          <table:table-cell office:value-type="float" office:value="7.08202883241" calcext:value-type="float">
            <text:p>7.0820288324</text:p>
          </table:table-cell>
          <table:table-cell office:value-type="float" office:value="32.340481" calcext:value-type="float">
            <text:p>32.340481</text:p>
          </table:table-cell>
          <table:table-cell office:value-type="float" office:value="2.901281" calcext:value-type="float">
            <text:p>2.901281</text:p>
          </table:table-cell>
        </table:table-row>
        <table:table-row table:style-name="ro1">
          <table:table-cell office:value-type="float" office:value="36.0100513442" calcext:value-type="float">
            <text:p>36.0100513442</text:p>
          </table:table-cell>
          <table:table-cell office:value-type="float" office:value="7.04381213946" calcext:value-type="float">
            <text:p>7.0438121395</text:p>
          </table:table-cell>
          <table:table-cell office:value-type="float" office:value="32.197758" calcext:value-type="float">
            <text:p>32.197758</text:p>
          </table:table-cell>
          <table:table-cell office:value-type="float" office:value="2.855137" calcext:value-type="float">
            <text:p>2.855137</text:p>
          </table:table-cell>
        </table:table-row>
        <table:table-row table:style-name="ro1">
          <table:table-cell office:value-type="float" office:value="35.8162729607" calcext:value-type="float">
            <text:p>35.8162729607</text:p>
          </table:table-cell>
          <table:table-cell office:value-type="float" office:value="6.96645191781" calcext:value-type="float">
            <text:p>6.9664519178</text:p>
          </table:table-cell>
          <table:table-cell office:value-type="float" office:value="32.055035" calcext:value-type="float">
            <text:p>32.055035</text:p>
          </table:table-cell>
          <table:table-cell office:value-type="float" office:value="2.80899" calcext:value-type="float">
            <text:p>2.80899</text:p>
          </table:table-cell>
        </table:table-row>
        <table:table-row table:style-name="ro1">
          <table:table-cell office:value-type="float" office:value="35.6276483714" calcext:value-type="float">
            <text:p>35.6276483714</text:p>
          </table:table-cell>
          <table:table-cell office:value-type="float" office:value="6.89332438092" calcext:value-type="float">
            <text:p>6.8933243809</text:p>
          </table:table-cell>
          <table:table-cell office:value-type="float" office:value="31.912308" calcext:value-type="float">
            <text:p>31.912308</text:p>
          </table:table-cell>
          <table:table-cell office:value-type="float" office:value="2.762844" calcext:value-type="float">
            <text:p>2.762844</text:p>
          </table:table-cell>
        </table:table-row>
        <table:table-row table:style-name="ro1">
          <table:table-cell office:value-type="float" office:value="35.4383327278" calcext:value-type="float">
            <text:p>35.4383327278</text:p>
          </table:table-cell>
          <table:table-cell office:value-type="float" office:value="6.82195003283" calcext:value-type="float">
            <text:p>6.8219500328</text:p>
          </table:table-cell>
          <table:table-cell office:value-type="float" office:value="31.769581" calcext:value-type="float">
            <text:p>31.769581</text:p>
          </table:table-cell>
          <table:table-cell office:value-type="float" office:value="2.716698" calcext:value-type="float">
            <text:p>2.716698</text:p>
          </table:table-cell>
        </table:table-row>
        <table:table-row table:style-name="ro1">
          <table:table-cell office:value-type="float" office:value="35.2423566844" calcext:value-type="float">
            <text:p>35.2423566844</text:p>
          </table:table-cell>
          <table:table-cell office:value-type="float" office:value="6.75017141224" calcext:value-type="float">
            <text:p>6.7501714122</text:p>
          </table:table-cell>
          <table:table-cell office:value-type="float" office:value="31.626854" calcext:value-type="float">
            <text:p>31.626854</text:p>
          </table:table-cell>
          <table:table-cell office:value-type="float" office:value="2.670551" calcext:value-type="float">
            <text:p>2.670551</text:p>
          </table:table-cell>
        </table:table-row>
        <table:table-row table:style-name="ro1">
          <table:table-cell office:value-type="float" office:value="35.0516357435" calcext:value-type="float">
            <text:p>35.0516357435</text:p>
          </table:table-cell>
          <table:table-cell office:value-type="float" office:value="6.68237411011" calcext:value-type="float">
            <text:p>6.6823741101</text:p>
          </table:table-cell>
          <table:table-cell office:value-type="float" office:value="31.483047" calcext:value-type="float">
            <text:p>31.483047</text:p>
          </table:table-cell>
          <table:table-cell office:value-type="float" office:value="2.627884" calcext:value-type="float">
            <text:p>2.627884</text:p>
          </table:table-cell>
        </table:table-row>
        <table:table-row table:style-name="ro1">
          <table:table-cell office:value-type="float" office:value="34.8602706545" calcext:value-type="float">
            <text:p>34.8602706545</text:p>
          </table:table-cell>
          <table:table-cell office:value-type="float" office:value="6.61637196093" calcext:value-type="float">
            <text:p>6.6163719609</text:p>
          </table:table-cell>
          <table:table-cell office:value-type="float" office:value="31.339241" calcext:value-type="float">
            <text:p>31.339241</text:p>
          </table:table-cell>
          <table:table-cell office:value-type="float" office:value="2.585217" calcext:value-type="float">
            <text:p>2.585217</text:p>
          </table:table-cell>
        </table:table-row>
        <table:table-row table:style-name="ro1">
          <table:table-cell office:value-type="float" office:value="34.7643540369" calcext:value-type="float">
            <text:p>34.7643540369</text:p>
          </table:table-cell>
          <table:table-cell office:value-type="float" office:value="6.58405436526" calcext:value-type="float">
            <text:p>6.5840543653</text:p>
          </table:table-cell>
          <table:table-cell office:value-type="float" office:value="31.195435" calcext:value-type="float">
            <text:p>31.195435</text:p>
          </table:table-cell>
          <table:table-cell office:value-type="float" office:value="2.542549" calcext:value-type="float">
            <text:p>2.542549</text:p>
          </table:table-cell>
        </table:table-row>
        <table:table-row table:style-name="ro1">
          <table:table-cell office:value-type="float" office:value="34.5720697341" calcext:value-type="float">
            <text:p>34.5720697341</text:p>
          </table:table-cell>
          <table:table-cell office:value-type="float" office:value="6.52079441972" calcext:value-type="float">
            <text:p>6.5207944197</text:p>
          </table:table-cell>
          <table:table-cell office:value-type="float" office:value="31.051624" calcext:value-type="float">
            <text:p>31.051624</text:p>
          </table:table-cell>
          <table:table-cell office:value-type="float" office:value="2.499882" calcext:value-type="float">
            <text:p>2.499882</text:p>
          </table:table-cell>
        </table:table-row>
        <table:table-row table:style-name="ro1">
          <table:table-cell office:value-type="float" office:value="34.3792040113" calcext:value-type="float">
            <text:p>34.3792040113</text:p>
          </table:table-cell>
          <table:table-cell office:value-type="float" office:value="6.4593722233" calcext:value-type="float">
            <text:p>6.4593722233</text:p>
          </table:table-cell>
          <table:table-cell office:value-type="float" office:value="30.907814" calcext:value-type="float">
            <text:p>30.907814</text:p>
          </table:table-cell>
          <table:table-cell office:value-type="float" office:value="2.457214" calcext:value-type="float">
            <text:p>2.457214</text:p>
          </table:table-cell>
        </table:table-row>
        <table:table-row table:style-name="ro1">
          <table:table-cell office:value-type="float" office:value="34.185771725" calcext:value-type="float">
            <text:p>34.185771725</text:p>
          </table:table-cell>
          <table:table-cell office:value-type="float" office:value="6.39980604507" calcext:value-type="float">
            <text:p>6.3998060451</text:p>
          </table:table-cell>
          <table:table-cell office:value-type="float" office:value="30.763222" calcext:value-type="float">
            <text:p>30.763222</text:p>
          </table:table-cell>
          <table:table-cell office:value-type="float" office:value="2.417307" calcext:value-type="float">
            <text:p>2.417307</text:p>
          </table:table-cell>
        </table:table-row>
        <table:table-row table:style-name="ro1">
          <table:table-cell office:value-type="float" office:value="33.9857296455" calcext:value-type="float">
            <text:p>33.9857296455</text:p>
          </table:table-cell>
          <table:table-cell office:value-type="float" office:value="6.3403544211" calcext:value-type="float">
            <text:p>6.3403544211</text:p>
          </table:table-cell>
          <table:table-cell office:value-type="float" office:value="30.618629" calcext:value-type="float">
            <text:p>30.618629</text:p>
          </table:table-cell>
          <table:table-cell office:value-type="float" office:value="2.377398" calcext:value-type="float">
            <text:p>2.377398</text:p>
          </table:table-cell>
        </table:table-row>
        <table:table-row table:style-name="ro1">
          <table:table-cell office:value-type="float" office:value="33.7973146437" calcext:value-type="float">
            <text:p>33.7973146437</text:p>
          </table:table-cell>
          <table:table-cell office:value-type="float" office:value="6.28632653792" calcext:value-type="float">
            <text:p>6.2863265379</text:p>
          </table:table-cell>
          <table:table-cell office:value-type="float" office:value="30.474033" calcext:value-type="float">
            <text:p>30.474033</text:p>
          </table:table-cell>
          <table:table-cell office:value-type="float" office:value="2.337488" calcext:value-type="float">
            <text:p>2.337488</text:p>
          </table:table-cell>
        </table:table-row>
        <table:table-row table:style-name="ro1">
          <table:table-cell office:value-type="float" office:value="33.5962219304" calcext:value-type="float">
            <text:p>33.5962219304</text:p>
          </table:table-cell>
          <table:table-cell office:value-type="float" office:value="6.23072218303" calcext:value-type="float">
            <text:p>6.230722183</text:p>
          </table:table-cell>
          <table:table-cell office:value-type="float" office:value="30.329437" calcext:value-type="float">
            <text:p>30.329437</text:p>
          </table:table-cell>
          <table:table-cell office:value-type="float" office:value="2.297579" calcext:value-type="float">
            <text:p>2.297579</text:p>
          </table:table-cell>
        </table:table-row>
        <table:table-row table:style-name="ro1">
          <table:table-cell office:value-type="float" office:value="33.4007344344" calcext:value-type="float">
            <text:p>33.4007344344</text:p>
          </table:table-cell>
          <table:table-cell office:value-type="float" office:value="6.17871866117" calcext:value-type="float">
            <text:p>6.1787186612</text:p>
          </table:table-cell>
          <table:table-cell office:value-type="float" office:value="30.184841" calcext:value-type="float">
            <text:p>30.184841</text:p>
          </table:table-cell>
          <table:table-cell office:value-type="float" office:value="2.257669" calcext:value-type="float">
            <text:p>2.257669</text:p>
          </table:table-cell>
        </table:table-row>
        <table:table-row table:style-name="ro1">
          <table:table-cell office:value-type="float" office:value="33.3028184726" calcext:value-type="float">
            <text:p>33.3028184726</text:p>
          </table:table-cell>
          <table:table-cell office:value-type="float" office:value="6.15342808558" calcext:value-type="float">
            <text:p>6.1534280856</text:p>
          </table:table-cell>
          <table:table-cell office:value-type="float" office:value="30.039555" calcext:value-type="float">
            <text:p>30.039555</text:p>
          </table:table-cell>
          <table:table-cell office:value-type="float" office:value="2.220373" calcext:value-type="float">
            <text:p>2.220373</text:p>
          </table:table-cell>
        </table:table-row>
        <table:table-row table:style-name="ro1">
          <table:table-cell office:value-type="float" office:value="33.1005091191" calcext:value-type="float">
            <text:p>33.1005091191</text:p>
          </table:table-cell>
          <table:table-cell office:value-type="float" office:value="6.10277195111" calcext:value-type="float">
            <text:p>6.1027719511</text:p>
          </table:table-cell>
          <table:table-cell office:value-type="float" office:value="29.894268" calcext:value-type="float">
            <text:p>29.894268</text:p>
          </table:table-cell>
          <table:table-cell office:value-type="float" office:value="2.183077" calcext:value-type="float">
            <text:p>2.183077</text:p>
          </table:table-cell>
        </table:table-row>
        <table:table-row table:style-name="ro1">
          <table:table-cell office:value-type="float" office:value="32.9100336365" calcext:value-type="float">
            <text:p>32.9100336365</text:p>
          </table:table-cell>
          <table:table-cell office:value-type="float" office:value="6.05705536662" calcext:value-type="float">
            <text:p>6.0570553666</text:p>
          </table:table-cell>
          <table:table-cell office:value-type="float" office:value="29.748978" calcext:value-type="float">
            <text:p>29.748978</text:p>
          </table:table-cell>
          <table:table-cell office:value-type="float" office:value="2.145781" calcext:value-type="float">
            <text:p>2.145781</text:p>
          </table:table-cell>
        </table:table-row>
        <table:table-row table:style-name="ro1">
          <table:table-cell office:value-type="float" office:value="32.7130036248" calcext:value-type="float">
            <text:p>32.7130036248</text:p>
          </table:table-cell>
          <table:table-cell office:value-type="float" office:value="6.01174436529" calcext:value-type="float">
            <text:p>6.0117443653</text:p>
          </table:table-cell>
          <table:table-cell office:value-type="float" office:value="29.603687" calcext:value-type="float">
            <text:p>29.603687</text:p>
          </table:table-cell>
          <table:table-cell office:value-type="float" office:value="2.108482" calcext:value-type="float">
            <text:p>2.108482</text:p>
          </table:table-cell>
        </table:table-row>
        <table:table-row table:style-name="ro1">
          <table:table-cell office:value-type="float" office:value="32.5155403933" calcext:value-type="float">
            <text:p>32.5155403933</text:p>
          </table:table-cell>
          <table:table-cell office:value-type="float" office:value="5.9683126202" calcext:value-type="float">
            <text:p>5.9683126202</text:p>
          </table:table-cell>
          <table:table-cell office:value-type="float" office:value="29.458397" calcext:value-type="float">
            <text:p>29.458397</text:p>
          </table:table-cell>
          <table:table-cell office:value-type="float" office:value="2.071184" calcext:value-type="float">
            <text:p>2.071184</text:p>
          </table:table-cell>
        </table:table-row>
        <table:table-row table:style-name="ro1">
          <table:table-cell office:value-type="float" office:value="32.3176437909" calcext:value-type="float">
            <text:p>32.3176437909</text:p>
          </table:table-cell>
          <table:table-cell office:value-type="float" office:value="5.92675604692" calcext:value-type="float">
            <text:p>5.9267560469</text:p>
          </table:table-cell>
          <table:table-cell office:value-type="float" office:value="29.313103" calcext:value-type="float">
            <text:p>29.313103</text:p>
          </table:table-cell>
          <table:table-cell office:value-type="float" office:value="2.033886" calcext:value-type="float">
            <text:p>2.033886</text:p>
          </table:table-cell>
        </table:table-row>
        <table:table-row table:style-name="ro1">
          <table:table-cell office:value-type="float" office:value="32.1193549529" calcext:value-type="float">
            <text:p>32.1193549529</text:p>
          </table:table-cell>
          <table:table-cell office:value-type="float" office:value="5.88711280132" calcext:value-type="float">
            <text:p>5.8871128013</text:p>
          </table:table-cell>
          <table:table-cell office:value-type="float" office:value="29.167103" calcext:value-type="float">
            <text:p>29.167103</text:p>
          </table:table-cell>
          <table:table-cell office:value-type="float" office:value="1.999485" calcext:value-type="float">
            <text:p>1.999485</text:p>
          </table:table-cell>
        </table:table-row>
        <table:table-row table:style-name="ro1">
          <table:table-cell office:value-type="float" office:value="31.8958088391" calcext:value-type="float">
            <text:p>31.8958088391</text:p>
          </table:table-cell>
          <table:table-cell office:value-type="float" office:value="5.84475966519" calcext:value-type="float">
            <text:p>5.8447596652</text:p>
          </table:table-cell>
          <table:table-cell office:value-type="float" office:value="29.021103" calcext:value-type="float">
            <text:p>29.021103</text:p>
          </table:table-cell>
          <table:table-cell office:value-type="float" office:value="1.965082" calcext:value-type="float">
            <text:p>1.965082</text:p>
          </table:table-cell>
        </table:table-row>
        <table:table-row table:style-name="ro1">
          <table:table-cell office:value-type="float" office:value="31.7216331685" calcext:value-type="float">
            <text:p>31.7216331685</text:p>
          </table:table-cell>
          <table:table-cell office:value-type="float" office:value="5.81348135563" calcext:value-type="float">
            <text:p>5.8134813556</text:p>
          </table:table-cell>
          <table:table-cell office:value-type="float" office:value="28.875103" calcext:value-type="float">
            <text:p>28.875103</text:p>
          </table:table-cell>
          <table:table-cell office:value-type="float" office:value="1.930679" calcext:value-type="float">
            <text:p>1.930679</text:p>
          </table:table-cell>
        </table:table-row>
        <table:table-row table:style-name="ro1">
          <table:table-cell office:value-type="float" office:value="31.6219702758" calcext:value-type="float">
            <text:p>31.6219702758</text:p>
          </table:table-cell>
          <table:table-cell office:value-type="float" office:value="5.79628107263" calcext:value-type="float">
            <text:p>5.7962810726</text:p>
          </table:table-cell>
          <table:table-cell office:value-type="float" office:value="28.729099" calcext:value-type="float">
            <text:p>28.729099</text:p>
          </table:table-cell>
          <table:table-cell office:value-type="float" office:value="1.896278" calcext:value-type="float">
            <text:p>1.896278</text:p>
          </table:table-cell>
        </table:table-row>
        <table:table-row table:style-name="ro1">
          <table:table-cell office:value-type="float" office:value="31.4161398919" calcext:value-type="float">
            <text:p>31.4161398919</text:p>
          </table:table-cell>
          <table:table-cell office:value-type="float" office:value="5.76229539897" calcext:value-type="float">
            <text:p>5.762295399</text:p>
          </table:table-cell>
          <table:table-cell office:value-type="float" office:value="28.583096" calcext:value-type="float">
            <text:p>28.583096</text:p>
          </table:table-cell>
          <table:table-cell office:value-type="float" office:value="1.861876" calcext:value-type="float">
            <text:p>1.861876</text:p>
          </table:table-cell>
        </table:table-row>
        <table:table-row table:style-name="ro1">
          <table:table-cell office:value-type="float" office:value="31.222486575" calcext:value-type="float">
            <text:p>31.222486575</text:p>
          </table:table-cell>
          <table:table-cell office:value-type="float" office:value="5.73215951953" calcext:value-type="float">
            <text:p>5.7321595195</text:p>
          </table:table-cell>
          <table:table-cell office:value-type="float" office:value="28.436562" calcext:value-type="float">
            <text:p>28.436562</text:p>
          </table:table-cell>
          <table:table-cell office:value-type="float" office:value="1.829815" calcext:value-type="float">
            <text:p>1.829815</text:p>
          </table:table-cell>
        </table:table-row>
        <table:table-row table:style-name="ro1">
          <table:table-cell office:value-type="float" office:value="31.0222790416" calcext:value-type="float">
            <text:p>31.0222790416</text:p>
          </table:table-cell>
          <table:table-cell office:value-type="float" office:value="5.7029004734" calcext:value-type="float">
            <text:p>5.7029004734</text:p>
          </table:table-cell>
          <table:table-cell office:value-type="float" office:value="28.290028" calcext:value-type="float">
            <text:p>28.290028</text:p>
          </table:table-cell>
          <table:table-cell office:value-type="float" office:value="1.797754" calcext:value-type="float">
            <text:p>1.797754</text:p>
          </table:table-cell>
        </table:table-row>
        <table:table-row table:style-name="ro1">
          <table:table-cell office:value-type="float" office:value="30.8218059218" calcext:value-type="float">
            <text:p>30.8218059218</text:p>
          </table:table-cell>
          <table:table-cell office:value-type="float" office:value="5.67545611229" calcext:value-type="float">
            <text:p>5.6754561123</text:p>
          </table:table-cell>
          <table:table-cell office:value-type="float" office:value="28.143494" calcext:value-type="float">
            <text:p>28.143494</text:p>
          </table:table-cell>
          <table:table-cell office:value-type="float" office:value="1.765696" calcext:value-type="float">
            <text:p>1.765696</text:p>
          </table:table-cell>
        </table:table-row>
        <table:table-row table:style-name="ro1">
          <table:table-cell office:value-type="float" office:value="30.6148160164" calcext:value-type="float">
            <text:p>30.6148160164</text:p>
          </table:table-cell>
          <table:table-cell office:value-type="float" office:value="5.64901927543" calcext:value-type="float">
            <text:p>5.6490192754</text:p>
          </table:table-cell>
          <table:table-cell office:value-type="float" office:value="27.99696" calcext:value-type="float">
            <text:p>27.99696</text:p>
          </table:table-cell>
          <table:table-cell office:value-type="float" office:value="1.733635" calcext:value-type="float">
            <text:p>1.733635</text:p>
          </table:table-cell>
        </table:table-row>
        <table:table-row table:style-name="ro1">
          <table:table-cell office:value-type="float" office:value="30.5080806081" calcext:value-type="float">
            <text:p>30.5080806081</text:p>
          </table:table-cell>
          <table:table-cell office:value-type="float" office:value="5.63613861572" calcext:value-type="float">
            <text:p>5.6361386157</text:p>
          </table:table-cell>
          <table:table-cell office:value-type="float" office:value="27.850422" calcext:value-type="float">
            <text:p>27.850422</text:p>
          </table:table-cell>
          <table:table-cell office:value-type="float" office:value="1.701574" calcext:value-type="float">
            <text:p>1.701574</text:p>
          </table:table-cell>
        </table:table-row>
        <table:table-row table:style-name="ro1">
          <table:table-cell office:value-type="float" office:value="30.3132707812" calcext:value-type="float">
            <text:p>30.3132707812</text:p>
          </table:table-cell>
          <table:table-cell office:value-type="float" office:value="5.61400365475" calcext:value-type="float">
            <text:p>5.6140036548</text:p>
          </table:table-cell>
          <table:table-cell office:value-type="float" office:value="27.703884" calcext:value-type="float">
            <text:p>27.703884</text:p>
          </table:table-cell>
          <table:table-cell office:value-type="float" office:value="1.669514" calcext:value-type="float">
            <text:p>1.669514</text:p>
          </table:table-cell>
        </table:table-row>
        <table:table-row table:style-name="ro1">
          <table:table-cell office:value-type="float" office:value="30.1056007681" calcext:value-type="float">
            <text:p>30.1056007681</text:p>
          </table:table-cell>
          <table:table-cell office:value-type="float" office:value="5.59239494121" calcext:value-type="float">
            <text:p>5.5923949412</text:p>
          </table:table-cell>
          <table:table-cell office:value-type="float" office:value="27.556816" calcext:value-type="float">
            <text:p>27.556816</text:p>
          </table:table-cell>
          <table:table-cell office:value-type="float" office:value="1.640007" calcext:value-type="float">
            <text:p>1.640007</text:p>
          </table:table-cell>
        </table:table-row>
        <table:table-row table:style-name="ro1">
          <table:table-cell office:value-type="float" office:value="29.9037872518" calcext:value-type="float">
            <text:p>29.9037872518</text:p>
          </table:table-cell>
          <table:table-cell office:value-type="float" office:value="5.57328986885" calcext:value-type="float">
            <text:p>5.5732898689</text:p>
          </table:table-cell>
          <table:table-cell office:value-type="float" office:value="27.409748" calcext:value-type="float">
            <text:p>27.409748</text:p>
          </table:table-cell>
          <table:table-cell office:value-type="float" office:value="1.6105" calcext:value-type="float">
            <text:p>1.6105</text:p>
          </table:table-cell>
        </table:table-row>
        <table:table-row table:style-name="ro1">
          <table:table-cell office:value-type="float" office:value="29.7016856372" calcext:value-type="float">
            <text:p>29.7016856372</text:p>
          </table:table-cell>
          <table:table-cell office:value-type="float" office:value="5.55593612235" calcext:value-type="float">
            <text:p>5.5559361224</text:p>
          </table:table-cell>
          <table:table-cell office:value-type="float" office:value="27.26268" calcext:value-type="float">
            <text:p>27.26268</text:p>
          </table:table-cell>
          <table:table-cell office:value-type="float" office:value="1.580994" calcext:value-type="float">
            <text:p>1.580994</text:p>
          </table:table-cell>
        </table:table-row>
        <table:table-row table:style-name="ro1">
          <table:table-cell office:value-type="float" office:value="29.4993233425" calcext:value-type="float">
            <text:p>29.4993233425</text:p>
          </table:table-cell>
          <table:table-cell office:value-type="float" office:value="5.54037535661" calcext:value-type="float">
            <text:p>5.5403753566</text:p>
          </table:table-cell>
          <table:table-cell office:value-type="float" office:value="27.115608" calcext:value-type="float">
            <text:p>27.115608</text:p>
          </table:table-cell>
          <table:table-cell office:value-type="float" office:value="1.551485" calcext:value-type="float">
            <text:p>1.551485</text:p>
          </table:table-cell>
        </table:table-row>
        <table:table-row table:style-name="ro1">
          <table:table-cell office:value-type="float" office:value="29.2967342574" calcext:value-type="float">
            <text:p>29.2967342574</text:p>
          </table:table-cell>
          <table:table-cell office:value-type="float" office:value="5.52660299003" calcext:value-type="float">
            <text:p>5.52660299</text:p>
          </table:table-cell>
          <table:table-cell office:value-type="float" office:value="26.968536" calcext:value-type="float">
            <text:p>26.968536</text:p>
          </table:table-cell>
          <table:table-cell office:value-type="float" office:value="1.521976" calcext:value-type="float">
            <text:p>1.521976</text:p>
          </table:table-cell>
        </table:table-row>
        <table:table-row table:style-name="ro1">
          <table:table-cell office:value-type="float" office:value="29.0939469082" calcext:value-type="float">
            <text:p>29.0939469082</text:p>
          </table:table-cell>
          <table:table-cell office:value-type="float" office:value="5.51459331027" calcext:value-type="float">
            <text:p>5.5145933103</text:p>
          </table:table-cell>
          <table:table-cell office:value-type="float" office:value="26.821465" calcext:value-type="float">
            <text:p>26.821465</text:p>
          </table:table-cell>
          <table:table-cell office:value-type="float" office:value="1.49247" calcext:value-type="float">
            <text:p>1.49247</text:p>
          </table:table-cell>
        </table:table-row>
        <table:table-row table:style-name="ro1">
          <table:table-cell office:value-type="float" office:value="28.9988288381" calcext:value-type="float">
            <text:p>28.9988288381</text:p>
          </table:table-cell>
          <table:table-cell office:value-type="float" office:value="5.50956347823" calcext:value-type="float">
            <text:p>5.5095634782</text:p>
          </table:table-cell>
          <table:table-cell office:value-type="float" office:value="26.673927" calcext:value-type="float">
            <text:p>26.673927</text:p>
          </table:table-cell>
          <table:table-cell office:value-type="float" office:value="1.465399" calcext:value-type="float">
            <text:p>1.465399</text:p>
          </table:table-cell>
        </table:table-row>
        <table:table-row table:style-name="ro1">
          <table:table-cell office:value-type="float" office:value="28.7894398184" calcext:value-type="float">
            <text:p>28.7894398184</text:p>
          </table:table-cell>
          <table:table-cell office:value-type="float" office:value="5.49983663053" calcext:value-type="float">
            <text:p>5.4998366305</text:p>
          </table:table-cell>
          <table:table-cell office:value-type="float" office:value="26.52639" calcext:value-type="float">
            <text:p>26.52639</text:p>
          </table:table-cell>
          <table:table-cell office:value-type="float" office:value="1.438328" calcext:value-type="float">
            <text:p>1.438328</text:p>
          </table:table-cell>
        </table:table-row>
        <table:table-row table:style-name="ro1">
          <table:table-cell office:value-type="float" office:value="28.5925964486" calcext:value-type="float">
            <text:p>28.5925964486</text:p>
          </table:table-cell>
          <table:table-cell office:value-type="float" office:value="5.49236467408" calcext:value-type="float">
            <text:p>5.4923646741</text:p>
          </table:table-cell>
          <table:table-cell office:value-type="float" office:value="26.378853" calcext:value-type="float">
            <text:p>26.378853</text:p>
          </table:table-cell>
          <table:table-cell office:value-type="float" office:value="1.411257" calcext:value-type="float">
            <text:p>1.411257</text:p>
          </table:table-cell>
        </table:table-row>
        <table:table-row table:style-name="ro1">
          <table:table-cell office:value-type="float" office:value="28.3892752539" calcext:value-type="float">
            <text:p>28.3892752539</text:p>
          </table:table-cell>
          <table:table-cell office:value-type="float" office:value="5.48633394297" calcext:value-type="float">
            <text:p>5.486333943</text:p>
          </table:table-cell>
          <table:table-cell office:value-type="float" office:value="26.231316" calcext:value-type="float">
            <text:p>26.231316</text:p>
          </table:table-cell>
          <table:table-cell office:value-type="float" office:value="1.384186" calcext:value-type="float">
            <text:p>1.384186</text:p>
          </table:table-cell>
        </table:table-row>
        <table:table-row table:style-name="ro1">
          <table:table-cell office:value-type="float" office:value="28.1604087796" calcext:value-type="float">
            <text:p>28.1604087796</text:p>
          </table:table-cell>
          <table:table-cell office:value-type="float" office:value="5.48156372122" calcext:value-type="float">
            <text:p>5.4815637212</text:p>
          </table:table-cell>
          <table:table-cell office:value-type="float" office:value="26.083775" calcext:value-type="float">
            <text:p>26.083775</text:p>
          </table:table-cell>
          <table:table-cell office:value-type="float" office:value="1.357115" calcext:value-type="float">
            <text:p>1.357115</text:p>
          </table:table-cell>
        </table:table-row>
        <table:table-row table:style-name="ro1">
          <table:table-cell office:value-type="float" office:value="27.9823185998" calcext:value-type="float">
            <text:p>27.9823185998</text:p>
          </table:table-cell>
          <table:table-cell office:value-type="float" office:value="5.47930852218" calcext:value-type="float">
            <text:p>5.4793085222</text:p>
          </table:table-cell>
          <table:table-cell office:value-type="float" office:value="25.935898" calcext:value-type="float">
            <text:p>25.935898</text:p>
          </table:table-cell>
          <table:table-cell office:value-type="float" office:value="1.331982" calcext:value-type="float">
            <text:p>1.331982</text:p>
          </table:table-cell>
        </table:table-row>
        <table:table-row table:style-name="ro1">
          <table:table-cell office:value-type="float" office:value="27.7787091783" calcext:value-type="float">
            <text:p>27.7787091783</text:p>
          </table:table-cell>
          <table:table-cell office:value-type="float" office:value="5.4782769749" calcext:value-type="float">
            <text:p>5.4782769749</text:p>
          </table:table-cell>
          <table:table-cell office:value-type="float" office:value="25.788021" calcext:value-type="float">
            <text:p>25.788021</text:p>
          </table:table-cell>
          <table:table-cell office:value-type="float" office:value="1.306847" calcext:value-type="float">
            <text:p>1.306847</text:p>
          </table:table-cell>
        </table:table-row>
        <table:table-row table:style-name="ro1">
          <table:table-cell office:value-type="float" office:value="27.5750298072" calcext:value-type="float">
            <text:p>27.5750298072</text:p>
          </table:table-cell>
          <table:table-cell office:value-type="float" office:value="5.47888654706" calcext:value-type="float">
            <text:p>5.4788865471</text:p>
          </table:table-cell>
          <table:table-cell office:value-type="float" office:value="25.640141" calcext:value-type="float">
            <text:p>25.640141</text:p>
          </table:table-cell>
          <table:table-cell office:value-type="float" office:value="1.281712" calcext:value-type="float">
            <text:p>1.281712</text:p>
          </table:table-cell>
        </table:table-row>
        <table:table-row table:style-name="ro1">
          <table:table-cell office:value-type="float" office:value="27.4731700655" calcext:value-type="float">
            <text:p>27.4731700655</text:p>
          </table:table-cell>
          <table:table-cell office:value-type="float" office:value="5.47980337049" calcext:value-type="float">
            <text:p>5.4798033705</text:p>
          </table:table-cell>
          <table:table-cell office:value-type="float" office:value="25.49226" calcext:value-type="float">
            <text:p>25.49226</text:p>
          </table:table-cell>
          <table:table-cell office:value-type="float" office:value="1.256577" calcext:value-type="float">
            <text:p>1.256577</text:p>
          </table:table-cell>
        </table:table-row>
        <table:table-row table:style-name="ro1">
          <table:table-cell office:value-type="float" office:value="27.2694198788" calcext:value-type="float">
            <text:p>27.2694198788</text:p>
          </table:table-cell>
          <table:table-cell office:value-type="float" office:value="5.48284575347" calcext:value-type="float">
            <text:p>5.4828457535</text:p>
          </table:table-cell>
          <table:table-cell office:value-type="float" office:value="25.344379" calcext:value-type="float">
            <text:p>25.344379</text:p>
          </table:table-cell>
          <table:table-cell office:value-type="float" office:value="1.231441" calcext:value-type="float">
            <text:p>1.231441</text:p>
          </table:table-cell>
        </table:table-row>
        <table:table-row table:style-name="ro1">
          <table:table-cell office:value-type="float" office:value="27.0529005704" calcext:value-type="float">
            <text:p>27.0529005704</text:p>
          </table:table-cell>
          <table:table-cell office:value-type="float" office:value="5.4878236826" calcext:value-type="float">
            <text:p>5.4878236826</text:p>
          </table:table-cell>
          <table:table-cell office:value-type="float" office:value="25.196495" calcext:value-type="float">
            <text:p>25.196495</text:p>
          </table:table-cell>
          <table:table-cell office:value-type="float" office:value="1.206308" calcext:value-type="float">
            <text:p>1.206308</text:p>
          </table:table-cell>
        </table:table-row>
        <table:table-row table:style-name="ro1">
          <table:table-cell office:value-type="float" office:value="26.8554707373" calcext:value-type="float">
            <text:p>26.8554707373</text:p>
          </table:table-cell>
          <table:table-cell office:value-type="float" office:value="5.493915161" calcext:value-type="float">
            <text:p>5.493915161</text:p>
          </table:table-cell>
          <table:table-cell office:value-type="float" office:value="25.048275" calcext:value-type="float">
            <text:p>25.048275</text:p>
          </table:table-cell>
          <table:table-cell office:value-type="float" office:value="1.183273" calcext:value-type="float">
            <text:p>1.183273</text:p>
          </table:table-cell>
        </table:table-row>
        <table:table-row table:style-name="ro1">
          <table:table-cell office:value-type="float" office:value="26.6580677097" calcext:value-type="float">
            <text:p>26.6580677097</text:p>
          </table:table-cell>
          <table:table-cell office:value-type="float" office:value="5.50148618735" calcext:value-type="float">
            <text:p>5.5014861874</text:p>
          </table:table-cell>
          <table:table-cell office:value-type="float" office:value="24.900055" calcext:value-type="float">
            <text:p>24.900055</text:p>
          </table:table-cell>
          <table:table-cell office:value-type="float" office:value="1.160238" calcext:value-type="float">
            <text:p>1.160238</text:p>
          </table:table-cell>
        </table:table-row>
        <table:table-row table:style-name="ro1">
          <table:table-cell office:value-type="float" office:value="26.4479927739" calcext:value-type="float">
            <text:p>26.4479927739</text:p>
          </table:table-cell>
          <table:table-cell office:value-type="float" office:value="5.5111717935" calcext:value-type="float">
            <text:p>5.5111717935</text:p>
          </table:table-cell>
          <table:table-cell office:value-type="float" office:value="24.751835" calcext:value-type="float">
            <text:p>24.751835</text:p>
          </table:table-cell>
          <table:table-cell office:value-type="float" office:value="1.137203" calcext:value-type="float">
            <text:p>1.137203</text:p>
          </table:table-cell>
        </table:table-row>
        <table:table-row table:style-name="ro1">
          <table:table-cell office:value-type="float" office:value="26.2380331429" calcext:value-type="float">
            <text:p>26.2380331429</text:p>
          </table:table-cell>
          <table:table-cell office:value-type="float" office:value="5.52251254854" calcext:value-type="float">
            <text:p>5.5225125485</text:p>
          </table:table-cell>
          <table:table-cell office:value-type="float" office:value="24.603611" calcext:value-type="float">
            <text:p>24.603611</text:p>
          </table:table-cell>
          <table:table-cell office:value-type="float" office:value="1.114166" calcext:value-type="float">
            <text:p>1.114166</text:p>
          </table:table-cell>
        </table:table-row>
        <table:table-row table:style-name="ro1">
          <table:table-cell office:value-type="float" office:value="26.1426555571" calcext:value-type="float">
            <text:p>26.1426555571</text:p>
          </table:table-cell>
          <table:table-cell office:value-type="float" office:value="5.52821482474" calcext:value-type="float">
            <text:p>5.5282148247</text:p>
          </table:table-cell>
          <table:table-cell office:value-type="float" office:value="24.455387" calcext:value-type="float">
            <text:p>24.455387</text:p>
          </table:table-cell>
          <table:table-cell office:value-type="float" office:value="1.091129" calcext:value-type="float">
            <text:p>1.091129</text:p>
          </table:table-cell>
        </table:table-row>
        <table:table-row table:style-name="ro1">
          <table:table-cell office:value-type="float" office:value="25.939312017" calcext:value-type="float">
            <text:p>25.939312017</text:p>
          </table:table-cell>
          <table:table-cell office:value-type="float" office:value="5.54152211866" calcext:value-type="float">
            <text:p>5.5415221187</text:p>
          </table:table-cell>
          <table:table-cell office:value-type="float" office:value="24.307159" calcext:value-type="float">
            <text:p>24.307159</text:p>
          </table:table-cell>
          <table:table-cell office:value-type="float" office:value="1.068092" calcext:value-type="float">
            <text:p>1.068092</text:p>
          </table:table-cell>
        </table:table-row>
        <table:table-row table:style-name="ro1">
          <table:table-cell office:value-type="float" office:value="25.7297837168" calcext:value-type="float">
            <text:p>25.7297837168</text:p>
          </table:table-cell>
          <table:table-cell office:value-type="float" office:value="5.55685995111" calcext:value-type="float">
            <text:p>5.5568599511</text:p>
          </table:table-cell>
          <table:table-cell office:value-type="float" office:value="24.158642" calcext:value-type="float">
            <text:p>24.158642</text:p>
          </table:table-cell>
          <table:table-cell office:value-type="float" office:value="1.047058" calcext:value-type="float">
            <text:p>1.047058</text:p>
          </table:table-cell>
        </table:table-row>
        <table:table-row table:style-name="ro1">
          <table:table-cell office:value-type="float" office:value="25.5013069232" calcext:value-type="float">
            <text:p>25.5013069232</text:p>
          </table:table-cell>
          <table:table-cell office:value-type="float" office:value="5.57541764471" calcext:value-type="float">
            <text:p>5.5754176447</text:p>
          </table:table-cell>
          <table:table-cell office:value-type="float" office:value="24.010124" calcext:value-type="float">
            <text:p>24.010124</text:p>
          </table:table-cell>
          <table:table-cell office:value-type="float" office:value="1.026024" calcext:value-type="float">
            <text:p>1.026024</text:p>
          </table:table-cell>
        </table:table-row>
        <table:table-row table:style-name="ro1">
          <table:table-cell office:value-type="float" office:value="25.3236839976" calcext:value-type="float">
            <text:p>25.3236839976</text:p>
          </table:table-cell>
          <table:table-cell office:value-type="float" office:value="5.59113305882" calcext:value-type="float">
            <text:p>5.5911330588</text:p>
          </table:table-cell>
          <table:table-cell office:value-type="float" office:value="23.861607" calcext:value-type="float">
            <text:p>23.861607</text:p>
          </table:table-cell>
          <table:table-cell office:value-type="float" office:value="1.00499" calcext:value-type="float">
            <text:p>1.00499</text:p>
          </table:table-cell>
        </table:table-row>
        <table:table-row table:style-name="ro1">
          <table:table-cell office:value-type="float" office:value="25.1271257094" calcext:value-type="float">
            <text:p>25.1271257094</text:p>
          </table:table-cell>
          <table:table-cell office:value-type="float" office:value="5.60983012294" calcext:value-type="float">
            <text:p>5.6098301229</text:p>
          </table:table-cell>
          <table:table-cell office:value-type="float" office:value="23.713089" calcext:value-type="float">
            <text:p>23.713089</text:p>
          </table:table-cell>
          <table:table-cell office:value-type="float" office:value="0.983955" calcext:value-type="float">
            <text:p>0.983955</text:p>
          </table:table-cell>
        </table:table-row>
        <table:table-row table:style-name="ro1">
          <table:table-cell office:value-type="float" office:value="24.9179903624" calcext:value-type="float">
            <text:p>24.9179903624</text:p>
          </table:table-cell>
          <table:table-cell office:value-type="float" office:value="5.63122751842" calcext:value-type="float">
            <text:p>5.6312275184</text:p>
          </table:table-cell>
          <table:table-cell office:value-type="float" office:value="23.564571" calcext:value-type="float">
            <text:p>23.564571</text:p>
          </table:table-cell>
          <table:table-cell office:value-type="float" office:value="0.962921" calcext:value-type="float">
            <text:p>0.962921</text:p>
          </table:table-cell>
        </table:table-row>
        <table:table-row table:style-name="ro1">
          <table:table-cell office:value-type="float" office:value="24.708998124" calcext:value-type="float">
            <text:p>24.708998124</text:p>
          </table:table-cell>
          <table:table-cell office:value-type="float" office:value="5.65415805809" calcext:value-type="float">
            <text:p>5.6541580581</text:p>
          </table:table-cell>
          <table:table-cell office:value-type="float" office:value="23.41605" calcext:value-type="float">
            <text:p>23.41605</text:p>
          </table:table-cell>
          <table:table-cell office:value-type="float" office:value="0.941885" calcext:value-type="float">
            <text:p>0.941885</text:p>
          </table:table-cell>
        </table:table-row>
        <table:table-row table:style-name="ro1">
          <table:table-cell office:value-type="float" office:value="24.6140474193" calcext:value-type="float">
            <text:p>24.6140474193</text:p>
          </table:table-cell>
          <table:table-cell office:value-type="float" office:value="5.66508564899" calcext:value-type="float">
            <text:p>5.665085649</text:p>
          </table:table-cell>
          <table:table-cell office:value-type="float" office:value="23.267281" calcext:value-type="float">
            <text:p>23.267281</text:p>
          </table:table-cell>
          <table:table-cell office:value-type="float" office:value="0.92272" calcext:value-type="float">
            <text:p>0.92272</text:p>
          </table:table-cell>
        </table:table-row>
        <table:table-row table:style-name="ro1">
          <table:table-cell office:value-type="float" office:value="24.4116035465" calcext:value-type="float">
            <text:p>24.4116035465</text:p>
          </table:table-cell>
          <table:table-cell office:value-type="float" office:value="5.68943289929" calcext:value-type="float">
            <text:p>5.6894328993</text:p>
          </table:table-cell>
          <table:table-cell office:value-type="float" office:value="23.118511" calcext:value-type="float">
            <text:p>23.118511</text:p>
          </table:table-cell>
          <table:table-cell office:value-type="float" office:value="0.903555" calcext:value-type="float">
            <text:p>0.903555</text:p>
          </table:table-cell>
        </table:table-row>
        <table:table-row table:style-name="ro1">
          <table:table-cell office:value-type="float" office:value="24.202984959" calcext:value-type="float">
            <text:p>24.202984959</text:p>
          </table:table-cell>
          <table:table-cell office:value-type="float" office:value="5.71600363001" calcext:value-type="float">
            <text:p>5.71600363</text:p>
          </table:table-cell>
          <table:table-cell office:value-type="float" office:value="22.969742" calcext:value-type="float">
            <text:p>22.969742</text:p>
          </table:table-cell>
          <table:table-cell office:value-type="float" office:value="0.88439" calcext:value-type="float">
            <text:p>0.88439</text:p>
          </table:table-cell>
        </table:table-row>
        <table:table-row table:style-name="ro1">
          <table:table-cell office:value-type="float" office:value="24.00716063" calcext:value-type="float">
            <text:p>24.00716063</text:p>
          </table:table-cell>
          <table:table-cell office:value-type="float" office:value="5.74229947469" calcext:value-type="float">
            <text:p>5.7422994747</text:p>
          </table:table-cell>
          <table:table-cell office:value-type="float" office:value="22.820969" calcext:value-type="float">
            <text:p>22.820969</text:p>
          </table:table-cell>
          <table:table-cell office:value-type="float" office:value="0.865225" calcext:value-type="float">
            <text:p>0.865225</text:p>
          </table:table-cell>
        </table:table-row>
        <table:table-row table:style-name="ro1">
          <table:table-cell office:value-type="float" office:value="23.7925598771" calcext:value-type="float">
            <text:p>23.7925598771</text:p>
          </table:table-cell>
          <table:table-cell office:value-type="float" office:value="5.77262118667" calcext:value-type="float">
            <text:p>5.7726211867</text:p>
          </table:table-cell>
          <table:table-cell office:value-type="float" office:value="22.672195" calcext:value-type="float">
            <text:p>22.672195</text:p>
          </table:table-cell>
          <table:table-cell office:value-type="float" office:value="0.846062" calcext:value-type="float">
            <text:p>0.846062</text:p>
          </table:table-cell>
        </table:table-row>
        <table:table-row table:style-name="ro1">
          <table:table-cell office:value-type="float" office:value="23.5970740929" calcext:value-type="float">
            <text:p>23.5970740929</text:p>
          </table:table-cell>
          <table:table-cell office:value-type="float" office:value="5.80160926765" calcext:value-type="float">
            <text:p>5.8016092677</text:p>
          </table:table-cell>
          <table:table-cell office:value-type="float" office:value="22.523418" calcext:value-type="float">
            <text:p>22.523418</text:p>
          </table:table-cell>
          <table:table-cell office:value-type="float" office:value="0.826897" calcext:value-type="float">
            <text:p>0.826897</text:p>
          </table:table-cell>
        </table:table-row>
        <table:table-row table:style-name="ro1">
          <table:table-cell office:value-type="float" office:value="23.3954828966" calcext:value-type="float">
            <text:p>23.3954828966</text:p>
          </table:table-cell>
          <table:table-cell office:value-type="float" office:value="5.83284456524" calcext:value-type="float">
            <text:p>5.8328445652</text:p>
          </table:table-cell>
          <table:table-cell office:value-type="float" office:value="22.374435" calcext:value-type="float">
            <text:p>22.374435</text:p>
          </table:table-cell>
          <table:table-cell office:value-type="float" office:value="0.809477" calcext:value-type="float">
            <text:p>0.809477</text:p>
          </table:table-cell>
        </table:table-row>
        <table:table-row table:style-name="ro1">
          <table:table-cell office:value-type="float" office:value="23.2884803648" calcext:value-type="float">
            <text:p>23.2884803648</text:p>
          </table:table-cell>
          <table:table-cell office:value-type="float" office:value="5.84997644009" calcext:value-type="float">
            <text:p>5.8499764401</text:p>
          </table:table-cell>
          <table:table-cell office:value-type="float" office:value="22.225449" calcext:value-type="float">
            <text:p>22.225449</text:p>
          </table:table-cell>
          <table:table-cell office:value-type="float" office:value="0.792057" calcext:value-type="float">
            <text:p>0.792057</text:p>
          </table:table-cell>
        </table:table-row>
        <table:table-row table:style-name="ro1">
          <table:table-cell office:value-type="float" office:value="23.0935123041" calcext:value-type="float">
            <text:p>23.0935123041</text:p>
          </table:table-cell>
          <table:table-cell office:value-type="float" office:value="5.88217516472" calcext:value-type="float">
            <text:p>5.8821751647</text:p>
          </table:table-cell>
          <table:table-cell office:value-type="float" office:value="22.076462" calcext:value-type="float">
            <text:p>22.076462</text:p>
          </table:table-cell>
          <table:table-cell office:value-type="float" office:value="0.774635" calcext:value-type="float">
            <text:p>0.774635</text:p>
          </table:table-cell>
        </table:table-row>
        <table:table-row table:style-name="ro1">
          <table:table-cell office:value-type="float" office:value="22.8924619742" calcext:value-type="float">
            <text:p>22.8924619742</text:p>
          </table:table-cell>
          <table:table-cell office:value-type="float" office:value="5.91669984535" calcext:value-type="float">
            <text:p>5.9166998454</text:p>
          </table:table-cell>
          <table:table-cell office:value-type="float" office:value="21.927475" calcext:value-type="float">
            <text:p>21.927475</text:p>
          </table:table-cell>
          <table:table-cell office:value-type="float" office:value="0.757215" calcext:value-type="float">
            <text:p>0.757215</text:p>
          </table:table-cell>
        </table:table-row>
        <table:table-row table:style-name="ro1">
          <table:table-cell office:value-type="float" office:value="22.6853488824" calcext:value-type="float">
            <text:p>22.6853488824</text:p>
          </table:table-cell>
          <table:table-cell office:value-type="float" office:value="5.95366150327" calcext:value-type="float">
            <text:p>5.9536615033</text:p>
          </table:table-cell>
          <table:table-cell office:value-type="float" office:value="21.778488" calcext:value-type="float">
            <text:p>21.778488</text:p>
          </table:table-cell>
          <table:table-cell office:value-type="float" office:value="0.739794" calcext:value-type="float">
            <text:p>0.739794</text:p>
          </table:table-cell>
        </table:table-row>
        <table:table-row table:style-name="ro1">
          <table:table-cell office:value-type="float" office:value="22.4847254864" calcext:value-type="float">
            <text:p>22.4847254864</text:p>
          </table:table-cell>
          <table:table-cell office:value-type="float" office:value="5.99079635036" calcext:value-type="float">
            <text:p>5.9907963504</text:p>
          </table:table-cell>
          <table:table-cell office:value-type="float" office:value="21.629498" calcext:value-type="float">
            <text:p>21.629498</text:p>
          </table:table-cell>
          <table:table-cell office:value-type="float" office:value="0.722372" calcext:value-type="float">
            <text:p>0.722372</text:p>
          </table:table-cell>
        </table:table-row>
        <table:table-row table:style-name="ro1">
          <table:table-cell office:value-type="float" office:value="22.2905726132" calcext:value-type="float">
            <text:p>22.2905726132</text:p>
          </table:table-cell>
          <table:table-cell office:value-type="float" office:value="6.02796505212" calcext:value-type="float">
            <text:p>6.0279650521</text:p>
          </table:table-cell>
          <table:table-cell office:value-type="float" office:value="21.480331" calcext:value-type="float">
            <text:p>21.480331</text:p>
          </table:table-cell>
          <table:table-cell office:value-type="float" office:value="0.706577" calcext:value-type="float">
            <text:p>0.706577</text:p>
          </table:table-cell>
        </table:table-row>
        <table:table-row table:style-name="ro1">
          <table:table-cell office:value-type="float" office:value="22.0903837535" calcext:value-type="float">
            <text:p>22.0903837535</text:p>
          </table:table-cell>
          <table:table-cell office:value-type="float" office:value="6.06755587953" calcext:value-type="float">
            <text:p>6.0675558795</text:p>
          </table:table-cell>
          <table:table-cell office:value-type="float" office:value="21.331161" calcext:value-type="float">
            <text:p>21.331161</text:p>
          </table:table-cell>
          <table:table-cell office:value-type="float" office:value="0.690783" calcext:value-type="float">
            <text:p>0.690783</text:p>
          </table:table-cell>
        </table:table-row>
        <table:table-row table:style-name="ro1">
          <table:table-cell office:value-type="float" office:value="21.8904350831" calcext:value-type="float">
            <text:p>21.8904350831</text:p>
          </table:table-cell>
          <table:table-cell office:value-type="float" office:value="6.10838590511" calcext:value-type="float">
            <text:p>6.1083859051</text:p>
          </table:table-cell>
          <table:table-cell office:value-type="float" office:value="21.181992" calcext:value-type="float">
            <text:p>21.181992</text:p>
          </table:table-cell>
          <table:table-cell office:value-type="float" office:value="0.674988" calcext:value-type="float">
            <text:p>0.674988</text:p>
          </table:table-cell>
        </table:table-row>
        <table:table-row table:style-name="ro1">
          <table:table-cell office:value-type="float" office:value="21.78431268" calcext:value-type="float">
            <text:p>21.78431268</text:p>
          </table:table-cell>
          <table:table-cell office:value-type="float" office:value="6.13057829702" calcext:value-type="float">
            <text:p>6.130578297</text:p>
          </table:table-cell>
          <table:table-cell office:value-type="float" office:value="21.032822" calcext:value-type="float">
            <text:p>21.032822</text:p>
          </table:table-cell>
          <table:table-cell office:value-type="float" office:value="0.659193" calcext:value-type="float">
            <text:p>0.659193</text:p>
          </table:table-cell>
        </table:table-row>
        <table:table-row table:style-name="ro1">
          <table:table-cell office:value-type="float" office:value="21.5909735575" calcext:value-type="float">
            <text:p>21.5909735575</text:p>
          </table:table-cell>
          <table:table-cell office:value-type="float" office:value="6.17192572352" calcext:value-type="float">
            <text:p>6.1719257235</text:p>
          </table:table-cell>
          <table:table-cell office:value-type="float" office:value="20.883652" calcext:value-type="float">
            <text:p>20.883652</text:p>
          </table:table-cell>
          <table:table-cell office:value-type="float" office:value="0.643398" calcext:value-type="float">
            <text:p>0.643398</text:p>
          </table:table-cell>
        </table:table-row>
        <table:table-row table:style-name="ro1">
          <table:table-cell office:value-type="float" office:value="21.3916430784" calcext:value-type="float">
            <text:p>21.3916430784</text:p>
          </table:table-cell>
          <table:table-cell office:value-type="float" office:value="6.21577898573" calcext:value-type="float">
            <text:p>6.2157789857</text:p>
          </table:table-cell>
          <table:table-cell office:value-type="float" office:value="20.734478" calcext:value-type="float">
            <text:p>20.734478</text:p>
          </table:table-cell>
          <table:table-cell office:value-type="float" office:value="0.627605" calcext:value-type="float">
            <text:p>0.627605</text:p>
          </table:table-cell>
        </table:table-row>
        <table:table-row table:style-name="ro1">
          <table:table-cell office:value-type="float" office:value="21.186351416" calcext:value-type="float">
            <text:p>21.186351416</text:p>
          </table:table-cell>
          <table:table-cell office:value-type="float" office:value="6.26223790245" calcext:value-type="float">
            <text:p>6.2622379025</text:p>
          </table:table-cell>
          <table:table-cell office:value-type="float" office:value="20.585159" calcext:value-type="float">
            <text:p>20.585159</text:p>
          </table:table-cell>
          <table:table-cell office:value-type="float" office:value="0.613327" calcext:value-type="float">
            <text:p>0.613327</text:p>
          </table:table-cell>
        </table:table-row>
        <table:table-row table:style-name="ro1">
          <table:table-cell office:value-type="float" office:value="20.9937549021" calcext:value-type="float">
            <text:p>20.9937549021</text:p>
          </table:table-cell>
          <table:table-cell office:value-type="float" office:value="6.30701621266" calcext:value-type="float">
            <text:p>6.3070162127</text:p>
          </table:table-cell>
          <table:table-cell office:value-type="float" office:value="20.435841" calcext:value-type="float">
            <text:p>20.435841</text:p>
          </table:table-cell>
          <table:table-cell office:value-type="float" office:value="0.599049" calcext:value-type="float">
            <text:p>0.599049</text:p>
          </table:table-cell>
        </table:table-row>
        <table:table-row table:style-name="ro1">
          <table:table-cell office:value-type="float" office:value="20.7952081553" calcext:value-type="float">
            <text:p>20.7952081553</text:p>
          </table:table-cell>
          <table:table-cell office:value-type="float" office:value="6.35438301078" calcext:value-type="float">
            <text:p>6.3543830108</text:p>
          </table:table-cell>
          <table:table-cell office:value-type="float" office:value="20.286522" calcext:value-type="float">
            <text:p>20.286522</text:p>
          </table:table-cell>
          <table:table-cell office:value-type="float" office:value="0.584772" calcext:value-type="float">
            <text:p>0.584772</text:p>
          </table:table-cell>
        </table:table-row>
        <table:table-row table:style-name="ro1">
          <table:table-cell office:value-type="float" office:value="20.590736602" calcext:value-type="float">
            <text:p>20.590736602</text:p>
          </table:table-cell>
          <table:table-cell office:value-type="float" office:value="6.40442508648" calcext:value-type="float">
            <text:p>6.4044250865</text:p>
          </table:table-cell>
          <table:table-cell office:value-type="float" office:value="20.137199" calcext:value-type="float">
            <text:p>20.137199</text:p>
          </table:table-cell>
          <table:table-cell office:value-type="float" office:value="0.570494" calcext:value-type="float">
            <text:p>0.570494</text:p>
          </table:table-cell>
        </table:table-row>
        <table:table-row table:style-name="ro1">
          <table:table-cell office:value-type="float" office:value="20.3865519697" calcext:value-type="float">
            <text:p>20.3865519697</text:p>
          </table:table-cell>
          <table:table-cell office:value-type="float" office:value="6.45566021828" calcext:value-type="float">
            <text:p>6.4556602183</text:p>
          </table:table-cell>
          <table:table-cell office:value-type="float" office:value="19.987877" calcext:value-type="float">
            <text:p>19.987877</text:p>
          </table:table-cell>
          <table:table-cell office:value-type="float" office:value="0.556215" calcext:value-type="float">
            <text:p>0.556215</text:p>
          </table:table-cell>
        </table:table-row>
        <table:table-row table:style-name="ro1">
          <table:table-cell office:value-type="float" office:value="20.2938376312" calcext:value-type="float">
            <text:p>20.2938376312</text:p>
          </table:table-cell>
          <table:table-cell office:value-type="float" office:value="6.47934089424" calcext:value-type="float">
            <text:p>6.4793408942</text:p>
          </table:table-cell>
          <table:table-cell office:value-type="float" office:value="19.838554" calcext:value-type="float">
            <text:p>19.838554</text:p>
          </table:table-cell>
          <table:table-cell office:value-type="float" office:value="0.541939" calcext:value-type="float">
            <text:p>0.541939</text:p>
          </table:table-cell>
        </table:table-row>
        <table:table-row table:style-name="ro1">
          <table:table-cell office:value-type="float" office:value="20.0962528105" calcext:value-type="float">
            <text:p>20.0962528105</text:p>
          </table:table-cell>
          <table:table-cell office:value-type="float" office:value="6.53067377761" calcext:value-type="float">
            <text:p>6.5306737776</text:p>
          </table:table-cell>
          <table:table-cell office:value-type="float" office:value="19.689106" calcext:value-type="float">
            <text:p>19.689106</text:p>
          </table:table-cell>
          <table:table-cell office:value-type="float" office:value="0.529074" calcext:value-type="float">
            <text:p>0.529074</text:p>
          </table:table-cell>
        </table:table-row>
        <table:table-row table:style-name="ro1">
          <table:table-cell office:value-type="float" office:value="19.8989507783" calcext:value-type="float">
            <text:p>19.8989507783</text:p>
          </table:table-cell>
          <table:table-cell office:value-type="float" office:value="6.58310928556" calcext:value-type="float">
            <text:p>6.5831092856</text:p>
          </table:table-cell>
          <table:table-cell office:value-type="float" office:value="19.539658" calcext:value-type="float">
            <text:p>19.539658</text:p>
          </table:table-cell>
          <table:table-cell office:value-type="float" office:value="0.516209" calcext:value-type="float">
            <text:p>0.516209</text:p>
          </table:table-cell>
        </table:table-row>
        <table:table-row table:style-name="ro1">
          <table:table-cell office:value-type="float" office:value="19.7019316503" calcext:value-type="float">
            <text:p>19.7019316503</text:p>
          </table:table-cell>
          <table:table-cell office:value-type="float" office:value="6.63662702885" calcext:value-type="float">
            <text:p>6.6366270289</text:p>
          </table:table-cell>
          <table:table-cell office:value-type="float" office:value="19.390209" calcext:value-type="float">
            <text:p>19.390209</text:p>
          </table:table-cell>
          <table:table-cell office:value-type="float" office:value="0.503344" calcext:value-type="float">
            <text:p>0.503344</text:p>
          </table:table-cell>
        </table:table-row>
        <table:table-row table:style-name="ro1">
          <table:table-cell office:value-type="float" office:value="19.4990543401" calcext:value-type="float">
            <text:p>19.4990543401</text:p>
          </table:table-cell>
          <table:table-cell office:value-type="float" office:value="6.6929328462" calcext:value-type="float">
            <text:p>6.6929328462</text:p>
          </table:table-cell>
          <table:table-cell office:value-type="float" office:value="19.240761" calcext:value-type="float">
            <text:p>19.240761</text:p>
          </table:table-cell>
          <table:table-cell office:value-type="float" office:value="0.490479" calcext:value-type="float">
            <text:p>0.490479</text:p>
          </table:table-cell>
        </table:table-row>
        <table:table-row table:style-name="ro1">
          <table:table-cell office:value-type="float" office:value="19.3026185999" calcext:value-type="float">
            <text:p>19.3026185999</text:p>
          </table:table-cell>
          <table:table-cell office:value-type="float" office:value="6.74860463488" calcext:value-type="float">
            <text:p>6.7486046349</text:p>
          </table:table-cell>
          <table:table-cell office:value-type="float" office:value="19.091309" calcext:value-type="float">
            <text:p>19.091309</text:p>
          </table:table-cell>
          <table:table-cell office:value-type="float" office:value="0.477613" calcext:value-type="float">
            <text:p>0.477613</text:p>
          </table:table-cell>
        </table:table-row>
        <table:table-row table:style-name="ro1">
          <table:table-cell office:value-type="float" office:value="19.1064764677" calcext:value-type="float">
            <text:p>19.1064764677</text:p>
          </table:table-cell>
          <table:table-cell office:value-type="float" office:value="6.80532444917" calcext:value-type="float">
            <text:p>6.8053244492</text:p>
          </table:table-cell>
          <table:table-cell office:value-type="float" office:value="18.941856" calcext:value-type="float">
            <text:p>18.941856</text:p>
          </table:table-cell>
          <table:table-cell office:value-type="float" office:value="0.464748" calcext:value-type="float">
            <text:p>0.464748</text:p>
          </table:table-cell>
        </table:table-row>
        <table:table-row table:style-name="ro1">
          <table:table-cell office:value-type="float" office:value="18.9106337351" calcext:value-type="float">
            <text:p>18.9106337351</text:p>
          </table:table-cell>
          <table:table-cell office:value-type="float" office:value="6.86308711673" calcext:value-type="float">
            <text:p>6.8630871167</text:p>
          </table:table-cell>
          <table:table-cell office:value-type="float" office:value="18.792301" calcext:value-type="float">
            <text:p>18.792301</text:p>
          </table:table-cell>
          <table:table-cell office:value-type="float" office:value="0.453197" calcext:value-type="float">
            <text:p>0.453197</text:p>
          </table:table-cell>
        </table:table-row>
        <table:table-row table:style-name="ro1">
          <table:table-cell office:value-type="float" office:value="18.8189358759" calcext:value-type="float">
            <text:p>18.8189358759</text:p>
          </table:table-cell>
          <table:table-cell office:value-type="float" office:value="6.89052014294" calcext:value-type="float">
            <text:p>6.8905201429</text:p>
          </table:table-cell>
          <table:table-cell office:value-type="float" office:value="18.642746" calcext:value-type="float">
            <text:p>18.642746</text:p>
          </table:table-cell>
          <table:table-cell office:value-type="float" office:value="0.441648" calcext:value-type="float">
            <text:p>0.441648</text:p>
          </table:table-cell>
        </table:table-row>
        <table:table-row table:style-name="ro1">
          <table:table-cell office:value-type="float" office:value="18.6235315525" calcext:value-type="float">
            <text:p>18.6235315525</text:p>
          </table:table-cell>
          <table:table-cell office:value-type="float" office:value="6.94978870427" calcext:value-type="float">
            <text:p>6.9497887043</text:p>
          </table:table-cell>
          <table:table-cell office:value-type="float" office:value="18.493191" calcext:value-type="float">
            <text:p>18.493191</text:p>
          </table:table-cell>
          <table:table-cell office:value-type="float" office:value="0.430098" calcext:value-type="float">
            <text:p>0.430098</text:p>
          </table:table-cell>
        </table:table-row>
        <table:table-row table:style-name="ro1">
          <table:table-cell office:value-type="float" office:value="18.4284266832" calcext:value-type="float">
            <text:p>18.4284266832</text:p>
          </table:table-cell>
          <table:table-cell office:value-type="float" office:value="7.01005758856" calcext:value-type="float">
            <text:p>7.0100575886</text:p>
          </table:table-cell>
          <table:table-cell office:value-type="float" office:value="18.343632" calcext:value-type="float">
            <text:p>18.343632</text:p>
          </table:table-cell>
          <table:table-cell office:value-type="float" office:value="0.418547" calcext:value-type="float">
            <text:p>0.418547</text:p>
          </table:table-cell>
        </table:table-row>
        <table:table-row table:style-name="ro1">
          <table:table-cell office:value-type="float" office:value="18.2275411903" calcext:value-type="float">
            <text:p>18.2275411903</text:p>
          </table:table-cell>
          <table:table-cell office:value-type="float" office:value="7.0732475449" calcext:value-type="float">
            <text:p>7.0732475449</text:p>
          </table:table-cell>
          <table:table-cell office:value-type="float" office:value="18.194073" calcext:value-type="float">
            <text:p>18.194073</text:p>
          </table:table-cell>
          <table:table-cell office:value-type="float" office:value="0.406998" calcext:value-type="float">
            <text:p>0.406998</text:p>
          </table:table-cell>
        </table:table-row>
        <table:table-row table:style-name="ro1">
          <table:table-cell office:value-type="float" office:value="18.0330531057" calcext:value-type="float">
            <text:p>18.0330531057</text:p>
          </table:table-cell>
          <table:table-cell office:value-type="float" office:value="7.13552063132" calcext:value-type="float">
            <text:p>7.1355206313</text:p>
          </table:table-cell>
          <table:table-cell office:value-type="float" office:value="18.044514" calcext:value-type="float">
            <text:p>18.044514</text:p>
          </table:table-cell>
          <table:table-cell office:value-type="float" office:value="0.395447" calcext:value-type="float">
            <text:p>0.395447</text:p>
          </table:table-cell>
        </table:table-row>
        <table:table-row table:style-name="ro1">
          <table:table-cell office:value-type="float" office:value="17.8328081164" calcext:value-type="float">
            <text:p>17.8328081164</text:p>
          </table:table-cell>
          <table:table-cell office:value-type="float" office:value="7.20075933512" calcext:value-type="float">
            <text:p>7.2007593351</text:p>
          </table:table-cell>
          <table:table-cell office:value-type="float" office:value="17.894951" calcext:value-type="float">
            <text:p>17.894951</text:p>
          </table:table-cell>
          <table:table-cell office:value-type="float" office:value="0.383896" calcext:value-type="float">
            <text:p>0.383896</text:p>
          </table:table-cell>
        </table:table-row>
        <table:table-row table:style-name="ro1">
          <table:table-cell office:value-type="float" office:value="17.6389407268" calcext:value-type="float">
            <text:p>17.6389407268</text:p>
          </table:table-cell>
          <table:table-cell office:value-type="float" office:value="7.26499124808" calcext:value-type="float">
            <text:p>7.2649912481</text:p>
          </table:table-cell>
          <table:table-cell office:value-type="float" office:value="17.745293" calcext:value-type="float">
            <text:p>17.745293</text:p>
          </table:table-cell>
          <table:table-cell office:value-type="float" office:value="0.37376" calcext:value-type="float">
            <text:p>0.37376</text:p>
          </table:table-cell>
        </table:table-row>
        <table:table-row table:style-name="ro1">
          <table:table-cell office:value-type="float" office:value="17.451423831" calcext:value-type="float">
            <text:p>17.451423831</text:p>
          </table:table-cell>
          <table:table-cell office:value-type="float" office:value="7.32811297564" calcext:value-type="float">
            <text:p>7.3281129756</text:p>
          </table:table-cell>
          <table:table-cell office:value-type="float" office:value="17.595634" calcext:value-type="float">
            <text:p>17.595634</text:p>
          </table:table-cell>
          <table:table-cell office:value-type="float" office:value="0.363625" calcext:value-type="float">
            <text:p>0.363625</text:p>
          </table:table-cell>
        </table:table-row>
        <table:table-row table:style-name="ro1">
          <table:table-cell office:value-type="float" office:value="17.3547548023" calcext:value-type="float">
            <text:p>17.3547548023</text:p>
          </table:table-cell>
          <table:table-cell office:value-type="float" office:value="7.36103551479" calcext:value-type="float">
            <text:p>7.3610355148</text:p>
          </table:table-cell>
          <table:table-cell office:value-type="float" office:value="17.445972" calcext:value-type="float">
            <text:p>17.445972</text:p>
          </table:table-cell>
          <table:table-cell office:value-type="float" office:value="0.353489" calcext:value-type="float">
            <text:p>0.353489</text:p>
          </table:table-cell>
        </table:table-row>
        <table:table-row table:style-name="ro1">
          <table:table-cell office:value-type="float" office:value="17.1556226091" calcext:value-type="float">
            <text:p>17.1556226091</text:p>
          </table:table-cell>
          <table:table-cell office:value-type="float" office:value="7.42967398041" calcext:value-type="float">
            <text:p>7.4296739804</text:p>
          </table:table-cell>
          <table:table-cell office:value-type="float" office:value="17.29631" calcext:value-type="float">
            <text:p>17.29631</text:p>
          </table:table-cell>
          <table:table-cell office:value-type="float" office:value="0.343353" calcext:value-type="float">
            <text:p>0.343353</text:p>
          </table:table-cell>
        </table:table-row>
        <table:table-row table:style-name="ro1">
          <table:table-cell office:value-type="float" office:value="16.9628440515" calcext:value-type="float">
            <text:p>16.9628440515</text:p>
          </table:table-cell>
          <table:table-cell office:value-type="float" office:value="7.49717189402" calcext:value-type="float">
            <text:p>7.497171894</text:p>
          </table:table-cell>
          <table:table-cell office:value-type="float" office:value="17.146648" calcext:value-type="float">
            <text:p>17.146648</text:p>
          </table:table-cell>
          <table:table-cell office:value-type="float" office:value="0.333218" calcext:value-type="float">
            <text:p>0.333218</text:p>
          </table:table-cell>
        </table:table-row>
        <table:table-row table:style-name="ro1">
          <table:table-cell office:value-type="float" office:value="16.7703768382" calcext:value-type="float">
            <text:p>16.7703768382</text:p>
          </table:table-cell>
          <table:table-cell office:value-type="float" office:value="7.56557887561" calcext:value-type="float">
            <text:p>7.5655788756</text:p>
          </table:table-cell>
          <table:table-cell office:value-type="float" office:value="16.996983" calcext:value-type="float">
            <text:p>16.996983</text:p>
          </table:table-cell>
          <table:table-cell office:value-type="float" office:value="0.323082" calcext:value-type="float">
            <text:p>0.323082</text:p>
          </table:table-cell>
        </table:table-row>
        <table:table-row table:style-name="ro1">
          <table:table-cell office:value-type="float" office:value="16.578222849" calcext:value-type="float">
            <text:p>16.578222849</text:p>
          </table:table-cell>
          <table:table-cell office:value-type="float" office:value="7.63487985812" calcext:value-type="float">
            <text:p>7.6348798581</text:p>
          </table:table-cell>
          <table:table-cell office:value-type="float" office:value="16.847252" calcext:value-type="float">
            <text:p>16.847252</text:p>
          </table:table-cell>
          <table:table-cell office:value-type="float" office:value="0.314072" calcext:value-type="float">
            <text:p>0.314072</text:p>
          </table:table-cell>
        </table:table-row>
        <table:table-row table:style-name="ro1">
          <table:table-cell office:value-type="float" office:value="16.3863839504" calcext:value-type="float">
            <text:p>16.3863839504</text:p>
          </table:table-cell>
          <table:table-cell office:value-type="float" office:value="7.70506660406" calcext:value-type="float">
            <text:p>7.7050666041</text:p>
          </table:table-cell>
          <table:table-cell office:value-type="float" office:value="16.697521" calcext:value-type="float">
            <text:p>16.697521</text:p>
          </table:table-cell>
          <table:table-cell office:value-type="float" office:value="0.305061" calcext:value-type="float">
            <text:p>0.305061</text:p>
          </table:table-cell>
        </table:table-row>
        <table:table-row table:style-name="ro1">
          <table:table-cell office:value-type="float" office:value="16.188884177" calcext:value-type="float">
            <text:p>16.188884177</text:p>
          </table:table-cell>
          <table:table-cell office:value-type="float" office:value="7.77836876752" calcext:value-type="float">
            <text:p>7.7783687675</text:p>
          </table:table-cell>
          <table:table-cell office:value-type="float" office:value="16.547787" calcext:value-type="float">
            <text:p>16.547787</text:p>
          </table:table-cell>
          <table:table-cell office:value-type="float" office:value="0.296051" calcext:value-type="float">
            <text:p>0.296051</text:p>
          </table:table-cell>
        </table:table-row>
        <table:table-row table:style-name="ro1">
          <table:table-cell office:value-type="float" office:value="16.0992246703" calcext:value-type="float">
            <text:p>16.0992246703</text:p>
          </table:table-cell>
          <table:table-cell office:value-type="float" office:value="7.81199698242" calcext:value-type="float">
            <text:p>7.8119969824</text:p>
          </table:table-cell>
          <table:table-cell office:value-type="float" office:value="16.398052" calcext:value-type="float">
            <text:p>16.398052</text:p>
          </table:table-cell>
          <table:table-cell office:value-type="float" office:value="0.287041" calcext:value-type="float">
            <text:p>0.287041</text:p>
          </table:table-cell>
        </table:table-row>
        <table:table-row table:style-name="ro1">
          <table:table-cell office:value-type="float" office:value="15.9022236196" calcext:value-type="float">
            <text:p>15.9022236196</text:p>
          </table:table-cell>
          <table:table-cell office:value-type="float" office:value="7.8866522493" calcext:value-type="float">
            <text:p>7.8866522493</text:p>
          </table:table-cell>
          <table:table-cell office:value-type="float" office:value="16.248318" calcext:value-type="float">
            <text:p>16.248318</text:p>
          </table:table-cell>
          <table:table-cell office:value-type="float" office:value="0.27803" calcext:value-type="float">
            <text:p>0.27803</text:p>
          </table:table-cell>
        </table:table-row>
        <table:table-row table:style-name="ro1">
          <table:table-cell office:value-type="float" office:value="15.7174715332" calcext:value-type="float">
            <text:p>15.7174715332</text:p>
          </table:table-cell>
          <table:table-cell office:value-type="float" office:value="7.95761522096" calcext:value-type="float">
            <text:p>7.957615221</text:p>
          </table:table-cell>
          <table:table-cell office:value-type="float" office:value="16.098583" calcext:value-type="float">
            <text:p>16.098583</text:p>
          </table:table-cell>
          <table:table-cell office:value-type="float" office:value="0.269022" calcext:value-type="float">
            <text:p>0.269022</text:p>
          </table:table-cell>
        </table:table-row>
        <table:table-row table:style-name="ro1">
          <table:table-cell office:value-type="float" office:value="15.5270722557" calcext:value-type="float">
            <text:p>15.5270722557</text:p>
          </table:table-cell>
          <table:table-cell office:value-type="float" office:value="8.03169420033" calcext:value-type="float">
            <text:p>8.0316942003</text:p>
          </table:table-cell>
          <table:table-cell office:value-type="float" office:value="15.948795" calcext:value-type="float">
            <text:p>15.948795</text:p>
          </table:table-cell>
          <table:table-cell office:value-type="float" office:value="0.261053" calcext:value-type="float">
            <text:p>0.261053</text:p>
          </table:table-cell>
        </table:table-row>
        <table:table-row table:style-name="ro1">
          <table:table-cell office:value-type="float" office:value="15.336992716" calcext:value-type="float">
            <text:p>15.336992716</text:p>
          </table:table-cell>
          <table:table-cell office:value-type="float" office:value="8.10660513392" calcext:value-type="float">
            <text:p>8.1066051339</text:p>
          </table:table-cell>
          <table:table-cell office:value-type="float" office:value="15.799007" calcext:value-type="float">
            <text:p>15.799007</text:p>
          </table:table-cell>
          <table:table-cell office:value-type="float" office:value="0.253084" calcext:value-type="float">
            <text:p>0.253084</text:p>
          </table:table-cell>
        </table:table-row>
        <table:table-row table:style-name="ro1">
          <table:table-cell office:value-type="float" office:value="15.1413108109" calcext:value-type="float">
            <text:p>15.1413108109</text:p>
          </table:table-cell>
          <table:table-cell office:value-type="float" office:value="8.18472302029" calcext:value-type="float">
            <text:p>8.1847230203</text:p>
          </table:table-cell>
          <table:table-cell office:value-type="float" office:value="15.649216" calcext:value-type="float">
            <text:p>15.649216</text:p>
          </table:table-cell>
          <table:table-cell office:value-type="float" office:value="0.245115" calcext:value-type="float">
            <text:p>0.245115</text:p>
          </table:table-cell>
        </table:table-row>
        <table:table-row table:style-name="ro1">
          <table:table-cell office:value-type="float" office:value="14.9578008922" calcext:value-type="float">
            <text:p>14.9578008922</text:p>
          </table:table-cell>
          <table:table-cell office:value-type="float" office:value="8.25890085989" calcext:value-type="float">
            <text:p>8.2589008599</text:p>
          </table:table-cell>
          <table:table-cell office:value-type="float" office:value="15.499424" calcext:value-type="float">
            <text:p>15.499424</text:p>
          </table:table-cell>
          <table:table-cell office:value-type="float" office:value="0.237146" calcext:value-type="float">
            <text:p>0.237146</text:p>
          </table:table-cell>
        </table:table-row>
        <table:table-row table:style-name="ro1">
          <table:table-cell office:value-type="float" office:value="14.7627804644" calcext:value-type="float">
            <text:p>14.7627804644</text:p>
          </table:table-cell>
          <table:table-cell office:value-type="float" office:value="8.33869145433" calcext:value-type="float">
            <text:p>8.3386914543</text:p>
          </table:table-cell>
          <table:table-cell office:value-type="float" office:value="15.349632" calcext:value-type="float">
            <text:p>15.349632</text:p>
          </table:table-cell>
          <table:table-cell office:value-type="float" office:value="0.229177" calcext:value-type="float">
            <text:p>0.229177</text:p>
          </table:table-cell>
        </table:table-row>
        <table:table-row table:style-name="ro1">
          <table:table-cell office:value-type="float" office:value="14.6624473708" calcext:value-type="float">
            <text:p>14.6624473708</text:p>
          </table:table-cell>
          <table:table-cell office:value-type="float" office:value="8.38012343525" calcext:value-type="float">
            <text:p>8.3801234353</text:p>
          </table:table-cell>
          <table:table-cell office:value-type="float" office:value="15.199837" calcext:value-type="float">
            <text:p>15.199837</text:p>
          </table:table-cell>
          <table:table-cell office:value-type="float" office:value="0.221209" calcext:value-type="float">
            <text:p>0.221209</text:p>
          </table:table-cell>
        </table:table-row>
        <table:table-row table:style-name="ro1">
          <table:table-cell office:value-type="float" office:value="14.479716508" calcext:value-type="float">
            <text:p>14.479716508</text:p>
          </table:table-cell>
          <table:table-cell office:value-type="float" office:value="8.45623622518" calcext:value-type="float">
            <text:p>8.4562362252</text:p>
          </table:table-cell>
          <table:table-cell office:value-type="float" office:value="15.050041" calcext:value-type="float">
            <text:p>15.050041</text:p>
          </table:table-cell>
          <table:table-cell office:value-type="float" office:value="0.213242" calcext:value-type="float">
            <text:p>0.213242</text:p>
          </table:table-cell>
        </table:table-row>
        <table:table-row table:style-name="ro1">
          <table:table-cell office:value-type="float" office:value="14.2914032736" calcext:value-type="float">
            <text:p>14.2914032736</text:p>
          </table:table-cell>
          <table:table-cell office:value-type="float" office:value="8.53555657275" calcext:value-type="float">
            <text:p>8.5355565728</text:p>
          </table:table-cell>
          <table:table-cell office:value-type="float" office:value="14.900196" calcext:value-type="float">
            <text:p>14.900196</text:p>
          </table:table-cell>
          <table:table-cell office:value-type="float" office:value="0.206385" calcext:value-type="float">
            <text:p>0.206385</text:p>
          </table:table-cell>
        </table:table-row>
        <table:table-row table:style-name="ro1">
          <table:table-cell office:value-type="float" office:value="14.1034114956" calcext:value-type="float">
            <text:p>14.1034114956</text:p>
          </table:table-cell>
          <table:table-cell office:value-type="float" office:value="8.61563822696" calcext:value-type="float">
            <text:p>8.615638227</text:p>
          </table:table-cell>
          <table:table-cell office:value-type="float" office:value="14.750351" calcext:value-type="float">
            <text:p>14.750351</text:p>
          </table:table-cell>
          <table:table-cell office:value-type="float" office:value="0.199528" calcext:value-type="float">
            <text:p>0.199528</text:p>
          </table:table-cell>
        </table:table-row>
        <table:table-row table:style-name="ro1">
          <table:table-cell office:value-type="float" office:value="13.9216033128" calcext:value-type="float">
            <text:p>13.9216033128</text:p>
          </table:table-cell>
          <table:table-cell office:value-type="float" office:value="8.69393966699" calcext:value-type="float">
            <text:p>8.693939667</text:p>
          </table:table-cell>
          <table:table-cell office:value-type="float" office:value="14.600506" calcext:value-type="float">
            <text:p>14.600506</text:p>
          </table:table-cell>
          <table:table-cell office:value-type="float" office:value="0.192671" calcext:value-type="float">
            <text:p>0.192671</text:p>
          </table:table-cell>
        </table:table-row>
        <table:table-row table:style-name="ro1">
          <table:table-cell office:value-type="float" office:value="13.7283931834" calcext:value-type="float">
            <text:p>13.7283931834</text:p>
          </table:table-cell>
          <table:table-cell office:value-type="float" office:value="8.77805152541" calcext:value-type="float">
            <text:p>8.7780515254</text:p>
          </table:table-cell>
          <table:table-cell office:value-type="float" office:value="14.450657" calcext:value-type="float">
            <text:p>14.450657</text:p>
          </table:table-cell>
          <table:table-cell office:value-type="float" office:value="0.185814" calcext:value-type="float">
            <text:p>0.185814</text:p>
          </table:table-cell>
        </table:table-row>
        <table:table-row table:style-name="ro1">
          <table:table-cell office:value-type="float" office:value="13.5413601247" calcext:value-type="float">
            <text:p>13.5413601247</text:p>
          </table:table-cell>
          <table:table-cell office:value-type="float" office:value="8.86034785127" calcext:value-type="float">
            <text:p>8.8603478513</text:p>
          </table:table-cell>
          <table:table-cell office:value-type="float" office:value="14.300808" calcext:value-type="float">
            <text:p>14.300808</text:p>
          </table:table-cell>
          <table:table-cell office:value-type="float" office:value="0.178957" calcext:value-type="float">
            <text:p>0.178957</text:p>
          </table:table-cell>
        </table:table-row>
        <table:table-row table:style-name="ro1">
          <table:table-cell office:value-type="float" office:value="13.4479631668" calcext:value-type="float">
            <text:p>13.4479631668</text:p>
          </table:table-cell>
          <table:table-cell office:value-type="float" office:value="8.90176530545" calcext:value-type="float">
            <text:p>8.9017653055</text:p>
          </table:table-cell>
          <table:table-cell office:value-type="float" office:value="14.150955" calcext:value-type="float">
            <text:p>14.150955</text:p>
          </table:table-cell>
          <table:table-cell office:value-type="float" office:value="0.1721" calcext:value-type="float">
            <text:p>0.1721</text:p>
          </table:table-cell>
        </table:table-row>
        <table:table-row table:style-name="ro1">
          <table:table-cell office:value-type="float" office:value="13.2614085222" calcext:value-type="float">
            <text:p>13.2614085222</text:p>
          </table:table-cell>
          <table:table-cell office:value-type="float" office:value="8.98513362217" calcext:value-type="float">
            <text:p>8.9851336222</text:p>
          </table:table-cell>
          <table:table-cell office:value-type="float" office:value="14.001076" calcext:value-type="float">
            <text:p>14.001076</text:p>
          </table:table-cell>
          <table:table-cell office:value-type="float" office:value="0.166121" calcext:value-type="float">
            <text:p>0.166121</text:p>
          </table:table-cell>
        </table:table-row>
        <table:table-row table:style-name="ro1">
          <table:table-cell office:value-type="float" office:value="13.0693602025" calcext:value-type="float">
            <text:p>13.0693602025</text:p>
          </table:table-cell>
          <table:table-cell office:value-type="float" office:value="9.07184833177" calcext:value-type="float">
            <text:p>9.0718483318</text:p>
          </table:table-cell>
          <table:table-cell office:value-type="float" office:value="13.851192" calcext:value-type="float">
            <text:p>13.851192</text:p>
          </table:table-cell>
          <table:table-cell office:value-type="float" office:value="0.160143" calcext:value-type="float">
            <text:p>0.160143</text:p>
          </table:table-cell>
        </table:table-row>
        <table:table-row table:style-name="ro1">
          <table:table-cell office:value-type="float" office:value="12.8892629107" calcext:value-type="float">
            <text:p>12.8892629107</text:p>
          </table:table-cell>
          <table:table-cell office:value-type="float" office:value="9.15398936819" calcext:value-type="float">
            <text:p>9.1539893682</text:p>
          </table:table-cell>
          <table:table-cell office:value-type="float" office:value="13.701309" calcext:value-type="float">
            <text:p>13.701309</text:p>
          </table:table-cell>
          <table:table-cell office:value-type="float" office:value="0.154163" calcext:value-type="float">
            <text:p>0.154163</text:p>
          </table:table-cell>
        </table:table-row>
        <table:table-row table:style-name="ro1">
          <table:table-cell office:value-type="float" office:value="12.7036663697" calcext:value-type="float">
            <text:p>12.7036663697</text:p>
          </table:table-cell>
          <table:table-cell office:value-type="float" office:value="9.23945638279" calcext:value-type="float">
            <text:p>9.2394563828</text:p>
          </table:table-cell>
          <table:table-cell office:value-type="float" office:value="13.551426" calcext:value-type="float">
            <text:p>13.551426</text:p>
          </table:table-cell>
          <table:table-cell office:value-type="float" office:value="0.148186" calcext:value-type="float">
            <text:p>0.148186</text:p>
          </table:table-cell>
        </table:table-row>
        <table:table-row table:style-name="ro1">
          <table:table-cell office:value-type="float" office:value="12.5125949578" calcext:value-type="float">
            <text:p>12.5125949578</text:p>
          </table:table-cell>
          <table:table-cell office:value-type="float" office:value="9.32829470569" calcext:value-type="float">
            <text:p>9.3282947057</text:p>
          </table:table-cell>
          <table:table-cell office:value-type="float" office:value="13.401543" calcext:value-type="float">
            <text:p>13.401543</text:p>
          </table:table-cell>
          <table:table-cell office:value-type="float" office:value="0.142206" calcext:value-type="float">
            <text:p>0.142206</text:p>
          </table:table-cell>
        </table:table-row>
        <table:table-row table:style-name="ro1">
          <table:table-cell office:value-type="float" office:value="12.3276287278" calcext:value-type="float">
            <text:p>12.3276287278</text:p>
          </table:table-cell>
          <table:table-cell office:value-type="float" office:value="9.4151112201" calcext:value-type="float">
            <text:p>9.4151112201</text:p>
          </table:table-cell>
          <table:table-cell office:value-type="float" office:value="13.251659" calcext:value-type="float">
            <text:p>13.251659</text:p>
          </table:table-cell>
          <table:table-cell office:value-type="float" office:value="0.136227" calcext:value-type="float">
            <text:p>0.136227</text:p>
          </table:table-cell>
        </table:table-row>
        <table:table-row table:style-name="ro1">
          <table:table-cell office:value-type="float" office:value="12.1429741844" calcext:value-type="float">
            <text:p>12.1429741844</text:p>
          </table:table-cell>
          <table:table-cell office:value-type="float" office:value="9.50258338573" calcext:value-type="float">
            <text:p>9.5025833857</text:p>
          </table:table-cell>
          <table:table-cell office:value-type="float" office:value="13.101746" calcext:value-type="float">
            <text:p>13.101746</text:p>
          </table:table-cell>
          <table:table-cell office:value-type="float" office:value="0.131056" calcext:value-type="float">
            <text:p>0.131056</text:p>
          </table:table-cell>
        </table:table-row>
        <table:table-row table:style-name="ro1">
          <table:table-cell office:value-type="float" office:value="12.0565246016" calcext:value-type="float">
            <text:p>12.0565246016</text:p>
          </table:table-cell>
          <table:table-cell office:value-type="float" office:value="9.54380994344" calcext:value-type="float">
            <text:p>9.5438099434</text:p>
          </table:table-cell>
          <table:table-cell office:value-type="float" office:value="12.951832" calcext:value-type="float">
            <text:p>12.951832</text:p>
          </table:table-cell>
          <table:table-cell office:value-type="float" office:value="0.125885" calcext:value-type="float">
            <text:p>0.125885</text:p>
          </table:table-cell>
        </table:table-row>
        <table:table-row table:style-name="ro1">
          <table:table-cell office:value-type="float" office:value="11.8608219156" calcext:value-type="float">
            <text:p>11.8608219156</text:p>
          </table:table-cell>
          <table:table-cell office:value-type="float" office:value="9.63777703685" calcext:value-type="float">
            <text:p>9.6377770369</text:p>
          </table:table-cell>
          <table:table-cell office:value-type="float" office:value="12.801918" calcext:value-type="float">
            <text:p>12.801918</text:p>
          </table:table-cell>
          <table:table-cell office:value-type="float" office:value="0.120716" calcext:value-type="float">
            <text:p>0.120716</text:p>
          </table:table-cell>
        </table:table-row>
        <table:table-row table:style-name="ro1">
          <table:table-cell office:value-type="float" office:value="11.6769447021" calcext:value-type="float">
            <text:p>11.6769447021</text:p>
          </table:table-cell>
          <table:table-cell office:value-type="float" office:value="9.72686253702" calcext:value-type="float">
            <text:p>9.726862537</text:p>
          </table:table-cell>
          <table:table-cell office:value-type="float" office:value="12.652004" calcext:value-type="float">
            <text:p>12.652004</text:p>
          </table:table-cell>
          <table:table-cell office:value-type="float" office:value="0.115545" calcext:value-type="float">
            <text:p>0.115545</text:p>
          </table:table-cell>
        </table:table-row>
        <table:table-row table:style-name="ro1">
          <table:table-cell office:value-type="float" office:value="11.4876396383" calcext:value-type="float">
            <text:p>11.4876396383</text:p>
          </table:table-cell>
          <table:table-cell office:value-type="float" office:value="9.81938026661" calcext:value-type="float">
            <text:p>9.8193802666</text:p>
          </table:table-cell>
          <table:table-cell office:value-type="float" office:value="12.50209" calcext:value-type="float">
            <text:p>12.50209</text:p>
          </table:table-cell>
          <table:table-cell office:value-type="float" office:value="0.110376" calcext:value-type="float">
            <text:p>0.110376</text:p>
          </table:table-cell>
        </table:table-row>
        <table:table-row table:style-name="ro1">
          <table:table-cell office:value-type="float" office:value="11.3043809741" calcext:value-type="float">
            <text:p>11.3043809741</text:p>
          </table:table-cell>
          <table:table-cell office:value-type="float" office:value="9.90971883268" calcext:value-type="float">
            <text:p>9.9097188327</text:p>
          </table:table-cell>
          <table:table-cell office:value-type="float" office:value="12.352173" calcext:value-type="float">
            <text:p>12.352173</text:p>
          </table:table-cell>
          <table:table-cell office:value-type="float" office:value="0.105206" calcext:value-type="float">
            <text:p>0.105206</text:p>
          </table:table-cell>
        </table:table-row>
        <table:table-row table:style-name="ro1">
          <table:table-cell office:value-type="float" office:value="11.1214287665" calcext:value-type="float">
            <text:p>11.1214287665</text:p>
          </table:table-cell>
          <table:table-cell office:value-type="float" office:value="10.0006694682" calcext:value-type="float">
            <text:p>10.0006694682</text:p>
          </table:table-cell>
          <table:table-cell office:value-type="float" office:value="12.202255" calcext:value-type="float">
            <text:p>12.202255</text:p>
          </table:table-cell>
          <table:table-cell office:value-type="float" office:value="0.100037" calcext:value-type="float">
            <text:p>0.100037</text:p>
          </table:table-cell>
        </table:table-row>
        <table:table-row table:style-name="ro1">
          <table:table-cell office:value-type="float" office:value="10.9387821198" calcext:value-type="float">
            <text:p>10.9387821198</text:p>
          </table:table-cell>
          <table:table-cell office:value-type="float" office:value="10.0922273987" calcext:value-type="float">
            <text:p>10.0922273987</text:p>
          </table:table-cell>
          <table:table-cell office:value-type="float" office:value="12.052319" calcext:value-type="float">
            <text:p>12.052319</text:p>
          </table:table-cell>
          <table:table-cell office:value-type="float" office:value="0.095713" calcext:value-type="float">
            <text:p>0.095713</text:p>
          </table:table-cell>
        </table:table-row>
        <table:table-row table:style-name="ro1">
          <table:table-cell office:value-type="float" office:value="10.8247799475" calcext:value-type="float">
            <text:p>10.8247799475</text:p>
          </table:table-cell>
          <table:table-cell office:value-type="float" office:value="10.1497521857" calcext:value-type="float">
            <text:p>10.1497521857</text:p>
          </table:table-cell>
          <table:table-cell office:value-type="float" office:value="11.902378" calcext:value-type="float">
            <text:p>11.902378</text:p>
          </table:table-cell>
          <table:table-cell office:value-type="float" office:value="0.091389" calcext:value-type="float">
            <text:p>0.091389</text:p>
          </table:table-cell>
        </table:table-row>
        <table:table-row table:style-name="ro1">
          <table:table-cell office:value-type="float" office:value="10.6539928171" calcext:value-type="float">
            <text:p>10.6539928171</text:p>
          </table:table-cell>
          <table:table-cell office:value-type="float" office:value="10.2364631694" calcext:value-type="float">
            <text:p>10.2364631694</text:p>
          </table:table-cell>
          <table:table-cell office:value-type="float" office:value="11.752438" calcext:value-type="float">
            <text:p>11.752438</text:p>
          </table:table-cell>
          <table:table-cell office:value-type="float" office:value="0.087067" calcext:value-type="float">
            <text:p>0.087067</text:p>
          </table:table-cell>
        </table:table-row>
        <table:table-row table:style-name="ro1">
          <table:table-cell office:value-type="float" office:value="10.4777841305" calcext:value-type="float">
            <text:p>10.4777841305</text:p>
          </table:table-cell>
          <table:table-cell office:value-type="float" office:value="10.3265923896" calcext:value-type="float">
            <text:p>10.3265923896</text:p>
          </table:table-cell>
          <table:table-cell office:value-type="float" office:value="11.602497" calcext:value-type="float">
            <text:p>11.602497</text:p>
          </table:table-cell>
          <table:table-cell office:value-type="float" office:value="0.082743" calcext:value-type="float">
            <text:p>0.082743</text:p>
          </table:table-cell>
        </table:table-row>
        <table:table-row table:style-name="ro1">
          <table:table-cell office:value-type="float" office:value="10.2961819921" calcext:value-type="float">
            <text:p>10.2961819921</text:p>
          </table:table-cell>
          <table:table-cell office:value-type="float" office:value="10.4201887313" calcext:value-type="float">
            <text:p>10.4201887313</text:p>
          </table:table-cell>
          <table:table-cell office:value-type="float" office:value="11.452557" calcext:value-type="float">
            <text:p>11.452557</text:p>
          </table:table-cell>
          <table:table-cell office:value-type="float" office:value="0.078421" calcext:value-type="float">
            <text:p>0.078421</text:p>
          </table:table-cell>
        </table:table-row>
        <table:table-row table:style-name="ro1">
          <table:table-cell office:value-type="float" office:value="10.1148765986" calcext:value-type="float">
            <text:p>10.1148765986</text:p>
          </table:table-cell>
          <table:table-cell office:value-type="float" office:value="10.5143518843" calcext:value-type="float">
            <text:p>10.5143518843</text:p>
          </table:table-cell>
          <table:table-cell office:value-type="float" office:value="11.302612" calcext:value-type="float">
            <text:p>11.302612</text:p>
          </table:table-cell>
          <table:table-cell office:value-type="float" office:value="0.074097" calcext:value-type="float">
            <text:p>0.074097</text:p>
          </table:table-cell>
        </table:table-row>
        <table:table-row table:style-name="ro1">
          <table:table-cell office:value-type="float" office:value="9.93386759503" calcext:value-type="float">
            <text:p>9.933867595</text:p>
          </table:table-cell>
          <table:table-cell office:value-type="float" office:value="10.6090783005" calcext:value-type="float">
            <text:p>10.6090783005</text:p>
          </table:table-cell>
          <table:table-cell office:value-type="float" office:value="11.152657" calcext:value-type="float">
            <text:p>11.152657</text:p>
          </table:table-cell>
          <table:table-cell office:value-type="float" office:value="0.070446" calcext:value-type="float">
            <text:p>0.070446</text:p>
          </table:table-cell>
        </table:table-row>
        <table:table-row table:style-name="ro1">
          <table:table-cell office:value-type="float" office:value="9.7475059069" calcext:value-type="float">
            <text:p>9.7475059069</text:p>
          </table:table-cell>
          <table:table-cell office:value-type="float" office:value="10.7073402668" calcext:value-type="float">
            <text:p>10.7073402668</text:p>
          </table:table-cell>
          <table:table-cell office:value-type="float" office:value="11.002701" calcext:value-type="float">
            <text:p>11.002701</text:p>
          </table:table-cell>
          <table:table-cell office:value-type="float" office:value="0.066795" calcext:value-type="float">
            <text:p>0.066795</text:p>
          </table:table-cell>
        </table:table-row>
        <table:table-row table:style-name="ro1">
          <table:table-cell office:value-type="float" office:value="9.66853508336" calcext:value-type="float">
            <text:p>9.6685350834</text:p>
          </table:table-cell>
          <table:table-cell office:value-type="float" office:value="10.749199368" calcext:value-type="float">
            <text:p>10.749199368</text:p>
          </table:table-cell>
          <table:table-cell office:value-type="float" office:value="10.852745" calcext:value-type="float">
            <text:p>10.852745</text:p>
          </table:table-cell>
          <table:table-cell office:value-type="float" office:value="0.063143" calcext:value-type="float">
            <text:p>0.063143</text:p>
          </table:table-cell>
        </table:table-row>
        <table:table-row table:style-name="ro1">
          <table:table-cell office:value-type="float" office:value="9.49386407936" calcext:value-type="float">
            <text:p>9.4938640794</text:p>
          </table:table-cell>
          <table:table-cell office:value-type="float" office:value="10.8422469764" calcext:value-type="float">
            <text:p>10.8422469764</text:p>
          </table:table-cell>
          <table:table-cell office:value-type="float" office:value="10.702789" calcext:value-type="float">
            <text:p>10.702789</text:p>
          </table:table-cell>
          <table:table-cell office:value-type="float" office:value="0.059492" calcext:value-type="float">
            <text:p>0.059492</text:p>
          </table:table-cell>
        </table:table-row>
        <table:table-row table:style-name="ro1">
          <table:table-cell office:value-type="float" office:value="9.30821763904" calcext:value-type="float">
            <text:p>9.308217639</text:p>
          </table:table-cell>
          <table:table-cell office:value-type="float" office:value="10.9418402701" calcext:value-type="float">
            <text:p>10.9418402701</text:p>
          </table:table-cell>
          <table:table-cell office:value-type="float" office:value="10.55283" calcext:value-type="float">
            <text:p>10.55283</text:p>
          </table:table-cell>
          <table:table-cell office:value-type="float" office:value="0.05584" calcext:value-type="float">
            <text:p>0.05584</text:p>
          </table:table-cell>
        </table:table-row>
        <table:table-row table:style-name="ro1">
          <table:table-cell office:value-type="float" office:value="9.12848754896" calcext:value-type="float">
            <text:p>9.128487549</text:p>
          </table:table-cell>
          <table:table-cell office:value-type="float" office:value="11.0389487319" calcext:value-type="float">
            <text:p>11.0389487319</text:p>
          </table:table-cell>
          <table:table-cell office:value-type="float" office:value="10.40287" calcext:value-type="float">
            <text:p>10.40287</text:p>
          </table:table-cell>
          <table:table-cell office:value-type="float" office:value="0.052189" calcext:value-type="float">
            <text:p>0.052189</text:p>
          </table:table-cell>
        </table:table-row>
        <table:table-row table:style-name="ro1">
          <table:table-cell office:value-type="float" office:value="8.93783703098" calcext:value-type="float">
            <text:p>8.937837031</text:p>
          </table:table-cell>
          <table:table-cell office:value-type="float" office:value="11.142696935" calcext:value-type="float">
            <text:p>11.142696935</text:p>
          </table:table-cell>
          <table:table-cell office:value-type="float" office:value="10.252907" calcext:value-type="float">
            <text:p>10.252907</text:p>
          </table:table-cell>
          <table:table-cell office:value-type="float" office:value="0.048536" calcext:value-type="float">
            <text:p>0.048536</text:p>
          </table:table-cell>
        </table:table-row>
        <table:table-row table:style-name="ro1">
          <table:table-cell office:value-type="float" office:value="8.76428570284" calcext:value-type="float">
            <text:p>8.7642857028</text:p>
          </table:table-cell>
          <table:table-cell office:value-type="float" office:value="11.2377933803" calcext:value-type="float">
            <text:p>11.2377933803</text:p>
          </table:table-cell>
          <table:table-cell office:value-type="float" office:value="10.102936" calcext:value-type="float">
            <text:p>10.102936</text:p>
          </table:table-cell>
          <table:table-cell office:value-type="float" office:value="0.045576" calcext:value-type="float">
            <text:p>0.045576</text:p>
          </table:table-cell>
        </table:table-row>
        <table:table-row table:style-name="ro1">
          <table:table-cell office:value-type="float" office:value="8.58540792582" calcext:value-type="float">
            <text:p>8.5854079258</text:p>
          </table:table-cell>
          <table:table-cell office:value-type="float" office:value="11.3364490674" calcext:value-type="float">
            <text:p>11.3364490674</text:p>
          </table:table-cell>
          <table:table-cell office:value-type="float" office:value="9.952965" calcext:value-type="float">
            <text:p>9.952965</text:p>
          </table:table-cell>
          <table:table-cell office:value-type="float" office:value="0.042616" calcext:value-type="float">
            <text:p>0.042616</text:p>
          </table:table-cell>
        </table:table-row>
        <table:table-row table:style-name="ro1">
          <table:table-cell office:value-type="float" office:value="8.40680304947" calcext:value-type="float">
            <text:p>8.4068030495</text:p>
          </table:table-cell>
          <table:table-cell office:value-type="float" office:value="11.4355927085" calcext:value-type="float">
            <text:p>11.4355927085</text:p>
          </table:table-cell>
          <table:table-cell office:value-type="float" office:value="9.802994" calcext:value-type="float">
            <text:p>9.802994</text:p>
          </table:table-cell>
          <table:table-cell office:value-type="float" office:value="0.039656" calcext:value-type="float">
            <text:p>0.039656</text:p>
          </table:table-cell>
        </table:table-row>
        <table:table-row table:style-name="ro1">
          <table:table-cell office:value-type="float" office:value="8.31760302679" calcext:value-type="float">
            <text:p>8.3176030268</text:p>
          </table:table-cell>
          <table:table-cell office:value-type="float" office:value="11.4853462432" calcext:value-type="float">
            <text:p>11.4853462432</text:p>
          </table:table-cell>
          <table:table-cell office:value-type="float" office:value="9.653019" calcext:value-type="float">
            <text:p>9.653019</text:p>
          </table:table-cell>
          <table:table-cell office:value-type="float" office:value="0.036695" calcext:value-type="float">
            <text:p>0.036695</text:p>
          </table:table-cell>
        </table:table-row>
        <table:table-row table:style-name="ro1">
          <table:table-cell office:value-type="float" office:value="8.14497296438" calcext:value-type="float">
            <text:p>8.1449729644</text:p>
          </table:table-cell>
          <table:table-cell office:value-type="float" office:value="11.5820875614" calcext:value-type="float">
            <text:p>11.5820875614</text:p>
          </table:table-cell>
          <table:table-cell office:value-type="float" office:value="9.503044" calcext:value-type="float">
            <text:p>9.503044</text:p>
          </table:table-cell>
          <table:table-cell office:value-type="float" office:value="0.033737" calcext:value-type="float">
            <text:p>0.033737</text:p>
          </table:table-cell>
        </table:table-row>
        <table:table-row table:style-name="ro1">
          <table:table-cell office:value-type="float" office:value="7.96148823409" calcext:value-type="float">
            <text:p>7.9614882341</text:p>
          </table:table-cell>
          <table:table-cell office:value-type="float" office:value="11.6855665814" calcext:value-type="float">
            <text:p>11.6855665814</text:p>
          </table:table-cell>
          <table:table-cell office:value-type="float" office:value="9.353069" calcext:value-type="float">
            <text:p>9.353069</text:p>
          </table:table-cell>
          <table:table-cell office:value-type="float" office:value="0.030777" calcext:value-type="float">
            <text:p>0.030777</text:p>
          </table:table-cell>
        </table:table-row>
        <table:table-row table:style-name="ro1">
          <table:table-cell office:value-type="float" office:value="7.78383794185" calcext:value-type="float">
            <text:p>7.7838379419</text:p>
          </table:table-cell>
          <table:table-cell office:value-type="float" office:value="11.786390667" calcext:value-type="float">
            <text:p>11.786390667</text:p>
          </table:table-cell>
          <table:table-cell office:value-type="float" office:value="9.203087" calcext:value-type="float">
            <text:p>9.203087</text:p>
          </table:table-cell>
          <table:table-cell office:value-type="float" office:value="0.028357" calcext:value-type="float">
            <text:p>0.028357</text:p>
          </table:table-cell>
        </table:table-row>
        <table:table-row table:style-name="ro1">
          <table:table-cell office:value-type="float" office:value="7.60091317799" calcext:value-type="float">
            <text:p>7.600913178</text:p>
          </table:table-cell>
          <table:table-cell office:value-type="float" office:value="11.8908480849" calcext:value-type="float">
            <text:p>11.8908480849</text:p>
          </table:table-cell>
          <table:table-cell office:value-type="float" office:value="9.053104" calcext:value-type="float">
            <text:p>9.053104</text:p>
          </table:table-cell>
          <table:table-cell office:value-type="float" office:value="0.025938" calcext:value-type="float">
            <text:p>0.025938</text:p>
          </table:table-cell>
        </table:table-row>
        <table:table-row table:style-name="ro1">
          <table:table-cell office:value-type="float" office:value="7.41826674615" calcext:value-type="float">
            <text:p>7.4182667462</text:p>
          </table:table-cell>
          <table:table-cell office:value-type="float" office:value="11.9957850562" calcext:value-type="float">
            <text:p>11.9957850562</text:p>
          </table:table-cell>
          <table:table-cell office:value-type="float" office:value="8.903122" calcext:value-type="float">
            <text:p>8.903122</text:p>
          </table:table-cell>
          <table:table-cell office:value-type="float" office:value="0.023518" calcext:value-type="float">
            <text:p>0.023518</text:p>
          </table:table-cell>
        </table:table-row>
        <table:table-row table:style-name="ro1">
          <table:table-cell office:value-type="float" office:value="7.24694403412" calcext:value-type="float">
            <text:p>7.2469440341</text:p>
          </table:table-cell>
          <table:table-cell office:value-type="float" office:value="12.0947972237" calcext:value-type="float">
            <text:p>12.0947972237</text:p>
          </table:table-cell>
          <table:table-cell office:value-type="float" office:value="8.753139" calcext:value-type="float">
            <text:p>8.753139</text:p>
          </table:table-cell>
          <table:table-cell office:value-type="float" office:value="0.021099" calcext:value-type="float">
            <text:p>0.021099</text:p>
          </table:table-cell>
        </table:table-row>
        <table:table-row table:style-name="ro1">
          <table:table-cell office:value-type="float" office:value="7.07035421649" calcext:value-type="float">
            <text:p>7.0703542165</text:p>
          </table:table-cell>
          <table:table-cell office:value-type="float" office:value="12.1974439024" calcext:value-type="float">
            <text:p>12.1974439024</text:p>
          </table:table-cell>
          <table:table-cell office:value-type="float" office:value="8.603157" calcext:value-type="float">
            <text:p>8.603157</text:p>
          </table:table-cell>
          <table:table-cell office:value-type="float" office:value="0.018679" calcext:value-type="float">
            <text:p>0.018679</text:p>
          </table:table-cell>
        </table:table-row>
        <table:table-row table:style-name="ro1">
          <table:table-cell office:value-type="float" office:value="6.98215776826" calcext:value-type="float">
            <text:p>6.9821577683</text:p>
          </table:table-cell>
          <table:table-cell office:value-type="float" office:value="12.2489344601" calcext:value-type="float">
            <text:p>12.2489344601</text:p>
          </table:table-cell>
          <table:table-cell office:value-type="float" office:value="8.453175" calcext:value-type="float">
            <text:p>8.453175</text:p>
          </table:table-cell>
          <table:table-cell office:value-type="float" office:value="0.01626" calcext:value-type="float">
            <text:p>0.01626</text:p>
          </table:table-cell>
        </table:table-row>
        <table:table-row table:style-name="ro1">
          <table:table-cell office:value-type="float" office:value="6.80595793756" calcext:value-type="float">
            <text:p>6.8059579376</text:p>
          </table:table-cell>
          <table:table-cell office:value-type="float" office:value="12.3522425448" calcext:value-type="float">
            <text:p>12.3522425448</text:p>
          </table:table-cell>
          <table:table-cell office:value-type="float" office:value="8.303196" calcext:value-type="float">
            <text:p>8.303196</text:p>
          </table:table-cell>
          <table:table-cell office:value-type="float" office:value="0.01384" calcext:value-type="float">
            <text:p>0.01384</text:p>
          </table:table-cell>
        </table:table-row>
        <table:table-row table:style-name="ro1">
          <table:table-cell office:value-type="float" office:value="6.62451740569" calcext:value-type="float">
            <text:p>6.6245174057</text:p>
          </table:table-cell>
          <table:table-cell office:value-type="float" office:value="12.4592252518" calcext:value-type="float">
            <text:p>12.4592252518</text:p>
          </table:table-cell>
          <table:table-cell office:value-type="float" office:value="8.15321" calcext:value-type="float">
            <text:p>8.15321</text:p>
          </table:table-cell>
          <table:table-cell office:value-type="float" office:value="0.011965" calcext:value-type="float">
            <text:p>0.011965</text:p>
          </table:table-cell>
        </table:table-row>
        <table:table-row table:style-name="ro1">
          <table:table-cell office:value-type="float" office:value="6.4433444214" calcext:value-type="float">
            <text:p>6.4433444214</text:p>
          </table:table-cell>
          <table:table-cell office:value-type="float" office:value="12.5666547038" calcext:value-type="float">
            <text:p>12.5666547038</text:p>
          </table:table-cell>
          <table:table-cell office:value-type="float" office:value="8.003223" calcext:value-type="float">
            <text:p>8.003223</text:p>
          </table:table-cell>
          <table:table-cell office:value-type="float" office:value="0.01009" calcext:value-type="float">
            <text:p>0.01009</text:p>
          </table:table-cell>
        </table:table-row>
        <table:table-row table:style-name="ro1">
          <table:table-cell office:value-type="float" office:value="6.27339480081" calcext:value-type="float">
            <text:p>6.2733948008</text:p>
          </table:table-cell>
          <table:table-cell office:value-type="float" office:value="12.6679759673" calcext:value-type="float">
            <text:p>12.6679759673</text:p>
          </table:table-cell>
          <table:table-cell office:value-type="float" office:value="7.853237" calcext:value-type="float">
            <text:p>7.853237</text:p>
          </table:table-cell>
          <table:table-cell office:value-type="float" office:value="0.008215" calcext:value-type="float">
            <text:p>0.008215</text:p>
          </table:table-cell>
        </table:table-row>
        <table:table-row table:style-name="ro1">
          <table:table-cell office:value-type="float" office:value="6.09274007139" calcext:value-type="float">
            <text:p>6.0927400714</text:p>
          </table:table-cell>
          <table:table-cell office:value-type="float" office:value="12.776261789" calcext:value-type="float">
            <text:p>12.776261789</text:p>
          </table:table-cell>
          <table:table-cell office:value-type="float" office:value="7.703255" calcext:value-type="float">
            <text:p>7.703255</text:p>
          </table:table-cell>
          <table:table-cell office:value-type="float" office:value="0.00634" calcext:value-type="float">
            <text:p>0.00634</text:p>
          </table:table-cell>
        </table:table-row>
        <table:table-row table:style-name="ro1">
          <table:table-cell office:value-type="float" office:value="5.91781380389" calcext:value-type="float">
            <text:p>5.9178138039</text:p>
          </table:table-cell>
          <table:table-cell office:value-type="float" office:value="12.8816837416" calcext:value-type="float">
            <text:p>12.8816837416</text:p>
          </table:table-cell>
          <table:table-cell office:value-type="float" office:value="7.553272" calcext:value-type="float">
            <text:p>7.553272</text:p>
          </table:table-cell>
          <table:table-cell office:value-type="float" office:value="0.004467" calcext:value-type="float">
            <text:p>0.004467</text:p>
          </table:table-cell>
        </table:table-row>
        <table:table-row table:style-name="ro1">
          <table:table-cell office:value-type="float" office:value="5.83044273151" calcext:value-type="float">
            <text:p>5.8304427315</text:p>
          </table:table-cell>
          <table:table-cell office:value-type="float" office:value="12.9345458255" calcext:value-type="float">
            <text:p>12.9345458255</text:p>
          </table:table-cell>
          <table:table-cell office:value-type="float" office:value="7.403294" calcext:value-type="float">
            <text:p>7.403294</text:p>
          </table:table-cell>
          <table:table-cell office:value-type="float" office:value="0.002592" calcext:value-type="float">
            <text:p>0.002592</text:p>
          </table:table-cell>
        </table:table-row>
        <table:table-row table:style-name="ro1">
          <table:table-cell office:value-type="float" office:value="5.65588139995" calcext:value-type="float">
            <text:p>5.6558814</text:p>
          </table:table-cell>
          <table:table-cell office:value-type="float" office:value="13.0405645307" calcext:value-type="float">
            <text:p>13.0405645307</text:p>
          </table:table-cell>
          <table:table-cell office:value-type="float" office:value="7.253323" calcext:value-type="float">
            <text:p>7.253323</text:p>
          </table:table-cell>
          <table:table-cell office:value-type="float" office:value="0.000719" calcext:value-type="float">
            <text:p>0.000719</text:p>
          </table:table-cell>
        </table:table-row>
        <table:table-row table:style-name="ro1">
          <table:table-cell office:value-type="float" office:value="5.4815592045" calcext:value-type="float">
            <text:p>5.4815592045</text:p>
          </table:table-cell>
          <table:table-cell office:value-type="float" office:value="13.1469707227" calcext:value-type="float">
            <text:p>13.1469707227</text:p>
          </table:table-cell>
          <table:table-cell office:value-type="float" office:value="7.103329" calcext:value-type="float">
            <text:p>7.103329</text:p>
          </table:table-cell>
          <table:table-cell office:value-type="float" office:value="-0.000675" calcext:value-type="float">
            <text:p>-0.000675</text:p>
          </table:table-cell>
        </table:table-row>
        <table:table-row table:style-name="ro1">
          <table:table-cell office:value-type="float" office:value="5.30747587187" calcext:value-type="float">
            <text:p>5.3074758719</text:p>
          </table:table-cell>
          <table:table-cell office:value-type="float" office:value="13.2537609342" calcext:value-type="float">
            <text:p>13.2537609342</text:p>
          </table:table-cell>
          <table:table-cell office:value-type="float" office:value="6.953337" calcext:value-type="float">
            <text:p>6.953337</text:p>
          </table:table-cell>
          <table:table-cell office:value-type="float" office:value="-0.002069" calcext:value-type="float">
            <text:p>-0.002069</text:p>
          </table:table-cell>
        </table:table-row>
        <table:table-row table:style-name="ro1">
          <table:table-cell office:value-type="float" office:value="5.13363233294" calcext:value-type="float">
            <text:p>5.1336323329</text:p>
          </table:table-cell>
          <table:table-cell office:value-type="float" office:value="13.3609345476" calcext:value-type="float">
            <text:p>13.3609345476</text:p>
          </table:table-cell>
          <table:table-cell office:value-type="float" office:value="6.803347" calcext:value-type="float">
            <text:p>6.803347</text:p>
          </table:table-cell>
          <table:table-cell office:value-type="float" office:value="-0.003464" calcext:value-type="float">
            <text:p>-0.003464</text:p>
          </table:table-cell>
        </table:table-row>
        <table:table-row table:style-name="ro1">
          <table:table-cell office:value-type="float" office:value="4.96002757985" calcext:value-type="float">
            <text:p>4.9600275799</text:p>
          </table:table-cell>
          <table:table-cell office:value-type="float" office:value="13.4684895388" calcext:value-type="float">
            <text:p>13.4684895388</text:p>
          </table:table-cell>
          <table:table-cell office:value-type="float" office:value="6.653357" calcext:value-type="float">
            <text:p>6.653357</text:p>
          </table:table-cell>
          <table:table-cell office:value-type="float" office:value="-0.004858" calcext:value-type="float">
            <text:p>-0.004858</text:p>
          </table:table-cell>
        </table:table-row>
        <table:table-row table:style-name="ro1">
          <table:table-cell office:value-type="float" office:value="4.78665627975" calcext:value-type="float">
            <text:p>4.7866562798</text:p>
          </table:table-cell>
          <table:table-cell office:value-type="float" office:value="13.5764164127" calcext:value-type="float">
            <text:p>13.5764164127</text:p>
          </table:table-cell>
          <table:table-cell office:value-type="float" office:value="6.50337" calcext:value-type="float">
            <text:p>6.50337</text:p>
          </table:table-cell>
          <table:table-cell office:value-type="float" office:value="-0.006252" calcext:value-type="float">
            <text:p>-0.006252</text:p>
          </table:table-cell>
        </table:table-row>
        <table:table-row table:style-name="ro1">
          <table:table-cell office:value-type="float" office:value="4.61351394922" calcext:value-type="float">
            <text:p>4.6135139492</text:p>
          </table:table-cell>
          <table:table-cell office:value-type="float" office:value="13.6847054667" calcext:value-type="float">
            <text:p>13.6847054667</text:p>
          </table:table-cell>
          <table:table-cell office:value-type="float" office:value="6.353386" calcext:value-type="float">
            <text:p>6.353386</text:p>
          </table:table-cell>
          <table:table-cell office:value-type="float" office:value="-0.007648" calcext:value-type="float">
            <text:p>-0.007648</text:p>
          </table:table-cell>
        </table:table-row>
        <table:table-row table:style-name="ro1">
          <table:table-cell office:value-type="float" office:value="4.52702802964" calcext:value-type="float">
            <text:p>4.5270280296</text:p>
          </table:table-cell>
          <table:table-cell office:value-type="float" office:value="13.7389840297" calcext:value-type="float">
            <text:p>13.7389840297</text:p>
          </table:table-cell>
          <table:table-cell office:value-type="float" office:value="6.203392" calcext:value-type="float">
            <text:p>6.203392</text:p>
          </table:table-cell>
          <table:table-cell office:value-type="float" office:value="-0.008692" calcext:value-type="float">
            <text:p>-0.008692</text:p>
          </table:table-cell>
        </table:table-row>
        <table:table-row table:style-name="ro1">
          <table:table-cell office:value-type="float" office:value="4.35422635599" calcext:value-type="float">
            <text:p>4.354226356</text:p>
          </table:table-cell>
          <table:table-cell office:value-type="float" office:value="13.8478073241" calcext:value-type="float">
            <text:p>13.8478073241</text:p>
          </table:table-cell>
          <table:table-cell office:value-type="float" office:value="6.053398" calcext:value-type="float">
            <text:p>6.053398</text:p>
          </table:table-cell>
          <table:table-cell office:value-type="float" office:value="-0.009735" calcext:value-type="float">
            <text:p>-0.009735</text:p>
          </table:table-cell>
        </table:table-row>
        <table:table-row table:style-name="ro1">
          <table:table-cell office:value-type="float" office:value="4.18165217643" calcext:value-type="float">
            <text:p>4.1816521764</text:p>
          </table:table-cell>
          <table:table-cell office:value-type="float" office:value="13.956984835" calcext:value-type="float">
            <text:p>13.956984835</text:p>
          </table:table-cell>
          <table:table-cell office:value-type="float" office:value="5.903406" calcext:value-type="float">
            <text:p>5.903406</text:p>
          </table:table-cell>
          <table:table-cell office:value-type="float" office:value="-0.010778" calcext:value-type="float">
            <text:p>-0.010778</text:p>
          </table:table-cell>
        </table:table-row>
        <table:table-row table:style-name="ro1">
          <table:table-cell office:value-type="float" office:value="4.0093049708" calcext:value-type="float">
            <text:p>4.0093049708</text:p>
          </table:table-cell>
          <table:table-cell office:value-type="float" office:value="14.066515142" calcext:value-type="float">
            <text:p>14.066515142</text:p>
          </table:table-cell>
          <table:table-cell office:value-type="float" office:value="5.753416" calcext:value-type="float">
            <text:p>5.753416</text:p>
          </table:table-cell>
          <table:table-cell office:value-type="float" office:value="-0.011822" calcext:value-type="float">
            <text:p>-0.011822</text:p>
          </table:table-cell>
        </table:table-row>
        <table:table-row table:style-name="ro1">
          <table:table-cell office:value-type="float" office:value="3.83180446166" calcext:value-type="float">
            <text:p>3.8318044617</text:p>
          </table:table-cell>
          <table:table-cell office:value-type="float" office:value="14.1798290497" calcext:value-type="float">
            <text:p>14.1798290497</text:p>
          </table:table-cell>
          <table:table-cell office:value-type="float" office:value="5.603428" calcext:value-type="float">
            <text:p>5.603428</text:p>
          </table:table-cell>
          <table:table-cell office:value-type="float" office:value="-0.012865" calcext:value-type="float">
            <text:p>-0.012865</text:p>
          </table:table-cell>
        </table:table-row>
        <table:table-row table:style-name="ro1">
          <table:table-cell office:value-type="float" office:value="3.65453508052" calcext:value-type="float">
            <text:p>3.6545350805</text:p>
          </table:table-cell>
          <table:table-cell office:value-type="float" office:value="14.2934998571" calcext:value-type="float">
            <text:p>14.2934998571</text:p>
          </table:table-cell>
          <table:table-cell office:value-type="float" office:value="5.453442" calcext:value-type="float">
            <text:p>5.453442</text:p>
          </table:table-cell>
          <table:table-cell office:value-type="float" office:value="-0.013906" calcext:value-type="float">
            <text:p>-0.013906</text:p>
          </table:table-cell>
        </table:table-row>
        <table:table-row table:style-name="ro1">
          <table:table-cell office:value-type="float" office:value="3.48821752961" calcext:value-type="float">
            <text:p>3.4882175296</text:p>
          </table:table-cell>
          <table:table-cell office:value-type="float" office:value="14.4005999306" calcext:value-type="float">
            <text:p>14.4005999306</text:p>
          </table:table-cell>
          <table:table-cell office:value-type="float" office:value="5.303459" calcext:value-type="float">
            <text:p>5.303459</text:p>
          </table:table-cell>
          <table:table-cell office:value-type="float" office:value="-0.01495" calcext:value-type="float">
            <text:p>-0.01495</text:p>
          </table:table-cell>
        </table:table-row>
        <table:table-row table:style-name="ro1">
          <table:table-cell office:value-type="float" office:value="3.31674685926" calcext:value-type="float">
            <text:p>3.3167468593</text:p>
          </table:table-cell>
          <table:table-cell office:value-type="float" office:value="14.5114774815" calcext:value-type="float">
            <text:p>14.5114774815</text:p>
          </table:table-cell>
          <table:table-cell office:value-type="float" office:value="5.153463" calcext:value-type="float">
            <text:p>5.153463</text:p>
          </table:table-cell>
          <table:table-cell office:value-type="float" office:value="-0.015654" calcext:value-type="float">
            <text:p>-0.015654</text:p>
          </table:table-cell>
        </table:table-row>
        <table:table-row table:style-name="ro1">
          <table:table-cell office:value-type="float" office:value="3.22574091049" calcext:value-type="float">
            <text:p>3.2257409105</text:p>
          </table:table-cell>
          <table:table-cell office:value-type="float" office:value="14.5705145179" calcext:value-type="float">
            <text:p>14.5705145179</text:p>
          </table:table-cell>
          <table:table-cell office:value-type="float" office:value="5.003468" calcext:value-type="float">
            <text:p>5.003468</text:p>
          </table:table-cell>
          <table:table-cell office:value-type="float" office:value="-0.016357" calcext:value-type="float">
            <text:p>-0.016357</text:p>
          </table:table-cell>
        </table:table-row>
        <table:table-row table:style-name="ro1">
          <table:table-cell office:value-type="float" office:value="3.05460065647" calcext:value-type="float">
            <text:p>3.0546006565</text:p>
          </table:table-cell>
          <table:table-cell office:value-type="float" office:value="14.6818923487" calcext:value-type="float">
            <text:p>14.6818923487</text:p>
          </table:table-cell>
          <table:table-cell office:value-type="float" office:value="4.853474" calcext:value-type="float">
            <text:p>4.853474</text:p>
          </table:table-cell>
          <table:table-cell office:value-type="float" office:value="-0.017059" calcext:value-type="float">
            <text:p>-0.017059</text:p>
          </table:table-cell>
        </table:table-row>
        <table:table-row table:style-name="ro1">
          <table:table-cell office:value-type="float" office:value="2.88367577512" calcext:value-type="float">
            <text:p>2.8836757751</text:p>
          </table:table-cell>
          <table:table-cell office:value-type="float" office:value="14.7935951004" calcext:value-type="float">
            <text:p>14.7935951004</text:p>
          </table:table-cell>
          <table:table-cell office:value-type="float" office:value="4.703482" calcext:value-type="float">
            <text:p>4.703482</text:p>
          </table:table-cell>
          <table:table-cell office:value-type="float" office:value="-0.017763" calcext:value-type="float">
            <text:p>-0.017763</text:p>
          </table:table-cell>
        </table:table-row>
        <table:table-row table:style-name="ro1">
          <table:table-cell office:value-type="float" office:value="2.7129607299" calcext:value-type="float">
            <text:p>2.7129607299</text:p>
          </table:table-cell>
          <table:table-cell office:value-type="float" office:value="14.9056154086" calcext:value-type="float">
            <text:p>14.9056154086</text:p>
          </table:table-cell>
          <table:table-cell office:value-type="float" office:value="4.553492" calcext:value-type="float">
            <text:p>4.553492</text:p>
          </table:table-cell>
          <table:table-cell office:value-type="float" office:value="-0.018465" calcext:value-type="float">
            <text:p>-0.018465</text:p>
          </table:table-cell>
        </table:table-row>
        <table:table-row table:style-name="ro1">
          <table:table-cell office:value-type="float" office:value="2.53712396262" calcext:value-type="float">
            <text:p>2.5371239626</text:p>
          </table:table-cell>
          <table:table-cell office:value-type="float" office:value="15.0214562281" calcext:value-type="float">
            <text:p>15.0214562281</text:p>
          </table:table-cell>
          <table:table-cell office:value-type="float" office:value="4.403503" calcext:value-type="float">
            <text:p>4.403503</text:p>
          </table:table-cell>
          <table:table-cell office:value-type="float" office:value="-0.019169" calcext:value-type="float">
            <text:p>-0.019169</text:p>
          </table:table-cell>
        </table:table-row>
        <table:table-row table:style-name="ro1">
          <table:table-cell office:value-type="float" office:value="2.36681982843" calcext:value-type="float">
            <text:p>2.3668198284</text:p>
          </table:table-cell>
          <table:table-cell office:value-type="float" office:value="15.1340912048" calcext:value-type="float">
            <text:p>15.1340912048</text:p>
          </table:table-cell>
          <table:table-cell office:value-type="float" office:value="4.253523" calcext:value-type="float">
            <text:p>4.253523</text:p>
          </table:table-cell>
          <table:table-cell office:value-type="float" office:value="-0.019871" calcext:value-type="float">
            <text:p>-0.019871</text:p>
          </table:table-cell>
        </table:table-row>
        <table:table-row table:style-name="ro1">
          <table:table-cell office:value-type="float" office:value="2.19671698546" calcext:value-type="float">
            <text:p>2.1967169855</text:p>
          </table:table-cell>
          <table:table-cell office:value-type="float" office:value="15.2470244166" calcext:value-type="float">
            <text:p>15.2470244166</text:p>
          </table:table-cell>
          <table:table-cell office:value-type="float" office:value="4.103523" calcext:value-type="float">
            <text:p>4.103523</text:p>
          </table:table-cell>
          <table:table-cell office:value-type="float" office:value="-0.020298" calcext:value-type="float">
            <text:p>-0.020298</text:p>
          </table:table-cell>
        </table:table-row>
        <table:table-row table:style-name="ro1">
          <table:table-cell office:value-type="float" office:value="2.11174119676" calcext:value-type="float">
            <text:p>2.1117411968</text:p>
          </table:table-cell>
          <table:table-cell office:value-type="float" office:value="15.3036027356" calcext:value-type="float">
            <text:p>15.3036027356</text:p>
          </table:table-cell>
          <table:table-cell office:value-type="float" office:value="3.953526" calcext:value-type="float">
            <text:p>3.953526</text:p>
          </table:table-cell>
          <table:table-cell office:value-type="float" office:value="-0.020725" calcext:value-type="float">
            <text:p>-0.020725</text:p>
          </table:table-cell>
        </table:table-row>
        <table:table-row table:style-name="ro1">
          <table:table-cell office:value-type="float" office:value="1.94194042884" calcext:value-type="float">
            <text:p>1.9419404288</text:p>
          </table:table-cell>
          <table:table-cell office:value-type="float" office:value="15.416981844" calcext:value-type="float">
            <text:p>15.416981844</text:p>
          </table:table-cell>
          <table:table-cell office:value-type="float" office:value="3.80353" calcext:value-type="float">
            <text:p>3.80353</text:p>
          </table:table-cell>
          <table:table-cell office:value-type="float" office:value="-0.021152" calcext:value-type="float">
            <text:p>-0.021152</text:p>
          </table:table-cell>
        </table:table-row>
        <table:table-row table:style-name="ro1">
          <table:table-cell office:value-type="float" office:value="1.77233725854" calcext:value-type="float">
            <text:p>1.7723372585</text:p>
          </table:table-cell>
          <table:table-cell office:value-type="float" office:value="15.5306523845" calcext:value-type="float">
            <text:p>15.5306523845</text:p>
          </table:table-cell>
          <table:table-cell office:value-type="float" office:value="3.653534" calcext:value-type="float">
            <text:p>3.653534</text:p>
          </table:table-cell>
          <table:table-cell office:value-type="float" office:value="-0.02158" calcext:value-type="float">
            <text:p>-0.02158</text:p>
          </table:table-cell>
        </table:table-row>
        <table:table-row table:style-name="ro1">
          <table:table-cell office:value-type="float" office:value="1.60292732179" calcext:value-type="float">
            <text:p>1.6029273218</text:p>
          </table:table-cell>
          <table:table-cell office:value-type="float" office:value="15.6446063663" calcext:value-type="float">
            <text:p>15.6446063663</text:p>
          </table:table-cell>
          <table:table-cell office:value-type="float" office:value="3.503542" calcext:value-type="float">
            <text:p>3.503542</text:p>
          </table:table-cell>
          <table:table-cell office:value-type="float" office:value="-0.022007" calcext:value-type="float">
            <text:p>-0.022007</text:p>
          </table:table-cell>
        </table:table-row>
        <table:table-row table:style-name="ro1">
          <table:table-cell office:value-type="float" office:value="1.42842313766" calcext:value-type="float">
            <text:p>1.4284231377</text:p>
          </table:table-cell>
          <table:table-cell office:value-type="float" office:value="15.7624128786" calcext:value-type="float">
            <text:p>15.7624128786</text:p>
          </table:table-cell>
          <table:table-cell office:value-type="float" office:value="3.353552" calcext:value-type="float">
            <text:p>3.353552</text:p>
          </table:table-cell>
          <table:table-cell office:value-type="float" office:value="-0.022436" calcext:value-type="float">
            <text:p>-0.022436</text:p>
          </table:table-cell>
        </table:table-row>
        <table:table-row table:style-name="ro1">
          <table:table-cell office:value-type="float" office:value="1.26467870872" calcext:value-type="float">
            <text:p>1.2646787087</text:p>
          </table:table-cell>
          <table:table-cell office:value-type="float" office:value="15.8733459076" calcext:value-type="float">
            <text:p>15.8733459076</text:p>
          </table:table-cell>
          <table:table-cell office:value-type="float" office:value="3.203552" calcext:value-type="float">
            <text:p>3.203552</text:p>
          </table:table-cell>
          <table:table-cell office:value-type="float" office:value="-0.022709" calcext:value-type="float">
            <text:p>-0.022709</text:p>
          </table:table-cell>
        </table:table-row>
        <table:table-row table:style-name="ro1">
          <table:table-cell office:value-type="float" office:value="1.08002044174" calcext:value-type="float">
            <text:p>1.0800204417</text:p>
          </table:table-cell>
          <table:table-cell office:value-type="float" office:value="15.9989028881" calcext:value-type="float">
            <text:p>15.9989028881</text:p>
          </table:table-cell>
          <table:table-cell office:value-type="float" office:value="3.053555" calcext:value-type="float">
            <text:p>3.053555</text:p>
          </table:table-cell>
          <table:table-cell office:value-type="float" office:value="-0.02298" calcext:value-type="float">
            <text:p>-0.02298</text:p>
          </table:table-cell>
        </table:table-row>
        <table:table-row table:style-name="ro1">
          <table:table-cell office:value-type="float" office:value="0.990410785418" calcext:value-type="float">
            <text:p>0.9904107854</text:p>
          </table:table-cell>
          <table:table-cell office:value-type="float" office:value="16.0600052723" calcext:value-type="float">
            <text:p>16.0600052723</text:p>
          </table:table-cell>
          <table:table-cell office:value-type="float" office:value="2.903559" calcext:value-type="float">
            <text:p>2.903559</text:p>
          </table:table-cell>
          <table:table-cell office:value-type="float" office:value="-0.023252" calcext:value-type="float">
            <text:p>-0.023252</text:p>
          </table:table-cell>
        </table:table-row>
        <table:table-row table:style-name="ro1">
          <table:table-cell office:value-type="float" office:value="0.827139704208" calcext:value-type="float">
            <text:p>0.8271397042</text:p>
          </table:table-cell>
          <table:table-cell office:value-type="float" office:value="16.1716222906" calcext:value-type="float">
            <text:p>16.1716222906</text:p>
          </table:table-cell>
          <table:table-cell office:value-type="float" office:value="2.753565" calcext:value-type="float">
            <text:p>2.753565</text:p>
          </table:table-cell>
          <table:table-cell office:value-type="float" office:value="-0.023523" calcext:value-type="float">
            <text:p>-0.023523</text:p>
          </table:table-cell>
        </table:table-row>
        <table:table-row table:style-name="ro1">
          <table:table-cell office:value-type="float" office:value="0.658780555648" calcext:value-type="float">
            <text:p>0.6587805556</text:p>
          </table:table-cell>
          <table:table-cell office:value-type="float" office:value="16.2870965726" calcext:value-type="float">
            <text:p>16.2870965726</text:p>
          </table:table-cell>
          <table:table-cell office:value-type="float" office:value="2.603575" calcext:value-type="float">
            <text:p>2.603575</text:p>
          </table:table-cell>
          <table:table-cell office:value-type="float" office:value="-0.023796" calcext:value-type="float">
            <text:p>-0.023796</text:p>
          </table:table-cell>
        </table:table-row>
        <table:table-row table:style-name="ro1">
          <table:table-cell office:value-type="float" office:value="0.490600526005" calcext:value-type="float">
            <text:p>0.490600526</text:p>
          </table:table-cell>
          <table:table-cell office:value-type="float" office:value="16.4028267902" calcext:value-type="float">
            <text:p>16.4028267902</text:p>
          </table:table-cell>
          <table:table-cell office:value-type="float" office:value="2.454863" calcext:value-type="float">
            <text:p>2.454863</text:p>
          </table:table-cell>
          <table:table-cell office:value-type="float" office:value="-0.023949" calcext:value-type="float">
            <text:p>-0.023949</text:p>
          </table:table-cell>
        </table:table-row>
        <table:table-row table:style-name="ro1">
          <table:table-cell office:value-type="float" office:value="0.317351548389" calcext:value-type="float">
            <text:p>0.3173515484</text:p>
          </table:table-cell>
          <table:table-cell office:value-type="float" office:value="16.5224388505" calcext:value-type="float">
            <text:p>16.5224388505</text:p>
          </table:table-cell>
          <table:table-cell office:value-type="float" office:value="2.306152" calcext:value-type="float">
            <text:p>2.306152</text:p>
          </table:table-cell>
          <table:table-cell office:value-type="float" office:value="-0.024101" calcext:value-type="float">
            <text:p>-0.024101</text:p>
          </table:table-cell>
        </table:table-row>
        <table:table-row table:style-name="ro1">
          <table:table-cell office:value-type="float" office:value="0.149533707877" calcext:value-type="float">
            <text:p>0.1495337079</text:p>
          </table:table-cell>
          <table:table-cell office:value-type="float" office:value="16.6386830877" calcext:value-type="float">
            <text:p>16.6386830877</text:p>
          </table:table-cell>
          <table:table-cell office:value-type="float" office:value="2.157442" calcext:value-type="float">
            <text:p>2.157442</text:p>
          </table:table-cell>
          <table:table-cell office:value-type="float" office:value="-0.024252" calcext:value-type="float">
            <text:p>-0.024252</text:p>
          </table:table-cell>
        </table:table-row>
        <table:table-row table:style-name="ro1">
          <table:table-cell office:value-type="float" office:value="-0.0181058856702" calcext:value-type="float">
            <text:p>-0.0181058857</text:p>
          </table:table-cell>
          <table:table-cell office:value-type="float" office:value="16.7551791155" calcext:value-type="float">
            <text:p>16.7551791155</text:p>
          </table:table-cell>
          <table:table-cell office:value-type="float" office:value="2.008736" calcext:value-type="float">
            <text:p>2.008736</text:p>
          </table:table-cell>
          <table:table-cell office:value-type="float" office:value="-0.024405" calcext:value-type="float">
            <text:p>-0.024405</text:p>
          </table:table-cell>
        </table:table-row>
        <table:table-row table:style-name="ro1">
          <table:table-cell office:value-type="float" office:value="-0.10185925583" calcext:value-type="float">
            <text:p>-0.1018592558</text:p>
          </table:table-cell>
          <table:table-cell office:value-type="float" office:value="16.8135210658" calcext:value-type="float">
            <text:p>16.8135210658</text:p>
          </table:table-cell>
          <table:table-cell office:value-type="float" office:value="1.860033" calcext:value-type="float">
            <text:p>1.860033</text:p>
          </table:table-cell>
          <table:table-cell office:value-type="float" office:value="-0.024555" calcext:value-type="float">
            <text:p>-0.024555</text:p>
          </table:table-cell>
        </table:table-row>
        <table:table-row table:style-name="ro1">
          <table:table-cell office:value-type="float" office:value="-0.269236546431" calcext:value-type="float">
            <text:p>-0.2692365464</text:p>
          </table:table-cell>
          <table:table-cell office:value-type="float" office:value="16.930388293" calcext:value-type="float">
            <text:p>16.930388293</text:p>
          </table:table-cell>
          <table:table-cell office:value-type="float" office:value="1.728727" calcext:value-type="float">
            <text:p>1.728727</text:p>
          </table:table-cell>
          <table:table-cell office:value-type="float" office:value="-0.024616" calcext:value-type="float">
            <text:p>-0.024616</text:p>
          </table:table-cell>
        </table:table-row>
        <table:table-row table:style-name="ro1">
          <table:table-cell office:value-type="float" office:value="-0.436445075297" calcext:value-type="float">
            <text:p>-0.4364450753</text:p>
          </table:table-cell>
          <table:table-cell office:value-type="float" office:value="17.0474929567" calcext:value-type="float">
            <text:p>17.0474929567</text:p>
          </table:table-cell>
          <table:table-cell office:value-type="float" office:value="1.597422" calcext:value-type="float">
            <text:p>1.597422</text:p>
          </table:table-cell>
          <table:table-cell office:value-type="float" office:value="-0.024677" calcext:value-type="float">
            <text:p>-0.024677</text:p>
          </table:table-cell>
        </table:table-row>
        <table:table-row table:style-name="ro1">
          <table:table-cell office:value-type="float" office:value="-0.603487877346" calcext:value-type="float">
            <text:p>-0.6034878773</text:p>
          </table:table-cell>
          <table:table-cell office:value-type="float" office:value="17.1648297164" calcext:value-type="float">
            <text:p>17.1648297164</text:p>
          </table:table-cell>
          <table:table-cell office:value-type="float" office:value="1.466118" calcext:value-type="float">
            <text:p>1.466118</text:p>
          </table:table-cell>
          <table:table-cell office:value-type="float" office:value="-0.024738" calcext:value-type="float">
            <text:p>-0.024738</text:p>
          </table:table-cell>
        </table:table-row>
        <table:table-row table:style-name="ro1">
          <table:table-cell office:value-type="float" office:value="-0.780790201218" calcext:value-type="float">
            <text:p>-0.7807902012</text:p>
          </table:table-cell>
          <table:table-cell office:value-type="float" office:value="17.2897514614" calcext:value-type="float">
            <text:p>17.2897514614</text:p>
          </table:table-cell>
          <table:table-cell office:value-type="float" office:value="1.334816" calcext:value-type="float">
            <text:p>1.334816</text:p>
          </table:table-cell>
          <table:table-cell office:value-type="float" office:value="-0.024799" calcext:value-type="float">
            <text:p>-0.024799</text:p>
          </table:table-cell>
        </table:table-row>
        <table:table-row table:style-name="ro1">
          <table:table-cell office:value-type="float" office:value="-0.937078915758" calcext:value-type="float">
            <text:p>-0.9370789158</text:p>
          </table:table-cell>
          <table:table-cell office:value-type="float" office:value="17.4001909957" calcext:value-type="float">
            <text:p>17.4001909957</text:p>
          </table:table-cell>
          <table:table-cell office:value-type="float" office:value="1.203516" calcext:value-type="float">
            <text:p>1.203516</text:p>
          </table:table-cell>
          <table:table-cell office:value-type="float" office:value="-0.02486" calcext:value-type="float">
            <text:p>-0.02486</text:p>
          </table:table-cell>
        </table:table-row>
        <table:table-row table:style-name="ro1">
          <table:table-cell office:value-type="float" office:value="-1.10362851603" calcext:value-type="float">
            <text:p>-1.103628516</text:p>
          </table:table-cell>
          <table:table-cell office:value-type="float" office:value="17.5182130673" calcext:value-type="float">
            <text:p>17.5182130673</text:p>
          </table:table-cell>
          <table:table-cell office:value-type="float" office:value="1.07222" calcext:value-type="float">
            <text:p>1.07222</text:p>
          </table:table-cell>
          <table:table-cell office:value-type="float" office:value="-0.024923" calcext:value-type="float">
            <text:p>-0.024923</text:p>
          </table:table-cell>
        </table:table-row>
        <table:table-row table:style-name="ro1">
          <table:table-cell office:value-type="float" office:value="-1.17644341805" calcext:value-type="float">
            <text:p>-1.1764434181</text:p>
          </table:table-cell>
          <table:table-cell office:value-type="float" office:value="17.5699177723" calcext:value-type="float">
            <text:p>17.5699177723</text:p>
          </table:table-cell>
          <table:table-cell office:value-type="float" office:value="0.986208" calcext:value-type="float">
            <text:p>0.986208</text:p>
          </table:table-cell>
          <table:table-cell office:value-type="float" office:value="-0.024935" calcext:value-type="float">
            <text:p>-0.024935</text:p>
          </table:table-cell>
        </table:table-row>
        <table:table-row table:style-name="ro1">
          <table:table-cell office:value-type="float" office:value="-1.34795920273" calcext:value-type="float">
            <text:p>-1.3479592027</text:p>
          </table:table-cell>
          <table:table-cell office:value-type="float" office:value="17.691958068" calcext:value-type="float">
            <text:p>17.691958068</text:p>
          </table:table-cell>
          <table:table-cell office:value-type="float" office:value="0.900196" calcext:value-type="float">
            <text:p>0.900196</text:p>
          </table:table-cell>
          <table:table-cell office:value-type="float" office:value="-0.024944" calcext:value-type="float">
            <text:p>-0.024944</text:p>
          </table:table-cell>
        </table:table-row>
        <table:table-row table:style-name="ro1">
          <table:table-cell office:value-type="float" office:value="-1.51411973322" calcext:value-type="float">
            <text:p>-1.5141197332</text:p>
          </table:table-cell>
          <table:table-cell office:value-type="float" office:value="17.8105172006" calcext:value-type="float">
            <text:p>17.8105172006</text:p>
          </table:table-cell>
          <table:table-cell office:value-type="float" office:value="0.814186" calcext:value-type="float">
            <text:p>0.814186</text:p>
          </table:table-cell>
          <table:table-cell office:value-type="float" office:value="-0.024956" calcext:value-type="float">
            <text:p>-0.024956</text:p>
          </table:table-cell>
        </table:table-row>
        <table:table-row table:style-name="ro1">
          <table:table-cell office:value-type="float" office:value="-1.68012584596" calcext:value-type="float">
            <text:p>-1.680125846</text:p>
          </table:table-cell>
          <table:table-cell office:value-type="float" office:value="17.9292874808" calcext:value-type="float">
            <text:p>17.9292874808</text:p>
          </table:table-cell>
          <table:table-cell office:value-type="float" office:value="0.728176" calcext:value-type="float">
            <text:p>0.728176</text:p>
          </table:table-cell>
          <table:table-cell office:value-type="float" office:value="-0.024965" calcext:value-type="float">
            <text:p>-0.024965</text:p>
          </table:table-cell>
        </table:table-row>
        <table:table-row table:style-name="ro1">
          <table:table-cell office:value-type="float" office:value="-1.85115758959" calcext:value-type="float">
            <text:p>-1.8511575896</text:p>
          </table:table-cell>
          <table:table-cell office:value-type="float" office:value="18.0519898447" calcext:value-type="float">
            <text:p>18.0519898447</text:p>
          </table:table-cell>
          <table:table-cell office:value-type="float" office:value="0.642166" calcext:value-type="float">
            <text:p>0.642166</text:p>
          </table:table-cell>
          <table:table-cell office:value-type="float" office:value="-0.024977" calcext:value-type="float">
            <text:p>-0.024977</text:p>
          </table:table-cell>
        </table:table-row>
        <table:table-row table:style-name="ro1">
          <table:table-cell office:value-type="float" office:value="-2.01685019719" calcext:value-type="float">
            <text:p>-2.0168501972</text:p>
          </table:table-cell>
          <table:table-cell office:value-type="float" office:value="18.1711879488" calcext:value-type="float">
            <text:p>18.1711879488</text:p>
          </table:table-cell>
          <table:table-cell office:value-type="float" office:value="0.556156" calcext:value-type="float">
            <text:p>0.556156</text:p>
          </table:table-cell>
          <table:table-cell office:value-type="float" office:value="-0.024986" calcext:value-type="float">
            <text:p>-0.024986</text:p>
          </table:table-cell>
        </table:table-row>
        <table:table-row table:style-name="ro1">
          <table:table-cell office:value-type="float" office:value="-2.1823938548" calcext:value-type="float">
            <text:p>-2.1823938548</text:p>
          </table:table-cell>
          <table:table-cell office:value-type="float" office:value="18.2905895882" calcext:value-type="float">
            <text:p>18.2905895882</text:p>
          </table:table-cell>
          <table:table-cell office:value-type="float" office:value="0.470148" calcext:value-type="float">
            <text:p>0.470148</text:p>
          </table:table-cell>
          <table:table-cell office:value-type="float" office:value="-0.024998" calcext:value-type="float">
            <text:p>-0.024998</text:p>
          </table:table-cell>
        </table:table-row>
        <table:table-row table:style-name="ro1">
          <table:table-cell office:value-type="float" office:value="-2.34779278665" calcext:value-type="float">
            <text:p>-2.3477927867</text:p>
          </table:table-cell>
          <table:table-cell office:value-type="float" office:value="18.4101874999" calcext:value-type="float">
            <text:p>18.4101874999</text:p>
          </table:table-cell>
          <table:table-cell office:value-type="float" office:value="0.384142" calcext:value-type="float">
            <text:p>0.384142</text:p>
          </table:table-cell>
          <table:table-cell office:value-type="float" office:value="-0.025007" calcext:value-type="float">
            <text:p>-0.025007</text:p>
          </table:table-cell>
        </table:table-row>
        <table:table-row table:style-name="ro1">
          <table:table-cell office:value-type="float" office:value="-2.43043839044" calcext:value-type="float">
            <text:p>-2.4304383904</text:p>
          </table:table-cell>
          <table:table-cell office:value-type="float" office:value="18.4700590945" calcext:value-type="float">
            <text:p>18.4700590945</text:p>
          </table:table-cell>
          <table:table-cell office:value-type="float" office:value="0.298138" calcext:value-type="float">
            <text:p>0.298138</text:p>
          </table:table-cell>
          <table:table-cell office:value-type="float" office:value="-0.025019" calcext:value-type="float">
            <text:p>-0.025019</text:p>
          </table:table-cell>
        </table:table-row>
        <table:table-row table:style-name="ro1">
          <table:table-cell office:value-type="float" office:value="-2.58530243529" calcext:value-type="float">
            <text:p>-2.5853024353</text:p>
          </table:table-cell>
          <table:table-cell office:value-type="float" office:value="18.5824483948" calcext:value-type="float">
            <text:p>18.5824483948</text:p>
          </table:table-cell>
          <table:table-cell office:value-type="float" office:value="0.26688" calcext:value-type="float">
            <text:p>0.26688</text:p>
          </table:table-cell>
          <table:table-cell office:value-type="float" office:value="-0.025019" calcext:value-type="float">
            <text:p>-0.025019</text:p>
          </table:table-cell>
        </table:table-row>
        <table:table-row table:style-name="ro1">
          <table:table-cell office:value-type="float" office:value="-2.76066323559" calcext:value-type="float">
            <text:p>-2.7606632356</text:p>
          </table:table-cell>
          <table:table-cell office:value-type="float" office:value="18.710026809" calcext:value-type="float">
            <text:p>18.710026809</text:p>
          </table:table-cell>
          <table:table-cell office:value-type="float" office:value="0.235622" calcext:value-type="float">
            <text:p>0.235622</text:p>
          </table:table-cell>
          <table:table-cell office:value-type="float" office:value="-0.025019" calcext:value-type="float">
            <text:p>-0.025019</text:p>
          </table:table-cell>
        </table:table-row>
        <table:table-row table:style-name="ro1">
          <table:table-cell office:value-type="float" office:value="-2.92556147402" calcext:value-type="float">
            <text:p>-2.925561474</text:p>
          </table:table-cell>
          <table:table-cell office:value-type="float" office:value="18.8302979063" calcext:value-type="float">
            <text:p>18.8302979063</text:p>
          </table:table-cell>
          <table:table-cell office:value-type="float" office:value="0.204365" calcext:value-type="float">
            <text:p>0.204365</text:p>
          </table:table-cell>
          <table:table-cell office:value-type="float" office:value="-0.025021" calcext:value-type="float">
            <text:p>-0.025021</text:p>
          </table:table-cell>
        </table:table-row>
        <table:table-row table:style-name="ro1">
          <table:table-cell office:value-type="float" office:value="-3.09546414372" calcext:value-type="float">
            <text:p>-3.0954641437</text:p>
          </table:table-cell>
          <table:table-cell office:value-type="float" office:value="18.9545269531" calcext:value-type="float">
            <text:p>18.9545269531</text:p>
          </table:table-cell>
          <table:table-cell office:value-type="float" office:value="0.173107" calcext:value-type="float">
            <text:p>0.173107</text:p>
          </table:table-cell>
          <table:table-cell office:value-type="float" office:value="-0.025021" calcext:value-type="float">
            <text:p>-0.025021</text:p>
          </table:table-cell>
        </table:table-row>
        <table:table-row table:style-name="ro1">
          <table:table-cell office:value-type="float" office:value="-3.25493627087" calcext:value-type="float">
            <text:p>-3.2549362709</text:p>
          </table:table-cell>
          <table:table-cell office:value-type="float" office:value="19.0714059256" calcext:value-type="float">
            <text:p>19.0714059256</text:p>
          </table:table-cell>
          <table:table-cell office:value-type="float" office:value="0.14185" calcext:value-type="float">
            <text:p>0.14185</text:p>
          </table:table-cell>
          <table:table-cell office:value-type="float" office:value="-0.025023" calcext:value-type="float">
            <text:p>-0.025023</text:p>
          </table:table-cell>
        </table:table-row>
        <table:table-row table:style-name="ro1">
          <table:table-cell office:value-type="float" office:value="-3.41942114732" calcext:value-type="float">
            <text:p>-3.4194211473</text:p>
          </table:table-cell>
          <table:table-cell office:value-type="float" office:value="19.1922311344" calcext:value-type="float">
            <text:p>19.1922311344</text:p>
          </table:table-cell>
          <table:table-cell office:value-type="float" office:value="0.110594" calcext:value-type="float">
            <text:p>0.110594</text:p>
          </table:table-cell>
          <table:table-cell office:value-type="float" office:value="-0.025023" calcext:value-type="float">
            <text:p>-0.025023</text:p>
          </table:table-cell>
        </table:table-row>
        <table:table-row table:style-name="ro1">
          <table:table-cell office:value-type="float" office:value="-3.58890832153" calcext:value-type="float">
            <text:p>-3.5889083215</text:p>
          </table:table-cell>
          <table:table-cell office:value-type="float" office:value="19.3170152555" calcext:value-type="float">
            <text:p>19.3170152555</text:p>
          </table:table-cell>
          <table:table-cell office:value-type="float" office:value="0.079338" calcext:value-type="float">
            <text:p>0.079338</text:p>
          </table:table-cell>
          <table:table-cell office:value-type="float" office:value="-0.025024" calcext:value-type="float">
            <text:p>-0.025024</text:p>
          </table:table-cell>
        </table:table-row>
        <table:table-row table:style-name="ro1">
          <table:table-cell office:value-type="float" office:value="-3.67103379792" calcext:value-type="float">
            <text:p>-3.6710337979</text:p>
          </table:table-cell>
          <table:table-cell office:value-type="float" office:value="19.3775830154" calcext:value-type="float">
            <text:p>19.3775830154</text:p>
          </table:table-cell>
          <table:table-cell office:value-type="float" office:value="0.048082" calcext:value-type="float">
            <text:p>0.048082</text:p>
          </table:table-cell>
          <table:table-cell office:value-type="float" office:value="-0.025024" calcext:value-type="float">
            <text:p>-0.025024</text:p>
          </table:table-cell>
        </table:table-row>
        <table:table-row table:style-name="ro1">
          <table:table-cell office:value-type="float" office:value="-3.83005915382" calcext:value-type="float">
            <text:p>-3.8300591538</text:p>
          </table:table-cell>
          <table:table-cell office:value-type="float" office:value="19.4950555265" calcext:value-type="float">
            <text:p>19.4950555265</text:p>
          </table:table-cell>
          <table:table-cell office:value-type="float" office:value="0.016827" calcext:value-type="float">
            <text:p>0.016827</text:p>
          </table:table-cell>
          <table:table-cell office:value-type="float" office:value="-0.025026" calcext:value-type="float">
            <text:p>-0.025026</text:p>
          </table:table-cell>
        </table:table-row>
        <table:table-row table:style-name="ro1">
          <table:table-cell office:value-type="float" office:value="-3.99921023034" calcext:value-type="float">
            <text:p>-3.9992102303</text:p>
          </table:table-cell>
          <table:table-cell office:value-type="float" office:value="19.620284287" calcext:value-type="float">
            <text:p>19.620284287</text:p>
          </table:table-cell>
          <table:table-cell table:number-columns-repeated="2"/>
        </table:table-row>
        <table:table-row table:style-name="ro1">
          <table:table-cell office:value-type="float" office:value="-4.16310700544" calcext:value-type="float">
            <text:p>-4.1631070054</text:p>
          </table:table-cell>
          <table:table-cell office:value-type="float" office:value="19.7418881555" calcext:value-type="float">
            <text:p>19.7418881555</text:p>
          </table:table-cell>
          <table:table-cell table:number-columns-repeated="2"/>
        </table:table-row>
        <table:table-row table:style-name="ro1">
          <table:table-cell office:value-type="float" office:value="-4.33711276136" calcext:value-type="float">
            <text:p>-4.3371127614</text:p>
          </table:table-cell>
          <table:table-cell office:value-type="float" office:value="19.8712695571" calcext:value-type="float">
            <text:p>19.8712695571</text:p>
          </table:table-cell>
          <table:table-cell table:number-columns-repeated="2"/>
        </table:table-row>
        <table:table-row table:style-name="ro1">
          <table:table-cell office:value-type="float" office:value="-4.4956464312" calcext:value-type="float">
            <text:p>-4.4956464312</text:p>
          </table:table-cell>
          <table:table-cell office:value-type="float" office:value="19.9893900963" calcext:value-type="float">
            <text:p>19.9893900963</text:p>
          </table:table-cell>
          <table:table-cell table:number-columns-repeated="2"/>
        </table:table-row>
        <table:table-row table:style-name="ro1">
          <table:table-cell office:value-type="float" office:value="-4.65917577761" calcext:value-type="float">
            <text:p>-4.6591757776</text:p>
          </table:table-cell>
          <table:table-cell office:value-type="float" office:value="20.1114752952" calcext:value-type="float">
            <text:p>20.1114752952</text:p>
          </table:table-cell>
          <table:table-cell table:number-columns-repeated="2"/>
        </table:table-row>
        <table:table-row table:style-name="ro1">
          <table:table-cell office:value-type="float" office:value="-4.82768964618" calcext:value-type="float">
            <text:p>-4.8276896462</text:p>
          </table:table-cell>
          <table:table-cell office:value-type="float" office:value="20.2375394522" calcext:value-type="float">
            <text:p>20.2375394522</text:p>
          </table:table-cell>
          <table:table-cell table:number-columns-repeated="2"/>
        </table:table-row>
        <table:table-row table:style-name="ro1">
          <table:table-cell office:value-type="float" office:value="-4.90424479186" calcext:value-type="float">
            <text:p>-4.9042447919</text:p>
          </table:table-cell>
          <table:table-cell office:value-type="float" office:value="20.2948957809" calcext:value-type="float">
            <text:p>20.2948957809</text:p>
          </table:table-cell>
          <table:table-cell table:number-columns-repeated="2"/>
        </table:table-row>
        <table:table-row table:style-name="ro1">
          <table:table-cell office:value-type="float" office:value="-5.06747475652" calcext:value-type="float">
            <text:p>-5.0674747565</text:p>
          </table:table-cell>
          <table:table-cell office:value-type="float" office:value="20.4173704026" calcext:value-type="float">
            <text:p>20.4173704026</text:p>
          </table:table-cell>
          <table:table-cell table:number-columns-repeated="2"/>
        </table:table-row>
        <table:table-row table:style-name="ro1">
          <table:table-cell office:value-type="float" office:value="-5.2305888245" calcext:value-type="float">
            <text:p>-5.2305888245</text:p>
          </table:table-cell>
          <table:table-cell office:value-type="float" office:value="20.5399963468" calcext:value-type="float">
            <text:p>20.5399963468</text:p>
          </table:table-cell>
          <table:table-cell table:number-columns-repeated="2"/>
        </table:table-row>
        <table:table-row table:style-name="ro1">
          <table:table-cell office:value-type="float" office:value="-5.39359123196" calcext:value-type="float">
            <text:p>-5.393591232</text:p>
          </table:table-cell>
          <table:table-cell office:value-type="float" office:value="20.6627673974" calcext:value-type="float">
            <text:p>20.6627673974</text:p>
          </table:table-cell>
          <table:table-cell table:number-columns-repeated="2"/>
        </table:table-row>
        <table:table-row table:style-name="ro1">
          <table:table-cell office:value-type="float" office:value="-5.5615732647" calcext:value-type="float">
            <text:p>-5.5615732647</text:p>
          </table:table-cell>
          <table:table-cell office:value-type="float" office:value="20.789522757" calcext:value-type="float">
            <text:p>20.789522757</text:p>
          </table:table-cell>
          <table:table-cell table:number-columns-repeated="2"/>
        </table:table-row>
        <table:table-row table:style-name="ro1">
          <table:table-cell office:value-type="float" office:value="-5.73961077737" calcext:value-type="float">
            <text:p>-5.7396107774</text:p>
          </table:table-cell>
          <table:table-cell office:value-type="float" office:value="20.9241211839" calcext:value-type="float">
            <text:p>20.9241211839</text:p>
          </table:table-cell>
          <table:table-cell table:number-columns-repeated="2"/>
        </table:table-row>
        <table:table-row table:style-name="ro1">
          <table:table-cell office:value-type="float" office:value="-5.81587293035" calcext:value-type="float">
            <text:p>-5.8158729304</text:p>
          </table:table-cell>
          <table:table-cell office:value-type="float" office:value="20.9818572684" calcext:value-type="float">
            <text:p>20.9818572684</text:p>
          </table:table-cell>
          <table:table-cell table:number-columns-repeated="2"/>
        </table:table-row>
        <table:table-row table:style-name="ro1">
          <table:table-cell office:value-type="float" office:value="-5.97848695405" calcext:value-type="float">
            <text:p>-5.9784869541</text:p>
          </table:table-cell>
          <table:table-cell office:value-type="float" office:value="21.1051284101" calcext:value-type="float">
            <text:p>21.1051284101</text:p>
          </table:table-cell>
          <table:table-cell table:number-columns-repeated="2"/>
        </table:table-row>
        <table:table-row table:style-name="ro1">
          <table:table-cell office:value-type="float" office:value="-6.1359199832" calcext:value-type="float">
            <text:p>-6.1359199832</text:p>
          </table:table-cell>
          <table:table-cell office:value-type="float" office:value="21.2246753178" calcext:value-type="float">
            <text:p>21.2246753178</text:p>
          </table:table-cell>
          <table:table-cell table:number-columns-repeated="2"/>
        </table:table-row>
        <table:table-row table:style-name="ro1">
          <table:table-cell office:value-type="float" office:value="-6.29833222842" calcext:value-type="float">
            <text:p>-6.2983322284</text:p>
          </table:table-cell>
          <table:table-cell office:value-type="float" office:value="21.3482056937" calcext:value-type="float">
            <text:p>21.3482056937</text:p>
          </table:table-cell>
          <table:table-cell table:number-columns-repeated="2"/>
        </table:table-row>
        <table:table-row table:style-name="ro1">
          <table:table-cell office:value-type="float" office:value="-6.45557467321" calcext:value-type="float">
            <text:p>-6.4555746732</text:p>
          </table:table-cell>
          <table:table-cell office:value-type="float" office:value="21.4679961497" calcext:value-type="float">
            <text:p>21.4679961497</text:p>
          </table:table-cell>
          <table:table-cell table:number-columns-repeated="2"/>
        </table:table-row>
        <table:table-row table:style-name="ro1">
          <table:table-cell office:value-type="float" office:value="-6.6228607361" calcext:value-type="float">
            <text:p>-6.6228607361</text:p>
          </table:table-cell>
          <table:table-cell office:value-type="float" office:value="21.5956430453" calcext:value-type="float">
            <text:p>21.5956430453</text:p>
          </table:table-cell>
          <table:table-cell table:number-columns-repeated="2"/>
        </table:table-row>
        <table:table-row table:style-name="ro1">
          <table:table-cell office:value-type="float" office:value="-6.7849780278" calcext:value-type="float">
            <text:p>-6.7849780278</text:p>
          </table:table-cell>
          <table:table-cell office:value-type="float" office:value="21.7195479792" calcext:value-type="float">
            <text:p>21.7195479792</text:p>
          </table:table-cell>
          <table:table-cell table:number-columns-repeated="2"/>
        </table:table-row>
        <table:table-row table:style-name="ro1">
          <table:table-cell office:value-type="float" office:value="-6.9419375662" calcext:value-type="float">
            <text:p>-6.9419375662</text:p>
          </table:table-cell>
          <table:table-cell office:value-type="float" office:value="21.8396931719" calcext:value-type="float">
            <text:p>21.8396931719</text:p>
          </table:table-cell>
          <table:table-cell table:number-columns-repeated="2"/>
        </table:table-row>
        <table:table-row table:style-name="ro1">
          <table:table-cell office:value-type="float" office:value="-7.11402188502" calcext:value-type="float">
            <text:p>-7.114021885</text:p>
          </table:table-cell>
          <table:table-cell office:value-type="float" office:value="21.9714746677" calcext:value-type="float">
            <text:p>21.9714746677</text:p>
          </table:table-cell>
          <table:table-cell table:number-columns-repeated="2"/>
        </table:table-row>
        <table:table-row table:style-name="ro1">
          <table:table-cell office:value-type="float" office:value="-7.27087852841" calcext:value-type="float">
            <text:p>-7.2708785284</text:p>
          </table:table-cell>
          <table:table-cell office:value-type="float" office:value="22.0916700442" calcext:value-type="float">
            <text:p>22.0916700442</text:p>
          </table:table-cell>
          <table:table-cell table:number-columns-repeated="2"/>
        </table:table-row>
        <table:table-row table:style-name="ro1">
          <table:table-cell office:value-type="float" office:value="-7.35181057401" calcext:value-type="float">
            <text:p>-7.351810574</text:p>
          </table:table-cell>
          <table:table-cell office:value-type="float" office:value="22.1537264758" calcext:value-type="float">
            <text:p>22.1537264758</text:p>
          </table:table-cell>
          <table:table-cell table:number-columns-repeated="2"/>
        </table:table-row>
        <table:table-row table:style-name="ro1">
          <table:table-cell office:value-type="float" office:value="-7.51867595048" calcext:value-type="float">
            <text:p>-7.5186759505</text:p>
          </table:table-cell>
          <table:table-cell office:value-type="float" office:value="22.2817683001" calcext:value-type="float">
            <text:p>22.2817683001</text:p>
          </table:table-cell>
          <table:table-cell table:number-columns-repeated="2"/>
        </table:table-row>
        <table:table-row table:style-name="ro1">
          <table:table-cell office:value-type="float" office:value="-7.68040155681" calcext:value-type="float">
            <text:p>-7.6804015568</text:p>
          </table:table-cell>
          <table:table-cell office:value-type="float" office:value="22.4060123203" calcext:value-type="float">
            <text:p>22.4060123203</text:p>
          </table:table-cell>
          <table:table-cell table:number-columns-repeated="2"/>
        </table:table-row>
        <table:table-row table:style-name="ro1">
          <table:table-cell office:value-type="float" office:value="-7.8420356011" calcext:value-type="float">
            <text:p>-7.8420356011</text:p>
          </table:table-cell>
          <table:table-cell office:value-type="float" office:value="22.5303486326" calcext:value-type="float">
            <text:p>22.5303486326</text:p>
          </table:table-cell>
          <table:table-cell table:number-columns-repeated="2"/>
        </table:table-row>
        <table:table-row table:style-name="ro1">
          <table:table-cell office:value-type="float" office:value="-8.00357811465" calcext:value-type="float">
            <text:p>-8.0035781147</text:p>
          </table:table-cell>
          <table:table-cell office:value-type="float" office:value="22.6547806016" calcext:value-type="float">
            <text:p>22.6547806016</text:p>
          </table:table-cell>
          <table:table-cell table:number-columns-repeated="2"/>
        </table:table-row>
        <table:table-row table:style-name="ro1">
          <table:table-cell office:value-type="float" office:value="-8.16503474888" calcext:value-type="float">
            <text:p>-8.1650347489</text:p>
          </table:table-cell>
          <table:table-cell office:value-type="float" office:value="22.7793073321" calcext:value-type="float">
            <text:p>22.7793073321</text:p>
          </table:table-cell>
          <table:table-cell table:number-columns-repeated="2"/>
        </table:table-row>
        <table:table-row table:style-name="ro1">
          <table:table-cell office:value-type="float" office:value="-8.24573363109" calcext:value-type="float">
            <text:p>-8.2457336311</text:p>
          </table:table-cell>
          <table:table-cell office:value-type="float" office:value="22.8416046892" calcext:value-type="float">
            <text:p>22.8416046892</text:p>
          </table:table-cell>
          <table:table-cell table:number-columns-repeated="2"/>
        </table:table-row>
        <table:table-row table:style-name="ro1">
          <table:table-cell office:value-type="float" office:value="-8.40707794986" calcext:value-type="float">
            <text:p>-8.4070779499</text:p>
          </table:table-cell>
          <table:table-cell office:value-type="float" office:value="22.9662641741" calcext:value-type="float">
            <text:p>22.9662641741</text:p>
          </table:table-cell>
          <table:table-cell table:number-columns-repeated="2"/>
        </table:table-row>
        <table:table-row table:style-name="ro1">
          <table:table-cell office:value-type="float" office:value="-8.56835557063" calcext:value-type="float">
            <text:p>-8.5683555706</text:p>
          </table:table-cell>
          <table:table-cell office:value-type="float" office:value="23.09100741" calcext:value-type="float">
            <text:p>23.09100741</text:p>
          </table:table-cell>
          <table:table-cell table:number-columns-repeated="2"/>
        </table:table-row>
        <table:table-row table:style-name="ro1">
          <table:table-cell office:value-type="float" office:value="-8.72956988215" calcext:value-type="float">
            <text:p>-8.7295698822</text:p>
          </table:table-cell>
          <table:table-cell office:value-type="float" office:value="23.215832483" calcext:value-type="float">
            <text:p>23.215832483</text:p>
          </table:table-cell>
          <table:table-cell table:number-columns-repeated="2"/>
        </table:table-row>
        <table:table-row table:style-name="ro1">
          <table:table-cell office:value-type="float" office:value="-8.89575784701" calcext:value-type="float">
            <text:p>-8.895757847</text:p>
          </table:table-cell>
          <table:table-cell office:value-type="float" office:value="23.3446426236" calcext:value-type="float">
            <text:p>23.3446426236</text:p>
          </table:table-cell>
          <table:table-cell table:number-columns-repeated="2"/>
        </table:table-row>
        <table:table-row table:style-name="ro1">
          <table:table-cell office:value-type="float" office:value="-9.05684855425" calcext:value-type="float">
            <text:p>-9.0568485543</text:p>
          </table:table-cell>
          <table:table-cell office:value-type="float" office:value="23.4696304025" calcext:value-type="float">
            <text:p>23.4696304025</text:p>
          </table:table-cell>
          <table:table-cell table:number-columns-repeated="2"/>
        </table:table-row>
        <table:table-row table:style-name="ro1">
          <table:table-cell office:value-type="float" office:value="-9.21788174948" calcext:value-type="float">
            <text:p>-9.2178817495</text:p>
          </table:table-cell>
          <table:table-cell office:value-type="float" office:value="23.5946940556" calcext:value-type="float">
            <text:p>23.5946940556</text:p>
          </table:table-cell>
          <table:table-cell table:number-columns-repeated="2"/>
        </table:table-row>
        <table:table-row table:style-name="ro1">
          <table:table-cell office:value-type="float" office:value="-9.37885992812" calcext:value-type="float">
            <text:p>-9.3788599281</text:p>
          </table:table-cell>
          <table:table-cell office:value-type="float" office:value="23.719829832" calcext:value-type="float">
            <text:p>23.719829832</text:p>
          </table:table-cell>
          <table:table-cell table:number-columns-repeated="2"/>
        </table:table-row>
        <table:table-row table:style-name="ro1">
          <table:table-cell office:value-type="float" office:value="-9.45932881215" calcext:value-type="float">
            <text:p>-9.4593288122</text:p>
          </table:table-cell>
          <table:table-cell office:value-type="float" office:value="23.7824241158" calcext:value-type="float">
            <text:p>23.7824241158</text:p>
          </table:table-cell>
          <table:table-cell table:number-columns-repeated="2"/>
        </table:table-row>
        <table:table-row table:style-name="ro1">
          <table:table-cell office:value-type="float" office:value="-9.62525363452" calcext:value-type="float">
            <text:p>-9.6252536345</text:p>
          </table:table-cell>
          <table:table-cell office:value-type="float" office:value="23.9115799673" calcext:value-type="float">
            <text:p>23.9115799673</text:p>
          </table:table-cell>
          <table:table-cell table:number-columns-repeated="2"/>
        </table:table-row>
        <table:table-row table:style-name="ro1">
          <table:table-cell office:value-type="float" office:value="-9.78107134974" calcext:value-type="float">
            <text:p>-9.7810713497</text:p>
          </table:table-cell>
          <table:table-cell office:value-type="float" office:value="24.0329741943" calcext:value-type="float">
            <text:p>24.0329741943</text:p>
          </table:table-cell>
          <table:table-cell table:number-columns-repeated="2"/>
        </table:table-row>
        <table:table-row table:style-name="ro1">
          <table:table-cell office:value-type="float" office:value="-9.94186296872" calcext:value-type="float">
            <text:p>-9.9418629687</text:p>
          </table:table-cell>
          <table:table-cell office:value-type="float" office:value="24.1583523105" calcext:value-type="float">
            <text:p>24.1583523105</text:p>
          </table:table-cell>
          <table:table-cell table:number-columns-repeated="2"/>
        </table:table-row>
        <table:table-row table:style-name="ro1">
          <table:table-cell office:value-type="float" office:value="-10.1026019066" calcext:value-type="float">
            <text:p>-10.1026019066</text:p>
          </table:table-cell>
          <table:table-cell office:value-type="float" office:value="24.2837984565" calcext:value-type="float">
            <text:p>24.2837984565</text:p>
          </table:table-cell>
          <table:table-cell table:number-columns-repeated="2"/>
        </table:table-row>
        <table:table-row table:style-name="ro1">
          <table:table-cell office:value-type="float" office:value="-10.263291147" calcext:value-type="float">
            <text:p>-10.263291147</text:p>
          </table:table-cell>
          <table:table-cell office:value-type="float" office:value="24.409308729" calcext:value-type="float">
            <text:p>24.409308729</text:p>
          </table:table-cell>
          <table:table-cell table:number-columns-repeated="2"/>
        </table:table-row>
        <table:table-row table:style-name="ro1">
          <table:table-cell office:value-type="float" office:value="-10.4239335964" calcext:value-type="float">
            <text:p>-10.4239335964</text:p>
          </table:table-cell>
          <table:table-cell office:value-type="float" office:value="24.5348791417" calcext:value-type="float">
            <text:p>24.5348791417</text:p>
          </table:table-cell>
          <table:table-cell table:number-columns-repeated="2"/>
        </table:table-row>
        <table:table-row table:style-name="ro1">
          <table:table-cell office:value-type="float" office:value="-10.5895487915" calcext:value-type="float">
            <text:p>-10.5895487915</text:p>
          </table:table-cell>
          <table:table-cell office:value-type="float" office:value="24.6644345778" calcext:value-type="float">
            <text:p>24.6644345778</text:p>
          </table:table-cell>
          <table:table-cell table:number-columns-repeated="2"/>
        </table:table-row>
        <table:table-row table:style-name="ro1">
          <table:table-cell office:value-type="float" office:value="-10.6698302481" calcext:value-type="float">
            <text:p>-10.6698302481</text:p>
          </table:table-cell>
          <table:table-cell office:value-type="float" office:value="24.7272707965" calcext:value-type="float">
            <text:p>24.7272707965</text:p>
          </table:table-cell>
          <table:table-cell table:number-columns-repeated="2"/>
        </table:table-row>
        <table:table-row table:style-name="ro1">
          <table:table-cell office:value-type="float" office:value="-10.8303603985" calcext:value-type="float">
            <text:p>-10.8303603985</text:p>
          </table:table-cell>
          <table:table-cell office:value-type="float" office:value="24.8529853299" calcext:value-type="float">
            <text:p>24.8529853299</text:p>
          </table:table-cell>
          <table:table-cell table:number-columns-repeated="2"/>
        </table:table-row>
        <table:table-row table:style-name="ro1">
          <table:table-cell office:value-type="float" office:value="-10.9908469304" calcext:value-type="float">
            <text:p>-10.9908469304</text:p>
          </table:table-cell>
          <table:table-cell office:value-type="float" office:value="24.9787558315" calcext:value-type="float">
            <text:p>24.9787558315</text:p>
          </table:table-cell>
          <table:table-cell table:number-columns-repeated="2"/>
        </table:table-row>
        <table:table-row table:style-name="ro1">
          <table:table-cell office:value-type="float" office:value="-11.1462774547" calcext:value-type="float">
            <text:p>-11.1462774547</text:p>
          </table:table-cell>
          <table:table-cell office:value-type="float" office:value="25.1006480915" calcext:value-type="float">
            <text:p>25.1006480915</text:p>
          </table:table-cell>
          <table:table-cell table:number-columns-repeated="2"/>
        </table:table-row>
        <table:table-row table:style-name="ro1">
          <table:table-cell office:value-type="float" office:value="-11.3066830702" calcext:value-type="float">
            <text:p>-11.3066830702</text:p>
          </table:table-cell>
          <table:table-cell office:value-type="float" office:value="25.2265223269" calcext:value-type="float">
            <text:p>25.2265223269</text:p>
          </table:table-cell>
          <table:table-cell table:number-columns-repeated="2"/>
        </table:table-row>
        <table:table-row table:style-name="ro1">
          <table:table-cell office:value-type="float" office:value="-11.462042226" calcext:value-type="float">
            <text:p>-11.462042226</text:p>
          </table:table-cell>
          <table:table-cell office:value-type="float" office:value="25.3485062365" calcext:value-type="float">
            <text:p>25.3485062365</text:p>
          </table:table-cell>
          <table:table-cell table:number-columns-repeated="2"/>
        </table:table-row>
        <table:table-row table:style-name="ro1">
          <table:table-cell office:value-type="float" office:value="-11.6273907959" calcext:value-type="float">
            <text:p>-11.6273907959</text:p>
          </table:table-cell>
          <table:table-cell office:value-type="float" office:value="25.4784028909" calcext:value-type="float">
            <text:p>25.4784028909</text:p>
          </table:table-cell>
          <table:table-cell table:number-columns-repeated="2"/>
        </table:table-row>
        <table:table-row table:style-name="ro1">
          <table:table-cell office:value-type="float" office:value="-11.7025376248" calcext:value-type="float">
            <text:p>-11.7025376248</text:p>
          </table:table-cell>
          <table:table-cell office:value-type="float" office:value="25.5374618458" calcext:value-type="float">
            <text:p>25.5374618458</text:p>
          </table:table-cell>
          <table:table-cell table:number-columns-repeated="2"/>
        </table:table-row>
        <table:table-row table:style-name="ro1">
          <table:table-cell office:value-type="float" office:value="-11.8678367832" calcext:value-type="float">
            <text:p>-11.8678367832</text:p>
          </table:table-cell>
          <table:table-cell office:value-type="float" office:value="25.6674214626" calcext:value-type="float">
            <text:p>25.6674214626</text:p>
          </table:table-cell>
          <table:table-cell table:number-columns-repeated="2"/>
        </table:table-row>
        <table:table-row table:style-name="ro1">
          <table:table-cell office:value-type="float" office:value="-12.0180792925" calcext:value-type="float">
            <text:p>-12.0180792925</text:p>
          </table:table-cell>
          <table:table-cell office:value-type="float" office:value="25.785604203" calcext:value-type="float">
            <text:p>25.785604203</text:p>
          </table:table-cell>
          <table:table-cell table:number-columns-repeated="2"/>
        </table:table-row>
        <table:table-row table:style-name="ro1">
          <table:table-cell office:value-type="float" office:value="-12.1883220686" calcext:value-type="float">
            <text:p>-12.1883220686</text:p>
          </table:table-cell>
          <table:table-cell office:value-type="float" office:value="25.919585484" calcext:value-type="float">
            <text:p>25.919585484</text:p>
          </table:table-cell>
          <table:table-cell table:number-columns-repeated="2"/>
        </table:table-row>
        <table:table-row table:style-name="ro1">
          <table:table-cell office:value-type="float" office:value="-12.3485205174" calcext:value-type="float">
            <text:p>-12.3485205174</text:p>
          </table:table-cell>
          <table:table-cell office:value-type="float" office:value="26.0457237144" calcext:value-type="float">
            <text:p>26.0457237144</text:p>
          </table:table-cell>
          <table:table-cell table:number-columns-repeated="2"/>
        </table:table-row>
        <table:table-row table:style-name="ro1">
          <table:table-cell office:value-type="float" office:value="-12.5086824964" calcext:value-type="float">
            <text:p>-12.5086824964</text:p>
          </table:table-cell>
          <table:table-cell office:value-type="float" office:value="26.1718959674" calcext:value-type="float">
            <text:p>26.1718959674</text:p>
          </table:table-cell>
          <table:table-cell table:number-columns-repeated="2"/>
        </table:table-row>
        <table:table-row table:style-name="ro1">
          <table:table-cell office:value-type="float" office:value="-12.6685245683" calcext:value-type="float">
            <text:p>-12.6685245683</text:p>
          </table:table-cell>
          <table:table-cell office:value-type="float" office:value="26.2979119437" calcext:value-type="float">
            <text:p>26.2979119437</text:p>
          </table:table-cell>
          <table:table-cell table:number-columns-repeated="2"/>
        </table:table-row>
        <table:table-row table:style-name="ro1">
          <table:table-cell office:value-type="float" office:value="-12.837854495" calcext:value-type="float">
            <text:p>-12.837854495</text:p>
          </table:table-cell>
          <table:table-cell office:value-type="float" office:value="26.4314589646" calcext:value-type="float">
            <text:p>26.4314589646</text:p>
          </table:table-cell>
          <table:table-cell table:number-columns-repeated="2"/>
        </table:table-row>
        <table:table-row table:style-name="ro1">
          <table:table-cell office:value-type="float" office:value="-12.917344085" calcext:value-type="float">
            <text:p>-12.917344085</text:p>
          </table:table-cell>
          <table:table-cell office:value-type="float" office:value="26.4941500024" calcext:value-type="float">
            <text:p>26.4941500024</text:p>
          </table:table-cell>
          <table:table-cell table:number-columns-repeated="2"/>
        </table:table-row>
        <table:table-row table:style-name="ro1">
          <table:table-cell office:value-type="float" office:value="-13.0710336285" calcext:value-type="float">
            <text:p>-13.0710336285</text:p>
          </table:table-cell>
          <table:table-cell office:value-type="float" office:value="26.6153820294" calcext:value-type="float">
            <text:p>26.6153820294</text:p>
          </table:table-cell>
          <table:table-cell table:number-columns-repeated="2"/>
        </table:table-row>
        <table:table-row table:style-name="ro1">
          <table:table-cell office:value-type="float" office:value="-13.22420571" calcext:value-type="float">
            <text:p>-13.22420571</text:p>
          </table:table-cell>
          <table:table-cell office:value-type="float" office:value="26.7362370848" calcext:value-type="float">
            <text:p>26.7362370848</text:p>
          </table:table-cell>
          <table:table-cell table:number-columns-repeated="2"/>
        </table:table-row>
        <table:table-row table:style-name="ro1">
          <table:table-cell office:value-type="float" office:value="-13.3795605658" calcext:value-type="float">
            <text:p>-13.3795605658</text:p>
          </table:table-cell>
          <table:table-cell office:value-type="float" office:value="26.8592296116" calcext:value-type="float">
            <text:p>26.8592296116</text:p>
          </table:table-cell>
          <table:table-cell table:number-columns-repeated="2"/>
        </table:table-row>
        <table:table-row table:style-name="ro1">
          <table:table-cell office:value-type="float" office:value="-13.534414464" calcext:value-type="float">
            <text:p>-13.534414464</text:p>
          </table:table-cell>
          <table:table-cell office:value-type="float" office:value="26.9818336414" calcext:value-type="float">
            <text:p>26.9818336414</text:p>
          </table:table-cell>
          <table:table-cell table:number-columns-repeated="2"/>
        </table:table-row>
        <table:table-row table:style-name="ro1">
          <table:table-cell office:value-type="float" office:value="-13.6795017099" calcext:value-type="float">
            <text:p>-13.6795017099</text:p>
          </table:table-cell>
          <table:table-cell office:value-type="float" office:value="27.0964493513" calcext:value-type="float">
            <text:p>27.0964493513</text:p>
          </table:table-cell>
          <table:table-cell table:number-columns-repeated="2"/>
        </table:table-row>
        <table:table-row table:style-name="ro1">
          <table:table-cell office:value-type="float" office:value="-13.8236225653" calcext:value-type="float">
            <text:p>-13.8236225653</text:p>
          </table:table-cell>
          <table:table-cell office:value-type="float" office:value="27.2104259739" calcext:value-type="float">
            <text:p>27.2104259739</text:p>
          </table:table-cell>
          <table:table-cell table:number-columns-repeated="2"/>
        </table:table-row>
        <table:table-row table:style-name="ro1">
          <table:table-cell office:value-type="float" office:value="-13.9534179039" calcext:value-type="float">
            <text:p>-13.9534179039</text:p>
          </table:table-cell>
          <table:table-cell office:value-type="float" office:value="27.3132450524" calcext:value-type="float">
            <text:p>27.3132450524</text:p>
          </table:table-cell>
          <table:table-cell table:number-columns-repeated="2"/>
        </table:table-row>
        <table:table-row table:style-name="ro1">
          <table:table-cell office:value-type="float" office:value="-14.0142154324" calcext:value-type="float">
            <text:p>-14.0142154324</text:p>
          </table:table-cell>
          <table:table-cell office:value-type="float" office:value="27.3613305716" calcext:value-type="float">
            <text:p>27.3613305716</text:p>
          </table:table-cell>
          <table:table-cell table:number-columns-repeated="2"/>
        </table:table-row>
        <table:table-row table:style-name="ro1">
          <table:table-cell office:value-type="float" office:value="-14.1396776914" calcext:value-type="float">
            <text:p>-14.1396776914</text:p>
          </table:table-cell>
          <table:table-cell office:value-type="float" office:value="27.4605938748" calcext:value-type="float">
            <text:p>27.4605938748</text:p>
          </table:table-cell>
          <table:table-cell table:number-columns-repeated="2"/>
        </table:table-row>
        <table:table-row table:style-name="ro1">
          <table:table-cell office:value-type="float" office:value="-14.2622858933" calcext:value-type="float">
            <text:p>-14.2622858933</text:p>
          </table:table-cell>
          <table:table-cell office:value-type="float" office:value="27.5575046554" calcext:value-type="float">
            <text:p>27.5575046554</text:p>
          </table:table-cell>
          <table:table-cell table:number-columns-repeated="2"/>
        </table:table-row>
        <table:table-row table:style-name="ro1">
          <table:table-cell office:value-type="float" office:value="-14.3746008675" calcext:value-type="float">
            <text:p>-14.3746008675</text:p>
          </table:table-cell>
          <table:table-cell office:value-type="float" office:value="27.646168306" calcext:value-type="float">
            <text:p>27.646168306</text:p>
          </table:table-cell>
          <table:table-cell table:number-columns-repeated="2"/>
        </table:table-row>
        <table:table-row table:style-name="ro1">
          <table:table-cell office:value-type="float" office:value="-14.4802000742" calcext:value-type="float">
            <text:p>-14.4802000742</text:p>
          </table:table-cell>
          <table:table-cell office:value-type="float" office:value="27.7294252033" calcext:value-type="float">
            <text:p>27.7294252033</text:p>
          </table:table-cell>
          <table:table-cell table:number-columns-repeated="2"/>
        </table:table-row>
        <table:table-row table:style-name="ro1">
          <table:table-cell office:value-type="float" office:value="-14.57910662" calcext:value-type="float">
            <text:p>-14.57910662</text:p>
          </table:table-cell>
          <table:table-cell office:value-type="float" office:value="27.8070530183" calcext:value-type="float">
            <text:p>27.8070530183</text:p>
          </table:table-cell>
          <table:table-cell table:number-columns-repeated="2"/>
        </table:table-row>
        <table:table-row table:style-name="ro1">
          <table:table-cell office:value-type="float" office:value="-14.6771155251" calcext:value-type="float">
            <text:p>-14.6771155251</text:p>
          </table:table-cell>
          <table:table-cell office:value-type="float" office:value="27.8835471684" calcext:value-type="float">
            <text:p>27.8835471684</text:p>
          </table:table-cell>
          <table:table-cell table:number-columns-repeated="2"/>
        </table:table-row>
        <table:table-row table:style-name="ro1">
          <table:table-cell office:value-type="float" office:value="-14.7178372821" calcext:value-type="float">
            <text:p>-14.7178372821</text:p>
          </table:table-cell>
          <table:table-cell office:value-type="float" office:value="27.9152311721" calcext:value-type="float">
            <text:p>27.9152311721</text:p>
          </table:table-cell>
          <table:table-cell table:number-columns-repeated="2"/>
        </table:table-row>
        <table:table-row table:style-name="ro1">
          <table:table-cell office:value-type="float" office:value="-14.8024836951" calcext:value-type="float">
            <text:p>-14.8024836951</text:p>
          </table:table-cell>
          <table:table-cell office:value-type="float" office:value="27.9809096261" calcext:value-type="float">
            <text:p>27.9809096261</text:p>
          </table:table-cell>
          <table:table-cell table:number-columns-repeated="2"/>
        </table:table-row>
        <table:table-row table:style-name="ro1">
          <table:table-cell office:value-type="float" office:value="-14.8774955986" calcext:value-type="float">
            <text:p>-14.8774955986</text:p>
          </table:table-cell>
          <table:table-cell office:value-type="float" office:value="28.0389029637" calcext:value-type="float">
            <text:p>28.0389029637</text:p>
          </table:table-cell>
          <table:table-cell table:number-columns-repeated="2"/>
        </table:table-row>
        <table:table-row table:style-name="ro1">
          <table:table-cell office:value-type="float" office:value="-14.9457759961" calcext:value-type="float">
            <text:p>-14.9457759961</text:p>
          </table:table-cell>
          <table:table-cell office:value-type="float" office:value="28.0913670025" calcext:value-type="float">
            <text:p>28.0913670025</text:p>
          </table:table-cell>
          <table:table-cell table:number-columns-repeated="2"/>
        </table:table-row>
        <table:table-row table:style-name="ro1">
          <table:table-cell office:value-type="float" office:value="-15.0069669929" calcext:value-type="float">
            <text:p>-15.0069669929</text:p>
          </table:table-cell>
          <table:table-cell office:value-type="float" office:value="28.138139126" calcext:value-type="float">
            <text:p>28.138139126</text:p>
          </table:table-cell>
          <table:table-cell table:number-columns-repeated="2"/>
        </table:table-row>
        <table:table-row table:style-name="ro1">
          <table:table-cell office:value-type="float" office:value="-15.0613665299" calcext:value-type="float">
            <text:p>-15.0613665299</text:p>
          </table:table-cell>
          <table:table-cell office:value-type="float" office:value="28.1794218686" calcext:value-type="float">
            <text:p>28.1794218686</text:p>
          </table:table-cell>
          <table:table-cell table:number-columns-repeated="2"/>
        </table:table-row>
        <table:table-row table:style-name="ro1">
          <table:table-cell office:value-type="float" office:value="-15.1073001566" calcext:value-type="float">
            <text:p>-15.1073001566</text:p>
          </table:table-cell>
          <table:table-cell office:value-type="float" office:value="28.2139766045" calcext:value-type="float">
            <text:p>28.2139766045</text:p>
          </table:table-cell>
          <table:table-cell table:number-columns-repeated="2"/>
        </table:table-row>
        <table:table-row table:style-name="ro1">
          <table:table-cell office:value-type="float" office:value="-15.1478137323" calcext:value-type="float">
            <text:p>-15.1478137323</text:p>
          </table:table-cell>
          <table:table-cell office:value-type="float" office:value="28.24419498" calcext:value-type="float">
            <text:p>28.24419498</text:p>
          </table:table-cell>
          <table:table-cell table:number-columns-repeated="2"/>
        </table:table-row>
        <table:table-row table:style-name="ro1">
          <table:table-cell office:value-type="float" office:value="-15.1653592259" calcext:value-type="float">
            <text:p>-15.1653592259</text:p>
          </table:table-cell>
          <table:table-cell office:value-type="float" office:value="28.2570730637" calcext:value-type="float">
            <text:p>28.2570730637</text:p>
          </table:table-cell>
          <table:table-cell table:number-columns-repeated="2"/>
        </table:table-row>
        <table:table-row table:style-name="ro1">
          <table:table-cell office:value-type="float" office:value="-15.1928459006" calcext:value-type="float">
            <text:p>-15.1928459006</text:p>
          </table:table-cell>
          <table:table-cell office:value-type="float" office:value="28.2769658973" calcext:value-type="float">
            <text:p>28.2769658973</text:p>
          </table:table-cell>
          <table:table-cell table:number-columns-repeated="2"/>
        </table:table-row>
        <table:table-row table:style-name="ro1">
          <table:table-cell office:value-type="float" office:value="-15.2185889955" calcext:value-type="float">
            <text:p>-15.2185889955</text:p>
          </table:table-cell>
          <table:table-cell office:value-type="float" office:value="28.2953816577" calcext:value-type="float">
            <text:p>28.2953816577</text:p>
          </table:table-cell>
          <table:table-cell table:number-columns-repeated="2"/>
        </table:table-row>
        <table:table-row table:style-name="ro1">
          <table:table-cell office:value-type="float" office:value="-15.2346996826" calcext:value-type="float">
            <text:p>-15.2346996826</text:p>
          </table:table-cell>
          <table:table-cell office:value-type="float" office:value="28.3061003583" calcext:value-type="float">
            <text:p>28.3061003583</text:p>
          </table:table-cell>
          <table:table-cell table:number-columns-repeated="2"/>
        </table:table-row>
        <table:table-row table:style-name="ro1">
          <table:table-cell office:value-type="float" office:value="-15.2449912607" calcext:value-type="float">
            <text:p>-15.2449912607</text:p>
          </table:table-cell>
          <table:table-cell office:value-type="float" office:value="28.3127266631" calcext:value-type="float">
            <text:p>28.3127266631</text:p>
          </table:table-cell>
          <table:table-cell table:number-columns-repeated="2"/>
        </table:table-row>
        <table:table-row table:style-name="ro1">
          <table:table-cell office:value-type="float" office:value="-15.2519089114" calcext:value-type="float">
            <text:p>-15.2519089114</text:p>
          </table:table-cell>
          <table:table-cell office:value-type="float" office:value="28.3179283417" calcext:value-type="float">
            <text:p>28.3179283417</text:p>
          </table:table-cell>
          <table:table-cell table:number-columns-repeated="2"/>
        </table:table-row>
        <table:table-row table:style-name="ro1">
          <table:table-cell office:value-type="float" office:value="-15.2574510809" calcext:value-type="float">
            <text:p>-15.2574510809</text:p>
          </table:table-cell>
          <table:table-cell office:value-type="float" office:value="28.3225448581" calcext:value-type="float">
            <text:p>28.3225448581</text:p>
          </table:table-cell>
          <table:table-cell table:number-columns-repeated="2"/>
        </table:table-row>
        <table:table-row table:style-name="ro1">
          <table:table-cell office:value-type="float" office:value="-15.2617127702" calcext:value-type="float">
            <text:p>-15.2617127702</text:p>
          </table:table-cell>
          <table:table-cell office:value-type="float" office:value="28.3262667326" calcext:value-type="float">
            <text:p>28.3262667326</text:p>
          </table:table-cell>
          <table:table-cell table:number-columns-repeated="2"/>
        </table:table-row>
        <table:table-row table:style-name="ro1">
          <table:table-cell office:value-type="float" office:value="-15.2635339071" calcext:value-type="float">
            <text:p>-15.2635339071</text:p>
          </table:table-cell>
          <table:table-cell office:value-type="float" office:value="28.3278212727" calcext:value-type="float">
            <text:p>28.3278212727</text:p>
          </table:table-cell>
          <table:table-cell table:number-columns-repeated="2"/>
        </table:table-row>
        <table:table-row table:style-name="ro1">
          <table:table-cell office:value-type="float" office:value="-15.2669731873" calcext:value-type="float">
            <text:p>-15.2669731873</text:p>
          </table:table-cell>
          <table:table-cell office:value-type="float" office:value="28.3306193488" calcext:value-type="float">
            <text:p>28.3306193488</text:p>
          </table:table-cell>
          <table:table-cell table:number-columns-repeated="2"/>
        </table:table-row>
        <table:table-row table:style-name="ro1">
          <table:table-cell office:value-type="float" office:value="-15.2701880201" calcext:value-type="float">
            <text:p>-15.2701880201</text:p>
          </table:table-cell>
          <table:table-cell office:value-type="float" office:value="28.3330784141" calcext:value-type="float">
            <text:p>28.3330784141</text:p>
          </table:table-cell>
          <table:table-cell table:number-columns-repeated="2"/>
        </table:table-row>
        <table:table-row table:style-name="ro1">
          <table:table-cell office:value-type="float" office:value="-15.2736770971" calcext:value-type="float">
            <text:p>-15.2736770971</text:p>
          </table:table-cell>
          <table:table-cell office:value-type="float" office:value="28.3356802876" calcext:value-type="float">
            <text:p>28.3356802876</text:p>
          </table:table-cell>
          <table:table-cell table:number-columns-repeated="2"/>
        </table:table-row>
        <table:table-row table:style-name="ro1">
          <table:table-cell office:value-type="float" office:value="-15.2764623288" calcext:value-type="float">
            <text:p>-15.2764623288</text:p>
          </table:table-cell>
          <table:table-cell office:value-type="float" office:value="28.3379449987" calcext:value-type="float">
            <text:p>28.3379449987</text:p>
          </table:table-cell>
          <table:table-cell table:number-columns-repeated="2"/>
        </table:table-row>
        <table:table-row table:style-name="ro1">
          <table:table-cell office:value-type="float" office:value="-15.2770929009" calcext:value-type="float">
            <text:p>-15.2770929009</text:p>
          </table:table-cell>
          <table:table-cell office:value-type="float" office:value="28.3385716152" calcext:value-type="float">
            <text:p>28.3385716152</text:p>
          </table:table-cell>
          <table:table-cell table:number-columns-repeated="2"/>
        </table:table-row>
        <table:table-row table:style-name="ro1">
          <table:table-cell office:value-type="float" office:value="-15.2775167581" calcext:value-type="float">
            <text:p>-15.2775167581</text:p>
          </table:table-cell>
          <table:table-cell office:value-type="float" office:value="28.3387313761" calcext:value-type="float">
            <text:p>28.3387313761</text:p>
          </table:table-cell>
          <table:table-cell table:number-columns-repeated="2"/>
        </table:table-row>
        <table:table-row table:style-name="ro1">
          <table:table-cell office:value-type="float" office:value="-15.2779361734" calcext:value-type="float">
            <text:p>-15.2779361734</text:p>
          </table:table-cell>
          <table:table-cell office:value-type="float" office:value="28.3388056166" calcext:value-type="float">
            <text:p>28.3388056166</text:p>
          </table:table-cell>
          <table:table-cell table:number-columns-repeated="2"/>
        </table:table-row>
        <table:table-row table:style-name="ro1">
          <table:table-cell office:value-type="float" office:value="-15.2781084902" calcext:value-type="float">
            <text:p>-15.2781084902</text:p>
          </table:table-cell>
          <table:table-cell office:value-type="float" office:value="28.3388321062" calcext:value-type="float">
            <text:p>28.3388321062</text:p>
          </table:table-cell>
          <table:table-cell table:number-columns-repeated="2"/>
        </table:table-row>
        <table:table-row table:style-name="ro1">
          <table:table-cell office:value-type="float" office:value="-15.2783183153" calcext:value-type="float">
            <text:p>-15.2783183153</text:p>
          </table:table-cell>
          <table:table-cell office:value-type="float" office:value="28.3388642054" calcext:value-type="float">
            <text:p>28.3388642054</text:p>
          </table:table-cell>
          <table:table-cell table:number-columns-repeated="2"/>
        </table:table-row>
        <table:table-row table:style-name="ro1">
          <table:table-cell office:value-type="float" office:value="-15.2784420366" calcext:value-type="float">
            <text:p>-15.2784420366</text:p>
          </table:table-cell>
          <table:table-cell office:value-type="float" office:value="28.3389100361" calcext:value-type="float">
            <text:p>28.3389100361</text:p>
          </table:table-cell>
          <table:table-cell table:number-columns-repeated="2"/>
        </table:table-row>
        <table:table-row table:style-name="ro1">
          <table:table-cell office:value-type="float" office:value="-15.2785052401" calcext:value-type="float">
            <text:p>-15.2785052401</text:p>
          </table:table-cell>
          <table:table-cell office:value-type="float" office:value="28.3389464944" calcext:value-type="float">
            <text:p>28.3389464944</text:p>
          </table:table-cell>
          <table:table-cell table:number-columns-repeated="2"/>
        </table:table-row>
        <table:table-row table:style-name="ro1">
          <table:table-cell office:value-type="float" office:value="-15.2784979541" calcext:value-type="float">
            <text:p>-15.2784979541</text:p>
          </table:table-cell>
          <table:table-cell office:value-type="float" office:value="28.3389433171" calcext:value-type="float">
            <text:p>28.3389433171</text:p>
          </table:table-cell>
          <table:table-cell table:number-columns-repeated="2"/>
        </table:table-row>
        <table:table-row table:style-name="ro1">
          <table:table-cell office:value-type="float" office:value="-15.2784529911" calcext:value-type="float">
            <text:p>-15.2784529911</text:p>
          </table:table-cell>
          <table:table-cell office:value-type="float" office:value="28.3389061856" calcext:value-type="float">
            <text:p>28.3389061856</text:p>
          </table:table-cell>
          <table:table-cell table:number-columns-repeated="2"/>
        </table:table-row>
        <table:table-row table:style-name="ro1">
          <table:table-cell office:value-type="float" office:value="-15.2783983968" calcext:value-type="float">
            <text:p>-15.2783983968</text:p>
          </table:table-cell>
          <table:table-cell office:value-type="float" office:value="28.3388577275" calcext:value-type="float">
            <text:p>28.3388577275</text:p>
          </table:table-cell>
          <table:table-cell table:number-columns-repeated="2"/>
        </table:table-row>
        <table:table-row table:style-name="ro1">
          <table:table-cell office:value-type="float" office:value="-15.2783698259" calcext:value-type="float">
            <text:p>-15.2783698259</text:p>
          </table:table-cell>
          <table:table-cell office:value-type="float" office:value="28.3388332047" calcext:value-type="float">
            <text:p>28.3388332047</text:p>
          </table:table-cell>
          <table:table-cell table:number-columns-repeated="2"/>
        </table:table-row>
        <table:table-row table:style-name="ro1">
          <table:table-cell office:value-type="float" office:value="-15.2783137925" calcext:value-type="float">
            <text:p>-15.2783137925</text:p>
          </table:table-cell>
          <table:table-cell office:value-type="float" office:value="28.3387904486" calcext:value-type="float">
            <text:p>28.3387904486</text:p>
          </table:table-cell>
          <table:table-cell table:number-columns-repeated="2"/>
        </table:table-row>
        <table:table-row table:style-name="ro1">
          <table:table-cell office:value-type="float" office:value="-15.2782685699" calcext:value-type="float">
            <text:p>-15.2782685699</text:p>
          </table:table-cell>
          <table:table-cell office:value-type="float" office:value="28.3387614005" calcext:value-type="float">
            <text:p>28.3387614005</text:p>
          </table:table-cell>
          <table:table-cell table:number-columns-repeated="2"/>
        </table:table-row>
        <table:table-row table:style-name="ro1">
          <table:table-cell office:value-type="float" office:value="-15.2782342323" calcext:value-type="float">
            <text:p>-15.2782342323</text:p>
          </table:table-cell>
          <table:table-cell office:value-type="float" office:value="28.3387422716" calcext:value-type="float">
            <text:p>28.3387422716</text:p>
          </table:table-cell>
          <table:table-cell table:number-columns-repeated="2"/>
        </table:table-row>
        <table:table-row table:style-name="ro1">
          <table:table-cell office:value-type="float" office:value="-15.2782119098" calcext:value-type="float">
            <text:p>-15.2782119098</text:p>
          </table:table-cell>
          <table:table-cell office:value-type="float" office:value="28.3387295257" calcext:value-type="float">
            <text:p>28.3387295257</text:p>
          </table:table-cell>
          <table:table-cell table:number-columns-repeated="2"/>
        </table:table-row>
        <table:table-row table:style-name="ro1">
          <table:table-cell office:value-type="float" office:value="-15.278198669" calcext:value-type="float">
            <text:p>-15.278198669</text:p>
          </table:table-cell>
          <table:table-cell office:value-type="float" office:value="28.3387207907" calcext:value-type="float">
            <text:p>28.3387207907</text:p>
          </table:table-cell>
          <table:table-cell table:number-columns-repeated="2"/>
        </table:table-row>
        <table:table-row table:style-name="ro1">
          <table:table-cell office:value-type="float" office:value="-15.2781907731" calcext:value-type="float">
            <text:p>-15.2781907731</text:p>
          </table:table-cell>
          <table:table-cell office:value-type="float" office:value="28.3387143037" calcext:value-type="float">
            <text:p>28.3387143037</text:p>
          </table:table-cell>
          <table:table-cell table:number-columns-repeated="2"/>
        </table:table-row>
        <table:table-row table:style-name="ro1">
          <table:table-cell office:value-type="float" office:value="-15.2781864779" calcext:value-type="float">
            <text:p>-15.2781864779</text:p>
          </table:table-cell>
          <table:table-cell office:value-type="float" office:value="28.3387100875" calcext:value-type="float">
            <text:p>28.3387100875</text:p>
          </table:table-cell>
          <table:table-cell table:number-columns-repeated="2"/>
        </table:table-row>
        <table:table-row table:style-name="ro1">
          <table:table-cell office:value-type="float" office:value="-15.2781844824" calcext:value-type="float">
            <text:p>-15.2781844824</text:p>
          </table:table-cell>
          <table:table-cell office:value-type="float" office:value="28.3387081592" calcext:value-type="float">
            <text:p>28.3387081592</text:p>
          </table:table-cell>
          <table:table-cell table:number-columns-repeated="2"/>
        </table:table-row>
        <table:table-row table:style-name="ro1">
          <table:table-cell office:value-type="float" office:value="-15.2781803337" calcext:value-type="float">
            <text:p>-15.2781803337</text:p>
          </table:table-cell>
          <table:table-cell office:value-type="float" office:value="28.3387047522" calcext:value-type="float">
            <text:p>28.3387047522</text:p>
          </table:table-cell>
          <table:table-cell table:number-columns-repeated="2"/>
        </table:table-row>
        <table:table-row table:style-name="ro1">
          <table:table-cell office:value-type="float" office:value="-15.2781755313" calcext:value-type="float">
            <text:p>-15.2781755313</text:p>
          </table:table-cell>
          <table:table-cell office:value-type="float" office:value="28.3387003827" calcext:value-type="float">
            <text:p>28.3387003827</text:p>
          </table:table-cell>
          <table:table-cell table:number-columns-repeated="2"/>
        </table:table-row>
        <table:table-row table:style-name="ro1">
          <table:table-cell office:value-type="float" office:value="-15.2781695555" calcext:value-type="float">
            <text:p>-15.2781695555</text:p>
          </table:table-cell>
          <table:table-cell office:value-type="float" office:value="28.3386960134" calcext:value-type="float">
            <text:p>28.3386960134</text:p>
          </table:table-cell>
          <table:table-cell table:number-columns-repeated="2"/>
        </table:table-row>
        <table:table-row table:style-name="ro1">
          <table:table-cell office:value-type="float" office:value="-15.2781641661" calcext:value-type="float">
            <text:p>-15.2781641661</text:p>
          </table:table-cell>
          <table:table-cell office:value-type="float" office:value="28.3386920175" calcext:value-type="float">
            <text:p>28.3386920175</text:p>
          </table:table-cell>
          <table:table-cell table:number-columns-repeated="2"/>
        </table:table-row>
        <table:table-row table:style-name="ro1">
          <table:table-cell office:value-type="float" office:value="-15.2781552618" calcext:value-type="float">
            <text:p>-15.2781552618</text:p>
          </table:table-cell>
          <table:table-cell office:value-type="float" office:value="28.3386856275" calcext:value-type="float">
            <text:p>28.3386856275</text:p>
          </table:table-cell>
          <table:table-cell table:number-columns-repeated="2"/>
        </table:table-row>
        <table:table-row table:style-name="ro1">
          <table:table-cell office:value-type="float" office:value="-15.2781505876" calcext:value-type="float">
            <text:p>-15.2781505876</text:p>
          </table:table-cell>
          <table:table-cell office:value-type="float" office:value="28.3386824345" calcext:value-type="float">
            <text:p>28.3386824345</text:p>
          </table:table-cell>
          <table:table-cell table:number-columns-repeated="2"/>
        </table:table-row>
        <table:table-row table:style-name="ro1">
          <table:table-cell office:value-type="float" office:value="-15.2781452041" calcext:value-type="float">
            <text:p>-15.2781452041</text:p>
          </table:table-cell>
          <table:table-cell office:value-type="float" office:value="28.3386784355" calcext:value-type="float">
            <text:p>28.3386784355</text:p>
          </table:table-cell>
          <table:table-cell table:number-columns-repeated="2"/>
        </table:table-row>
        <table:table-row table:style-name="ro1">
          <table:table-cell office:value-type="float" office:value="-15.2781391353" calcext:value-type="float">
            <text:p>-15.2781391353</text:p>
          </table:table-cell>
          <table:table-cell office:value-type="float" office:value="28.3386742798" calcext:value-type="float">
            <text:p>28.3386742798</text:p>
          </table:table-cell>
          <table:table-cell table:number-columns-repeated="2"/>
        </table:table-row>
        <table:table-row table:style-name="ro1">
          <table:table-cell office:value-type="float" office:value="-15.2781340739" calcext:value-type="float">
            <text:p>-15.2781340739</text:p>
          </table:table-cell>
          <table:table-cell office:value-type="float" office:value="28.3386703608" calcext:value-type="float">
            <text:p>28.3386703608</text:p>
          </table:table-cell>
          <table:table-cell table:number-columns-repeated="2"/>
        </table:table-row>
        <table:table-row table:style-name="ro1">
          <table:table-cell office:value-type="float" office:value="-15.2781291864" calcext:value-type="float">
            <text:p>-15.2781291864</text:p>
          </table:table-cell>
          <table:table-cell office:value-type="float" office:value="28.3386668897" calcext:value-type="float">
            <text:p>28.3386668897</text:p>
          </table:table-cell>
          <table:table-cell table:number-columns-repeated="2"/>
        </table:table-row>
        <table:table-row table:style-name="ro1">
          <table:table-cell office:value-type="float" office:value="-15.2781257115" calcext:value-type="float">
            <text:p>-15.2781257115</text:p>
          </table:table-cell>
          <table:table-cell office:value-type="float" office:value="28.3386638874" calcext:value-type="float">
            <text:p>28.3386638874</text:p>
          </table:table-cell>
          <table:table-cell table:number-columns-repeated="2"/>
        </table:table-row>
        <table:table-row table:style-name="ro1">
          <table:table-cell office:value-type="float" office:value="-15.2781227382" calcext:value-type="float">
            <text:p>-15.2781227382</text:p>
          </table:table-cell>
          <table:table-cell office:value-type="float" office:value="28.3386614783" calcext:value-type="float">
            <text:p>28.3386614783</text:p>
          </table:table-cell>
          <table:table-cell table:number-columns-repeated="2"/>
        </table:table-row>
        <table:table-row table:style-name="ro1">
          <table:table-cell office:value-type="float" office:value="-15.2781205475" calcext:value-type="float">
            <text:p>-15.2781205475</text:p>
          </table:table-cell>
          <table:table-cell office:value-type="float" office:value="28.3386592755" calcext:value-type="float">
            <text:p>28.3386592755</text:p>
          </table:table-cell>
          <table:table-cell table:number-columns-repeated="2"/>
        </table:table-row>
        <table:table-row table:style-name="ro1">
          <table:table-cell office:value-type="float" office:value="-15.2781188939" calcext:value-type="float">
            <text:p>-15.2781188939</text:p>
          </table:table-cell>
          <table:table-cell office:value-type="float" office:value="28.3386572162" calcext:value-type="float">
            <text:p>28.3386572162</text:p>
          </table:table-cell>
          <table:table-cell table:number-columns-repeated="2"/>
        </table:table-row>
        <table:table-row table:style-name="ro1">
          <table:table-cell office:value-type="float" office:value="-15.2781178999" calcext:value-type="float">
            <text:p>-15.2781178999</text:p>
          </table:table-cell>
          <table:table-cell office:value-type="float" office:value="28.3386561" calcext:value-type="float">
            <text:p>28.3386561</text:p>
          </table:table-cell>
          <table:table-cell table:number-columns-repeated="2"/>
        </table:table-row>
        <table:table-row table:style-name="ro1">
          <table:table-cell office:value-type="float" office:value="-15.2781164878" calcext:value-type="float">
            <text:p>-15.2781164878</text:p>
          </table:table-cell>
          <table:table-cell office:value-type="float" office:value="28.338654204" calcext:value-type="float">
            <text:p>28.338654204</text:p>
          </table:table-cell>
          <table:table-cell table:number-columns-repeated="2"/>
        </table:table-row>
        <table:table-row table:style-name="ro1">
          <table:table-cell office:value-type="float" office:value="-15.2781150295" calcext:value-type="float">
            <text:p>-15.2781150295</text:p>
          </table:table-cell>
          <table:table-cell office:value-type="float" office:value="28.338652333" calcext:value-type="float">
            <text:p>28.338652333</text:p>
          </table:table-cell>
          <table:table-cell table:number-columns-repeated="2"/>
        </table:table-row>
        <table:table-row table:style-name="ro1">
          <table:table-cell office:value-type="float" office:value="-15.2781139634" calcext:value-type="float">
            <text:p>-15.2781139634</text:p>
          </table:table-cell>
          <table:table-cell office:value-type="float" office:value="28.3386504779" calcext:value-type="float">
            <text:p>28.3386504779</text:p>
          </table:table-cell>
          <table:table-cell table:number-columns-repeated="2"/>
        </table:table-row>
        <table:table-row table:style-name="ro1">
          <table:table-cell office:value-type="float" office:value="-15.2781128505" calcext:value-type="float">
            <text:p>-15.2781128505</text:p>
          </table:table-cell>
          <table:table-cell office:value-type="float" office:value="28.3386484696" calcext:value-type="float">
            <text:p>28.3386484696</text:p>
          </table:table-cell>
          <table:table-cell table:number-columns-repeated="2"/>
        </table:table-row>
        <table:table-row table:style-name="ro1">
          <table:table-cell office:value-type="float" office:value="-15.2781119947" calcext:value-type="float">
            <text:p>-15.2781119947</text:p>
          </table:table-cell>
          <table:table-cell office:value-type="float" office:value="28.3386467293" calcext:value-type="float">
            <text:p>28.3386467293</text:p>
          </table:table-cell>
          <table:table-cell table:number-columns-repeated="2"/>
        </table:table-row>
        <table:table-row table:style-name="ro1">
          <table:table-cell office:value-type="float" office:value="-15.2781112446" calcext:value-type="float">
            <text:p>-15.2781112446</text:p>
          </table:table-cell>
          <table:table-cell office:value-type="float" office:value="28.3386448536" calcext:value-type="float">
            <text:p>28.3386448536</text:p>
          </table:table-cell>
          <table:table-cell table:number-columns-repeated="2"/>
        </table:table-row>
        <table:table-row table:style-name="ro1">
          <table:table-cell office:value-type="float" office:value="-15.2781108842" calcext:value-type="float">
            <text:p>-15.2781108842</text:p>
          </table:table-cell>
          <table:table-cell office:value-type="float" office:value="28.3386442886" calcext:value-type="float">
            <text:p>28.3386442886</text:p>
          </table:table-cell>
          <table:table-cell table:number-columns-repeated="2"/>
        </table:table-row>
        <table:table-row table:style-name="ro1">
          <table:table-cell office:value-type="float" office:value="-15.2781101983" calcext:value-type="float">
            <text:p>-15.2781101983</text:p>
          </table:table-cell>
          <table:table-cell office:value-type="float" office:value="28.3386427949" calcext:value-type="float">
            <text:p>28.3386427949</text:p>
          </table:table-cell>
          <table:table-cell table:number-columns-repeated="2"/>
        </table:table-row>
        <table:table-row table:style-name="ro1">
          <table:table-cell office:value-type="float" office:value="-15.2781098275" calcext:value-type="float">
            <text:p>-15.2781098275</text:p>
          </table:table-cell>
          <table:table-cell office:value-type="float" office:value="28.3386411422" calcext:value-type="float">
            <text:p>28.3386411422</text:p>
          </table:table-cell>
          <table:table-cell table:number-columns-repeated="2"/>
        </table:table-row>
        <table:table-row table:style-name="ro1">
          <table:table-cell office:value-type="float" office:value="-15.2781095754" calcext:value-type="float">
            <text:p>-15.2781095754</text:p>
          </table:table-cell>
          <table:table-cell office:value-type="float" office:value="28.3386397878" calcext:value-type="float">
            <text:p>28.3386397878</text:p>
          </table:table-cell>
          <table:table-cell table:number-columns-repeated="2"/>
        </table:table-row>
        <table:table-row table:style-name="ro1">
          <table:table-cell office:value-type="float" office:value="-15.2781094097" calcext:value-type="float">
            <text:p>-15.2781094097</text:p>
          </table:table-cell>
          <table:table-cell office:value-type="float" office:value="28.3386384265" calcext:value-type="float">
            <text:p>28.3386384265</text:p>
          </table:table-cell>
          <table:table-cell table:number-columns-repeated="2"/>
        </table:table-row>
        <table:table-row table:style-name="ro1">
          <table:table-cell office:value-type="float" office:value="-15.2781092511" calcext:value-type="float">
            <text:p>-15.2781092511</text:p>
          </table:table-cell>
          <table:table-cell office:value-type="float" office:value="28.33863703" calcext:value-type="float">
            <text:p>28.33863703</text:p>
          </table:table-cell>
          <table:table-cell table:number-columns-repeated="2"/>
        </table:table-row>
        <table:table-row table:style-name="ro1">
          <table:table-cell office:value-type="float" office:value="-15.27810934" calcext:value-type="float">
            <text:p>-15.27810934</text:p>
          </table:table-cell>
          <table:table-cell office:value-type="float" office:value="28.3386356042" calcext:value-type="float">
            <text:p>28.3386356042</text:p>
          </table:table-cell>
          <table:table-cell table:number-columns-repeated="2"/>
        </table:table-row>
        <table:table-row table:style-name="ro1">
          <table:table-cell office:value-type="float" office:value="-15.2781093016" calcext:value-type="float">
            <text:p>-15.2781093016</text:p>
          </table:table-cell>
          <table:table-cell office:value-type="float" office:value="28.3386344717" calcext:value-type="float">
            <text:p>28.3386344717</text:p>
          </table:table-cell>
          <table:table-cell table:number-columns-repeated="2"/>
        </table:table-row>
        <table:table-row table:style-name="ro1">
          <table:table-cell office:value-type="float" office:value="-15.2781094971" calcext:value-type="float">
            <text:p>-15.2781094971</text:p>
          </table:table-cell>
          <table:table-cell office:value-type="float" office:value="28.3386331454" calcext:value-type="float">
            <text:p>28.3386331454</text:p>
          </table:table-cell>
          <table:table-cell table:number-columns-repeated="2"/>
        </table:table-row>
        <table:table-row table:style-name="ro1">
          <table:table-cell office:value-type="float" office:value="-15.2781095907" calcext:value-type="float">
            <text:p>-15.2781095907</text:p>
          </table:table-cell>
          <table:table-cell office:value-type="float" office:value="28.3386327283" calcext:value-type="float">
            <text:p>28.3386327283</text:p>
          </table:table-cell>
          <table:table-cell table:number-columns-repeated="2"/>
        </table:table-row>
        <table:table-row table:style-name="ro1">
          <table:table-cell office:value-type="float" office:value="-15.278109832" calcext:value-type="float">
            <text:p>-15.278109832</text:p>
          </table:table-cell>
          <table:table-cell office:value-type="float" office:value="28.3386313363" calcext:value-type="float">
            <text:p>28.33863133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fill-character> </loext:fill-character>
      <number:text>- </number:text>
    </number:number-style>
    <number:text-style style:name="N10135" number:language="en" number:country="U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currency-symbol/>
      <loext:fill-character> </loext:fill-character>
      <number:text>- </number:text>
    </number:currency-style>
    <number:text-style style:name="N10136" number:language="en" number:country="US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09:52:01.076760160</dc:date>
    <meta:document-statistic meta:table-count="1" meta:cell-count="4848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93cm" svg:y="3.926cm" style:legend-expansion="high" chart:style-name="ch2"/>
        <chart:plot-area chart:style-name="ch3" table:cell-range-address="Sheet1.A1:Sheet1.B1285 Sheet1.D1:Sheet1.D1285" chart:data-source-has-labels="row" svg:x="0.32cm" svg:y="0.18cm" svg:width="13.053cm" svg:height="8.64cm">
          <chartooo:coordinate-region svg:x="0.568cm" svg:y="0.392cm" svg:width="12.615cm" svg:height="8.2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1285" chart:label-cell-address="sim" chart:class="chart:scatter">
            <chart:domain table:cell-range-address="Sheet1.A1:Sheet1.A1285"/>
            <chart:data-point chart:repeated="1285"/>
          </chart:series>
          <chart:series chart:style-name="ch7" chart:values-cell-range-address="Sheet1.D1:Sheet1.D1285" chart:class="chart:scatter">
            <chart:domain table:cell-range-address="Sheet1.C1:Sheet1.C1285"/>
            <chart:data-point chart:repeated="12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im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0210328640381">
                <text:p>-0.00210328640381</text:p>
                <draw:g>
                  <svg:desc>Sheet1.A1:Sheet1.A1285</svg:desc>
                </draw:g>
              </table:table-cell>
              <table:table-cell office:value-type="float" office:value="-0.000241244545902">
                <text:p>-0.000241244545902</text:p>
                <draw:g>
                  <svg:desc>Sheet1.B1:Sheet1.B1285</svg:desc>
                </draw:g>
              </table:table-cell>
              <table:table-cell office:value-type="float" office:value="NaN">
                <text:p>NaN</text:p>
                <draw:g>
                  <svg:desc>Sheet1.C1:Sheet1.C1285</svg:desc>
                </draw:g>
              </table:table-cell>
              <table:table-cell office:value-type="float" office:value="NaN">
                <text:p>NaN</text:p>
                <draw:g>
                  <svg:desc>Sheet1.D1:Sheet1.D12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211405673551">
                <text:p>-0.00211405673551</text:p>
              </table:table-cell>
              <table:table-cell office:value-type="float" office:value="-0.000242477129885">
                <text:p>-0.0002424771298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211955421861">
                <text:p>-0.00211955421861</text:p>
              </table:table-cell>
              <table:table-cell office:value-type="float" office:value="-0.000242927305404">
                <text:p>-0.000242927305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213015602989">
                <text:p>-0.00213015602989</text:p>
              </table:table-cell>
              <table:table-cell office:value-type="float" office:value="-0.000244123108276">
                <text:p>-0.000244123108276</text:p>
              </table:table-cell>
              <table:table-cell office:value-type="float" office:value="0">
                <text:p>0</text:p>
              </table:table-cell>
              <table:table-cell office:value-type="float" office:value="0.025026">
                <text:p>0.0250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214119227401">
                <text:p>-0.00214119227401</text:p>
              </table:table-cell>
              <table:table-cell office:value-type="float" office:value="-0.000245481775079">
                <text:p>-0.000245481775079</text:p>
              </table:table-cell>
              <table:table-cell office:value-type="float" office:value="0">
                <text:p>0</text:p>
              </table:table-cell>
              <table:table-cell office:value-type="float" office:value="0.050053">
                <text:p>0.0500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214987834172">
                <text:p>-0.00214987834172</text:p>
              </table:table-cell>
              <table:table-cell office:value-type="float" office:value="-0.000246507762267">
                <text:p>-0.000246507762267</text:p>
              </table:table-cell>
              <table:table-cell office:value-type="float" office:value="0">
                <text:p>0</text:p>
              </table:table-cell>
              <table:table-cell office:value-type="float" office:value="0.075079">
                <text:p>0.0750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216324873185">
                <text:p>-0.00216324873185</text:p>
              </table:table-cell>
              <table:table-cell office:value-type="float" office:value="-0.000247920913546">
                <text:p>-0.000247920913546</text:p>
              </table:table-cell>
              <table:table-cell office:value-type="float" office:value="0">
                <text:p>0</text:p>
              </table:table-cell>
              <table:table-cell office:value-type="float" office:value="0.100105">
                <text:p>0.1001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216877640694">
                <text:p>-0.00216877640694</text:p>
              </table:table-cell>
              <table:table-cell office:value-type="float" office:value="-0.000248677674142">
                <text:p>-0.000248677674142</text:p>
              </table:table-cell>
              <table:table-cell office:value-type="float" office:value="0">
                <text:p>0</text:p>
              </table:table-cell>
              <table:table-cell office:value-type="float" office:value="0.125132">
                <text:p>0.1251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218087375331">
                <text:p>-0.00218087375331</text:p>
              </table:table-cell>
              <table:table-cell office:value-type="float" office:value="-0.000249867734625">
                <text:p>-0.000249867734625</text:p>
              </table:table-cell>
              <table:table-cell office:value-type="float" office:value="0">
                <text:p>0</text:p>
              </table:table-cell>
              <table:table-cell office:value-type="float" office:value="0.150158">
                <text:p>0.1501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219192496484">
                <text:p>-0.00219192496484</text:p>
              </table:table-cell>
              <table:table-cell office:value-type="float" office:value="-0.000251167665907">
                <text:p>-0.000251167665907</text:p>
              </table:table-cell>
              <table:table-cell office:value-type="float" office:value="0">
                <text:p>0</text:p>
              </table:table-cell>
              <table:table-cell office:value-type="float" office:value="0.175184">
                <text:p>0.175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220293634932">
                <text:p>-0.00220293634932</text:p>
              </table:table-cell>
              <table:table-cell office:value-type="float" office:value="-0.000252303202711">
                <text:p>-0.000252303202711</text:p>
              </table:table-cell>
              <table:table-cell office:value-type="float" office:value="0">
                <text:p>0</text:p>
              </table:table-cell>
              <table:table-cell office:value-type="float" office:value="0.200211">
                <text:p>0.200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221396074349">
                <text:p>-0.00221396074349</text:p>
              </table:table-cell>
              <table:table-cell office:value-type="float" office:value="-0.000253544729469">
                <text:p>-0.000253544729469</text:p>
              </table:table-cell>
              <table:table-cell office:value-type="float" office:value="0">
                <text:p>0</text:p>
              </table:table-cell>
              <table:table-cell office:value-type="float" office:value="0.225237">
                <text:p>0.2252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222501878077">
                <text:p>-0.00222501878077</text:p>
              </table:table-cell>
              <table:table-cell office:value-type="float" office:value="-0.000254886096541">
                <text:p>-0.000254886096541</text:p>
              </table:table-cell>
              <table:table-cell office:value-type="float" office:value="0">
                <text:p>0</text:p>
              </table:table-cell>
              <table:table-cell office:value-type="float" office:value="0.250263">
                <text:p>0.250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223009410846">
                <text:p>-0.00223009410846</text:p>
              </table:table-cell>
              <table:table-cell office:value-type="float" office:value="-0.000255473040044">
                <text:p>-0.000255473040044</text:p>
              </table:table-cell>
              <table:table-cell office:value-type="float" office:value="0">
                <text:p>0</text:p>
              </table:table-cell>
              <table:table-cell office:value-type="float" office:value="0.27529">
                <text:p>0.275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224083465966">
                <text:p>-0.00224083465966</text:p>
              </table:table-cell>
              <table:table-cell office:value-type="float" office:value="-0.000256459379751">
                <text:p>-0.000256459379751</text:p>
              </table:table-cell>
              <table:table-cell office:value-type="float" office:value="0">
                <text:p>0</text:p>
              </table:table-cell>
              <table:table-cell office:value-type="float" office:value="0.300316">
                <text:p>0.300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0225216624985">
                <text:p>-0.00225216624985</text:p>
              </table:table-cell>
              <table:table-cell office:value-type="float" office:value="-0.000257955596691">
                <text:p>-0.000257955596691</text:p>
              </table:table-cell>
              <table:table-cell office:value-type="float" office:value="0">
                <text:p>0</text:p>
              </table:table-cell>
              <table:table-cell office:value-type="float" office:value="0.325342">
                <text:p>0.3253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0226317027785">
                <text:p>-0.00226317027785</text:p>
              </table:table-cell>
              <table:table-cell office:value-type="float" office:value="-0.000259243387537">
                <text:p>-0.000259243387537</text:p>
              </table:table-cell>
              <table:table-cell office:value-type="float" office:value="0">
                <text:p>0</text:p>
              </table:table-cell>
              <table:table-cell office:value-type="float" office:value="0.350367">
                <text:p>0.3503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00227420020059">
                <text:p>-0.00227420020059</text:p>
              </table:table-cell>
              <table:table-cell office:value-type="float" office:value="-0.000260329965999">
                <text:p>-0.000260329965999</text:p>
              </table:table-cell>
              <table:table-cell office:value-type="float" office:value="0">
                <text:p>0</text:p>
              </table:table-cell>
              <table:table-cell office:value-type="float" office:value="0.375393">
                <text:p>0.375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228590564153">
                <text:p>-0.00228590564153</text:p>
              </table:table-cell>
              <table:table-cell office:value-type="float" office:value="-0.000261582860354">
                <text:p>-0.000261582860354</text:p>
              </table:table-cell>
              <table:table-cell office:value-type="float" office:value="0">
                <text:p>0</text:p>
              </table:table-cell>
              <table:table-cell office:value-type="float" office:value="0.400417">
                <text:p>0.400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0229623722539">
                <text:p>-0.00229623722539</text:p>
              </table:table-cell>
              <table:table-cell office:value-type="float" office:value="-0.000262823655099">
                <text:p>-0.000262823655099</text:p>
              </table:table-cell>
              <table:table-cell office:value-type="float" office:value="0">
                <text:p>0</text:p>
              </table:table-cell>
              <table:table-cell office:value-type="float" office:value="0.425444">
                <text:p>0.425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230175620258">
                <text:p>-0.00230175620258</text:p>
              </table:table-cell>
              <table:table-cell office:value-type="float" office:value="-0.000263375474113">
                <text:p>-0.000263375474113</text:p>
              </table:table-cell>
              <table:table-cell office:value-type="float" office:value="0">
                <text:p>0</text:p>
              </table:table-cell>
              <table:table-cell office:value-type="float" office:value="0.450468">
                <text:p>0.4504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231279185492">
                <text:p>-0.00231279185492</text:p>
              </table:table-cell>
              <table:table-cell office:value-type="float" office:value="-0.000264648750252">
                <text:p>-0.000264648750252</text:p>
              </table:table-cell>
              <table:table-cell office:value-type="float" office:value="0">
                <text:p>0</text:p>
              </table:table-cell>
              <table:table-cell office:value-type="float" office:value="0.475494">
                <text:p>0.4754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00232490951381">
                <text:p>-0.00232490951381</text:p>
              </table:table-cell>
              <table:table-cell office:value-type="float" office:value="-0.00026597448164">
                <text:p>-0.00026597448164</text:p>
              </table:table-cell>
              <table:table-cell office:value-type="float" office:value="0">
                <text:p>0</text:p>
              </table:table-cell>
              <table:table-cell office:value-type="float" office:value="0.535831">
                <text:p>0.5358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0233485682143">
                <text:p>-0.00233485682143</text:p>
              </table:table-cell>
              <table:table-cell office:value-type="float" office:value="-0.00026718525144">
                <text:p>-0.00026718525144</text:p>
              </table:table-cell>
              <table:table-cell office:value-type="float" office:value="0">
                <text:p>0</text:p>
              </table:table-cell>
              <table:table-cell office:value-type="float" office:value="0.596169">
                <text:p>0.5961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0234585671922">
                <text:p>-0.00234585671922</text:p>
              </table:table-cell>
              <table:table-cell office:value-type="float" office:value="-0.000268351517906">
                <text:p>-0.000268351517906</text:p>
              </table:table-cell>
              <table:table-cell office:value-type="float" office:value="0">
                <text:p>0</text:p>
              </table:table-cell>
              <table:table-cell office:value-type="float" office:value="0.656504">
                <text:p>0.6565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00235800228007">
                <text:p>-0.00235800228007</text:p>
              </table:table-cell>
              <table:table-cell office:value-type="float" office:value="-0.000269632271359">
                <text:p>-0.000269632271359</text:p>
              </table:table-cell>
              <table:table-cell office:value-type="float" office:value="0">
                <text:p>0</text:p>
              </table:table-cell>
              <table:table-cell office:value-type="float" office:value="0.716841">
                <text:p>0.7168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0236904871974">
                <text:p>-0.00236904871974</text:p>
              </table:table-cell>
              <table:table-cell office:value-type="float" office:value="-0.000270880340987">
                <text:p>-0.000270880340987</text:p>
              </table:table-cell>
              <table:table-cell office:value-type="float" office:value="0">
                <text:p>0</text:p>
              </table:table-cell>
              <table:table-cell office:value-type="float" office:value="0.777176">
                <text:p>0.7771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00237962389836">
                <text:p>-0.00237962389836</text:p>
              </table:table-cell>
              <table:table-cell office:value-type="float" office:value="-0.000272014519237">
                <text:p>-0.000272014519237</text:p>
              </table:table-cell>
              <table:table-cell office:value-type="float" office:value="0">
                <text:p>0</text:p>
              </table:table-cell>
              <table:table-cell office:value-type="float" office:value="0.837513">
                <text:p>0.8375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00238513001438">
                <text:p>-0.00238513001438</text:p>
              </table:table-cell>
              <table:table-cell office:value-type="float" office:value="-0.00027258616307">
                <text:p>-0.00027258616307</text:p>
              </table:table-cell>
              <table:table-cell office:value-type="float" office:value="0">
                <text:p>0</text:p>
              </table:table-cell>
              <table:table-cell office:value-type="float" office:value="0.897848">
                <text:p>0.8978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00239729613587">
                <text:p>-0.00239729613587</text:p>
              </table:table-cell>
              <table:table-cell office:value-type="float" office:value="-0.000273929665148">
                <text:p>-0.000273929665148</text:p>
              </table:table-cell>
              <table:table-cell office:value-type="float" office:value="0">
                <text:p>0</text:p>
              </table:table-cell>
              <table:table-cell office:value-type="float" office:value="0.958185">
                <text:p>0.958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00240718671218">
                <text:p>-0.00240718671218</text:p>
              </table:table-cell>
              <table:table-cell office:value-type="float" office:value="-0.000275158676432">
                <text:p>-0.000275158676432</text:p>
              </table:table-cell>
              <table:table-cell office:value-type="float" office:value="0">
                <text:p>0</text:p>
              </table:table-cell>
              <table:table-cell office:value-type="float" office:value="1.036064">
                <text:p>1.0360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024182192652">
                <text:p>-0.0024182192652</text:p>
              </table:table-cell>
              <table:table-cell office:value-type="float" office:value="-0.000276256527735">
                <text:p>-0.000276256527735</text:p>
              </table:table-cell>
              <table:table-cell office:value-type="float" office:value="0">
                <text:p>0</text:p>
              </table:table-cell>
              <table:table-cell office:value-type="float" office:value="1.113943">
                <text:p>1.1139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00242994723991">
                <text:p>-0.00242994723991</text:p>
              </table:table-cell>
              <table:table-cell office:value-type="float" office:value="-0.000277667867372">
                <text:p>-0.000277667867372</text:p>
              </table:table-cell>
              <table:table-cell office:value-type="float" office:value="0">
                <text:p>0</text:p>
              </table:table-cell>
              <table:table-cell office:value-type="float" office:value="1.191822">
                <text:p>1.1918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00244094331801">
                <text:p>-0.00244094331801</text:p>
              </table:table-cell>
              <table:table-cell office:value-type="float" office:value="-0.000278778967197">
                <text:p>-0.000278778967197</text:p>
              </table:table-cell>
              <table:table-cell office:value-type="float" office:value="0">
                <text:p>0</text:p>
              </table:table-cell>
              <table:table-cell office:value-type="float" office:value="1.269703">
                <text:p>1.2697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00245199389759">
                <text:p>-0.00245199389759</text:p>
              </table:table-cell>
              <table:table-cell office:value-type="float" office:value="-0.000280141833502">
                <text:p>-0.000280141833502</text:p>
              </table:table-cell>
              <table:table-cell office:value-type="float" office:value="0">
                <text:p>0</text:p>
              </table:table-cell>
              <table:table-cell office:value-type="float" office:value="1.347582">
                <text:p>1.347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00245751151705">
                <text:p>-0.00245751151705</text:p>
              </table:table-cell>
              <table:table-cell office:value-type="float" office:value="-0.000280746838658">
                <text:p>-0.000280746838658</text:p>
              </table:table-cell>
              <table:table-cell office:value-type="float" office:value="0">
                <text:p>0</text:p>
              </table:table-cell>
              <table:table-cell office:value-type="float" office:value="1.425463">
                <text:p>1.4254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0246851376477">
                <text:p>-0.00246851376477</text:p>
              </table:table-cell>
              <table:table-cell office:value-type="float" office:value="-0.000282031292558">
                <text:p>-0.000282031292558</text:p>
              </table:table-cell>
              <table:table-cell office:value-type="float" office:value="0">
                <text:p>0</text:p>
              </table:table-cell>
              <table:table-cell office:value-type="float" office:value="1.517128">
                <text:p>1.517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024806802804">
                <text:p>-0.0024806802804</text:p>
              </table:table-cell>
              <table:table-cell office:value-type="float" office:value="-0.000283121750205">
                <text:p>-0.000283121750205</text:p>
              </table:table-cell>
              <table:table-cell office:value-type="float" office:value="0">
                <text:p>0</text:p>
              </table:table-cell>
              <table:table-cell office:value-type="float" office:value="1.608793">
                <text:p>1.60879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0249169136526">
                <text:p>-0.00249169136526</text:p>
              </table:table-cell>
              <table:table-cell office:value-type="float" office:value="-0.000284375146355">
                <text:p>-0.000284375146355</text:p>
              </table:table-cell>
              <table:table-cell office:value-type="float" office:value="0">
                <text:p>0</text:p>
              </table:table-cell>
              <table:table-cell office:value-type="float" office:value="1.700459">
                <text:p>1.7004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0250271344599">
                <text:p>-0.00250271344599</text:p>
              </table:table-cell>
              <table:table-cell office:value-type="float" office:value="-0.000285618660166">
                <text:p>-0.000285618660166</text:p>
              </table:table-cell>
              <table:table-cell office:value-type="float" office:value="0">
                <text:p>0</text:p>
              </table:table-cell>
              <table:table-cell office:value-type="float" office:value="1.792124">
                <text:p>1.7921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0025137547668">
                <text:p>-0.0025137547668</text:p>
              </table:table-cell>
              <table:table-cell office:value-type="float" office:value="-0.000286815518298">
                <text:p>-0.000286815518298</text:p>
              </table:table-cell>
              <table:table-cell office:value-type="float" office:value="0">
                <text:p>0</text:p>
              </table:table-cell>
              <table:table-cell office:value-type="float" office:value="1.883789">
                <text:p>1.8837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0025247591789">
                <text:p>-0.0025247591789</text:p>
              </table:table-cell>
              <table:table-cell office:value-type="float" office:value="-0.000288108888885">
                <text:p>-0.000288108888885</text:p>
              </table:table-cell>
              <table:table-cell office:value-type="float" office:value="0">
                <text:p>0</text:p>
              </table:table-cell>
              <table:table-cell office:value-type="float" office:value="1.975454">
                <text:p>1.97545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0253027305337">
                <text:p>-0.00253027305337</text:p>
              </table:table-cell>
              <table:table-cell office:value-type="float" office:value="-0.000288697316379">
                <text:p>-0.000288697316379</text:p>
              </table:table-cell>
              <table:table-cell office:value-type="float" office:value="0">
                <text:p>0</text:p>
              </table:table-cell>
              <table:table-cell office:value-type="float" office:value="2.08135">
                <text:p>2.0813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254132357911">
                <text:p>-0.00254132357911</text:p>
              </table:table-cell>
              <table:table-cell office:value-type="float" office:value="-0.000289970110485">
                <text:p>-0.000289970110485</text:p>
              </table:table-cell>
              <table:table-cell office:value-type="float" office:value="0">
                <text:p>0</text:p>
              </table:table-cell>
              <table:table-cell office:value-type="float" office:value="2.187246">
                <text:p>2.1872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0255232913851">
                <text:p>-0.00255232913851</text:p>
              </table:table-cell>
              <table:table-cell office:value-type="float" office:value="-0.000291125227191">
                <text:p>-0.000291125227191</text:p>
              </table:table-cell>
              <table:table-cell office:value-type="float" office:value="0">
                <text:p>0</text:p>
              </table:table-cell>
              <table:table-cell office:value-type="float" office:value="2.293142">
                <text:p>2.2931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0256335747832">
                <text:p>-0.00256335747832</text:p>
              </table:table-cell>
              <table:table-cell office:value-type="float" office:value="-0.000292340077788">
                <text:p>-0.000292340077788</text:p>
              </table:table-cell>
              <table:table-cell office:value-type="float" office:value="0">
                <text:p>0</text:p>
              </table:table-cell>
              <table:table-cell office:value-type="float" office:value="2.399038">
                <text:p>2.3990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0257397548252">
                <text:p>-0.00257397548252</text:p>
              </table:table-cell>
              <table:table-cell office:value-type="float" office:value="-0.000293714625952">
                <text:p>-0.000293714625952</text:p>
              </table:table-cell>
              <table:table-cell office:value-type="float" office:value="0">
                <text:p>0</text:p>
              </table:table-cell>
              <table:table-cell office:value-type="float" office:value="2.514574">
                <text:p>2.5145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0258608018012">
                <text:p>-0.00258608018012</text:p>
              </table:table-cell>
              <table:table-cell office:value-type="float" office:value="-0.000294964720464">
                <text:p>-0.000294964720464</text:p>
              </table:table-cell>
              <table:table-cell office:value-type="float" office:value="0">
                <text:p>0</text:p>
              </table:table-cell>
              <table:table-cell office:value-type="float" office:value="2.63011">
                <text:p>2.630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0259603083399">
                <text:p>-0.00259603083399</text:p>
              </table:table-cell>
              <table:table-cell office:value-type="float" office:value="-0.000296152776984">
                <text:p>-0.000296152776984</text:p>
              </table:table-cell>
              <table:table-cell office:value-type="float" office:value="0">
                <text:p>0</text:p>
              </table:table-cell>
              <table:table-cell office:value-type="float" office:value="2.745646">
                <text:p>2.7456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0260703758124">
                <text:p>-0.00260703758124</text:p>
              </table:table-cell>
              <table:table-cell office:value-type="float" office:value="-0.000297410149943">
                <text:p>-0.000297410149943</text:p>
              </table:table-cell>
              <table:table-cell office:value-type="float" office:value="0">
                <text:p>0</text:p>
              </table:table-cell>
              <table:table-cell office:value-type="float" office:value="2.861183">
                <text:p>2.8611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0261254586635">
                <text:p>-0.00261254586635</text:p>
              </table:table-cell>
              <table:table-cell office:value-type="float" office:value="-0.000297996967893">
                <text:p>-0.000297996967893</text:p>
              </table:table-cell>
              <table:table-cell office:value-type="float" office:value="0">
                <text:p>0</text:p>
              </table:table-cell>
              <table:table-cell office:value-type="float" office:value="2.976719">
                <text:p>2.97671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0262400381268">
                <text:p>-0.00262400381268</text:p>
              </table:table-cell>
              <table:table-cell office:value-type="float" office:value="-0.000298979747949">
                <text:p>-0.000298979747949</text:p>
              </table:table-cell>
              <table:table-cell office:value-type="float" office:value="0">
                <text:p>0</text:p>
              </table:table-cell>
              <table:table-cell office:value-type="float" office:value="3.10412">
                <text:p>3.104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0263459858408">
                <text:p>-0.00263459858408</text:p>
              </table:table-cell>
              <table:table-cell office:value-type="float" office:value="-0.000300322587897">
                <text:p>-0.000300322587897</text:p>
              </table:table-cell>
              <table:table-cell office:value-type="float" office:value="0">
                <text:p>0</text:p>
              </table:table-cell>
              <table:table-cell office:value-type="float" office:value="3.231524">
                <text:p>3.2315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0264604099501">
                <text:p>-0.00264604099501</text:p>
              </table:table-cell>
              <table:table-cell office:value-type="float" office:value="-0.000301516447808">
                <text:p>-0.000301516447808</text:p>
              </table:table-cell>
              <table:table-cell office:value-type="float" office:value="0">
                <text:p>0</text:p>
              </table:table-cell>
              <table:table-cell office:value-type="float" office:value="3.358925">
                <text:p>3.3589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0265709695322">
                <text:p>-0.00265709695322</text:p>
              </table:table-cell>
              <table:table-cell office:value-type="float" office:value="-0.000302732619433">
                <text:p>-0.000302732619433</text:p>
              </table:table-cell>
              <table:table-cell office:value-type="float" office:value="0">
                <text:p>0</text:p>
              </table:table-cell>
              <table:table-cell office:value-type="float" office:value="3.493917">
                <text:p>3.4939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0266809115898">
                <text:p>-0.00266809115898</text:p>
              </table:table-cell>
              <table:table-cell office:value-type="float" office:value="-0.000303936787597">
                <text:p>-0.000303936787597</text:p>
              </table:table-cell>
              <table:table-cell office:value-type="float" office:value="0">
                <text:p>0</text:p>
              </table:table-cell>
              <table:table-cell office:value-type="float" office:value="3.62891">
                <text:p>3.62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0267912588426">
                <text:p>-0.00267912588426</text:p>
              </table:table-cell>
              <table:table-cell office:value-type="float" office:value="-0.000305116876102">
                <text:p>-0.000305116876102</text:p>
              </table:table-cell>
              <table:table-cell office:value-type="float" office:value="0">
                <text:p>0</text:p>
              </table:table-cell>
              <table:table-cell office:value-type="float" office:value="3.763903">
                <text:p>3.76390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0268973238488">
                <text:p>-0.00268973238488</text:p>
              </table:table-cell>
              <table:table-cell office:value-type="float" office:value="-0.000306440513675">
                <text:p>-0.000306440513675</text:p>
              </table:table-cell>
              <table:table-cell office:value-type="float" office:value="0">
                <text:p>0</text:p>
              </table:table-cell>
              <table:table-cell office:value-type="float" office:value="3.898895">
                <text:p>3.8988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0269523928412">
                <text:p>-0.00269523928412</text:p>
              </table:table-cell>
              <table:table-cell office:value-type="float" office:value="-0.000307242389622">
                <text:p>-0.000307242389622</text:p>
              </table:table-cell>
              <table:table-cell office:value-type="float" office:value="0">
                <text:p>0</text:p>
              </table:table-cell>
              <table:table-cell office:value-type="float" office:value="4.043024">
                <text:p>4.04302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0270669520011">
                <text:p>-0.00270669520011</text:p>
              </table:table-cell>
              <table:table-cell office:value-type="float" office:value="-0.000308340528241">
                <text:p>-0.000308340528241</text:p>
              </table:table-cell>
              <table:table-cell office:value-type="float" office:value="0">
                <text:p>0</text:p>
              </table:table-cell>
              <table:table-cell office:value-type="float" office:value="4.187151">
                <text:p>4.1871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0271772661447">
                <text:p>-0.00271772661447</text:p>
              </table:table-cell>
              <table:table-cell office:value-type="float" office:value="-0.000309610691002">
                <text:p>-0.000309610691002</text:p>
              </table:table-cell>
              <table:table-cell office:value-type="float" office:value="0">
                <text:p>0</text:p>
              </table:table-cell>
              <table:table-cell office:value-type="float" office:value="4.331278">
                <text:p>4.331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00272831248879">
                <text:p>-0.00272831248879</text:p>
              </table:table-cell>
              <table:table-cell office:value-type="float" office:value="-0.000310820610765">
                <text:p>-0.000310820610765</text:p>
              </table:table-cell>
              <table:table-cell office:value-type="float" office:value="0">
                <text:p>0</text:p>
              </table:table-cell>
              <table:table-cell office:value-type="float" office:value="4.475407">
                <text:p>4.4754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0274047352188">
                <text:p>-0.00274047352188</text:p>
              </table:table-cell>
              <table:table-cell office:value-type="float" office:value="-0.000312004251788">
                <text:p>-0.000312004251788</text:p>
              </table:table-cell>
              <table:table-cell office:value-type="float" office:value="0">
                <text:p>0</text:p>
              </table:table-cell>
              <table:table-cell office:value-type="float" office:value="4.625303">
                <text:p>4.62530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00275149045114">
                <text:p>-0.00275149045114</text:p>
              </table:table-cell>
              <table:table-cell office:value-type="float" office:value="-0.000313237255898">
                <text:p>-0.000313237255898</text:p>
              </table:table-cell>
              <table:table-cell office:value-type="float" office:value="0">
                <text:p>0</text:p>
              </table:table-cell>
              <table:table-cell office:value-type="float" office:value="4.7752">
                <text:p>4.77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0276208068017">
                <text:p>-0.00276208068017</text:p>
              </table:table-cell>
              <table:table-cell office:value-type="float" office:value="-0.000314452420516">
                <text:p>-0.000314452420516</text:p>
              </table:table-cell>
              <table:table-cell office:value-type="float" office:value="0">
                <text:p>0</text:p>
              </table:table-cell>
              <table:table-cell office:value-type="float" office:value="4.925097">
                <text:p>4.9250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00276761348355">
                <text:p>-0.00276761348355</text:p>
              </table:table-cell>
              <table:table-cell office:value-type="float" office:value="-0.000315140410708">
                <text:p>-0.000315140410708</text:p>
              </table:table-cell>
              <table:table-cell office:value-type="float" office:value="0">
                <text:p>0</text:p>
              </table:table-cell>
              <table:table-cell office:value-type="float" office:value="5.075085">
                <text:p>5.0750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0277974132363">
                <text:p>-0.00277974132363</text:p>
              </table:table-cell>
              <table:table-cell office:value-type="float" office:value="-0.000316346119672">
                <text:p>-0.000316346119672</text:p>
              </table:table-cell>
              <table:table-cell office:value-type="float" office:value="0">
                <text:p>0</text:p>
              </table:table-cell>
              <table:table-cell office:value-type="float" office:value="5.225075">
                <text:p>5.2250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00279075009098">
                <text:p>-0.00279075009098</text:p>
              </table:table-cell>
              <table:table-cell office:value-type="float" office:value="-0.00031765234969">
                <text:p>-0.00031765234969</text:p>
              </table:table-cell>
              <table:table-cell office:value-type="float" office:value="0">
                <text:p>0</text:p>
              </table:table-cell>
              <table:table-cell office:value-type="float" office:value="5.375063">
                <text:p>5.37506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0280179106952">
                <text:p>-0.00280179106952</text:p>
              </table:table-cell>
              <table:table-cell office:value-type="float" office:value="-0.000318921008918">
                <text:p>-0.000318921008918</text:p>
              </table:table-cell>
              <table:table-cell office:value-type="float" office:value="0">
                <text:p>0</text:p>
              </table:table-cell>
              <table:table-cell office:value-type="float" office:value="5.525061">
                <text:p>5.5250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00281279985058">
                <text:p>-0.00281279985058</text:p>
              </table:table-cell>
              <table:table-cell office:value-type="float" office:value="-0.000320071141563">
                <text:p>-0.000320071141563</text:p>
              </table:table-cell>
              <table:table-cell office:value-type="float" office:value="0">
                <text:p>0</text:p>
              </table:table-cell>
              <table:table-cell office:value-type="float" office:value="5.675058">
                <text:p>5.6750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0282383937675">
                <text:p>-0.00282383937675</text:p>
              </table:table-cell>
              <table:table-cell office:value-type="float" office:value="-0.000321316766463">
                <text:p>-0.000321316766463</text:p>
              </table:table-cell>
              <table:table-cell office:value-type="float" office:value="0">
                <text:p>0</text:p>
              </table:table-cell>
              <table:table-cell office:value-type="float" office:value="5.825056">
                <text:p>5.825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0283445075909">
                <text:p>-0.00283445075909</text:p>
              </table:table-cell>
              <table:table-cell office:value-type="float" office:value="-0.000322647767761">
                <text:p>-0.000322647767761</text:p>
              </table:table-cell>
              <table:table-cell office:value-type="float" office:value="0">
                <text:p>0</text:p>
              </table:table-cell>
              <table:table-cell office:value-type="float" office:value="5.975056">
                <text:p>5.9750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00283994179762">
                <text:p>-0.00283994179762</text:p>
              </table:table-cell>
              <table:table-cell office:value-type="float" office:value="-0.000323039345247">
                <text:p>-0.000323039345247</text:p>
              </table:table-cell>
              <table:table-cell office:value-type="float" office:value="0">
                <text:p>0</text:p>
              </table:table-cell>
              <table:table-cell office:value-type="float" office:value="6.125055">
                <text:p>6.1250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0285098244619">
                <text:p>-0.00285098244619</text:p>
              </table:table-cell>
              <table:table-cell office:value-type="float" office:value="-0.000324386960153">
                <text:p>-0.000324386960153</text:p>
              </table:table-cell>
              <table:table-cell office:value-type="float" office:value="0">
                <text:p>0</text:p>
              </table:table-cell>
              <table:table-cell office:value-type="float" office:value="6.275055">
                <text:p>6.2750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00286200282664">
                <text:p>-0.00286200282664</text:p>
              </table:table-cell>
              <table:table-cell office:value-type="float" office:value="-0.000325627009174">
                <text:p>-0.000325627009174</text:p>
              </table:table-cell>
              <table:table-cell office:value-type="float" office:value="0">
                <text:p>0</text:p>
              </table:table-cell>
              <table:table-cell office:value-type="float" office:value="6.425055">
                <text:p>6.4250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00287302324031">
                <text:p>-0.00287302324031</text:p>
              </table:table-cell>
              <table:table-cell office:value-type="float" office:value="-0.000326737288821">
                <text:p>-0.000326737288821</text:p>
              </table:table-cell>
              <table:table-cell office:value-type="float" office:value="0">
                <text:p>0</text:p>
              </table:table-cell>
              <table:table-cell office:value-type="float" office:value="6.575054">
                <text:p>6.5750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00288517983102">
                <text:p>-0.00288517983102</text:p>
              </table:table-cell>
              <table:table-cell office:value-type="float" office:value="-0.00032799183152">
                <text:p>-0.00032799183152</text:p>
              </table:table-cell>
              <table:table-cell office:value-type="float" office:value="0">
                <text:p>0</text:p>
              </table:table-cell>
              <table:table-cell office:value-type="float" office:value="6.725054">
                <text:p>6.7250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0289507876199">
                <text:p>-0.00289507876199</text:p>
              </table:table-cell>
              <table:table-cell office:value-type="float" office:value="-0.000329317272404">
                <text:p>-0.000329317272404</text:p>
              </table:table-cell>
              <table:table-cell office:value-type="float" office:value="0">
                <text:p>0</text:p>
              </table:table-cell>
              <table:table-cell office:value-type="float" office:value="6.875053">
                <text:p>6.87505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0290609774229">
                <text:p>-0.00290609774229</text:p>
              </table:table-cell>
              <table:table-cell office:value-type="float" office:value="-0.000330386173956">
                <text:p>-0.000330386173956</text:p>
              </table:table-cell>
              <table:table-cell office:value-type="float" office:value="0">
                <text:p>0</text:p>
              </table:table-cell>
              <table:table-cell office:value-type="float" office:value="7.025053">
                <text:p>7.0250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0291714384085">
                <text:p>-0.00291714384085</text:p>
              </table:table-cell>
              <table:table-cell office:value-type="float" office:value="-0.000331728438974">
                <text:p>-0.000331728438974</text:p>
              </table:table-cell>
              <table:table-cell office:value-type="float" office:value="0">
                <text:p>0</text:p>
              </table:table-cell>
              <table:table-cell office:value-type="float" office:value="7.175055">
                <text:p>7.1750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0292263897291">
                <text:p>-0.00292263897291</text:p>
              </table:table-cell>
              <table:table-cell office:value-type="float" office:value="-0.000332248642314">
                <text:p>-0.000332248642314</text:p>
              </table:table-cell>
              <table:table-cell office:value-type="float" office:value="0">
                <text:p>0</text:p>
              </table:table-cell>
              <table:table-cell office:value-type="float" office:value="7.325056">
                <text:p>7.3250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0293365447617">
                <text:p>-0.00293365447617</text:p>
              </table:table-cell>
              <table:table-cell office:value-type="float" office:value="-0.000333508257142">
                <text:p>-0.000333508257142</text:p>
              </table:table-cell>
              <table:table-cell office:value-type="float" office:value="0">
                <text:p>0</text:p>
              </table:table-cell>
              <table:table-cell office:value-type="float" office:value="7.475054">
                <text:p>7.4750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0294470828501">
                <text:p>-0.00294470828501</text:p>
              </table:table-cell>
              <table:table-cell office:value-type="float" office:value="-0.000334822872665">
                <text:p>-0.000334822872665</text:p>
              </table:table-cell>
              <table:table-cell office:value-type="float" office:value="0">
                <text:p>0</text:p>
              </table:table-cell>
              <table:table-cell office:value-type="float" office:value="7.625055">
                <text:p>7.6250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0295681629141">
                <text:p>-0.00295681629141</text:p>
              </table:table-cell>
              <table:table-cell office:value-type="float" office:value="-0.000336050591453">
                <text:p>-0.000336050591453</text:p>
              </table:table-cell>
              <table:table-cell office:value-type="float" office:value="0">
                <text:p>0</text:p>
              </table:table-cell>
              <table:table-cell office:value-type="float" office:value="7.775053">
                <text:p>7.7750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0296785745952">
                <text:p>-0.00296785745952</text:p>
              </table:table-cell>
              <table:table-cell office:value-type="float" office:value="-0.000337182533284">
                <text:p>-0.000337182533284</text:p>
              </table:table-cell>
              <table:table-cell office:value-type="float" office:value="0">
                <text:p>0</text:p>
              </table:table-cell>
              <table:table-cell office:value-type="float" office:value="7.925055">
                <text:p>7.9250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02978901489">
                <text:p>-0.002978901489</text:p>
              </table:table-cell>
              <table:table-cell office:value-type="float" office:value="-0.000338585116894">
                <text:p>-0.000338585116894</text:p>
              </table:table-cell>
              <table:table-cell office:value-type="float" office:value="0">
                <text:p>0</text:p>
              </table:table-cell>
              <table:table-cell office:value-type="float" office:value="8.075052">
                <text:p>8.0750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029894760692">
                <text:p>-0.0029894760692</text:p>
              </table:table-cell>
              <table:table-cell office:value-type="float" office:value="-0.000339686841162">
                <text:p>-0.000339686841162</text:p>
              </table:table-cell>
              <table:table-cell office:value-type="float" office:value="0">
                <text:p>0</text:p>
              </table:table-cell>
              <table:table-cell office:value-type="float" office:value="8.225054">
                <text:p>8.2250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00299499414758">
                <text:p>-0.00299499414758</text:p>
              </table:table-cell>
              <table:table-cell office:value-type="float" office:value="-0.00034018275971">
                <text:p>-0.00034018275971</text:p>
              </table:table-cell>
              <table:table-cell office:value-type="float" office:value="0">
                <text:p>0</text:p>
              </table:table-cell>
              <table:table-cell office:value-type="float" office:value="8.375051">
                <text:p>8.3750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00300602800983">
                <text:p>-0.00300602800983</text:p>
              </table:table-cell>
              <table:table-cell office:value-type="float" office:value="-0.000341509521399">
                <text:p>-0.000341509521399</text:p>
              </table:table-cell>
              <table:table-cell office:value-type="float" office:value="0">
                <text:p>0</text:p>
              </table:table-cell>
              <table:table-cell office:value-type="float" office:value="8.525053">
                <text:p>8.5250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301813937557">
                <text:p>-0.00301813937557</text:p>
              </table:table-cell>
              <table:table-cell office:value-type="float" office:value="-0.000342699532021">
                <text:p>-0.000342699532021</text:p>
              </table:table-cell>
              <table:table-cell office:value-type="float" office:value="0">
                <text:p>0</text:p>
              </table:table-cell>
              <table:table-cell office:value-type="float" office:value="8.675055">
                <text:p>8.6750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0030285015951">
                <text:p>-0.0030285015951</text:p>
              </table:table-cell>
              <table:table-cell office:value-type="float" office:value="-0.000343955137116">
                <text:p>-0.000343955137116</text:p>
              </table:table-cell>
              <table:table-cell office:value-type="float" office:value="0">
                <text:p>0</text:p>
              </table:table-cell>
              <table:table-cell office:value-type="float" office:value="8.825052">
                <text:p>8.82505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00303753779859">
                <text:p>-0.00303753779859</text:p>
              </table:table-cell>
              <table:table-cell office:value-type="float" office:value="-0.000179731561591">
                <text:p>-0.000179731561591</text:p>
              </table:table-cell>
              <table:table-cell office:value-type="float" office:value="0">
                <text:p>0</text:p>
              </table:table-cell>
              <table:table-cell office:value-type="float" office:value="8.97505">
                <text:p>8.975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00304091067656">
                <text:p>-0.00304091067656</text:p>
              </table:table-cell>
              <table:table-cell office:value-type="float" office:value="0.00777337816818">
                <text:p>0.00777337816818</text:p>
              </table:table-cell>
              <table:table-cell office:value-type="float" office:value="0">
                <text:p>0</text:p>
              </table:table-cell>
              <table:table-cell office:value-type="float" office:value="9.125051">
                <text:p>9.12505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00303038840453">
                <text:p>-0.00303038840453</text:p>
              </table:table-cell>
              <table:table-cell office:value-type="float" office:value="0.0225447076439">
                <text:p>0.0225447076439</text:p>
              </table:table-cell>
              <table:table-cell office:value-type="float" office:value="0">
                <text:p>0</text:p>
              </table:table-cell>
              <table:table-cell office:value-type="float" office:value="9.275053">
                <text:p>9.27505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0301195619657">
                <text:p>-0.00301195619657</text:p>
              </table:table-cell>
              <table:table-cell office:value-type="float" office:value="0.0406914952698">
                <text:p>0.0406914952698</text:p>
              </table:table-cell>
              <table:table-cell office:value-type="float" office:value="0">
                <text:p>0</text:p>
              </table:table-cell>
              <table:table-cell office:value-type="float" office:value="9.425051">
                <text:p>9.42505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00300327647358">
                <text:p>-0.00300327647358</text:p>
              </table:table-cell>
              <table:table-cell office:value-type="float" office:value="0.0516562879377">
                <text:p>0.0516562879377</text:p>
              </table:table-cell>
              <table:table-cell office:value-type="float" office:value="0">
                <text:p>0</text:p>
              </table:table-cell>
              <table:table-cell office:value-type="float" office:value="9.575052">
                <text:p>9.5750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0297908187644">
                <text:p>-0.00297908187644</text:p>
              </table:table-cell>
              <table:table-cell office:value-type="float" office:value="0.0774568531982">
                <text:p>0.0774568531982</text:p>
              </table:table-cell>
              <table:table-cell office:value-type="float" office:value="0">
                <text:p>0</text:p>
              </table:table-cell>
              <table:table-cell office:value-type="float" office:value="9.72505">
                <text:p>9.725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00294737217282">
                <text:p>-0.00294737217282</text:p>
              </table:table-cell>
              <table:table-cell office:value-type="float" office:value="0.105502045963">
                <text:p>0.105502045963</text:p>
              </table:table-cell>
              <table:table-cell office:value-type="float" office:value="0">
                <text:p>0</text:p>
              </table:table-cell>
              <table:table-cell office:value-type="float" office:value="9.875051">
                <text:p>9.87505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00290922655043">
                <text:p>-0.00290922655043</text:p>
              </table:table-cell>
              <table:table-cell office:value-type="float" office:value="0.138190069239">
                <text:p>0.138190069239</text:p>
              </table:table-cell>
              <table:table-cell office:value-type="float" office:value="0">
                <text:p>0</text:p>
              </table:table-cell>
              <table:table-cell office:value-type="float" office:value="10.025053">
                <text:p>10.0250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028620756502">
                <text:p>-0.0028620756502</text:p>
              </table:table-cell>
              <table:table-cell office:value-type="float" office:value="0.175796969741">
                <text:p>0.175796969741</text:p>
              </table:table-cell>
              <table:table-cell office:value-type="float" office:value="0">
                <text:p>0</text:p>
              </table:table-cell>
              <table:table-cell office:value-type="float" office:value="10.175051">
                <text:p>10.1750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0280925497043">
                <text:p>-0.00280925497043</text:p>
              </table:table-cell>
              <table:table-cell office:value-type="float" office:value="0.21598212994">
                <text:p>0.21598212994</text:p>
              </table:table-cell>
              <table:table-cell office:value-type="float" office:value="0">
                <text:p>0</text:p>
              </table:table-cell>
              <table:table-cell office:value-type="float" office:value="10.325048">
                <text:p>10.3250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00274837905692">
                <text:p>-0.00274837905692</text:p>
              </table:table-cell>
              <table:table-cell office:value-type="float" office:value="0.259794670631">
                <text:p>0.259794670631</text:p>
              </table:table-cell>
              <table:table-cell office:value-type="float" office:value="0">
                <text:p>0</text:p>
              </table:table-cell>
              <table:table-cell office:value-type="float" office:value="10.47505">
                <text:p>10.475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0268197489202">
                <text:p>-0.00268197489202</text:p>
              </table:table-cell>
              <table:table-cell office:value-type="float" office:value="0.307324659412">
                <text:p>0.307324659412</text:p>
              </table:table-cell>
              <table:table-cell office:value-type="float" office:value="0">
                <text:p>0</text:p>
              </table:table-cell>
              <table:table-cell office:value-type="float" office:value="10.625051">
                <text:p>10.62505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00264749667811">
                <text:p>-0.00264749667811</text:p>
              </table:table-cell>
              <table:table-cell office:value-type="float" office:value="0.33248194455">
                <text:p>0.33248194455</text:p>
              </table:table-cell>
              <table:table-cell office:value-type="float" office:value="0">
                <text:p>0</text:p>
              </table:table-cell>
              <table:table-cell office:value-type="float" office:value="10.775049">
                <text:p>10.7750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025715638352">
                <text:p>-0.0025715638352</text:p>
              </table:table-cell>
              <table:table-cell office:value-type="float" office:value="0.385432411231">
                <text:p>0.385432411231</text:p>
              </table:table-cell>
              <table:table-cell office:value-type="float" office:value="0">
                <text:p>0</text:p>
              </table:table-cell>
              <table:table-cell office:value-type="float" office:value="10.925051">
                <text:p>10.92505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0248320454741">
                <text:p>-0.00248320454741</text:p>
              </table:table-cell>
              <table:table-cell office:value-type="float" office:value="0.443841296077">
                <text:p>0.443841296077</text:p>
              </table:table-cell>
              <table:table-cell office:value-type="float" office:value="0">
                <text:p>0</text:p>
              </table:table-cell>
              <table:table-cell office:value-type="float" office:value="11.075048">
                <text:p>11.0750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023937111206">
                <text:p>-0.0023937111206</text:p>
              </table:table-cell>
              <table:table-cell office:value-type="float" office:value="0.502276674131">
                <text:p>0.502276674131</text:p>
              </table:table-cell>
              <table:table-cell office:value-type="float" office:value="0">
                <text:p>0</text:p>
              </table:table-cell>
              <table:table-cell office:value-type="float" office:value="11.22505">
                <text:p>11.225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00229456076786">
                <text:p>-0.00229456076786</text:p>
              </table:table-cell>
              <table:table-cell office:value-type="float" office:value="0.566168241681">
                <text:p>0.566168241681</text:p>
              </table:table-cell>
              <table:table-cell office:value-type="float" office:value="0">
                <text:p>0</text:p>
              </table:table-cell>
              <table:table-cell office:value-type="float" office:value="11.375048">
                <text:p>11.3750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0219017641037">
                <text:p>-0.00219017641037</text:p>
              </table:table-cell>
              <table:table-cell office:value-type="float" office:value="0.633657361791">
                <text:p>0.633657361791</text:p>
              </table:table-cell>
              <table:table-cell office:value-type="float" office:value="0">
                <text:p>0</text:p>
              </table:table-cell>
              <table:table-cell office:value-type="float" office:value="11.525049">
                <text:p>11.525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0207608498076">
                <text:p>-0.00207608498076</text:p>
              </table:table-cell>
              <table:table-cell office:value-type="float" office:value="0.704773849721">
                <text:p>0.704773849721</text:p>
              </table:table-cell>
              <table:table-cell office:value-type="float" office:value="0">
                <text:p>0</text:p>
              </table:table-cell>
              <table:table-cell office:value-type="float" office:value="11.675051">
                <text:p>11.6750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19485842388">
                <text:p>-0.0019485842388</text:p>
              </table:table-cell>
              <table:table-cell office:value-type="float" office:value="0.781915832706">
                <text:p>0.781915832706</text:p>
              </table:table-cell>
              <table:table-cell office:value-type="float" office:value="0">
                <text:p>0</text:p>
              </table:table-cell>
              <table:table-cell office:value-type="float" office:value="11.825048">
                <text:p>11.8250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0188448866087">
                <text:p>-0.00188448866087</text:p>
              </table:table-cell>
              <table:table-cell office:value-type="float" office:value="0.820735097543">
                <text:p>0.820735097543</text:p>
              </table:table-cell>
              <table:table-cell office:value-type="float" office:value="0">
                <text:p>0</text:p>
              </table:table-cell>
              <table:table-cell office:value-type="float" office:value="11.975046">
                <text:p>11.97504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017541304937">
                <text:p>-0.0017541304937</text:p>
              </table:table-cell>
              <table:table-cell office:value-type="float" office:value="0.898498362141">
                <text:p>0.898498362141</text:p>
              </table:table-cell>
              <table:table-cell office:value-type="float" office:value="0">
                <text:p>0</text:p>
              </table:table-cell>
              <table:table-cell office:value-type="float" office:value="12.125048">
                <text:p>12.12504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00161153376287">
                <text:p>-0.00161153376287</text:p>
              </table:table-cell>
              <table:table-cell office:value-type="float" office:value="0.9823445057">
                <text:p>0.9823445057</text:p>
              </table:table-cell>
              <table:table-cell office:value-type="float" office:value="0">
                <text:p>0</text:p>
              </table:table-cell>
              <table:table-cell office:value-type="float" office:value="12.275049">
                <text:p>12.275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00146224887726">
                <text:p>-0.00146224887726</text:p>
              </table:table-cell>
              <table:table-cell office:value-type="float" office:value="1.06981790199">
                <text:p>1.06981790199</text:p>
              </table:table-cell>
              <table:table-cell office:value-type="float" office:value="0">
                <text:p>0</text:p>
              </table:table-cell>
              <table:table-cell office:value-type="float" office:value="12.425047">
                <text:p>12.4250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0129996140747">
                <text:p>-0.00129996140747</text:p>
              </table:table-cell>
              <table:table-cell office:value-type="float" office:value="1.16378436472">
                <text:p>1.16378436472</text:p>
              </table:table-cell>
              <table:table-cell office:value-type="float" office:value="0">
                <text:p>0</text:p>
              </table:table-cell>
              <table:table-cell office:value-type="float" office:value="12.575048">
                <text:p>12.57504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0112834110478">
                <text:p>-0.00112834110478</text:p>
              </table:table-cell>
              <table:table-cell office:value-type="float" office:value="1.2616085381">
                <text:p>1.2616085381</text:p>
              </table:table-cell>
              <table:table-cell office:value-type="float" office:value="0">
                <text:p>0</text:p>
              </table:table-cell>
              <table:table-cell office:value-type="float" office:value="12.725046">
                <text:p>12.7250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00917473078909">
                <text:p>-0.000917473078909</text:p>
              </table:table-cell>
              <table:table-cell office:value-type="float" office:value="1.37905774347">
                <text:p>1.37905774347</text:p>
              </table:table-cell>
              <table:table-cell office:value-type="float" office:value="0">
                <text:p>0</text:p>
              </table:table-cell>
              <table:table-cell office:value-type="float" office:value="12.875048">
                <text:p>12.8750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00760420529595">
                <text:p>-0.000760420529595</text:p>
              </table:table-cell>
              <table:table-cell office:value-type="float" office:value="1.46550162946">
                <text:p>1.46550162946</text:p>
              </table:table-cell>
              <table:table-cell office:value-type="float" office:value="0">
                <text:p>0</text:p>
              </table:table-cell>
              <table:table-cell office:value-type="float" office:value="13.025049">
                <text:p>13.0250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00671648045915">
                <text:p>-0.000671648045915</text:p>
              </table:table-cell>
              <table:table-cell office:value-type="float" office:value="1.51465738211">
                <text:p>1.51465738211</text:p>
              </table:table-cell>
              <table:table-cell office:value-type="float" office:value="0">
                <text:p>0</text:p>
              </table:table-cell>
              <table:table-cell office:value-type="float" office:value="13.175047">
                <text:p>13.1750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000486591296467">
                <text:p>-0.000486591296467</text:p>
              </table:table-cell>
              <table:table-cell office:value-type="float" office:value="1.61539514883">
                <text:p>1.61539514883</text:p>
              </table:table-cell>
              <table:table-cell office:value-type="float" office:value="0">
                <text:p>0</text:p>
              </table:table-cell>
              <table:table-cell office:value-type="float" office:value="13.325048">
                <text:p>13.3250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00279433623839">
                <text:p>-0.000279433623839</text:p>
              </table:table-cell>
              <table:table-cell office:value-type="float" office:value="1.72640715883">
                <text:p>1.72640715883</text:p>
              </table:table-cell>
              <table:table-cell office:value-type="float" office:value="0">
                <text:p>0</text:p>
              </table:table-cell>
              <table:table-cell office:value-type="float" office:value="13.475046">
                <text:p>13.4750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000645782954269">
                <text:p>-0.0000645782954269</text:p>
              </table:table-cell>
              <table:table-cell office:value-type="float" office:value="1.84106015113">
                <text:p>1.84106015113</text:p>
              </table:table-cell>
              <table:table-cell office:value-type="float" office:value="0">
                <text:p>0</text:p>
              </table:table-cell>
              <table:table-cell office:value-type="float" office:value="13.625048">
                <text:p>13.6250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157574756287">
                <text:p>0.000157574756287</text:p>
              </table:table-cell>
              <table:table-cell office:value-type="float" office:value="1.95935257734">
                <text:p>1.95935257734</text:p>
              </table:table-cell>
              <table:table-cell office:value-type="float" office:value="0">
                <text:p>0</text:p>
              </table:table-cell>
              <table:table-cell office:value-type="float" office:value="13.775045">
                <text:p>13.7750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388960019634">
                <text:p>0.000388960019634</text:p>
              </table:table-cell>
              <table:table-cell office:value-type="float" office:value="2.08128310502">
                <text:p>2.08128310502</text:p>
              </table:table-cell>
              <table:table-cell office:value-type="float" office:value="0">
                <text:p>0</text:p>
              </table:table-cell>
              <table:table-cell office:value-type="float" office:value="13.925047">
                <text:p>13.925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638192362629">
                <text:p>0.000638192362629</text:p>
              </table:table-cell>
              <table:table-cell office:value-type="float" office:value="2.21081579996">
                <text:p>2.21081579996</text:p>
              </table:table-cell>
              <table:table-cell office:value-type="float" office:value="0">
                <text:p>0</text:p>
              </table:table-cell>
              <table:table-cell office:value-type="float" office:value="14.075045">
                <text:p>14.07504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752873206556">
                <text:p>0.000752873206556</text:p>
              </table:table-cell>
              <table:table-cell office:value-type="float" office:value="2.27100136966">
                <text:p>2.27100136966</text:p>
              </table:table-cell>
              <table:table-cell office:value-type="float" office:value="0">
                <text:p>0</text:p>
              </table:table-cell>
              <table:table-cell office:value-type="float" office:value="14.225046">
                <text:p>14.22504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101644855815">
                <text:p>0.00101644855815</text:p>
              </table:table-cell>
              <table:table-cell office:value-type="float" office:value="2.4061375699">
                <text:p>2.4061375699</text:p>
              </table:table-cell>
              <table:table-cell office:value-type="float" office:value="0">
                <text:p>0</text:p>
              </table:table-cell>
              <table:table-cell office:value-type="float" office:value="14.375044">
                <text:p>14.3750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128242463193">
                <text:p>0.00128242463193</text:p>
              </table:table-cell>
              <table:table-cell office:value-type="float" office:value="2.54086578635">
                <text:p>2.54086578635</text:p>
              </table:table-cell>
              <table:table-cell office:value-type="float" office:value="0">
                <text:p>0</text:p>
              </table:table-cell>
              <table:table-cell office:value-type="float" office:value="14.525045">
                <text:p>14.52504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155447290779">
                <text:p>0.00155447290779</text:p>
              </table:table-cell>
              <table:table-cell office:value-type="float" office:value="2.67917823424">
                <text:p>2.67917823424</text:p>
              </table:table-cell>
              <table:table-cell office:value-type="float" office:value="0">
                <text:p>0</text:p>
              </table:table-cell>
              <table:table-cell office:value-type="float" office:value="14.675047">
                <text:p>14.6750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185518223489">
                <text:p>0.00185518223489</text:p>
              </table:table-cell>
              <table:table-cell office:value-type="float" office:value="2.83009367383">
                <text:p>2.83009367383</text:p>
              </table:table-cell>
              <table:table-cell office:value-type="float" office:value="0">
                <text:p>0</text:p>
              </table:table-cell>
              <table:table-cell office:value-type="float" office:value="14.825045">
                <text:p>14.82504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14947292789">
                <text:p>0.00214947292789</text:p>
              </table:table-cell>
              <table:table-cell office:value-type="float" office:value="2.97587827725">
                <text:p>2.97587827725</text:p>
              </table:table-cell>
              <table:table-cell office:value-type="float" office:value="0">
                <text:p>0</text:p>
              </table:table-cell>
              <table:table-cell office:value-type="float" office:value="14.975046">
                <text:p>14.97504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45293120897">
                <text:p>0.00245293120897</text:p>
              </table:table-cell>
              <table:table-cell office:value-type="float" office:value="3.12528875636">
                <text:p>3.12528875636</text:p>
              </table:table-cell>
              <table:table-cell office:value-type="float" office:value="0">
                <text:p>0</text:p>
              </table:table-cell>
              <table:table-cell office:value-type="float" office:value="15.125048">
                <text:p>15.1250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60823490365">
                <text:p>0.00260823490365</text:p>
              </table:table-cell>
              <table:table-cell office:value-type="float" office:value="3.20139668678">
                <text:p>3.20139668678</text:p>
              </table:table-cell>
              <table:table-cell office:value-type="float" office:value="0">
                <text:p>0</text:p>
              </table:table-cell>
              <table:table-cell office:value-type="float" office:value="15.275045">
                <text:p>15.27504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92674983492">
                <text:p>0.00292674983492</text:p>
              </table:table-cell>
              <table:table-cell office:value-type="float" office:value="3.35627440409">
                <text:p>3.35627440409</text:p>
              </table:table-cell>
              <table:table-cell office:value-type="float" office:value="0">
                <text:p>0</text:p>
              </table:table-cell>
              <table:table-cell office:value-type="float" office:value="15.425047">
                <text:p>15.4250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325423832657">
                <text:p>0.00325423832657</text:p>
              </table:table-cell>
              <table:table-cell office:value-type="float" office:value="3.51478072161">
                <text:p>3.51478072161</text:p>
              </table:table-cell>
              <table:table-cell office:value-type="float" office:value="0">
                <text:p>0</text:p>
              </table:table-cell>
              <table:table-cell office:value-type="float" office:value="15.575045">
                <text:p>15.57504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361020013237">
                <text:p>0.00361020013237</text:p>
              </table:table-cell>
              <table:table-cell office:value-type="float" office:value="3.68703565168">
                <text:p>3.68703565168</text:p>
              </table:table-cell>
              <table:table-cell office:value-type="float" office:value="0">
                <text:p>0</text:p>
              </table:table-cell>
              <table:table-cell office:value-type="float" office:value="15.725046">
                <text:p>15.7250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395614054126">
                <text:p>0.00395614054126</text:p>
              </table:table-cell>
              <table:table-cell office:value-type="float" office:value="3.85301257332">
                <text:p>3.85301257332</text:p>
              </table:table-cell>
              <table:table-cell office:value-type="float" office:value="0">
                <text:p>0</text:p>
              </table:table-cell>
              <table:table-cell office:value-type="float" office:value="15.875048">
                <text:p>15.87504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429968172965">
                <text:p>0.00429968172965</text:p>
              </table:table-cell>
              <table:table-cell office:value-type="float" office:value="4.01727537749">
                <text:p>4.01727537749</text:p>
              </table:table-cell>
              <table:table-cell office:value-type="float" office:value="0">
                <text:p>0</text:p>
              </table:table-cell>
              <table:table-cell office:value-type="float" office:value="16.025049">
                <text:p>16.0250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467666811781">
                <text:p>0.00467666811781</text:p>
              </table:table-cell>
              <table:table-cell office:value-type="float" office:value="4.19582867298">
                <text:p>4.19582867298</text:p>
              </table:table-cell>
              <table:table-cell office:value-type="float" office:value="0">
                <text:p>0</text:p>
              </table:table-cell>
              <table:table-cell office:value-type="float" office:value="16.175051">
                <text:p>16.17505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86312483249">
                <text:p>0.00486312483249</text:p>
              </table:table-cell>
              <table:table-cell office:value-type="float" office:value="4.28379203817">
                <text:p>4.28379203817</text:p>
              </table:table-cell>
              <table:table-cell office:value-type="float" office:value="0">
                <text:p>0</text:p>
              </table:table-cell>
              <table:table-cell office:value-type="float" office:value="16.325048">
                <text:p>16.32504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524271792661">
                <text:p>0.00524271792661</text:p>
              </table:table-cell>
              <table:table-cell office:value-type="float" office:value="4.46240281947">
                <text:p>4.46240281947</text:p>
              </table:table-cell>
              <table:table-cell office:value-type="float" office:value="0">
                <text:p>0</text:p>
              </table:table-cell>
              <table:table-cell office:value-type="float" office:value="16.47505">
                <text:p>16.475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561916483199">
                <text:p>0.00561916483199</text:p>
              </table:table-cell>
              <table:table-cell office:value-type="float" office:value="4.63890046768">
                <text:p>4.63890046768</text:p>
              </table:table-cell>
              <table:table-cell office:value-type="float" office:value="0">
                <text:p>0</text:p>
              </table:table-cell>
              <table:table-cell office:value-type="float" office:value="16.625051">
                <text:p>16.62505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603349833101">
                <text:p>0.00603349833101</text:p>
              </table:table-cell>
              <table:table-cell office:value-type="float" office:value="4.83050583044">
                <text:p>4.83050583044</text:p>
              </table:table-cell>
              <table:table-cell office:value-type="float" office:value="0">
                <text:p>0</text:p>
              </table:table-cell>
              <table:table-cell office:value-type="float" office:value="16.775053">
                <text:p>16.7750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643212636384">
                <text:p>0.00643212636384</text:p>
              </table:table-cell>
              <table:table-cell office:value-type="float" office:value="5.01392655057">
                <text:p>5.01392655057</text:p>
              </table:table-cell>
              <table:table-cell office:value-type="float" office:value="0">
                <text:p>0</text:p>
              </table:table-cell>
              <table:table-cell office:value-type="float" office:value="16.925055">
                <text:p>16.92505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68534829321">
                <text:p>0.0068534829321</text:p>
              </table:table-cell>
              <table:table-cell office:value-type="float" office:value="5.20689210547">
                <text:p>5.20689210547</text:p>
              </table:table-cell>
              <table:table-cell office:value-type="float" office:value="0">
                <text:p>0</text:p>
              </table:table-cell>
              <table:table-cell office:value-type="float" office:value="17.075056">
                <text:p>17.07505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728074525429">
                <text:p>0.00728074525429</text:p>
              </table:table-cell>
              <table:table-cell office:value-type="float" office:value="5.40341620419">
                <text:p>5.40341620419</text:p>
              </table:table-cell>
              <table:table-cell office:value-type="float" office:value="0">
                <text:p>0</text:p>
              </table:table-cell>
              <table:table-cell office:value-type="float" office:value="17.225058">
                <text:p>17.22505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773300705195">
                <text:p>0.00773300705195</text:p>
              </table:table-cell>
              <table:table-cell office:value-type="float" office:value="5.60968167203">
                <text:p>5.60968167203</text:p>
              </table:table-cell>
              <table:table-cell office:value-type="float" office:value="0">
                <text:p>0</text:p>
              </table:table-cell>
              <table:table-cell office:value-type="float" office:value="17.375059">
                <text:p>17.3750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796577647369">
                <text:p>0.00796577647369</text:p>
              </table:table-cell>
              <table:table-cell office:value-type="float" office:value="5.71672502264">
                <text:p>5.71672502264</text:p>
              </table:table-cell>
              <table:table-cell office:value-type="float" office:value="0">
                <text:p>0</text:p>
              </table:table-cell>
              <table:table-cell office:value-type="float" office:value="17.525061">
                <text:p>17.5250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837890198768">
                <text:p>0.00837890198768</text:p>
              </table:table-cell>
              <table:table-cell office:value-type="float" office:value="5.90635546192">
                <text:p>5.90635546192</text:p>
              </table:table-cell>
              <table:table-cell office:value-type="float" office:value="0">
                <text:p>0</text:p>
              </table:table-cell>
              <table:table-cell office:value-type="float" office:value="17.675062">
                <text:p>17.6750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882390144683">
                <text:p>0.00882390144683</text:p>
              </table:table-cell>
              <table:table-cell office:value-type="float" office:value="6.10937920425">
                <text:p>6.10937920425</text:p>
              </table:table-cell>
              <table:table-cell office:value-type="float" office:value="0">
                <text:p>0</text:p>
              </table:table-cell>
              <table:table-cell office:value-type="float" office:value="17.82506">
                <text:p>17.825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928764586123">
                <text:p>0.00928764586123</text:p>
              </table:table-cell>
              <table:table-cell office:value-type="float" office:value="6.31924592145">
                <text:p>6.31924592145</text:p>
              </table:table-cell>
              <table:table-cell office:value-type="float" office:value="0">
                <text:p>0</text:p>
              </table:table-cell>
              <table:table-cell office:value-type="float" office:value="17.975061">
                <text:p>17.9750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973352938022">
                <text:p>0.00973352938022</text:p>
              </table:table-cell>
              <table:table-cell office:value-type="float" office:value="6.52297287036">
                <text:p>6.52297287036</text:p>
              </table:table-cell>
              <table:table-cell office:value-type="float" office:value="0">
                <text:p>0</text:p>
              </table:table-cell>
              <table:table-cell office:value-type="float" office:value="18.125063">
                <text:p>18.1250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101686978851">
                <text:p>0.0101686978851</text:p>
              </table:table-cell>
              <table:table-cell office:value-type="float" office:value="6.72043259625">
                <text:p>6.72043259625</text:p>
              </table:table-cell>
              <table:table-cell office:value-type="float" office:value="0">
                <text:p>0</text:p>
              </table:table-cell>
              <table:table-cell office:value-type="float" office:value="18.275064">
                <text:p>18.27506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106252210212">
                <text:p>0.0106252210212</text:p>
              </table:table-cell>
              <table:table-cell office:value-type="float" office:value="6.92433169347">
                <text:p>6.92433169347</text:p>
              </table:table-cell>
              <table:table-cell office:value-type="float" office:value="0">
                <text:p>0</text:p>
              </table:table-cell>
              <table:table-cell office:value-type="float" office:value="18.425066">
                <text:p>18.4250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110864034774">
                <text:p>0.0110864034774</text:p>
              </table:table-cell>
              <table:table-cell office:value-type="float" office:value="7.12825097298">
                <text:p>7.12825097298</text:p>
              </table:table-cell>
              <table:table-cell office:value-type="float" office:value="0">
                <text:p>0</text:p>
              </table:table-cell>
              <table:table-cell office:value-type="float" office:value="18.575068">
                <text:p>18.57506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113042489931">
                <text:p>0.0113042489931</text:p>
              </table:table-cell>
              <table:table-cell office:value-type="float" office:value="7.22384325128">
                <text:p>7.22384325128</text:p>
              </table:table-cell>
              <table:table-cell office:value-type="float" office:value="0">
                <text:p>0</text:p>
              </table:table-cell>
              <table:table-cell office:value-type="float" office:value="18.725069">
                <text:p>18.72506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117832388981">
                <text:p>0.0117832388981</text:p>
              </table:table-cell>
              <table:table-cell office:value-type="float" office:value="7.43415578092">
                <text:p>7.43415578092</text:p>
              </table:table-cell>
              <table:table-cell office:value-type="float" office:value="0">
                <text:p>0</text:p>
              </table:table-cell>
              <table:table-cell office:value-type="float" office:value="18.875071">
                <text:p>18.8750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122520311295">
                <text:p>0.0122520311295</text:p>
              </table:table-cell>
              <table:table-cell office:value-type="float" office:value="7.63810310388">
                <text:p>7.63810310388</text:p>
              </table:table-cell>
              <table:table-cell office:value-type="float" office:value="0">
                <text:p>0</text:p>
              </table:table-cell>
              <table:table-cell office:value-type="float" office:value="19.025072">
                <text:p>19.0250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27235528596">
                <text:p>0.0127235528596</text:p>
              </table:table-cell>
              <table:table-cell office:value-type="float" office:value="7.84205383328">
                <text:p>7.84205383328</text:p>
              </table:table-cell>
              <table:table-cell office:value-type="float" office:value="0">
                <text:p>0</text:p>
              </table:table-cell>
              <table:table-cell office:value-type="float" office:value="19.175074">
                <text:p>19.17507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131969193881">
                <text:p>0.0131969193881</text:p>
              </table:table-cell>
              <table:table-cell office:value-type="float" office:value="8.04600717726">
                <text:p>8.04600717726</text:p>
              </table:table-cell>
              <table:table-cell office:value-type="float" office:value="0">
                <text:p>0</text:p>
              </table:table-cell>
              <table:table-cell office:value-type="float" office:value="19.325075">
                <text:p>19.3250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136881924783">
                <text:p>0.0136881924783</text:p>
              </table:table-cell>
              <table:table-cell office:value-type="float" office:value="8.25633381744">
                <text:p>8.25633381744</text:p>
              </table:table-cell>
              <table:table-cell office:value-type="float" office:value="0">
                <text:p>0</text:p>
              </table:table-cell>
              <table:table-cell office:value-type="float" office:value="19.475073">
                <text:p>19.47507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14166276446">
                <text:p>0.014166276446</text:p>
              </table:table-cell>
              <table:table-cell office:value-type="float" office:value="8.46028527835">
                <text:p>8.46028527835</text:p>
              </table:table-cell>
              <table:table-cell office:value-type="float" office:value="0">
                <text:p>0</text:p>
              </table:table-cell>
              <table:table-cell office:value-type="float" office:value="19.625074">
                <text:p>19.62507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146607591985">
                <text:p>0.0146607591985</text:p>
              </table:table-cell>
              <table:table-cell office:value-type="float" office:value="8.67060777196">
                <text:p>8.67060777196</text:p>
              </table:table-cell>
              <table:table-cell office:value-type="float" office:value="0">
                <text:p>0</text:p>
              </table:table-cell>
              <table:table-cell office:value-type="float" office:value="19.775076">
                <text:p>19.77507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149016762298">
                <text:p>0.0149016762298</text:p>
              </table:table-cell>
              <table:table-cell office:value-type="float" office:value="8.77258125513">
                <text:p>8.77258125513</text:p>
              </table:table-cell>
              <table:table-cell office:value-type="float" office:value="0">
                <text:p>0</text:p>
              </table:table-cell>
              <table:table-cell office:value-type="float" office:value="19.925077">
                <text:p>19.9250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153850703183">
                <text:p>0.0153850703183</text:p>
              </table:table-cell>
              <table:table-cell office:value-type="float" office:value="8.97652565218">
                <text:p>8.97652565218</text:p>
              </table:table-cell>
              <table:table-cell office:value-type="float" office:value="0">
                <text:p>0</text:p>
              </table:table-cell>
              <table:table-cell office:value-type="float" office:value="20.075079">
                <text:p>20.07507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158703936412">
                <text:p>0.0158703936412</text:p>
              </table:table-cell>
              <table:table-cell office:value-type="float" office:value="9.18046724386">
                <text:p>9.18046724386</text:p>
              </table:table-cell>
              <table:table-cell office:value-type="float" office:value="0">
                <text:p>0</text:p>
              </table:table-cell>
              <table:table-cell office:value-type="float" office:value="20.22508">
                <text:p>20.225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16357669148">
                <text:p>0.016357669148</text:p>
              </table:table-cell>
              <table:table-cell office:value-type="float" office:value="9.38440578457">
                <text:p>9.38440578457</text:p>
              </table:table-cell>
              <table:table-cell office:value-type="float" office:value="0">
                <text:p>0</text:p>
              </table:table-cell>
              <table:table-cell office:value-type="float" office:value="20.375082">
                <text:p>20.37508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168322568891">
                <text:p>0.0168322568891</text:p>
              </table:table-cell>
              <table:table-cell office:value-type="float" office:value="9.58196832803">
                <text:p>9.58196832803</text:p>
              </table:table-cell>
              <table:table-cell office:value-type="float" office:value="0">
                <text:p>0</text:p>
              </table:table-cell>
              <table:table-cell office:value-type="float" office:value="20.525084">
                <text:p>20.52508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173376756926">
                <text:p>0.0173376756926</text:p>
              </table:table-cell>
              <table:table-cell office:value-type="float" office:value="9.79227402653">
                <text:p>9.79227402653</text:p>
              </table:table-cell>
              <table:table-cell office:value-type="float" office:value="0">
                <text:p>0</text:p>
              </table:table-cell>
              <table:table-cell office:value-type="float" office:value="20.675085">
                <text:p>20.67508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178302885032">
                <text:p>0.0178302885032</text:p>
              </table:table-cell>
              <table:table-cell office:value-type="float" office:value="9.99620386694">
                <text:p>9.99620386694</text:p>
              </table:table-cell>
              <table:table-cell office:value-type="float" office:value="0">
                <text:p>0</text:p>
              </table:table-cell>
              <table:table-cell office:value-type="float" office:value="20.825087">
                <text:p>20.8250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183408143641">
                <text:p>0.0183408143641</text:p>
              </table:table-cell>
              <table:table-cell office:value-type="float" office:value="10.2065035398">
                <text:p>10.2065035398</text:p>
              </table:table-cell>
              <table:table-cell office:value-type="float" office:value="0">
                <text:p>0</text:p>
              </table:table-cell>
              <table:table-cell office:value-type="float" office:value="20.975084">
                <text:p>20.97508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18572305872">
                <text:p>0.018572305872</text:p>
              </table:table-cell>
              <table:table-cell office:value-type="float" office:value="10.3020937037">
                <text:p>10.3020937037</text:p>
              </table:table-cell>
              <table:table-cell office:value-type="float" office:value="0">
                <text:p>0</text:p>
              </table:table-cell>
              <table:table-cell office:value-type="float" office:value="21.125086">
                <text:p>21.1250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190689830516">
                <text:p>0.0190689830516</text:p>
              </table:table-cell>
              <table:table-cell office:value-type="float" office:value="10.5060172739">
                <text:p>10.5060172739</text:p>
              </table:table-cell>
              <table:table-cell office:value-type="float" office:value="0">
                <text:p>0</text:p>
              </table:table-cell>
              <table:table-cell office:value-type="float" office:value="21.275087">
                <text:p>21.27508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195671674917">
                <text:p>0.0195671674917</text:p>
              </table:table-cell>
              <table:table-cell office:value-type="float" office:value="10.7099383582">
                <text:p>10.7099383582</text:p>
              </table:table-cell>
              <table:table-cell office:value-type="float" office:value="0">
                <text:p>0</text:p>
              </table:table-cell>
              <table:table-cell office:value-type="float" office:value="21.425089">
                <text:p>21.42508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200668502269">
                <text:p>0.0200668502269</text:p>
              </table:table-cell>
              <table:table-cell office:value-type="float" office:value="10.9138578056">
                <text:p>10.9138578056</text:p>
              </table:table-cell>
              <table:table-cell office:value-type="float" office:value="0">
                <text:p>0</text:p>
              </table:table-cell>
              <table:table-cell office:value-type="float" office:value="21.57509">
                <text:p>21.575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205680521881">
                <text:p>0.0205680521881</text:p>
              </table:table-cell>
              <table:table-cell office:value-type="float" office:value="11.117775534">
                <text:p>11.117775534</text:p>
              </table:table-cell>
              <table:table-cell office:value-type="float" office:value="0">
                <text:p>0</text:p>
              </table:table-cell>
              <table:table-cell office:value-type="float" office:value="21.725092">
                <text:p>21.72509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210707514651">
                <text:p>0.0210707514651</text:p>
              </table:table-cell>
              <table:table-cell office:value-type="float" office:value="11.3216916671">
                <text:p>11.3216916671</text:p>
              </table:table-cell>
              <table:table-cell office:value-type="float" office:value="0">
                <text:p>0</text:p>
              </table:table-cell>
              <table:table-cell office:value-type="float" office:value="21.875093">
                <text:p>21.87509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21591394266">
                <text:p>0.021591394266</text:p>
              </table:table-cell>
              <table:table-cell office:value-type="float" office:value="11.5319779397">
                <text:p>11.5319779397</text:p>
              </table:table-cell>
              <table:table-cell office:value-type="float" office:value="0">
                <text:p>0</text:p>
              </table:table-cell>
              <table:table-cell office:value-type="float" office:value="22.025095">
                <text:p>22.0250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218274542585">
                <text:p>0.0218274542585</text:p>
              </table:table-cell>
              <table:table-cell office:value-type="float" office:value="11.6275621183">
                <text:p>11.6275621183</text:p>
              </table:table-cell>
              <table:table-cell office:value-type="float" office:value="0">
                <text:p>0</text:p>
              </table:table-cell>
              <table:table-cell office:value-type="float" office:value="22.175097">
                <text:p>22.1750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223501600758">
                <text:p>0.0223501600758</text:p>
              </table:table-cell>
              <table:table-cell office:value-type="float" office:value="11.8378462318">
                <text:p>11.8378462318</text:p>
              </table:table-cell>
              <table:table-cell office:value-type="float" office:value="0">
                <text:p>0</text:p>
              </table:table-cell>
              <table:table-cell office:value-type="float" office:value="22.325098">
                <text:p>22.3250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228577166961">
                <text:p>0.0228577166961</text:p>
              </table:table-cell>
              <table:table-cell office:value-type="float" office:value="12.0417566056">
                <text:p>12.0417566056</text:p>
              </table:table-cell>
              <table:table-cell office:value-type="float" office:value="0">
                <text:p>0</text:p>
              </table:table-cell>
              <table:table-cell office:value-type="float" office:value="22.475096">
                <text:p>22.47509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233665581642">
                <text:p>0.0233665581642</text:p>
              </table:table-cell>
              <table:table-cell office:value-type="float" office:value="12.245665801">
                <text:p>12.245665801</text:p>
              </table:table-cell>
              <table:table-cell office:value-type="float" office:value="0">
                <text:p>0</text:p>
              </table:table-cell>
              <table:table-cell office:value-type="float" office:value="22.625097">
                <text:p>22.6250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239238821821">
                <text:p>0.0239238821821</text:p>
              </table:table-cell>
              <table:table-cell office:value-type="float" office:value="12.4686898712">
                <text:p>12.4686898712</text:p>
              </table:table-cell>
              <table:table-cell office:value-type="float" office:value="0">
                <text:p>0</text:p>
              </table:table-cell>
              <table:table-cell office:value-type="float" office:value="22.775099">
                <text:p>22.7750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244035280855">
                <text:p>0.0244035280855</text:p>
              </table:table-cell>
              <table:table-cell office:value-type="float" office:value="12.6598528552">
                <text:p>12.6598528552</text:p>
              </table:table-cell>
              <table:table-cell office:value-type="float" office:value="0">
                <text:p>0</text:p>
              </table:table-cell>
              <table:table-cell office:value-type="float" office:value="22.9251">
                <text:p>22.925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24933144841">
                <text:p>0.024933144841</text:p>
              </table:table-cell>
              <table:table-cell office:value-type="float" office:value="12.8701309287">
                <text:p>12.8701309287</text:p>
              </table:table-cell>
              <table:table-cell office:value-type="float" office:value="0">
                <text:p>0</text:p>
              </table:table-cell>
              <table:table-cell office:value-type="float" office:value="23.075102">
                <text:p>23.07510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254304308091">
                <text:p>0.0254304308091</text:p>
              </table:table-cell>
              <table:table-cell office:value-type="float" office:value="13.0676642846">
                <text:p>13.0676642846</text:p>
              </table:table-cell>
              <table:table-cell office:value-type="float" office:value="0">
                <text:p>0</text:p>
              </table:table-cell>
              <table:table-cell office:value-type="float" office:value="23.225103">
                <text:p>23.2251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25672593283">
                <text:p>0.025672593283</text:p>
              </table:table-cell>
              <table:table-cell office:value-type="float" office:value="13.163244581">
                <text:p>13.163244581</text:p>
              </table:table-cell>
              <table:table-cell office:value-type="float" office:value="0">
                <text:p>0</text:p>
              </table:table-cell>
              <table:table-cell office:value-type="float" office:value="23.375105">
                <text:p>23.37510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262039027193">
                <text:p>0.0262039027193</text:p>
              </table:table-cell>
              <table:table-cell office:value-type="float" office:value="13.373521181">
                <text:p>13.373521181</text:p>
              </table:table-cell>
              <table:table-cell office:value-type="float" office:value="0">
                <text:p>0</text:p>
              </table:table-cell>
              <table:table-cell office:value-type="float" office:value="23.525106">
                <text:p>23.52510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267211220243">
                <text:p>0.0267211220243</text:p>
              </table:table-cell>
              <table:table-cell office:value-type="float" office:value="13.577425046">
                <text:p>13.577425046</text:p>
              </table:table-cell>
              <table:table-cell office:value-type="float" office:value="0">
                <text:p>0</text:p>
              </table:table-cell>
              <table:table-cell office:value-type="float" office:value="23.675108">
                <text:p>23.6751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27239471113">
                <text:p>0.027239471113</text:p>
              </table:table-cell>
              <table:table-cell office:value-type="float" office:value="13.7813279229">
                <text:p>13.7813279229</text:p>
              </table:table-cell>
              <table:table-cell office:value-type="float" office:value="0">
                <text:p>0</text:p>
              </table:table-cell>
              <table:table-cell office:value-type="float" office:value="23.825106">
                <text:p>23.82510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277761417312">
                <text:p>0.0277761417312</text:p>
              </table:table-cell>
              <table:table-cell office:value-type="float" office:value="13.9916023322">
                <text:p>13.9916023322</text:p>
              </table:table-cell>
              <table:table-cell office:value-type="float" office:value="0">
                <text:p>0</text:p>
              </table:table-cell>
              <table:table-cell office:value-type="float" office:value="23.975107">
                <text:p>23.97510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282799726321">
                <text:p>0.0282799726321</text:p>
              </table:table-cell>
              <table:table-cell office:value-type="float" office:value="14.1891322578">
                <text:p>14.1891322578</text:p>
              </table:table-cell>
              <table:table-cell office:value-type="float" office:value="0">
                <text:p>0</text:p>
              </table:table-cell>
              <table:table-cell office:value-type="float" office:value="24.125109">
                <text:p>24.12510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28802084252">
                <text:p>0.028802084252</text:p>
              </table:table-cell>
              <table:table-cell office:value-type="float" office:value="14.3930337371">
                <text:p>14.3930337371</text:p>
              </table:table-cell>
              <table:table-cell office:value-type="float" office:value="0">
                <text:p>0</text:p>
              </table:table-cell>
              <table:table-cell office:value-type="float" office:value="24.27511">
                <text:p>24.275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293254283234">
                <text:p>0.0293254283234</text:p>
              </table:table-cell>
              <table:table-cell office:value-type="float" office:value="14.5969351297">
                <text:p>14.5969351297</text:p>
              </table:table-cell>
              <table:table-cell office:value-type="float" office:value="0">
                <text:p>0</text:p>
              </table:table-cell>
              <table:table-cell office:value-type="float" office:value="24.425112">
                <text:p>24.4251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295875777478">
                <text:p>0.0295875777478</text:p>
              </table:table-cell>
              <table:table-cell office:value-type="float" office:value="14.6988855349">
                <text:p>14.6988855349</text:p>
              </table:table-cell>
              <table:table-cell office:value-type="float" office:value="0">
                <text:p>0</text:p>
              </table:table-cell>
              <table:table-cell office:value-type="float" office:value="24.575113">
                <text:p>24.57511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301127839381">
                <text:p>0.0301127839381</text:p>
              </table:table-cell>
              <table:table-cell office:value-type="float" office:value="14.9027863773">
                <text:p>14.9027863773</text:p>
              </table:table-cell>
              <table:table-cell office:value-type="float" office:value="0">
                <text:p>0</text:p>
              </table:table-cell>
              <table:table-cell office:value-type="float" office:value="24.725115">
                <text:p>24.7251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306392557319">
                <text:p>0.0306392557319</text:p>
              </table:table-cell>
              <table:table-cell office:value-type="float" office:value="15.1066869267">
                <text:p>15.1066869267</text:p>
              </table:table-cell>
              <table:table-cell office:value-type="float" office:value="0">
                <text:p>0</text:p>
              </table:table-cell>
              <table:table-cell office:value-type="float" office:value="24.875113">
                <text:p>24.87511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311669820532">
                <text:p>0.0311669820532</text:p>
              </table:table-cell>
              <table:table-cell office:value-type="float" office:value="15.3105871409">
                <text:p>15.3105871409</text:p>
              </table:table-cell>
              <table:table-cell office:value-type="float" office:value="0.000021">
                <text:p>0.000021</text:p>
              </table:table-cell>
              <table:table-cell office:value-type="float" office:value="25.025114">
                <text:p>25.02511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17132897474">
                <text:p>0.0317132897474</text:p>
              </table:table-cell>
              <table:table-cell office:value-type="float" office:value="15.5208593142">
                <text:p>15.5208593142</text:p>
              </table:table-cell>
              <table:table-cell office:value-type="float" office:value="0.00004">
                <text:p>0.00004</text:p>
              </table:table-cell>
              <table:table-cell office:value-type="float" office:value="25.175116">
                <text:p>25.1751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22435736407">
                <text:p>0.0322435736407</text:p>
              </table:table-cell>
              <table:table-cell office:value-type="float" office:value="15.7247594316">
                <text:p>15.7247594316</text:p>
              </table:table-cell>
              <table:table-cell office:value-type="float" office:value="0.000061">
                <text:p>0.000061</text:p>
              </table:table-cell>
              <table:table-cell office:value-type="float" office:value="25.325117">
                <text:p>25.3251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27751130334">
                <text:p>0.0327751130334</text:p>
              </table:table-cell>
              <table:table-cell office:value-type="float" office:value="15.9286591949">
                <text:p>15.9286591949</text:p>
              </table:table-cell>
              <table:table-cell office:value-type="float" office:value="0.00008">
                <text:p>0.00008</text:p>
              </table:table-cell>
              <table:table-cell office:value-type="float" office:value="25.475119">
                <text:p>25.47511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30413647584">
                <text:p>0.0330413647584</text:p>
              </table:table-cell>
              <table:table-cell office:value-type="float" office:value="16.030609088">
                <text:p>16.030609088</text:p>
              </table:table-cell>
              <table:table-cell office:value-type="float" office:value="0.000227">
                <text:p>0.000227</text:p>
              </table:table-cell>
              <table:table-cell office:value-type="float" office:value="25.62512">
                <text:p>25.6251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35907793671">
                <text:p>0.0335907793671</text:p>
              </table:table-cell>
              <table:table-cell office:value-type="float" office:value="16.240880757">
                <text:p>16.240880757</text:p>
              </table:table-cell>
              <table:table-cell office:value-type="float" office:value="0.000374">
                <text:p>0.000374</text:p>
              </table:table-cell>
              <table:table-cell office:value-type="float" office:value="25.775122">
                <text:p>25.7751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41255805353">
                <text:p>0.0341255805353</text:p>
              </table:table-cell>
              <table:table-cell office:value-type="float" office:value="16.4447801676">
                <text:p>16.4447801676</text:p>
              </table:table-cell>
              <table:table-cell office:value-type="float" office:value="0.000521">
                <text:p>0.000521</text:p>
              </table:table-cell>
              <table:table-cell office:value-type="float" office:value="25.925123">
                <text:p>25.9251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46616856921">
                <text:p>0.0346616856921</text:p>
              </table:table-cell>
              <table:table-cell office:value-type="float" office:value="16.6486797909">
                <text:p>16.6486797909</text:p>
              </table:table-cell>
              <table:table-cell office:value-type="float" office:value="0.000889">
                <text:p>0.000889</text:p>
              </table:table-cell>
              <table:table-cell office:value-type="float" office:value="26.075121">
                <text:p>26.0751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51991200739">
                <text:p>0.0351991200739</text:p>
              </table:table-cell>
              <table:table-cell office:value-type="float" office:value="16.8525793105">
                <text:p>16.8525793105</text:p>
              </table:table-cell>
              <table:table-cell office:value-type="float" office:value="0.001257">
                <text:p>0.001257</text:p>
              </table:table-cell>
              <table:table-cell office:value-type="float" office:value="26.225122">
                <text:p>26.22512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57554586635">
                <text:p>0.0357554586635</text:p>
              </table:table-cell>
              <table:table-cell office:value-type="float" office:value="17.0628504049">
                <text:p>17.0628504049</text:p>
              </table:table-cell>
              <table:table-cell office:value-type="float" office:value="0.001625">
                <text:p>0.001625</text:p>
              </table:table-cell>
              <table:table-cell office:value-type="float" office:value="26.37512">
                <text:p>26.375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62954651826">
                <text:p>0.0362954651826</text:p>
              </table:table-cell>
              <table:table-cell office:value-type="float" office:value="17.26674902">
                <text:p>17.26674902</text:p>
              </table:table-cell>
              <table:table-cell office:value-type="float" office:value="0.001995">
                <text:p>0.001995</text:p>
              </table:table-cell>
              <table:table-cell office:value-type="float" office:value="26.525122">
                <text:p>26.5251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65659663515">
                <text:p>0.0365659663515</text:p>
              </table:table-cell>
              <table:table-cell office:value-type="float" office:value="17.3686983495">
                <text:p>17.3686983495</text:p>
              </table:table-cell>
              <table:table-cell office:value-type="float" office:value="0.00284">
                <text:p>0.00284</text:p>
              </table:table-cell>
              <table:table-cell office:value-type="float" office:value="26.675119">
                <text:p>26.6751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71078830094">
                <text:p>0.0371078830094</text:p>
              </table:table-cell>
              <table:table-cell office:value-type="float" office:value="17.5725969094">
                <text:p>17.5725969094</text:p>
              </table:table-cell>
              <table:table-cell office:value-type="float" office:value="0.003683">
                <text:p>0.003683</text:p>
              </table:table-cell>
              <table:table-cell office:value-type="float" office:value="26.825117">
                <text:p>26.8251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76510210724">
                <text:p>0.0376510210724</text:p>
              </table:table-cell>
              <table:table-cell office:value-type="float" office:value="17.7764953297">
                <text:p>17.7764953297</text:p>
              </table:table-cell>
              <table:table-cell office:value-type="float" office:value="0.004528">
                <text:p>0.004528</text:p>
              </table:table-cell>
              <table:table-cell office:value-type="float" office:value="26.975115">
                <text:p>26.9751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82116977894">
                <text:p>0.0382116977894</text:p>
              </table:table-cell>
              <table:table-cell office:value-type="float" office:value="17.9867652638">
                <text:p>17.9867652638</text:p>
              </table:table-cell>
              <table:table-cell office:value-type="float" office:value="0.005371">
                <text:p>0.005371</text:p>
              </table:table-cell>
              <table:table-cell office:value-type="float" office:value="27.125116">
                <text:p>27.12511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87574109314">
                <text:p>0.0387574109314</text:p>
              </table:table-cell>
              <table:table-cell office:value-type="float" office:value="18.190663355">
                <text:p>18.190663355</text:p>
              </table:table-cell>
              <table:table-cell office:value-type="float" office:value="0.006851">
                <text:p>0.006851</text:p>
              </table:table-cell>
              <table:table-cell office:value-type="float" office:value="27.27511">
                <text:p>27.275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94249558115">
                <text:p>0.0394249558115</text:p>
              </table:table-cell>
              <table:table-cell office:value-type="float" office:value="18.4391641039">
                <text:p>18.4391641039</text:p>
              </table:table-cell>
              <table:table-cell office:value-type="float" office:value="0.008331">
                <text:p>0.008331</text:p>
              </table:table-cell>
              <table:table-cell office:value-type="float" office:value="27.425104">
                <text:p>27.4251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98526073101">
                <text:p>0.0398526073101</text:p>
              </table:table-cell>
              <table:table-cell office:value-type="float" office:value="18.598459251">
                <text:p>18.598459251</text:p>
              </table:table-cell>
              <table:table-cell office:value-type="float" office:value="0.009809">
                <text:p>0.009809</text:p>
              </table:table-cell>
              <table:table-cell office:value-type="float" office:value="27.575098">
                <text:p>27.57509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401107904066">
                <text:p>0.0401107904066</text:p>
              </table:table-cell>
              <table:table-cell office:value-type="float" office:value="18.6940365281">
                <text:p>18.6940365281</text:p>
              </table:table-cell>
              <table:table-cell office:value-type="float" office:value="0.01129">
                <text:p>0.01129</text:p>
              </table:table-cell>
              <table:table-cell office:value-type="float" office:value="27.725092">
                <text:p>27.7250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406429048597">
                <text:p>0.0406429048597</text:p>
              </table:table-cell>
              <table:table-cell office:value-type="float" office:value="18.8915625775">
                <text:p>18.8915625775</text:p>
              </table:table-cell>
              <table:table-cell office:value-type="float" office:value="0.013584">
                <text:p>0.013584</text:p>
              </table:table-cell>
              <table:table-cell office:value-type="float" office:value="27.875074">
                <text:p>27.87507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412467169655">
                <text:p>0.0412467169655</text:p>
              </table:table-cell>
              <table:table-cell office:value-type="float" office:value="19.114575759">
                <text:p>19.114575759</text:p>
              </table:table-cell>
              <table:table-cell office:value-type="float" office:value="0.015879">
                <text:p>0.015879</text:p>
              </table:table-cell>
              <table:table-cell office:value-type="float" office:value="28.025057">
                <text:p>28.02505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417813473323">
                <text:p>0.0417813473323</text:p>
              </table:table-cell>
              <table:table-cell office:value-type="float" office:value="19.3121016455">
                <text:p>19.3121016455</text:p>
              </table:table-cell>
              <table:table-cell office:value-type="float" office:value="0.018173">
                <text:p>0.018173</text:p>
              </table:table-cell>
              <table:table-cell office:value-type="float" office:value="28.175039">
                <text:p>28.17503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423352464114">
                <text:p>0.0423352464114</text:p>
              </table:table-cell>
              <table:table-cell office:value-type="float" office:value="19.5159994973">
                <text:p>19.5159994973</text:p>
              </table:table-cell>
              <table:table-cell office:value-type="float" office:value="0.020468">
                <text:p>0.020468</text:p>
              </table:table-cell>
              <table:table-cell office:value-type="float" office:value="28.325022">
                <text:p>28.3250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428738025136">
                <text:p>0.0428738025136</text:p>
              </table:table-cell>
              <table:table-cell office:value-type="float" office:value="19.7135252203">
                <text:p>19.7135252203</text:p>
              </table:table-cell>
              <table:table-cell office:value-type="float" office:value="0.023764">
                <text:p>0.023764</text:p>
              </table:table-cell>
              <table:table-cell office:value-type="float" office:value="28.474985">
                <text:p>28.4749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434468080872">
                <text:p>0.0434468080872</text:p>
              </table:table-cell>
              <table:table-cell office:value-type="float" office:value="19.9237947336">
                <text:p>19.9237947336</text:p>
              </table:table-cell>
              <table:table-cell office:value-type="float" office:value="0.027061">
                <text:p>0.027061</text:p>
              </table:table-cell>
              <table:table-cell office:value-type="float" office:value="28.624949">
                <text:p>28.62494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44022728735">
                <text:p>0.044022728735</text:p>
              </table:table-cell>
              <table:table-cell office:value-type="float" office:value="20.1340643192">
                <text:p>20.1340643192</text:p>
              </table:table-cell>
              <table:table-cell office:value-type="float" office:value="0.030357">
                <text:p>0.030357</text:p>
              </table:table-cell>
              <table:table-cell office:value-type="float" office:value="28.774916">
                <text:p>28.77491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443187330235">
                <text:p>0.0443187330235</text:p>
              </table:table-cell>
              <table:table-cell office:value-type="float" office:value="20.2423847545">
                <text:p>20.2423847545</text:p>
              </table:table-cell>
              <table:table-cell office:value-type="float" office:value="0.033655">
                <text:p>0.033655</text:p>
              </table:table-cell>
              <table:table-cell office:value-type="float" office:value="28.924879">
                <text:p>28.9248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448783744681">
                <text:p>0.0448783744681</text:p>
              </table:table-cell>
              <table:table-cell office:value-type="float" office:value="20.4462825217">
                <text:p>20.4462825217</text:p>
              </table:table-cell>
              <table:table-cell office:value-type="float" office:value="0.038143">
                <text:p>0.038143</text:p>
              </table:table-cell>
              <table:table-cell office:value-type="float" office:value="29.074812">
                <text:p>29.07481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454575807387">
                <text:p>0.0454575807387</text:p>
              </table:table-cell>
              <table:table-cell office:value-type="float" office:value="20.6565517717">
                <text:p>20.6565517717</text:p>
              </table:table-cell>
              <table:table-cell office:value-type="float" office:value="0.042631">
                <text:p>0.042631</text:p>
              </table:table-cell>
              <table:table-cell office:value-type="float" office:value="29.224745">
                <text:p>29.22474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460014351834">
                <text:p>0.0460014351834</text:p>
              </table:table-cell>
              <table:table-cell office:value-type="float" office:value="20.854077447">
                <text:p>20.854077447</text:p>
              </table:table-cell>
              <table:table-cell office:value-type="float" office:value="0.047119">
                <text:p>0.047119</text:p>
              </table:table-cell>
              <table:table-cell office:value-type="float" office:value="29.374678">
                <text:p>29.37467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465647921071">
                <text:p>0.0465647921071</text:p>
              </table:table-cell>
              <table:table-cell office:value-type="float" office:value="21.0579750792">
                <text:p>21.0579750792</text:p>
              </table:table-cell>
              <table:table-cell office:value-type="float" office:value="0.051607">
                <text:p>0.051607</text:p>
              </table:table-cell>
              <table:table-cell office:value-type="float" office:value="29.524611">
                <text:p>29.5246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471478903857">
                <text:p>0.0471478903857</text:p>
              </table:table-cell>
              <table:table-cell office:value-type="float" office:value="21.2682442357">
                <text:p>21.2682442357</text:p>
              </table:table-cell>
              <table:table-cell office:value-type="float" office:value="0.057484">
                <text:p>0.057484</text:p>
              </table:table-cell>
              <table:table-cell office:value-type="float" office:value="29.674494">
                <text:p>29.67449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477138544067">
                <text:p>0.0477138544067</text:p>
              </table:table-cell>
              <table:table-cell office:value-type="float" office:value="21.4721417685">
                <text:p>21.4721417685</text:p>
              </table:table-cell>
              <table:table-cell office:value-type="float" office:value="0.06336">
                <text:p>0.06336</text:p>
              </table:table-cell>
              <table:table-cell office:value-type="float" office:value="29.824381">
                <text:p>29.8243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479787995431">
                <text:p>0.0479787995431</text:p>
              </table:table-cell>
              <table:table-cell office:value-type="float" office:value="21.5677186174">
                <text:p>21.5677186174</text:p>
              </table:table-cell>
              <table:table-cell office:value-type="float" office:value="0.069237">
                <text:p>0.069237</text:p>
              </table:table-cell>
              <table:table-cell office:value-type="float" office:value="29.974268">
                <text:p>29.9742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485466076785">
                <text:p>0.0485466076785</text:p>
              </table:table-cell>
              <table:table-cell office:value-type="float" office:value="21.7716162817">
                <text:p>21.7716162817</text:p>
              </table:table-cell>
              <table:table-cell office:value-type="float" office:value="0.075115">
                <text:p>0.075115</text:p>
              </table:table-cell>
              <table:table-cell office:value-type="float" office:value="30.124151">
                <text:p>30.12415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491512572239">
                <text:p>0.0491512572239</text:p>
              </table:table-cell>
              <table:table-cell office:value-type="float" office:value="21.9882573808">
                <text:p>21.9882573808</text:p>
              </table:table-cell>
              <table:table-cell office:value-type="float" office:value="0.082584">
                <text:p>0.082584</text:p>
              </table:table-cell>
              <table:table-cell office:value-type="float" office:value="30.273962">
                <text:p>30.2739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497216360112">
                <text:p>0.0497216360112</text:p>
              </table:table-cell>
              <table:table-cell office:value-type="float" office:value="22.192154728">
                <text:p>22.192154728</text:p>
              </table:table-cell>
              <table:table-cell office:value-type="float" office:value="0.090052">
                <text:p>0.090052</text:p>
              </table:table-cell>
              <table:table-cell office:value-type="float" office:value="30.423777">
                <text:p>30.42377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502574703523">
                <text:p>0.0502574703523</text:p>
              </table:table-cell>
              <table:table-cell office:value-type="float" office:value="22.3833085977">
                <text:p>22.3833085977</text:p>
              </table:table-cell>
              <table:table-cell office:value-type="float" office:value="0.097521">
                <text:p>0.097521</text:p>
              </table:table-cell>
              <table:table-cell office:value-type="float" office:value="30.573591">
                <text:p>30.5735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508489614966">
                <text:p>0.0508489614966</text:p>
              </table:table-cell>
              <table:table-cell office:value-type="float" office:value="22.5935776823">
                <text:p>22.5935776823</text:p>
              </table:table-cell>
              <table:table-cell office:value-type="float" office:value="0.104988">
                <text:p>0.104988</text:p>
              </table:table-cell>
              <table:table-cell office:value-type="float" office:value="30.723406">
                <text:p>30.7234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514043586554">
                <text:p>0.0514043586554</text:p>
              </table:table-cell>
              <table:table-cell office:value-type="float" office:value="22.7911034052">
                <text:p>22.7911034052</text:p>
              </table:table-cell>
              <table:table-cell office:value-type="float" office:value="0.11426">
                <text:p>0.11426</text:p>
              </table:table-cell>
              <table:table-cell office:value-type="float" office:value="30.873117">
                <text:p>30.8731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520156654912">
                <text:p>0.0520156654912</text:p>
              </table:table-cell>
              <table:table-cell office:value-type="float" office:value="23.007744417">
                <text:p>23.007744417</text:p>
              </table:table-cell>
              <table:table-cell office:value-type="float" office:value="0.123531">
                <text:p>0.123531</text:p>
              </table:table-cell>
              <table:table-cell office:value-type="float" office:value="31.022829">
                <text:p>31.0228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522865981222">
                <text:p>0.0522865981222</text:p>
              </table:table-cell>
              <table:table-cell office:value-type="float" office:value="23.1033212683">
                <text:p>23.1033212683</text:p>
              </table:table-cell>
              <table:table-cell office:value-type="float" office:value="0.132803">
                <text:p>0.132803</text:p>
              </table:table-cell>
              <table:table-cell office:value-type="float" office:value="31.172541">
                <text:p>31.17254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528638300522">
                <text:p>0.0528638300522</text:p>
              </table:table-cell>
              <table:table-cell office:value-type="float" office:value="23.3072186658">
                <text:p>23.3072186658</text:p>
              </table:table-cell>
              <table:table-cell office:value-type="float" office:value="0.142075">
                <text:p>0.142075</text:p>
              </table:table-cell>
              <table:table-cell office:value-type="float" office:value="31.322252">
                <text:p>31.3222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534423317665">
                <text:p>0.0534423317665</text:p>
              </table:table-cell>
              <table:table-cell office:value-type="float" office:value="23.5111161117">
                <text:p>23.5111161117</text:p>
              </table:table-cell>
              <table:table-cell office:value-type="float" office:value="0.15337">
                <text:p>0.15337</text:p>
              </table:table-cell>
              <table:table-cell office:value-type="float" office:value="31.471823">
                <text:p>31.47182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540394327507">
                <text:p>0.0540394327507</text:p>
              </table:table-cell>
              <table:table-cell office:value-type="float" office:value="23.721385213">
                <text:p>23.721385213</text:p>
              </table:table-cell>
              <table:table-cell office:value-type="float" office:value="0.164665">
                <text:p>0.164665</text:p>
              </table:table-cell>
              <table:table-cell office:value-type="float" office:value="31.621393">
                <text:p>31.62139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546030679986">
                <text:p>0.0546030679986</text:p>
              </table:table-cell>
              <table:table-cell office:value-type="float" office:value="23.9189107656">
                <text:p>23.9189107656</text:p>
              </table:table-cell>
              <table:table-cell office:value-type="float" office:value="0.175961">
                <text:p>0.175961</text:p>
              </table:table-cell>
              <table:table-cell office:value-type="float" office:value="31.770964">
                <text:p>31.7709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551853087514">
                <text:p>0.0551853087514</text:p>
              </table:table-cell>
              <table:table-cell office:value-type="float" office:value="24.1228081335">
                <text:p>24.1228081335</text:p>
              </table:table-cell>
              <table:table-cell office:value-type="float" office:value="0.187256">
                <text:p>0.187256</text:p>
              </table:table-cell>
              <table:table-cell office:value-type="float" office:value="31.920538">
                <text:p>31.92053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558053135696">
                <text:p>0.0558053135696</text:p>
              </table:table-cell>
              <table:table-cell office:value-type="float" office:value="24.3394490463">
                <text:p>24.3394490463</text:p>
              </table:table-cell>
              <table:table-cell office:value-type="float" office:value="0.200804">
                <text:p>0.200804</text:p>
              </table:table-cell>
              <table:table-cell office:value-type="float" office:value="32.069923">
                <text:p>32.06992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563710992001">
                <text:p>0.0563710992001</text:p>
              </table:table-cell>
              <table:table-cell office:value-type="float" office:value="24.5369745546">
                <text:p>24.5369745546</text:p>
              </table:table-cell>
              <table:table-cell office:value-type="float" office:value="0.214352">
                <text:p>0.214352</text:p>
              </table:table-cell>
              <table:table-cell office:value-type="float" office:value="32.219307">
                <text:p>32.21930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566639651657">
                <text:p>0.0566639651657</text:p>
              </table:table-cell>
              <table:table-cell office:value-type="float" office:value="24.6389234131">
                <text:p>24.6389234131</text:p>
              </table:table-cell>
              <table:table-cell office:value-type="float" office:value="0.2279">
                <text:p>0.2279</text:p>
              </table:table-cell>
              <table:table-cell office:value-type="float" office:value="32.36869">
                <text:p>32.368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57343160692">
                <text:p>0.057343160692</text:p>
              </table:table-cell>
              <table:table-cell office:value-type="float" office:value="24.8746796084">
                <text:p>24.8746796084</text:p>
              </table:table-cell>
              <table:table-cell office:value-type="float" office:value="0.241447">
                <text:p>0.241447</text:p>
              </table:table-cell>
              <table:table-cell office:value-type="float" office:value="32.518074">
                <text:p>32.51807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578385138752">
                <text:p>0.0578385138752</text:p>
              </table:table-cell>
              <table:table-cell office:value-type="float" office:value="25.0467179497">
                <text:p>25.0467179497</text:p>
              </table:table-cell>
              <table:table-cell office:value-type="float" office:value="0.257488">
                <text:p>0.257488</text:p>
              </table:table-cell>
              <table:table-cell office:value-type="float" office:value="32.667206">
                <text:p>32.6672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584277076866">
                <text:p>0.0584277076866</text:p>
              </table:table-cell>
              <table:table-cell office:value-type="float" office:value="25.2506154427">
                <text:p>25.2506154427</text:p>
              </table:table-cell>
              <table:table-cell office:value-type="float" office:value="0.273527">
                <text:p>0.273527</text:p>
              </table:table-cell>
              <table:table-cell office:value-type="float" office:value="32.816345">
                <text:p>32.8163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590373403062">
                <text:p>0.0590373403062</text:p>
              </table:table-cell>
              <table:table-cell office:value-type="float" office:value="25.4608843353">
                <text:p>25.4608843353</text:p>
              </table:table-cell>
              <table:table-cell office:value-type="float" office:value="0.289568">
                <text:p>0.289568</text:p>
              </table:table-cell>
              <table:table-cell office:value-type="float" office:value="32.965477">
                <text:p>32.9654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596838094891">
                <text:p>0.0596838094891</text:p>
              </table:table-cell>
              <table:table-cell office:value-type="float" office:value="25.6838972232">
                <text:p>25.6838972232</text:p>
              </table:table-cell>
              <table:table-cell office:value-type="float" office:value="0.305607">
                <text:p>0.305607</text:p>
              </table:table-cell>
              <table:table-cell office:value-type="float" office:value="33.114609">
                <text:p>33.1146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599995236965">
                <text:p>0.0599995236965</text:p>
              </table:table-cell>
              <table:table-cell office:value-type="float" office:value="25.7922177518">
                <text:p>25.7922177518</text:p>
              </table:table-cell>
              <table:table-cell office:value-type="float" office:value="0.324389">
                <text:p>0.324389</text:p>
              </table:table-cell>
              <table:table-cell office:value-type="float" office:value="33.26342">
                <text:p>33.263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605560985968">
                <text:p>0.0605560985968</text:p>
              </table:table-cell>
              <table:table-cell office:value-type="float" office:value="25.9833714202">
                <text:p>25.9833714202</text:p>
              </table:table-cell>
              <table:table-cell office:value-type="float" office:value="0.34317">
                <text:p>0.34317</text:p>
              </table:table-cell>
              <table:table-cell office:value-type="float" office:value="33.412231">
                <text:p>33.4122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611688652708">
                <text:p>0.0611688652708</text:p>
              </table:table-cell>
              <table:table-cell office:value-type="float" office:value="26.1936404244">
                <text:p>26.1936404244</text:p>
              </table:table-cell>
              <table:table-cell office:value-type="float" office:value="0.361952">
                <text:p>0.361952</text:p>
              </table:table-cell>
              <table:table-cell office:value-type="float" office:value="33.56105">
                <text:p>33.5610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617650857923">
                <text:p>0.0617650857923</text:p>
              </table:table-cell>
              <table:table-cell office:value-type="float" office:value="26.3975379033">
                <text:p>26.3975379033</text:p>
              </table:table-cell>
              <table:table-cell office:value-type="float" office:value="0.380733">
                <text:p>0.380733</text:p>
              </table:table-cell>
              <table:table-cell office:value-type="float" office:value="33.709862">
                <text:p>33.7098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623625594992">
                <text:p>0.0623625594992</text:p>
              </table:table-cell>
              <table:table-cell office:value-type="float" office:value="26.6014352375">
                <text:p>26.6014352375</text:p>
              </table:table-cell>
              <table:table-cell office:value-type="float" office:value="0.402517">
                <text:p>0.402517</text:p>
              </table:table-cell>
              <table:table-cell office:value-type="float" office:value="33.858269">
                <text:p>33.8582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629612787939">
                <text:p>0.0629612787939</text:p>
              </table:table-cell>
              <table:table-cell office:value-type="float" office:value="26.805332325">
                <text:p>26.805332325</text:p>
              </table:table-cell>
              <table:table-cell office:value-type="float" office:value="0.424301">
                <text:p>0.424301</text:p>
              </table:table-cell>
              <table:table-cell office:value-type="float" office:value="34.006668">
                <text:p>34.00666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635612274648">
                <text:p>0.0635612274648</text:p>
              </table:table-cell>
              <table:table-cell office:value-type="float" office:value="27.0092297639">
                <text:p>27.0092297639</text:p>
              </table:table-cell>
              <table:table-cell office:value-type="float" office:value="0.446085">
                <text:p>0.446085</text:p>
              </table:table-cell>
              <table:table-cell office:value-type="float" office:value="34.155067">
                <text:p>34.1550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638812441525">
                <text:p>0.0638812441525</text:p>
              </table:table-cell>
              <table:table-cell office:value-type="float" office:value="27.1175502158">
                <text:p>27.1175502158</text:p>
              </table:table-cell>
              <table:table-cell office:value-type="float" office:value="0.467869">
                <text:p>0.467869</text:p>
              </table:table-cell>
              <table:table-cell office:value-type="float" office:value="34.303474">
                <text:p>34.30347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644831321442">
                <text:p>0.0644831321442</text:p>
              </table:table-cell>
              <table:table-cell office:value-type="float" office:value="27.3214475254">
                <text:p>27.3214475254</text:p>
              </table:table-cell>
              <table:table-cell office:value-type="float" office:value="0.492924">
                <text:p>0.492924</text:p>
              </table:table-cell>
              <table:table-cell office:value-type="float" office:value="34.451355">
                <text:p>34.45135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650666223291">
                <text:p>0.0650666223291</text:p>
              </table:table-cell>
              <table:table-cell office:value-type="float" office:value="27.5189728355">
                <text:p>27.5189728355</text:p>
              </table:table-cell>
              <table:table-cell office:value-type="float" office:value="0.517979">
                <text:p>0.517979</text:p>
              </table:table-cell>
              <table:table-cell office:value-type="float" office:value="34.599243">
                <text:p>34.59924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656906272112">
                <text:p>0.0656906272112</text:p>
              </table:table-cell>
              <table:table-cell office:value-type="float" office:value="27.7292419448">
                <text:p>27.7292419448</text:p>
              </table:table-cell>
              <table:table-cell office:value-type="float" office:value="0.543036">
                <text:p>0.543036</text:p>
              </table:table-cell>
              <table:table-cell office:value-type="float" office:value="34.747124">
                <text:p>34.74712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66276574433">
                <text:p>0.066276574433</text:p>
              </table:table-cell>
              <table:table-cell office:value-type="float" office:value="27.9267674975">
                <text:p>27.9267674975</text:p>
              </table:table-cell>
              <table:table-cell office:value-type="float" office:value="0.568092">
                <text:p>0.568092</text:p>
              </table:table-cell>
              <table:table-cell office:value-type="float" office:value="34.895012">
                <text:p>34.89501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668834226998">
                <text:p>0.0668834226998</text:p>
              </table:table-cell>
              <table:table-cell office:value-type="float" office:value="28.1306646558">
                <text:p>28.1306646558</text:p>
              </table:table-cell>
              <table:table-cell office:value-type="float" office:value="0.596699">
                <text:p>0.596699</text:p>
              </table:table-cell>
              <table:table-cell office:value-type="float" office:value="35.042244">
                <text:p>35.04224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674915040631">
                <text:p>0.0674915040631</text:p>
              </table:table-cell>
              <table:table-cell office:value-type="float" office:value="28.3345619852">
                <text:p>28.3345619852</text:p>
              </table:table-cell>
              <table:table-cell office:value-type="float" office:value="0.625305">
                <text:p>0.625305</text:p>
              </table:table-cell>
              <table:table-cell office:value-type="float" office:value="35.189484">
                <text:p>35.1894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681206511554">
                <text:p>0.0681206511554</text:p>
              </table:table-cell>
              <table:table-cell office:value-type="float" office:value="28.5448308047">
                <text:p>28.5448308047</text:p>
              </table:table-cell>
              <table:table-cell office:value-type="float" office:value="0.653912">
                <text:p>0.653912</text:p>
              </table:table-cell>
              <table:table-cell office:value-type="float" office:value="35.336723">
                <text:p>35.33672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684258442897">
                <text:p>0.0684258442897</text:p>
              </table:table-cell>
              <table:table-cell office:value-type="float" office:value="28.6467797278">
                <text:p>28.6467797278</text:p>
              </table:table-cell>
              <table:table-cell office:value-type="float" office:value="0.68252">
                <text:p>0.68252</text:p>
              </table:table-cell>
              <table:table-cell office:value-type="float" office:value="35.483963">
                <text:p>35.4839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690554441243">
                <text:p>0.0690554441243</text:p>
              </table:table-cell>
              <table:table-cell office:value-type="float" office:value="28.8570486523">
                <text:p>28.8570486523</text:p>
              </table:table-cell>
              <table:table-cell office:value-type="float" office:value="0.714964">
                <text:p>0.714964</text:p>
              </table:table-cell>
              <table:table-cell office:value-type="float" office:value="35.630402">
                <text:p>35.63040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696495795826">
                <text:p>0.0696495795826</text:p>
              </table:table-cell>
              <table:table-cell office:value-type="float" office:value="29.0545740923">
                <text:p>29.0545740923</text:p>
              </table:table-cell>
              <table:table-cell office:value-type="float" office:value="0.747408">
                <text:p>0.747408</text:p>
              </table:table-cell>
              <table:table-cell office:value-type="float" office:value="35.77684">
                <text:p>35.776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702818145936">
                <text:p>0.0702818145936</text:p>
              </table:table-cell>
              <table:table-cell office:value-type="float" office:value="29.2648433013">
                <text:p>29.2648433013</text:p>
              </table:table-cell>
              <table:table-cell office:value-type="float" office:value="0.779852">
                <text:p>0.779852</text:p>
              </table:table-cell>
              <table:table-cell office:value-type="float" office:value="35.923279">
                <text:p>35.9232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708583793362">
                <text:p>0.0708583793362</text:p>
              </table:table-cell>
              <table:table-cell office:value-type="float" office:value="29.4559967388">
                <text:p>29.4559967388</text:p>
              </table:table-cell>
              <table:table-cell office:value-type="float" office:value="0.812296">
                <text:p>0.812296</text:p>
              </table:table-cell>
              <table:table-cell office:value-type="float" office:value="36.069717">
                <text:p>36.0697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714746174577">
                <text:p>0.0714746174577</text:p>
              </table:table-cell>
              <table:table-cell office:value-type="float" office:value="29.6598941278">
                <text:p>29.6598941278</text:p>
              </table:table-cell>
              <table:table-cell office:value-type="float" office:value="0.848869">
                <text:p>0.848869</text:p>
              </table:table-cell>
              <table:table-cell office:value-type="float" office:value="36.215179">
                <text:p>36.2151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720920980388">
                <text:p>0.0720920980388</text:p>
              </table:table-cell>
              <table:table-cell office:value-type="float" office:value="29.8637913344">
                <text:p>29.8637913344</text:p>
              </table:table-cell>
              <table:table-cell office:value-type="float" office:value="0.885445">
                <text:p>0.885445</text:p>
              </table:table-cell>
              <table:table-cell office:value-type="float" office:value="36.360641">
                <text:p>36.3606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72710811768">
                <text:p>0.072710811768</text:p>
              </table:table-cell>
              <table:table-cell office:value-type="float" office:value="30.0676884899">
                <text:p>30.0676884899</text:p>
              </table:table-cell>
              <table:table-cell office:value-type="float" office:value="0.922018">
                <text:p>0.922018</text:p>
              </table:table-cell>
              <table:table-cell office:value-type="float" office:value="36.506104">
                <text:p>36.5061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730206507718">
                <text:p>0.0730206507718</text:p>
              </table:table-cell>
              <table:table-cell office:value-type="float" office:value="30.1696370934">
                <text:p>30.1696370934</text:p>
              </table:table-cell>
              <table:table-cell office:value-type="float" office:value="0.958591">
                <text:p>0.958591</text:p>
              </table:table-cell>
              <table:table-cell office:value-type="float" office:value="36.651573">
                <text:p>36.65157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736412612481">
                <text:p>0.0736412612481</text:p>
              </table:table-cell>
              <table:table-cell office:value-type="float" office:value="30.3735344954">
                <text:p>30.3735344954</text:p>
              </table:table-cell>
              <table:table-cell office:value-type="float" office:value="0.999586">
                <text:p>0.999586</text:p>
              </table:table-cell>
              <table:table-cell office:value-type="float" office:value="36.795853">
                <text:p>36.7958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742630938743">
                <text:p>0.0742630938743</text:p>
              </table:table-cell>
              <table:table-cell office:value-type="float" office:value="30.5774316263">
                <text:p>30.5774316263</text:p>
              </table:table-cell>
              <table:table-cell office:value-type="float" office:value="1.040581">
                <text:p>1.040581</text:p>
              </table:table-cell>
              <table:table-cell office:value-type="float" office:value="36.94014">
                <text:p>36.940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748861712436">
                <text:p>0.0748861712436</text:p>
              </table:table-cell>
              <table:table-cell office:value-type="float" office:value="30.7813287443">
                <text:p>30.7813287443</text:p>
              </table:table-cell>
              <table:table-cell office:value-type="float" office:value="1.081575">
                <text:p>1.081575</text:p>
              </table:table-cell>
              <table:table-cell office:value-type="float" office:value="37.084419">
                <text:p>37.08441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755308459073">
                <text:p>0.0755308459073</text:p>
              </table:table-cell>
              <table:table-cell office:value-type="float" office:value="30.9915979748">
                <text:p>30.9915979748</text:p>
              </table:table-cell>
              <table:table-cell office:value-type="float" office:value="1.122572">
                <text:p>1.122572</text:p>
              </table:table-cell>
              <table:table-cell office:value-type="float" office:value="37.228699">
                <text:p>37.22869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761564600433">
                <text:p>0.0761564600433</text:p>
              </table:table-cell>
              <table:table-cell office:value-type="float" office:value="31.1954950898">
                <text:p>31.1954950898</text:p>
              </table:table-cell>
              <table:table-cell office:value-type="float" office:value="1.168276">
                <text:p>1.168276</text:p>
              </table:table-cell>
              <table:table-cell office:value-type="float" office:value="37.371567">
                <text:p>37.3715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767840031385">
                <text:p>0.0767840031385</text:p>
              </table:table-cell>
              <table:table-cell office:value-type="float" office:value="31.3993915111">
                <text:p>31.3993915111</text:p>
              </table:table-cell>
              <table:table-cell office:value-type="float" office:value="1.21398">
                <text:p>1.21398</text:p>
              </table:table-cell>
              <table:table-cell office:value-type="float" office:value="37.514427">
                <text:p>37.5144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774118396721">
                <text:p>0.0774118396721</text:p>
              </table:table-cell>
              <table:table-cell office:value-type="float" office:value="31.6032879164">
                <text:p>31.6032879164</text:p>
              </table:table-cell>
              <table:table-cell office:value-type="float" office:value="1.259684">
                <text:p>1.259684</text:p>
              </table:table-cell>
              <table:table-cell office:value-type="float" office:value="37.657295">
                <text:p>37.65729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777262284151">
                <text:p>0.0777262284151</text:p>
              </table:table-cell>
              <table:table-cell office:value-type="float" office:value="31.705236529">
                <text:p>31.705236529</text:p>
              </table:table-cell>
              <table:table-cell office:value-type="float" office:value="1.30929">
                <text:p>1.30929</text:p>
              </table:table-cell>
              <table:table-cell office:value-type="float" office:value="37.798836">
                <text:p>37.7988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783562576816">
                <text:p>0.0783562576816</text:p>
              </table:table-cell>
              <table:table-cell office:value-type="float" office:value="31.9091340694">
                <text:p>31.9091340694</text:p>
              </table:table-cell>
              <table:table-cell office:value-type="float" office:value="1.358896">
                <text:p>1.358896</text:p>
              </table:table-cell>
              <table:table-cell office:value-type="float" office:value="37.940384">
                <text:p>37.94038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789665495532">
                <text:p>0.0789665495532</text:p>
              </table:table-cell>
              <table:table-cell office:value-type="float" office:value="32.1066590491">
                <text:p>32.1066590491</text:p>
              </table:table-cell>
              <table:table-cell office:value-type="float" office:value="1.408503">
                <text:p>1.408503</text:p>
              </table:table-cell>
              <table:table-cell office:value-type="float" office:value="38.081924">
                <text:p>38.08192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795984791799">
                <text:p>0.0795984791799</text:p>
              </table:table-cell>
              <table:table-cell office:value-type="float" office:value="32.3105547478">
                <text:p>32.3105547478</text:p>
              </table:table-cell>
              <table:table-cell office:value-type="float" office:value="1.458111">
                <text:p>1.458111</text:p>
              </table:table-cell>
              <table:table-cell office:value-type="float" office:value="38.223473">
                <text:p>38.22347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802342533786">
                <text:p>0.0802342533786</text:p>
              </table:table-cell>
              <table:table-cell office:value-type="float" office:value="32.5144513803">
                <text:p>32.5144513803</text:p>
              </table:table-cell>
              <table:table-cell office:value-type="float" office:value="1.512688">
                <text:p>1.512688</text:p>
              </table:table-cell>
              <table:table-cell office:value-type="float" office:value="38.363174">
                <text:p>38.3631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808991688598">
                <text:p>0.0808991688598</text:p>
              </table:table-cell>
              <table:table-cell office:value-type="float" office:value="32.7247174336">
                <text:p>32.7247174336</text:p>
              </table:table-cell>
              <table:table-cell office:value-type="float" office:value="1.567263">
                <text:p>1.567263</text:p>
              </table:table-cell>
              <table:table-cell office:value-type="float" office:value="38.502869">
                <text:p>38.5028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815652702844">
                <text:p>0.0815652702844</text:p>
              </table:table-cell>
              <table:table-cell office:value-type="float" office:value="32.9222388042">
                <text:p>32.9222388042</text:p>
              </table:table-cell>
              <table:table-cell office:value-type="float" office:value="1.621838">
                <text:p>1.621838</text:p>
              </table:table-cell>
              <table:table-cell office:value-type="float" office:value="38.64257">
                <text:p>38.6425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823444173531">
                <text:p>0.0823444173531</text:p>
              </table:table-cell>
              <table:table-cell office:value-type="float" office:value="33.1261306987">
                <text:p>33.1261306987</text:p>
              </table:table-cell>
              <table:table-cell office:value-type="float" office:value="1.676413">
                <text:p>1.676413</text:p>
              </table:table-cell>
              <table:table-cell office:value-type="float" office:value="38.782272">
                <text:p>38.78227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828092633807">
                <text:p>0.0828092633807</text:p>
              </table:table-cell>
              <table:table-cell office:value-type="float" office:value="33.234448189">
                <text:p>33.234448189</text:p>
              </table:table-cell>
              <table:table-cell office:value-type="float" office:value="1.736357">
                <text:p>1.736357</text:p>
              </table:table-cell>
              <table:table-cell office:value-type="float" office:value="38.919754">
                <text:p>38.91975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838050490979">
                <text:p>0.0838050490979</text:p>
              </table:table-cell>
              <table:table-cell office:value-type="float" office:value="33.4383404656">
                <text:p>33.4383404656</text:p>
              </table:table-cell>
              <table:table-cell office:value-type="float" office:value="1.796301">
                <text:p>1.796301</text:p>
              </table:table-cell>
              <table:table-cell office:value-type="float" office:value="39.057243">
                <text:p>39.05724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849741536487">
                <text:p>0.0849741536487</text:p>
              </table:table-cell>
              <table:table-cell office:value-type="float" office:value="33.6422331242">
                <text:p>33.6422331242</text:p>
              </table:table-cell>
              <table:table-cell office:value-type="float" office:value="1.856247">
                <text:p>1.856247</text:p>
              </table:table-cell>
              <table:table-cell office:value-type="float" office:value="39.194725">
                <text:p>39.1947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863167568808">
                <text:p>0.0863167568808</text:p>
              </table:table-cell>
              <table:table-cell office:value-type="float" office:value="33.8461256604">
                <text:p>33.8461256604</text:p>
              </table:table-cell>
              <table:table-cell office:value-type="float" office:value="1.916191">
                <text:p>1.916191</text:p>
              </table:table-cell>
              <table:table-cell office:value-type="float" office:value="39.332214">
                <text:p>39.3322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878362248064">
                <text:p>0.0878362248064</text:p>
              </table:table-cell>
              <table:table-cell office:value-type="float" office:value="34.0500170971">
                <text:p>34.0500170971</text:p>
              </table:table-cell>
              <table:table-cell office:value-type="float" office:value="1.981728">
                <text:p>1.981728</text:p>
              </table:table-cell>
              <table:table-cell office:value-type="float" office:value="39.467133">
                <text:p>39.4671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895544976533">
                <text:p>0.0895544976533</text:p>
              </table:table-cell>
              <table:table-cell office:value-type="float" office:value="34.2539070259">
                <text:p>34.2539070259</text:p>
              </table:table-cell>
              <table:table-cell office:value-type="float" office:value="2.047262">
                <text:p>2.047262</text:p>
              </table:table-cell>
              <table:table-cell office:value-type="float" office:value="39.602058">
                <text:p>39.6020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914900579075">
                <text:p>0.0914900579075</text:p>
              </table:table-cell>
              <table:table-cell office:value-type="float" office:value="34.4577943601">
                <text:p>34.4577943601</text:p>
              </table:table-cell>
              <table:table-cell office:value-type="float" office:value="2.112797">
                <text:p>2.112797</text:p>
              </table:table-cell>
              <table:table-cell office:value-type="float" office:value="39.736977">
                <text:p>39.73697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937204245422">
                <text:p>0.0937204245422</text:p>
              </table:table-cell>
              <table:table-cell office:value-type="float" office:value="34.6680497283">
                <text:p>34.6680497283</text:p>
              </table:table-cell>
              <table:table-cell office:value-type="float" office:value="2.182814">
                <text:p>2.182814</text:p>
              </table:table-cell>
              <table:table-cell office:value-type="float" office:value="39.869614">
                <text:p>39.8696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948921310537">
                <text:p>0.0948921310537</text:p>
              </table:table-cell>
              <table:table-cell office:value-type="float" office:value="34.7699902176">
                <text:p>34.7699902176</text:p>
              </table:table-cell>
              <table:table-cell office:value-type="float" office:value="2.252831">
                <text:p>2.252831</text:p>
              </table:table-cell>
              <table:table-cell office:value-type="float" office:value="40.002243">
                <text:p>40.0022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974319666248">
                <text:p>0.0974319666248</text:p>
              </table:table-cell>
              <table:table-cell office:value-type="float" office:value="34.9738681426">
                <text:p>34.9738681426</text:p>
              </table:table-cell>
              <table:table-cell office:value-type="float" office:value="2.322847">
                <text:p>2.322847</text:p>
              </table:table-cell>
              <table:table-cell office:value-type="float" office:value="40.13488">
                <text:p>40.1348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00252272923">
                <text:p>0.100252272923</text:p>
              </table:table-cell>
              <table:table-cell office:value-type="float" office:value="35.1777406412">
                <text:p>35.1777406412</text:p>
              </table:table-cell>
              <table:table-cell office:value-type="float" office:value="2.392864">
                <text:p>2.392864</text:p>
              </table:table-cell>
              <table:table-cell office:value-type="float" office:value="40.267509">
                <text:p>40.26750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03363967505">
                <text:p>0.103363967505</text:p>
              </table:table-cell>
              <table:table-cell office:value-type="float" office:value="35.3816075914">
                <text:p>35.3816075914</text:p>
              </table:table-cell>
              <table:table-cell office:value-type="float" office:value="2.468449">
                <text:p>2.468449</text:p>
              </table:table-cell>
              <table:table-cell office:value-type="float" office:value="40.397049">
                <text:p>40.39704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0678440944">
                <text:p>0.10678440944</text:p>
              </table:table-cell>
              <table:table-cell office:value-type="float" office:value="35.5854679064">
                <text:p>35.5854679064</text:p>
              </table:table-cell>
              <table:table-cell office:value-type="float" office:value="2.544031">
                <text:p>2.544031</text:p>
              </table:table-cell>
              <table:table-cell office:value-type="float" office:value="40.526588">
                <text:p>40.5265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10669944901">
                <text:p>0.110669944901</text:p>
              </table:table-cell>
              <table:table-cell office:value-type="float" office:value="35.7956900299">
                <text:p>35.7956900299</text:p>
              </table:table-cell>
              <table:table-cell office:value-type="float" office:value="2.619614">
                <text:p>2.619614</text:p>
              </table:table-cell>
              <table:table-cell office:value-type="float" office:value="40.65612">
                <text:p>40.656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14797442664">
                <text:p>0.114797442664</text:p>
              </table:table-cell>
              <table:table-cell office:value-type="float" office:value="35.9995325327">
                <text:p>35.9995325327</text:p>
              </table:table-cell>
              <table:table-cell office:value-type="float" office:value="2.695196">
                <text:p>2.695196</text:p>
              </table:table-cell>
              <table:table-cell office:value-type="float" office:value="40.78566">
                <text:p>40.785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16857721084">
                <text:p>0.116857721084</text:p>
              </table:table-cell>
              <table:table-cell office:value-type="float" office:value="36.0950802941">
                <text:p>36.0950802941</text:p>
              </table:table-cell>
              <table:table-cell office:value-type="float" office:value="2.776588">
                <text:p>2.776588</text:p>
              </table:table-cell>
              <table:table-cell office:value-type="float" office:value="40.911636">
                <text:p>40.91163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21687416435">
                <text:p>0.121687416435</text:p>
              </table:table-cell>
              <table:table-cell office:value-type="float" office:value="36.3052767468">
                <text:p>36.3052767468</text:p>
              </table:table-cell>
              <table:table-cell office:value-type="float" office:value="2.857981">
                <text:p>2.857981</text:p>
              </table:table-cell>
              <table:table-cell office:value-type="float" office:value="41.037613">
                <text:p>41.03761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26786079314">
                <text:p>0.126786079314</text:p>
              </table:table-cell>
              <table:table-cell office:value-type="float" office:value="36.5090907483">
                <text:p>36.5090907483</text:p>
              </table:table-cell>
              <table:table-cell office:value-type="float" office:value="2.939373">
                <text:p>2.939373</text:p>
              </table:table-cell>
              <table:table-cell office:value-type="float" office:value="41.163589">
                <text:p>41.1635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32317971492">
                <text:p>0.132317971492</text:p>
              </table:table-cell>
              <table:table-cell office:value-type="float" office:value="36.712890319">
                <text:p>36.712890319</text:p>
              </table:table-cell>
              <table:table-cell office:value-type="float" office:value="3.020763">
                <text:p>3.020763</text:p>
              </table:table-cell>
              <table:table-cell office:value-type="float" office:value="41.289574">
                <text:p>41.2895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3848824981">
                <text:p>0.13848824981</text:p>
              </table:table-cell>
              <table:table-cell office:value-type="float" office:value="36.9230424075">
                <text:p>36.9230424075</text:p>
              </table:table-cell>
              <table:table-cell office:value-type="float" office:value="3.107962">
                <text:p>3.107962</text:p>
              </table:table-cell>
              <table:table-cell office:value-type="float" office:value="41.411621">
                <text:p>41.41162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44942647237">
                <text:p>0.144942647237</text:p>
              </table:table-cell>
              <table:table-cell office:value-type="float" office:value="37.1268082922">
                <text:p>37.1268082922</text:p>
              </table:table-cell>
              <table:table-cell office:value-type="float" office:value="3.195158">
                <text:p>3.195158</text:p>
              </table:table-cell>
              <table:table-cell office:value-type="float" office:value="41.533669">
                <text:p>41.5336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51891943906">
                <text:p>0.151891943906</text:p>
              </table:table-cell>
              <table:table-cell office:value-type="float" office:value="37.3305535312">
                <text:p>37.3305535312</text:p>
              </table:table-cell>
              <table:table-cell office:value-type="float" office:value="3.282354">
                <text:p>3.282354</text:p>
              </table:table-cell>
              <table:table-cell office:value-type="float" office:value="41.655716">
                <text:p>41.65571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59592883744">
                <text:p>0.159592883744</text:p>
              </table:table-cell>
              <table:table-cell office:value-type="float" office:value="37.5406423941">
                <text:p>37.5406423941</text:p>
              </table:table-cell>
              <table:table-cell office:value-type="float" office:value="3.374029">
                <text:p>3.374029</text:p>
              </table:table-cell>
              <table:table-cell office:value-type="float" office:value="41.774406">
                <text:p>41.77440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63276450562">
                <text:p>0.163276450562</text:p>
              </table:table-cell>
              <table:table-cell office:value-type="float" office:value="37.6361289335">
                <text:p>37.6361289335</text:p>
              </table:table-cell>
              <table:table-cell office:value-type="float" office:value="3.465704">
                <text:p>3.465704</text:p>
              </table:table-cell>
              <table:table-cell office:value-type="float" office:value="41.893105">
                <text:p>41.8931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71534239746">
                <text:p>0.171534239746</text:p>
              </table:table-cell>
              <table:table-cell office:value-type="float" office:value="37.8398146748">
                <text:p>37.8398146748</text:p>
              </table:table-cell>
              <table:table-cell office:value-type="float" office:value="3.557379">
                <text:p>3.557379</text:p>
              </table:table-cell>
              <table:table-cell office:value-type="float" office:value="42.011795">
                <text:p>42.01179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80363723645">
                <text:p>0.180363723645</text:p>
              </table:table-cell>
              <table:table-cell office:value-type="float" office:value="38.0434708739">
                <text:p>38.0434708739</text:p>
              </table:table-cell>
              <table:table-cell office:value-type="float" office:value="3.649052">
                <text:p>3.649052</text:p>
              </table:table-cell>
              <table:table-cell office:value-type="float" office:value="42.130493">
                <text:p>42.13049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89786549693">
                <text:p>0.189786549693</text:p>
              </table:table-cell>
              <table:table-cell office:value-type="float" office:value="38.2470949131">
                <text:p>38.2470949131</text:p>
              </table:table-cell>
              <table:table-cell office:value-type="float" office:value="3.746067">
                <text:p>3.746067</text:p>
              </table:table-cell>
              <table:table-cell office:value-type="float" office:value="42.244858">
                <text:p>42.24485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9981645292">
                <text:p>0.19981645292</text:p>
              </table:table-cell>
              <table:table-cell office:value-type="float" office:value="38.4506845266">
                <text:p>38.4506845266</text:p>
              </table:table-cell>
              <table:table-cell office:value-type="float" office:value="3.843082">
                <text:p>3.843082</text:p>
              </table:table-cell>
              <table:table-cell office:value-type="float" office:value="42.359215">
                <text:p>42.3592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210128374863">
                <text:p>0.210128374863</text:p>
              </table:table-cell>
              <table:table-cell office:value-type="float" office:value="38.6478758091">
                <text:p>38.6478758091</text:p>
              </table:table-cell>
              <table:table-cell office:value-type="float" office:value="3.940098">
                <text:p>3.940098</text:p>
              </table:table-cell>
              <table:table-cell office:value-type="float" office:value="42.473579">
                <text:p>42.47357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21788565389">
                <text:p>0.221788565389</text:p>
              </table:table-cell>
              <table:table-cell office:value-type="float" office:value="38.8577455997">
                <text:p>38.8577455997</text:p>
              </table:table-cell>
              <table:table-cell office:value-type="float" office:value="4.037113">
                <text:p>4.037113</text:p>
              </table:table-cell>
              <table:table-cell office:value-type="float" office:value="42.587936">
                <text:p>42.5879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2695429136">
                <text:p>0.22695429136</text:p>
              </table:table-cell>
              <table:table-cell office:value-type="float" office:value="38.9467664298">
                <text:p>38.9467664298</text:p>
              </table:table-cell>
              <table:table-cell office:value-type="float" office:value="4.13945">
                <text:p>4.13945</text:p>
              </table:table-cell>
              <table:table-cell office:value-type="float" office:value="42.697571">
                <text:p>42.6975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239257613033">
                <text:p>0.239257613033</text:p>
              </table:table-cell>
              <table:table-cell office:value-type="float" office:value="39.1502080376">
                <text:p>39.1502080376</text:p>
              </table:table-cell>
              <table:table-cell office:value-type="float" office:value="4.241787">
                <text:p>4.241787</text:p>
              </table:table-cell>
              <table:table-cell office:value-type="float" office:value="42.807205">
                <text:p>42.80720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252259457655">
                <text:p>0.252259457655</text:p>
              </table:table-cell>
              <table:table-cell office:value-type="float" office:value="39.353599462">
                <text:p>39.353599462</text:p>
              </table:table-cell>
              <table:table-cell office:value-type="float" office:value="4.344124">
                <text:p>4.344124</text:p>
              </table:table-cell>
              <table:table-cell office:value-type="float" office:value="42.91684">
                <text:p>42.916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266441152412">
                <text:p>0.266441152412</text:p>
              </table:table-cell>
              <table:table-cell office:value-type="float" office:value="39.5632872401">
                <text:p>39.5632872401</text:p>
              </table:table-cell>
              <table:table-cell office:value-type="float" office:value="4.446461">
                <text:p>4.446461</text:p>
              </table:table-cell>
              <table:table-cell office:value-type="float" office:value="43.026466">
                <text:p>43.0264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280509685937">
                <text:p>0.280509685937</text:p>
              </table:table-cell>
              <table:table-cell office:value-type="float" office:value="39.7602066279">
                <text:p>39.7602066279</text:p>
              </table:table-cell>
              <table:table-cell office:value-type="float" office:value="4.553871">
                <text:p>4.553871</text:p>
              </table:table-cell>
              <table:table-cell office:value-type="float" office:value="43.131142">
                <text:p>43.13114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96291611935">
                <text:p>0.296291611935</text:p>
              </table:table-cell>
              <table:table-cell office:value-type="float" office:value="39.9697623444">
                <text:p>39.9697623444</text:p>
              </table:table-cell>
              <table:table-cell office:value-type="float" office:value="4.661282">
                <text:p>4.661282</text:p>
              </table:table-cell>
              <table:table-cell office:value-type="float" office:value="43.235817">
                <text:p>43.2358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12401509948">
                <text:p>0.312401509948</text:p>
              </table:table-cell>
              <table:table-cell office:value-type="float" office:value="40.1728966651">
                <text:p>40.1728966651</text:p>
              </table:table-cell>
              <table:table-cell office:value-type="float" office:value="4.768692">
                <text:p>4.768692</text:p>
              </table:table-cell>
              <table:table-cell office:value-type="float" office:value="43.340492">
                <text:p>43.34049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935374302">
                <text:p>0.32935374302</text:p>
              </table:table-cell>
              <table:table-cell office:value-type="float" office:value="40.375951951">
                <text:p>40.375951951</text:p>
              </table:table-cell>
              <table:table-cell office:value-type="float" office:value="4.876101">
                <text:p>4.876101</text:p>
              </table:table-cell>
              <table:table-cell office:value-type="float" office:value="43.445168">
                <text:p>43.44516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47175803067">
                <text:p>0.347175803067</text:p>
              </table:table-cell>
              <table:table-cell office:value-type="float" office:value="40.5789222364">
                <text:p>40.5789222364</text:p>
              </table:table-cell>
              <table:table-cell office:value-type="float" office:value="4.988266">
                <text:p>4.988266</text:p>
              </table:table-cell>
              <table:table-cell office:value-type="float" office:value="43.544731">
                <text:p>43.54473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356413650102">
                <text:p>0.356413650102</text:p>
              </table:table-cell>
              <table:table-cell office:value-type="float" office:value="40.680374233">
                <text:p>40.680374233</text:p>
              </table:table-cell>
              <table:table-cell office:value-type="float" office:value="5.100431">
                <text:p>5.100431</text:p>
              </table:table-cell>
              <table:table-cell office:value-type="float" office:value="43.644302">
                <text:p>43.6443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3755542435">
                <text:p>0.3755542435</text:p>
              </table:table-cell>
              <table:table-cell office:value-type="float" office:value="40.8832081072">
                <text:p>40.8832081072</text:p>
              </table:table-cell>
              <table:table-cell office:value-type="float" office:value="5.212595">
                <text:p>5.212595</text:p>
              </table:table-cell>
              <table:table-cell office:value-type="float" office:value="43.743866">
                <text:p>43.74386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395624294012">
                <text:p>0.395624294012</text:p>
              </table:table-cell>
              <table:table-cell office:value-type="float" office:value="41.085940656">
                <text:p>41.085940656</text:p>
              </table:table-cell>
              <table:table-cell office:value-type="float" office:value="5.324759">
                <text:p>5.324759</text:p>
              </table:table-cell>
              <table:table-cell office:value-type="float" office:value="43.84343">
                <text:p>43.8434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16652834963">
                <text:p>0.416652834963</text:p>
              </table:table-cell>
              <table:table-cell office:value-type="float" office:value="41.2885628329">
                <text:p>41.2885628329</text:p>
              </table:table-cell>
              <table:table-cell office:value-type="float" office:value="5.441328">
                <text:p>5.441328</text:p>
              </table:table-cell>
              <table:table-cell office:value-type="float" office:value="43.937805">
                <text:p>43.9378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39351953388">
                <text:p>0.439351953388</text:p>
              </table:table-cell>
              <table:table-cell office:value-type="float" office:value="41.4973960503">
                <text:p>41.4973960503</text:p>
              </table:table-cell>
              <table:table-cell office:value-type="float" office:value="5.557896">
                <text:p>5.557896</text:p>
              </table:table-cell>
              <table:table-cell office:value-type="float" office:value="44.032181">
                <text:p>44.03218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62365810923">
                <text:p>0.462365810923</text:p>
              </table:table-cell>
              <table:table-cell office:value-type="float" office:value="41.6997770005">
                <text:p>41.6997770005</text:p>
              </table:table-cell>
              <table:table-cell office:value-type="float" office:value="5.674463">
                <text:p>5.674463</text:p>
              </table:table-cell>
              <table:table-cell office:value-type="float" office:value="44.126556">
                <text:p>44.1265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85649129147">
                <text:p>0.485649129147</text:p>
              </table:table-cell>
              <table:table-cell office:value-type="float" office:value="41.8957044431">
                <text:p>41.8957044431</text:p>
              </table:table-cell>
              <table:table-cell office:value-type="float" office:value="5.791031">
                <text:p>5.791031</text:p>
              </table:table-cell>
              <table:table-cell office:value-type="float" office:value="44.220924">
                <text:p>44.22092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511529541173">
                <text:p>0.511529541173</text:p>
              </table:table-cell>
              <table:table-cell office:value-type="float" office:value="42.1041238561">
                <text:p>42.1041238561</text:p>
              </table:table-cell>
              <table:table-cell office:value-type="float" office:value="5.911184">
                <text:p>5.911184</text:p>
              </table:table-cell>
              <table:table-cell office:value-type="float" office:value="44.310684">
                <text:p>44.3106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524489376831">
                <text:p>0.524489376831</text:p>
              </table:table-cell>
              <table:table-cell office:value-type="float" office:value="42.2051181152">
                <text:p>42.2051181152</text:p>
              </table:table-cell>
              <table:table-cell office:value-type="float" office:value="6.031338">
                <text:p>6.031338</text:p>
              </table:table-cell>
              <table:table-cell office:value-type="float" office:value="44.400444">
                <text:p>44.40044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551224183616">
                <text:p>0.551224183616</text:p>
              </table:table-cell>
              <table:table-cell office:value-type="float" office:value="42.4069885409">
                <text:p>42.4069885409</text:p>
              </table:table-cell>
              <table:table-cell office:value-type="float" office:value="6.151491">
                <text:p>6.151491</text:p>
              </table:table-cell>
              <table:table-cell office:value-type="float" office:value="44.490204">
                <text:p>44.49020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579085251652">
                <text:p>0.579085251652</text:p>
              </table:table-cell>
              <table:table-cell office:value-type="float" office:value="42.6086901865">
                <text:p>42.6086901865</text:p>
              </table:table-cell>
              <table:table-cell office:value-type="float" office:value="6.274542">
                <text:p>6.274542</text:p>
              </table:table-cell>
              <table:table-cell office:value-type="float" office:value="44.575943">
                <text:p>44.57594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609031702757">
                <text:p>0.609031702757</text:p>
              </table:table-cell>
              <table:table-cell office:value-type="float" office:value="42.8165052676">
                <text:p>42.8165052676</text:p>
              </table:table-cell>
              <table:table-cell office:value-type="float" office:value="6.397593">
                <text:p>6.397593</text:p>
              </table:table-cell>
              <table:table-cell office:value-type="float" office:value="44.661682">
                <text:p>44.66168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37338422664">
                <text:p>0.637338422664</text:p>
              </table:table-cell>
              <table:table-cell office:value-type="float" office:value="43.0052525369">
                <text:p>43.0052525369</text:p>
              </table:table-cell>
              <table:table-cell office:value-type="float" office:value="6.520643">
                <text:p>6.520643</text:p>
              </table:table-cell>
              <table:table-cell office:value-type="float" office:value="44.747414">
                <text:p>44.74741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71064183297">
                <text:p>0.671064183297</text:p>
              </table:table-cell>
              <table:table-cell office:value-type="float" office:value="43.2190750389">
                <text:p>43.2190750389</text:p>
              </table:table-cell>
              <table:table-cell office:value-type="float" office:value="6.643694">
                <text:p>6.643694</text:p>
              </table:table-cell>
              <table:table-cell office:value-type="float" office:value="44.833145">
                <text:p>44.83314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703307044567">
                <text:p>0.703307044567</text:p>
              </table:table-cell>
              <table:table-cell office:value-type="float" office:value="43.4139517502">
                <text:p>43.4139517502</text:p>
              </table:table-cell>
              <table:table-cell office:value-type="float" office:value="6.770086">
                <text:p>6.770086</text:p>
              </table:table-cell>
              <table:table-cell office:value-type="float" office:value="44.913902">
                <text:p>44.9139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37912246623">
                <text:p>0.737912246623</text:p>
              </table:table-cell>
              <table:table-cell office:value-type="float" office:value="43.6149786429">
                <text:p>43.6149786429</text:p>
              </table:table-cell>
              <table:table-cell office:value-type="float" office:value="6.896477">
                <text:p>6.896477</text:p>
              </table:table-cell>
              <table:table-cell office:value-type="float" office:value="44.994659">
                <text:p>44.9946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755728700437">
                <text:p>0.755728700437</text:p>
              </table:table-cell>
              <table:table-cell office:value-type="float" office:value="43.7154299123">
                <text:p>43.7154299123</text:p>
              </table:table-cell>
              <table:table-cell office:value-type="float" office:value="7.022869">
                <text:p>7.022869</text:p>
              </table:table-cell>
              <table:table-cell office:value-type="float" office:value="45.075417">
                <text:p>45.07541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92406763241">
                <text:p>0.792406763241</text:p>
              </table:table-cell>
              <table:table-cell office:value-type="float" office:value="43.9161857274">
                <text:p>43.9161857274</text:p>
              </table:table-cell>
              <table:table-cell office:value-type="float" office:value="7.15168">
                <text:p>7.15168</text:p>
              </table:table-cell>
              <table:table-cell office:value-type="float" office:value="45.152245">
                <text:p>45.1522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829280428115">
                <text:p>0.829280428115</text:p>
              </table:table-cell>
              <table:table-cell office:value-type="float" office:value="44.1104528266">
                <text:p>44.1104528266</text:p>
              </table:table-cell>
              <table:table-cell office:value-type="float" office:value="7.280491">
                <text:p>7.280491</text:p>
              </table:table-cell>
              <table:table-cell office:value-type="float" office:value="45.229073">
                <text:p>45.2290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869988393939">
                <text:p>0.869988393939</text:p>
              </table:table-cell>
              <table:table-cell office:value-type="float" office:value="44.3169915572">
                <text:p>44.3169915572</text:p>
              </table:table-cell>
              <table:table-cell office:value-type="float" office:value="7.409302">
                <text:p>7.409302</text:p>
              </table:table-cell>
              <table:table-cell office:value-type="float" office:value="45.305901">
                <text:p>45.30590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10892913917">
                <text:p>0.910892913917</text:p>
              </table:table-cell>
              <table:table-cell office:value-type="float" office:value="44.5169878883">
                <text:p>44.5169878883</text:p>
              </table:table-cell>
              <table:table-cell office:value-type="float" office:value="7.538109">
                <text:p>7.538109</text:p>
              </table:table-cell>
              <table:table-cell office:value-type="float" office:value="45.382721">
                <text:p>45.3827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55899527267">
                <text:p>0.955899527267</text:p>
              </table:table-cell>
              <table:table-cell office:value-type="float" office:value="44.7291500491">
                <text:p>44.7291500491</text:p>
              </table:table-cell>
              <table:table-cell office:value-type="float" office:value="7.669659">
                <text:p>7.669659</text:p>
              </table:table-cell>
              <table:table-cell office:value-type="float" office:value="45.454773">
                <text:p>45.4547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96957272187">
                <text:p>0.996957272187</text:p>
              </table:table-cell>
              <table:table-cell office:value-type="float" office:value="44.9160394626">
                <text:p>44.9160394626</text:p>
              </table:table-cell>
              <table:table-cell office:value-type="float" office:value="7.801205">
                <text:p>7.801205</text:p>
              </table:table-cell>
              <table:table-cell office:value-type="float" office:value="45.526825">
                <text:p>45.5268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01937509734">
                <text:p>1.01937509734</text:p>
              </table:table-cell>
              <table:table-cell office:value-type="float" office:value="45.0155874328">
                <text:p>45.0155874328</text:p>
              </table:table-cell>
              <table:table-cell office:value-type="float" office:value="7.932751">
                <text:p>7.932751</text:p>
              </table:table-cell>
              <table:table-cell office:value-type="float" office:value="45.598877">
                <text:p>45.59887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06384301961">
                <text:p>1.06384301961</text:p>
              </table:table-cell>
              <table:table-cell office:value-type="float" office:value="45.2082008949">
                <text:p>45.2082008949</text:p>
              </table:table-cell>
              <table:table-cell office:value-type="float" office:value="8.066288">
                <text:p>8.066288</text:p>
              </table:table-cell>
              <table:table-cell office:value-type="float" office:value="45.66716">
                <text:p>45.667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1126875749">
                <text:p>1.1126875749</text:p>
              </table:table-cell>
              <table:table-cell office:value-type="float" office:value="45.4128439403">
                <text:p>45.4128439403</text:p>
              </table:table-cell>
              <table:table-cell office:value-type="float" office:value="8.199825">
                <text:p>8.199825</text:p>
              </table:table-cell>
              <table:table-cell office:value-type="float" office:value="45.735443">
                <text:p>45.7354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16311896454">
                <text:p>1.16311896454</text:p>
              </table:table-cell>
              <table:table-cell office:value-type="float" office:value="45.6170485614">
                <text:p>45.6170485614</text:p>
              </table:table-cell>
              <table:table-cell office:value-type="float" office:value="8.333363">
                <text:p>8.333363</text:p>
              </table:table-cell>
              <table:table-cell office:value-type="float" office:value="45.803719">
                <text:p>45.80371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21356273241">
                <text:p>1.21356273241</text:p>
              </table:table-cell>
              <table:table-cell office:value-type="float" office:value="45.8146233861">
                <text:p>45.8146233861</text:p>
              </table:table-cell>
              <table:table-cell office:value-type="float" office:value="8.4669">
                <text:p>8.4669</text:p>
              </table:table-cell>
              <table:table-cell office:value-type="float" office:value="45.872002">
                <text:p>45.87200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26389259937">
                <text:p>1.26389259937</text:p>
              </table:table-cell>
              <table:table-cell office:value-type="float" office:value="46.0055918391">
                <text:p>46.0055918391</text:p>
              </table:table-cell>
              <table:table-cell office:value-type="float" office:value="8.602596">
                <text:p>8.602596</text:p>
              </table:table-cell>
              <table:table-cell office:value-type="float" office:value="45.935883">
                <text:p>45.93588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31906995701">
                <text:p>1.31906995701</text:p>
              </table:table-cell>
              <table:table-cell office:value-type="float" office:value="46.2083905488">
                <text:p>46.2083905488</text:p>
              </table:table-cell>
              <table:table-cell office:value-type="float" office:value="8.738293">
                <text:p>8.738293</text:p>
              </table:table-cell>
              <table:table-cell office:value-type="float" office:value="45.999771">
                <text:p>45.99977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37243425266">
                <text:p>1.37243425266</text:p>
              </table:table-cell>
              <table:table-cell office:value-type="float" office:value="46.398413551">
                <text:p>46.398413551</text:p>
              </table:table-cell>
              <table:table-cell office:value-type="float" office:value="8.873985">
                <text:p>8.873985</text:p>
              </table:table-cell>
              <table:table-cell office:value-type="float" office:value="46.063652">
                <text:p>46.06365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40056713551">
                <text:p>1.40056713551</text:p>
              </table:table-cell>
              <table:table-cell office:value-type="float" office:value="46.4962979777">
                <text:p>46.4962979777</text:p>
              </table:table-cell>
              <table:table-cell office:value-type="float" office:value="9.009678">
                <text:p>9.009678</text:p>
              </table:table-cell>
              <table:table-cell office:value-type="float" office:value="46.127541">
                <text:p>46.12754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45987201912">
                <text:p>1.45987201912</text:p>
              </table:table-cell>
              <table:table-cell office:value-type="float" office:value="46.6977602493">
                <text:p>46.6977602493</text:p>
              </table:table-cell>
              <table:table-cell office:value-type="float" office:value="9.147316">
                <text:p>9.147316</text:p>
              </table:table-cell>
              <table:table-cell office:value-type="float" office:value="46.187141">
                <text:p>46.18714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51716438846">
                <text:p>1.51716438846</text:p>
              </table:table-cell>
              <table:table-cell office:value-type="float" office:value="46.8864766046">
                <text:p>46.8864766046</text:p>
              </table:table-cell>
              <table:table-cell office:value-type="float" office:value="9.284954">
                <text:p>9.284954</text:p>
              </table:table-cell>
              <table:table-cell office:value-type="float" office:value="46.246735">
                <text:p>46.24673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57987198088">
                <text:p>1.57987198088</text:p>
              </table:table-cell>
              <table:table-cell office:value-type="float" office:value="47.0867638016">
                <text:p>47.0867638016</text:p>
              </table:table-cell>
              <table:table-cell office:value-type="float" office:value="9.422592">
                <text:p>9.422592</text:p>
              </table:table-cell>
              <table:table-cell office:value-type="float" office:value="46.306335">
                <text:p>46.30633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64041942428">
                <text:p>1.64041942428</text:p>
              </table:table-cell>
              <table:table-cell office:value-type="float" office:value="47.2743218164">
                <text:p>47.2743218164</text:p>
              </table:table-cell>
              <table:table-cell office:value-type="float" office:value="9.560226">
                <text:p>9.560226</text:p>
              </table:table-cell>
              <table:table-cell office:value-type="float" office:value="46.365929">
                <text:p>46.3659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70459906568">
                <text:p>1.70459906568</text:p>
              </table:table-cell>
              <table:table-cell office:value-type="float" office:value="47.4673118161">
                <text:p>47.4673118161</text:p>
              </table:table-cell>
              <table:table-cell office:value-type="float" office:value="9.699547">
                <text:p>9.699547</text:p>
              </table:table-cell>
              <table:table-cell office:value-type="float" office:value="46.421486">
                <text:p>46.4214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76841718238">
                <text:p>1.76841718238</text:p>
              </table:table-cell>
              <table:table-cell office:value-type="float" office:value="47.6536467897">
                <text:p>47.6536467897</text:p>
              </table:table-cell>
              <table:table-cell office:value-type="float" office:value="9.838867">
                <text:p>9.838867</text:p>
              </table:table-cell>
              <table:table-cell office:value-type="float" office:value="46.477051">
                <text:p>46.47705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84040048877">
                <text:p>1.84040048877</text:p>
              </table:table-cell>
              <table:table-cell office:value-type="float" office:value="47.8571644843">
                <text:p>47.8571644843</text:p>
              </table:table-cell>
              <table:table-cell office:value-type="float" office:value="9.978188">
                <text:p>9.978188</text:p>
              </table:table-cell>
              <table:table-cell office:value-type="float" office:value="46.532608">
                <text:p>46.53260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87498842231">
                <text:p>1.87498842231</text:p>
              </table:table-cell>
              <table:table-cell office:value-type="float" office:value="47.9526167841">
                <text:p>47.9526167841</text:p>
              </table:table-cell>
              <table:table-cell office:value-type="float" office:value="10.117508">
                <text:p>10.117508</text:p>
              </table:table-cell>
              <table:table-cell office:value-type="float" office:value="46.588173">
                <text:p>46.5881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94768485033">
                <text:p>1.94768485033</text:p>
              </table:table-cell>
              <table:table-cell office:value-type="float" office:value="48.1488785385">
                <text:p>48.1488785385</text:p>
              </table:table-cell>
              <table:table-cell office:value-type="float" office:value="10.258286">
                <text:p>10.258286</text:p>
              </table:table-cell>
              <table:table-cell office:value-type="float" office:value="46.639938">
                <text:p>46.63993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0199364023">
                <text:p>2.0199364023</text:p>
              </table:table-cell>
              <table:table-cell office:value-type="float" office:value="48.3384001944">
                <text:p>48.3384001944</text:p>
              </table:table-cell>
              <table:table-cell office:value-type="float" office:value="10.399063">
                <text:p>10.399063</text:p>
              </table:table-cell>
              <table:table-cell office:value-type="float" office:value="46.691704">
                <text:p>46.6917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.09393916754">
                <text:p>2.09393916754</text:p>
              </table:table-cell>
              <table:table-cell office:value-type="float" office:value="48.5271485337">
                <text:p>48.5271485337</text:p>
              </table:table-cell>
              <table:table-cell office:value-type="float" office:value="10.539841">
                <text:p>10.539841</text:p>
              </table:table-cell>
              <table:table-cell office:value-type="float" office:value="46.743469">
                <text:p>46.7434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.17217862281">
                <text:p>2.17217862281</text:p>
              </table:table-cell>
              <table:table-cell office:value-type="float" office:value="48.7209421357">
                <text:p>48.7209421357</text:p>
              </table:table-cell>
              <table:table-cell office:value-type="float" office:value="10.680614">
                <text:p>10.680614</text:p>
              </table:table-cell>
              <table:table-cell office:value-type="float" office:value="46.795235">
                <text:p>46.79523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.25241765305">
                <text:p>2.25241765305</text:p>
              </table:table-cell>
              <table:table-cell office:value-type="float" office:value="48.9138277262">
                <text:p>48.9138277262</text:p>
              </table:table-cell>
              <table:table-cell office:value-type="float" office:value="10.822659">
                <text:p>10.822659</text:p>
              </table:table-cell>
              <table:table-cell office:value-type="float" office:value="46.843414">
                <text:p>46.8434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.33216989476">
                <text:p>2.33216989476</text:p>
              </table:table-cell>
              <table:table-cell office:value-type="float" office:value="49.0999595484">
                <text:p>49.0999595484</text:p>
              </table:table-cell>
              <table:table-cell office:value-type="float" office:value="10.964703">
                <text:p>10.964703</text:p>
              </table:table-cell>
              <table:table-cell office:value-type="float" office:value="46.891602">
                <text:p>46.89160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37021831691">
                <text:p>2.37021831691</text:p>
              </table:table-cell>
              <table:table-cell office:value-type="float" office:value="49.1868916978">
                <text:p>49.1868916978</text:p>
              </table:table-cell>
              <table:table-cell office:value-type="float" office:value="11.106747">
                <text:p>11.106747</text:p>
              </table:table-cell>
              <table:table-cell office:value-type="float" office:value="46.939781">
                <text:p>46.93978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.45541486117">
                <text:p>2.45541486117</text:p>
              </table:table-cell>
              <table:table-cell office:value-type="float" office:value="49.3774135474">
                <text:p>49.3774135474</text:p>
              </table:table-cell>
              <table:table-cell office:value-type="float" office:value="11.248791">
                <text:p>11.248791</text:p>
              </table:table-cell>
              <table:table-cell office:value-type="float" office:value="46.987968">
                <text:p>46.9879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.54266365068">
                <text:p>2.54266365068</text:p>
              </table:table-cell>
              <table:table-cell office:value-type="float" office:value="49.5669070815">
                <text:p>49.5669070815</text:p>
              </table:table-cell>
              <table:table-cell office:value-type="float" office:value="11.391945">
                <text:p>11.391945</text:p>
              </table:table-cell>
              <table:table-cell office:value-type="float" office:value="47.032745">
                <text:p>47.03274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.62650428052">
                <text:p>2.62650428052</text:p>
              </table:table-cell>
              <table:table-cell office:value-type="float" office:value="49.7439327641">
                <text:p>49.7439327641</text:p>
              </table:table-cell>
              <table:table-cell office:value-type="float" office:value="11.535099">
                <text:p>11.535099</text:p>
              </table:table-cell>
              <table:table-cell office:value-type="float" office:value="47.077522">
                <text:p>47.0775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.71497779926">
                <text:p>2.71497779926</text:p>
              </table:table-cell>
              <table:table-cell office:value-type="float" office:value="49.925635627">
                <text:p>49.925635627</text:p>
              </table:table-cell>
              <table:table-cell office:value-type="float" office:value="11.678249">
                <text:p>11.678249</text:p>
              </table:table-cell>
              <table:table-cell office:value-type="float" office:value="47.122299">
                <text:p>47.12229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.80541000543">
                <text:p>2.80541000543</text:p>
              </table:table-cell>
              <table:table-cell office:value-type="float" office:value="50.1062654738">
                <text:p>50.1062654738</text:p>
              </table:table-cell>
              <table:table-cell office:value-type="float" office:value="11.8214">
                <text:p>11.8214</text:p>
              </table:table-cell>
              <table:table-cell office:value-type="float" office:value="47.167068">
                <text:p>47.16706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.897802677">
                <text:p>2.897802677</text:p>
              </table:table-cell>
              <table:table-cell office:value-type="float" office:value="50.2857857291">
                <text:p>50.2857857291</text:p>
              </table:table-cell>
              <table:table-cell office:value-type="float" office:value="11.965527">
                <text:p>11.965527</text:p>
              </table:table-cell>
              <table:table-cell office:value-type="float" office:value="47.208595">
                <text:p>47.20859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99217303932">
                <text:p>2.99217303932</text:p>
              </table:table-cell>
              <table:table-cell office:value-type="float" office:value="50.4641494191">
                <text:p>50.4641494191</text:p>
              </table:table-cell>
              <table:table-cell office:value-type="float" office:value="12.109653">
                <text:p>12.109653</text:p>
              </table:table-cell>
              <table:table-cell office:value-type="float" office:value="47.250122">
                <text:p>47.25012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04010478963">
                <text:p>3.04010478963</text:p>
              </table:table-cell>
              <table:table-cell office:value-type="float" office:value="50.5528857767">
                <text:p>50.5528857767</text:p>
              </table:table-cell>
              <table:table-cell office:value-type="float" office:value="12.25378">
                <text:p>12.25378</text:p>
              </table:table-cell>
              <table:table-cell office:value-type="float" office:value="47.291641">
                <text:p>47.29164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13439386434">
                <text:p>3.13439386434</text:p>
              </table:table-cell>
              <table:table-cell office:value-type="float" office:value="50.7239481692">
                <text:p>50.7239481692</text:p>
              </table:table-cell>
              <table:table-cell office:value-type="float" office:value="12.397907">
                <text:p>12.397907</text:p>
              </table:table-cell>
              <table:table-cell office:value-type="float" office:value="47.333168">
                <text:p>47.33316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23369207732">
                <text:p>3.23369207732</text:p>
              </table:table-cell>
              <table:table-cell office:value-type="float" office:value="50.8992726609">
                <text:p>50.8992726609</text:p>
              </table:table-cell>
              <table:table-cell office:value-type="float" office:value="12.542034">
                <text:p>12.542034</text:p>
              </table:table-cell>
              <table:table-cell office:value-type="float" office:value="47.374687">
                <text:p>47.3746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3350137263">
                <text:p>3.3350137263</text:p>
              </table:table-cell>
              <table:table-cell office:value-type="float" office:value="51.0732547681">
                <text:p>51.0732547681</text:p>
              </table:table-cell>
              <table:table-cell office:value-type="float" office:value="12.68721">
                <text:p>12.68721</text:p>
              </table:table-cell>
              <table:table-cell office:value-type="float" office:value="47.412407">
                <text:p>47.41240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43836967989">
                <text:p>3.43836967989</text:p>
              </table:table-cell>
              <table:table-cell office:value-type="float" office:value="51.2458630124">
                <text:p>51.2458630124</text:p>
              </table:table-cell>
              <table:table-cell office:value-type="float" office:value="12.832386">
                <text:p>12.832386</text:p>
              </table:table-cell>
              <table:table-cell office:value-type="float" office:value="47.450127">
                <text:p>47.4501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54374843748">
                <text:p>3.54374843748</text:p>
              </table:table-cell>
              <table:table-cell office:value-type="float" office:value="51.4170725403">
                <text:p>51.4170725403</text:p>
              </table:table-cell>
              <table:table-cell office:value-type="float" office:value="12.977562">
                <text:p>12.977562</text:p>
              </table:table-cell>
              <table:table-cell office:value-type="float" office:value="47.487846">
                <text:p>47.4878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65114469729">
                <text:p>3.65114469729</text:p>
              </table:table-cell>
              <table:table-cell office:value-type="float" office:value="51.5868394836">
                <text:p>51.5868394836</text:p>
              </table:table-cell>
              <table:table-cell office:value-type="float" office:value="13.122734">
                <text:p>13.122734</text:p>
              </table:table-cell>
              <table:table-cell office:value-type="float" office:value="47.525574">
                <text:p>47.52557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7056006186">
                <text:p>3.7056006186</text:p>
              </table:table-cell>
              <table:table-cell office:value-type="float" office:value="51.6711693352">
                <text:p>51.6711693352</text:p>
              </table:table-cell>
              <table:table-cell office:value-type="float" office:value="13.268654">
                <text:p>13.268654</text:p>
              </table:table-cell>
              <table:table-cell office:value-type="float" office:value="47.560303">
                <text:p>47.56030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81602851872">
                <text:p>3.81602851872</text:p>
              </table:table-cell>
              <table:table-cell office:value-type="float" office:value="51.8387046079">
                <text:p>51.8387046079</text:p>
              </table:table-cell>
              <table:table-cell office:value-type="float" office:value="13.414574">
                <text:p>13.414574</text:p>
              </table:table-cell>
              <table:table-cell office:value-type="float" office:value="47.595032">
                <text:p>47.5950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2847382389">
                <text:p>3.92847382389</text:p>
              </table:table-cell>
              <table:table-cell office:value-type="float" office:value="52.0047198879">
                <text:p>52.0047198879</text:p>
              </table:table-cell>
              <table:table-cell office:value-type="float" office:value="13.560493">
                <text:p>13.560493</text:p>
              </table:table-cell>
              <table:table-cell office:value-type="float" office:value="47.629761">
                <text:p>47.6297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04654158373">
                <text:p>4.04654158373</text:p>
              </table:table-cell>
              <table:table-cell office:value-type="float" office:value="52.1742896671">
                <text:p>52.1742896671</text:p>
              </table:table-cell>
              <table:table-cell office:value-type="float" office:value="13.706413">
                <text:p>13.706413</text:p>
              </table:table-cell>
              <table:table-cell office:value-type="float" office:value="47.664482">
                <text:p>47.66448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16338868958">
                <text:p>4.16338868958</text:p>
              </table:table-cell>
              <table:table-cell office:value-type="float" office:value="52.337056315">
                <text:p>52.337056315</text:p>
              </table:table-cell>
              <table:table-cell office:value-type="float" office:value="13.852985">
                <text:p>13.852985</text:p>
              </table:table-cell>
              <table:table-cell office:value-type="float" office:value="47.696335">
                <text:p>47.69633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28307277199">
                <text:p>4.28307277199</text:p>
              </table:table-cell>
              <table:table-cell office:value-type="float" office:value="52.4979916996">
                <text:p>52.4979916996</text:p>
              </table:table-cell>
              <table:table-cell office:value-type="float" office:value="13.999557">
                <text:p>13.999557</text:p>
              </table:table-cell>
              <table:table-cell office:value-type="float" office:value="47.728188">
                <text:p>47.7281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.39350412427">
                <text:p>4.39350412427</text:p>
              </table:table-cell>
              <table:table-cell office:value-type="float" office:value="52.6423936807">
                <text:p>52.6423936807</text:p>
              </table:table-cell>
              <table:table-cell office:value-type="float" office:value="14.146126">
                <text:p>14.146126</text:p>
              </table:table-cell>
              <table:table-cell office:value-type="float" office:value="47.76004">
                <text:p>47.7600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53264117042">
                <text:p>4.53264117042</text:p>
              </table:table-cell>
              <table:table-cell office:value-type="float" office:value="52.8198180592">
                <text:p>52.8198180592</text:p>
              </table:table-cell>
              <table:table-cell office:value-type="float" office:value="14.292694">
                <text:p>14.292694</text:p>
              </table:table-cell>
              <table:table-cell office:value-type="float" office:value="47.791885">
                <text:p>47.79188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.65823010076">
                <text:p>4.65823010076</text:p>
              </table:table-cell>
              <table:table-cell office:value-type="float" office:value="52.9758210675">
                <text:p>52.9758210675</text:p>
              </table:table-cell>
              <table:table-cell office:value-type="float" office:value="14.439262">
                <text:p>14.439262</text:p>
              </table:table-cell>
              <table:table-cell office:value-type="float" office:value="47.823738">
                <text:p>47.82373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7217487511">
                <text:p>4.7217487511</text:p>
              </table:table-cell>
              <table:table-cell office:value-type="float" office:value="53.0532164371">
                <text:p>53.0532164371</text:p>
              </table:table-cell>
              <table:table-cell office:value-type="float" office:value="14.586521">
                <text:p>14.586521</text:p>
              </table:table-cell>
              <table:table-cell office:value-type="float" office:value="47.852249">
                <text:p>47.85224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85027258646">
                <text:p>4.85027258646</text:p>
              </table:table-cell>
              <table:table-cell office:value-type="float" office:value="53.2067767637">
                <text:p>53.2067767637</text:p>
              </table:table-cell>
              <table:table-cell office:value-type="float" office:value="14.73378">
                <text:p>14.73378</text:p>
              </table:table-cell>
              <table:table-cell office:value-type="float" office:value="47.88076">
                <text:p>47.8807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98076844511">
                <text:p>4.98076844511</text:p>
              </table:table-cell>
              <table:table-cell office:value-type="float" office:value="53.3586549927">
                <text:p>53.3586549927</text:p>
              </table:table-cell>
              <table:table-cell office:value-type="float" office:value="14.881039">
                <text:p>14.881039</text:p>
              </table:table-cell>
              <table:table-cell office:value-type="float" office:value="47.909271">
                <text:p>47.90927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.11322637633">
                <text:p>5.11322637633</text:p>
              </table:table-cell>
              <table:table-cell office:value-type="float" office:value="53.5088020038">
                <text:p>53.5088020038</text:p>
              </table:table-cell>
              <table:table-cell office:value-type="float" office:value="15.028297">
                <text:p>15.028297</text:p>
              </table:table-cell>
              <table:table-cell office:value-type="float" office:value="47.937782">
                <text:p>47.93778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.24763583663">
                <text:p>5.24763583663</text:p>
              </table:table-cell>
              <table:table-cell office:value-type="float" office:value="53.6571883906">
                <text:p>53.6571883906</text:p>
              </table:table-cell>
              <table:table-cell office:value-type="float" office:value="15.175556">
                <text:p>15.175556</text:p>
              </table:table-cell>
              <table:table-cell office:value-type="float" office:value="47.966286">
                <text:p>47.96628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.3838770852">
                <text:p>5.3838770852</text:p>
              </table:table-cell>
              <table:table-cell office:value-type="float" office:value="53.8038248784">
                <text:p>53.8038248784</text:p>
              </table:table-cell>
              <table:table-cell office:value-type="float" office:value="15.323429">
                <text:p>15.323429</text:p>
              </table:table-cell>
              <table:table-cell office:value-type="float" office:value="47.991463">
                <text:p>47.9914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.52186878198">
                <text:p>5.52186878198</text:p>
              </table:table-cell>
              <table:table-cell office:value-type="float" office:value="53.9486945171">
                <text:p>53.9486945171</text:p>
              </table:table-cell>
              <table:table-cell office:value-type="float" office:value="15.471298">
                <text:p>15.471298</text:p>
              </table:table-cell>
              <table:table-cell office:value-type="float" office:value="48.01664">
                <text:p>48.0166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.60024747879">
                <text:p>5.60024747879</text:p>
              </table:table-cell>
              <table:table-cell office:value-type="float" office:value="54.029396624">
                <text:p>54.029396624</text:p>
              </table:table-cell>
              <table:table-cell office:value-type="float" office:value="15.619167">
                <text:p>15.619167</text:p>
              </table:table-cell>
              <table:table-cell office:value-type="float" office:value="48.041817">
                <text:p>48.0418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73650253256">
                <text:p>5.73650253256</text:p>
              </table:table-cell>
              <table:table-cell office:value-type="float" office:value="54.167036738">
                <text:p>54.167036738</text:p>
              </table:table-cell>
              <table:table-cell office:value-type="float" office:value="15.76704">
                <text:p>15.76704</text:p>
              </table:table-cell>
              <table:table-cell office:value-type="float" office:value="48.066994">
                <text:p>48.06699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87882320313">
                <text:p>5.87882320313</text:p>
              </table:table-cell>
              <table:table-cell office:value-type="float" office:value="54.3073044235">
                <text:p>54.3073044235</text:p>
              </table:table-cell>
              <table:table-cell office:value-type="float" office:value="15.915333">
                <text:p>15.915333</text:p>
              </table:table-cell>
              <table:table-cell office:value-type="float" office:value="48.089539">
                <text:p>48.0895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.02281911401">
                <text:p>6.02281911401</text:p>
              </table:table-cell>
              <table:table-cell office:value-type="float" office:value="54.4456964337">
                <text:p>54.4456964337</text:p>
              </table:table-cell>
              <table:table-cell office:value-type="float" office:value="16.063625">
                <text:p>16.063625</text:p>
              </table:table-cell>
              <table:table-cell office:value-type="float" office:value="48.112083">
                <text:p>48.11208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6.1684649072">
                <text:p>6.1684649072</text:p>
              </table:table-cell>
              <table:table-cell office:value-type="float" office:value="54.5821733786">
                <text:p>54.5821733786</text:p>
              </table:table-cell>
              <table:table-cell office:value-type="float" office:value="16.211918">
                <text:p>16.211918</text:p>
              </table:table-cell>
              <table:table-cell office:value-type="float" office:value="48.134628">
                <text:p>48.1346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.31573480575">
                <text:p>6.31573480575</text:p>
              </table:table-cell>
              <table:table-cell office:value-type="float" office:value="54.7167019153">
                <text:p>54.7167019153</text:p>
              </table:table-cell>
              <table:table-cell office:value-type="float" office:value="16.360207">
                <text:p>16.360207</text:p>
              </table:table-cell>
              <table:table-cell office:value-type="float" office:value="48.157173">
                <text:p>48.15717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.46928500653">
                <text:p>6.46928500653</text:p>
              </table:table-cell>
              <table:table-cell office:value-type="float" office:value="54.8533720921">
                <text:p>54.8533720921</text:p>
              </table:table-cell>
              <table:table-cell office:value-type="float" office:value="16.508495">
                <text:p>16.508495</text:p>
              </table:table-cell>
              <table:table-cell office:value-type="float" office:value="48.179718">
                <text:p>48.17971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6.54434162739">
                <text:p>6.54434162739</text:p>
              </table:table-cell>
              <table:table-cell office:value-type="float" office:value="54.9188754708">
                <text:p>54.9188754708</text:p>
              </table:table-cell>
              <table:table-cell office:value-type="float" office:value="16.657223">
                <text:p>16.657223</text:p>
              </table:table-cell>
              <table:table-cell office:value-type="float" office:value="48.199188">
                <text:p>48.19918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.69088470153">
                <text:p>6.69088470153</text:p>
              </table:table-cell>
              <table:table-cell office:value-type="float" office:value="55.0443549834">
                <text:p>55.0443549834</text:p>
              </table:table-cell>
              <table:table-cell office:value-type="float" office:value="16.80595">
                <text:p>16.80595</text:p>
              </table:table-cell>
              <table:table-cell office:value-type="float" office:value="48.218651">
                <text:p>48.21865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8532928757">
                <text:p>6.8532928757</text:p>
              </table:table-cell>
              <table:table-cell office:value-type="float" office:value="55.1797725209">
                <text:p>55.1797725209</text:p>
              </table:table-cell>
              <table:table-cell office:value-type="float" office:value="16.954678">
                <text:p>16.954678</text:p>
              </table:table-cell>
              <table:table-cell office:value-type="float" office:value="48.238121">
                <text:p>48.23812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00288718126">
                <text:p>7.00288718126</text:p>
              </table:table-cell>
              <table:table-cell office:value-type="float" office:value="55.3012157643">
                <text:p>55.3012157643</text:p>
              </table:table-cell>
              <table:table-cell office:value-type="float" office:value="17.103405">
                <text:p>17.103405</text:p>
              </table:table-cell>
              <table:table-cell office:value-type="float" office:value="48.257584">
                <text:p>48.25758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.15881018042">
                <text:p>7.15881018042</text:p>
              </table:table-cell>
              <table:table-cell office:value-type="float" office:value="55.4245401054">
                <text:p>55.4245401054</text:p>
              </table:table-cell>
              <table:table-cell office:value-type="float" office:value="17.252132">
                <text:p>17.252132</text:p>
              </table:table-cell>
              <table:table-cell office:value-type="float" office:value="48.277046">
                <text:p>48.27704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.31130439404">
                <text:p>7.31130439404</text:p>
              </table:table-cell>
              <table:table-cell office:value-type="float" office:value="55.5420159241">
                <text:p>55.5420159241</text:p>
              </table:table-cell>
              <table:table-cell office:value-type="float" office:value="17.401234">
                <text:p>17.401234</text:p>
              </table:table-cell>
              <table:table-cell office:value-type="float" office:value="48.293434">
                <text:p>48.29343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47517341933">
                <text:p>7.47517341933</text:p>
              </table:table-cell>
              <table:table-cell office:value-type="float" office:value="55.6649122702">
                <text:p>55.6649122702</text:p>
              </table:table-cell>
              <table:table-cell office:value-type="float" office:value="17.550335">
                <text:p>17.550335</text:p>
              </table:table-cell>
              <table:table-cell office:value-type="float" office:value="48.309822">
                <text:p>48.3098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.55017719838">
                <text:p>7.55017719838</text:p>
              </table:table-cell>
              <table:table-cell office:value-type="float" office:value="55.7200627338">
                <text:p>55.7200627338</text:p>
              </table:table-cell>
              <table:table-cell office:value-type="float" office:value="17.699436">
                <text:p>17.699436</text:p>
              </table:table-cell>
              <table:table-cell office:value-type="float" office:value="48.32621">
                <text:p>48.326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.71632282841">
                <text:p>7.71632282841</text:p>
              </table:table-cell>
              <table:table-cell office:value-type="float" office:value="55.8398872254">
                <text:p>55.8398872254</text:p>
              </table:table-cell>
              <table:table-cell office:value-type="float" office:value="17.848537">
                <text:p>17.848537</text:p>
              </table:table-cell>
              <table:table-cell office:value-type="float" office:value="48.342598">
                <text:p>48.34259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87892519488">
                <text:p>7.87892519488</text:p>
              </table:table-cell>
              <table:table-cell office:value-type="float" office:value="55.9541244788">
                <text:p>55.9541244788</text:p>
              </table:table-cell>
              <table:table-cell office:value-type="float" office:value="17.997887">
                <text:p>17.997887</text:p>
              </table:table-cell>
              <table:table-cell office:value-type="float" office:value="48.356499">
                <text:p>48.356499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.04297826938">
                <text:p>8.04297826938</text:p>
              </table:table-cell>
              <table:table-cell office:value-type="float" office:value="56.066408492">
                <text:p>56.066408492</text:p>
              </table:table-cell>
              <table:table-cell office:value-type="float" office:value="18.147236">
                <text:p>18.147236</text:p>
              </table:table-cell>
              <table:table-cell office:value-type="float" office:value="48.370399">
                <text:p>48.37039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21363955814">
                <text:p>8.21363955814</text:p>
              </table:table-cell>
              <table:table-cell office:value-type="float" office:value="56.1800771621">
                <text:p>56.1800771621</text:p>
              </table:table-cell>
              <table:table-cell office:value-type="float" office:value="18.296585">
                <text:p>18.296585</text:p>
              </table:table-cell>
              <table:table-cell office:value-type="float" office:value="48.384293">
                <text:p>48.3842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.38052168153">
                <text:p>8.38052168153</text:p>
              </table:table-cell>
              <table:table-cell office:value-type="float" office:value="56.2881765369">
                <text:p>56.2881765369</text:p>
              </table:table-cell>
              <table:table-cell office:value-type="float" office:value="18.445934">
                <text:p>18.445934</text:p>
              </table:table-cell>
              <table:table-cell office:value-type="float" office:value="48.398193">
                <text:p>48.39819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5487436473">
                <text:p>8.5487436473</text:p>
              </table:table-cell>
              <table:table-cell office:value-type="float" office:value="56.3941601313">
                <text:p>56.3941601313</text:p>
              </table:table-cell>
              <table:table-cell office:value-type="float" office:value="18.595284">
                <text:p>18.595284</text:p>
              </table:table-cell>
              <table:table-cell office:value-type="float" office:value="48.412086">
                <text:p>48.4120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.72893115959">
                <text:p>8.72893115959</text:p>
              </table:table-cell>
              <table:table-cell office:value-type="float" office:value="56.5044526352">
                <text:p>56.5044526352</text:p>
              </table:table-cell>
              <table:table-cell office:value-type="float" office:value="18.744877">
                <text:p>18.744877</text:p>
              </table:table-cell>
              <table:table-cell office:value-type="float" office:value="48.423088">
                <text:p>48.42308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80889786636">
                <text:p>8.80889786636</text:p>
              </table:table-cell>
              <table:table-cell office:value-type="float" office:value="56.5523507087">
                <text:p>56.5523507087</text:p>
              </table:table-cell>
              <table:table-cell office:value-type="float" office:value="18.894466">
                <text:p>18.894466</text:p>
              </table:table-cell>
              <table:table-cell office:value-type="float" office:value="48.43409">
                <text:p>48.4340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.98044954723">
                <text:p>8.98044954723</text:p>
              </table:table-cell>
              <table:table-cell office:value-type="float" office:value="56.6529587005">
                <text:p>56.6529587005</text:p>
              </table:table-cell>
              <table:table-cell office:value-type="float" office:value="19.044056">
                <text:p>19.044056</text:p>
              </table:table-cell>
              <table:table-cell office:value-type="float" office:value="48.445084">
                <text:p>48.44508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.15327987687">
                <text:p>9.15327987687</text:p>
              </table:table-cell>
              <table:table-cell office:value-type="float" office:value="56.7513440363">
                <text:p>56.7513440363</text:p>
              </table:table-cell>
              <table:table-cell office:value-type="float" office:value="19.193645">
                <text:p>19.193645</text:p>
              </table:table-cell>
              <table:table-cell office:value-type="float" office:value="48.456078">
                <text:p>48.45607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.3273723113">
                <text:p>9.3273723113</text:p>
              </table:table-cell>
              <table:table-cell office:value-type="float" office:value="56.8474498523">
                <text:p>56.8474498523</text:p>
              </table:table-cell>
              <table:table-cell office:value-type="float" office:value="19.343235">
                <text:p>19.343235</text:p>
              </table:table-cell>
              <table:table-cell office:value-type="float" office:value="48.467079">
                <text:p>48.46707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.50816556551">
                <text:p>9.50816556551</text:p>
              </table:table-cell>
              <table:table-cell office:value-type="float" office:value="56.9442496203">
                <text:p>56.9442496203</text:p>
              </table:table-cell>
              <table:table-cell office:value-type="float" office:value="19.493015">
                <text:p>19.493015</text:p>
              </table:table-cell>
              <table:table-cell office:value-type="float" office:value="48.475136">
                <text:p>48.47513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.68467897954">
                <text:p>9.68467897954</text:p>
              </table:table-cell>
              <table:table-cell office:value-type="float" office:value="57.0358201225">
                <text:p>57.0358201225</text:p>
              </table:table-cell>
              <table:table-cell office:value-type="float" office:value="19.642796">
                <text:p>19.642796</text:p>
              </table:table-cell>
              <table:table-cell office:value-type="float" office:value="48.483192">
                <text:p>48.48319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.85678917324">
                <text:p>9.85678917324</text:p>
              </table:table-cell>
              <table:table-cell office:value-type="float" office:value="57.1225136591">
                <text:p>57.1225136591</text:p>
              </table:table-cell>
              <table:table-cell office:value-type="float" office:value="19.792576">
                <text:p>19.792576</text:p>
              </table:table-cell>
              <table:table-cell office:value-type="float" office:value="48.491249">
                <text:p>48.49124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.0355606395">
                <text:p>10.0355606395</text:p>
              </table:table-cell>
              <table:table-cell office:value-type="float" office:value="57.2099898257">
                <text:p>57.2099898257</text:p>
              </table:table-cell>
              <table:table-cell office:value-type="float" office:value="19.942356">
                <text:p>19.942356</text:p>
              </table:table-cell>
              <table:table-cell office:value-type="float" office:value="48.499313">
                <text:p>48.4993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.1253645087">
                <text:p>10.1253645087</text:p>
              </table:table-cell>
              <table:table-cell office:value-type="float" office:value="57.2530766573">
                <text:p>57.2530766573</text:p>
              </table:table-cell>
              <table:table-cell office:value-type="float" office:value="20.092133">
                <text:p>20.092133</text:p>
              </table:table-cell>
              <table:table-cell office:value-type="float" office:value="48.50737">
                <text:p>48.5073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.3116144699">
                <text:p>10.3116144699</text:p>
              </table:table-cell>
              <table:table-cell office:value-type="float" office:value="57.3405264881">
                <text:p>57.3405264881</text:p>
              </table:table-cell>
              <table:table-cell office:value-type="float" office:value="20.242043">
                <text:p>20.242043</text:p>
              </table:table-cell>
              <table:table-cell office:value-type="float" office:value="48.512512">
                <text:p>48.5125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.4991832423">
                <text:p>10.4991832423</text:p>
              </table:table-cell>
              <table:table-cell office:value-type="float" office:value="57.4259519943">
                <text:p>57.4259519943</text:p>
              </table:table-cell>
              <table:table-cell office:value-type="float" office:value="20.391953">
                <text:p>20.391953</text:p>
              </table:table-cell>
              <table:table-cell office:value-type="float" office:value="48.517654">
                <text:p>48.51765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.6879994376">
                <text:p>10.6879994376</text:p>
              </table:table-cell>
              <table:table-cell office:value-type="float" office:value="57.5095306374">
                <text:p>57.5095306374</text:p>
              </table:table-cell>
              <table:table-cell office:value-type="float" office:value="20.541862">
                <text:p>20.541862</text:p>
              </table:table-cell>
              <table:table-cell office:value-type="float" office:value="48.522797">
                <text:p>48.5227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.8722034385">
                <text:p>10.8722034385</text:p>
              </table:table-cell>
              <table:table-cell office:value-type="float" office:value="57.5887493151">
                <text:p>57.5887493151</text:p>
              </table:table-cell>
              <table:table-cell office:value-type="float" office:value="20.691769">
                <text:p>20.691769</text:p>
              </table:table-cell>
              <table:table-cell office:value-type="float" office:value="48.527939">
                <text:p>48.52793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1.0574432444">
                <text:p>11.0574432444</text:p>
              </table:table-cell>
              <table:table-cell office:value-type="float" office:value="57.6661402435">
                <text:p>57.6661402435</text:p>
              </table:table-cell>
              <table:table-cell office:value-type="float" office:value="20.841675">
                <text:p>20.841675</text:p>
              </table:table-cell>
              <table:table-cell office:value-type="float" office:value="48.533081">
                <text:p>48.53308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1.2436406343">
                <text:p>11.2436406343</text:p>
              </table:table-cell>
              <table:table-cell office:value-type="float" office:value="57.7417488663">
                <text:p>57.7417488663</text:p>
              </table:table-cell>
              <table:table-cell office:value-type="float" office:value="20.991657">
                <text:p>20.991657</text:p>
              </table:table-cell>
              <table:table-cell office:value-type="float" office:value="48.535324">
                <text:p>48.5353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1.337097636">
                <text:p>11.337097636</text:p>
              </table:table-cell>
              <table:table-cell office:value-type="float" office:value="57.7788270603">
                <text:p>57.7788270603</text:p>
              </table:table-cell>
              <table:table-cell office:value-type="float" office:value="21.14164">
                <text:p>21.14164</text:p>
              </table:table-cell>
              <table:table-cell office:value-type="float" office:value="48.53756">
                <text:p>48.5375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.5187719013">
                <text:p>11.5187719013</text:p>
              </table:table-cell>
              <table:table-cell office:value-type="float" office:value="57.8492864035">
                <text:p>57.8492864035</text:p>
              </table:table-cell>
              <table:table-cell office:value-type="float" office:value="21.291618">
                <text:p>21.291618</text:p>
              </table:table-cell>
              <table:table-cell office:value-type="float" office:value="48.539803">
                <text:p>48.53980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1.7130123723">
                <text:p>11.7130123723</text:p>
              </table:table-cell>
              <table:table-cell office:value-type="float" office:value="57.9223931314">
                <text:p>57.9223931314</text:p>
              </table:table-cell>
              <table:table-cell office:value-type="float" office:value="21.441597">
                <text:p>21.441597</text:p>
              </table:table-cell>
              <table:table-cell office:value-type="float" office:value="48.542038">
                <text:p>48.5420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1.9021558683">
                <text:p>11.9021558683</text:p>
              </table:table-cell>
              <table:table-cell office:value-type="float" office:value="57.9915039886">
                <text:p>57.9915039886</text:p>
              </table:table-cell>
              <table:table-cell office:value-type="float" office:value="21.591576">
                <text:p>21.591576</text:p>
              </table:table-cell>
              <table:table-cell office:value-type="float" office:value="48.544281">
                <text:p>48.5442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2.0980186498">
                <text:p>12.0980186498</text:p>
              </table:table-cell>
              <table:table-cell office:value-type="float" office:value="58.0609288353">
                <text:p>58.0609288353</text:p>
              </table:table-cell>
              <table:table-cell office:value-type="float" office:value="21.741573">
                <text:p>21.741573</text:p>
              </table:table-cell>
              <table:table-cell office:value-type="float" office:value="48.543625">
                <text:p>48.54362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2.3424980312">
                <text:p>12.3424980312</text:p>
              </table:table-cell>
              <table:table-cell office:value-type="float" office:value="58.1444817305">
                <text:p>58.1444817305</text:p>
              </table:table-cell>
              <table:table-cell office:value-type="float" office:value="21.891567">
                <text:p>21.891567</text:p>
              </table:table-cell>
              <table:table-cell office:value-type="float" office:value="48.542969">
                <text:p>48.54296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2.4801608819">
                <text:p>12.4801608819</text:p>
              </table:table-cell>
              <table:table-cell office:value-type="float" office:value="58.1900680515">
                <text:p>58.1900680515</text:p>
              </table:table-cell>
              <table:table-cell office:value-type="float" office:value="22.041565">
                <text:p>22.041565</text:p>
              </table:table-cell>
              <table:table-cell office:value-type="float" office:value="48.542313">
                <text:p>48.5423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2.6661331522">
                <text:p>12.6661331522</text:p>
              </table:table-cell>
              <table:table-cell office:value-type="float" office:value="58.2498325481">
                <text:p>58.2498325481</text:p>
              </table:table-cell>
              <table:table-cell office:value-type="float" office:value="22.191559">
                <text:p>22.191559</text:p>
              </table:table-cell>
              <table:table-cell office:value-type="float" office:value="48.541656">
                <text:p>48.54165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2.7683966732">
                <text:p>12.7683966732</text:p>
              </table:table-cell>
              <table:table-cell office:value-type="float" office:value="58.2813579682">
                <text:p>58.2813579682</text:p>
              </table:table-cell>
              <table:table-cell office:value-type="float" office:value="22.341553">
                <text:p>22.341553</text:p>
              </table:table-cell>
              <table:table-cell office:value-type="float" office:value="48.541">
                <text:p>48.54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2.955462347">
                <text:p>12.955462347</text:p>
              </table:table-cell>
              <table:table-cell office:value-type="float" office:value="58.3369255547">
                <text:p>58.3369255547</text:p>
              </table:table-cell>
              <table:table-cell office:value-type="float" office:value="22.491508">
                <text:p>22.491508</text:p>
              </table:table-cell>
              <table:table-cell office:value-type="float" office:value="48.537453">
                <text:p>48.53745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3.1430805163">
                <text:p>13.1430805163</text:p>
              </table:table-cell>
              <table:table-cell office:value-type="float" office:value="58.390759852">
                <text:p>58.390759852</text:p>
              </table:table-cell>
              <table:table-cell office:value-type="float" office:value="22.641464">
                <text:p>22.641464</text:p>
              </table:table-cell>
              <table:table-cell office:value-type="float" office:value="48.533905">
                <text:p>48.5339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3.3492343536">
                <text:p>13.3492343536</text:p>
              </table:table-cell>
              <table:table-cell office:value-type="float" office:value="58.4481359708">
                <text:p>58.4481359708</text:p>
              </table:table-cell>
              <table:table-cell office:value-type="float" office:value="22.79142">
                <text:p>22.79142</text:p>
              </table:table-cell>
              <table:table-cell office:value-type="float" office:value="48.530357">
                <text:p>48.53035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3.5377439162">
                <text:p>13.5377439162</text:p>
              </table:table-cell>
              <table:table-cell office:value-type="float" office:value="58.4989593707">
                <text:p>58.4989593707</text:p>
              </table:table-cell>
              <table:table-cell office:value-type="float" office:value="22.941376">
                <text:p>22.941376</text:p>
              </table:table-cell>
              <table:table-cell office:value-type="float" office:value="48.52681">
                <text:p>48.5268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.7391165693">
                <text:p>13.7391165693</text:p>
              </table:table-cell>
              <table:table-cell office:value-type="float" office:value="58.5512558074">
                <text:p>58.5512558074</text:p>
              </table:table-cell>
              <table:table-cell office:value-type="float" office:value="23.091328">
                <text:p>23.091328</text:p>
              </table:table-cell>
              <table:table-cell office:value-type="float" office:value="48.523254">
                <text:p>48.52325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3.9289479604">
                <text:p>13.9289479604</text:p>
              </table:table-cell>
              <table:table-cell office:value-type="float" office:value="58.5985070804">
                <text:p>58.5985070804</text:p>
              </table:table-cell>
              <table:table-cell office:value-type="float" office:value="23.241188">
                <text:p>23.241188</text:p>
              </table:table-cell>
              <table:table-cell office:value-type="float" office:value="48.5168">
                <text:p>48.51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.1255288623">
                <text:p>14.1255288623</text:p>
              </table:table-cell>
              <table:table-cell office:value-type="float" office:value="58.6455350084">
                <text:p>58.6455350084</text:p>
              </table:table-cell>
              <table:table-cell office:value-type="float" office:value="23.391048">
                <text:p>23.391048</text:p>
              </table:table-cell>
              <table:table-cell office:value-type="float" office:value="48.510345">
                <text:p>48.51034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.2301930395">
                <text:p>14.2301930395</text:p>
              </table:table-cell>
              <table:table-cell office:value-type="float" office:value="58.6698338636">
                <text:p>58.6698338636</text:p>
              </table:table-cell>
              <table:table-cell office:value-type="float" office:value="23.540905">
                <text:p>23.540905</text:p>
              </table:table-cell>
              <table:table-cell office:value-type="float" office:value="48.503891">
                <text:p>48.50389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.4214330681">
                <text:p>14.4214330681</text:p>
              </table:table-cell>
              <table:table-cell office:value-type="float" office:value="58.7129591868">
                <text:p>58.7129591868</text:p>
              </table:table-cell>
              <table:table-cell office:value-type="float" office:value="23.690762">
                <text:p>23.690762</text:p>
              </table:table-cell>
              <table:table-cell office:value-type="float" office:value="48.497437">
                <text:p>48.4974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.6193173372">
                <text:p>14.6193173372</text:p>
              </table:table-cell>
              <table:table-cell office:value-type="float" office:value="58.7559140127">
                <text:p>58.7559140127</text:p>
              </table:table-cell>
              <table:table-cell office:value-type="float" office:value="23.840618">
                <text:p>23.840618</text:p>
              </table:table-cell>
              <table:table-cell office:value-type="float" office:value="48.490982">
                <text:p>48.4909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.8176511469">
                <text:p>14.8176511469</text:p>
              </table:table-cell>
              <table:table-cell office:value-type="float" office:value="58.7973298518">
                <text:p>58.7973298518</text:p>
              </table:table-cell>
              <table:table-cell office:value-type="float" office:value="23.990322">
                <text:p>23.990322</text:p>
              </table:table-cell>
              <table:table-cell office:value-type="float" office:value="48.481606">
                <text:p>48.4816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0164082951">
                <text:p>15.0164082951</text:p>
              </table:table-cell>
              <table:table-cell office:value-type="float" office:value="58.8372237634">
                <text:p>58.8372237634</text:p>
              </table:table-cell>
              <table:table-cell office:value-type="float" office:value="24.140026">
                <text:p>24.140026</text:p>
              </table:table-cell>
              <table:table-cell office:value-type="float" office:value="48.472229">
                <text:p>48.4722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221789453">
                <text:p>15.221789453</text:p>
              </table:table-cell>
              <table:table-cell office:value-type="float" office:value="58.8767872863">
                <text:p>58.8767872863</text:p>
              </table:table-cell>
              <table:table-cell office:value-type="float" office:value="24.28973">
                <text:p>24.28973</text:p>
              </table:table-cell>
              <table:table-cell office:value-type="float" office:value="48.462852">
                <text:p>48.46285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4213218847">
                <text:p>15.4213218847</text:p>
              </table:table-cell>
              <table:table-cell office:value-type="float" office:value="58.9136396292">
                <text:p>58.9136396292</text:p>
              </table:table-cell>
              <table:table-cell office:value-type="float" office:value="24.439434">
                <text:p>24.439434</text:p>
              </table:table-cell>
              <table:table-cell office:value-type="float" office:value="48.453484">
                <text:p>48.4534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6149516242">
                <text:p>15.6149516242</text:p>
              </table:table-cell>
              <table:table-cell office:value-type="float" office:value="58.9479408748">
                <text:p>58.9479408748</text:p>
              </table:table-cell>
              <table:table-cell office:value-type="float" office:value="24.589138">
                <text:p>24.589138</text:p>
              </table:table-cell>
              <table:table-cell office:value-type="float" office:value="48.444107">
                <text:p>48.4441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7150125177">
                <text:p>15.7150125177</text:p>
              </table:table-cell>
              <table:table-cell office:value-type="float" office:value="58.9651077248">
                <text:p>58.9651077248</text:p>
              </table:table-cell>
              <table:table-cell office:value-type="float" office:value="24.738628">
                <text:p>24.738628</text:p>
              </table:table-cell>
              <table:table-cell office:value-type="float" office:value="48.431786">
                <text:p>48.431786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9153674241">
                <text:p>15.9153674241</text:p>
              </table:table-cell>
              <table:table-cell office:value-type="float" office:value="58.9983393855">
                <text:p>58.9983393855</text:p>
              </table:table-cell>
              <table:table-cell office:value-type="float" office:value="24.888119">
                <text:p>24.888119</text:p>
              </table:table-cell>
              <table:table-cell office:value-type="float" office:value="48.419464">
                <text:p>48.41946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.1160169706">
                <text:p>16.1160169706</text:p>
              </table:table-cell>
              <table:table-cell office:value-type="float" office:value="59.0301289965">
                <text:p>59.0301289965</text:p>
              </table:table-cell>
              <table:table-cell office:value-type="float" office:value="25.037609">
                <text:p>25.037609</text:p>
              </table:table-cell>
              <table:table-cell office:value-type="float" office:value="48.407143">
                <text:p>48.4071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.3169493284">
                <text:p>16.3169493284</text:p>
              </table:table-cell>
              <table:table-cell office:value-type="float" office:value="59.0605019994">
                <text:p>59.0605019994</text:p>
              </table:table-cell>
              <table:table-cell office:value-type="float" office:value="25.187099">
                <text:p>25.187099</text:p>
              </table:table-cell>
              <table:table-cell office:value-type="float" office:value="48.394821">
                <text:p>48.3948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.5181369619">
                <text:p>16.5181369619</text:p>
              </table:table-cell>
              <table:table-cell office:value-type="float" office:value="59.0895223818">
                <text:p>59.0895223818</text:p>
              </table:table-cell>
              <table:table-cell office:value-type="float" office:value="25.336586">
                <text:p>25.336586</text:p>
              </table:table-cell>
              <table:table-cell office:value-type="float" office:value="48.382507">
                <text:p>48.38250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.7195723237">
                <text:p>16.7195723237</text:p>
              </table:table-cell>
              <table:table-cell office:value-type="float" office:value="59.117178773">
                <text:p>59.117178773</text:p>
              </table:table-cell>
              <table:table-cell office:value-type="float" office:value="25.485802">
                <text:p>25.485802</text:p>
              </table:table-cell>
              <table:table-cell office:value-type="float" office:value="48.36721">
                <text:p>48.367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.9401551415">
                <text:p>16.9401551415</text:p>
              </table:table-cell>
              <table:table-cell office:value-type="float" office:value="59.1458285008">
                <text:p>59.1458285008</text:p>
              </table:table-cell>
              <table:table-cell office:value-type="float" office:value="25.635017">
                <text:p>25.635017</text:p>
              </table:table-cell>
              <table:table-cell office:value-type="float" office:value="48.351913">
                <text:p>48.3519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7.0347734413">
                <text:p>17.0347734413</text:p>
              </table:table-cell>
              <table:table-cell office:value-type="float" office:value="59.1575947206">
                <text:p>59.1575947206</text:p>
              </table:table-cell>
              <table:table-cell office:value-type="float" office:value="25.784233">
                <text:p>25.784233</text:p>
              </table:table-cell>
              <table:table-cell office:value-type="float" office:value="48.336609">
                <text:p>48.33660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7.2241396967">
                <text:p>17.2241396967</text:p>
              </table:table-cell>
              <table:table-cell office:value-type="float" office:value="59.1802214273">
                <text:p>59.1802214273</text:p>
              </table:table-cell>
              <table:table-cell office:value-type="float" office:value="25.933449">
                <text:p>25.933449</text:p>
              </table:table-cell>
              <table:table-cell office:value-type="float" office:value="48.321312">
                <text:p>48.3213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7.4136870671">
                <text:p>17.4136870671</text:p>
              </table:table-cell>
              <table:table-cell office:value-type="float" office:value="59.2016686813">
                <text:p>59.2016686813</text:p>
              </table:table-cell>
              <table:table-cell office:value-type="float" office:value="26.082661">
                <text:p>26.082661</text:p>
              </table:table-cell>
              <table:table-cell office:value-type="float" office:value="48.306007">
                <text:p>48.30600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.635040947">
                <text:p>17.635040947</text:p>
              </table:table-cell>
              <table:table-cell office:value-type="float" office:value="59.2251989167">
                <text:p>59.2251989167</text:p>
              </table:table-cell>
              <table:table-cell office:value-type="float" office:value="26.231537">
                <text:p>26.231537</text:p>
              </table:table-cell>
              <table:table-cell office:value-type="float" office:value="48.287689">
                <text:p>48.2876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7.8376332709">
                <text:p>17.8376332709</text:p>
              </table:table-cell>
              <table:table-cell office:value-type="float" office:value="59.2453062165">
                <text:p>59.2453062165</text:p>
              </table:table-cell>
              <table:table-cell office:value-type="float" office:value="26.380413">
                <text:p>26.380413</text:p>
              </table:table-cell>
              <table:table-cell office:value-type="float" office:value="48.269371">
                <text:p>48.26937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.0340979386">
                <text:p>18.0340979386</text:p>
              </table:table-cell>
              <table:table-cell office:value-type="float" office:value="59.2635088791">
                <text:p>59.2635088791</text:p>
              </table:table-cell>
              <table:table-cell office:value-type="float" office:value="26.529285">
                <text:p>26.529285</text:p>
              </table:table-cell>
              <table:table-cell office:value-type="float" office:value="48.251053">
                <text:p>48.25105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.2434475719">
                <text:p>18.2434475719</text:p>
              </table:table-cell>
              <table:table-cell office:value-type="float" office:value="59.2815155138">
                <text:p>59.2815155138</text:p>
              </table:table-cell>
              <table:table-cell office:value-type="float" office:value="26.678158">
                <text:p>26.678158</text:p>
              </table:table-cell>
              <table:table-cell office:value-type="float" office:value="48.232742">
                <text:p>48.23274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.4467174631">
                <text:p>18.4467174631</text:p>
              </table:table-cell>
              <table:table-cell office:value-type="float" office:value="59.2976308146">
                <text:p>59.2976308146</text:p>
              </table:table-cell>
              <table:table-cell office:value-type="float" office:value="26.827034">
                <text:p>26.827034</text:p>
              </table:table-cell>
              <table:table-cell office:value-type="float" office:value="48.214424">
                <text:p>48.21442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.5484677048">
                <text:p>18.5484677048</text:p>
              </table:table-cell>
              <table:table-cell office:value-type="float" office:value="59.3052122977">
                <text:p>59.3052122977</text:p>
              </table:table-cell>
              <table:table-cell office:value-type="float" office:value="26.975502">
                <text:p>26.975502</text:p>
              </table:table-cell>
              <table:table-cell office:value-type="float" office:value="48.193047">
                <text:p>48.1930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8.7521041407">
                <text:p>18.7521041407</text:p>
              </table:table-cell>
              <table:table-cell office:value-type="float" office:value="59.3194353463">
                <text:p>59.3194353463</text:p>
              </table:table-cell>
              <table:table-cell office:value-type="float" office:value="27.123966">
                <text:p>27.123966</text:p>
              </table:table-cell>
              <table:table-cell office:value-type="float" office:value="48.171669">
                <text:p>48.17166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8.9558770945">
                <text:p>18.9558770945</text:p>
              </table:table-cell>
              <table:table-cell office:value-type="float" office:value="59.3323717726">
                <text:p>59.3323717726</text:p>
              </table:table-cell>
              <table:table-cell office:value-type="float" office:value="27.27243">
                <text:p>27.27243</text:p>
              </table:table-cell>
              <table:table-cell office:value-type="float" office:value="48.150291">
                <text:p>48.15029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.1597571898">
                <text:p>19.1597571898</text:p>
              </table:table-cell>
              <table:table-cell office:value-type="float" office:value="59.3440167707">
                <text:p>59.3440167707</text:p>
              </table:table-cell>
              <table:table-cell office:value-type="float" office:value="27.420898">
                <text:p>27.420898</text:p>
              </table:table-cell>
              <table:table-cell office:value-type="float" office:value="48.128922">
                <text:p>48.1289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9.3573510236">
                <text:p>19.3573510236</text:p>
              </table:table-cell>
              <table:table-cell office:value-type="float" office:value="59.354082124">
                <text:p>59.354082124</text:p>
              </table:table-cell>
              <table:table-cell office:value-type="float" office:value="27.569363">
                <text:p>27.569363</text:p>
              </table:table-cell>
              <table:table-cell office:value-type="float" office:value="48.107544">
                <text:p>48.10754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.5677680053">
                <text:p>19.5677680053</text:p>
              </table:table-cell>
              <table:table-cell office:value-type="float" office:value="59.3635088352">
                <text:p>59.3635088352</text:p>
              </table:table-cell>
              <table:table-cell office:value-type="float" office:value="27.717346">
                <text:p>27.717346</text:p>
              </table:table-cell>
              <table:table-cell office:value-type="float" office:value="48.083054">
                <text:p>48.08305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9.7654924565">
                <text:p>19.7654924565</text:p>
              </table:table-cell>
              <table:table-cell office:value-type="float" office:value="59.3711659459">
                <text:p>59.3711659459</text:p>
              </table:table-cell>
              <table:table-cell office:value-type="float" office:value="27.86533">
                <text:p>27.86533</text:p>
              </table:table-cell>
              <table:table-cell office:value-type="float" office:value="48.058563">
                <text:p>48.0585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.9760254838">
                <text:p>19.9760254838</text:p>
              </table:table-cell>
              <table:table-cell office:value-type="float" office:value="59.3780515073">
                <text:p>59.3780515073</text:p>
              </table:table-cell>
              <table:table-cell office:value-type="float" office:value="28.013313">
                <text:p>28.013313</text:p>
              </table:table-cell>
              <table:table-cell office:value-type="float" office:value="48.034073">
                <text:p>48.03407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0.0845003881">
                <text:p>20.0845003881</text:p>
              </table:table-cell>
              <table:table-cell office:value-type="float" office:value="59.3810906421">
                <text:p>59.3810906421</text:p>
              </table:table-cell>
              <table:table-cell office:value-type="float" office:value="28.161297">
                <text:p>28.161297</text:p>
              </table:table-cell>
              <table:table-cell office:value-type="float" office:value="48.009583">
                <text:p>48.00958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.2887154092">
                <text:p>20.2887154092</text:p>
              </table:table-cell>
              <table:table-cell office:value-type="float" office:value="59.3858816178">
                <text:p>59.3858816178</text:p>
              </table:table-cell>
              <table:table-cell office:value-type="float" office:value="28.309277">
                <text:p>28.309277</text:p>
              </table:table-cell>
              <table:table-cell office:value-type="float" office:value="47.985085">
                <text:p>47.9850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.4929595404">
                <text:p>20.4929595404</text:p>
              </table:table-cell>
              <table:table-cell office:value-type="float" office:value="59.3894699833">
                <text:p>59.3894699833</text:p>
              </table:table-cell>
              <table:table-cell office:value-type="float" office:value="28.456699">
                <text:p>28.456699</text:p>
              </table:table-cell>
              <table:table-cell office:value-type="float" office:value="47.95742">
                <text:p>47.957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.697224119">
                <text:p>20.697224119</text:p>
              </table:table-cell>
              <table:table-cell office:value-type="float" office:value="59.391866915">
                <text:p>59.391866915</text:p>
              </table:table-cell>
              <table:table-cell office:value-type="float" office:value="28.604122">
                <text:p>28.604122</text:p>
              </table:table-cell>
              <table:table-cell office:value-type="float" office:value="47.929756">
                <text:p>47.92975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0.9015015752">
                <text:p>20.9015015752</text:p>
              </table:table-cell>
              <table:table-cell office:value-type="float" office:value="59.3930794608">
                <text:p>59.3930794608</text:p>
              </table:table-cell>
              <table:table-cell office:value-type="float" office:value="28.751545">
                <text:p>28.751545</text:p>
              </table:table-cell>
              <table:table-cell office:value-type="float" office:value="47.9021">
                <text:p>47.902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1.0930174618">
                <text:p>21.0930174618</text:p>
              </table:table-cell>
              <table:table-cell office:value-type="float" office:value="59.3931505779">
                <text:p>59.3931505779</text:p>
              </table:table-cell>
              <table:table-cell office:value-type="float" office:value="28.898968">
                <text:p>28.898968</text:p>
              </table:table-cell>
              <table:table-cell office:value-type="float" office:value="47.874435">
                <text:p>47.87443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.3100661612">
                <text:p>21.3100661612</text:p>
              </table:table-cell>
              <table:table-cell office:value-type="float" office:value="59.3919937306">
                <text:p>59.3919937306</text:p>
              </table:table-cell>
              <table:table-cell office:value-type="float" office:value="29.046394">
                <text:p>29.046394</text:p>
              </table:table-cell>
              <table:table-cell office:value-type="float" office:value="47.846779">
                <text:p>47.8467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1.5143397527">
                <text:p>21.5143397527</text:p>
              </table:table-cell>
              <table:table-cell office:value-type="float" office:value="59.3897147226">
                <text:p>59.3897147226</text:p>
              </table:table-cell>
              <table:table-cell office:value-type="float" office:value="29.193172">
                <text:p>29.193172</text:p>
              </table:table-cell>
              <table:table-cell office:value-type="float" office:value="47.81588">
                <text:p>47.8158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1.6164712141">
                <text:p>21.6164712141</text:p>
              </table:table-cell>
              <table:table-cell office:value-type="float" office:value="59.3881436784">
                <text:p>59.3881436784</text:p>
              </table:table-cell>
              <table:table-cell office:value-type="float" office:value="29.339951">
                <text:p>29.339951</text:p>
              </table:table-cell>
              <table:table-cell office:value-type="float" office:value="47.784981">
                <text:p>47.78498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1.8207219815">
                <text:p>21.8207219815</text:p>
              </table:table-cell>
              <table:table-cell office:value-type="float" office:value="59.3841558127">
                <text:p>59.3841558127</text:p>
              </table:table-cell>
              <table:table-cell office:value-type="float" office:value="29.486732">
                <text:p>29.486732</text:p>
              </table:table-cell>
              <table:table-cell office:value-type="float" office:value="47.754082">
                <text:p>47.75408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2.0249488031">
                <text:p>22.0249488031</text:p>
              </table:table-cell>
              <table:table-cell office:value-type="float" office:value="59.3790361356">
                <text:p>59.3790361356</text:p>
              </table:table-cell>
              <table:table-cell office:value-type="float" office:value="29.633511">
                <text:p>29.633511</text:p>
              </table:table-cell>
              <table:table-cell office:value-type="float" office:value="47.72319">
                <text:p>47.723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2.229143047">
                <text:p>22.229143047</text:p>
              </table:table-cell>
              <table:table-cell office:value-type="float" office:value="59.3727868546">
                <text:p>59.3727868546</text:p>
              </table:table-cell>
              <table:table-cell office:value-type="float" office:value="29.780289">
                <text:p>29.780289</text:p>
              </table:table-cell>
              <table:table-cell office:value-type="float" office:value="47.692291">
                <text:p>47.69229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2.4332978609">
                <text:p>22.4332978609</text:p>
              </table:table-cell>
              <table:table-cell office:value-type="float" office:value="59.3654158003">
                <text:p>59.3654158003</text:p>
              </table:table-cell>
              <table:table-cell office:value-type="float" office:value="29.926331">
                <text:p>29.926331</text:p>
              </table:table-cell>
              <table:table-cell office:value-type="float" office:value="47.658089">
                <text:p>47.6580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2.64378451">
                <text:p>22.64378451</text:p>
              </table:table-cell>
              <table:table-cell office:value-type="float" office:value="59.3566443751">
                <text:p>59.3566443751</text:p>
              </table:table-cell>
              <table:table-cell office:value-type="float" office:value="30.072372">
                <text:p>30.072372</text:p>
              </table:table-cell>
              <table:table-cell office:value-type="float" office:value="47.623886">
                <text:p>47.62388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2.8414648013">
                <text:p>22.8414648013</text:p>
              </table:table-cell>
              <table:table-cell office:value-type="float" office:value="59.3473237834">
                <text:p>59.3473237834</text:p>
              </table:table-cell>
              <table:table-cell office:value-type="float" office:value="30.218414">
                <text:p>30.218414</text:p>
              </table:table-cell>
              <table:table-cell office:value-type="float" office:value="47.589684">
                <text:p>47.58968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2.9434725243">
                <text:p>22.9434725243</text:p>
              </table:table-cell>
              <table:table-cell office:value-type="float" office:value="59.3421046545">
                <text:p>59.3421046545</text:p>
              </table:table-cell>
              <table:table-cell office:value-type="float" office:value="30.36446">
                <text:p>30.36446</text:p>
              </table:table-cell>
              <table:table-cell office:value-type="float" office:value="47.555481">
                <text:p>47.55548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3.1474424393">
                <text:p>23.1474424393</text:p>
              </table:table-cell>
              <table:table-cell office:value-type="float" office:value="59.3308365054">
                <text:p>59.3308365054</text:p>
              </table:table-cell>
              <table:table-cell office:value-type="float" office:value="30.510502">
                <text:p>30.510502</text:p>
              </table:table-cell>
              <table:table-cell office:value-type="float" office:value="47.521271">
                <text:p>47.52127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3.3577178714">
                <text:p>23.3577178714</text:p>
              </table:table-cell>
              <table:table-cell office:value-type="float" office:value="59.3180635853">
                <text:p>59.3180635853</text:p>
              </table:table-cell>
              <table:table-cell office:value-type="float" office:value="30.655712">
                <text:p>30.655712</text:p>
              </table:table-cell>
              <table:table-cell office:value-type="float" office:value="47.483681">
                <text:p>47.48368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3.5551810739">
                <text:p>23.5551810739</text:p>
              </table:table-cell>
              <table:table-cell office:value-type="float" office:value="59.3050029178">
                <text:p>59.3050029178</text:p>
              </table:table-cell>
              <table:table-cell office:value-type="float" office:value="30.800922">
                <text:p>30.800922</text:p>
              </table:table-cell>
              <table:table-cell office:value-type="float" office:value="47.446091">
                <text:p>47.44609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3.7653046231">
                <text:p>23.7653046231</text:p>
              </table:table-cell>
              <table:table-cell office:value-type="float" office:value="59.2899735733">
                <text:p>59.2899735733</text:p>
              </table:table-cell>
              <table:table-cell office:value-type="float" office:value="30.946133">
                <text:p>30.946133</text:p>
              </table:table-cell>
              <table:table-cell office:value-type="float" office:value="47.408508">
                <text:p>47.40850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3.9753419343">
                <text:p>23.9753419343</text:p>
              </table:table-cell>
              <table:table-cell office:value-type="float" office:value="59.2737887546">
                <text:p>59.2737887546</text:p>
              </table:table-cell>
              <table:table-cell office:value-type="float" office:value="31.091339">
                <text:p>31.091339</text:p>
              </table:table-cell>
              <table:table-cell office:value-type="float" office:value="47.370918">
                <text:p>47.3709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4.1725650075">
                <text:p>24.1725650075</text:p>
              </table:table-cell>
              <table:table-cell office:value-type="float" office:value="59.2575369464">
                <text:p>59.2575369464</text:p>
              </table:table-cell>
              <table:table-cell office:value-type="float" office:value="31.236549">
                <text:p>31.236549</text:p>
              </table:table-cell>
              <table:table-cell office:value-type="float" office:value="47.333336">
                <text:p>47.33333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4.3760592024">
                <text:p>24.3760592024</text:p>
              </table:table-cell>
              <table:table-cell office:value-type="float" office:value="59.2396977097">
                <text:p>59.2396977097</text:p>
              </table:table-cell>
              <table:table-cell office:value-type="float" office:value="31.380817">
                <text:p>31.380817</text:p>
              </table:table-cell>
              <table:table-cell office:value-type="float" office:value="47.292282">
                <text:p>47.29228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4.4841261807">
                <text:p>24.4841261807</text:p>
              </table:table-cell>
              <table:table-cell office:value-type="float" office:value="59.2297819961">
                <text:p>59.2297819961</text:p>
              </table:table-cell>
              <table:table-cell office:value-type="float" office:value="31.525085">
                <text:p>31.525085</text:p>
              </table:table-cell>
              <table:table-cell office:value-type="float" office:value="47.251228">
                <text:p>47.25122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4.6811151083">
                <text:p>24.6811151083</text:p>
              </table:table-cell>
              <table:table-cell office:value-type="float" office:value="59.2109195533">
                <text:p>59.2109195533</text:p>
              </table:table-cell>
              <table:table-cell office:value-type="float" office:value="31.669353">
                <text:p>31.669353</text:p>
              </table:table-cell>
              <table:table-cell office:value-type="float" office:value="47.210182">
                <text:p>47.21018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4.8907042151">
                <text:p>24.8907042151</text:p>
              </table:table-cell>
              <table:table-cell office:value-type="float" office:value="59.1897350452">
                <text:p>59.1897350452</text:p>
              </table:table-cell>
              <table:table-cell office:value-type="float" office:value="31.813622">
                <text:p>31.813622</text:p>
              </table:table-cell>
              <table:table-cell office:value-type="float" office:value="47.169128">
                <text:p>47.16912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.106520521">
                <text:p>25.106520521</text:p>
              </table:table-cell>
              <table:table-cell office:value-type="float" office:value="59.166721737">
                <text:p>59.166721737</text:p>
              </table:table-cell>
              <table:table-cell office:value-type="float" office:value="31.95789">
                <text:p>31.95789</text:p>
              </table:table-cell>
              <table:table-cell office:value-type="float" office:value="47.128082">
                <text:p>47.12808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.2904947116">
                <text:p>25.2904947116</text:p>
              </table:table-cell>
              <table:table-cell office:value-type="float" office:value="59.1461429169">
                <text:p>59.1461429169</text:p>
              </table:table-cell>
              <table:table-cell office:value-type="float" office:value="32.101097">
                <text:p>32.101097</text:p>
              </table:table-cell>
              <table:table-cell office:value-type="float" office:value="47.083481">
                <text:p>47.08348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5.4997228257">
                <text:p>25.4997228257</text:p>
              </table:table-cell>
              <table:table-cell office:value-type="float" office:value="59.1216629949">
                <text:p>59.1216629949</text:p>
              </table:table-cell>
              <table:table-cell office:value-type="float" office:value="32.244305">
                <text:p>32.244305</text:p>
              </table:table-cell>
              <table:table-cell office:value-type="float" office:value="47.038879">
                <text:p>47.03887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5.6961470181">
                <text:p>25.6961470181</text:p>
              </table:table-cell>
              <table:table-cell office:value-type="float" office:value="59.0976402773">
                <text:p>59.0976402773</text:p>
              </table:table-cell>
              <table:table-cell office:value-type="float" office:value="32.387512">
                <text:p>32.387512</text:p>
              </table:table-cell>
              <table:table-cell office:value-type="float" office:value="46.994278">
                <text:p>46.99427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5.7974791771">
                <text:p>25.7974791771</text:p>
              </table:table-cell>
              <table:table-cell office:value-type="float" office:value="59.0848538907">
                <text:p>59.0848538907</text:p>
              </table:table-cell>
              <table:table-cell office:value-type="float" office:value="32.53072">
                <text:p>32.53072</text:p>
              </table:table-cell>
              <table:table-cell office:value-type="float" office:value="46.949677">
                <text:p>46.94967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.0000417203">
                <text:p>26.0000417203</text:p>
              </table:table-cell>
              <table:table-cell office:value-type="float" office:value="59.058491763">
                <text:p>59.058491763</text:p>
              </table:table-cell>
              <table:table-cell office:value-type="float" office:value="32.673927">
                <text:p>32.673927</text:p>
              </table:table-cell>
              <table:table-cell office:value-type="float" office:value="46.905067">
                <text:p>46.9050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.2024642839">
                <text:p>26.2024642839</text:p>
              </table:table-cell>
              <table:table-cell office:value-type="float" office:value="59.0310786822">
                <text:p>59.0310786822</text:p>
              </table:table-cell>
              <table:table-cell office:value-type="float" office:value="32.815952">
                <text:p>32.815952</text:p>
              </table:table-cell>
              <table:table-cell office:value-type="float" office:value="46.856819">
                <text:p>46.85681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.4110603488">
                <text:p>26.4110603488</text:p>
              </table:table-cell>
              <table:table-cell office:value-type="float" office:value="59.0017102662">
                <text:p>59.0017102662</text:p>
              </table:table-cell>
              <table:table-cell office:value-type="float" office:value="32.957977">
                <text:p>32.957977</text:p>
              </table:table-cell>
              <table:table-cell office:value-type="float" office:value="46.808578">
                <text:p>46.80857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.6194958904">
                <text:p>26.6194958904</text:p>
              </table:table-cell>
              <table:table-cell office:value-type="float" office:value="58.9712285422">
                <text:p>58.9712285422</text:p>
              </table:table-cell>
              <table:table-cell office:value-type="float" office:value="33.099998">
                <text:p>33.099998</text:p>
              </table:table-cell>
              <table:table-cell office:value-type="float" office:value="46.76033">
                <text:p>46.7603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.8340743506">
                <text:p>26.8340743506</text:p>
              </table:table-cell>
              <table:table-cell office:value-type="float" office:value="58.9386621837">
                <text:p>58.9386621837</text:p>
              </table:table-cell>
              <table:table-cell office:value-type="float" office:value="33.24202">
                <text:p>33.24202</text:p>
              </table:table-cell>
              <table:table-cell office:value-type="float" office:value="46.71209">
                <text:p>46.7120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7.0169534794">
                <text:p>27.0169534794</text:p>
              </table:table-cell>
              <table:table-cell office:value-type="float" office:value="58.9099559335">
                <text:p>58.9099559335</text:p>
              </table:table-cell>
              <table:table-cell office:value-type="float" office:value="33.384045">
                <text:p>33.384045</text:p>
              </table:table-cell>
              <table:table-cell office:value-type="float" office:value="46.663841">
                <text:p>46.66384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7.2311891383">
                <text:p>27.2311891383</text:p>
              </table:table-cell>
              <table:table-cell office:value-type="float" office:value="58.8752128849">
                <text:p>58.8752128849</text:p>
              </table:table-cell>
              <table:table-cell office:value-type="float" office:value="33.524742">
                <text:p>33.524742</text:p>
              </table:table-cell>
              <table:table-cell office:value-type="float" office:value="46.611862">
                <text:p>46.61186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7.3193477966">
                <text:p>27.3193477966</text:p>
              </table:table-cell>
              <table:table-cell office:value-type="float" office:value="58.8605661803">
                <text:p>58.8605661803</text:p>
              </table:table-cell>
              <table:table-cell office:value-type="float" office:value="33.66544">
                <text:p>33.66544</text:p>
              </table:table-cell>
              <table:table-cell office:value-type="float" office:value="46.559875">
                <text:p>46.5598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7.5270174573">
                <text:p>27.5270174573</text:p>
              </table:table-cell>
              <table:table-cell office:value-type="float" office:value="58.8252562874">
                <text:p>58.8252562874</text:p>
              </table:table-cell>
              <table:table-cell office:value-type="float" office:value="33.806137">
                <text:p>33.806137</text:p>
              </table:table-cell>
              <table:table-cell office:value-type="float" office:value="46.507896">
                <text:p>46.50789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7.7282117379">
                <text:p>27.7282117379</text:p>
              </table:table-cell>
              <table:table-cell office:value-type="float" office:value="58.7899629312">
                <text:p>58.7899629312</text:p>
              </table:table-cell>
              <table:table-cell office:value-type="float" office:value="33.946838">
                <text:p>33.946838</text:p>
              </table:table-cell>
              <table:table-cell office:value-type="float" office:value="46.455917">
                <text:p>46.45591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7.9354980657">
                <text:p>27.9354980657</text:p>
              </table:table-cell>
              <table:table-cell office:value-type="float" office:value="58.7524768001">
                <text:p>58.7524768001</text:p>
              </table:table-cell>
              <table:table-cell office:value-type="float" office:value="34.087536">
                <text:p>34.087536</text:p>
              </table:table-cell>
              <table:table-cell office:value-type="float" office:value="46.403931">
                <text:p>46.40393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8.1363102535">
                <text:p>28.1363102535</text:p>
              </table:table-cell>
              <table:table-cell office:value-type="float" office:value="58.7150792479">
                <text:p>58.7150792479</text:p>
              </table:table-cell>
              <table:table-cell office:value-type="float" office:value="34.226757">
                <text:p>34.226757</text:p>
              </table:table-cell>
              <table:table-cell office:value-type="float" office:value="46.348114">
                <text:p>46.34811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8.3369288064">
                <text:p>28.3369288064</text:p>
              </table:table-cell>
              <table:table-cell office:value-type="float" office:value="58.6766541816">
                <text:p>58.6766541816</text:p>
              </table:table-cell>
              <table:table-cell office:value-type="float" office:value="34.365978">
                <text:p>34.365978</text:p>
              </table:table-cell>
              <table:table-cell office:value-type="float" office:value="46.292297">
                <text:p>46.2922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8.5373483089">
                <text:p>28.5373483089</text:p>
              </table:table-cell>
              <table:table-cell office:value-type="float" office:value="58.637204065">
                <text:p>58.637204065</text:p>
              </table:table-cell>
              <table:table-cell office:value-type="float" office:value="34.505199">
                <text:p>34.505199</text:p>
              </table:table-cell>
              <table:table-cell office:value-type="float" office:value="46.236473">
                <text:p>46.23647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8.6374816373">
                <text:p>28.6374816373</text:p>
              </table:table-cell>
              <table:table-cell office:value-type="float" office:value="58.6170952029">
                <text:p>58.6170952029</text:p>
              </table:table-cell>
              <table:table-cell office:value-type="float" office:value="34.644424">
                <text:p>34.644424</text:p>
              </table:table-cell>
              <table:table-cell office:value-type="float" office:value="46.180656">
                <text:p>46.180656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8.8375920247">
                <text:p>28.8375920247</text:p>
              </table:table-cell>
              <table:table-cell office:value-type="float" office:value="58.5761112395">
                <text:p>58.5761112395</text:p>
              </table:table-cell>
              <table:table-cell office:value-type="float" office:value="34.783649">
                <text:p>34.783649</text:p>
              </table:table-cell>
              <table:table-cell office:value-type="float" office:value="46.124832">
                <text:p>46.12483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9.0437327715">
                <text:p>29.0437327715</text:p>
              </table:table-cell>
              <table:table-cell office:value-type="float" office:value="58.5327784978">
                <text:p>58.5327784978</text:p>
              </table:table-cell>
              <table:table-cell office:value-type="float" office:value="34.92123">
                <text:p>34.92123</text:p>
              </table:table-cell>
              <table:table-cell office:value-type="float" office:value="46.065079">
                <text:p>46.06507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9.2371689651">
                <text:p>29.2371689651</text:p>
              </table:table-cell>
              <table:table-cell office:value-type="float" office:value="58.4910869484">
                <text:p>58.4910869484</text:p>
              </table:table-cell>
              <table:table-cell office:value-type="float" office:value="35.058811">
                <text:p>35.058811</text:p>
              </table:table-cell>
              <table:table-cell office:value-type="float" office:value="46.005318">
                <text:p>46.0053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9.4428539103">
                <text:p>29.4428539103</text:p>
              </table:table-cell>
              <table:table-cell office:value-type="float" office:value="58.4456583049">
                <text:p>58.4456583049</text:p>
              </table:table-cell>
              <table:table-cell office:value-type="float" office:value="35.196392">
                <text:p>35.196392</text:p>
              </table:table-cell>
              <table:table-cell office:value-type="float" office:value="45.945557">
                <text:p>45.94555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9.64207316">
                <text:p>29.64207316</text:p>
              </table:table-cell>
              <table:table-cell office:value-type="float" office:value="58.4005762377">
                <text:p>58.4005762377</text:p>
              </table:table-cell>
              <table:table-cell office:value-type="float" office:value="35.333977">
                <text:p>35.333977</text:p>
              </table:table-cell>
              <table:table-cell office:value-type="float" office:value="45.885796">
                <text:p>45.88579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9.8410577457">
                <text:p>29.8410577457</text:p>
              </table:table-cell>
              <table:table-cell office:value-type="float" office:value="58.3544811735">
                <text:p>58.3544811735</text:p>
              </table:table-cell>
              <table:table-cell office:value-type="float" office:value="35.471561">
                <text:p>35.471561</text:p>
              </table:table-cell>
              <table:table-cell office:value-type="float" office:value="45.826042">
                <text:p>45.82604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0.0460095084">
                <text:p>30.0460095084</text:p>
              </table:table-cell>
              <table:table-cell office:value-type="float" office:value="58.3058868107">
                <text:p>58.3058868107</text:p>
              </table:table-cell>
              <table:table-cell office:value-type="float" office:value="35.607319">
                <text:p>35.607319</text:p>
              </table:table-cell>
              <table:table-cell office:value-type="float" office:value="45.762245">
                <text:p>45.76224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0.1390834188">
                <text:p>30.1390834188</text:p>
              </table:table-cell>
              <table:table-cell office:value-type="float" office:value="58.2834432401">
                <text:p>58.2834432401</text:p>
              </table:table-cell>
              <table:table-cell office:value-type="float" office:value="35.743076">
                <text:p>35.743076</text:p>
              </table:table-cell>
              <table:table-cell office:value-type="float" office:value="45.698448">
                <text:p>45.69844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0.3374587989">
                <text:p>30.3374587989</text:p>
              </table:table-cell>
              <table:table-cell office:value-type="float" office:value="58.2348234856">
                <text:p>58.2348234856</text:p>
              </table:table-cell>
              <table:table-cell office:value-type="float" office:value="35.878834">
                <text:p>35.878834</text:p>
              </table:table-cell>
              <table:table-cell office:value-type="float" office:value="45.634651">
                <text:p>45.63465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0.5355809777">
                <text:p>30.5355809777</text:p>
              </table:table-cell>
              <table:table-cell office:value-type="float" office:value="58.1851953248">
                <text:p>58.1851953248</text:p>
              </table:table-cell>
              <table:table-cell office:value-type="float" office:value="36.014591">
                <text:p>36.014591</text:p>
              </table:table-cell>
              <table:table-cell office:value-type="float" office:value="45.570854">
                <text:p>45.5708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0.733444887">
                <text:p>30.733444887</text:p>
              </table:table-cell>
              <table:table-cell office:value-type="float" office:value="58.1345592597">
                <text:p>58.1345592597</text:p>
              </table:table-cell>
              <table:table-cell office:value-type="float" office:value="36.148674">
                <text:p>36.148674</text:p>
              </table:table-cell>
              <table:table-cell office:value-type="float" office:value="45.503624">
                <text:p>45.50362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0.9310455678">
                <text:p>30.9310455678</text:p>
              </table:table-cell>
              <table:table-cell office:value-type="float" office:value="58.0829166899">
                <text:p>58.0829166899</text:p>
              </table:table-cell>
              <table:table-cell office:value-type="float" office:value="36.282757">
                <text:p>36.282757</text:p>
              </table:table-cell>
              <table:table-cell office:value-type="float" office:value="45.436394">
                <text:p>45.43639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1.1283780075">
                <text:p>31.1283780075</text:p>
              </table:table-cell>
              <table:table-cell office:value-type="float" office:value="58.0302692508">
                <text:p>58.0302692508</text:p>
              </table:table-cell>
              <table:table-cell office:value-type="float" office:value="36.41684">
                <text:p>36.41684</text:p>
              </table:table-cell>
              <table:table-cell office:value-type="float" office:value="45.369164">
                <text:p>45.36916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1.3315903726">
                <text:p>31.3315903726</text:p>
              </table:table-cell>
              <table:table-cell office:value-type="float" office:value="57.9749252082">
                <text:p>57.9749252082</text:p>
              </table:table-cell>
              <table:table-cell office:value-type="float" office:value="36.550922">
                <text:p>36.550922</text:p>
              </table:table-cell>
              <table:table-cell office:value-type="float" office:value="45.301933">
                <text:p>45.30193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1.5222156054">
                <text:p>31.5222156054</text:p>
              </table:table-cell>
              <table:table-cell office:value-type="float" office:value="57.9219612993">
                <text:p>57.9219612993</text:p>
              </table:table-cell>
              <table:table-cell office:value-type="float" office:value="36.685005">
                <text:p>36.685005</text:p>
              </table:table-cell>
              <table:table-cell office:value-type="float" office:value="45.234703">
                <text:p>45.23470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1.6204985205">
                <text:p>31.6204985205</text:p>
              </table:table-cell>
              <table:table-cell office:value-type="float" office:value="57.8942562236">
                <text:p>57.8942562236</text:p>
              </table:table-cell>
              <table:table-cell office:value-type="float" office:value="36.816952">
                <text:p>36.816952</text:p>
              </table:table-cell>
              <table:table-cell office:value-type="float" office:value="45.163383">
                <text:p>45.16338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1.8168480239">
                <text:p>31.8168480239</text:p>
              </table:table-cell>
              <table:table-cell office:value-type="float" office:value="57.8380930427">
                <text:p>57.8380930427</text:p>
              </table:table-cell>
              <table:table-cell office:value-type="float" office:value="36.948898">
                <text:p>36.948898</text:p>
              </table:table-cell>
              <table:table-cell office:value-type="float" office:value="45.092064">
                <text:p>45.0920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2.0067826995">
                <text:p>32.0067826995</text:p>
              </table:table-cell>
              <table:table-cell office:value-type="float" office:value="57.7827290636">
                <text:p>57.7827290636</text:p>
              </table:table-cell>
              <table:table-cell office:value-type="float" office:value="37.080845">
                <text:p>37.080845</text:p>
              </table:table-cell>
              <table:table-cell office:value-type="float" office:value="45.020744">
                <text:p>45.02074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2.2147762732">
                <text:p>32.2147762732</text:p>
              </table:table-cell>
              <table:table-cell office:value-type="float" office:value="57.7209260699">
                <text:p>57.7209260699</text:p>
              </table:table-cell>
              <table:table-cell office:value-type="float" office:value="37.212791">
                <text:p>37.212791</text:p>
              </table:table-cell>
              <table:table-cell office:value-type="float" office:value="44.949425">
                <text:p>44.94942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2.4102212807">
                <text:p>32.4102212807</text:p>
              </table:table-cell>
              <table:table-cell office:value-type="float" office:value="57.6617243767">
                <text:p>57.6617243767</text:p>
              </table:table-cell>
              <table:table-cell office:value-type="float" office:value="37.344742">
                <text:p>37.344742</text:p>
              </table:table-cell>
              <table:table-cell office:value-type="float" office:value="44.878098">
                <text:p>44.87809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2.5992628658">
                <text:p>32.5992628658</text:p>
              </table:table-cell>
              <table:table-cell office:value-type="float" office:value="57.603415451">
                <text:p>57.603415451</text:p>
              </table:table-cell>
              <table:table-cell office:value-type="float" office:value="37.474277">
                <text:p>37.474277</text:p>
              </table:table-cell>
              <table:table-cell office:value-type="float" office:value="44.80249">
                <text:p>44.8024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2.7940921209">
                <text:p>32.7940921209</text:p>
              </table:table-cell>
              <table:table-cell office:value-type="float" office:value="57.5422388436">
                <text:p>57.5422388436</text:p>
              </table:table-cell>
              <table:table-cell office:value-type="float" office:value="37.603813">
                <text:p>37.603813</text:p>
              </table:table-cell>
              <table:table-cell office:value-type="float" office:value="44.726875">
                <text:p>44.7268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3.000746555">
                <text:p>33.000746555</text:p>
              </table:table-cell>
              <table:table-cell office:value-type="float" office:value="57.4761415194">
                <text:p>57.4761415194</text:p>
              </table:table-cell>
              <table:table-cell office:value-type="float" office:value="37.733349">
                <text:p>37.733349</text:p>
              </table:table-cell>
              <table:table-cell office:value-type="float" office:value="44.65126">
                <text:p>44.651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3.0857325184">
                <text:p>33.0857325184</text:p>
              </table:table-cell>
              <table:table-cell office:value-type="float" office:value="57.448596532">
                <text:p>57.448596532</text:p>
              </table:table-cell>
              <table:table-cell office:value-type="float" office:value="37.862888">
                <text:p>37.862888</text:p>
              </table:table-cell>
              <table:table-cell office:value-type="float" office:value="44.575645">
                <text:p>44.5756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3.273689807">
                <text:p>33.273689807</text:p>
              </table:table-cell>
              <table:table-cell office:value-type="float" office:value="57.3869212865">
                <text:p>57.3869212865</text:p>
              </table:table-cell>
              <table:table-cell office:value-type="float" office:value="37.992428">
                <text:p>37.992428</text:p>
              </table:table-cell>
              <table:table-cell office:value-type="float" office:value="44.500038">
                <text:p>44.50003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3.4794729706">
                <text:p>33.4794729706</text:p>
              </table:table-cell>
              <table:table-cell office:value-type="float" office:value="57.3181937812">
                <text:p>57.3181937812</text:p>
              </table:table-cell>
              <table:table-cell office:value-type="float" office:value="38.119305">
                <text:p>38.119305</text:p>
              </table:table-cell>
              <table:table-cell office:value-type="float" office:value="44.420036">
                <text:p>44.42003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3.6727980583">
                <text:p>33.6727980583</text:p>
              </table:table-cell>
              <table:table-cell office:value-type="float" office:value="57.2524742064">
                <text:p>57.2524742064</text:p>
              </table:table-cell>
              <table:table-cell office:value-type="float" office:value="38.246181">
                <text:p>38.246181</text:p>
              </table:table-cell>
              <table:table-cell office:value-type="float" office:value="44.340034">
                <text:p>44.3400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3.8657753153">
                <text:p>33.8657753153</text:p>
              </table:table-cell>
              <table:table-cell office:value-type="float" office:value="57.1857524517">
                <text:p>57.1857524517</text:p>
              </table:table-cell>
              <table:table-cell office:value-type="float" office:value="38.373058">
                <text:p>38.373058</text:p>
              </table:table-cell>
              <table:table-cell office:value-type="float" office:value="44.260033">
                <text:p>44.26003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4.0644119074">
                <text:p>34.0644119074</text:p>
              </table:table-cell>
              <table:table-cell office:value-type="float" office:value="57.1158960991">
                <text:p>57.1158960991</text:p>
              </table:table-cell>
              <table:table-cell office:value-type="float" office:value="38.499935">
                <text:p>38.499935</text:p>
              </table:table-cell>
              <table:table-cell office:value-type="float" office:value="44.180031">
                <text:p>44.18003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4.2566621108">
                <text:p>34.2566621108</text:p>
              </table:table-cell>
              <table:table-cell office:value-type="float" office:value="57.0471370913">
                <text:p>57.0471370913</text:p>
              </table:table-cell>
              <table:table-cell office:value-type="float" office:value="38.626816">
                <text:p>38.626816</text:p>
              </table:table-cell>
              <table:table-cell office:value-type="float" office:value="44.100029">
                <text:p>44.10002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4.3466532538">
                <text:p>34.3466532538</text:p>
              </table:table-cell>
              <table:table-cell office:value-type="float" office:value="57.014560572">
                <text:p>57.014560572</text:p>
              </table:table-cell>
              <table:table-cell office:value-type="float" office:value="38.750767">
                <text:p>38.750767</text:p>
              </table:table-cell>
              <table:table-cell office:value-type="float" office:value="44.015564">
                <text:p>44.01556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4.544346065">
                <text:p>34.544346065</text:p>
              </table:table-cell>
              <table:table-cell office:value-type="float" office:value="56.9421135957">
                <text:p>56.9421135957</text:p>
              </table:table-cell>
              <table:table-cell office:value-type="float" office:value="38.874718">
                <text:p>38.874718</text:p>
              </table:table-cell>
              <table:table-cell office:value-type="float" office:value="43.931099">
                <text:p>43.9310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4.7296935694">
                <text:p>34.7296935694</text:p>
              </table:table-cell>
              <table:table-cell office:value-type="float" office:value="56.8730854816">
                <text:p>56.8730854816</text:p>
              </table:table-cell>
              <table:table-cell office:value-type="float" office:value="38.998672">
                <text:p>38.998672</text:p>
              </table:table-cell>
              <table:table-cell office:value-type="float" office:value="43.846626">
                <text:p>43.84662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4.9266045883">
                <text:p>34.9266045883</text:p>
              </table:table-cell>
              <table:table-cell office:value-type="float" office:value="56.7985685805">
                <text:p>56.7985685805</text:p>
              </table:table-cell>
              <table:table-cell office:value-type="float" office:value="39.122623">
                <text:p>39.122623</text:p>
              </table:table-cell>
              <table:table-cell office:value-type="float" office:value="43.762161">
                <text:p>43.76216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5.1112034611">
                <text:p>35.1112034611</text:p>
              </table:table-cell>
              <table:table-cell office:value-type="float" office:value="56.7275938348">
                <text:p>56.7275938348</text:p>
              </table:table-cell>
              <table:table-cell office:value-type="float" office:value="39.246586">
                <text:p>39.246586</text:p>
              </table:table-cell>
              <table:table-cell office:value-type="float" office:value="43.677689">
                <text:p>43.67768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5.3132376845">
                <text:p>35.3132376845</text:p>
              </table:table-cell>
              <table:table-cell office:value-type="float" office:value="56.6486611871">
                <text:p>56.6486611871</text:p>
              </table:table-cell>
              <table:table-cell office:value-type="float" office:value="39.367329">
                <text:p>39.367329</text:p>
              </table:table-cell>
              <table:table-cell office:value-type="float" office:value="43.588692">
                <text:p>43.58869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5.4911247267">
                <text:p>35.4911247267</text:p>
              </table:table-cell>
              <table:table-cell office:value-type="float" office:value="56.5780686689">
                <text:p>56.5780686689</text:p>
              </table:table-cell>
              <table:table-cell office:value-type="float" office:value="39.488079">
                <text:p>39.488079</text:p>
              </table:table-cell>
              <table:table-cell office:value-type="float" office:value="43.499695">
                <text:p>43.49969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5.6509155406">
                <text:p>35.6509155406</text:p>
              </table:table-cell>
              <table:table-cell office:value-type="float" office:value="56.5137773338">
                <text:p>56.5137773338</text:p>
              </table:table-cell>
              <table:table-cell office:value-type="float" office:value="39.608829">
                <text:p>39.608829</text:p>
              </table:table-cell>
              <table:table-cell office:value-type="float" office:value="43.410698">
                <text:p>43.41069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5.7808972183">
                <text:p>35.7808972183</text:p>
              </table:table-cell>
              <table:table-cell office:value-type="float" office:value="56.4608615189">
                <text:p>56.4608615189</text:p>
              </table:table-cell>
              <table:table-cell office:value-type="float" office:value="39.72958">
                <text:p>39.72958</text:p>
              </table:table-cell>
              <table:table-cell office:value-type="float" office:value="43.321701">
                <text:p>43.32170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5.9696054405">
                <text:p>35.9696054405</text:p>
              </table:table-cell>
              <table:table-cell office:value-type="float" office:value="56.3830406105">
                <text:p>56.3830406105</text:p>
              </table:table-cell>
              <table:table-cell office:value-type="float" office:value="39.847462">
                <text:p>39.847462</text:p>
              </table:table-cell>
              <table:table-cell office:value-type="float" office:value="43.228966">
                <text:p>43.2289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6.1578853202">
                <text:p>36.1578853202</text:p>
              </table:table-cell>
              <table:table-cell office:value-type="float" office:value="56.3042071813">
                <text:p>56.3042071813</text:p>
              </table:table-cell>
              <table:table-cell office:value-type="float" office:value="39.965343">
                <text:p>39.965343</text:p>
              </table:table-cell>
              <table:table-cell office:value-type="float" office:value="43.13623">
                <text:p>43.1362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6.345730534">
                <text:p>36.345730534</text:p>
              </table:table-cell>
              <table:table-cell office:value-type="float" office:value="56.2243608556">
                <text:p>56.2243608556</text:p>
              </table:table-cell>
              <table:table-cell office:value-type="float" office:value="40.083233">
                <text:p>40.083233</text:p>
              </table:table-cell>
              <table:table-cell office:value-type="float" office:value="43.043495">
                <text:p>43.04349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6.538984861">
                <text:p>36.538984861</text:p>
              </table:table-cell>
              <table:table-cell office:value-type="float" office:value="56.1409601662">
                <text:p>56.1409601662</text:p>
              </table:table-cell>
              <table:table-cell office:value-type="float" office:value="40.201115">
                <text:p>40.201115</text:p>
              </table:table-cell>
              <table:table-cell office:value-type="float" office:value="42.95076">
                <text:p>42.9507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6.7200924348">
                <text:p>36.7200924348</text:p>
              </table:table-cell>
              <table:table-cell office:value-type="float" office:value="56.0616331918">
                <text:p>56.0616331918</text:p>
              </table:table-cell>
              <table:table-cell office:value-type="float" office:value="40.319004">
                <text:p>40.319004</text:p>
              </table:table-cell>
              <table:table-cell office:value-type="float" office:value="42.858017">
                <text:p>42.85801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6.9182328095">
                <text:p>36.9182328095</text:p>
              </table:table-cell>
              <table:table-cell office:value-type="float" office:value="55.9735334988">
                <text:p>55.9735334988</text:p>
              </table:table-cell>
              <table:table-cell office:value-type="float" office:value="40.433239">
                <text:p>40.433239</text:p>
              </table:table-cell>
              <table:table-cell office:value-type="float" office:value="42.760818">
                <text:p>42.7608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7.0984325726">
                <text:p>37.0984325726</text:p>
              </table:table-cell>
              <table:table-cell office:value-type="float" office:value="55.8922050736">
                <text:p>55.8922050736</text:p>
              </table:table-cell>
              <table:table-cell office:value-type="float" office:value="40.547474">
                <text:p>40.547474</text:p>
              </table:table-cell>
              <table:table-cell office:value-type="float" office:value="42.66362">
                <text:p>42.6636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7.191265917">
                <text:p>37.191265917</text:p>
              </table:table-cell>
              <table:table-cell office:value-type="float" office:value="55.8498546298">
                <text:p>55.8498546298</text:p>
              </table:table-cell>
              <table:table-cell office:value-type="float" office:value="40.661709">
                <text:p>40.661709</text:p>
              </table:table-cell>
              <table:table-cell office:value-type="float" office:value="42.566422">
                <text:p>42.56642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7.3765762384">
                <text:p>37.3765762384</text:p>
              </table:table-cell>
              <table:table-cell office:value-type="float" office:value="55.7643903238">
                <text:p>55.7643903238</text:p>
              </table:table-cell>
              <table:table-cell office:value-type="float" office:value="40.775944">
                <text:p>40.775944</text:p>
              </table:table-cell>
              <table:table-cell office:value-type="float" office:value="42.469223">
                <text:p>42.46922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7.5498673099">
                <text:p>37.5498673099</text:p>
              </table:table-cell>
              <table:table-cell office:value-type="float" office:value="55.6833435726">
                <text:p>55.6833435726</text:p>
              </table:table-cell>
              <table:table-cell office:value-type="float" office:value="40.890179">
                <text:p>40.890179</text:p>
              </table:table-cell>
              <table:table-cell office:value-type="float" office:value="42.372025">
                <text:p>42.37202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7.7399876718">
                <text:p>37.7399876718</text:p>
              </table:table-cell>
              <table:table-cell office:value-type="float" office:value="55.5931548337">
                <text:p>55.5931548337</text:p>
              </table:table-cell>
              <table:table-cell office:value-type="float" office:value="41.000378">
                <text:p>41.000378</text:p>
              </table:table-cell>
              <table:table-cell office:value-type="float" office:value="42.270264">
                <text:p>42.27026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7.9181013261">
                <text:p>37.9181013261</text:p>
              </table:table-cell>
              <table:table-cell office:value-type="float" office:value="55.5074394866">
                <text:p>55.5074394866</text:p>
              </table:table-cell>
              <table:table-cell office:value-type="float" office:value="41.110569">
                <text:p>41.110569</text:p>
              </table:table-cell>
              <table:table-cell office:value-type="float" office:value="42.168503">
                <text:p>42.16850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8.1014608321">
                <text:p>38.1014608321</text:p>
              </table:table-cell>
              <table:table-cell office:value-type="float" office:value="55.4179485675">
                <text:p>55.4179485675</text:p>
              </table:table-cell>
              <table:table-cell office:value-type="float" office:value="41.220768">
                <text:p>41.220768</text:p>
              </table:table-cell>
              <table:table-cell office:value-type="float" office:value="42.066742">
                <text:p>42.06674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8.2900120418">
                <text:p>38.2900120418</text:p>
              </table:table-cell>
              <table:table-cell office:value-type="float" office:value="55.3245869665">
                <text:p>55.3245869665</text:p>
              </table:table-cell>
              <table:table-cell office:value-type="float" office:value="41.330967">
                <text:p>41.330967</text:p>
              </table:table-cell>
              <table:table-cell office:value-type="float" office:value="41.964981">
                <text:p>41.96498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8.472319226">
                <text:p>38.472319226</text:p>
              </table:table-cell>
              <table:table-cell office:value-type="float" office:value="55.2330135972">
                <text:p>55.2330135972</text:p>
              </table:table-cell>
              <table:table-cell office:value-type="float" office:value="41.437565">
                <text:p>41.437565</text:p>
              </table:table-cell>
              <table:table-cell office:value-type="float" office:value="41.859482">
                <text:p>41.85948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8.568953593">
                <text:p>38.568953593</text:p>
              </table:table-cell>
              <table:table-cell office:value-type="float" office:value="55.183947183">
                <text:p>55.183947183</text:p>
              </table:table-cell>
              <table:table-cell office:value-type="float" office:value="41.544163">
                <text:p>41.544163</text:p>
              </table:table-cell>
              <table:table-cell office:value-type="float" office:value="41.753983">
                <text:p>41.75398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8.7447761748">
                <text:p>38.7447761748</text:p>
              </table:table-cell>
              <table:table-cell office:value-type="float" office:value="55.0937212827">
                <text:p>55.0937212827</text:p>
              </table:table-cell>
              <table:table-cell office:value-type="float" office:value="41.650768">
                <text:p>41.650768</text:p>
              </table:table-cell>
              <table:table-cell office:value-type="float" office:value="41.648483">
                <text:p>41.64848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8.9370245599">
                <text:p>38.9370245599</text:p>
              </table:table-cell>
              <table:table-cell office:value-type="float" office:value="54.9936482366">
                <text:p>54.9936482366</text:p>
              </table:table-cell>
              <table:table-cell office:value-type="float" office:value="41.757374">
                <text:p>41.757374</text:p>
              </table:table-cell>
              <table:table-cell office:value-type="float" office:value="41.542976">
                <text:p>41.54297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9.117394129">
                <text:p>39.117394129</text:p>
              </table:table-cell>
              <table:table-cell office:value-type="float" office:value="54.8983966226">
                <text:p>54.8983966226</text:p>
              </table:table-cell>
              <table:table-cell office:value-type="float" office:value="41.863979">
                <text:p>41.863979</text:p>
              </table:table-cell>
              <table:table-cell office:value-type="float" office:value="41.437469">
                <text:p>41.43746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9.2972020212">
                <text:p>39.2972020212</text:p>
              </table:table-cell>
              <table:table-cell office:value-type="float" office:value="54.8021123252">
                <text:p>54.8021123252</text:p>
              </table:table-cell>
              <table:table-cell office:value-type="float" office:value="41.966198">
                <text:p>41.966198</text:p>
              </table:table-cell>
              <table:table-cell office:value-type="float" office:value="41.327721">
                <text:p>41.32772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9.470843372">
                <text:p>39.470843372</text:p>
              </table:table-cell>
              <table:table-cell office:value-type="float" office:value="54.7078482452">
                <text:p>54.7078482452</text:p>
              </table:table-cell>
              <table:table-cell office:value-type="float" office:value="42.068417">
                <text:p>42.068417</text:p>
              </table:table-cell>
              <table:table-cell office:value-type="float" office:value="41.217972">
                <text:p>41.21797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9.649511139">
                <text:p>39.649511139</text:p>
              </table:table-cell>
              <table:table-cell office:value-type="float" office:value="54.6095170478">
                <text:p>54.6095170478</text:p>
              </table:table-cell>
              <table:table-cell office:value-type="float" office:value="42.170635">
                <text:p>42.170635</text:p>
              </table:table-cell>
              <table:table-cell office:value-type="float" office:value="41.108215">
                <text:p>41.10821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9.7386237141">
                <text:p>39.7386237141</text:p>
              </table:table-cell>
              <table:table-cell office:value-type="float" office:value="54.5599602789">
                <text:p>54.5599602789</text:p>
              </table:table-cell>
              <table:table-cell office:value-type="float" office:value="42.272854">
                <text:p>42.272854</text:p>
              </table:table-cell>
              <table:table-cell office:value-type="float" office:value="40.998459">
                <text:p>40.99845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9.9219477565">
                <text:p>39.9219477565</text:p>
              </table:table-cell>
              <table:table-cell office:value-type="float" office:value="54.4569266123">
                <text:p>54.4569266123</text:p>
              </table:table-cell>
              <table:table-cell office:value-type="float" office:value="42.37508">
                <text:p>42.37508</text:p>
              </table:table-cell>
              <table:table-cell office:value-type="float" office:value="40.888702">
                <text:p>40.88870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40.0991044243">
                <text:p>40.0991044243</text:p>
              </table:table-cell>
              <table:table-cell office:value-type="float" office:value="54.3559583996">
                <text:p>54.3559583996</text:p>
              </table:table-cell>
              <table:table-cell office:value-type="float" office:value="42.472706">
                <text:p>42.472706</text:p>
              </table:table-cell>
              <table:table-cell office:value-type="float" office:value="40.774834">
                <text:p>40.77483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0.2756444514">
                <text:p>40.2756444514</text:p>
              </table:table-cell>
              <table:table-cell office:value-type="float" office:value="54.2539453664">
                <text:p>54.2539453664</text:p>
              </table:table-cell>
              <table:table-cell office:value-type="float" office:value="42.570332">
                <text:p>42.570332</text:p>
              </table:table-cell>
              <table:table-cell office:value-type="float" office:value="40.660965">
                <text:p>40.660965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40.4515568048">
                <text:p>40.4515568048</text:p>
              </table:table-cell>
              <table:table-cell office:value-type="float" office:value="54.1508821053">
                <text:p>54.1508821053</text:p>
              </table:table-cell>
              <table:table-cell office:value-type="float" office:value="42.66795">
                <text:p>42.66795</text:p>
              </table:table-cell>
              <table:table-cell office:value-type="float" office:value="40.547096">
                <text:p>40.5470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0.6323007579">
                <text:p>40.6323007579</text:p>
              </table:table-cell>
              <table:table-cell office:value-type="float" office:value="54.04349704">
                <text:p>54.04349704</text:p>
              </table:table-cell>
              <table:table-cell office:value-type="float" office:value="42.765575">
                <text:p>42.765575</text:p>
              </table:table-cell>
              <table:table-cell office:value-type="float" office:value="40.43322">
                <text:p>40.4332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40.8069134055">
                <text:p>40.8069134055</text:p>
              </table:table-cell>
              <table:table-cell office:value-type="float" office:value="53.9382989972">
                <text:p>53.9382989972</text:p>
              </table:table-cell>
              <table:table-cell office:value-type="float" office:value="42.863201">
                <text:p>42.863201</text:p>
              </table:table-cell>
              <table:table-cell office:value-type="float" office:value="40.319344">
                <text:p>40.31934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0.9645908657">
                <text:p>40.9645908657</text:p>
              </table:table-cell>
              <table:table-cell office:value-type="float" office:value="53.842054996">
                <text:p>53.842054996</text:p>
              </table:table-cell>
              <table:table-cell office:value-type="float" office:value="42.956158">
                <text:p>42.956158</text:p>
              </table:table-cell>
              <table:table-cell office:value-type="float" office:value="40.201622">
                <text:p>40.20162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41.0676006642">
                <text:p>41.0676006642</text:p>
              </table:table-cell>
              <table:table-cell office:value-type="float" office:value="53.7785296497">
                <text:p>53.7785296497</text:p>
              </table:table-cell>
              <table:table-cell office:value-type="float" office:value="43.049114">
                <text:p>43.049114</text:p>
              </table:table-cell>
              <table:table-cell office:value-type="float" office:value="40.083908">
                <text:p>40.0839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1.2189700864">
                <text:p>41.2189700864</text:p>
              </table:table-cell>
              <table:table-cell office:value-type="float" office:value="53.6842323874">
                <text:p>53.6842323874</text:p>
              </table:table-cell>
              <table:table-cell office:value-type="float" office:value="43.142071">
                <text:p>43.142071</text:p>
              </table:table-cell>
              <table:table-cell office:value-type="float" office:value="39.966187">
                <text:p>39.96618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1.4074466262">
                <text:p>41.4074466262</text:p>
              </table:table-cell>
              <table:table-cell office:value-type="float" office:value="53.5652190032">
                <text:p>53.5652190032</text:p>
              </table:table-cell>
              <table:table-cell office:value-type="float" office:value="43.235035">
                <text:p>43.235035</text:p>
              </table:table-cell>
              <table:table-cell office:value-type="float" office:value="39.848465">
                <text:p>39.84846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41.5897460693">
                <text:p>41.5897460693</text:p>
              </table:table-cell>
              <table:table-cell office:value-type="float" office:value="53.4483930071">
                <text:p>53.4483930071</text:p>
              </table:table-cell>
              <table:table-cell office:value-type="float" office:value="43.324131">
                <text:p>43.324131</text:p>
              </table:table-cell>
              <table:table-cell office:value-type="float" office:value="39.727814">
                <text:p>39.72781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1.7605967252">
                <text:p>41.7605967252</text:p>
              </table:table-cell>
              <table:table-cell office:value-type="float" office:value="53.3373457114">
                <text:p>53.3373457114</text:p>
              </table:table-cell>
              <table:table-cell office:value-type="float" office:value="43.413227">
                <text:p>43.413227</text:p>
              </table:table-cell>
              <table:table-cell office:value-type="float" office:value="39.607155">
                <text:p>39.6071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1.925422369">
                <text:p>41.925422369</text:p>
              </table:table-cell>
              <table:table-cell office:value-type="float" office:value="53.2287536226">
                <text:p>53.2287536226</text:p>
              </table:table-cell>
              <table:table-cell office:value-type="float" office:value="43.502323">
                <text:p>43.502323</text:p>
              </table:table-cell>
              <table:table-cell office:value-type="float" office:value="39.486496">
                <text:p>39.4864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2.0948577636">
                <text:p>42.0948577636</text:p>
              </table:table-cell>
              <table:table-cell office:value-type="float" office:value="53.1155993653">
                <text:p>53.1155993653</text:p>
              </table:table-cell>
              <table:table-cell office:value-type="float" office:value="43.591419">
                <text:p>43.591419</text:p>
              </table:table-cell>
              <table:table-cell office:value-type="float" office:value="39.365837">
                <text:p>39.36583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2.2688696096">
                <text:p>42.2688696096</text:p>
              </table:table-cell>
              <table:table-cell office:value-type="float" office:value="52.9977729471">
                <text:p>52.9977729471</text:p>
              </table:table-cell>
              <table:table-cell office:value-type="float" office:value="43.680515">
                <text:p>43.680515</text:p>
              </table:table-cell>
              <table:table-cell office:value-type="float" office:value="39.245186">
                <text:p>39.24518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42.3477088991">
                <text:p>42.3477088991</text:p>
              </table:table-cell>
              <table:table-cell office:value-type="float" office:value="52.9438440671">
                <text:p>52.9438440671</text:p>
              </table:table-cell>
              <table:table-cell office:value-type="float" office:value="43.765049">
                <text:p>43.765049</text:p>
              </table:table-cell>
              <table:table-cell office:value-type="float" office:value="39.121292">
                <text:p>39.12129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2.5153558734">
                <text:p>42.5153558734</text:p>
              </table:table-cell>
              <table:table-cell office:value-type="float" office:value="52.8280058785">
                <text:p>52.8280058785</text:p>
              </table:table-cell>
              <table:table-cell office:value-type="float" office:value="43.849583">
                <text:p>43.849583</text:p>
              </table:table-cell>
              <table:table-cell office:value-type="float" office:value="38.997398">
                <text:p>38.99739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2.6926907062">
                <text:p>42.6926907062</text:p>
              </table:table-cell>
              <table:table-cell office:value-type="float" office:value="52.7037267864">
                <text:p>52.7037267864</text:p>
              </table:table-cell>
              <table:table-cell office:value-type="float" office:value="43.934116">
                <text:p>43.934116</text:p>
              </table:table-cell>
              <table:table-cell office:value-type="float" office:value="38.873505">
                <text:p>38.87350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2.853619187">
                <text:p>42.853619187</text:p>
              </table:table-cell>
              <table:table-cell office:value-type="float" office:value="52.5893478707">
                <text:p>52.5893478707</text:p>
              </table:table-cell>
              <table:table-cell office:value-type="float" office:value="44.01865">
                <text:p>44.01865</text:p>
              </table:table-cell>
              <table:table-cell office:value-type="float" office:value="38.749611">
                <text:p>38.7496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3.0138091999">
                <text:p>43.0138091999</text:p>
              </table:table-cell>
              <table:table-cell office:value-type="float" office:value="52.4739460319">
                <text:p>52.4739460319</text:p>
              </table:table-cell>
              <table:table-cell office:value-type="float" office:value="44.103176">
                <text:p>44.103176</text:p>
              </table:table-cell>
              <table:table-cell office:value-type="float" office:value="38.62571">
                <text:p>38.6257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3.1784147733">
                <text:p>43.1784147733</text:p>
              </table:table-cell>
              <table:table-cell office:value-type="float" office:value="52.3537309045">
                <text:p>52.3537309045</text:p>
              </table:table-cell>
              <table:table-cell office:value-type="float" office:value="44.183033">
                <text:p>44.183033</text:p>
              </table:table-cell>
              <table:table-cell office:value-type="float" office:value="38.498749">
                <text:p>38.49874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3.3422253051">
                <text:p>43.3422253051</text:p>
              </table:table-cell>
              <table:table-cell office:value-type="float" office:value="52.2324283558">
                <text:p>52.2324283558</text:p>
              </table:table-cell>
              <table:table-cell office:value-type="float" office:value="44.26289">
                <text:p>44.26289</text:p>
              </table:table-cell>
              <table:table-cell office:value-type="float" office:value="38.37178">
                <text:p>38.3717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3.4187404316">
                <text:p>43.4187404316</text:p>
              </table:table-cell>
              <table:table-cell office:value-type="float" office:value="52.175187099">
                <text:p>52.175187099</text:p>
              </table:table-cell>
              <table:table-cell office:value-type="float" office:value="44.342747">
                <text:p>44.342747</text:p>
              </table:table-cell>
              <table:table-cell office:value-type="float" office:value="38.244812">
                <text:p>38.24481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43.5915031164">
                <text:p>43.5915031164</text:p>
              </table:table-cell>
              <table:table-cell office:value-type="float" office:value="52.0445527169">
                <text:p>52.0445527169</text:p>
              </table:table-cell>
              <table:table-cell office:value-type="float" office:value="44.422604">
                <text:p>44.422604</text:p>
              </table:table-cell>
              <table:table-cell office:value-type="float" office:value="38.117844">
                <text:p>38.11784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3.7481861691">
                <text:p>43.7481861691</text:p>
              </table:table-cell>
              <table:table-cell office:value-type="float" office:value="51.9243628821">
                <text:p>51.9243628821</text:p>
              </table:table-cell>
              <table:table-cell office:value-type="float" office:value="44.502468">
                <text:p>44.502468</text:p>
              </table:table-cell>
              <table:table-cell office:value-type="float" office:value="37.990868">
                <text:p>37.9908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3.9090725424">
                <text:p>43.9090725424</text:p>
              </table:table-cell>
              <table:table-cell office:value-type="float" office:value="51.7992052014">
                <text:p>51.7992052014</text:p>
              </table:table-cell>
              <table:table-cell office:value-type="float" office:value="44.577656">
                <text:p>44.577656</text:p>
              </table:table-cell>
              <table:table-cell office:value-type="float" office:value="37.861076">
                <text:p>37.8610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44.0690815546">
                <text:p>44.0690815546</text:p>
              </table:table-cell>
              <table:table-cell office:value-type="float" office:value="51.6729432441">
                <text:p>51.6729432441</text:p>
              </table:table-cell>
              <table:table-cell office:value-type="float" office:value="44.652843">
                <text:p>44.652843</text:p>
              </table:table-cell>
              <table:table-cell office:value-type="float" office:value="37.731277">
                <text:p>37.73127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4.2281911641">
                <text:p>44.2281911641</text:p>
              </table:table-cell>
              <table:table-cell office:value-type="float" office:value="51.5455804086">
                <text:p>51.5455804086</text:p>
              </table:table-cell>
              <table:table-cell office:value-type="float" office:value="44.728031">
                <text:p>44.728031</text:p>
              </table:table-cell>
              <table:table-cell office:value-type="float" office:value="37.601486">
                <text:p>37.601486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4.3863849324">
                <text:p>44.3863849324</text:p>
              </table:table-cell>
              <table:table-cell office:value-type="float" office:value="51.4171131597">
                <text:p>51.4171131597</text:p>
              </table:table-cell>
              <table:table-cell office:value-type="float" office:value="44.803219">
                <text:p>44.803219</text:p>
              </table:table-cell>
              <table:table-cell office:value-type="float" office:value="37.471687">
                <text:p>37.47168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44.5485501845">
                <text:p>44.5485501845</text:p>
              </table:table-cell>
              <table:table-cell office:value-type="float" office:value="51.2834726757">
                <text:p>51.2834726757</text:p>
              </table:table-cell>
              <table:table-cell office:value-type="float" office:value="44.874569">
                <text:p>44.874569</text:p>
              </table:table-cell>
              <table:table-cell office:value-type="float" office:value="37.33976">
                <text:p>37.3397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44.7048481577">
                <text:p>44.7048481577</text:p>
              </table:table-cell>
              <table:table-cell office:value-type="float" office:value="51.1527622492">
                <text:p>51.1527622492</text:p>
              </table:table-cell>
              <table:table-cell office:value-type="float" office:value="44.945919">
                <text:p>44.945919</text:p>
              </table:table-cell>
              <table:table-cell office:value-type="float" office:value="37.207832">
                <text:p>37.20783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4.7874937285">
                <text:p>44.7874937285</text:p>
              </table:table-cell>
              <table:table-cell office:value-type="float" office:value="51.0828750349">
                <text:p>51.0828750349</text:p>
              </table:table-cell>
              <table:table-cell office:value-type="float" office:value="45.017269">
                <text:p>45.017269</text:p>
              </table:table-cell>
              <table:table-cell office:value-type="float" office:value="37.075897">
                <text:p>37.0758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4.9375075275">
                <text:p>44.9375075275</text:p>
              </table:table-cell>
              <table:table-cell office:value-type="float" office:value="50.9546196601">
                <text:p>50.9546196601</text:p>
              </table:table-cell>
              <table:table-cell office:value-type="float" office:value="45.088619">
                <text:p>45.088619</text:p>
              </table:table-cell>
              <table:table-cell office:value-type="float" office:value="36.94397">
                <text:p>36.943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5.0914506613">
                <text:p>45.0914506613</text:p>
              </table:table-cell>
              <table:table-cell office:value-type="float" office:value="50.8211093294">
                <text:p>50.8211093294</text:p>
              </table:table-cell>
              <table:table-cell office:value-type="float" office:value="45.159969">
                <text:p>45.159969</text:p>
              </table:table-cell>
              <table:table-cell office:value-type="float" office:value="36.812035">
                <text:p>36.81203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5.2444128537">
                <text:p>45.2444128537</text:p>
              </table:table-cell>
              <table:table-cell office:value-type="float" office:value="50.6864990729">
                <text:p>50.6864990729</text:p>
              </table:table-cell>
              <table:table-cell office:value-type="float" office:value="45.226849">
                <text:p>45.226849</text:p>
              </table:table-cell>
              <table:table-cell office:value-type="float" office:value="36.677788">
                <text:p>36.67778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45.3963809846">
                <text:p>45.3963809846</text:p>
              </table:table-cell>
              <table:table-cell office:value-type="float" office:value="50.5507642772">
                <text:p>50.5507642772</text:p>
              </table:table-cell>
              <table:table-cell office:value-type="float" office:value="45.293736">
                <text:p>45.293736</text:p>
              </table:table-cell>
              <table:table-cell office:value-type="float" office:value="36.543541">
                <text:p>36.54354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5.5473357801">
                <text:p>45.5473357801</text:p>
              </table:table-cell>
              <table:table-cell office:value-type="float" office:value="50.4138889515">
                <text:p>50.4138889515</text:p>
              </table:table-cell>
              <table:table-cell office:value-type="float" office:value="45.360622">
                <text:p>45.360622</text:p>
              </table:table-cell>
              <table:table-cell office:value-type="float" office:value="36.409294">
                <text:p>36.40929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5.701923532">
                <text:p>45.701923532</text:p>
              </table:table-cell>
              <table:table-cell office:value-type="float" office:value="50.2715413089">
                <text:p>50.2715413089</text:p>
              </table:table-cell>
              <table:table-cell office:value-type="float" office:value="45.427502">
                <text:p>45.427502</text:p>
              </table:table-cell>
              <table:table-cell office:value-type="float" office:value="36.275047">
                <text:p>36.27504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45.7811297684">
                <text:p>45.7811297684</text:p>
              </table:table-cell>
              <table:table-cell office:value-type="float" office:value="50.1977359537">
                <text:p>50.1977359537</text:p>
              </table:table-cell>
              <table:table-cell office:value-type="float" office:value="45.494389">
                <text:p>45.494389</text:p>
              </table:table-cell>
              <table:table-cell office:value-type="float" office:value="36.140793">
                <text:p>36.14079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5.9247885498">
                <text:p>45.9247885498</text:p>
              </table:table-cell>
              <table:table-cell office:value-type="float" office:value="50.0623397679">
                <text:p>50.0623397679</text:p>
              </table:table-cell>
              <table:table-cell office:value-type="float" office:value="45.556728">
                <text:p>45.556728</text:p>
              </table:table-cell>
              <table:table-cell office:value-type="float" office:value="36.004379">
                <text:p>36.00437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6.0720266403">
                <text:p>46.0720266403</text:p>
              </table:table-cell>
              <table:table-cell office:value-type="float" office:value="49.9214587416">
                <text:p>49.9214587416</text:p>
              </table:table-cell>
              <table:table-cell office:value-type="float" office:value="45.619076">
                <text:p>45.619076</text:p>
              </table:table-cell>
              <table:table-cell office:value-type="float" office:value="35.867958">
                <text:p>35.86795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46.2181717084">
                <text:p>46.2181717084</text:p>
              </table:table-cell>
              <table:table-cell office:value-type="float" office:value="49.7794383154">
                <text:p>49.7794383154</text:p>
              </table:table-cell>
              <table:table-cell office:value-type="float" office:value="45.681423">
                <text:p>45.681423</text:p>
              </table:table-cell>
              <table:table-cell office:value-type="float" office:value="35.731537">
                <text:p>35.73153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46.3631969921">
                <text:p>46.3631969921</text:p>
              </table:table-cell>
              <table:table-cell office:value-type="float" office:value="49.6362775662">
                <text:p>49.6362775662</text:p>
              </table:table-cell>
              <table:table-cell office:value-type="float" office:value="45.743763">
                <text:p>45.743763</text:p>
              </table:table-cell>
              <table:table-cell office:value-type="float" office:value="35.595116">
                <text:p>35.59511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46.5071053512">
                <text:p>46.5071053512</text:p>
              </table:table-cell>
              <table:table-cell office:value-type="float" office:value="49.4919686419">
                <text:p>49.4919686419</text:p>
              </table:table-cell>
              <table:table-cell office:value-type="float" office:value="45.80611">
                <text:p>45.80611</text:p>
              </table:table-cell>
              <table:table-cell office:value-type="float" office:value="35.458694">
                <text:p>35.45869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46.6498571094">
                <text:p>46.6498571094</text:p>
              </table:table-cell>
              <table:table-cell office:value-type="float" office:value="49.3465326741">
                <text:p>49.3465326741</text:p>
              </table:table-cell>
              <table:table-cell office:value-type="float" office:value="45.863949">
                <text:p>45.863949</text:p>
              </table:table-cell>
              <table:table-cell office:value-type="float" office:value="35.320305">
                <text:p>35.32030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46.7914287428">
                <text:p>46.7914287428</text:p>
              </table:table-cell>
              <table:table-cell office:value-type="float" office:value="49.1999637565">
                <text:p>49.1999637565</text:p>
              </table:table-cell>
              <table:table-cell office:value-type="float" office:value="45.921787">
                <text:p>45.921787</text:p>
              </table:table-cell>
              <table:table-cell office:value-type="float" office:value="35.181908">
                <text:p>35.18190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6.8661517444">
                <text:p>46.8661517444</text:p>
              </table:table-cell>
              <table:table-cell office:value-type="float" office:value="49.1216323417">
                <text:p>49.1216323417</text:p>
              </table:table-cell>
              <table:table-cell office:value-type="float" office:value="45.979626">
                <text:p>45.979626</text:p>
              </table:table-cell>
              <table:table-cell office:value-type="float" office:value="35.043518">
                <text:p>35.04351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47.0058881014">
                <text:p>47.0058881014</text:p>
              </table:table-cell>
              <table:table-cell office:value-type="float" office:value="48.9732995309">
                <text:p>48.9732995309</text:p>
              </table:table-cell>
              <table:table-cell office:value-type="float" office:value="46.037464">
                <text:p>46.037464</text:p>
              </table:table-cell>
              <table:table-cell office:value-type="float" office:value="34.905121">
                <text:p>34.90512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47.1443884541">
                <text:p>47.1443884541</text:p>
              </table:table-cell>
              <table:table-cell office:value-type="float" office:value="48.8238363038">
                <text:p>48.8238363038</text:p>
              </table:table-cell>
              <table:table-cell office:value-type="float" office:value="46.095303">
                <text:p>46.095303</text:p>
              </table:table-cell>
              <table:table-cell office:value-type="float" office:value="34.766724">
                <text:p>34.76672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7.2773626302">
                <text:p>47.2773626302</text:p>
              </table:table-cell>
              <table:table-cell office:value-type="float" office:value="48.6779661171">
                <text:p>48.6779661171</text:p>
              </table:table-cell>
              <table:table-cell office:value-type="float" office:value="46.148685">
                <text:p>46.148685</text:p>
              </table:table-cell>
              <table:table-cell office:value-type="float" office:value="34.626549">
                <text:p>34.62654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47.4176002271">
                <text:p>47.4176002271</text:p>
              </table:table-cell>
              <table:table-cell office:value-type="float" office:value="48.5215117995">
                <text:p>48.5215117995</text:p>
              </table:table-cell>
              <table:table-cell office:value-type="float" office:value="46.202068">
                <text:p>46.202068</text:p>
              </table:table-cell>
              <table:table-cell office:value-type="float" office:value="34.486374">
                <text:p>34.48637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47.5480716062">
                <text:p>47.5480716062</text:p>
              </table:table-cell>
              <table:table-cell office:value-type="float" office:value="48.3734429163">
                <text:p>48.3734429163</text:p>
              </table:table-cell>
              <table:table-cell office:value-type="float" office:value="46.255451">
                <text:p>46.255451</text:p>
              </table:table-cell>
              <table:table-cell office:value-type="float" office:value="34.346199">
                <text:p>34.34619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47.6814399039">
                <text:p>47.6814399039</text:p>
              </table:table-cell>
              <table:table-cell office:value-type="float" office:value="48.2194832607">
                <text:p>48.2194832607</text:p>
              </table:table-cell>
              <table:table-cell office:value-type="float" office:value="46.308834">
                <text:p>46.308834</text:p>
              </table:table-cell>
              <table:table-cell office:value-type="float" office:value="34.206017">
                <text:p>34.20601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47.747618416">
                <text:p>47.747618416</text:p>
              </table:table-cell>
              <table:table-cell office:value-type="float" office:value="48.142079882">
                <text:p>48.142079882</text:p>
              </table:table-cell>
              <table:table-cell office:value-type="float" office:value="46.362225">
                <text:p>46.362225</text:p>
              </table:table-cell>
              <table:table-cell office:value-type="float" office:value="34.065842">
                <text:p>34.065842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7.8380620909">
                <text:p>47.8380620909</text:p>
              </table:table-cell>
              <table:table-cell office:value-type="float" office:value="48.0351905621">
                <text:p>48.0351905621</text:p>
              </table:table-cell>
              <table:table-cell office:value-type="float" office:value="46.411205">
                <text:p>46.411205</text:p>
              </table:table-cell>
              <table:table-cell office:value-type="float" office:value="33.924065">
                <text:p>33.92406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48.0089633867">
                <text:p>48.0089633867</text:p>
              </table:table-cell>
              <table:table-cell office:value-type="float" office:value="47.829637362">
                <text:p>47.829637362</text:p>
              </table:table-cell>
              <table:table-cell office:value-type="float" office:value="46.460186">
                <text:p>46.460186</text:p>
              </table:table-cell>
              <table:table-cell office:value-type="float" office:value="33.782288">
                <text:p>33.78228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8.1415617965">
                <text:p>48.1415617965</text:p>
              </table:table-cell>
              <table:table-cell office:value-type="float" office:value="47.6667842014">
                <text:p>47.6667842014</text:p>
              </table:table-cell>
              <table:table-cell office:value-type="float" office:value="46.509174">
                <text:p>46.509174</text:p>
              </table:table-cell>
              <table:table-cell office:value-type="float" office:value="33.640511">
                <text:p>33.64051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48.2686879084">
                <text:p>48.2686879084</text:p>
              </table:table-cell>
              <table:table-cell office:value-type="float" office:value="47.5077279918">
                <text:p>47.5077279918</text:p>
              </table:table-cell>
              <table:table-cell office:value-type="float" office:value="46.558155">
                <text:p>46.558155</text:p>
              </table:table-cell>
              <table:table-cell office:value-type="float" office:value="33.498734">
                <text:p>33.49873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48.3943567026">
                <text:p>48.3943567026</text:p>
              </table:table-cell>
              <table:table-cell office:value-type="float" office:value="47.3475420756">
                <text:p>47.3475420756</text:p>
              </table:table-cell>
              <table:table-cell office:value-type="float" office:value="46.607143">
                <text:p>46.607143</text:p>
              </table:table-cell>
              <table:table-cell office:value-type="float" office:value="33.356956">
                <text:p>33.35695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8.522410221">
                <text:p>48.522410221</text:p>
              </table:table-cell>
              <table:table-cell office:value-type="float" office:value="47.1811752409">
                <text:p>47.1811752409</text:p>
              </table:table-cell>
              <table:table-cell office:value-type="float" office:value="46.651783">
                <text:p>46.651783</text:p>
              </table:table-cell>
              <table:table-cell office:value-type="float" office:value="33.213753">
                <text:p>33.21375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8.6450654003">
                <text:p>48.6450654003</text:p>
              </table:table-cell>
              <table:table-cell office:value-type="float" office:value="47.0187200455">
                <text:p>47.0187200455</text:p>
              </table:table-cell>
              <table:table-cell office:value-type="float" office:value="46.696415">
                <text:p>46.696415</text:p>
              </table:table-cell>
              <table:table-cell office:value-type="float" office:value="33.070549">
                <text:p>33.07054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48.7058225555">
                <text:p>48.7058225555</text:p>
              </table:table-cell>
              <table:table-cell office:value-type="float" office:value="46.9370785115">
                <text:p>46.9370785115</text:p>
              </table:table-cell>
              <table:table-cell office:value-type="float" office:value="46.741055">
                <text:p>46.741055</text:p>
              </table:table-cell>
              <table:table-cell office:value-type="float" office:value="32.927345">
                <text:p>32.92734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48.829914408">
                <text:p>48.829914408</text:p>
              </table:table-cell>
              <table:table-cell office:value-type="float" office:value="46.7678273022">
                <text:p>46.7678273022</text:p>
              </table:table-cell>
              <table:table-cell office:value-type="float" office:value="46.785694">
                <text:p>46.785694</text:p>
              </table:table-cell>
              <table:table-cell office:value-type="float" office:value="32.784142">
                <text:p>32.78414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8.9449754759">
                <text:p>48.9449754759</text:p>
              </table:table-cell>
              <table:table-cell office:value-type="float" office:value="46.6077760024">
                <text:p>46.6077760024</text:p>
              </table:table-cell>
              <table:table-cell office:value-type="float" office:value="46.830326">
                <text:p>46.830326</text:p>
              </table:table-cell>
              <table:table-cell office:value-type="float" office:value="32.64093">
                <text:p>32.6409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49.0767315966">
                <text:p>49.0767315966</text:p>
              </table:table-cell>
              <table:table-cell office:value-type="float" office:value="46.4206241122">
                <text:p>46.4206241122</text:p>
              </table:table-cell>
              <table:table-cell office:value-type="float" office:value="46.87067">
                <text:p>46.87067</text:p>
              </table:table-cell>
              <table:table-cell office:value-type="float" office:value="32.496452">
                <text:p>32.49645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9.1921435571">
                <text:p>49.1921435571</text:p>
              </table:table-cell>
              <table:table-cell office:value-type="float" office:value="46.2531068247">
                <text:p>46.2531068247</text:p>
              </table:table-cell>
              <table:table-cell office:value-type="float" office:value="46.911015">
                <text:p>46.911015</text:p>
              </table:table-cell>
              <table:table-cell office:value-type="float" office:value="32.351982">
                <text:p>32.351982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9.2492414332">
                <text:p>49.2492414332</text:p>
              </table:table-cell>
              <table:table-cell office:value-type="float" office:value="46.1689395609">
                <text:p>46.1689395609</text:p>
              </table:table-cell>
              <table:table-cell office:value-type="float" office:value="46.951359">
                <text:p>46.951359</text:p>
              </table:table-cell>
              <table:table-cell office:value-type="float" office:value="32.207504">
                <text:p>32.20750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9.3657573108">
                <text:p>49.3657573108</text:p>
              </table:table-cell>
              <table:table-cell office:value-type="float" office:value="45.9945464357">
                <text:p>45.9945464357</text:p>
              </table:table-cell>
              <table:table-cell office:value-type="float" office:value="46.991703">
                <text:p>46.991703</text:p>
              </table:table-cell>
              <table:table-cell office:value-type="float" office:value="32.063026">
                <text:p>32.063026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9.4776284235">
                <text:p>49.4776284235</text:p>
              </table:table-cell>
              <table:table-cell office:value-type="float" office:value="45.8242835516">
                <text:p>45.8242835516</text:p>
              </table:table-cell>
              <table:table-cell office:value-type="float" office:value="47.028522">
                <text:p>47.028522</text:p>
              </table:table-cell>
              <table:table-cell office:value-type="float" office:value="31.917627">
                <text:p>31.91762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9.5913071646">
                <text:p>49.5913071646</text:p>
              </table:table-cell>
              <table:table-cell office:value-type="float" office:value="45.6476961276">
                <text:p>45.6476961276</text:p>
              </table:table-cell>
              <table:table-cell office:value-type="float" office:value="47.06535">
                <text:p>47.06535</text:p>
              </table:table-cell>
              <table:table-cell office:value-type="float" office:value="31.772226">
                <text:p>31.77222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9.6965212299">
                <text:p>49.6965212299</text:p>
              </table:table-cell>
              <table:table-cell office:value-type="float" office:value="45.4809280104">
                <text:p>45.4809280104</text:p>
              </table:table-cell>
              <table:table-cell office:value-type="float" office:value="47.102169">
                <text:p>47.102169</text:p>
              </table:table-cell>
              <table:table-cell office:value-type="float" office:value="31.626822">
                <text:p>31.62682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9.7935504432">
                <text:p>49.7935504432</text:p>
              </table:table-cell>
              <table:table-cell office:value-type="float" office:value="45.3240981758">
                <text:p>45.3240981758</text:p>
              </table:table-cell>
              <table:table-cell office:value-type="float" office:value="47.138996">
                <text:p>47.138996</text:p>
              </table:table-cell>
              <table:table-cell office:value-type="float" office:value="31.481417">
                <text:p>31.481417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49.9087338412">
                <text:p>49.9087338412</text:p>
              </table:table-cell>
              <table:table-cell office:value-type="float" office:value="45.1337326301">
                <text:p>45.1337326301</text:p>
              </table:table-cell>
              <table:table-cell office:value-type="float" office:value="47.175816">
                <text:p>47.175816</text:p>
              </table:table-cell>
              <table:table-cell office:value-type="float" office:value="31.336012">
                <text:p>31.33601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0.0122917629">
                <text:p>50.0122917629</text:p>
              </table:table-cell>
              <table:table-cell office:value-type="float" office:value="44.9587095231">
                <text:p>44.9587095231</text:p>
              </table:table-cell>
              <table:table-cell office:value-type="float" office:value="47.208546">
                <text:p>47.208546</text:p>
              </table:table-cell>
              <table:table-cell office:value-type="float" office:value="31.189638">
                <text:p>31.18963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0.0633903824">
                <text:p>50.0633903824</text:p>
              </table:table-cell>
              <table:table-cell office:value-type="float" office:value="44.8708956847">
                <text:p>44.8708956847</text:p>
              </table:table-cell>
              <table:table-cell office:value-type="float" office:value="47.241276">
                <text:p>47.241276</text:p>
              </table:table-cell>
              <table:table-cell office:value-type="float" office:value="31.043264">
                <text:p>31.0432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0.1675561443">
                <text:p>50.1675561443</text:p>
              </table:table-cell>
              <table:table-cell office:value-type="float" office:value="44.6889682031">
                <text:p>44.6889682031</text:p>
              </table:table-cell>
              <table:table-cell office:value-type="float" office:value="47.274014">
                <text:p>47.274014</text:p>
              </table:table-cell>
              <table:table-cell office:value-type="float" office:value="30.896887">
                <text:p>30.89688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0.2667856371">
                <text:p>50.2667856371</text:p>
              </table:table-cell>
              <table:table-cell office:value-type="float" office:value="44.511625539">
                <text:p>44.511625539</text:p>
              </table:table-cell>
              <table:table-cell office:value-type="float" office:value="47.306744">
                <text:p>47.306744</text:p>
              </table:table-cell>
              <table:table-cell office:value-type="float" office:value="30.750509">
                <text:p>30.75050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0.3641675273">
                <text:p>50.3641675273</text:p>
              </table:table-cell>
              <table:table-cell office:value-type="float" office:value="44.3333521124">
                <text:p>44.3333521124</text:p>
              </table:table-cell>
              <table:table-cell office:value-type="float" office:value="47.339481">
                <text:p>47.339481</text:p>
              </table:table-cell>
              <table:table-cell office:value-type="float" office:value="30.604132">
                <text:p>30.604132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0.4596888587">
                <text:p>50.4596888587</text:p>
              </table:table-cell>
              <table:table-cell office:value-type="float" office:value="44.154238229">
                <text:p>44.154238229</text:p>
              </table:table-cell>
              <table:table-cell office:value-type="float" office:value="47.368069">
                <text:p>47.368069</text:p>
              </table:table-cell>
              <table:table-cell office:value-type="float" office:value="30.456892">
                <text:p>30.45689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0.5534017742">
                <text:p>50.5534017742</text:p>
              </table:table-cell>
              <table:table-cell office:value-type="float" office:value="43.9743061149">
                <text:p>43.9743061149</text:p>
              </table:table-cell>
              <table:table-cell office:value-type="float" office:value="47.396656">
                <text:p>47.396656</text:p>
              </table:table-cell>
              <table:table-cell office:value-type="float" office:value="30.309652">
                <text:p>30.30965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0.6452302743">
                <text:p>50.6452302743</text:p>
              </table:table-cell>
              <table:table-cell office:value-type="float" office:value="43.793586429">
                <text:p>43.793586429</text:p>
              </table:table-cell>
              <table:table-cell office:value-type="float" office:value="47.425243">
                <text:p>47.425243</text:p>
              </table:table-cell>
              <table:table-cell office:value-type="float" office:value="30.162413">
                <text:p>30.16241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0.7351935249">
                <text:p>50.7351935249</text:p>
              </table:table-cell>
              <table:table-cell office:value-type="float" office:value="43.6120604756">
                <text:p>43.6120604756</text:p>
              </table:table-cell>
              <table:table-cell office:value-type="float" office:value="47.453823">
                <text:p>47.453823</text:p>
              </table:table-cell>
              <table:table-cell office:value-type="float" office:value="30.015169">
                <text:p>30.01516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0.7795193309">
                <text:p>50.7795193309</text:p>
              </table:table-cell>
              <table:table-cell office:value-type="float" office:value="43.5210512726">
                <text:p>43.5210512726</text:p>
              </table:table-cell>
              <table:table-cell office:value-type="float" office:value="47.48241">
                <text:p>47.48241</text:p>
              </table:table-cell>
              <table:table-cell office:value-type="float" office:value="29.867926">
                <text:p>29.86792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0.8694554667">
                <text:p>50.8694554667</text:p>
              </table:table-cell>
              <table:table-cell office:value-type="float" office:value="43.3325282501">
                <text:p>43.3325282501</text:p>
              </table:table-cell>
              <table:table-cell office:value-type="float" office:value="47.50687">
                <text:p>47.50687</text:p>
              </table:table-cell>
              <table:table-cell office:value-type="float" office:value="29.719942">
                <text:p>29.71994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0.95473894">
                <text:p>50.95473894</text:p>
              </table:table-cell>
              <table:table-cell office:value-type="float" office:value="43.1488546639">
                <text:p>43.1488546639</text:p>
              </table:table-cell>
              <table:table-cell office:value-type="float" office:value="47.53133">
                <text:p>47.53133</text:p>
              </table:table-cell>
              <table:table-cell office:value-type="float" office:value="29.571959">
                <text:p>29.57195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1.0381527419">
                <text:p>51.0381527419</text:p>
              </table:table-cell>
              <table:table-cell office:value-type="float" office:value="42.9643881292">
                <text:p>42.9643881292</text:p>
              </table:table-cell>
              <table:table-cell office:value-type="float" office:value="47.55579">
                <text:p>47.55579</text:p>
              </table:table-cell>
              <table:table-cell office:value-type="float" office:value="29.423975">
                <text:p>29.4239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1.1197552067">
                <text:p>51.1197552067</text:p>
              </table:table-cell>
              <table:table-cell office:value-type="float" office:value="42.779154763">
                <text:p>42.779154763</text:p>
              </table:table-cell>
              <table:table-cell office:value-type="float" office:value="47.58025">
                <text:p>47.58025</text:p>
              </table:table-cell>
              <table:table-cell office:value-type="float" office:value="29.275988">
                <text:p>29.2759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1.1995048658">
                <text:p>51.1995048658</text:p>
              </table:table-cell>
              <table:table-cell office:value-type="float" office:value="42.5930730104">
                <text:p>42.5930730104</text:p>
              </table:table-cell>
              <table:table-cell office:value-type="float" office:value="47.60471">
                <text:p>47.60471</text:p>
              </table:table-cell>
              <table:table-cell office:value-type="float" office:value="29.128">
                <text:p>29.12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1.2362348784">
                <text:p>51.2362348784</text:p>
              </table:table-cell>
              <table:table-cell office:value-type="float" office:value="42.5055495484">
                <text:p>42.5055495484</text:p>
              </table:table-cell>
              <table:table-cell office:value-type="float" office:value="47.625072">
                <text:p>47.625072</text:p>
              </table:table-cell>
              <table:table-cell office:value-type="float" office:value="28.979399">
                <text:p>28.97939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1.3180846059">
                <text:p>51.3180846059</text:p>
              </table:table-cell>
              <table:table-cell office:value-type="float" office:value="42.3065856473">
                <text:p>42.3065856473</text:p>
              </table:table-cell>
              <table:table-cell office:value-type="float" office:value="47.645435">
                <text:p>47.645435</text:p>
              </table:table-cell>
              <table:table-cell office:value-type="float" office:value="28.830797">
                <text:p>28.83079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1.3908640624">
                <text:p>51.3908640624</text:p>
              </table:table-cell>
              <table:table-cell office:value-type="float" office:value="42.1244465469">
                <text:p>42.1244465469</text:p>
              </table:table-cell>
              <table:table-cell office:value-type="float" office:value="47.665806">
                <text:p>47.665806</text:p>
              </table:table-cell>
              <table:table-cell office:value-type="float" office:value="28.682196">
                <text:p>28.68219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1.4663643361">
                <text:p>51.4663643361</text:p>
              </table:table-cell>
              <table:table-cell office:value-type="float" office:value="41.9298016026">
                <text:p>41.9298016026</text:p>
              </table:table-cell>
              <table:table-cell office:value-type="float" office:value="47.686169">
                <text:p>47.686169</text:p>
              </table:table-cell>
              <table:table-cell office:value-type="float" office:value="28.53359">
                <text:p>28.5335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1.5376462621">
                <text:p>51.5376462621</text:p>
              </table:table-cell>
              <table:table-cell office:value-type="float" office:value="41.7403139118">
                <text:p>41.7403139118</text:p>
              </table:table-cell>
              <table:table-cell office:value-type="float" office:value="47.706539">
                <text:p>47.706539</text:p>
              </table:table-cell>
              <table:table-cell office:value-type="float" office:value="28.384985">
                <text:p>28.38498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1.6070971819">
                <text:p>51.6070971819</text:p>
              </table:table-cell>
              <table:table-cell office:value-type="float" office:value="41.5501572521">
                <text:p>41.5501572521</text:p>
              </table:table-cell>
              <table:table-cell office:value-type="float" office:value="47.722843">
                <text:p>47.722843</text:p>
              </table:table-cell>
              <table:table-cell office:value-type="float" office:value="28.235884">
                <text:p>28.23588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1.6746476243">
                <text:p>51.6746476243</text:p>
              </table:table-cell>
              <table:table-cell office:value-type="float" office:value="41.3593111237">
                <text:p>41.3593111237</text:p>
              </table:table-cell>
              <table:table-cell office:value-type="float" office:value="47.739147">
                <text:p>47.739147</text:p>
              </table:table-cell>
              <table:table-cell office:value-type="float" office:value="28.086779">
                <text:p>28.08677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1.7403964331">
                <text:p>51.7403964331</text:p>
              </table:table-cell>
              <table:table-cell office:value-type="float" office:value="41.1678463324">
                <text:p>41.1678463324</text:p>
              </table:table-cell>
              <table:table-cell office:value-type="float" office:value="47.755451">
                <text:p>47.755451</text:p>
              </table:table-cell>
              <table:table-cell office:value-type="float" office:value="27.937674">
                <text:p>27.93767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1.8061875025">
                <text:p>51.8061875025</text:p>
              </table:table-cell>
              <table:table-cell office:value-type="float" office:value="40.9698114184">
                <text:p>40.9698114184</text:p>
              </table:table-cell>
              <table:table-cell office:value-type="float" office:value="47.771755">
                <text:p>47.771755</text:p>
              </table:table-cell>
              <table:table-cell office:value-type="float" office:value="27.788568">
                <text:p>27.78856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1.8373646757">
                <text:p>51.8373646757</text:p>
              </table:table-cell>
              <table:table-cell office:value-type="float" office:value="40.8735607521">
                <text:p>40.8735607521</text:p>
              </table:table-cell>
              <table:table-cell office:value-type="float" office:value="47.788059">
                <text:p>47.788059</text:p>
              </table:table-cell>
              <table:table-cell office:value-type="float" office:value="27.63946">
                <text:p>27.6394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1.8964086528">
                <text:p>51.8964086528</text:p>
              </table:table-cell>
              <table:table-cell office:value-type="float" office:value="40.6866580621">
                <text:p>40.6866580621</text:p>
              </table:table-cell>
              <table:table-cell office:value-type="float" office:value="47.80032">
                <text:p>47.80032</text:p>
              </table:table-cell>
              <table:table-cell office:value-type="float" office:value="27.489969">
                <text:p>27.48996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1.9554166683">
                <text:p>51.9554166683</text:p>
              </table:table-cell>
              <table:table-cell office:value-type="float" office:value="40.4931444862">
                <text:p>40.4931444862</text:p>
              </table:table-cell>
              <table:table-cell office:value-type="float" office:value="47.81258">
                <text:p>47.81258</text:p>
              </table:table-cell>
              <table:table-cell office:value-type="float" office:value="27.340479">
                <text:p>27.34047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2.0125334979">
                <text:p>52.0125334979</text:p>
              </table:table-cell>
              <table:table-cell office:value-type="float" office:value="40.299042467">
                <text:p>40.299042467</text:p>
              </table:table-cell>
              <table:table-cell office:value-type="float" office:value="47.824841">
                <text:p>47.824841</text:p>
              </table:table-cell>
              <table:table-cell office:value-type="float" office:value="27.190989">
                <text:p>27.19098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2.0677130941">
                <text:p>52.0677130941</text:p>
              </table:table-cell>
              <table:table-cell office:value-type="float" office:value="40.1043737706">
                <text:p>40.1043737706</text:p>
              </table:table-cell>
              <table:table-cell office:value-type="float" office:value="47.837101">
                <text:p>47.837101</text:p>
              </table:table-cell>
              <table:table-cell office:value-type="float" office:value="27.041498">
                <text:p>27.04149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2.121019483">
                <text:p>52.121019483</text:p>
              </table:table-cell>
              <table:table-cell office:value-type="float" office:value="39.9091633392">
                <text:p>39.9091633392</text:p>
              </table:table-cell>
              <table:table-cell office:value-type="float" office:value="47.849361">
                <text:p>47.849361</text:p>
              </table:table-cell>
              <table:table-cell office:value-type="float" office:value="26.892004">
                <text:p>26.89200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2.172419601">
                <text:p>52.172419601</text:p>
              </table:table-cell>
              <table:table-cell office:value-type="float" office:value="39.7134090952">
                <text:p>39.7134090952</text:p>
              </table:table-cell>
              <table:table-cell office:value-type="float" office:value="47.857601">
                <text:p>47.857601</text:p>
              </table:table-cell>
              <table:table-cell office:value-type="float" office:value="26.742239">
                <text:p>26.74223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2.1989650532">
                <text:p>52.1989650532</text:p>
              </table:table-cell>
              <table:table-cell office:value-type="float" office:value="39.6092037314">
                <text:p>39.6092037314</text:p>
              </table:table-cell>
              <table:table-cell office:value-type="float" office:value="47.865841">
                <text:p>47.865841</text:p>
              </table:table-cell>
              <table:table-cell office:value-type="float" office:value="26.592474">
                <text:p>26.59247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2.2475908281">
                <text:p>52.2475908281</text:p>
              </table:table-cell>
              <table:table-cell office:value-type="float" office:value="39.4126946663">
                <text:p>39.4126946663</text:p>
              </table:table-cell>
              <table:table-cell office:value-type="float" office:value="47.874081">
                <text:p>47.874081</text:p>
              </table:table-cell>
              <table:table-cell office:value-type="float" office:value="26.442705">
                <text:p>26.44270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2.2930427891">
                <text:p>52.2930427891</text:p>
              </table:table-cell>
              <table:table-cell office:value-type="float" office:value="39.2218839284">
                <text:p>39.2218839284</text:p>
              </table:table-cell>
              <table:table-cell office:value-type="float" office:value="47.88232">
                <text:p>47.88232</text:p>
              </table:table-cell>
              <table:table-cell office:value-type="float" office:value="26.292936">
                <text:p>26.29293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2.3382080365">
                <text:p>52.3382080365</text:p>
              </table:table-cell>
              <table:table-cell office:value-type="float" office:value="39.0244591913">
                <text:p>39.0244591913</text:p>
              </table:table-cell>
              <table:table-cell office:value-type="float" office:value="47.89056">
                <text:p>47.89056</text:p>
              </table:table-cell>
              <table:table-cell office:value-type="float" office:value="26.143164">
                <text:p>26.14316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2.3828805345">
                <text:p>52.3828805345</text:p>
              </table:table-cell>
              <table:table-cell office:value-type="float" office:value="38.8204060398">
                <text:p>38.8204060398</text:p>
              </table:table-cell>
              <table:table-cell office:value-type="float" office:value="47.894794">
                <text:p>47.894794</text:p>
              </table:table-cell>
              <table:table-cell office:value-type="float" office:value="25.993231">
                <text:p>25.99323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2.4230407854">
                <text:p>52.4230407854</text:p>
              </table:table-cell>
              <table:table-cell office:value-type="float" office:value="38.6283059349">
                <text:p>38.6283059349</text:p>
              </table:table-cell>
              <table:table-cell office:value-type="float" office:value="47.899021">
                <text:p>47.899021</text:p>
              </table:table-cell>
              <table:table-cell office:value-type="float" office:value="25.843298">
                <text:p>25.84329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2.463939834">
                <text:p>52.463939834</text:p>
              </table:table-cell>
              <table:table-cell office:value-type="float" office:value="38.423379097">
                <text:p>38.423379097</text:p>
              </table:table-cell>
              <table:table-cell office:value-type="float" office:value="47.903255">
                <text:p>47.903255</text:p>
              </table:table-cell>
              <table:table-cell office:value-type="float" office:value="25.693365">
                <text:p>25.69336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2.5006812972">
                <text:p>52.5006812972</text:p>
              </table:table-cell>
              <table:table-cell office:value-type="float" office:value="38.2305029945">
                <text:p>38.2305029945</text:p>
              </table:table-cell>
              <table:table-cell office:value-type="float" office:value="47.907482">
                <text:p>47.907482</text:p>
              </table:table-cell>
              <table:table-cell office:value-type="float" office:value="25.543428">
                <text:p>25.54342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2.5201580427">
                <text:p>52.5201580427</text:p>
              </table:table-cell>
              <table:table-cell office:value-type="float" office:value="38.1245971548">
                <text:p>38.1245971548</text:p>
              </table:table-cell>
              <table:table-cell office:value-type="float" office:value="47.911716">
                <text:p>47.911716</text:p>
              </table:table-cell>
              <table:table-cell office:value-type="float" office:value="25.393492">
                <text:p>25.3934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2.5544610029">
                <text:p>52.5544610029</text:p>
              </table:table-cell>
              <table:table-cell office:value-type="float" office:value="37.9312311725">
                <text:p>37.9312311725</text:p>
              </table:table-cell>
              <table:table-cell office:value-type="float" office:value="47.911945">
                <text:p>47.911945</text:p>
              </table:table-cell>
              <table:table-cell office:value-type="float" office:value="25.243498">
                <text:p>25.24349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2.5882145514">
                <text:p>52.5882145514</text:p>
              </table:table-cell>
              <table:table-cell office:value-type="float" office:value="37.7313334531">
                <text:p>37.7313334531</text:p>
              </table:table-cell>
              <table:table-cell office:value-type="float" office:value="47.912174">
                <text:p>47.912174</text:p>
              </table:table-cell>
              <table:table-cell office:value-type="float" office:value="25.093504">
                <text:p>25.0935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2.6202743562">
                <text:p>52.6202743562</text:p>
              </table:table-cell>
              <table:table-cell office:value-type="float" office:value="37.5311290642">
                <text:p>37.5311290642</text:p>
              </table:table-cell>
              <table:table-cell office:value-type="float" office:value="47.912403">
                <text:p>47.912403</text:p>
              </table:table-cell>
              <table:table-cell office:value-type="float" office:value="24.94351">
                <text:p>24.9435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2.6506351014">
                <text:p>52.6506351014</text:p>
              </table:table-cell>
              <table:table-cell office:value-type="float" office:value="37.3306797812">
                <text:p>37.3306797812</text:p>
              </table:table-cell>
              <table:table-cell office:value-type="float" office:value="47.912632">
                <text:p>47.912632</text:p>
              </table:table-cell>
              <table:table-cell office:value-type="float" office:value="24.793512">
                <text:p>24.79351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2.6801441508">
                <text:p>52.6801441508</text:p>
              </table:table-cell>
              <table:table-cell office:value-type="float" office:value="37.1236840215">
                <text:p>37.1236840215</text:p>
              </table:table-cell>
              <table:table-cell office:value-type="float" office:value="47.912861">
                <text:p>47.912861</text:p>
              </table:table-cell>
              <table:table-cell office:value-type="float" office:value="24.643515">
                <text:p>24.64351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2.7078256087">
                <text:p>52.7078256087</text:p>
              </table:table-cell>
              <table:table-cell office:value-type="float" office:value="36.9164252456">
                <text:p>36.9164252456</text:p>
              </table:table-cell>
              <table:table-cell office:value-type="float" office:value="47.909084">
                <text:p>47.909084</text:p>
              </table:table-cell>
              <table:table-cell office:value-type="float" office:value="24.49357">
                <text:p>24.4935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2.7322719">
                <text:p>52.7322719</text:p>
              </table:table-cell>
              <table:table-cell office:value-type="float" office:value="36.7215389966">
                <text:p>36.7215389966</text:p>
              </table:table-cell>
              <table:table-cell office:value-type="float" office:value="47.905308">
                <text:p>47.905308</text:p>
              </table:table-cell>
              <table:table-cell office:value-type="float" office:value="24.343626">
                <text:p>24.34362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2.743549932">
                <text:p>52.743549932</text:p>
              </table:table-cell>
              <table:table-cell office:value-type="float" office:value="36.6271687105">
                <text:p>36.6271687105</text:p>
              </table:table-cell>
              <table:table-cell office:value-type="float" office:value="47.901531">
                <text:p>47.901531</text:p>
              </table:table-cell>
              <table:table-cell office:value-type="float" office:value="24.193682">
                <text:p>24.19368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2.7670451074">
                <text:p>52.7670451074</text:p>
              </table:table-cell>
              <table:table-cell office:value-type="float" office:value="36.4193931771">
                <text:p>36.4193931771</text:p>
              </table:table-cell>
              <table:table-cell office:value-type="float" office:value="47.897755">
                <text:p>47.897755</text:p>
              </table:table-cell>
              <table:table-cell office:value-type="float" office:value="24.043734">
                <text:p>24.04373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2.7874410604">
                <text:p>52.7874410604</text:p>
              </table:table-cell>
              <table:table-cell office:value-type="float" office:value="36.2239982393">
                <text:p>36.2239982393</text:p>
              </table:table-cell>
              <table:table-cell office:value-type="float" office:value="47.893986">
                <text:p>47.893986</text:p>
              </table:table-cell>
              <table:table-cell office:value-type="float" office:value="23.893785">
                <text:p>23.89378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2.8066953178">
                <text:p>52.8066953178</text:p>
              </table:table-cell>
              <table:table-cell office:value-type="float" office:value="36.0218451024">
                <text:p>36.0218451024</text:p>
              </table:table-cell>
              <table:table-cell office:value-type="float" office:value="47.886204">
                <text:p>47.886204</text:p>
              </table:table-cell>
              <table:table-cell office:value-type="float" office:value="23.743998">
                <text:p>23.74399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2.8243284662">
                <text:p>52.8243284662</text:p>
              </table:table-cell>
              <table:table-cell office:value-type="float" office:value="35.8194103233">
                <text:p>35.8194103233</text:p>
              </table:table-cell>
              <table:table-cell office:value-type="float" office:value="47.878422">
                <text:p>47.878422</text:p>
              </table:table-cell>
              <table:table-cell office:value-type="float" office:value="23.59421">
                <text:p>23.59421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2.840291267">
                <text:p>52.840291267</text:p>
              </table:table-cell>
              <table:table-cell office:value-type="float" office:value="35.616716901">
                <text:p>35.616716901</text:p>
              </table:table-cell>
              <table:table-cell office:value-type="float" office:value="47.87064">
                <text:p>47.87064</text:p>
              </table:table-cell>
              <table:table-cell office:value-type="float" office:value="23.444422">
                <text:p>23.44442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2.8545774723">
                <text:p>52.8545774723</text:p>
              </table:table-cell>
              <table:table-cell office:value-type="float" office:value="35.4137928137">
                <text:p>35.4137928137</text:p>
              </table:table-cell>
              <table:table-cell office:value-type="float" office:value="47.862858">
                <text:p>47.862858</text:p>
              </table:table-cell>
              <table:table-cell office:value-type="float" office:value="23.29463">
                <text:p>23.2946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2.8675724945">
                <text:p>52.8675724945</text:p>
              </table:table-cell>
              <table:table-cell office:value-type="float" office:value="35.2043163527">
                <text:p>35.2043163527</text:p>
              </table:table-cell>
              <table:table-cell office:value-type="float" office:value="47.855083">
                <text:p>47.855083</text:p>
              </table:table-cell>
              <table:table-cell office:value-type="float" office:value="23.144838">
                <text:p>23.144838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2.8732438854">
                <text:p>52.8732438854</text:p>
              </table:table-cell>
              <table:table-cell office:value-type="float" office:value="35.1026824516">
                <text:p>35.1026824516</text:p>
              </table:table-cell>
              <table:table-cell office:value-type="float" office:value="47.843288">
                <text:p>47.843288</text:p>
              </table:table-cell>
              <table:table-cell office:value-type="float" office:value="22.99531">
                <text:p>22.9953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2.8833619244">
                <text:p>52.8833619244</text:p>
              </table:table-cell>
              <table:table-cell office:value-type="float" office:value="34.8992904124">
                <text:p>34.8992904124</text:p>
              </table:table-cell>
              <table:table-cell office:value-type="float" office:value="47.831493">
                <text:p>47.831493</text:p>
              </table:table-cell>
              <table:table-cell office:value-type="float" office:value="22.845781">
                <text:p>22.84578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2.8918546762">
                <text:p>52.8918546762</text:p>
              </table:table-cell>
              <table:table-cell office:value-type="float" office:value="34.6957484563">
                <text:p>34.6957484563</text:p>
              </table:table-cell>
              <table:table-cell office:value-type="float" office:value="47.819698">
                <text:p>47.819698</text:p>
              </table:table-cell>
              <table:table-cell office:value-type="float" office:value="22.696253">
                <text:p>22.69625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2.898920007">
                <text:p>52.898920007</text:p>
              </table:table-cell>
              <table:table-cell office:value-type="float" office:value="34.4857093887">
                <text:p>34.4857093887</text:p>
              </table:table-cell>
              <table:table-cell office:value-type="float" office:value="47.807903">
                <text:p>47.807903</text:p>
              </table:table-cell>
              <table:table-cell office:value-type="float" office:value="22.546724">
                <text:p>22.54672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2.9042821922">
                <text:p>52.9042821922</text:p>
              </table:table-cell>
              <table:table-cell office:value-type="float" office:value="34.2755537605">
                <text:p>34.2755537605</text:p>
              </table:table-cell>
              <table:table-cell office:value-type="float" office:value="47.796108">
                <text:p>47.796108</text:p>
              </table:table-cell>
              <table:table-cell office:value-type="float" office:value="22.397192">
                <text:p>22.39719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2.9078717824">
                <text:p>52.9078717824</text:p>
              </table:table-cell>
              <table:table-cell office:value-type="float" office:value="34.0716703863">
                <text:p>34.0716703863</text:p>
              </table:table-cell>
              <table:table-cell office:value-type="float" office:value="47.780277">
                <text:p>47.780277</text:p>
              </table:table-cell>
              <table:table-cell office:value-type="float" office:value="22.248041">
                <text:p>22.24804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2.9098854137">
                <text:p>52.9098854137</text:p>
              </table:table-cell>
              <table:table-cell office:value-type="float" office:value="33.8677110055">
                <text:p>33.8677110055</text:p>
              </table:table-cell>
              <table:table-cell office:value-type="float" office:value="47.764454">
                <text:p>47.764454</text:p>
              </table:table-cell>
              <table:table-cell office:value-type="float" office:value="22.098886">
                <text:p>22.09888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2.9103022065">
                <text:p>52.9103022065</text:p>
              </table:table-cell>
              <table:table-cell office:value-type="float" office:value="33.7657112932">
                <text:p>33.7657112932</text:p>
              </table:table-cell>
              <table:table-cell office:value-type="float" office:value="47.748623">
                <text:p>47.748623</text:p>
              </table:table-cell>
              <table:table-cell office:value-type="float" office:value="21.949732">
                <text:p>21.949732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2.9099564595">
                <text:p>52.9099564595</text:p>
              </table:table-cell>
              <table:table-cell office:value-type="float" office:value="33.5616959394">
                <text:p>33.5616959394</text:p>
              </table:table-cell>
              <table:table-cell office:value-type="float" office:value="47.732792">
                <text:p>47.732792</text:p>
              </table:table-cell>
              <table:table-cell office:value-type="float" office:value="21.800577">
                <text:p>21.80057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2.908042036">
                <text:p>52.908042036</text:p>
              </table:table-cell>
              <table:table-cell office:value-type="float" office:value="33.3576912979">
                <text:p>33.3576912979</text:p>
              </table:table-cell>
              <table:table-cell office:value-type="float" office:value="47.716969">
                <text:p>47.716969</text:p>
              </table:table-cell>
              <table:table-cell office:value-type="float" office:value="21.651419">
                <text:p>21.65141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2.9037420566">
                <text:p>52.9037420566</text:p>
              </table:table-cell>
              <table:table-cell office:value-type="float" office:value="33.1154702681">
                <text:p>33.1154702681</text:p>
              </table:table-cell>
              <table:table-cell office:value-type="float" office:value="47.697086">
                <text:p>47.697086</text:p>
              </table:table-cell>
              <table:table-cell office:value-type="float" office:value="21.502752">
                <text:p>21.50275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2.8993589654">
                <text:p>52.8993589654</text:p>
              </table:table-cell>
              <table:table-cell office:value-type="float" office:value="32.9434033364">
                <text:p>32.9434033364</text:p>
              </table:table-cell>
              <table:table-cell office:value-type="float" office:value="47.677204">
                <text:p>47.677204</text:p>
              </table:table-cell>
              <table:table-cell office:value-type="float" office:value="21.354082">
                <text:p>21.35408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2.8927383504">
                <text:p>52.8927383504</text:p>
              </table:table-cell>
              <table:table-cell office:value-type="float" office:value="32.7395280393">
                <text:p>32.7395280393</text:p>
              </table:table-cell>
              <table:table-cell office:value-type="float" office:value="47.657322">
                <text:p>47.657322</text:p>
              </table:table-cell>
              <table:table-cell office:value-type="float" office:value="21.205412">
                <text:p>21.20541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2.8851321442">
                <text:p>52.8851321442</text:p>
              </table:table-cell>
              <table:table-cell office:value-type="float" office:value="32.5484631906">
                <text:p>32.5484631906</text:p>
              </table:table-cell>
              <table:table-cell office:value-type="float" office:value="47.63744">
                <text:p>47.63744</text:p>
              </table:table-cell>
              <table:table-cell office:value-type="float" office:value="21.056742">
                <text:p>21.05674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2.8748882041">
                <text:p>52.8748882041</text:p>
              </table:table-cell>
              <table:table-cell office:value-type="float" office:value="32.3320150393">
                <text:p>32.3320150393</text:p>
              </table:table-cell>
              <table:table-cell office:value-type="float" office:value="47.617558">
                <text:p>47.617558</text:p>
              </table:table-cell>
              <table:table-cell office:value-type="float" office:value="20.908072">
                <text:p>20.90807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2.8694738328">
                <text:p>52.8694738328</text:p>
              </table:table-cell>
              <table:table-cell office:value-type="float" office:value="32.2301950748">
                <text:p>32.2301950748</text:p>
              </table:table-cell>
              <table:table-cell office:value-type="float" office:value="47.593601">
                <text:p>47.593601</text:p>
              </table:table-cell>
              <table:table-cell office:value-type="float" office:value="20.760008">
                <text:p>20.760008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2.8575087511">
                <text:p>52.8575087511</text:p>
              </table:table-cell>
              <table:table-cell office:value-type="float" office:value="32.0266335248">
                <text:p>32.0266335248</text:p>
              </table:table-cell>
              <table:table-cell office:value-type="float" office:value="47.569645">
                <text:p>47.569645</text:p>
              </table:table-cell>
              <table:table-cell office:value-type="float" office:value="20.611944">
                <text:p>20.61194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2.8440333851">
                <text:p>52.8440333851</text:p>
              </table:table-cell>
              <table:table-cell office:value-type="float" office:value="31.8231834683">
                <text:p>31.8231834683</text:p>
              </table:table-cell>
              <table:table-cell office:value-type="float" office:value="47.545681">
                <text:p>47.545681</text:p>
              </table:table-cell>
              <table:table-cell office:value-type="float" office:value="20.463877">
                <text:p>20.46387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2.829053077">
                <text:p>52.829053077</text:p>
              </table:table-cell>
              <table:table-cell office:value-type="float" office:value="31.6198552529">
                <text:p>31.6198552529</text:p>
              </table:table-cell>
              <table:table-cell office:value-type="float" office:value="47.521725">
                <text:p>47.521725</text:p>
              </table:table-cell>
              <table:table-cell office:value-type="float" office:value="20.315809">
                <text:p>20.31580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2.812577551">
                <text:p>52.812577551</text:p>
              </table:table-cell>
              <table:table-cell office:value-type="float" office:value="31.4166639297">
                <text:p>31.4166639297</text:p>
              </table:table-cell>
              <table:table-cell office:value-type="float" office:value="47.497761">
                <text:p>47.497761</text:p>
              </table:table-cell>
              <table:table-cell office:value-type="float" office:value="20.167742">
                <text:p>20.16774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2.7946213705">
                <text:p>52.7946213705</text:p>
              </table:table-cell>
              <table:table-cell office:value-type="float" office:value="31.2135991422">
                <text:p>31.2135991422</text:p>
              </table:table-cell>
              <table:table-cell office:value-type="float" office:value="47.469692">
                <text:p>47.469692</text:p>
              </table:table-cell>
              <table:table-cell office:value-type="float" office:value="20.020403">
                <text:p>20.02040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2.7751935289">
                <text:p>52.7751935289</text:p>
              </table:table-cell>
              <table:table-cell office:value-type="float" office:value="31.0106733993">
                <text:p>31.0106733993</text:p>
              </table:table-cell>
              <table:table-cell office:value-type="float" office:value="47.441624">
                <text:p>47.441624</text:p>
              </table:table-cell>
              <table:table-cell office:value-type="float" office:value="19.87306">
                <text:p>19.8730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2.7642754089">
                <text:p>52.7642754089</text:p>
              </table:table-cell>
              <table:table-cell office:value-type="float" office:value="30.9029210309">
                <text:p>30.9029210309</text:p>
              </table:table-cell>
              <table:table-cell office:value-type="float" office:value="47.413555">
                <text:p>47.413555</text:p>
              </table:table-cell>
              <table:table-cell office:value-type="float" office:value="19.725718">
                <text:p>19.72571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2.7433063724">
                <text:p>52.7433063724</text:p>
              </table:table-cell>
              <table:table-cell office:value-type="float" office:value="30.706535603">
                <text:p>30.706535603</text:p>
              </table:table-cell>
              <table:table-cell office:value-type="float" office:value="47.385487">
                <text:p>47.385487</text:p>
              </table:table-cell>
              <table:table-cell office:value-type="float" office:value="19.578375">
                <text:p>19.5783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2.719483613">
                <text:p>52.719483613</text:p>
              </table:table-cell>
              <table:table-cell office:value-type="float" office:value="30.4976407301">
                <text:p>30.4976407301</text:p>
              </table:table-cell>
              <table:table-cell office:value-type="float" office:value="47.357418">
                <text:p>47.357418</text:p>
              </table:table-cell>
              <table:table-cell office:value-type="float" office:value="19.431028">
                <text:p>19.43102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2.6957060412">
                <text:p>52.6957060412</text:p>
              </table:table-cell>
              <table:table-cell office:value-type="float" office:value="30.3015512546">
                <text:p>30.3015512546</text:p>
              </table:table-cell>
              <table:table-cell office:value-type="float" office:value="47.325199">
                <text:p>47.325199</text:p>
              </table:table-cell>
              <table:table-cell office:value-type="float" office:value="19.28454">
                <text:p>19.2845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2.6697496285">
                <text:p>52.6697496285</text:p>
              </table:table-cell>
              <table:table-cell office:value-type="float" office:value="30.0992962541">
                <text:p>30.0992962541</text:p>
              </table:table-cell>
              <table:table-cell office:value-type="float" office:value="47.29298">
                <text:p>47.29298</text:p>
              </table:table-cell>
              <table:table-cell office:value-type="float" office:value="19.138048">
                <text:p>19.13804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2.6414823842">
                <text:p>52.6414823842</text:p>
              </table:table-cell>
              <table:table-cell office:value-type="float" office:value="29.890911283">
                <text:p>29.890911283</text:p>
              </table:table-cell>
              <table:table-cell office:value-type="float" office:value="47.260761">
                <text:p>47.260761</text:p>
              </table:table-cell>
              <table:table-cell office:value-type="float" office:value="18.991556">
                <text:p>18.99155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2.6135448431">
                <text:p>52.6135448431</text:p>
              </table:table-cell>
              <table:table-cell office:value-type="float" office:value="29.6953464379">
                <text:p>29.6953464379</text:p>
              </table:table-cell>
              <table:table-cell office:value-type="float" office:value="47.228542">
                <text:p>47.228542</text:p>
              </table:table-cell>
              <table:table-cell office:value-type="float" office:value="18.845064">
                <text:p>18.845064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2.5823430875">
                <text:p>52.5823430875</text:p>
              </table:table-cell>
              <table:table-cell office:value-type="float" office:value="29.4873821222">
                <text:p>29.4873821222</text:p>
              </table:table-cell>
              <table:table-cell office:value-type="float" office:value="47.196323">
                <text:p>47.196323</text:p>
              </table:table-cell>
              <table:table-cell office:value-type="float" office:value="18.698568">
                <text:p>18.69856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2.5666740124">
                <text:p>52.5666740124</text:p>
              </table:table-cell>
              <table:table-cell office:value-type="float" office:value="29.3866354993">
                <text:p>29.3866354993</text:p>
              </table:table-cell>
              <table:table-cell office:value-type="float" office:value="47.159924">
                <text:p>47.159924</text:p>
              </table:table-cell>
              <table:table-cell office:value-type="float" office:value="18.553064">
                <text:p>18.55306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2.533245595">
                <text:p>52.533245595</text:p>
              </table:table-cell>
              <table:table-cell office:value-type="float" office:value="29.1790298842">
                <text:p>29.1790298842</text:p>
              </table:table-cell>
              <table:table-cell office:value-type="float" office:value="47.123524">
                <text:p>47.123524</text:p>
              </table:table-cell>
              <table:table-cell office:value-type="float" office:value="18.407557">
                <text:p>18.40755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2.5004821087">
                <text:p>52.5004821087</text:p>
              </table:table-cell>
              <table:table-cell office:value-type="float" office:value="28.9842434971">
                <text:p>28.9842434971</text:p>
              </table:table-cell>
              <table:table-cell office:value-type="float" office:value="47.087116">
                <text:p>47.087116</text:p>
              </table:table-cell>
              <table:table-cell office:value-type="float" office:value="18.262049">
                <text:p>18.26204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2.4641633767">
                <text:p>52.4641633767</text:p>
              </table:table-cell>
              <table:table-cell office:value-type="float" office:value="28.7771383755">
                <text:p>28.7771383755</text:p>
              </table:table-cell>
              <table:table-cell office:value-type="float" office:value="47.050716">
                <text:p>47.050716</text:p>
              </table:table-cell>
              <table:table-cell office:value-type="float" office:value="18.116541">
                <text:p>18.1165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2.4240341361">
                <text:p>52.4240341361</text:p>
              </table:table-cell>
              <table:table-cell office:value-type="float" office:value="28.5577647406">
                <text:p>28.5577647406</text:p>
              </table:table-cell>
              <table:table-cell office:value-type="float" office:value="47.014309">
                <text:p>47.014309</text:p>
              </table:table-cell>
              <table:table-cell office:value-type="float" office:value="17.971029">
                <text:p>17.97102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2.3846914496">
                <text:p>52.3846914496</text:p>
              </table:table-cell>
              <table:table-cell office:value-type="float" office:value="28.3511752723">
                <text:p>28.3511752723</text:p>
              </table:table-cell>
              <table:table-cell office:value-type="float" office:value="46.973675">
                <text:p>46.973675</text:p>
              </table:table-cell>
              <table:table-cell office:value-type="float" office:value="17.826647">
                <text:p>17.82664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2.3650927249">
                <text:p>52.3650927249</text:p>
              </table:table-cell>
              <table:table-cell office:value-type="float" office:value="28.2511082905">
                <text:p>28.2511082905</text:p>
              </table:table-cell>
              <table:table-cell office:value-type="float" office:value="46.933041">
                <text:p>46.933041</text:p>
              </table:table-cell>
              <table:table-cell office:value-type="float" office:value="17.682264">
                <text:p>17.68226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2.3248661225">
                <text:p>52.3248661225</text:p>
              </table:table-cell>
              <table:table-cell office:value-type="float" office:value="28.0511785474">
                <text:p>28.0511785474</text:p>
              </table:table-cell>
              <table:table-cell office:value-type="float" office:value="46.892406">
                <text:p>46.892406</text:p>
              </table:table-cell>
              <table:table-cell office:value-type="float" office:value="17.537878">
                <text:p>17.53787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2.2845953308">
                <text:p>52.2845953308</text:p>
              </table:table-cell>
              <table:table-cell office:value-type="float" office:value="27.8577632371">
                <text:p>27.8577632371</text:p>
              </table:table-cell>
              <table:table-cell office:value-type="float" office:value="46.851772">
                <text:p>46.851772</text:p>
              </table:table-cell>
              <table:table-cell office:value-type="float" office:value="17.393492">
                <text:p>17.39349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2.2403270662">
                <text:p>52.2403270662</text:p>
              </table:table-cell>
              <table:table-cell office:value-type="float" office:value="27.6521658182">
                <text:p>27.6521658182</text:p>
              </table:table-cell>
              <table:table-cell office:value-type="float" office:value="46.811138">
                <text:p>46.811138</text:p>
              </table:table-cell>
              <table:table-cell office:value-type="float" office:value="17.249105">
                <text:p>17.24910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2.1974350163">
                <text:p>52.1974350163</text:p>
              </table:table-cell>
              <table:table-cell office:value-type="float" office:value="27.4593175955">
                <text:p>27.4593175955</text:p>
              </table:table-cell>
              <table:table-cell office:value-type="float" office:value="46.766224">
                <text:p>46.766224</text:p>
              </table:table-cell>
              <table:table-cell office:value-type="float" office:value="17.105997">
                <text:p>17.10599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2.1503867444">
                <text:p>52.1503867444</text:p>
              </table:table-cell>
              <table:table-cell office:value-type="float" office:value="27.2543430631">
                <text:p>27.2543430631</text:p>
              </table:table-cell>
              <table:table-cell office:value-type="float" office:value="46.72131">
                <text:p>46.72131</text:p>
              </table:table-cell>
              <table:table-cell office:value-type="float" office:value="16.962885">
                <text:p>16.96288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2.1048930687">
                <text:p>52.1048930687</text:p>
              </table:table-cell>
              <table:table-cell office:value-type="float" office:value="27.0620969382">
                <text:p>27.0620969382</text:p>
              </table:table-cell>
              <table:table-cell office:value-type="float" office:value="46.676388">
                <text:p>46.676388</text:p>
              </table:table-cell>
              <table:table-cell office:value-type="float" office:value="16.819773">
                <text:p>16.81977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2.0550894455">
                <text:p>52.0550894455</text:p>
              </table:table-cell>
              <table:table-cell office:value-type="float" office:value="26.8577796395">
                <text:p>26.8577796395</text:p>
              </table:table-cell>
              <table:table-cell office:value-type="float" office:value="46.631474">
                <text:p>46.631474</text:p>
              </table:table-cell>
              <table:table-cell office:value-type="float" office:value="16.676661">
                <text:p>16.67666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2.0319865889">
                <text:p>52.0319865889</text:p>
              </table:table-cell>
              <table:table-cell office:value-type="float" office:value="26.7650240207">
                <text:p>26.7650240207</text:p>
              </table:table-cell>
              <table:table-cell office:value-type="float" office:value="46.586552">
                <text:p>46.586552</text:p>
              </table:table-cell>
              <table:table-cell office:value-type="float" office:value="16.533545">
                <text:p>16.53354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1.9801362231">
                <text:p>51.9801362231</text:p>
              </table:table-cell>
              <table:table-cell office:value-type="float" office:value="26.561220812">
                <text:p>26.561220812</text:p>
              </table:table-cell>
              <table:table-cell office:value-type="float" office:value="46.537304">
                <text:p>46.537304</text:p>
              </table:table-cell>
              <table:table-cell office:value-type="float" office:value="16.391867">
                <text:p>16.39186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1.9285196514">
                <text:p>51.9285196514</text:p>
              </table:table-cell>
              <table:table-cell office:value-type="float" office:value="26.3639422218">
                <text:p>26.3639422218</text:p>
              </table:table-cell>
              <table:table-cell office:value-type="float" office:value="46.488056">
                <text:p>46.488056</text:p>
              </table:table-cell>
              <table:table-cell office:value-type="float" office:value="16.250185">
                <text:p>16.25018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1.8755903836">
                <text:p>51.8755903836</text:p>
              </table:table-cell>
              <table:table-cell office:value-type="float" office:value="26.1670143168">
                <text:p>26.1670143168</text:p>
              </table:table-cell>
              <table:table-cell office:value-type="float" office:value="46.438816">
                <text:p>46.438816</text:p>
              </table:table-cell>
              <table:table-cell office:value-type="float" office:value="16.108503">
                <text:p>16.10850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1.8213562281">
                <text:p>51.8213562281</text:p>
              </table:table-cell>
              <table:table-cell office:value-type="float" office:value="25.9704434603">
                <text:p>25.9704434603</text:p>
              </table:table-cell>
              <table:table-cell office:value-type="float" office:value="46.389568">
                <text:p>46.389568</text:p>
              </table:table-cell>
              <table:table-cell office:value-type="float" office:value="15.966822">
                <text:p>15.966822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1.765823647">
                <text:p>51.765823647</text:p>
              </table:table-cell>
              <table:table-cell office:value-type="float" office:value="25.7742375073">
                <text:p>25.7742375073</text:p>
              </table:table-cell>
              <table:table-cell office:value-type="float" office:value="46.340321">
                <text:p>46.340321</text:p>
              </table:table-cell>
              <table:table-cell office:value-type="float" office:value="15.82514">
                <text:p>15.8251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1.7089975802">
                <text:p>51.7089975802</text:p>
              </table:table-cell>
              <table:table-cell office:value-type="float" office:value="25.578404443">
                <text:p>25.578404443</text:p>
              </table:table-cell>
              <table:table-cell office:value-type="float" office:value="46.286694">
                <text:p>46.286694</text:p>
              </table:table-cell>
              <table:table-cell office:value-type="float" office:value="15.685061">
                <text:p>15.68506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1.6819169713">
                <text:p>51.6819169713</text:p>
              </table:table-cell>
              <table:table-cell office:value-type="float" office:value="25.4867386589">
                <text:p>25.4867386589</text:p>
              </table:table-cell>
              <table:table-cell office:value-type="float" office:value="46.233059">
                <text:p>46.233059</text:p>
              </table:table-cell>
              <table:table-cell office:value-type="float" office:value="15.544981">
                <text:p>15.54498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1.6213423802">
                <text:p>51.6213423802</text:p>
              </table:table-cell>
              <table:table-cell office:value-type="float" office:value="25.2853720046">
                <text:p>25.2853720046</text:p>
              </table:table-cell>
              <table:table-cell office:value-type="float" office:value="46.179432">
                <text:p>46.179432</text:p>
              </table:table-cell>
              <table:table-cell office:value-type="float" office:value="15.404902">
                <text:p>15.40490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1.5613034517">
                <text:p>51.5613034517</text:p>
              </table:table-cell>
              <table:table-cell office:value-type="float" office:value="25.090505511">
                <text:p>25.090505511</text:p>
              </table:table-cell>
              <table:table-cell office:value-type="float" office:value="46.125797">
                <text:p>46.125797</text:p>
              </table:table-cell>
              <table:table-cell office:value-type="float" office:value="15.264818">
                <text:p>15.26481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1.4999896574">
                <text:p>51.4999896574</text:p>
              </table:table-cell>
              <table:table-cell office:value-type="float" office:value="24.8960386377">
                <text:p>24.8960386377</text:p>
              </table:table-cell>
              <table:table-cell office:value-type="float" office:value="46.072163">
                <text:p>46.072163</text:p>
              </table:table-cell>
              <table:table-cell office:value-type="float" office:value="15.124735">
                <text:p>15.12473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1.4374057744">
                <text:p>51.4374057744</text:p>
              </table:table-cell>
              <table:table-cell office:value-type="float" office:value="24.7019791642">
                <text:p>24.7019791642</text:p>
              </table:table-cell>
              <table:table-cell office:value-type="float" office:value="46.014095">
                <text:p>46.014095</text:p>
              </table:table-cell>
              <table:table-cell office:value-type="float" office:value="14.986433">
                <text:p>14.9864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1.3735559396">
                <text:p>51.3735559396</text:p>
              </table:table-cell>
              <table:table-cell office:value-type="float" office:value="24.508335218">
                <text:p>24.508335218</text:p>
              </table:table-cell>
              <table:table-cell office:value-type="float" office:value="45.956028">
                <text:p>45.956028</text:p>
              </table:table-cell>
              <table:table-cell office:value-type="float" office:value="14.848131">
                <text:p>14.84813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1.3084448404">
                <text:p>51.3084448404</text:p>
              </table:table-cell>
              <table:table-cell office:value-type="float" office:value="24.3151139823">
                <text:p>24.3151139823</text:p>
              </table:table-cell>
              <table:table-cell office:value-type="float" office:value="45.897968">
                <text:p>45.897968</text:p>
              </table:table-cell>
              <table:table-cell office:value-type="float" office:value="14.709826">
                <text:p>14.70982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1.2420788259">
                <text:p>51.2420788259</text:p>
              </table:table-cell>
              <table:table-cell office:value-type="float" office:value="24.1223219325">
                <text:p>24.1223219325</text:p>
              </table:table-cell>
              <table:table-cell office:value-type="float" office:value="45.839901">
                <text:p>45.839901</text:p>
              </table:table-cell>
              <table:table-cell office:value-type="float" office:value="14.57152">
                <text:p>14.5715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1.2084269836">
                <text:p>51.2084269836</text:p>
              </table:table-cell>
              <table:table-cell office:value-type="float" office:value="24.0260892469">
                <text:p>24.0260892469</text:p>
              </table:table-cell>
              <table:table-cell office:value-type="float" office:value="45.781834">
                <text:p>45.781834</text:p>
              </table:table-cell>
              <table:table-cell office:value-type="float" office:value="14.43321">
                <text:p>14.433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1.1401882732">
                <text:p>51.1401882732</text:p>
              </table:table-cell>
              <table:table-cell office:value-type="float" office:value="23.8339555226">
                <text:p>23.8339555226</text:p>
              </table:table-cell>
              <table:table-cell office:value-type="float" office:value="45.719273">
                <text:p>45.719273</text:p>
              </table:table-cell>
              <table:table-cell office:value-type="float" office:value="14.296877">
                <text:p>14.29687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1.0707059701">
                <text:p>51.0707059701</text:p>
              </table:table-cell>
              <table:table-cell office:value-type="float" office:value="23.6422707963">
                <text:p>23.6422707963</text:p>
              </table:table-cell>
              <table:table-cell office:value-type="float" office:value="45.656712">
                <text:p>45.656712</text:p>
              </table:table-cell>
              <table:table-cell office:value-type="float" office:value="14.160543">
                <text:p>14.16054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0.9999842697">
                <text:p>50.9999842697</text:p>
              </table:table-cell>
              <table:table-cell office:value-type="float" office:value="23.4510426686">
                <text:p>23.4510426686</text:p>
              </table:table-cell>
              <table:table-cell office:value-type="float" office:value="45.594158">
                <text:p>45.594158</text:p>
              </table:table-cell>
              <table:table-cell office:value-type="float" office:value="14.02421">
                <text:p>14.0242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0.9234904542">
                <text:p>50.9234904542</text:p>
              </table:table-cell>
              <table:table-cell office:value-type="float" office:value="23.2483708302">
                <text:p>23.2483708302</text:p>
              </table:table-cell>
              <table:table-cell office:value-type="float" office:value="45.531597">
                <text:p>45.531597</text:p>
              </table:table-cell>
              <table:table-cell office:value-type="float" office:value="13.887877">
                <text:p>13.887877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0.8479205256">
                <text:p>50.8479205256</text:p>
              </table:table-cell>
              <table:table-cell office:value-type="float" office:value="23.0521689138">
                <text:p>23.0521689138</text:p>
              </table:table-cell>
              <table:table-cell office:value-type="float" office:value="45.46529">
                <text:p>45.46529</text:p>
              </table:table-cell>
              <table:table-cell office:value-type="float" office:value="13.75334">
                <text:p>13.7533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0.7757427844">
                <text:p>50.7757427844</text:p>
              </table:table-cell>
              <table:table-cell office:value-type="float" office:value="22.8683222784">
                <text:p>22.8683222784</text:p>
              </table:table-cell>
              <table:table-cell office:value-type="float" office:value="45.398975">
                <text:p>45.398975</text:p>
              </table:table-cell>
              <table:table-cell office:value-type="float" office:value="13.618803">
                <text:p>13.61880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0.7024207889">
                <text:p>50.7024207889</text:p>
              </table:table-cell>
              <table:table-cell office:value-type="float" office:value="22.6849327364">
                <text:p>22.6849327364</text:p>
              </table:table-cell>
              <table:table-cell office:value-type="float" office:value="45.332668">
                <text:p>45.332668</text:p>
              </table:table-cell>
              <table:table-cell office:value-type="float" office:value="13.484266">
                <text:p>13.48426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0.6641298956">
                <text:p>50.6641298956</text:p>
              </table:table-cell>
              <table:table-cell office:value-type="float" office:value="22.5904610319">
                <text:p>22.5904610319</text:p>
              </table:table-cell>
              <table:table-cell office:value-type="float" office:value="45.266354">
                <text:p>45.266354</text:p>
              </table:table-cell>
              <table:table-cell office:value-type="float" office:value="13.34973">
                <text:p>13.3497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0.5866378811">
                <text:p>50.5866378811</text:p>
              </table:table-cell>
              <table:table-cell office:value-type="float" office:value="22.4018918712">
                <text:p>22.4018918712</text:p>
              </table:table-cell>
              <table:table-cell office:value-type="float" office:value="45.200039">
                <text:p>45.200039</text:p>
              </table:table-cell>
              <table:table-cell office:value-type="float" office:value="13.215189">
                <text:p>13.21518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0.5079359418">
                <text:p>50.5079359418</text:p>
              </table:table-cell>
              <table:table-cell office:value-type="float" office:value="22.2138278786">
                <text:p>22.2138278786</text:p>
              </table:table-cell>
              <table:table-cell office:value-type="float" office:value="45.129284">
                <text:p>45.129284</text:p>
              </table:table-cell>
              <table:table-cell office:value-type="float" office:value="13.082937">
                <text:p>13.08293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0.4280284047">
                <text:p>50.4280284047</text:p>
              </table:table-cell>
              <table:table-cell office:value-type="float" office:value="22.0262764608">
                <text:p>22.0262764608</text:p>
              </table:table-cell>
              <table:table-cell office:value-type="float" office:value="45.058529">
                <text:p>45.058529</text:p>
              </table:table-cell>
              <table:table-cell office:value-type="float" office:value="12.950686">
                <text:p>12.95068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0.3443646343">
                <text:p>50.3443646343</text:p>
              </table:table-cell>
              <table:table-cell office:value-type="float" office:value="21.8334089703">
                <text:p>21.8334089703</text:p>
              </table:table-cell>
              <table:table-cell office:value-type="float" office:value="44.987774">
                <text:p>44.987774</text:p>
              </table:table-cell>
              <table:table-cell office:value-type="float" office:value="12.818434">
                <text:p>12.81843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0.2620203156">
                <text:p>50.2620203156</text:p>
              </table:table-cell>
              <table:table-cell office:value-type="float" office:value="21.6469223027">
                <text:p>21.6469223027</text:p>
              </table:table-cell>
              <table:table-cell office:value-type="float" office:value="44.917019">
                <text:p>44.917019</text:p>
              </table:table-cell>
              <table:table-cell office:value-type="float" office:value="12.686182">
                <text:p>12.68618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0.1784820757">
                <text:p>50.1784820757</text:p>
              </table:table-cell>
              <table:table-cell office:value-type="float" office:value="21.4609714286">
                <text:p>21.4609714286</text:p>
              </table:table-cell>
              <table:table-cell office:value-type="float" office:value="44.846264">
                <text:p>44.846264</text:p>
              </table:table-cell>
              <table:table-cell office:value-type="float" office:value="12.55393">
                <text:p>12.5539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0.0937537592">
                <text:p>50.0937537592</text:p>
              </table:table-cell>
              <table:table-cell office:value-type="float" office:value="21.2755638685">
                <text:p>21.2755638685</text:p>
              </table:table-cell>
              <table:table-cell office:value-type="float" office:value="44.770908">
                <text:p>44.770908</text:p>
              </table:table-cell>
              <table:table-cell office:value-type="float" office:value="12.424246">
                <text:p>12.42424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0.0509444586">
                <text:p>50.0509444586</text:p>
              </table:table-cell>
              <table:table-cell office:value-type="float" office:value="21.1830663291">
                <text:p>21.1830663291</text:p>
              </table:table-cell>
              <table:table-cell office:value-type="float" office:value="44.695553">
                <text:p>44.695553</text:p>
              </table:table-cell>
              <table:table-cell office:value-type="float" office:value="12.294558">
                <text:p>12.29455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9.9644378698">
                <text:p>49.9644378698</text:p>
              </table:table-cell>
              <table:table-cell office:value-type="float" office:value="20.9984884">
                <text:p>20.9984884</text:p>
              </table:table-cell>
              <table:table-cell office:value-type="float" office:value="44.620197">
                <text:p>44.620197</text:p>
              </table:table-cell>
              <table:table-cell office:value-type="float" office:value="12.164869">
                <text:p>12.16486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9.876750577">
                <text:p>49.876750577</text:p>
              </table:table-cell>
              <table:table-cell office:value-type="float" office:value="20.8144729069">
                <text:p>20.8144729069</text:p>
              </table:table-cell>
              <table:table-cell office:value-type="float" office:value="44.544842">
                <text:p>44.544842</text:p>
              </table:table-cell>
              <table:table-cell office:value-type="float" office:value="12.035181">
                <text:p>12.03518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9.7850909704">
                <text:p>49.7850909704</text:p>
              </table:table-cell>
              <table:table-cell office:value-type="float" office:value="20.625304208">
                <text:p>20.625304208</text:p>
              </table:table-cell>
              <table:table-cell office:value-type="float" office:value="44.469486">
                <text:p>44.469486</text:p>
              </table:table-cell>
              <table:table-cell office:value-type="float" office:value="11.905489">
                <text:p>11.90548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9.697848671">
                <text:p>49.697848671</text:p>
              </table:table-cell>
              <table:table-cell office:value-type="float" office:value="20.4481601669">
                <text:p>20.4481601669</text:p>
              </table:table-cell>
              <table:table-cell office:value-type="float" office:value="44.389484">
                <text:p>44.389484</text:p>
              </table:table-cell>
              <table:table-cell office:value-type="float" office:value="11.778616">
                <text:p>11.77861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9.6037728656">
                <text:p>49.6037728656</text:p>
              </table:table-cell>
              <table:table-cell office:value-type="float" office:value="20.2601914653">
                <text:p>20.2601914653</text:p>
              </table:table-cell>
              <table:table-cell office:value-type="float" office:value="44.309475">
                <text:p>44.309475</text:p>
              </table:table-cell>
              <table:table-cell office:value-type="float" office:value="11.651739">
                <text:p>11.65173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9.5142681516">
                <text:p>49.5142681516</text:p>
              </table:table-cell>
              <table:table-cell office:value-type="float" office:value="20.0841892668">
                <text:p>20.0841892668</text:p>
              </table:table-cell>
              <table:table-cell office:value-type="float" office:value="44.229465">
                <text:p>44.229465</text:p>
              </table:table-cell>
              <table:table-cell office:value-type="float" office:value="11.524862">
                <text:p>11.52486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9.4617972534">
                <text:p>49.4617972534</text:p>
              </table:table-cell>
              <table:table-cell office:value-type="float" office:value="19.9822526955">
                <text:p>19.9822526955</text:p>
              </table:table-cell>
              <table:table-cell office:value-type="float" office:value="44.149464">
                <text:p>44.149464</text:p>
              </table:table-cell>
              <table:table-cell office:value-type="float" office:value="11.397985">
                <text:p>11.39798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9.3705706868">
                <text:p>49.3705706868</text:p>
              </table:table-cell>
              <table:table-cell office:value-type="float" office:value="19.8071452916">
                <text:p>19.8071452916</text:p>
              </table:table-cell>
              <table:table-cell office:value-type="float" office:value="44.069454">
                <text:p>44.069454</text:p>
              </table:table-cell>
              <table:table-cell office:value-type="float" office:value="11.271105">
                <text:p>11.2711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9.2722634533">
                <text:p>49.2722634533</text:p>
              </table:table-cell>
              <table:table-cell office:value-type="float" office:value="19.6213734523">
                <text:p>19.6213734523</text:p>
              </table:table-cell>
              <table:table-cell office:value-type="float" office:value="43.984776">
                <text:p>43.984776</text:p>
              </table:table-cell>
              <table:table-cell office:value-type="float" office:value="11.147295">
                <text:p>11.14729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9.1757632942">
                <text:p>49.1757632942</text:p>
              </table:table-cell>
              <table:table-cell office:value-type="float" office:value="19.4418621944">
                <text:p>19.4418621944</text:p>
              </table:table-cell>
              <table:table-cell office:value-type="float" office:value="43.900097">
                <text:p>43.900097</text:p>
              </table:table-cell>
              <table:table-cell office:value-type="float" office:value="11.023485">
                <text:p>11.02348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9.0781125138">
                <text:p>49.0781125138</text:p>
              </table:table-cell>
              <table:table-cell office:value-type="float" office:value="19.2629799378">
                <text:p>19.2629799378</text:p>
              </table:table-cell>
              <table:table-cell office:value-type="float" office:value="43.815418">
                <text:p>43.815418</text:p>
              </table:table-cell>
              <table:table-cell office:value-type="float" office:value="10.899675">
                <text:p>10.89967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8.9793145185">
                <text:p>48.9793145185</text:p>
              </table:table-cell>
              <table:table-cell office:value-type="float" office:value="19.0847346301">
                <text:p>19.0847346301</text:p>
              </table:table-cell>
              <table:table-cell office:value-type="float" office:value="43.730732">
                <text:p>43.730732</text:p>
              </table:table-cell>
              <table:table-cell office:value-type="float" office:value="10.775862">
                <text:p>10.7758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8.8793719492">
                <text:p>48.8793719492</text:p>
              </table:table-cell>
              <table:table-cell office:value-type="float" office:value="18.9071351942">
                <text:p>18.9071351942</text:p>
              </table:table-cell>
              <table:table-cell office:value-type="float" office:value="43.642193">
                <text:p>43.642193</text:p>
              </table:table-cell>
              <table:table-cell office:value-type="float" office:value="10.654795">
                <text:p>10.65479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8.7782875285">
                <text:p>48.7782875285</text:p>
              </table:table-cell>
              <table:table-cell office:value-type="float" office:value="18.7301899146">
                <text:p>18.7301899146</text:p>
              </table:table-cell>
              <table:table-cell office:value-type="float" office:value="43.553654">
                <text:p>43.553654</text:p>
              </table:table-cell>
              <table:table-cell office:value-type="float" office:value="10.533728">
                <text:p>10.53372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8.7305125887">
                <text:p>48.7305125887</text:p>
              </table:table-cell>
              <table:table-cell office:value-type="float" office:value="18.6474741592">
                <text:p>18.6474741592</text:p>
              </table:table-cell>
              <table:table-cell office:value-type="float" office:value="43.465115">
                <text:p>43.465115</text:p>
              </table:table-cell>
              <table:table-cell office:value-type="float" office:value="10.412657">
                <text:p>10.41265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8.6212975859">
                <text:p>48.6212975859</text:p>
              </table:table-cell>
              <table:table-cell office:value-type="float" office:value="18.4605275815">
                <text:p>18.4605275815</text:p>
              </table:table-cell>
              <table:table-cell office:value-type="float" office:value="43.376575">
                <text:p>43.376575</text:p>
              </table:table-cell>
              <table:table-cell office:value-type="float" office:value="10.291586">
                <text:p>10.29158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8.5238691708">
                <text:p>48.5238691708</text:p>
              </table:table-cell>
              <table:table-cell office:value-type="float" office:value="18.2962059906">
                <text:p>18.2962059906</text:p>
              </table:table-cell>
              <table:table-cell office:value-type="float" office:value="43.288044">
                <text:p>43.288044</text:p>
              </table:table-cell>
              <table:table-cell office:value-type="float" office:value="10.170515">
                <text:p>10.17051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8.4188500712">
                <text:p>48.4188500712</text:p>
              </table:table-cell>
              <table:table-cell office:value-type="float" office:value="18.1215913823">
                <text:p>18.1215913823</text:p>
              </table:table-cell>
              <table:table-cell office:value-type="float" office:value="43.194965">
                <text:p>43.194965</text:p>
              </table:table-cell>
              <table:table-cell office:value-type="float" office:value="10.052908">
                <text:p>10.05290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8.3127022906">
                <text:p>48.3127022906</text:p>
              </table:table-cell>
              <table:table-cell office:value-type="float" office:value="17.9476686209">
                <text:p>17.9476686209</text:p>
              </table:table-cell>
              <table:table-cell office:value-type="float" office:value="43.101887">
                <text:p>43.101887</text:p>
              </table:table-cell>
              <table:table-cell office:value-type="float" office:value="9.935301">
                <text:p>9.93530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8.2020580083">
                <text:p>48.2020580083</text:p>
              </table:table-cell>
              <table:table-cell office:value-type="float" office:value="17.7690437791">
                <text:p>17.7690437791</text:p>
              </table:table-cell>
              <table:table-cell office:value-type="float" office:value="43.008808">
                <text:p>43.008808</text:p>
              </table:table-cell>
              <table:table-cell office:value-type="float" office:value="9.81769">
                <text:p>9.8176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8.090221744">
                <text:p>48.090221744</text:p>
              </table:table-cell>
              <table:table-cell office:value-type="float" office:value="17.5911713914">
                <text:p>17.5911713914</text:p>
              </table:table-cell>
              <table:table-cell office:value-type="float" office:value="42.915722">
                <text:p>42.915722</text:p>
              </table:table-cell>
              <table:table-cell office:value-type="float" office:value="9.700079">
                <text:p>9.70007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7.9840787879">
                <text:p>47.9840787879</text:p>
              </table:table-cell>
              <table:table-cell office:value-type="float" office:value="17.4247732746">
                <text:p>17.4247732746</text:p>
              </table:table-cell>
              <table:table-cell office:value-type="float" office:value="42.822636">
                <text:p>42.822636</text:p>
              </table:table-cell>
              <table:table-cell office:value-type="float" office:value="9.582468">
                <text:p>9.58246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7.9323436364">
                <text:p>47.9323436364</text:p>
              </table:table-cell>
              <table:table-cell office:value-type="float" office:value="17.3445022205">
                <text:p>17.3445022205</text:p>
              </table:table-cell>
              <table:table-cell office:value-type="float" office:value="42.724918">
                <text:p>42.724918</text:p>
              </table:table-cell>
              <table:table-cell office:value-type="float" office:value="9.468676">
                <text:p>9.46867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7.8176622421">
                <text:p>47.8176622421</text:p>
              </table:table-cell>
              <table:table-cell office:value-type="float" office:value="17.168472649">
                <text:p>17.168472649</text:p>
              </table:table-cell>
              <table:table-cell office:value-type="float" office:value="42.627193">
                <text:p>42.627193</text:p>
              </table:table-cell>
              <table:table-cell office:value-type="float" office:value="9.354883">
                <text:p>9.35488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7.7053261999">
                <text:p>47.7053261999</text:p>
              </table:table-cell>
              <table:table-cell office:value-type="float" office:value="16.9985281209">
                <text:p>16.9985281209</text:p>
              </table:table-cell>
              <table:table-cell office:value-type="float" office:value="42.529476">
                <text:p>42.529476</text:p>
              </table:table-cell>
              <table:table-cell office:value-type="float" office:value="9.241091">
                <text:p>9.241091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7.5918810959">
                <text:p>47.5918810959</text:p>
              </table:table-cell>
              <table:table-cell office:value-type="float" office:value="16.8293305649">
                <text:p>16.8293305649</text:p>
              </table:table-cell>
              <table:table-cell office:value-type="float" office:value="42.431751">
                <text:p>42.431751</text:p>
              </table:table-cell>
              <table:table-cell office:value-type="float" office:value="9.127298">
                <text:p>9.12729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7.477330002">
                <text:p>47.477330002</text:p>
              </table:table-cell>
              <table:table-cell office:value-type="float" office:value="16.6608886568">
                <text:p>16.6608886568</text:p>
              </table:table-cell>
              <table:table-cell office:value-type="float" office:value="42.334026">
                <text:p>42.334026</text:p>
              </table:table-cell>
              <table:table-cell office:value-type="float" office:value="9.013506">
                <text:p>9.013506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7.3616749792">
                <text:p>47.3616749792</text:p>
              </table:table-cell>
              <table:table-cell office:value-type="float" office:value="16.4932132459">
                <text:p>16.4932132459</text:p>
              </table:table-cell>
              <table:table-cell office:value-type="float" office:value="42.231693">
                <text:p>42.231693</text:p>
              </table:table-cell>
              <table:table-cell office:value-type="float" office:value="8.903837">
                <text:p>8.90383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7.244917876">
                <text:p>47.244917876</text:p>
              </table:table-cell>
              <table:table-cell office:value-type="float" office:value="16.3263140583">
                <text:p>16.3263140583</text:p>
              </table:table-cell>
              <table:table-cell office:value-type="float" office:value="42.12936">
                <text:p>42.12936</text:p>
              </table:table-cell>
              <table:table-cell office:value-type="float" office:value="8.794168">
                <text:p>8.79416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7.1270616586">
                <text:p>47.1270616586</text:p>
              </table:table-cell>
              <table:table-cell office:value-type="float" office:value="16.1601994752">
                <text:p>16.1601994752</text:p>
              </table:table-cell>
              <table:table-cell office:value-type="float" office:value="42.02702">
                <text:p>42.02702</text:p>
              </table:table-cell>
              <table:table-cell office:value-type="float" office:value="8.6845">
                <text:p>8.684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7.0677226031">
                <text:p>47.0677226031</text:p>
              </table:table-cell>
              <table:table-cell office:value-type="float" office:value="16.0774387015">
                <text:p>16.0774387015</text:p>
              </table:table-cell>
              <table:table-cell office:value-type="float" office:value="41.924686">
                <text:p>41.924686</text:p>
              </table:table-cell>
              <table:table-cell office:value-type="float" office:value="8.574827">
                <text:p>8.57482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6.9557252532">
                <text:p>46.9557252532</text:p>
              </table:table-cell>
              <table:table-cell office:value-type="float" office:value="15.9227999154">
                <text:p>15.9227999154</text:p>
              </table:table-cell>
              <table:table-cell office:value-type="float" office:value="41.81863">
                <text:p>41.81863</text:p>
              </table:table-cell>
              <table:table-cell office:value-type="float" office:value="8.468771">
                <text:p>8.46877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6.8276348924">
                <text:p>46.8276348924</text:p>
              </table:table-cell>
              <table:table-cell office:value-type="float" office:value="15.7484013008">
                <text:p>15.7484013008</text:p>
              </table:table-cell>
              <table:table-cell office:value-type="float" office:value="41.712574">
                <text:p>41.712574</text:p>
              </table:table-cell>
              <table:table-cell office:value-type="float" office:value="8.362715">
                <text:p>8.36271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6.705954737">
                <text:p>46.705954737</text:p>
              </table:table-cell>
              <table:table-cell office:value-type="float" office:value="15.5851063543">
                <text:p>15.5851063543</text:p>
              </table:table-cell>
              <table:table-cell office:value-type="float" office:value="41.606518">
                <text:p>41.606518</text:p>
              </table:table-cell>
              <table:table-cell office:value-type="float" office:value="8.256655">
                <text:p>8.2566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6.5793329763">
                <text:p>46.5793329763</text:p>
              </table:table-cell>
              <table:table-cell office:value-type="float" office:value="15.4175763493">
                <text:p>15.4175763493</text:p>
              </table:table-cell>
              <table:table-cell office:value-type="float" office:value="41.500462">
                <text:p>41.500462</text:p>
              </table:table-cell>
              <table:table-cell office:value-type="float" office:value="8.150595">
                <text:p>8.15059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6.447667932">
                <text:p>46.447667932</text:p>
              </table:table-cell>
              <table:table-cell office:value-type="float" office:value="15.2459005032">
                <text:p>15.2459005032</text:p>
              </table:table-cell>
              <table:table-cell office:value-type="float" office:value="41.394405">
                <text:p>41.394405</text:p>
              </table:table-cell>
              <table:table-cell office:value-type="float" office:value="8.044535">
                <text:p>8.04453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6.3304794682">
                <text:p>46.3304794682</text:p>
              </table:table-cell>
              <table:table-cell office:value-type="float" office:value="15.0952153325">
                <text:p>15.0952153325</text:p>
              </table:table-cell>
              <table:table-cell office:value-type="float" office:value="41.284107">
                <text:p>41.284107</text:p>
              </table:table-cell>
              <table:table-cell office:value-type="float" office:value="7.942896">
                <text:p>7.94289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6.2675910074">
                <text:p>46.2675910074</text:p>
              </table:table-cell>
              <table:table-cell office:value-type="float" office:value="15.0151578022">
                <text:p>15.0151578022</text:p>
              </table:table-cell>
              <table:table-cell office:value-type="float" office:value="41.173809">
                <text:p>41.173809</text:p>
              </table:table-cell>
              <table:table-cell office:value-type="float" office:value="7.841253">
                <text:p>7.84125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6.137032063">
                <text:p>46.137032063</text:p>
              </table:table-cell>
              <table:table-cell office:value-type="float" office:value="14.8507236702">
                <text:p>14.8507236702</text:p>
              </table:table-cell>
              <table:table-cell office:value-type="float" office:value="41.063519">
                <text:p>41.063519</text:p>
              </table:table-cell>
              <table:table-cell office:value-type="float" office:value="7.739611">
                <text:p>7.73961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6.0093368892">
                <text:p>46.0093368892</text:p>
              </table:table-cell>
              <table:table-cell office:value-type="float" office:value="14.6921606977">
                <text:p>14.6921606977</text:p>
              </table:table-cell>
              <table:table-cell office:value-type="float" office:value="40.95322">
                <text:p>40.95322</text:p>
              </table:table-cell>
              <table:table-cell office:value-type="float" office:value="7.637968">
                <text:p>7.63796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5.8805692802">
                <text:p>45.8805692802</text:p>
              </table:table-cell>
              <table:table-cell office:value-type="float" office:value="14.5344806902">
                <text:p>14.5344806902</text:p>
              </table:table-cell>
              <table:table-cell office:value-type="float" office:value="40.842922">
                <text:p>40.842922</text:p>
              </table:table-cell>
              <table:table-cell office:value-type="float" office:value="7.536325">
                <text:p>7.53632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5.7507325229">
                <text:p>45.7507325229</text:p>
              </table:table-cell>
              <table:table-cell office:value-type="float" office:value="14.3776927588">
                <text:p>14.3776927588</text:p>
              </table:table-cell>
              <table:table-cell office:value-type="float" office:value="40.728558">
                <text:p>40.728558</text:p>
              </table:table-cell>
              <table:table-cell office:value-type="float" office:value="7.439276">
                <text:p>7.43927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5.6198286668">
                <text:p>45.6198286668</text:p>
              </table:table-cell>
              <table:table-cell office:value-type="float" office:value="14.2218102598">
                <text:p>14.2218102598</text:p>
              </table:table-cell>
              <table:table-cell office:value-type="float" office:value="40.614193">
                <text:p>40.614193</text:p>
              </table:table-cell>
              <table:table-cell office:value-type="float" office:value="7.342226">
                <text:p>7.34222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5.4878592582">
                <text:p>45.4878592582</text:p>
              </table:table-cell>
              <table:table-cell office:value-type="float" office:value="14.0668456627">
                <text:p>14.0668456627</text:p>
              </table:table-cell>
              <table:table-cell office:value-type="float" office:value="40.499821">
                <text:p>40.499821</text:p>
              </table:table-cell>
              <table:table-cell office:value-type="float" office:value="7.245176">
                <text:p>7.24517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5.3548269916">
                <text:p>45.3548269916</text:p>
              </table:table-cell>
              <table:table-cell office:value-type="float" office:value="13.9128085691">
                <text:p>13.9128085691</text:p>
              </table:table-cell>
              <table:table-cell office:value-type="float" office:value="40.385456">
                <text:p>40.385456</text:p>
              </table:table-cell>
              <table:table-cell office:value-type="float" office:value="7.148127">
                <text:p>7.14812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5.2837230343">
                <text:p>45.2837230343</text:p>
              </table:table-cell>
              <table:table-cell office:value-type="float" office:value="13.8313562462">
                <text:p>13.8313562462</text:p>
              </table:table-cell>
              <table:table-cell office:value-type="float" office:value="40.271084">
                <text:p>40.271084</text:p>
              </table:table-cell>
              <table:table-cell office:value-type="float" office:value="7.051077">
                <text:p>7.05107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5.1532942784">
                <text:p>45.1532942784</text:p>
              </table:table-cell>
              <table:table-cell office:value-type="float" office:value="13.6835100144">
                <text:p>13.6835100144</text:p>
              </table:table-cell>
              <table:table-cell office:value-type="float" office:value="40.152943">
                <text:p>40.152943</text:p>
              </table:table-cell>
              <table:table-cell office:value-type="float" office:value="6.958652">
                <text:p>6.95865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5.0176201807">
                <text:p>45.0176201807</text:p>
              </table:table-cell>
              <table:table-cell office:value-type="float" office:value="13.5318337809">
                <text:p>13.5318337809</text:p>
              </table:table-cell>
              <table:table-cell office:value-type="float" office:value="40.034801">
                <text:p>40.034801</text:p>
              </table:table-cell>
              <table:table-cell office:value-type="float" office:value="6.866226">
                <text:p>6.86622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4.8808927808">
                <text:p>44.8808927808</text:p>
              </table:table-cell>
              <table:table-cell office:value-type="float" office:value="13.3811258044">
                <text:p>13.3811258044</text:p>
              </table:table-cell>
              <table:table-cell office:value-type="float" office:value="39.91666">
                <text:p>39.91666</text:p>
              </table:table-cell>
              <table:table-cell office:value-type="float" office:value="6.7738">
                <text:p>6.773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4.7431144004">
                <text:p>44.7431144004</text:p>
              </table:table-cell>
              <table:table-cell office:value-type="float" office:value="13.2313967681">
                <text:p>13.2313967681</text:p>
              </table:table-cell>
              <table:table-cell office:value-type="float" office:value="39.798512">
                <text:p>39.798512</text:p>
              </table:table-cell>
              <table:table-cell office:value-type="float" office:value="6.681372">
                <text:p>6.68137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4.6086434486">
                <text:p>44.6086434486</text:p>
              </table:table-cell>
              <table:table-cell office:value-type="float" office:value="13.0872884591">
                <text:p>13.0872884591</text:p>
              </table:table-cell>
              <table:table-cell office:value-type="float" office:value="39.677525">
                <text:p>39.677525</text:p>
              </table:table-cell>
              <table:table-cell office:value-type="float" office:value="6.592716">
                <text:p>6.59271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4.4644198047">
                <text:p>44.4644198047</text:p>
              </table:table-cell>
              <table:table-cell office:value-type="float" office:value="12.9349119319">
                <text:p>12.9349119319</text:p>
              </table:table-cell>
              <table:table-cell office:value-type="float" office:value="39.556545">
                <text:p>39.556545</text:p>
              </table:table-cell>
              <table:table-cell office:value-type="float" office:value="6.504061">
                <text:p>6.504061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4.327928681">
                <text:p>44.327928681</text:p>
              </table:table-cell>
              <table:table-cell office:value-type="float" office:value="12.7927523053">
                <text:p>12.7927523053</text:p>
              </table:table-cell>
              <table:table-cell office:value-type="float" office:value="39.435558">
                <text:p>39.435558</text:p>
              </table:table-cell>
              <table:table-cell office:value-type="float" office:value="6.415403">
                <text:p>6.41540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4.2570995269">
                <text:p>44.2570995269</text:p>
              </table:table-cell>
              <table:table-cell office:value-type="float" office:value="12.7197560359">
                <text:p>12.7197560359</text:p>
              </table:table-cell>
              <table:table-cell office:value-type="float" office:value="39.314571">
                <text:p>39.314571</text:p>
              </table:table-cell>
              <table:table-cell office:value-type="float" office:value="6.326746">
                <text:p>6.32674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4.1146631338">
                <text:p>44.1146631338</text:p>
              </table:table-cell>
              <table:table-cell office:value-type="float" office:value="12.5745394607">
                <text:p>12.5745394607</text:p>
              </table:table-cell>
              <table:table-cell office:value-type="float" office:value="39.193584">
                <text:p>39.193584</text:p>
              </table:table-cell>
              <table:table-cell office:value-type="float" office:value="6.238087">
                <text:p>6.238087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3.9666920377">
                <text:p>43.9666920377</text:p>
              </table:table-cell>
              <table:table-cell office:value-type="float" office:value="12.4258762822">
                <text:p>12.4258762822</text:p>
              </table:table-cell>
              <table:table-cell office:value-type="float" office:value="39.069477">
                <text:p>39.069477</text:p>
              </table:table-cell>
              <table:table-cell office:value-type="float" office:value="6.153858">
                <text:p>6.15385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3.813091195">
                <text:p>43.813091195</text:p>
              </table:table-cell>
              <table:table-cell office:value-type="float" office:value="12.2738787259">
                <text:p>12.2738787259</text:p>
              </table:table-cell>
              <table:table-cell office:value-type="float" office:value="38.94537">
                <text:p>38.94537</text:p>
              </table:table-cell>
              <table:table-cell office:value-type="float" office:value="6.06963">
                <text:p>6.0696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.6765973716">
                <text:p>43.6765973716</text:p>
              </table:table-cell>
              <table:table-cell office:value-type="float" office:value="12.1407653489">
                <text:p>12.1407653489</text:p>
              </table:table-cell>
              <table:table-cell office:value-type="float" office:value="38.821262">
                <text:p>38.821262</text:p>
              </table:table-cell>
              <table:table-cell office:value-type="float" office:value="5.985401">
                <text:p>5.985401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.5300101781">
                <text:p>43.5300101781</text:p>
              </table:table-cell>
              <table:table-cell office:value-type="float" office:value="11.9998289369">
                <text:p>11.9998289369</text:p>
              </table:table-cell>
              <table:table-cell office:value-type="float" office:value="38.697155">
                <text:p>38.697155</text:p>
              </table:table-cell>
              <table:table-cell office:value-type="float" office:value="5.901171">
                <text:p>5.90117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.3824001829">
                <text:p>43.3824001829</text:p>
              </table:table-cell>
              <table:table-cell office:value-type="float" office:value="11.8599887178">
                <text:p>11.8599887178</text:p>
              </table:table-cell>
              <table:table-cell office:value-type="float" office:value="38.573044">
                <text:p>38.573044</text:p>
              </table:table-cell>
              <table:table-cell office:value-type="float" office:value="5.81694">
                <text:p>5.8169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.3082129629">
                <text:p>43.3082129629</text:p>
              </table:table-cell>
              <table:table-cell office:value-type="float" office:value="11.7904823321">
                <text:p>11.7904823321</text:p>
              </table:table-cell>
              <table:table-cell office:value-type="float" office:value="38.446026">
                <text:p>38.446026</text:p>
              </table:table-cell>
              <table:table-cell office:value-type="float" office:value="5.737164">
                <text:p>5.73716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.1544006646">
                <text:p>43.1544006646</text:p>
              </table:table-cell>
              <table:table-cell office:value-type="float" office:value="11.6480033596">
                <text:p>11.6480033596</text:p>
              </table:table-cell>
              <table:table-cell office:value-type="float" office:value="38.319008">
                <text:p>38.319008</text:p>
              </table:table-cell>
              <table:table-cell office:value-type="float" office:value="5.657387">
                <text:p>5.65738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.0089281617">
                <text:p>43.0089281617</text:p>
              </table:table-cell>
              <table:table-cell office:value-type="float" office:value="11.5152510572">
                <text:p>11.5152510572</text:p>
              </table:table-cell>
              <table:table-cell office:value-type="float" office:value="38.19199">
                <text:p>38.19199</text:p>
              </table:table-cell>
              <table:table-cell office:value-type="float" office:value="5.577608">
                <text:p>5.57760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2.8577686815">
                <text:p>42.8577686815</text:p>
              </table:table-cell>
              <table:table-cell office:value-type="float" office:value="11.379343138">
                <text:p>11.379343138</text:p>
              </table:table-cell>
              <table:table-cell office:value-type="float" office:value="38.064968">
                <text:p>38.064968</text:p>
              </table:table-cell>
              <table:table-cell office:value-type="float" office:value="5.497829">
                <text:p>5.49782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2.7056019252">
                <text:p>42.7056019252</text:p>
              </table:table-cell>
              <table:table-cell office:value-type="float" office:value="11.244592276">
                <text:p>11.244592276</text:p>
              </table:table-cell>
              <table:table-cell office:value-type="float" office:value="37.937943">
                <text:p>37.937943</text:p>
              </table:table-cell>
              <table:table-cell office:value-type="float" office:value="5.418049">
                <text:p>5.41804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2.5572347964">
                <text:p>42.5572347964</text:p>
              </table:table-cell>
              <table:table-cell office:value-type="float" office:value="11.1151643368">
                <text:p>11.1151643368</text:p>
              </table:table-cell>
              <table:table-cell office:value-type="float" office:value="37.808289">
                <text:p>37.808289</text:p>
              </table:table-cell>
              <table:table-cell office:value-type="float" office:value="5.342621">
                <text:p>5.34262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2.3982655525">
                <text:p>42.3982655525</text:p>
              </table:table-cell>
              <table:table-cell office:value-type="float" office:value="10.9785998985">
                <text:p>10.9785998985</text:p>
              </table:table-cell>
              <table:table-cell office:value-type="float" office:value="37.678635">
                <text:p>37.678635</text:p>
              </table:table-cell>
              <table:table-cell office:value-type="float" office:value="5.267193">
                <text:p>5.26719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2.2431040134">
                <text:p>42.2431040134</text:p>
              </table:table-cell>
              <table:table-cell office:value-type="float" office:value="10.8473904596">
                <text:p>10.8473904596</text:p>
              </table:table-cell>
              <table:table-cell office:value-type="float" office:value="37.548981">
                <text:p>37.548981</text:p>
              </table:table-cell>
              <table:table-cell office:value-type="float" office:value="5.191765">
                <text:p>5.19176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2.1651504216">
                <text:p>42.1651504216</text:p>
              </table:table-cell>
              <table:table-cell office:value-type="float" office:value="10.7822550495">
                <text:p>10.7822550495</text:p>
              </table:table-cell>
              <table:table-cell office:value-type="float" office:value="37.419323">
                <text:p>37.419323</text:p>
              </table:table-cell>
              <table:table-cell office:value-type="float" office:value="5.116337">
                <text:p>5.11633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2.0084971197">
                <text:p>42.0084971197</text:p>
              </table:table-cell>
              <table:table-cell office:value-type="float" office:value="10.6528959639">
                <text:p>10.6528959639</text:p>
              </table:table-cell>
              <table:table-cell office:value-type="float" office:value="37.289665">
                <text:p>37.289665</text:p>
              </table:table-cell>
              <table:table-cell office:value-type="float" office:value="5.040907">
                <text:p>5.040907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1.8508736426">
                <text:p>41.8508736426</text:p>
              </table:table-cell>
              <table:table-cell office:value-type="float" office:value="10.5247326134">
                <text:p>10.5247326134</text:p>
              </table:table-cell>
              <table:table-cell office:value-type="float" office:value="37.157646">
                <text:p>37.157646</text:p>
              </table:table-cell>
              <table:table-cell office:value-type="float" office:value="4.969698">
                <text:p>4.96969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1.6873028061">
                <text:p>41.6873028061</text:p>
              </table:table-cell>
              <table:table-cell office:value-type="float" office:value="10.3938792916">
                <text:p>10.3938792916</text:p>
              </table:table-cell>
              <table:table-cell office:value-type="float" office:value="37.025627">
                <text:p>37.025627</text:p>
              </table:table-cell>
              <table:table-cell office:value-type="float" office:value="4.898487">
                <text:p>4.89848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1.5276849392">
                <text:p>41.5276849392</text:p>
              </table:table-cell>
              <table:table-cell office:value-type="float" office:value="10.2682987874">
                <text:p>10.2682987874</text:p>
              </table:table-cell>
              <table:table-cell office:value-type="float" office:value="36.893608">
                <text:p>36.893608</text:p>
              </table:table-cell>
              <table:table-cell office:value-type="float" office:value="4.827276">
                <text:p>4.82727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1.3671064438">
                <text:p>41.3671064438</text:p>
              </table:table-cell>
              <table:table-cell office:value-type="float" office:value="10.1439607862">
                <text:p>10.1439607862</text:p>
              </table:table-cell>
              <table:table-cell office:value-type="float" office:value="36.761585">
                <text:p>36.761585</text:p>
              </table:table-cell>
              <table:table-cell office:value-type="float" office:value="4.756065">
                <text:p>4.75606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1.2055627449">
                <text:p>41.2055627449</text:p>
              </table:table-cell>
              <table:table-cell office:value-type="float" office:value="10.0209353198">
                <text:p>10.0209353198</text:p>
              </table:table-cell>
              <table:table-cell office:value-type="float" office:value="36.629562">
                <text:p>36.629562</text:p>
              </table:table-cell>
              <table:table-cell office:value-type="float" office:value="4.684851">
                <text:p>4.68485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1.0430445584">
                <text:p>41.0430445584</text:p>
              </table:table-cell>
              <table:table-cell office:value-type="float" office:value="9.8992306432">
                <text:p>9.8992306432</text:p>
              </table:table-cell>
              <table:table-cell office:value-type="float" office:value="36.495426">
                <text:p>36.495426</text:p>
              </table:table-cell>
              <table:table-cell office:value-type="float" office:value="4.61771">
                <text:p>4.6177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0.9563199216">
                <text:p>40.9563199216</text:p>
              </table:table-cell>
              <table:table-cell office:value-type="float" office:value="9.83509783023">
                <text:p>9.83509783023</text:p>
              </table:table-cell>
              <table:table-cell office:value-type="float" office:value="36.36129">
                <text:p>36.36129</text:p>
              </table:table-cell>
              <table:table-cell office:value-type="float" office:value="4.55057">
                <text:p>4.55057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0.7974865265">
                <text:p>40.7974865265</text:p>
              </table:table-cell>
              <table:table-cell office:value-type="float" office:value="9.71914431901">
                <text:p>9.71914431901</text:p>
              </table:table-cell>
              <table:table-cell office:value-type="float" office:value="36.227154">
                <text:p>36.227154</text:p>
              </table:table-cell>
              <table:table-cell office:value-type="float" office:value="4.483427">
                <text:p>4.483427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0.6325818104">
                <text:p>40.6325818104</text:p>
              </table:table-cell>
              <table:table-cell office:value-type="float" office:value="9.60080215575">
                <text:p>9.60080215575</text:p>
              </table:table-cell>
              <table:table-cell office:value-type="float" office:value="36.093014">
                <text:p>36.093014</text:p>
              </table:table-cell>
              <table:table-cell office:value-type="float" office:value="4.416285">
                <text:p>4.416285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0.4563445222">
                <text:p>40.4563445222</text:p>
              </table:table-cell>
              <table:table-cell office:value-type="float" office:value="9.47651805973">
                <text:p>9.47651805973</text:p>
              </table:table-cell>
              <table:table-cell office:value-type="float" office:value="35.95887">
                <text:p>35.95887</text:p>
              </table:table-cell>
              <table:table-cell office:value-type="float" office:value="4.34914">
                <text:p>4.3491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0.2947326752">
                <text:p>40.2947326752</text:p>
              </table:table-cell>
              <table:table-cell office:value-type="float" office:value="9.3645606134">
                <text:p>9.3645606134</text:p>
              </table:table-cell>
              <table:table-cell office:value-type="float" office:value="35.822845">
                <text:p>35.822845</text:p>
              </table:table-cell>
              <table:table-cell office:value-type="float" office:value="4.28591">
                <text:p>4.2859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0.1269757166">
                <text:p>40.1269757166</text:p>
              </table:table-cell>
              <table:table-cell office:value-type="float" office:value="9.2504119978">
                <text:p>9.2504119978</text:p>
              </table:table-cell>
              <table:table-cell office:value-type="float" office:value="35.686821">
                <text:p>35.686821</text:p>
              </table:table-cell>
              <table:table-cell office:value-type="float" office:value="4.222679">
                <text:p>4.22267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9.9635809662">
                <text:p>39.9635809662</text:p>
              </table:table-cell>
              <table:table-cell office:value-type="float" office:value="9.14115604151">
                <text:p>9.14115604151</text:p>
              </table:table-cell>
              <table:table-cell office:value-type="float" office:value="35.550797">
                <text:p>35.550797</text:p>
              </table:table-cell>
              <table:table-cell office:value-type="float" office:value="4.159449">
                <text:p>4.15944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9.8842095668">
                <text:p>39.8842095668</text:p>
              </table:table-cell>
              <table:table-cell office:value-type="float" office:value="9.08876597349">
                <text:p>9.08876597349</text:p>
              </table:table-cell>
              <table:table-cell office:value-type="float" office:value="35.414772">
                <text:p>35.414772</text:p>
              </table:table-cell>
              <table:table-cell office:value-type="float" office:value="4.096216">
                <text:p>4.09621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9.714211605">
                <text:p>39.714211605</text:p>
              </table:table-cell>
              <table:table-cell office:value-type="float" office:value="8.9780627579">
                <text:p>8.9780627579</text:p>
              </table:table-cell>
              <table:table-cell office:value-type="float" office:value="35.27874">
                <text:p>35.27874</text:p>
              </table:table-cell>
              <table:table-cell office:value-type="float" office:value="4.032984">
                <text:p>4.03298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9.5379434017">
                <text:p>39.5379434017</text:p>
              </table:table-cell>
              <table:table-cell office:value-type="float" office:value="8.86542900424">
                <text:p>8.86542900424</text:p>
              </table:table-cell>
              <table:table-cell office:value-type="float" office:value="35.141041">
                <text:p>35.141041</text:p>
              </table:table-cell>
              <table:table-cell office:value-type="float" office:value="3.973501">
                <text:p>3.97350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9.3660938511">
                <text:p>39.3660938511</text:p>
              </table:table-cell>
              <table:table-cell office:value-type="float" office:value="8.75770932418">
                <text:p>8.75770932418</text:p>
              </table:table-cell>
              <table:table-cell office:value-type="float" office:value="35.003338">
                <text:p>35.003338</text:p>
              </table:table-cell>
              <table:table-cell office:value-type="float" office:value="3.914017">
                <text:p>3.914017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9.1825179052">
                <text:p>39.1825179052</text:p>
              </table:table-cell>
              <table:table-cell office:value-type="float" office:value="8.64489960346">
                <text:p>8.64489960346</text:p>
              </table:table-cell>
              <table:table-cell office:value-type="float" office:value="34.865635">
                <text:p>34.865635</text:p>
              </table:table-cell>
              <table:table-cell office:value-type="float" office:value="3.854532">
                <text:p>3.85453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9.0142626802">
                <text:p>39.0142626802</text:p>
              </table:table-cell>
              <table:table-cell office:value-type="float" office:value="8.54353369006">
                <text:p>8.54353369006</text:p>
              </table:table-cell>
              <table:table-cell office:value-type="float" office:value="34.727932">
                <text:p>34.727932</text:p>
              </table:table-cell>
              <table:table-cell office:value-type="float" office:value="3.795048">
                <text:p>3.79504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8.8397123135">
                <text:p>38.8397123135</text:p>
              </table:table-cell>
              <table:table-cell office:value-type="float" office:value="8.44039903346">
                <text:p>8.44039903346</text:p>
              </table:table-cell>
              <table:table-cell office:value-type="float" office:value="34.590225">
                <text:p>34.590225</text:p>
              </table:table-cell>
              <table:table-cell office:value-type="float" office:value="3.735563">
                <text:p>3.73556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8.658791814">
                <text:p>38.658791814</text:p>
              </table:table-cell>
              <table:table-cell office:value-type="float" office:value="8.33565301085">
                <text:p>8.33565301085</text:p>
              </table:table-cell>
              <table:table-cell office:value-type="float" office:value="34.451031">
                <text:p>34.451031</text:p>
              </table:table-cell>
              <table:table-cell office:value-type="float" office:value="3.679661">
                <text:p>3.679661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8.4824733176">
                <text:p>38.4824733176</text:p>
              </table:table-cell>
              <table:table-cell office:value-type="float" office:value="8.23566957842">
                <text:p>8.23566957842</text:p>
              </table:table-cell>
              <table:table-cell office:value-type="float" office:value="34.311836">
                <text:p>34.311836</text:p>
              </table:table-cell>
              <table:table-cell office:value-type="float" office:value="3.623758">
                <text:p>3.623758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8.3884537024">
                <text:p>38.3884537024</text:p>
              </table:table-cell>
              <table:table-cell office:value-type="float" office:value="8.18319814139">
                <text:p>8.18319814139</text:p>
              </table:table-cell>
              <table:table-cell office:value-type="float" office:value="34.172638">
                <text:p>34.172638</text:p>
              </table:table-cell>
              <table:table-cell office:value-type="float" office:value="3.567856">
                <text:p>3.56785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8.2108233877">
                <text:p>38.2108233877</text:p>
              </table:table-cell>
              <table:table-cell office:value-type="float" office:value="8.08565286386">
                <text:p>8.08565286386</text:p>
              </table:table-cell>
              <table:table-cell office:value-type="float" office:value="34.03344">
                <text:p>34.03344</text:p>
              </table:table-cell>
              <table:table-cell office:value-type="float" office:value="3.511951">
                <text:p>3.51195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8.0323470052">
                <text:p>38.0323470052</text:p>
              </table:table-cell>
              <table:table-cell office:value-type="float" office:value="7.98971642137">
                <text:p>7.98971642137</text:p>
              </table:table-cell>
              <table:table-cell office:value-type="float" office:value="33.894241">
                <text:p>33.894241</text:p>
              </table:table-cell>
              <table:table-cell office:value-type="float" office:value="3.456047">
                <text:p>3.45604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7.8586492791">
                <text:p>37.8586492791</text:p>
              </table:table-cell>
              <table:table-cell office:value-type="float" office:value="7.89832382008">
                <text:p>7.89832382008</text:p>
              </table:table-cell>
              <table:table-cell office:value-type="float" office:value="33.753727">
                <text:p>33.753727</text:p>
              </table:table-cell>
              <table:table-cell office:value-type="float" office:value="3.403561">
                <text:p>3.40356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7.6728892226">
                <text:p>37.6728892226</text:p>
              </table:table-cell>
              <table:table-cell office:value-type="float" office:value="7.80273417511">
                <text:p>7.80273417511</text:p>
              </table:table-cell>
              <table:table-cell office:value-type="float" office:value="33.613209">
                <text:p>33.613209</text:p>
              </table:table-cell>
              <table:table-cell office:value-type="float" office:value="3.351072">
                <text:p>3.35107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7.4862581321">
                <text:p>37.4862581321</text:p>
              </table:table-cell>
              <table:table-cell office:value-type="float" office:value="7.70892478513">
                <text:p>7.70892478513</text:p>
              </table:table-cell>
              <table:table-cell office:value-type="float" office:value="33.472691">
                <text:p>33.472691</text:p>
              </table:table-cell>
              <table:table-cell office:value-type="float" office:value="3.298584">
                <text:p>3.29858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7.3897772315">
                <text:p>37.3897772315</text:p>
              </table:table-cell>
              <table:table-cell office:value-type="float" office:value="7.66129961063">
                <text:p>7.66129961063</text:p>
              </table:table-cell>
              <table:table-cell office:value-type="float" office:value="33.332172">
                <text:p>33.332172</text:p>
              </table:table-cell>
              <table:table-cell office:value-type="float" office:value="3.246096">
                <text:p>3.24609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7.2075513522">
                <text:p>37.2075513522</text:p>
              </table:table-cell>
              <table:table-cell office:value-type="float" office:value="7.57295274403">
                <text:p>7.57295274403</text:p>
              </table:table-cell>
              <table:table-cell office:value-type="float" office:value="33.191654">
                <text:p>33.191654</text:p>
              </table:table-cell>
              <table:table-cell office:value-type="float" office:value="3.193607">
                <text:p>3.19360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7.0245311393">
                <text:p>37.0245311393</text:p>
              </table:table-cell>
              <table:table-cell office:value-type="float" office:value="7.48632109644">
                <text:p>7.48632109644</text:p>
              </table:table-cell>
              <table:table-cell office:value-type="float" office:value="33.049965">
                <text:p>33.049965</text:p>
              </table:table-cell>
              <table:table-cell office:value-type="float" office:value="3.144371">
                <text:p>3.144371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6.846481031">
                <text:p>36.846481031</text:p>
              </table:table-cell>
              <table:table-cell office:value-type="float" office:value="7.40405254543">
                <text:p>7.40405254543</text:p>
              </table:table-cell>
              <table:table-cell office:value-type="float" office:value="32.908276">
                <text:p>32.908276</text:p>
              </table:table-cell>
              <table:table-cell office:value-type="float" office:value="3.095135">
                <text:p>3.095135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6.6619256373">
                <text:p>36.6619256373</text:p>
              </table:table-cell>
              <table:table-cell office:value-type="float" office:value="7.32086754193">
                <text:p>7.32086754193</text:p>
              </table:table-cell>
              <table:table-cell office:value-type="float" office:value="32.766586">
                <text:p>32.766586</text:p>
              </table:table-cell>
              <table:table-cell office:value-type="float" office:value="3.045898">
                <text:p>3.04589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6.4766083706">
                <text:p>36.4766083706</text:p>
              </table:table-cell>
              <table:table-cell office:value-type="float" office:value="7.23945966314">
                <text:p>7.23945966314</text:p>
              </table:table-cell>
              <table:table-cell office:value-type="float" office:value="32.624897">
                <text:p>32.624897</text:p>
              </table:table-cell>
              <table:table-cell office:value-type="float" office:value="2.996662">
                <text:p>2.99666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6.2788849912">
                <text:p>36.2788849912</text:p>
              </table:table-cell>
              <table:table-cell office:value-type="float" office:value="7.15492190685">
                <text:p>7.15492190685</text:p>
              </table:table-cell>
              <table:table-cell office:value-type="float" office:value="32.483204">
                <text:p>32.483204</text:p>
              </table:table-cell>
              <table:table-cell office:value-type="float" office:value="2.947426">
                <text:p>2.94742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6.1037296619">
                <text:p>36.1037296619</text:p>
              </table:table-cell>
              <table:table-cell office:value-type="float" office:value="7.08202883241">
                <text:p>7.08202883241</text:p>
              </table:table-cell>
              <table:table-cell office:value-type="float" office:value="32.340481">
                <text:p>32.340481</text:p>
              </table:table-cell>
              <table:table-cell office:value-type="float" office:value="2.901281">
                <text:p>2.90128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6.0100513442">
                <text:p>36.0100513442</text:p>
              </table:table-cell>
              <table:table-cell office:value-type="float" office:value="7.04381213946">
                <text:p>7.04381213946</text:p>
              </table:table-cell>
              <table:table-cell office:value-type="float" office:value="32.197758">
                <text:p>32.197758</text:p>
              </table:table-cell>
              <table:table-cell office:value-type="float" office:value="2.855137">
                <text:p>2.85513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5.8162729607">
                <text:p>35.8162729607</text:p>
              </table:table-cell>
              <table:table-cell office:value-type="float" office:value="6.96645191781">
                <text:p>6.96645191781</text:p>
              </table:table-cell>
              <table:table-cell office:value-type="float" office:value="32.055035">
                <text:p>32.055035</text:p>
              </table:table-cell>
              <table:table-cell office:value-type="float" office:value="2.80899">
                <text:p>2.8089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5.6276483714">
                <text:p>35.6276483714</text:p>
              </table:table-cell>
              <table:table-cell office:value-type="float" office:value="6.89332438092">
                <text:p>6.89332438092</text:p>
              </table:table-cell>
              <table:table-cell office:value-type="float" office:value="31.912308">
                <text:p>31.912308</text:p>
              </table:table-cell>
              <table:table-cell office:value-type="float" office:value="2.762844">
                <text:p>2.76284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5.4383327278">
                <text:p>35.4383327278</text:p>
              </table:table-cell>
              <table:table-cell office:value-type="float" office:value="6.82195003283">
                <text:p>6.82195003283</text:p>
              </table:table-cell>
              <table:table-cell office:value-type="float" office:value="31.769581">
                <text:p>31.769581</text:p>
              </table:table-cell>
              <table:table-cell office:value-type="float" office:value="2.716698">
                <text:p>2.71669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5.2423566844">
                <text:p>35.2423566844</text:p>
              </table:table-cell>
              <table:table-cell office:value-type="float" office:value="6.75017141224">
                <text:p>6.75017141224</text:p>
              </table:table-cell>
              <table:table-cell office:value-type="float" office:value="31.626854">
                <text:p>31.626854</text:p>
              </table:table-cell>
              <table:table-cell office:value-type="float" office:value="2.670551">
                <text:p>2.670551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5.0516357435">
                <text:p>35.0516357435</text:p>
              </table:table-cell>
              <table:table-cell office:value-type="float" office:value="6.68237411011">
                <text:p>6.68237411011</text:p>
              </table:table-cell>
              <table:table-cell office:value-type="float" office:value="31.483047">
                <text:p>31.483047</text:p>
              </table:table-cell>
              <table:table-cell office:value-type="float" office:value="2.627884">
                <text:p>2.62788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4.8602706545">
                <text:p>34.8602706545</text:p>
              </table:table-cell>
              <table:table-cell office:value-type="float" office:value="6.61637196093">
                <text:p>6.61637196093</text:p>
              </table:table-cell>
              <table:table-cell office:value-type="float" office:value="31.339241">
                <text:p>31.339241</text:p>
              </table:table-cell>
              <table:table-cell office:value-type="float" office:value="2.585217">
                <text:p>2.58521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4.7643540369">
                <text:p>34.7643540369</text:p>
              </table:table-cell>
              <table:table-cell office:value-type="float" office:value="6.58405436526">
                <text:p>6.58405436526</text:p>
              </table:table-cell>
              <table:table-cell office:value-type="float" office:value="31.195435">
                <text:p>31.195435</text:p>
              </table:table-cell>
              <table:table-cell office:value-type="float" office:value="2.542549">
                <text:p>2.54254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4.5720697341">
                <text:p>34.5720697341</text:p>
              </table:table-cell>
              <table:table-cell office:value-type="float" office:value="6.52079441972">
                <text:p>6.52079441972</text:p>
              </table:table-cell>
              <table:table-cell office:value-type="float" office:value="31.051624">
                <text:p>31.051624</text:p>
              </table:table-cell>
              <table:table-cell office:value-type="float" office:value="2.499882">
                <text:p>2.499882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4.3792040113">
                <text:p>34.3792040113</text:p>
              </table:table-cell>
              <table:table-cell office:value-type="float" office:value="6.4593722233">
                <text:p>6.4593722233</text:p>
              </table:table-cell>
              <table:table-cell office:value-type="float" office:value="30.907814">
                <text:p>30.907814</text:p>
              </table:table-cell>
              <table:table-cell office:value-type="float" office:value="2.457214">
                <text:p>2.45721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4.185771725">
                <text:p>34.185771725</text:p>
              </table:table-cell>
              <table:table-cell office:value-type="float" office:value="6.39980604507">
                <text:p>6.39980604507</text:p>
              </table:table-cell>
              <table:table-cell office:value-type="float" office:value="30.763222">
                <text:p>30.763222</text:p>
              </table:table-cell>
              <table:table-cell office:value-type="float" office:value="2.417307">
                <text:p>2.41730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3.9857296455">
                <text:p>33.9857296455</text:p>
              </table:table-cell>
              <table:table-cell office:value-type="float" office:value="6.3403544211">
                <text:p>6.3403544211</text:p>
              </table:table-cell>
              <table:table-cell office:value-type="float" office:value="30.618629">
                <text:p>30.618629</text:p>
              </table:table-cell>
              <table:table-cell office:value-type="float" office:value="2.377398">
                <text:p>2.37739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3.7973146437">
                <text:p>33.7973146437</text:p>
              </table:table-cell>
              <table:table-cell office:value-type="float" office:value="6.28632653792">
                <text:p>6.28632653792</text:p>
              </table:table-cell>
              <table:table-cell office:value-type="float" office:value="30.474033">
                <text:p>30.474033</text:p>
              </table:table-cell>
              <table:table-cell office:value-type="float" office:value="2.337488">
                <text:p>2.33748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3.5962219304">
                <text:p>33.5962219304</text:p>
              </table:table-cell>
              <table:table-cell office:value-type="float" office:value="6.23072218303">
                <text:p>6.23072218303</text:p>
              </table:table-cell>
              <table:table-cell office:value-type="float" office:value="30.329437">
                <text:p>30.329437</text:p>
              </table:table-cell>
              <table:table-cell office:value-type="float" office:value="2.297579">
                <text:p>2.29757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3.4007344344">
                <text:p>33.4007344344</text:p>
              </table:table-cell>
              <table:table-cell office:value-type="float" office:value="6.17871866117">
                <text:p>6.17871866117</text:p>
              </table:table-cell>
              <table:table-cell office:value-type="float" office:value="30.184841">
                <text:p>30.184841</text:p>
              </table:table-cell>
              <table:table-cell office:value-type="float" office:value="2.257669">
                <text:p>2.257669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3.3028184726">
                <text:p>33.3028184726</text:p>
              </table:table-cell>
              <table:table-cell office:value-type="float" office:value="6.15342808558">
                <text:p>6.15342808558</text:p>
              </table:table-cell>
              <table:table-cell office:value-type="float" office:value="30.039555">
                <text:p>30.039555</text:p>
              </table:table-cell>
              <table:table-cell office:value-type="float" office:value="2.220373">
                <text:p>2.22037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3.1005091191">
                <text:p>33.1005091191</text:p>
              </table:table-cell>
              <table:table-cell office:value-type="float" office:value="6.10277195111">
                <text:p>6.10277195111</text:p>
              </table:table-cell>
              <table:table-cell office:value-type="float" office:value="29.894268">
                <text:p>29.894268</text:p>
              </table:table-cell>
              <table:table-cell office:value-type="float" office:value="2.183077">
                <text:p>2.18307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2.9100336365">
                <text:p>32.9100336365</text:p>
              </table:table-cell>
              <table:table-cell office:value-type="float" office:value="6.05705536662">
                <text:p>6.05705536662</text:p>
              </table:table-cell>
              <table:table-cell office:value-type="float" office:value="29.748978">
                <text:p>29.748978</text:p>
              </table:table-cell>
              <table:table-cell office:value-type="float" office:value="2.145781">
                <text:p>2.14578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2.7130036248">
                <text:p>32.7130036248</text:p>
              </table:table-cell>
              <table:table-cell office:value-type="float" office:value="6.01174436529">
                <text:p>6.01174436529</text:p>
              </table:table-cell>
              <table:table-cell office:value-type="float" office:value="29.603687">
                <text:p>29.603687</text:p>
              </table:table-cell>
              <table:table-cell office:value-type="float" office:value="2.108482">
                <text:p>2.10848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2.5155403933">
                <text:p>32.5155403933</text:p>
              </table:table-cell>
              <table:table-cell office:value-type="float" office:value="5.9683126202">
                <text:p>5.9683126202</text:p>
              </table:table-cell>
              <table:table-cell office:value-type="float" office:value="29.458397">
                <text:p>29.458397</text:p>
              </table:table-cell>
              <table:table-cell office:value-type="float" office:value="2.071184">
                <text:p>2.07118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2.3176437909">
                <text:p>32.3176437909</text:p>
              </table:table-cell>
              <table:table-cell office:value-type="float" office:value="5.92675604692">
                <text:p>5.92675604692</text:p>
              </table:table-cell>
              <table:table-cell office:value-type="float" office:value="29.313103">
                <text:p>29.313103</text:p>
              </table:table-cell>
              <table:table-cell office:value-type="float" office:value="2.033886">
                <text:p>2.03388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2.1193549529">
                <text:p>32.1193549529</text:p>
              </table:table-cell>
              <table:table-cell office:value-type="float" office:value="5.88711280132">
                <text:p>5.88711280132</text:p>
              </table:table-cell>
              <table:table-cell office:value-type="float" office:value="29.167103">
                <text:p>29.167103</text:p>
              </table:table-cell>
              <table:table-cell office:value-type="float" office:value="1.999485">
                <text:p>1.999485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1.8958088391">
                <text:p>31.8958088391</text:p>
              </table:table-cell>
              <table:table-cell office:value-type="float" office:value="5.84475966519">
                <text:p>5.84475966519</text:p>
              </table:table-cell>
              <table:table-cell office:value-type="float" office:value="29.021103">
                <text:p>29.021103</text:p>
              </table:table-cell>
              <table:table-cell office:value-type="float" office:value="1.965082">
                <text:p>1.965082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1.7216331685">
                <text:p>31.7216331685</text:p>
              </table:table-cell>
              <table:table-cell office:value-type="float" office:value="5.81348135563">
                <text:p>5.81348135563</text:p>
              </table:table-cell>
              <table:table-cell office:value-type="float" office:value="28.875103">
                <text:p>28.875103</text:p>
              </table:table-cell>
              <table:table-cell office:value-type="float" office:value="1.930679">
                <text:p>1.93067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1.6219702758">
                <text:p>31.6219702758</text:p>
              </table:table-cell>
              <table:table-cell office:value-type="float" office:value="5.79628107263">
                <text:p>5.79628107263</text:p>
              </table:table-cell>
              <table:table-cell office:value-type="float" office:value="28.729099">
                <text:p>28.729099</text:p>
              </table:table-cell>
              <table:table-cell office:value-type="float" office:value="1.896278">
                <text:p>1.89627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1.4161398919">
                <text:p>31.4161398919</text:p>
              </table:table-cell>
              <table:table-cell office:value-type="float" office:value="5.76229539897">
                <text:p>5.76229539897</text:p>
              </table:table-cell>
              <table:table-cell office:value-type="float" office:value="28.583096">
                <text:p>28.583096</text:p>
              </table:table-cell>
              <table:table-cell office:value-type="float" office:value="1.861876">
                <text:p>1.86187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1.222486575">
                <text:p>31.222486575</text:p>
              </table:table-cell>
              <table:table-cell office:value-type="float" office:value="5.73215951953">
                <text:p>5.73215951953</text:p>
              </table:table-cell>
              <table:table-cell office:value-type="float" office:value="28.436562">
                <text:p>28.436562</text:p>
              </table:table-cell>
              <table:table-cell office:value-type="float" office:value="1.829815">
                <text:p>1.82981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1.0222790416">
                <text:p>31.0222790416</text:p>
              </table:table-cell>
              <table:table-cell office:value-type="float" office:value="5.7029004734">
                <text:p>5.7029004734</text:p>
              </table:table-cell>
              <table:table-cell office:value-type="float" office:value="28.290028">
                <text:p>28.290028</text:p>
              </table:table-cell>
              <table:table-cell office:value-type="float" office:value="1.797754">
                <text:p>1.797754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0.8218059218">
                <text:p>30.8218059218</text:p>
              </table:table-cell>
              <table:table-cell office:value-type="float" office:value="5.67545611229">
                <text:p>5.67545611229</text:p>
              </table:table-cell>
              <table:table-cell office:value-type="float" office:value="28.143494">
                <text:p>28.143494</text:p>
              </table:table-cell>
              <table:table-cell office:value-type="float" office:value="1.765696">
                <text:p>1.76569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0.6148160164">
                <text:p>30.6148160164</text:p>
              </table:table-cell>
              <table:table-cell office:value-type="float" office:value="5.64901927543">
                <text:p>5.64901927543</text:p>
              </table:table-cell>
              <table:table-cell office:value-type="float" office:value="27.99696">
                <text:p>27.99696</text:p>
              </table:table-cell>
              <table:table-cell office:value-type="float" office:value="1.733635">
                <text:p>1.73363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0.5080806081">
                <text:p>30.5080806081</text:p>
              </table:table-cell>
              <table:table-cell office:value-type="float" office:value="5.63613861572">
                <text:p>5.63613861572</text:p>
              </table:table-cell>
              <table:table-cell office:value-type="float" office:value="27.850422">
                <text:p>27.850422</text:p>
              </table:table-cell>
              <table:table-cell office:value-type="float" office:value="1.701574">
                <text:p>1.70157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0.3132707812">
                <text:p>30.3132707812</text:p>
              </table:table-cell>
              <table:table-cell office:value-type="float" office:value="5.61400365475">
                <text:p>5.61400365475</text:p>
              </table:table-cell>
              <table:table-cell office:value-type="float" office:value="27.703884">
                <text:p>27.703884</text:p>
              </table:table-cell>
              <table:table-cell office:value-type="float" office:value="1.669514">
                <text:p>1.66951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0.1056007681">
                <text:p>30.1056007681</text:p>
              </table:table-cell>
              <table:table-cell office:value-type="float" office:value="5.59239494121">
                <text:p>5.59239494121</text:p>
              </table:table-cell>
              <table:table-cell office:value-type="float" office:value="27.556816">
                <text:p>27.556816</text:p>
              </table:table-cell>
              <table:table-cell office:value-type="float" office:value="1.640007">
                <text:p>1.640007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29.9037872518">
                <text:p>29.9037872518</text:p>
              </table:table-cell>
              <table:table-cell office:value-type="float" office:value="5.57328986885">
                <text:p>5.57328986885</text:p>
              </table:table-cell>
              <table:table-cell office:value-type="float" office:value="27.409748">
                <text:p>27.409748</text:p>
              </table:table-cell>
              <table:table-cell office:value-type="float" office:value="1.6105">
                <text:p>1.61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29.7016856372">
                <text:p>29.7016856372</text:p>
              </table:table-cell>
              <table:table-cell office:value-type="float" office:value="5.55593612235">
                <text:p>5.55593612235</text:p>
              </table:table-cell>
              <table:table-cell office:value-type="float" office:value="27.26268">
                <text:p>27.26268</text:p>
              </table:table-cell>
              <table:table-cell office:value-type="float" office:value="1.580994">
                <text:p>1.58099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29.4993233425">
                <text:p>29.4993233425</text:p>
              </table:table-cell>
              <table:table-cell office:value-type="float" office:value="5.54037535661">
                <text:p>5.54037535661</text:p>
              </table:table-cell>
              <table:table-cell office:value-type="float" office:value="27.115608">
                <text:p>27.115608</text:p>
              </table:table-cell>
              <table:table-cell office:value-type="float" office:value="1.551485">
                <text:p>1.55148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29.2967342574">
                <text:p>29.2967342574</text:p>
              </table:table-cell>
              <table:table-cell office:value-type="float" office:value="5.52660299003">
                <text:p>5.52660299003</text:p>
              </table:table-cell>
              <table:table-cell office:value-type="float" office:value="26.968536">
                <text:p>26.968536</text:p>
              </table:table-cell>
              <table:table-cell office:value-type="float" office:value="1.521976">
                <text:p>1.52197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29.0939469082">
                <text:p>29.0939469082</text:p>
              </table:table-cell>
              <table:table-cell office:value-type="float" office:value="5.51459331027">
                <text:p>5.51459331027</text:p>
              </table:table-cell>
              <table:table-cell office:value-type="float" office:value="26.821465">
                <text:p>26.821465</text:p>
              </table:table-cell>
              <table:table-cell office:value-type="float" office:value="1.49247">
                <text:p>1.4924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28.9988288381">
                <text:p>28.9988288381</text:p>
              </table:table-cell>
              <table:table-cell office:value-type="float" office:value="5.50956347823">
                <text:p>5.50956347823</text:p>
              </table:table-cell>
              <table:table-cell office:value-type="float" office:value="26.673927">
                <text:p>26.673927</text:p>
              </table:table-cell>
              <table:table-cell office:value-type="float" office:value="1.465399">
                <text:p>1.46539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28.7894398184">
                <text:p>28.7894398184</text:p>
              </table:table-cell>
              <table:table-cell office:value-type="float" office:value="5.49983663053">
                <text:p>5.49983663053</text:p>
              </table:table-cell>
              <table:table-cell office:value-type="float" office:value="26.52639">
                <text:p>26.52639</text:p>
              </table:table-cell>
              <table:table-cell office:value-type="float" office:value="1.438328">
                <text:p>1.43832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28.5925964486">
                <text:p>28.5925964486</text:p>
              </table:table-cell>
              <table:table-cell office:value-type="float" office:value="5.49236467408">
                <text:p>5.49236467408</text:p>
              </table:table-cell>
              <table:table-cell office:value-type="float" office:value="26.378853">
                <text:p>26.378853</text:p>
              </table:table-cell>
              <table:table-cell office:value-type="float" office:value="1.411257">
                <text:p>1.41125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28.3892752539">
                <text:p>28.3892752539</text:p>
              </table:table-cell>
              <table:table-cell office:value-type="float" office:value="5.48633394297">
                <text:p>5.48633394297</text:p>
              </table:table-cell>
              <table:table-cell office:value-type="float" office:value="26.231316">
                <text:p>26.231316</text:p>
              </table:table-cell>
              <table:table-cell office:value-type="float" office:value="1.384186">
                <text:p>1.38418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28.1604087796">
                <text:p>28.1604087796</text:p>
              </table:table-cell>
              <table:table-cell office:value-type="float" office:value="5.48156372122">
                <text:p>5.48156372122</text:p>
              </table:table-cell>
              <table:table-cell office:value-type="float" office:value="26.083775">
                <text:p>26.083775</text:p>
              </table:table-cell>
              <table:table-cell office:value-type="float" office:value="1.357115">
                <text:p>1.35711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27.9823185998">
                <text:p>27.9823185998</text:p>
              </table:table-cell>
              <table:table-cell office:value-type="float" office:value="5.47930852218">
                <text:p>5.47930852218</text:p>
              </table:table-cell>
              <table:table-cell office:value-type="float" office:value="25.935898">
                <text:p>25.935898</text:p>
              </table:table-cell>
              <table:table-cell office:value-type="float" office:value="1.331982">
                <text:p>1.331982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27.7787091783">
                <text:p>27.7787091783</text:p>
              </table:table-cell>
              <table:table-cell office:value-type="float" office:value="5.4782769749">
                <text:p>5.4782769749</text:p>
              </table:table-cell>
              <table:table-cell office:value-type="float" office:value="25.788021">
                <text:p>25.788021</text:p>
              </table:table-cell>
              <table:table-cell office:value-type="float" office:value="1.306847">
                <text:p>1.30684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27.5750298072">
                <text:p>27.5750298072</text:p>
              </table:table-cell>
              <table:table-cell office:value-type="float" office:value="5.47888654706">
                <text:p>5.47888654706</text:p>
              </table:table-cell>
              <table:table-cell office:value-type="float" office:value="25.640141">
                <text:p>25.640141</text:p>
              </table:table-cell>
              <table:table-cell office:value-type="float" office:value="1.281712">
                <text:p>1.281712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27.4731700655">
                <text:p>27.4731700655</text:p>
              </table:table-cell>
              <table:table-cell office:value-type="float" office:value="5.47980337049">
                <text:p>5.47980337049</text:p>
              </table:table-cell>
              <table:table-cell office:value-type="float" office:value="25.49226">
                <text:p>25.49226</text:p>
              </table:table-cell>
              <table:table-cell office:value-type="float" office:value="1.256577">
                <text:p>1.25657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27.2694198788">
                <text:p>27.2694198788</text:p>
              </table:table-cell>
              <table:table-cell office:value-type="float" office:value="5.48284575347">
                <text:p>5.48284575347</text:p>
              </table:table-cell>
              <table:table-cell office:value-type="float" office:value="25.344379">
                <text:p>25.344379</text:p>
              </table:table-cell>
              <table:table-cell office:value-type="float" office:value="1.231441">
                <text:p>1.23144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27.0529005704">
                <text:p>27.0529005704</text:p>
              </table:table-cell>
              <table:table-cell office:value-type="float" office:value="5.4878236826">
                <text:p>5.4878236826</text:p>
              </table:table-cell>
              <table:table-cell office:value-type="float" office:value="25.196495">
                <text:p>25.196495</text:p>
              </table:table-cell>
              <table:table-cell office:value-type="float" office:value="1.206308">
                <text:p>1.2063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26.8554707373">
                <text:p>26.8554707373</text:p>
              </table:table-cell>
              <table:table-cell office:value-type="float" office:value="5.493915161">
                <text:p>5.493915161</text:p>
              </table:table-cell>
              <table:table-cell office:value-type="float" office:value="25.048275">
                <text:p>25.048275</text:p>
              </table:table-cell>
              <table:table-cell office:value-type="float" office:value="1.183273">
                <text:p>1.18327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26.6580677097">
                <text:p>26.6580677097</text:p>
              </table:table-cell>
              <table:table-cell office:value-type="float" office:value="5.50148618735">
                <text:p>5.50148618735</text:p>
              </table:table-cell>
              <table:table-cell office:value-type="float" office:value="24.900055">
                <text:p>24.900055</text:p>
              </table:table-cell>
              <table:table-cell office:value-type="float" office:value="1.160238">
                <text:p>1.16023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6.4479927739">
                <text:p>26.4479927739</text:p>
              </table:table-cell>
              <table:table-cell office:value-type="float" office:value="5.5111717935">
                <text:p>5.5111717935</text:p>
              </table:table-cell>
              <table:table-cell office:value-type="float" office:value="24.751835">
                <text:p>24.751835</text:p>
              </table:table-cell>
              <table:table-cell office:value-type="float" office:value="1.137203">
                <text:p>1.13720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26.2380331429">
                <text:p>26.2380331429</text:p>
              </table:table-cell>
              <table:table-cell office:value-type="float" office:value="5.52251254854">
                <text:p>5.52251254854</text:p>
              </table:table-cell>
              <table:table-cell office:value-type="float" office:value="24.603611">
                <text:p>24.603611</text:p>
              </table:table-cell>
              <table:table-cell office:value-type="float" office:value="1.114166">
                <text:p>1.11416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26.1426555571">
                <text:p>26.1426555571</text:p>
              </table:table-cell>
              <table:table-cell office:value-type="float" office:value="5.52821482474">
                <text:p>5.52821482474</text:p>
              </table:table-cell>
              <table:table-cell office:value-type="float" office:value="24.455387">
                <text:p>24.455387</text:p>
              </table:table-cell>
              <table:table-cell office:value-type="float" office:value="1.091129">
                <text:p>1.09112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25.939312017">
                <text:p>25.939312017</text:p>
              </table:table-cell>
              <table:table-cell office:value-type="float" office:value="5.54152211866">
                <text:p>5.54152211866</text:p>
              </table:table-cell>
              <table:table-cell office:value-type="float" office:value="24.307159">
                <text:p>24.307159</text:p>
              </table:table-cell>
              <table:table-cell office:value-type="float" office:value="1.068092">
                <text:p>1.06809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25.7297837168">
                <text:p>25.7297837168</text:p>
              </table:table-cell>
              <table:table-cell office:value-type="float" office:value="5.55685995111">
                <text:p>5.55685995111</text:p>
              </table:table-cell>
              <table:table-cell office:value-type="float" office:value="24.158642">
                <text:p>24.158642</text:p>
              </table:table-cell>
              <table:table-cell office:value-type="float" office:value="1.047058">
                <text:p>1.04705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5.5013069232">
                <text:p>25.5013069232</text:p>
              </table:table-cell>
              <table:table-cell office:value-type="float" office:value="5.57541764471">
                <text:p>5.57541764471</text:p>
              </table:table-cell>
              <table:table-cell office:value-type="float" office:value="24.010124">
                <text:p>24.010124</text:p>
              </table:table-cell>
              <table:table-cell office:value-type="float" office:value="1.026024">
                <text:p>1.02602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25.3236839976">
                <text:p>25.3236839976</text:p>
              </table:table-cell>
              <table:table-cell office:value-type="float" office:value="5.59113305882">
                <text:p>5.59113305882</text:p>
              </table:table-cell>
              <table:table-cell office:value-type="float" office:value="23.861607">
                <text:p>23.861607</text:p>
              </table:table-cell>
              <table:table-cell office:value-type="float" office:value="1.00499">
                <text:p>1.0049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25.1271257094">
                <text:p>25.1271257094</text:p>
              </table:table-cell>
              <table:table-cell office:value-type="float" office:value="5.60983012294">
                <text:p>5.60983012294</text:p>
              </table:table-cell>
              <table:table-cell office:value-type="float" office:value="23.713089">
                <text:p>23.713089</text:p>
              </table:table-cell>
              <table:table-cell office:value-type="float" office:value="0.983955">
                <text:p>0.98395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24.9179903624">
                <text:p>24.9179903624</text:p>
              </table:table-cell>
              <table:table-cell office:value-type="float" office:value="5.63122751842">
                <text:p>5.63122751842</text:p>
              </table:table-cell>
              <table:table-cell office:value-type="float" office:value="23.564571">
                <text:p>23.564571</text:p>
              </table:table-cell>
              <table:table-cell office:value-type="float" office:value="0.962921">
                <text:p>0.96292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24.708998124">
                <text:p>24.708998124</text:p>
              </table:table-cell>
              <table:table-cell office:value-type="float" office:value="5.65415805809">
                <text:p>5.65415805809</text:p>
              </table:table-cell>
              <table:table-cell office:value-type="float" office:value="23.41605">
                <text:p>23.41605</text:p>
              </table:table-cell>
              <table:table-cell office:value-type="float" office:value="0.941885">
                <text:p>0.941885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24.6140474193">
                <text:p>24.6140474193</text:p>
              </table:table-cell>
              <table:table-cell office:value-type="float" office:value="5.66508564899">
                <text:p>5.66508564899</text:p>
              </table:table-cell>
              <table:table-cell office:value-type="float" office:value="23.267281">
                <text:p>23.267281</text:p>
              </table:table-cell>
              <table:table-cell office:value-type="float" office:value="0.92272">
                <text:p>0.9227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24.4116035465">
                <text:p>24.4116035465</text:p>
              </table:table-cell>
              <table:table-cell office:value-type="float" office:value="5.68943289929">
                <text:p>5.68943289929</text:p>
              </table:table-cell>
              <table:table-cell office:value-type="float" office:value="23.118511">
                <text:p>23.118511</text:p>
              </table:table-cell>
              <table:table-cell office:value-type="float" office:value="0.903555">
                <text:p>0.90355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24.202984959">
                <text:p>24.202984959</text:p>
              </table:table-cell>
              <table:table-cell office:value-type="float" office:value="5.71600363001">
                <text:p>5.71600363001</text:p>
              </table:table-cell>
              <table:table-cell office:value-type="float" office:value="22.969742">
                <text:p>22.969742</text:p>
              </table:table-cell>
              <table:table-cell office:value-type="float" office:value="0.88439">
                <text:p>0.88439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24.00716063">
                <text:p>24.00716063</text:p>
              </table:table-cell>
              <table:table-cell office:value-type="float" office:value="5.74229947469">
                <text:p>5.74229947469</text:p>
              </table:table-cell>
              <table:table-cell office:value-type="float" office:value="22.820969">
                <text:p>22.820969</text:p>
              </table:table-cell>
              <table:table-cell office:value-type="float" office:value="0.865225">
                <text:p>0.86522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23.7925598771">
                <text:p>23.7925598771</text:p>
              </table:table-cell>
              <table:table-cell office:value-type="float" office:value="5.77262118667">
                <text:p>5.77262118667</text:p>
              </table:table-cell>
              <table:table-cell office:value-type="float" office:value="22.672195">
                <text:p>22.672195</text:p>
              </table:table-cell>
              <table:table-cell office:value-type="float" office:value="0.846062">
                <text:p>0.846062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23.5970740929">
                <text:p>23.5970740929</text:p>
              </table:table-cell>
              <table:table-cell office:value-type="float" office:value="5.80160926765">
                <text:p>5.80160926765</text:p>
              </table:table-cell>
              <table:table-cell office:value-type="float" office:value="22.523418">
                <text:p>22.523418</text:p>
              </table:table-cell>
              <table:table-cell office:value-type="float" office:value="0.826897">
                <text:p>0.82689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3.3954828966">
                <text:p>23.3954828966</text:p>
              </table:table-cell>
              <table:table-cell office:value-type="float" office:value="5.83284456524">
                <text:p>5.83284456524</text:p>
              </table:table-cell>
              <table:table-cell office:value-type="float" office:value="22.374435">
                <text:p>22.374435</text:p>
              </table:table-cell>
              <table:table-cell office:value-type="float" office:value="0.809477">
                <text:p>0.80947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3.2884803648">
                <text:p>23.2884803648</text:p>
              </table:table-cell>
              <table:table-cell office:value-type="float" office:value="5.84997644009">
                <text:p>5.84997644009</text:p>
              </table:table-cell>
              <table:table-cell office:value-type="float" office:value="22.225449">
                <text:p>22.225449</text:p>
              </table:table-cell>
              <table:table-cell office:value-type="float" office:value="0.792057">
                <text:p>0.792057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23.0935123041">
                <text:p>23.0935123041</text:p>
              </table:table-cell>
              <table:table-cell office:value-type="float" office:value="5.88217516472">
                <text:p>5.88217516472</text:p>
              </table:table-cell>
              <table:table-cell office:value-type="float" office:value="22.076462">
                <text:p>22.076462</text:p>
              </table:table-cell>
              <table:table-cell office:value-type="float" office:value="0.774635">
                <text:p>0.77463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22.8924619742">
                <text:p>22.8924619742</text:p>
              </table:table-cell>
              <table:table-cell office:value-type="float" office:value="5.91669984535">
                <text:p>5.91669984535</text:p>
              </table:table-cell>
              <table:table-cell office:value-type="float" office:value="21.927475">
                <text:p>21.927475</text:p>
              </table:table-cell>
              <table:table-cell office:value-type="float" office:value="0.757215">
                <text:p>0.7572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22.6853488824">
                <text:p>22.6853488824</text:p>
              </table:table-cell>
              <table:table-cell office:value-type="float" office:value="5.95366150327">
                <text:p>5.95366150327</text:p>
              </table:table-cell>
              <table:table-cell office:value-type="float" office:value="21.778488">
                <text:p>21.778488</text:p>
              </table:table-cell>
              <table:table-cell office:value-type="float" office:value="0.739794">
                <text:p>0.73979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2.4847254864">
                <text:p>22.4847254864</text:p>
              </table:table-cell>
              <table:table-cell office:value-type="float" office:value="5.99079635036">
                <text:p>5.99079635036</text:p>
              </table:table-cell>
              <table:table-cell office:value-type="float" office:value="21.629498">
                <text:p>21.629498</text:p>
              </table:table-cell>
              <table:table-cell office:value-type="float" office:value="0.722372">
                <text:p>0.722372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2.2905726132">
                <text:p>22.2905726132</text:p>
              </table:table-cell>
              <table:table-cell office:value-type="float" office:value="6.02796505212">
                <text:p>6.02796505212</text:p>
              </table:table-cell>
              <table:table-cell office:value-type="float" office:value="21.480331">
                <text:p>21.480331</text:p>
              </table:table-cell>
              <table:table-cell office:value-type="float" office:value="0.706577">
                <text:p>0.70657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2.0903837535">
                <text:p>22.0903837535</text:p>
              </table:table-cell>
              <table:table-cell office:value-type="float" office:value="6.06755587953">
                <text:p>6.06755587953</text:p>
              </table:table-cell>
              <table:table-cell office:value-type="float" office:value="21.331161">
                <text:p>21.331161</text:p>
              </table:table-cell>
              <table:table-cell office:value-type="float" office:value="0.690783">
                <text:p>0.69078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1.8904350831">
                <text:p>21.8904350831</text:p>
              </table:table-cell>
              <table:table-cell office:value-type="float" office:value="6.10838590511">
                <text:p>6.10838590511</text:p>
              </table:table-cell>
              <table:table-cell office:value-type="float" office:value="21.181992">
                <text:p>21.181992</text:p>
              </table:table-cell>
              <table:table-cell office:value-type="float" office:value="0.674988">
                <text:p>0.67498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1.78431268">
                <text:p>21.78431268</text:p>
              </table:table-cell>
              <table:table-cell office:value-type="float" office:value="6.13057829702">
                <text:p>6.13057829702</text:p>
              </table:table-cell>
              <table:table-cell office:value-type="float" office:value="21.032822">
                <text:p>21.032822</text:p>
              </table:table-cell>
              <table:table-cell office:value-type="float" office:value="0.659193">
                <text:p>0.659193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1.5909735575">
                <text:p>21.5909735575</text:p>
              </table:table-cell>
              <table:table-cell office:value-type="float" office:value="6.17192572352">
                <text:p>6.17192572352</text:p>
              </table:table-cell>
              <table:table-cell office:value-type="float" office:value="20.883652">
                <text:p>20.883652</text:p>
              </table:table-cell>
              <table:table-cell office:value-type="float" office:value="0.643398">
                <text:p>0.64339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1.3916430784">
                <text:p>21.3916430784</text:p>
              </table:table-cell>
              <table:table-cell office:value-type="float" office:value="6.21577898573">
                <text:p>6.21577898573</text:p>
              </table:table-cell>
              <table:table-cell office:value-type="float" office:value="20.734478">
                <text:p>20.734478</text:p>
              </table:table-cell>
              <table:table-cell office:value-type="float" office:value="0.627605">
                <text:p>0.62760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1.186351416">
                <text:p>21.186351416</text:p>
              </table:table-cell>
              <table:table-cell office:value-type="float" office:value="6.26223790245">
                <text:p>6.26223790245</text:p>
              </table:table-cell>
              <table:table-cell office:value-type="float" office:value="20.585159">
                <text:p>20.585159</text:p>
              </table:table-cell>
              <table:table-cell office:value-type="float" office:value="0.613327">
                <text:p>0.61332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0.9937549021">
                <text:p>20.9937549021</text:p>
              </table:table-cell>
              <table:table-cell office:value-type="float" office:value="6.30701621266">
                <text:p>6.30701621266</text:p>
              </table:table-cell>
              <table:table-cell office:value-type="float" office:value="20.435841">
                <text:p>20.435841</text:p>
              </table:table-cell>
              <table:table-cell office:value-type="float" office:value="0.599049">
                <text:p>0.59904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.7952081553">
                <text:p>20.7952081553</text:p>
              </table:table-cell>
              <table:table-cell office:value-type="float" office:value="6.35438301078">
                <text:p>6.35438301078</text:p>
              </table:table-cell>
              <table:table-cell office:value-type="float" office:value="20.286522">
                <text:p>20.286522</text:p>
              </table:table-cell>
              <table:table-cell office:value-type="float" office:value="0.584772">
                <text:p>0.584772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.590736602">
                <text:p>20.590736602</text:p>
              </table:table-cell>
              <table:table-cell office:value-type="float" office:value="6.40442508648">
                <text:p>6.40442508648</text:p>
              </table:table-cell>
              <table:table-cell office:value-type="float" office:value="20.137199">
                <text:p>20.137199</text:p>
              </table:table-cell>
              <table:table-cell office:value-type="float" office:value="0.570494">
                <text:p>0.57049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20.3865519697">
                <text:p>20.3865519697</text:p>
              </table:table-cell>
              <table:table-cell office:value-type="float" office:value="6.45566021828">
                <text:p>6.45566021828</text:p>
              </table:table-cell>
              <table:table-cell office:value-type="float" office:value="19.987877">
                <text:p>19.987877</text:p>
              </table:table-cell>
              <table:table-cell office:value-type="float" office:value="0.556215">
                <text:p>0.55621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0.2938376312">
                <text:p>20.2938376312</text:p>
              </table:table-cell>
              <table:table-cell office:value-type="float" office:value="6.47934089424">
                <text:p>6.47934089424</text:p>
              </table:table-cell>
              <table:table-cell office:value-type="float" office:value="19.838554">
                <text:p>19.838554</text:p>
              </table:table-cell>
              <table:table-cell office:value-type="float" office:value="0.541939">
                <text:p>0.54193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0.0962528105">
                <text:p>20.0962528105</text:p>
              </table:table-cell>
              <table:table-cell office:value-type="float" office:value="6.53067377761">
                <text:p>6.53067377761</text:p>
              </table:table-cell>
              <table:table-cell office:value-type="float" office:value="19.689106">
                <text:p>19.689106</text:p>
              </table:table-cell>
              <table:table-cell office:value-type="float" office:value="0.529074">
                <text:p>0.52907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.8989507783">
                <text:p>19.8989507783</text:p>
              </table:table-cell>
              <table:table-cell office:value-type="float" office:value="6.58310928556">
                <text:p>6.58310928556</text:p>
              </table:table-cell>
              <table:table-cell office:value-type="float" office:value="19.539658">
                <text:p>19.539658</text:p>
              </table:table-cell>
              <table:table-cell office:value-type="float" office:value="0.516209">
                <text:p>0.516209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.7019316503">
                <text:p>19.7019316503</text:p>
              </table:table-cell>
              <table:table-cell office:value-type="float" office:value="6.63662702885">
                <text:p>6.63662702885</text:p>
              </table:table-cell>
              <table:table-cell office:value-type="float" office:value="19.390209">
                <text:p>19.390209</text:p>
              </table:table-cell>
              <table:table-cell office:value-type="float" office:value="0.503344">
                <text:p>0.503344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.4990543401">
                <text:p>19.4990543401</text:p>
              </table:table-cell>
              <table:table-cell office:value-type="float" office:value="6.6929328462">
                <text:p>6.6929328462</text:p>
              </table:table-cell>
              <table:table-cell office:value-type="float" office:value="19.240761">
                <text:p>19.240761</text:p>
              </table:table-cell>
              <table:table-cell office:value-type="float" office:value="0.490479">
                <text:p>0.49047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.3026185999">
                <text:p>19.3026185999</text:p>
              </table:table-cell>
              <table:table-cell office:value-type="float" office:value="6.74860463488">
                <text:p>6.74860463488</text:p>
              </table:table-cell>
              <table:table-cell office:value-type="float" office:value="19.091309">
                <text:p>19.091309</text:p>
              </table:table-cell>
              <table:table-cell office:value-type="float" office:value="0.477613">
                <text:p>0.47761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9.1064764677">
                <text:p>19.1064764677</text:p>
              </table:table-cell>
              <table:table-cell office:value-type="float" office:value="6.80532444917">
                <text:p>6.80532444917</text:p>
              </table:table-cell>
              <table:table-cell office:value-type="float" office:value="18.941856">
                <text:p>18.941856</text:p>
              </table:table-cell>
              <table:table-cell office:value-type="float" office:value="0.464748">
                <text:p>0.46474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8.9106337351">
                <text:p>18.9106337351</text:p>
              </table:table-cell>
              <table:table-cell office:value-type="float" office:value="6.86308711673">
                <text:p>6.86308711673</text:p>
              </table:table-cell>
              <table:table-cell office:value-type="float" office:value="18.792301">
                <text:p>18.792301</text:p>
              </table:table-cell>
              <table:table-cell office:value-type="float" office:value="0.453197">
                <text:p>0.45319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8.8189358759">
                <text:p>18.8189358759</text:p>
              </table:table-cell>
              <table:table-cell office:value-type="float" office:value="6.89052014294">
                <text:p>6.89052014294</text:p>
              </table:table-cell>
              <table:table-cell office:value-type="float" office:value="18.642746">
                <text:p>18.642746</text:p>
              </table:table-cell>
              <table:table-cell office:value-type="float" office:value="0.441648">
                <text:p>0.44164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8.6235315525">
                <text:p>18.6235315525</text:p>
              </table:table-cell>
              <table:table-cell office:value-type="float" office:value="6.94978870427">
                <text:p>6.94978870427</text:p>
              </table:table-cell>
              <table:table-cell office:value-type="float" office:value="18.493191">
                <text:p>18.493191</text:p>
              </table:table-cell>
              <table:table-cell office:value-type="float" office:value="0.430098">
                <text:p>0.430098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8.4284266832">
                <text:p>18.4284266832</text:p>
              </table:table-cell>
              <table:table-cell office:value-type="float" office:value="7.01005758856">
                <text:p>7.01005758856</text:p>
              </table:table-cell>
              <table:table-cell office:value-type="float" office:value="18.343632">
                <text:p>18.343632</text:p>
              </table:table-cell>
              <table:table-cell office:value-type="float" office:value="0.418547">
                <text:p>0.41854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8.2275411903">
                <text:p>18.2275411903</text:p>
              </table:table-cell>
              <table:table-cell office:value-type="float" office:value="7.0732475449">
                <text:p>7.0732475449</text:p>
              </table:table-cell>
              <table:table-cell office:value-type="float" office:value="18.194073">
                <text:p>18.194073</text:p>
              </table:table-cell>
              <table:table-cell office:value-type="float" office:value="0.406998">
                <text:p>0.40699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8.0330531057">
                <text:p>18.0330531057</text:p>
              </table:table-cell>
              <table:table-cell office:value-type="float" office:value="7.13552063132">
                <text:p>7.13552063132</text:p>
              </table:table-cell>
              <table:table-cell office:value-type="float" office:value="18.044514">
                <text:p>18.044514</text:p>
              </table:table-cell>
              <table:table-cell office:value-type="float" office:value="0.395447">
                <text:p>0.39544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7.8328081164">
                <text:p>17.8328081164</text:p>
              </table:table-cell>
              <table:table-cell office:value-type="float" office:value="7.20075933512">
                <text:p>7.20075933512</text:p>
              </table:table-cell>
              <table:table-cell office:value-type="float" office:value="17.894951">
                <text:p>17.894951</text:p>
              </table:table-cell>
              <table:table-cell office:value-type="float" office:value="0.383896">
                <text:p>0.38389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7.6389407268">
                <text:p>17.6389407268</text:p>
              </table:table-cell>
              <table:table-cell office:value-type="float" office:value="7.26499124808">
                <text:p>7.26499124808</text:p>
              </table:table-cell>
              <table:table-cell office:value-type="float" office:value="17.745293">
                <text:p>17.745293</text:p>
              </table:table-cell>
              <table:table-cell office:value-type="float" office:value="0.37376">
                <text:p>0.3737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7.451423831">
                <text:p>17.451423831</text:p>
              </table:table-cell>
              <table:table-cell office:value-type="float" office:value="7.32811297564">
                <text:p>7.32811297564</text:p>
              </table:table-cell>
              <table:table-cell office:value-type="float" office:value="17.595634">
                <text:p>17.595634</text:p>
              </table:table-cell>
              <table:table-cell office:value-type="float" office:value="0.363625">
                <text:p>0.36362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7.3547548023">
                <text:p>17.3547548023</text:p>
              </table:table-cell>
              <table:table-cell office:value-type="float" office:value="7.36103551479">
                <text:p>7.36103551479</text:p>
              </table:table-cell>
              <table:table-cell office:value-type="float" office:value="17.445972">
                <text:p>17.445972</text:p>
              </table:table-cell>
              <table:table-cell office:value-type="float" office:value="0.353489">
                <text:p>0.35348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7.1556226091">
                <text:p>17.1556226091</text:p>
              </table:table-cell>
              <table:table-cell office:value-type="float" office:value="7.42967398041">
                <text:p>7.42967398041</text:p>
              </table:table-cell>
              <table:table-cell office:value-type="float" office:value="17.29631">
                <text:p>17.29631</text:p>
              </table:table-cell>
              <table:table-cell office:value-type="float" office:value="0.343353">
                <text:p>0.343353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.9628440515">
                <text:p>16.9628440515</text:p>
              </table:table-cell>
              <table:table-cell office:value-type="float" office:value="7.49717189402">
                <text:p>7.49717189402</text:p>
              </table:table-cell>
              <table:table-cell office:value-type="float" office:value="17.146648">
                <text:p>17.146648</text:p>
              </table:table-cell>
              <table:table-cell office:value-type="float" office:value="0.333218">
                <text:p>0.33321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.7703768382">
                <text:p>16.7703768382</text:p>
              </table:table-cell>
              <table:table-cell office:value-type="float" office:value="7.56557887561">
                <text:p>7.56557887561</text:p>
              </table:table-cell>
              <table:table-cell office:value-type="float" office:value="16.996983">
                <text:p>16.996983</text:p>
              </table:table-cell>
              <table:table-cell office:value-type="float" office:value="0.323082">
                <text:p>0.32308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.578222849">
                <text:p>16.578222849</text:p>
              </table:table-cell>
              <table:table-cell office:value-type="float" office:value="7.63487985812">
                <text:p>7.63487985812</text:p>
              </table:table-cell>
              <table:table-cell office:value-type="float" office:value="16.847252">
                <text:p>16.847252</text:p>
              </table:table-cell>
              <table:table-cell office:value-type="float" office:value="0.314072">
                <text:p>0.314072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.3863839504">
                <text:p>16.3863839504</text:p>
              </table:table-cell>
              <table:table-cell office:value-type="float" office:value="7.70506660406">
                <text:p>7.70506660406</text:p>
              </table:table-cell>
              <table:table-cell office:value-type="float" office:value="16.697521">
                <text:p>16.697521</text:p>
              </table:table-cell>
              <table:table-cell office:value-type="float" office:value="0.305061">
                <text:p>0.30506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.188884177">
                <text:p>16.188884177</text:p>
              </table:table-cell>
              <table:table-cell office:value-type="float" office:value="7.77836876752">
                <text:p>7.77836876752</text:p>
              </table:table-cell>
              <table:table-cell office:value-type="float" office:value="16.547787">
                <text:p>16.547787</text:p>
              </table:table-cell>
              <table:table-cell office:value-type="float" office:value="0.296051">
                <text:p>0.29605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.0992246703">
                <text:p>16.0992246703</text:p>
              </table:table-cell>
              <table:table-cell office:value-type="float" office:value="7.81199698242">
                <text:p>7.81199698242</text:p>
              </table:table-cell>
              <table:table-cell office:value-type="float" office:value="16.398052">
                <text:p>16.398052</text:p>
              </table:table-cell>
              <table:table-cell office:value-type="float" office:value="0.287041">
                <text:p>0.28704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5.9022236196">
                <text:p>15.9022236196</text:p>
              </table:table-cell>
              <table:table-cell office:value-type="float" office:value="7.8866522493">
                <text:p>7.8866522493</text:p>
              </table:table-cell>
              <table:table-cell office:value-type="float" office:value="16.248318">
                <text:p>16.248318</text:p>
              </table:table-cell>
              <table:table-cell office:value-type="float" office:value="0.27803">
                <text:p>0.2780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5.7174715332">
                <text:p>15.7174715332</text:p>
              </table:table-cell>
              <table:table-cell office:value-type="float" office:value="7.95761522096">
                <text:p>7.95761522096</text:p>
              </table:table-cell>
              <table:table-cell office:value-type="float" office:value="16.098583">
                <text:p>16.098583</text:p>
              </table:table-cell>
              <table:table-cell office:value-type="float" office:value="0.269022">
                <text:p>0.269022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5.5270722557">
                <text:p>15.5270722557</text:p>
              </table:table-cell>
              <table:table-cell office:value-type="float" office:value="8.03169420033">
                <text:p>8.03169420033</text:p>
              </table:table-cell>
              <table:table-cell office:value-type="float" office:value="15.948795">
                <text:p>15.948795</text:p>
              </table:table-cell>
              <table:table-cell office:value-type="float" office:value="0.261053">
                <text:p>0.26105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5.336992716">
                <text:p>15.336992716</text:p>
              </table:table-cell>
              <table:table-cell office:value-type="float" office:value="8.10660513392">
                <text:p>8.10660513392</text:p>
              </table:table-cell>
              <table:table-cell office:value-type="float" office:value="15.799007">
                <text:p>15.799007</text:p>
              </table:table-cell>
              <table:table-cell office:value-type="float" office:value="0.253084">
                <text:p>0.253084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5.1413108109">
                <text:p>15.1413108109</text:p>
              </table:table-cell>
              <table:table-cell office:value-type="float" office:value="8.18472302029">
                <text:p>8.18472302029</text:p>
              </table:table-cell>
              <table:table-cell office:value-type="float" office:value="15.649216">
                <text:p>15.649216</text:p>
              </table:table-cell>
              <table:table-cell office:value-type="float" office:value="0.245115">
                <text:p>0.245115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4.9578008922">
                <text:p>14.9578008922</text:p>
              </table:table-cell>
              <table:table-cell office:value-type="float" office:value="8.25890085989">
                <text:p>8.25890085989</text:p>
              </table:table-cell>
              <table:table-cell office:value-type="float" office:value="15.499424">
                <text:p>15.499424</text:p>
              </table:table-cell>
              <table:table-cell office:value-type="float" office:value="0.237146">
                <text:p>0.237146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4.7627804644">
                <text:p>14.7627804644</text:p>
              </table:table-cell>
              <table:table-cell office:value-type="float" office:value="8.33869145433">
                <text:p>8.33869145433</text:p>
              </table:table-cell>
              <table:table-cell office:value-type="float" office:value="15.349632">
                <text:p>15.349632</text:p>
              </table:table-cell>
              <table:table-cell office:value-type="float" office:value="0.229177">
                <text:p>0.229177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4.6624473708">
                <text:p>14.6624473708</text:p>
              </table:table-cell>
              <table:table-cell office:value-type="float" office:value="8.38012343525">
                <text:p>8.38012343525</text:p>
              </table:table-cell>
              <table:table-cell office:value-type="float" office:value="15.199837">
                <text:p>15.199837</text:p>
              </table:table-cell>
              <table:table-cell office:value-type="float" office:value="0.221209">
                <text:p>0.221209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4.479716508">
                <text:p>14.479716508</text:p>
              </table:table-cell>
              <table:table-cell office:value-type="float" office:value="8.45623622518">
                <text:p>8.45623622518</text:p>
              </table:table-cell>
              <table:table-cell office:value-type="float" office:value="15.050041">
                <text:p>15.050041</text:p>
              </table:table-cell>
              <table:table-cell office:value-type="float" office:value="0.213242">
                <text:p>0.21324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4.2914032736">
                <text:p>14.2914032736</text:p>
              </table:table-cell>
              <table:table-cell office:value-type="float" office:value="8.53555657275">
                <text:p>8.53555657275</text:p>
              </table:table-cell>
              <table:table-cell office:value-type="float" office:value="14.900196">
                <text:p>14.900196</text:p>
              </table:table-cell>
              <table:table-cell office:value-type="float" office:value="0.206385">
                <text:p>0.20638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4.1034114956">
                <text:p>14.1034114956</text:p>
              </table:table-cell>
              <table:table-cell office:value-type="float" office:value="8.61563822696">
                <text:p>8.61563822696</text:p>
              </table:table-cell>
              <table:table-cell office:value-type="float" office:value="14.750351">
                <text:p>14.750351</text:p>
              </table:table-cell>
              <table:table-cell office:value-type="float" office:value="0.199528">
                <text:p>0.19952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3.9216033128">
                <text:p>13.9216033128</text:p>
              </table:table-cell>
              <table:table-cell office:value-type="float" office:value="8.69393966699">
                <text:p>8.69393966699</text:p>
              </table:table-cell>
              <table:table-cell office:value-type="float" office:value="14.600506">
                <text:p>14.600506</text:p>
              </table:table-cell>
              <table:table-cell office:value-type="float" office:value="0.192671">
                <text:p>0.192671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3.7283931834">
                <text:p>13.7283931834</text:p>
              </table:table-cell>
              <table:table-cell office:value-type="float" office:value="8.77805152541">
                <text:p>8.77805152541</text:p>
              </table:table-cell>
              <table:table-cell office:value-type="float" office:value="14.450657">
                <text:p>14.450657</text:p>
              </table:table-cell>
              <table:table-cell office:value-type="float" office:value="0.185814">
                <text:p>0.18581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3.5413601247">
                <text:p>13.5413601247</text:p>
              </table:table-cell>
              <table:table-cell office:value-type="float" office:value="8.86034785127">
                <text:p>8.86034785127</text:p>
              </table:table-cell>
              <table:table-cell office:value-type="float" office:value="14.300808">
                <text:p>14.300808</text:p>
              </table:table-cell>
              <table:table-cell office:value-type="float" office:value="0.178957">
                <text:p>0.178957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3.4479631668">
                <text:p>13.4479631668</text:p>
              </table:table-cell>
              <table:table-cell office:value-type="float" office:value="8.90176530545">
                <text:p>8.90176530545</text:p>
              </table:table-cell>
              <table:table-cell office:value-type="float" office:value="14.150955">
                <text:p>14.150955</text:p>
              </table:table-cell>
              <table:table-cell office:value-type="float" office:value="0.1721">
                <text:p>0.172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3.2614085222">
                <text:p>13.2614085222</text:p>
              </table:table-cell>
              <table:table-cell office:value-type="float" office:value="8.98513362217">
                <text:p>8.98513362217</text:p>
              </table:table-cell>
              <table:table-cell office:value-type="float" office:value="14.001076">
                <text:p>14.001076</text:p>
              </table:table-cell>
              <table:table-cell office:value-type="float" office:value="0.166121">
                <text:p>0.166121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3.0693602025">
                <text:p>13.0693602025</text:p>
              </table:table-cell>
              <table:table-cell office:value-type="float" office:value="9.07184833177">
                <text:p>9.07184833177</text:p>
              </table:table-cell>
              <table:table-cell office:value-type="float" office:value="13.851192">
                <text:p>13.851192</text:p>
              </table:table-cell>
              <table:table-cell office:value-type="float" office:value="0.160143">
                <text:p>0.160143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2.8892629107">
                <text:p>12.8892629107</text:p>
              </table:table-cell>
              <table:table-cell office:value-type="float" office:value="9.15398936819">
                <text:p>9.15398936819</text:p>
              </table:table-cell>
              <table:table-cell office:value-type="float" office:value="13.701309">
                <text:p>13.701309</text:p>
              </table:table-cell>
              <table:table-cell office:value-type="float" office:value="0.154163">
                <text:p>0.15416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2.7036663697">
                <text:p>12.7036663697</text:p>
              </table:table-cell>
              <table:table-cell office:value-type="float" office:value="9.23945638279">
                <text:p>9.23945638279</text:p>
              </table:table-cell>
              <table:table-cell office:value-type="float" office:value="13.551426">
                <text:p>13.551426</text:p>
              </table:table-cell>
              <table:table-cell office:value-type="float" office:value="0.148186">
                <text:p>0.148186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2.5125949578">
                <text:p>12.5125949578</text:p>
              </table:table-cell>
              <table:table-cell office:value-type="float" office:value="9.32829470569">
                <text:p>9.32829470569</text:p>
              </table:table-cell>
              <table:table-cell office:value-type="float" office:value="13.401543">
                <text:p>13.401543</text:p>
              </table:table-cell>
              <table:table-cell office:value-type="float" office:value="0.142206">
                <text:p>0.142206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2.3276287278">
                <text:p>12.3276287278</text:p>
              </table:table-cell>
              <table:table-cell office:value-type="float" office:value="9.4151112201">
                <text:p>9.4151112201</text:p>
              </table:table-cell>
              <table:table-cell office:value-type="float" office:value="13.251659">
                <text:p>13.251659</text:p>
              </table:table-cell>
              <table:table-cell office:value-type="float" office:value="0.136227">
                <text:p>0.13622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2.1429741844">
                <text:p>12.1429741844</text:p>
              </table:table-cell>
              <table:table-cell office:value-type="float" office:value="9.50258338573">
                <text:p>9.50258338573</text:p>
              </table:table-cell>
              <table:table-cell office:value-type="float" office:value="13.101746">
                <text:p>13.101746</text:p>
              </table:table-cell>
              <table:table-cell office:value-type="float" office:value="0.131056">
                <text:p>0.13105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2.0565246016">
                <text:p>12.0565246016</text:p>
              </table:table-cell>
              <table:table-cell office:value-type="float" office:value="9.54380994344">
                <text:p>9.54380994344</text:p>
              </table:table-cell>
              <table:table-cell office:value-type="float" office:value="12.951832">
                <text:p>12.951832</text:p>
              </table:table-cell>
              <table:table-cell office:value-type="float" office:value="0.125885">
                <text:p>0.12588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1.8608219156">
                <text:p>11.8608219156</text:p>
              </table:table-cell>
              <table:table-cell office:value-type="float" office:value="9.63777703685">
                <text:p>9.63777703685</text:p>
              </table:table-cell>
              <table:table-cell office:value-type="float" office:value="12.801918">
                <text:p>12.801918</text:p>
              </table:table-cell>
              <table:table-cell office:value-type="float" office:value="0.120716">
                <text:p>0.12071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1.6769447021">
                <text:p>11.6769447021</text:p>
              </table:table-cell>
              <table:table-cell office:value-type="float" office:value="9.72686253702">
                <text:p>9.72686253702</text:p>
              </table:table-cell>
              <table:table-cell office:value-type="float" office:value="12.652004">
                <text:p>12.652004</text:p>
              </table:table-cell>
              <table:table-cell office:value-type="float" office:value="0.115545">
                <text:p>0.115545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1.4876396383">
                <text:p>11.4876396383</text:p>
              </table:table-cell>
              <table:table-cell office:value-type="float" office:value="9.81938026661">
                <text:p>9.81938026661</text:p>
              </table:table-cell>
              <table:table-cell office:value-type="float" office:value="12.50209">
                <text:p>12.50209</text:p>
              </table:table-cell>
              <table:table-cell office:value-type="float" office:value="0.110376">
                <text:p>0.110376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1.3043809741">
                <text:p>11.3043809741</text:p>
              </table:table-cell>
              <table:table-cell office:value-type="float" office:value="9.90971883268">
                <text:p>9.90971883268</text:p>
              </table:table-cell>
              <table:table-cell office:value-type="float" office:value="12.352173">
                <text:p>12.352173</text:p>
              </table:table-cell>
              <table:table-cell office:value-type="float" office:value="0.105206">
                <text:p>0.105206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1.1214287665">
                <text:p>11.1214287665</text:p>
              </table:table-cell>
              <table:table-cell office:value-type="float" office:value="10.0006694682">
                <text:p>10.0006694682</text:p>
              </table:table-cell>
              <table:table-cell office:value-type="float" office:value="12.202255">
                <text:p>12.202255</text:p>
              </table:table-cell>
              <table:table-cell office:value-type="float" office:value="0.100037">
                <text:p>0.10003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.9387821198">
                <text:p>10.9387821198</text:p>
              </table:table-cell>
              <table:table-cell office:value-type="float" office:value="10.0922273987">
                <text:p>10.0922273987</text:p>
              </table:table-cell>
              <table:table-cell office:value-type="float" office:value="12.052319">
                <text:p>12.052319</text:p>
              </table:table-cell>
              <table:table-cell office:value-type="float" office:value="0.095713">
                <text:p>0.09571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.8247799475">
                <text:p>10.8247799475</text:p>
              </table:table-cell>
              <table:table-cell office:value-type="float" office:value="10.1497521857">
                <text:p>10.1497521857</text:p>
              </table:table-cell>
              <table:table-cell office:value-type="float" office:value="11.902378">
                <text:p>11.902378</text:p>
              </table:table-cell>
              <table:table-cell office:value-type="float" office:value="0.091389">
                <text:p>0.09138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.6539928171">
                <text:p>10.6539928171</text:p>
              </table:table-cell>
              <table:table-cell office:value-type="float" office:value="10.2364631694">
                <text:p>10.2364631694</text:p>
              </table:table-cell>
              <table:table-cell office:value-type="float" office:value="11.752438">
                <text:p>11.752438</text:p>
              </table:table-cell>
              <table:table-cell office:value-type="float" office:value="0.087067">
                <text:p>0.087067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.4777841305">
                <text:p>10.4777841305</text:p>
              </table:table-cell>
              <table:table-cell office:value-type="float" office:value="10.3265923896">
                <text:p>10.3265923896</text:p>
              </table:table-cell>
              <table:table-cell office:value-type="float" office:value="11.602497">
                <text:p>11.602497</text:p>
              </table:table-cell>
              <table:table-cell office:value-type="float" office:value="0.082743">
                <text:p>0.08274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.2961819921">
                <text:p>10.2961819921</text:p>
              </table:table-cell>
              <table:table-cell office:value-type="float" office:value="10.4201887313">
                <text:p>10.4201887313</text:p>
              </table:table-cell>
              <table:table-cell office:value-type="float" office:value="11.452557">
                <text:p>11.452557</text:p>
              </table:table-cell>
              <table:table-cell office:value-type="float" office:value="0.078421">
                <text:p>0.078421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.1148765986">
                <text:p>10.1148765986</text:p>
              </table:table-cell>
              <table:table-cell office:value-type="float" office:value="10.5143518843">
                <text:p>10.5143518843</text:p>
              </table:table-cell>
              <table:table-cell office:value-type="float" office:value="11.302612">
                <text:p>11.302612</text:p>
              </table:table-cell>
              <table:table-cell office:value-type="float" office:value="0.074097">
                <text:p>0.07409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9.93386759503">
                <text:p>9.93386759503</text:p>
              </table:table-cell>
              <table:table-cell office:value-type="float" office:value="10.6090783005">
                <text:p>10.6090783005</text:p>
              </table:table-cell>
              <table:table-cell office:value-type="float" office:value="11.152657">
                <text:p>11.152657</text:p>
              </table:table-cell>
              <table:table-cell office:value-type="float" office:value="0.070446">
                <text:p>0.070446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9.7475059069">
                <text:p>9.7475059069</text:p>
              </table:table-cell>
              <table:table-cell office:value-type="float" office:value="10.7073402668">
                <text:p>10.7073402668</text:p>
              </table:table-cell>
              <table:table-cell office:value-type="float" office:value="11.002701">
                <text:p>11.002701</text:p>
              </table:table-cell>
              <table:table-cell office:value-type="float" office:value="0.066795">
                <text:p>0.066795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9.66853508336">
                <text:p>9.66853508336</text:p>
              </table:table-cell>
              <table:table-cell office:value-type="float" office:value="10.749199368">
                <text:p>10.749199368</text:p>
              </table:table-cell>
              <table:table-cell office:value-type="float" office:value="10.852745">
                <text:p>10.852745</text:p>
              </table:table-cell>
              <table:table-cell office:value-type="float" office:value="0.063143">
                <text:p>0.06314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9.49386407936">
                <text:p>9.49386407936</text:p>
              </table:table-cell>
              <table:table-cell office:value-type="float" office:value="10.8422469764">
                <text:p>10.8422469764</text:p>
              </table:table-cell>
              <table:table-cell office:value-type="float" office:value="10.702789">
                <text:p>10.702789</text:p>
              </table:table-cell>
              <table:table-cell office:value-type="float" office:value="0.059492">
                <text:p>0.059492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9.30821763904">
                <text:p>9.30821763904</text:p>
              </table:table-cell>
              <table:table-cell office:value-type="float" office:value="10.9418402701">
                <text:p>10.9418402701</text:p>
              </table:table-cell>
              <table:table-cell office:value-type="float" office:value="10.55283">
                <text:p>10.55283</text:p>
              </table:table-cell>
              <table:table-cell office:value-type="float" office:value="0.05584">
                <text:p>0.0558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9.12848754896">
                <text:p>9.12848754896</text:p>
              </table:table-cell>
              <table:table-cell office:value-type="float" office:value="11.0389487319">
                <text:p>11.0389487319</text:p>
              </table:table-cell>
              <table:table-cell office:value-type="float" office:value="10.40287">
                <text:p>10.40287</text:p>
              </table:table-cell>
              <table:table-cell office:value-type="float" office:value="0.052189">
                <text:p>0.05218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8.93783703098">
                <text:p>8.93783703098</text:p>
              </table:table-cell>
              <table:table-cell office:value-type="float" office:value="11.142696935">
                <text:p>11.142696935</text:p>
              </table:table-cell>
              <table:table-cell office:value-type="float" office:value="10.252907">
                <text:p>10.252907</text:p>
              </table:table-cell>
              <table:table-cell office:value-type="float" office:value="0.048536">
                <text:p>0.04853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8.76428570284">
                <text:p>8.76428570284</text:p>
              </table:table-cell>
              <table:table-cell office:value-type="float" office:value="11.2377933803">
                <text:p>11.2377933803</text:p>
              </table:table-cell>
              <table:table-cell office:value-type="float" office:value="10.102936">
                <text:p>10.102936</text:p>
              </table:table-cell>
              <table:table-cell office:value-type="float" office:value="0.045576">
                <text:p>0.04557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8.58540792582">
                <text:p>8.58540792582</text:p>
              </table:table-cell>
              <table:table-cell office:value-type="float" office:value="11.3364490674">
                <text:p>11.3364490674</text:p>
              </table:table-cell>
              <table:table-cell office:value-type="float" office:value="9.952965">
                <text:p>9.952965</text:p>
              </table:table-cell>
              <table:table-cell office:value-type="float" office:value="0.042616">
                <text:p>0.04261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8.40680304947">
                <text:p>8.40680304947</text:p>
              </table:table-cell>
              <table:table-cell office:value-type="float" office:value="11.4355927085">
                <text:p>11.4355927085</text:p>
              </table:table-cell>
              <table:table-cell office:value-type="float" office:value="9.802994">
                <text:p>9.802994</text:p>
              </table:table-cell>
              <table:table-cell office:value-type="float" office:value="0.039656">
                <text:p>0.03965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8.31760302679">
                <text:p>8.31760302679</text:p>
              </table:table-cell>
              <table:table-cell office:value-type="float" office:value="11.4853462432">
                <text:p>11.4853462432</text:p>
              </table:table-cell>
              <table:table-cell office:value-type="float" office:value="9.653019">
                <text:p>9.653019</text:p>
              </table:table-cell>
              <table:table-cell office:value-type="float" office:value="0.036695">
                <text:p>0.036695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8.14497296438">
                <text:p>8.14497296438</text:p>
              </table:table-cell>
              <table:table-cell office:value-type="float" office:value="11.5820875614">
                <text:p>11.5820875614</text:p>
              </table:table-cell>
              <table:table-cell office:value-type="float" office:value="9.503044">
                <text:p>9.503044</text:p>
              </table:table-cell>
              <table:table-cell office:value-type="float" office:value="0.033737">
                <text:p>0.03373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.96148823409">
                <text:p>7.96148823409</text:p>
              </table:table-cell>
              <table:table-cell office:value-type="float" office:value="11.6855665814">
                <text:p>11.6855665814</text:p>
              </table:table-cell>
              <table:table-cell office:value-type="float" office:value="9.353069">
                <text:p>9.353069</text:p>
              </table:table-cell>
              <table:table-cell office:value-type="float" office:value="0.030777">
                <text:p>0.03077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.78383794185">
                <text:p>7.78383794185</text:p>
              </table:table-cell>
              <table:table-cell office:value-type="float" office:value="11.786390667">
                <text:p>11.786390667</text:p>
              </table:table-cell>
              <table:table-cell office:value-type="float" office:value="9.203087">
                <text:p>9.203087</text:p>
              </table:table-cell>
              <table:table-cell office:value-type="float" office:value="0.028357">
                <text:p>0.02835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.60091317799">
                <text:p>7.60091317799</text:p>
              </table:table-cell>
              <table:table-cell office:value-type="float" office:value="11.8908480849">
                <text:p>11.8908480849</text:p>
              </table:table-cell>
              <table:table-cell office:value-type="float" office:value="9.053104">
                <text:p>9.053104</text:p>
              </table:table-cell>
              <table:table-cell office:value-type="float" office:value="0.025938">
                <text:p>0.02593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.41826674615">
                <text:p>7.41826674615</text:p>
              </table:table-cell>
              <table:table-cell office:value-type="float" office:value="11.9957850562">
                <text:p>11.9957850562</text:p>
              </table:table-cell>
              <table:table-cell office:value-type="float" office:value="8.903122">
                <text:p>8.903122</text:p>
              </table:table-cell>
              <table:table-cell office:value-type="float" office:value="0.023518">
                <text:p>0.02351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.24694403412">
                <text:p>7.24694403412</text:p>
              </table:table-cell>
              <table:table-cell office:value-type="float" office:value="12.0947972237">
                <text:p>12.0947972237</text:p>
              </table:table-cell>
              <table:table-cell office:value-type="float" office:value="8.753139">
                <text:p>8.753139</text:p>
              </table:table-cell>
              <table:table-cell office:value-type="float" office:value="0.021099">
                <text:p>0.021099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.07035421649">
                <text:p>7.07035421649</text:p>
              </table:table-cell>
              <table:table-cell office:value-type="float" office:value="12.1974439024">
                <text:p>12.1974439024</text:p>
              </table:table-cell>
              <table:table-cell office:value-type="float" office:value="8.603157">
                <text:p>8.603157</text:p>
              </table:table-cell>
              <table:table-cell office:value-type="float" office:value="0.018679">
                <text:p>0.018679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6.98215776826">
                <text:p>6.98215776826</text:p>
              </table:table-cell>
              <table:table-cell office:value-type="float" office:value="12.2489344601">
                <text:p>12.2489344601</text:p>
              </table:table-cell>
              <table:table-cell office:value-type="float" office:value="8.453175">
                <text:p>8.453175</text:p>
              </table:table-cell>
              <table:table-cell office:value-type="float" office:value="0.01626">
                <text:p>0.01626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6.80595793756">
                <text:p>6.80595793756</text:p>
              </table:table-cell>
              <table:table-cell office:value-type="float" office:value="12.3522425448">
                <text:p>12.3522425448</text:p>
              </table:table-cell>
              <table:table-cell office:value-type="float" office:value="8.303196">
                <text:p>8.303196</text:p>
              </table:table-cell>
              <table:table-cell office:value-type="float" office:value="0.01384">
                <text:p>0.0138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6.62451740569">
                <text:p>6.62451740569</text:p>
              </table:table-cell>
              <table:table-cell office:value-type="float" office:value="12.4592252518">
                <text:p>12.4592252518</text:p>
              </table:table-cell>
              <table:table-cell office:value-type="float" office:value="8.15321">
                <text:p>8.15321</text:p>
              </table:table-cell>
              <table:table-cell office:value-type="float" office:value="0.011965">
                <text:p>0.011965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6.4433444214">
                <text:p>6.4433444214</text:p>
              </table:table-cell>
              <table:table-cell office:value-type="float" office:value="12.5666547038">
                <text:p>12.5666547038</text:p>
              </table:table-cell>
              <table:table-cell office:value-type="float" office:value="8.003223">
                <text:p>8.003223</text:p>
              </table:table-cell>
              <table:table-cell office:value-type="float" office:value="0.01009">
                <text:p>0.01009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6.27339480081">
                <text:p>6.27339480081</text:p>
              </table:table-cell>
              <table:table-cell office:value-type="float" office:value="12.6679759673">
                <text:p>12.6679759673</text:p>
              </table:table-cell>
              <table:table-cell office:value-type="float" office:value="7.853237">
                <text:p>7.853237</text:p>
              </table:table-cell>
              <table:table-cell office:value-type="float" office:value="0.008215">
                <text:p>0.00821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.09274007139">
                <text:p>6.09274007139</text:p>
              </table:table-cell>
              <table:table-cell office:value-type="float" office:value="12.776261789">
                <text:p>12.776261789</text:p>
              </table:table-cell>
              <table:table-cell office:value-type="float" office:value="7.703255">
                <text:p>7.703255</text:p>
              </table:table-cell>
              <table:table-cell office:value-type="float" office:value="0.00634">
                <text:p>0.00634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.91781380389">
                <text:p>5.91781380389</text:p>
              </table:table-cell>
              <table:table-cell office:value-type="float" office:value="12.8816837416">
                <text:p>12.8816837416</text:p>
              </table:table-cell>
              <table:table-cell office:value-type="float" office:value="7.553272">
                <text:p>7.553272</text:p>
              </table:table-cell>
              <table:table-cell office:value-type="float" office:value="0.004467">
                <text:p>0.00446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.83044273151">
                <text:p>5.83044273151</text:p>
              </table:table-cell>
              <table:table-cell office:value-type="float" office:value="12.9345458255">
                <text:p>12.9345458255</text:p>
              </table:table-cell>
              <table:table-cell office:value-type="float" office:value="7.403294">
                <text:p>7.403294</text:p>
              </table:table-cell>
              <table:table-cell office:value-type="float" office:value="0.002592">
                <text:p>0.00259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.65588139995">
                <text:p>5.65588139995</text:p>
              </table:table-cell>
              <table:table-cell office:value-type="float" office:value="13.0405645307">
                <text:p>13.0405645307</text:p>
              </table:table-cell>
              <table:table-cell office:value-type="float" office:value="7.253323">
                <text:p>7.253323</text:p>
              </table:table-cell>
              <table:table-cell office:value-type="float" office:value="0.000719">
                <text:p>0.000719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.4815592045">
                <text:p>5.4815592045</text:p>
              </table:table-cell>
              <table:table-cell office:value-type="float" office:value="13.1469707227">
                <text:p>13.1469707227</text:p>
              </table:table-cell>
              <table:table-cell office:value-type="float" office:value="7.103329">
                <text:p>7.103329</text:p>
              </table:table-cell>
              <table:table-cell office:value-type="float" office:value="-0.000675">
                <text:p>-0.00067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.30747587187">
                <text:p>5.30747587187</text:p>
              </table:table-cell>
              <table:table-cell office:value-type="float" office:value="13.2537609342">
                <text:p>13.2537609342</text:p>
              </table:table-cell>
              <table:table-cell office:value-type="float" office:value="6.953337">
                <text:p>6.953337</text:p>
              </table:table-cell>
              <table:table-cell office:value-type="float" office:value="-0.002069">
                <text:p>-0.00206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.13363233294">
                <text:p>5.13363233294</text:p>
              </table:table-cell>
              <table:table-cell office:value-type="float" office:value="13.3609345476">
                <text:p>13.3609345476</text:p>
              </table:table-cell>
              <table:table-cell office:value-type="float" office:value="6.803347">
                <text:p>6.803347</text:p>
              </table:table-cell>
              <table:table-cell office:value-type="float" office:value="-0.003464">
                <text:p>-0.003464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4.96002757985">
                <text:p>4.96002757985</text:p>
              </table:table-cell>
              <table:table-cell office:value-type="float" office:value="13.4684895388">
                <text:p>13.4684895388</text:p>
              </table:table-cell>
              <table:table-cell office:value-type="float" office:value="6.653357">
                <text:p>6.653357</text:p>
              </table:table-cell>
              <table:table-cell office:value-type="float" office:value="-0.004858">
                <text:p>-0.00485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4.78665627975">
                <text:p>4.78665627975</text:p>
              </table:table-cell>
              <table:table-cell office:value-type="float" office:value="13.5764164127">
                <text:p>13.5764164127</text:p>
              </table:table-cell>
              <table:table-cell office:value-type="float" office:value="6.50337">
                <text:p>6.50337</text:p>
              </table:table-cell>
              <table:table-cell office:value-type="float" office:value="-0.006252">
                <text:p>-0.00625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4.61351394922">
                <text:p>4.61351394922</text:p>
              </table:table-cell>
              <table:table-cell office:value-type="float" office:value="13.6847054667">
                <text:p>13.6847054667</text:p>
              </table:table-cell>
              <table:table-cell office:value-type="float" office:value="6.353386">
                <text:p>6.353386</text:p>
              </table:table-cell>
              <table:table-cell office:value-type="float" office:value="-0.007648">
                <text:p>-0.00764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.52702802964">
                <text:p>4.52702802964</text:p>
              </table:table-cell>
              <table:table-cell office:value-type="float" office:value="13.7389840297">
                <text:p>13.7389840297</text:p>
              </table:table-cell>
              <table:table-cell office:value-type="float" office:value="6.203392">
                <text:p>6.203392</text:p>
              </table:table-cell>
              <table:table-cell office:value-type="float" office:value="-0.008692">
                <text:p>-0.008692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4.35422635599">
                <text:p>4.35422635599</text:p>
              </table:table-cell>
              <table:table-cell office:value-type="float" office:value="13.8478073241">
                <text:p>13.8478073241</text:p>
              </table:table-cell>
              <table:table-cell office:value-type="float" office:value="6.053398">
                <text:p>6.053398</text:p>
              </table:table-cell>
              <table:table-cell office:value-type="float" office:value="-0.009735">
                <text:p>-0.00973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4.18165217643">
                <text:p>4.18165217643</text:p>
              </table:table-cell>
              <table:table-cell office:value-type="float" office:value="13.956984835">
                <text:p>13.956984835</text:p>
              </table:table-cell>
              <table:table-cell office:value-type="float" office:value="5.903406">
                <text:p>5.903406</text:p>
              </table:table-cell>
              <table:table-cell office:value-type="float" office:value="-0.010778">
                <text:p>-0.01077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.0093049708">
                <text:p>4.0093049708</text:p>
              </table:table-cell>
              <table:table-cell office:value-type="float" office:value="14.066515142">
                <text:p>14.066515142</text:p>
              </table:table-cell>
              <table:table-cell office:value-type="float" office:value="5.753416">
                <text:p>5.753416</text:p>
              </table:table-cell>
              <table:table-cell office:value-type="float" office:value="-0.011822">
                <text:p>-0.011822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.83180446166">
                <text:p>3.83180446166</text:p>
              </table:table-cell>
              <table:table-cell office:value-type="float" office:value="14.1798290497">
                <text:p>14.1798290497</text:p>
              </table:table-cell>
              <table:table-cell office:value-type="float" office:value="5.603428">
                <text:p>5.603428</text:p>
              </table:table-cell>
              <table:table-cell office:value-type="float" office:value="-0.012865">
                <text:p>-0.01286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.65453508052">
                <text:p>3.65453508052</text:p>
              </table:table-cell>
              <table:table-cell office:value-type="float" office:value="14.2934998571">
                <text:p>14.2934998571</text:p>
              </table:table-cell>
              <table:table-cell office:value-type="float" office:value="5.453442">
                <text:p>5.453442</text:p>
              </table:table-cell>
              <table:table-cell office:value-type="float" office:value="-0.013906">
                <text:p>-0.013906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.48821752961">
                <text:p>3.48821752961</text:p>
              </table:table-cell>
              <table:table-cell office:value-type="float" office:value="14.4005999306">
                <text:p>14.4005999306</text:p>
              </table:table-cell>
              <table:table-cell office:value-type="float" office:value="5.303459">
                <text:p>5.303459</text:p>
              </table:table-cell>
              <table:table-cell office:value-type="float" office:value="-0.01495">
                <text:p>-0.0149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.31674685926">
                <text:p>3.31674685926</text:p>
              </table:table-cell>
              <table:table-cell office:value-type="float" office:value="14.5114774815">
                <text:p>14.5114774815</text:p>
              </table:table-cell>
              <table:table-cell office:value-type="float" office:value="5.153463">
                <text:p>5.153463</text:p>
              </table:table-cell>
              <table:table-cell office:value-type="float" office:value="-0.015654">
                <text:p>-0.01565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.22574091049">
                <text:p>3.22574091049</text:p>
              </table:table-cell>
              <table:table-cell office:value-type="float" office:value="14.5705145179">
                <text:p>14.5705145179</text:p>
              </table:table-cell>
              <table:table-cell office:value-type="float" office:value="5.003468">
                <text:p>5.003468</text:p>
              </table:table-cell>
              <table:table-cell office:value-type="float" office:value="-0.016357">
                <text:p>-0.016357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.05460065647">
                <text:p>3.05460065647</text:p>
              </table:table-cell>
              <table:table-cell office:value-type="float" office:value="14.6818923487">
                <text:p>14.6818923487</text:p>
              </table:table-cell>
              <table:table-cell office:value-type="float" office:value="4.853474">
                <text:p>4.853474</text:p>
              </table:table-cell>
              <table:table-cell office:value-type="float" office:value="-0.017059">
                <text:p>-0.01705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.88367577512">
                <text:p>2.88367577512</text:p>
              </table:table-cell>
              <table:table-cell office:value-type="float" office:value="14.7935951004">
                <text:p>14.7935951004</text:p>
              </table:table-cell>
              <table:table-cell office:value-type="float" office:value="4.703482">
                <text:p>4.703482</text:p>
              </table:table-cell>
              <table:table-cell office:value-type="float" office:value="-0.017763">
                <text:p>-0.01776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.7129607299">
                <text:p>2.7129607299</text:p>
              </table:table-cell>
              <table:table-cell office:value-type="float" office:value="14.9056154086">
                <text:p>14.9056154086</text:p>
              </table:table-cell>
              <table:table-cell office:value-type="float" office:value="4.553492">
                <text:p>4.553492</text:p>
              </table:table-cell>
              <table:table-cell office:value-type="float" office:value="-0.018465">
                <text:p>-0.01846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2.53712396262">
                <text:p>2.53712396262</text:p>
              </table:table-cell>
              <table:table-cell office:value-type="float" office:value="15.0214562281">
                <text:p>15.0214562281</text:p>
              </table:table-cell>
              <table:table-cell office:value-type="float" office:value="4.403503">
                <text:p>4.403503</text:p>
              </table:table-cell>
              <table:table-cell office:value-type="float" office:value="-0.019169">
                <text:p>-0.01916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.36681982843">
                <text:p>2.36681982843</text:p>
              </table:table-cell>
              <table:table-cell office:value-type="float" office:value="15.1340912048">
                <text:p>15.1340912048</text:p>
              </table:table-cell>
              <table:table-cell office:value-type="float" office:value="4.253523">
                <text:p>4.253523</text:p>
              </table:table-cell>
              <table:table-cell office:value-type="float" office:value="-0.019871">
                <text:p>-0.01987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.19671698546">
                <text:p>2.19671698546</text:p>
              </table:table-cell>
              <table:table-cell office:value-type="float" office:value="15.2470244166">
                <text:p>15.2470244166</text:p>
              </table:table-cell>
              <table:table-cell office:value-type="float" office:value="4.103523">
                <text:p>4.103523</text:p>
              </table:table-cell>
              <table:table-cell office:value-type="float" office:value="-0.020298">
                <text:p>-0.02029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2.11174119676">
                <text:p>2.11174119676</text:p>
              </table:table-cell>
              <table:table-cell office:value-type="float" office:value="15.3036027356">
                <text:p>15.3036027356</text:p>
              </table:table-cell>
              <table:table-cell office:value-type="float" office:value="3.953526">
                <text:p>3.953526</text:p>
              </table:table-cell>
              <table:table-cell office:value-type="float" office:value="-0.020725">
                <text:p>-0.02072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94194042884">
                <text:p>1.94194042884</text:p>
              </table:table-cell>
              <table:table-cell office:value-type="float" office:value="15.416981844">
                <text:p>15.416981844</text:p>
              </table:table-cell>
              <table:table-cell office:value-type="float" office:value="3.80353">
                <text:p>3.80353</text:p>
              </table:table-cell>
              <table:table-cell office:value-type="float" office:value="-0.021152">
                <text:p>-0.021152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.77233725854">
                <text:p>1.77233725854</text:p>
              </table:table-cell>
              <table:table-cell office:value-type="float" office:value="15.5306523845">
                <text:p>15.5306523845</text:p>
              </table:table-cell>
              <table:table-cell office:value-type="float" office:value="3.653534">
                <text:p>3.653534</text:p>
              </table:table-cell>
              <table:table-cell office:value-type="float" office:value="-0.02158">
                <text:p>-0.02158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.60292732179">
                <text:p>1.60292732179</text:p>
              </table:table-cell>
              <table:table-cell office:value-type="float" office:value="15.6446063663">
                <text:p>15.6446063663</text:p>
              </table:table-cell>
              <table:table-cell office:value-type="float" office:value="3.503542">
                <text:p>3.503542</text:p>
              </table:table-cell>
              <table:table-cell office:value-type="float" office:value="-0.022007">
                <text:p>-0.02200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.42842313766">
                <text:p>1.42842313766</text:p>
              </table:table-cell>
              <table:table-cell office:value-type="float" office:value="15.7624128786">
                <text:p>15.7624128786</text:p>
              </table:table-cell>
              <table:table-cell office:value-type="float" office:value="3.353552">
                <text:p>3.353552</text:p>
              </table:table-cell>
              <table:table-cell office:value-type="float" office:value="-0.022436">
                <text:p>-0.02243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.26467870872">
                <text:p>1.26467870872</text:p>
              </table:table-cell>
              <table:table-cell office:value-type="float" office:value="15.8733459076">
                <text:p>15.8733459076</text:p>
              </table:table-cell>
              <table:table-cell office:value-type="float" office:value="3.203552">
                <text:p>3.203552</text:p>
              </table:table-cell>
              <table:table-cell office:value-type="float" office:value="-0.022709">
                <text:p>-0.02270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.08002044174">
                <text:p>1.08002044174</text:p>
              </table:table-cell>
              <table:table-cell office:value-type="float" office:value="15.9989028881">
                <text:p>15.9989028881</text:p>
              </table:table-cell>
              <table:table-cell office:value-type="float" office:value="3.053555">
                <text:p>3.053555</text:p>
              </table:table-cell>
              <table:table-cell office:value-type="float" office:value="-0.02298">
                <text:p>-0.0229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990410785418">
                <text:p>0.990410785418</text:p>
              </table:table-cell>
              <table:table-cell office:value-type="float" office:value="16.0600052723">
                <text:p>16.0600052723</text:p>
              </table:table-cell>
              <table:table-cell office:value-type="float" office:value="2.903559">
                <text:p>2.903559</text:p>
              </table:table-cell>
              <table:table-cell office:value-type="float" office:value="-0.023252">
                <text:p>-0.02325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827139704208">
                <text:p>0.827139704208</text:p>
              </table:table-cell>
              <table:table-cell office:value-type="float" office:value="16.1716222906">
                <text:p>16.1716222906</text:p>
              </table:table-cell>
              <table:table-cell office:value-type="float" office:value="2.753565">
                <text:p>2.753565</text:p>
              </table:table-cell>
              <table:table-cell office:value-type="float" office:value="-0.023523">
                <text:p>-0.02352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658780555648">
                <text:p>0.658780555648</text:p>
              </table:table-cell>
              <table:table-cell office:value-type="float" office:value="16.2870965726">
                <text:p>16.2870965726</text:p>
              </table:table-cell>
              <table:table-cell office:value-type="float" office:value="2.603575">
                <text:p>2.603575</text:p>
              </table:table-cell>
              <table:table-cell office:value-type="float" office:value="-0.023796">
                <text:p>-0.023796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490600526005">
                <text:p>0.490600526005</text:p>
              </table:table-cell>
              <table:table-cell office:value-type="float" office:value="16.4028267902">
                <text:p>16.4028267902</text:p>
              </table:table-cell>
              <table:table-cell office:value-type="float" office:value="2.454863">
                <text:p>2.454863</text:p>
              </table:table-cell>
              <table:table-cell office:value-type="float" office:value="-0.023949">
                <text:p>-0.02394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317351548389">
                <text:p>0.317351548389</text:p>
              </table:table-cell>
              <table:table-cell office:value-type="float" office:value="16.5224388505">
                <text:p>16.5224388505</text:p>
              </table:table-cell>
              <table:table-cell office:value-type="float" office:value="2.306152">
                <text:p>2.306152</text:p>
              </table:table-cell>
              <table:table-cell office:value-type="float" office:value="-0.024101">
                <text:p>-0.02410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149533707877">
                <text:p>0.149533707877</text:p>
              </table:table-cell>
              <table:table-cell office:value-type="float" office:value="16.6386830877">
                <text:p>16.6386830877</text:p>
              </table:table-cell>
              <table:table-cell office:value-type="float" office:value="2.157442">
                <text:p>2.157442</text:p>
              </table:table-cell>
              <table:table-cell office:value-type="float" office:value="-0.024252">
                <text:p>-0.024252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0.0181058856702">
                <text:p>-0.0181058856702</text:p>
              </table:table-cell>
              <table:table-cell office:value-type="float" office:value="16.7551791155">
                <text:p>16.7551791155</text:p>
              </table:table-cell>
              <table:table-cell office:value-type="float" office:value="2.008736">
                <text:p>2.008736</text:p>
              </table:table-cell>
              <table:table-cell office:value-type="float" office:value="-0.024405">
                <text:p>-0.02440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0.10185925583">
                <text:p>-0.10185925583</text:p>
              </table:table-cell>
              <table:table-cell office:value-type="float" office:value="16.8135210658">
                <text:p>16.8135210658</text:p>
              </table:table-cell>
              <table:table-cell office:value-type="float" office:value="1.860033">
                <text:p>1.860033</text:p>
              </table:table-cell>
              <table:table-cell office:value-type="float" office:value="-0.024555">
                <text:p>-0.024555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0.269236546431">
                <text:p>-0.269236546431</text:p>
              </table:table-cell>
              <table:table-cell office:value-type="float" office:value="16.930388293">
                <text:p>16.930388293</text:p>
              </table:table-cell>
              <table:table-cell office:value-type="float" office:value="1.728727">
                <text:p>1.728727</text:p>
              </table:table-cell>
              <table:table-cell office:value-type="float" office:value="-0.024616">
                <text:p>-0.02461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0.436445075297">
                <text:p>-0.436445075297</text:p>
              </table:table-cell>
              <table:table-cell office:value-type="float" office:value="17.0474929567">
                <text:p>17.0474929567</text:p>
              </table:table-cell>
              <table:table-cell office:value-type="float" office:value="1.597422">
                <text:p>1.597422</text:p>
              </table:table-cell>
              <table:table-cell office:value-type="float" office:value="-0.024677">
                <text:p>-0.02467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0.603487877346">
                <text:p>-0.603487877346</text:p>
              </table:table-cell>
              <table:table-cell office:value-type="float" office:value="17.1648297164">
                <text:p>17.1648297164</text:p>
              </table:table-cell>
              <table:table-cell office:value-type="float" office:value="1.466118">
                <text:p>1.466118</text:p>
              </table:table-cell>
              <table:table-cell office:value-type="float" office:value="-0.024738">
                <text:p>-0.024738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0.780790201218">
                <text:p>-0.780790201218</text:p>
              </table:table-cell>
              <table:table-cell office:value-type="float" office:value="17.2897514614">
                <text:p>17.2897514614</text:p>
              </table:table-cell>
              <table:table-cell office:value-type="float" office:value="1.334816">
                <text:p>1.334816</text:p>
              </table:table-cell>
              <table:table-cell office:value-type="float" office:value="-0.024799">
                <text:p>-0.024799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0.937078915758">
                <text:p>-0.937078915758</text:p>
              </table:table-cell>
              <table:table-cell office:value-type="float" office:value="17.4001909957">
                <text:p>17.4001909957</text:p>
              </table:table-cell>
              <table:table-cell office:value-type="float" office:value="1.203516">
                <text:p>1.203516</text:p>
              </table:table-cell>
              <table:table-cell office:value-type="float" office:value="-0.02486">
                <text:p>-0.0248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1.10362851603">
                <text:p>-1.10362851603</text:p>
              </table:table-cell>
              <table:table-cell office:value-type="float" office:value="17.5182130673">
                <text:p>17.5182130673</text:p>
              </table:table-cell>
              <table:table-cell office:value-type="float" office:value="1.07222">
                <text:p>1.07222</text:p>
              </table:table-cell>
              <table:table-cell office:value-type="float" office:value="-0.024923">
                <text:p>-0.02492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1.17644341805">
                <text:p>-1.17644341805</text:p>
              </table:table-cell>
              <table:table-cell office:value-type="float" office:value="17.5699177723">
                <text:p>17.5699177723</text:p>
              </table:table-cell>
              <table:table-cell office:value-type="float" office:value="0.986208">
                <text:p>0.986208</text:p>
              </table:table-cell>
              <table:table-cell office:value-type="float" office:value="-0.024935">
                <text:p>-0.024935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1.34795920273">
                <text:p>-1.34795920273</text:p>
              </table:table-cell>
              <table:table-cell office:value-type="float" office:value="17.691958068">
                <text:p>17.691958068</text:p>
              </table:table-cell>
              <table:table-cell office:value-type="float" office:value="0.900196">
                <text:p>0.900196</text:p>
              </table:table-cell>
              <table:table-cell office:value-type="float" office:value="-0.024944">
                <text:p>-0.02494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1.51411973322">
                <text:p>-1.51411973322</text:p>
              </table:table-cell>
              <table:table-cell office:value-type="float" office:value="17.8105172006">
                <text:p>17.8105172006</text:p>
              </table:table-cell>
              <table:table-cell office:value-type="float" office:value="0.814186">
                <text:p>0.814186</text:p>
              </table:table-cell>
              <table:table-cell office:value-type="float" office:value="-0.024956">
                <text:p>-0.024956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1.68012584596">
                <text:p>-1.68012584596</text:p>
              </table:table-cell>
              <table:table-cell office:value-type="float" office:value="17.9292874808">
                <text:p>17.9292874808</text:p>
              </table:table-cell>
              <table:table-cell office:value-type="float" office:value="0.728176">
                <text:p>0.728176</text:p>
              </table:table-cell>
              <table:table-cell office:value-type="float" office:value="-0.024965">
                <text:p>-0.02496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1.85115758959">
                <text:p>-1.85115758959</text:p>
              </table:table-cell>
              <table:table-cell office:value-type="float" office:value="18.0519898447">
                <text:p>18.0519898447</text:p>
              </table:table-cell>
              <table:table-cell office:value-type="float" office:value="0.642166">
                <text:p>0.642166</text:p>
              </table:table-cell>
              <table:table-cell office:value-type="float" office:value="-0.024977">
                <text:p>-0.02497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2.01685019719">
                <text:p>-2.01685019719</text:p>
              </table:table-cell>
              <table:table-cell office:value-type="float" office:value="18.1711879488">
                <text:p>18.1711879488</text:p>
              </table:table-cell>
              <table:table-cell office:value-type="float" office:value="0.556156">
                <text:p>0.556156</text:p>
              </table:table-cell>
              <table:table-cell office:value-type="float" office:value="-0.024986">
                <text:p>-0.024986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2.1823938548">
                <text:p>-2.1823938548</text:p>
              </table:table-cell>
              <table:table-cell office:value-type="float" office:value="18.2905895882">
                <text:p>18.2905895882</text:p>
              </table:table-cell>
              <table:table-cell office:value-type="float" office:value="0.470148">
                <text:p>0.470148</text:p>
              </table:table-cell>
              <table:table-cell office:value-type="float" office:value="-0.024998">
                <text:p>-0.02499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2.34779278665">
                <text:p>-2.34779278665</text:p>
              </table:table-cell>
              <table:table-cell office:value-type="float" office:value="18.4101874999">
                <text:p>18.4101874999</text:p>
              </table:table-cell>
              <table:table-cell office:value-type="float" office:value="0.384142">
                <text:p>0.384142</text:p>
              </table:table-cell>
              <table:table-cell office:value-type="float" office:value="-0.025007">
                <text:p>-0.025007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2.43043839044">
                <text:p>-2.43043839044</text:p>
              </table:table-cell>
              <table:table-cell office:value-type="float" office:value="18.4700590945">
                <text:p>18.4700590945</text:p>
              </table:table-cell>
              <table:table-cell office:value-type="float" office:value="0.298138">
                <text:p>0.298138</text:p>
              </table:table-cell>
              <table:table-cell office:value-type="float" office:value="-0.025019">
                <text:p>-0.02501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2.58530243529">
                <text:p>-2.58530243529</text:p>
              </table:table-cell>
              <table:table-cell office:value-type="float" office:value="18.5824483948">
                <text:p>18.5824483948</text:p>
              </table:table-cell>
              <table:table-cell office:value-type="float" office:value="0.26688">
                <text:p>0.26688</text:p>
              </table:table-cell>
              <table:table-cell office:value-type="float" office:value="-0.025019">
                <text:p>-0.02501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2.76066323559">
                <text:p>-2.76066323559</text:p>
              </table:table-cell>
              <table:table-cell office:value-type="float" office:value="18.710026809">
                <text:p>18.710026809</text:p>
              </table:table-cell>
              <table:table-cell office:value-type="float" office:value="0.235622">
                <text:p>0.235622</text:p>
              </table:table-cell>
              <table:table-cell office:value-type="float" office:value="-0.025019">
                <text:p>-0.02501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2.92556147402">
                <text:p>-2.92556147402</text:p>
              </table:table-cell>
              <table:table-cell office:value-type="float" office:value="18.8302979063">
                <text:p>18.8302979063</text:p>
              </table:table-cell>
              <table:table-cell office:value-type="float" office:value="0.204365">
                <text:p>0.204365</text:p>
              </table:table-cell>
              <table:table-cell office:value-type="float" office:value="-0.025021">
                <text:p>-0.02502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3.09546414372">
                <text:p>-3.09546414372</text:p>
              </table:table-cell>
              <table:table-cell office:value-type="float" office:value="18.9545269531">
                <text:p>18.9545269531</text:p>
              </table:table-cell>
              <table:table-cell office:value-type="float" office:value="0.173107">
                <text:p>0.173107</text:p>
              </table:table-cell>
              <table:table-cell office:value-type="float" office:value="-0.025021">
                <text:p>-0.02502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3.25493627087">
                <text:p>-3.25493627087</text:p>
              </table:table-cell>
              <table:table-cell office:value-type="float" office:value="19.0714059256">
                <text:p>19.0714059256</text:p>
              </table:table-cell>
              <table:table-cell office:value-type="float" office:value="0.14185">
                <text:p>0.14185</text:p>
              </table:table-cell>
              <table:table-cell office:value-type="float" office:value="-0.025023">
                <text:p>-0.02502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3.41942114732">
                <text:p>-3.41942114732</text:p>
              </table:table-cell>
              <table:table-cell office:value-type="float" office:value="19.1922311344">
                <text:p>19.1922311344</text:p>
              </table:table-cell>
              <table:table-cell office:value-type="float" office:value="0.110594">
                <text:p>0.110594</text:p>
              </table:table-cell>
              <table:table-cell office:value-type="float" office:value="-0.025023">
                <text:p>-0.02502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3.58890832153">
                <text:p>-3.58890832153</text:p>
              </table:table-cell>
              <table:table-cell office:value-type="float" office:value="19.3170152555">
                <text:p>19.3170152555</text:p>
              </table:table-cell>
              <table:table-cell office:value-type="float" office:value="0.079338">
                <text:p>0.079338</text:p>
              </table:table-cell>
              <table:table-cell office:value-type="float" office:value="-0.025024">
                <text:p>-0.02502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3.67103379792">
                <text:p>-3.67103379792</text:p>
              </table:table-cell>
              <table:table-cell office:value-type="float" office:value="19.3775830154">
                <text:p>19.3775830154</text:p>
              </table:table-cell>
              <table:table-cell office:value-type="float" office:value="0.048082">
                <text:p>0.048082</text:p>
              </table:table-cell>
              <table:table-cell office:value-type="float" office:value="-0.025024">
                <text:p>-0.02502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-3.83005915382">
                <text:p>-3.83005915382</text:p>
              </table:table-cell>
              <table:table-cell office:value-type="float" office:value="19.4950555265">
                <text:p>19.4950555265</text:p>
              </table:table-cell>
              <table:table-cell office:value-type="float" office:value="0.016827">
                <text:p>0.016827</text:p>
              </table:table-cell>
              <table:table-cell office:value-type="float" office:value="-0.025026">
                <text:p>-0.025026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-3.99921023034">
                <text:p>-3.99921023034</text:p>
              </table:table-cell>
              <table:table-cell office:value-type="float" office:value="19.620284287">
                <text:p>19.620284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-4.16310700544">
                <text:p>-4.16310700544</text:p>
              </table:table-cell>
              <table:table-cell office:value-type="float" office:value="19.7418881555">
                <text:p>19.7418881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-4.33711276136">
                <text:p>-4.33711276136</text:p>
              </table:table-cell>
              <table:table-cell office:value-type="float" office:value="19.8712695571">
                <text:p>19.8712695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-4.4956464312">
                <text:p>-4.4956464312</text:p>
              </table:table-cell>
              <table:table-cell office:value-type="float" office:value="19.9893900963">
                <text:p>19.9893900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-4.65917577761">
                <text:p>-4.65917577761</text:p>
              </table:table-cell>
              <table:table-cell office:value-type="float" office:value="20.1114752952">
                <text:p>20.1114752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-4.82768964618">
                <text:p>-4.82768964618</text:p>
              </table:table-cell>
              <table:table-cell office:value-type="float" office:value="20.2375394522">
                <text:p>20.2375394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-4.90424479186">
                <text:p>-4.90424479186</text:p>
              </table:table-cell>
              <table:table-cell office:value-type="float" office:value="20.2948957809">
                <text:p>20.2948957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-5.06747475652">
                <text:p>-5.06747475652</text:p>
              </table:table-cell>
              <table:table-cell office:value-type="float" office:value="20.4173704026">
                <text:p>20.4173704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-5.2305888245">
                <text:p>-5.2305888245</text:p>
              </table:table-cell>
              <table:table-cell office:value-type="float" office:value="20.5399963468">
                <text:p>20.5399963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-5.39359123196">
                <text:p>-5.39359123196</text:p>
              </table:table-cell>
              <table:table-cell office:value-type="float" office:value="20.6627673974">
                <text:p>20.6627673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-5.5615732647">
                <text:p>-5.5615732647</text:p>
              </table:table-cell>
              <table:table-cell office:value-type="float" office:value="20.789522757">
                <text:p>20.789522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-5.73961077737">
                <text:p>-5.73961077737</text:p>
              </table:table-cell>
              <table:table-cell office:value-type="float" office:value="20.9241211839">
                <text:p>20.9241211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-5.81587293035">
                <text:p>-5.81587293035</text:p>
              </table:table-cell>
              <table:table-cell office:value-type="float" office:value="20.9818572684">
                <text:p>20.9818572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-5.97848695405">
                <text:p>-5.97848695405</text:p>
              </table:table-cell>
              <table:table-cell office:value-type="float" office:value="21.1051284101">
                <text:p>21.1051284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-6.1359199832">
                <text:p>-6.1359199832</text:p>
              </table:table-cell>
              <table:table-cell office:value-type="float" office:value="21.2246753178">
                <text:p>21.2246753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-6.29833222842">
                <text:p>-6.29833222842</text:p>
              </table:table-cell>
              <table:table-cell office:value-type="float" office:value="21.3482056937">
                <text:p>21.3482056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-6.45557467321">
                <text:p>-6.45557467321</text:p>
              </table:table-cell>
              <table:table-cell office:value-type="float" office:value="21.4679961497">
                <text:p>21.4679961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-6.6228607361">
                <text:p>-6.6228607361</text:p>
              </table:table-cell>
              <table:table-cell office:value-type="float" office:value="21.5956430453">
                <text:p>21.5956430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-6.7849780278">
                <text:p>-6.7849780278</text:p>
              </table:table-cell>
              <table:table-cell office:value-type="float" office:value="21.7195479792">
                <text:p>21.7195479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-6.9419375662">
                <text:p>-6.9419375662</text:p>
              </table:table-cell>
              <table:table-cell office:value-type="float" office:value="21.8396931719">
                <text:p>21.8396931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-7.11402188502">
                <text:p>-7.11402188502</text:p>
              </table:table-cell>
              <table:table-cell office:value-type="float" office:value="21.9714746677">
                <text:p>21.9714746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-7.27087852841">
                <text:p>-7.27087852841</text:p>
              </table:table-cell>
              <table:table-cell office:value-type="float" office:value="22.0916700442">
                <text:p>22.0916700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-7.35181057401">
                <text:p>-7.35181057401</text:p>
              </table:table-cell>
              <table:table-cell office:value-type="float" office:value="22.1537264758">
                <text:p>22.1537264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-7.51867595048">
                <text:p>-7.51867595048</text:p>
              </table:table-cell>
              <table:table-cell office:value-type="float" office:value="22.2817683001">
                <text:p>22.2817683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-7.68040155681">
                <text:p>-7.68040155681</text:p>
              </table:table-cell>
              <table:table-cell office:value-type="float" office:value="22.4060123203">
                <text:p>22.4060123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-7.8420356011">
                <text:p>-7.8420356011</text:p>
              </table:table-cell>
              <table:table-cell office:value-type="float" office:value="22.5303486326">
                <text:p>22.5303486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-8.00357811465">
                <text:p>-8.00357811465</text:p>
              </table:table-cell>
              <table:table-cell office:value-type="float" office:value="22.6547806016">
                <text:p>22.6547806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-8.16503474888">
                <text:p>-8.16503474888</text:p>
              </table:table-cell>
              <table:table-cell office:value-type="float" office:value="22.7793073321">
                <text:p>22.7793073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-8.24573363109">
                <text:p>-8.24573363109</text:p>
              </table:table-cell>
              <table:table-cell office:value-type="float" office:value="22.8416046892">
                <text:p>22.8416046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-8.40707794986">
                <text:p>-8.40707794986</text:p>
              </table:table-cell>
              <table:table-cell office:value-type="float" office:value="22.9662641741">
                <text:p>22.9662641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-8.56835557063">
                <text:p>-8.56835557063</text:p>
              </table:table-cell>
              <table:table-cell office:value-type="float" office:value="23.09100741">
                <text:p>23.0910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-8.72956988215">
                <text:p>-8.72956988215</text:p>
              </table:table-cell>
              <table:table-cell office:value-type="float" office:value="23.215832483">
                <text:p>23.215832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-8.89575784701">
                <text:p>-8.89575784701</text:p>
              </table:table-cell>
              <table:table-cell office:value-type="float" office:value="23.3446426236">
                <text:p>23.3446426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-9.05684855425">
                <text:p>-9.05684855425</text:p>
              </table:table-cell>
              <table:table-cell office:value-type="float" office:value="23.4696304025">
                <text:p>23.4696304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-9.21788174948">
                <text:p>-9.21788174948</text:p>
              </table:table-cell>
              <table:table-cell office:value-type="float" office:value="23.5946940556">
                <text:p>23.5946940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-9.37885992812">
                <text:p>-9.37885992812</text:p>
              </table:table-cell>
              <table:table-cell office:value-type="float" office:value="23.719829832">
                <text:p>23.719829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-9.45932881215">
                <text:p>-9.45932881215</text:p>
              </table:table-cell>
              <table:table-cell office:value-type="float" office:value="23.7824241158">
                <text:p>23.7824241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-9.62525363452">
                <text:p>-9.62525363452</text:p>
              </table:table-cell>
              <table:table-cell office:value-type="float" office:value="23.9115799673">
                <text:p>23.9115799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-9.78107134974">
                <text:p>-9.78107134974</text:p>
              </table:table-cell>
              <table:table-cell office:value-type="float" office:value="24.0329741943">
                <text:p>24.0329741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-9.94186296872">
                <text:p>-9.94186296872</text:p>
              </table:table-cell>
              <table:table-cell office:value-type="float" office:value="24.1583523105">
                <text:p>24.1583523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-10.1026019066">
                <text:p>-10.1026019066</text:p>
              </table:table-cell>
              <table:table-cell office:value-type="float" office:value="24.2837984565">
                <text:p>24.2837984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-10.263291147">
                <text:p>-10.263291147</text:p>
              </table:table-cell>
              <table:table-cell office:value-type="float" office:value="24.409308729">
                <text:p>24.409308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-10.4239335964">
                <text:p>-10.4239335964</text:p>
              </table:table-cell>
              <table:table-cell office:value-type="float" office:value="24.5348791417">
                <text:p>24.5348791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-10.5895487915">
                <text:p>-10.5895487915</text:p>
              </table:table-cell>
              <table:table-cell office:value-type="float" office:value="24.6644345778">
                <text:p>24.6644345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-10.6698302481">
                <text:p>-10.6698302481</text:p>
              </table:table-cell>
              <table:table-cell office:value-type="float" office:value="24.7272707965">
                <text:p>24.7272707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-10.8303603985">
                <text:p>-10.8303603985</text:p>
              </table:table-cell>
              <table:table-cell office:value-type="float" office:value="24.8529853299">
                <text:p>24.8529853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-10.9908469304">
                <text:p>-10.9908469304</text:p>
              </table:table-cell>
              <table:table-cell office:value-type="float" office:value="24.9787558315">
                <text:p>24.9787558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-11.1462774547">
                <text:p>-11.1462774547</text:p>
              </table:table-cell>
              <table:table-cell office:value-type="float" office:value="25.1006480915">
                <text:p>25.1006480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-11.3066830702">
                <text:p>-11.3066830702</text:p>
              </table:table-cell>
              <table:table-cell office:value-type="float" office:value="25.2265223269">
                <text:p>25.2265223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-11.462042226">
                <text:p>-11.462042226</text:p>
              </table:table-cell>
              <table:table-cell office:value-type="float" office:value="25.3485062365">
                <text:p>25.3485062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-11.6273907959">
                <text:p>-11.6273907959</text:p>
              </table:table-cell>
              <table:table-cell office:value-type="float" office:value="25.4784028909">
                <text:p>25.4784028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-11.7025376248">
                <text:p>-11.7025376248</text:p>
              </table:table-cell>
              <table:table-cell office:value-type="float" office:value="25.5374618458">
                <text:p>25.5374618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-11.8678367832">
                <text:p>-11.8678367832</text:p>
              </table:table-cell>
              <table:table-cell office:value-type="float" office:value="25.6674214626">
                <text:p>25.6674214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-12.0180792925">
                <text:p>-12.0180792925</text:p>
              </table:table-cell>
              <table:table-cell office:value-type="float" office:value="25.785604203">
                <text:p>25.785604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-12.1883220686">
                <text:p>-12.1883220686</text:p>
              </table:table-cell>
              <table:table-cell office:value-type="float" office:value="25.919585484">
                <text:p>25.919585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-12.3485205174">
                <text:p>-12.3485205174</text:p>
              </table:table-cell>
              <table:table-cell office:value-type="float" office:value="26.0457237144">
                <text:p>26.0457237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-12.5086824964">
                <text:p>-12.5086824964</text:p>
              </table:table-cell>
              <table:table-cell office:value-type="float" office:value="26.1718959674">
                <text:p>26.1718959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-12.6685245683">
                <text:p>-12.6685245683</text:p>
              </table:table-cell>
              <table:table-cell office:value-type="float" office:value="26.2979119437">
                <text:p>26.2979119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-12.837854495">
                <text:p>-12.837854495</text:p>
              </table:table-cell>
              <table:table-cell office:value-type="float" office:value="26.4314589646">
                <text:p>26.4314589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-12.917344085">
                <text:p>-12.917344085</text:p>
              </table:table-cell>
              <table:table-cell office:value-type="float" office:value="26.4941500024">
                <text:p>26.4941500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-13.0710336285">
                <text:p>-13.0710336285</text:p>
              </table:table-cell>
              <table:table-cell office:value-type="float" office:value="26.6153820294">
                <text:p>26.6153820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-13.22420571">
                <text:p>-13.22420571</text:p>
              </table:table-cell>
              <table:table-cell office:value-type="float" office:value="26.7362370848">
                <text:p>26.7362370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-13.3795605658">
                <text:p>-13.3795605658</text:p>
              </table:table-cell>
              <table:table-cell office:value-type="float" office:value="26.8592296116">
                <text:p>26.8592296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-13.534414464">
                <text:p>-13.534414464</text:p>
              </table:table-cell>
              <table:table-cell office:value-type="float" office:value="26.9818336414">
                <text:p>26.9818336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-13.6795017099">
                <text:p>-13.6795017099</text:p>
              </table:table-cell>
              <table:table-cell office:value-type="float" office:value="27.0964493513">
                <text:p>27.0964493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-13.8236225653">
                <text:p>-13.8236225653</text:p>
              </table:table-cell>
              <table:table-cell office:value-type="float" office:value="27.2104259739">
                <text:p>27.2104259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-13.9534179039">
                <text:p>-13.9534179039</text:p>
              </table:table-cell>
              <table:table-cell office:value-type="float" office:value="27.3132450524">
                <text:p>27.3132450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-14.0142154324">
                <text:p>-14.0142154324</text:p>
              </table:table-cell>
              <table:table-cell office:value-type="float" office:value="27.3613305716">
                <text:p>27.3613305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-14.1396776914">
                <text:p>-14.1396776914</text:p>
              </table:table-cell>
              <table:table-cell office:value-type="float" office:value="27.4605938748">
                <text:p>27.4605938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-14.2622858933">
                <text:p>-14.2622858933</text:p>
              </table:table-cell>
              <table:table-cell office:value-type="float" office:value="27.5575046554">
                <text:p>27.5575046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-14.3746008675">
                <text:p>-14.3746008675</text:p>
              </table:table-cell>
              <table:table-cell office:value-type="float" office:value="27.646168306">
                <text:p>27.646168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-14.4802000742">
                <text:p>-14.4802000742</text:p>
              </table:table-cell>
              <table:table-cell office:value-type="float" office:value="27.7294252033">
                <text:p>27.72942520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-14.57910662">
                <text:p>-14.57910662</text:p>
              </table:table-cell>
              <table:table-cell office:value-type="float" office:value="27.8070530183">
                <text:p>27.8070530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-14.6771155251">
                <text:p>-14.6771155251</text:p>
              </table:table-cell>
              <table:table-cell office:value-type="float" office:value="27.8835471684">
                <text:p>27.8835471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-14.7178372821">
                <text:p>-14.7178372821</text:p>
              </table:table-cell>
              <table:table-cell office:value-type="float" office:value="27.9152311721">
                <text:p>27.9152311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-14.8024836951">
                <text:p>-14.8024836951</text:p>
              </table:table-cell>
              <table:table-cell office:value-type="float" office:value="27.9809096261">
                <text:p>27.9809096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-14.8774955986">
                <text:p>-14.8774955986</text:p>
              </table:table-cell>
              <table:table-cell office:value-type="float" office:value="28.0389029637">
                <text:p>28.0389029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-14.9457759961">
                <text:p>-14.9457759961</text:p>
              </table:table-cell>
              <table:table-cell office:value-type="float" office:value="28.0913670025">
                <text:p>28.0913670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-15.0069669929">
                <text:p>-15.0069669929</text:p>
              </table:table-cell>
              <table:table-cell office:value-type="float" office:value="28.138139126">
                <text:p>28.138139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-15.0613665299">
                <text:p>-15.0613665299</text:p>
              </table:table-cell>
              <table:table-cell office:value-type="float" office:value="28.1794218686">
                <text:p>28.1794218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-15.1073001566">
                <text:p>-15.1073001566</text:p>
              </table:table-cell>
              <table:table-cell office:value-type="float" office:value="28.2139766045">
                <text:p>28.213976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-15.1478137323">
                <text:p>-15.1478137323</text:p>
              </table:table-cell>
              <table:table-cell office:value-type="float" office:value="28.24419498">
                <text:p>28.24419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-15.1653592259">
                <text:p>-15.1653592259</text:p>
              </table:table-cell>
              <table:table-cell office:value-type="float" office:value="28.2570730637">
                <text:p>28.2570730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-15.1928459006">
                <text:p>-15.1928459006</text:p>
              </table:table-cell>
              <table:table-cell office:value-type="float" office:value="28.2769658973">
                <text:p>28.2769658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-15.2185889955">
                <text:p>-15.2185889955</text:p>
              </table:table-cell>
              <table:table-cell office:value-type="float" office:value="28.2953816577">
                <text:p>28.2953816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-15.2346996826">
                <text:p>-15.2346996826</text:p>
              </table:table-cell>
              <table:table-cell office:value-type="float" office:value="28.3061003583">
                <text:p>28.3061003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-15.2449912607">
                <text:p>-15.2449912607</text:p>
              </table:table-cell>
              <table:table-cell office:value-type="float" office:value="28.3127266631">
                <text:p>28.3127266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-15.2519089114">
                <text:p>-15.2519089114</text:p>
              </table:table-cell>
              <table:table-cell office:value-type="float" office:value="28.3179283417">
                <text:p>28.317928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-15.2574510809">
                <text:p>-15.2574510809</text:p>
              </table:table-cell>
              <table:table-cell office:value-type="float" office:value="28.3225448581">
                <text:p>28.3225448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-15.2617127702">
                <text:p>-15.2617127702</text:p>
              </table:table-cell>
              <table:table-cell office:value-type="float" office:value="28.3262667326">
                <text:p>28.3262667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-15.2635339071">
                <text:p>-15.2635339071</text:p>
              </table:table-cell>
              <table:table-cell office:value-type="float" office:value="28.3278212727">
                <text:p>28.3278212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-15.2669731873">
                <text:p>-15.2669731873</text:p>
              </table:table-cell>
              <table:table-cell office:value-type="float" office:value="28.3306193488">
                <text:p>28.3306193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-15.2701880201">
                <text:p>-15.2701880201</text:p>
              </table:table-cell>
              <table:table-cell office:value-type="float" office:value="28.3330784141">
                <text:p>28.3330784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-15.2736770971">
                <text:p>-15.2736770971</text:p>
              </table:table-cell>
              <table:table-cell office:value-type="float" office:value="28.3356802876">
                <text:p>28.3356802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-15.2764623288">
                <text:p>-15.2764623288</text:p>
              </table:table-cell>
              <table:table-cell office:value-type="float" office:value="28.3379449987">
                <text:p>28.3379449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-15.2770929009">
                <text:p>-15.2770929009</text:p>
              </table:table-cell>
              <table:table-cell office:value-type="float" office:value="28.3385716152">
                <text:p>28.3385716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-15.2775167581">
                <text:p>-15.2775167581</text:p>
              </table:table-cell>
              <table:table-cell office:value-type="float" office:value="28.3387313761">
                <text:p>28.3387313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-15.2779361734">
                <text:p>-15.2779361734</text:p>
              </table:table-cell>
              <table:table-cell office:value-type="float" office:value="28.3388056166">
                <text:p>28.3388056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-15.2781084902">
                <text:p>-15.2781084902</text:p>
              </table:table-cell>
              <table:table-cell office:value-type="float" office:value="28.3388321062">
                <text:p>28.3388321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-15.2783183153">
                <text:p>-15.2783183153</text:p>
              </table:table-cell>
              <table:table-cell office:value-type="float" office:value="28.3388642054">
                <text:p>28.3388642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-15.2784420366">
                <text:p>-15.2784420366</text:p>
              </table:table-cell>
              <table:table-cell office:value-type="float" office:value="28.3389100361">
                <text:p>28.3389100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-15.2785052401">
                <text:p>-15.2785052401</text:p>
              </table:table-cell>
              <table:table-cell office:value-type="float" office:value="28.3389464944">
                <text:p>28.3389464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-15.2784979541">
                <text:p>-15.2784979541</text:p>
              </table:table-cell>
              <table:table-cell office:value-type="float" office:value="28.3389433171">
                <text:p>28.3389433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-15.2784529911">
                <text:p>-15.2784529911</text:p>
              </table:table-cell>
              <table:table-cell office:value-type="float" office:value="28.3389061856">
                <text:p>28.3389061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-15.2783983968">
                <text:p>-15.2783983968</text:p>
              </table:table-cell>
              <table:table-cell office:value-type="float" office:value="28.3388577275">
                <text:p>28.3388577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-15.2783698259">
                <text:p>-15.2783698259</text:p>
              </table:table-cell>
              <table:table-cell office:value-type="float" office:value="28.3388332047">
                <text:p>28.3388332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-15.2783137925">
                <text:p>-15.2783137925</text:p>
              </table:table-cell>
              <table:table-cell office:value-type="float" office:value="28.3387904486">
                <text:p>28.3387904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-15.2782685699">
                <text:p>-15.2782685699</text:p>
              </table:table-cell>
              <table:table-cell office:value-type="float" office:value="28.3387614005">
                <text:p>28.33876140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-15.2782342323">
                <text:p>-15.2782342323</text:p>
              </table:table-cell>
              <table:table-cell office:value-type="float" office:value="28.3387422716">
                <text:p>28.3387422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-15.2782119098">
                <text:p>-15.2782119098</text:p>
              </table:table-cell>
              <table:table-cell office:value-type="float" office:value="28.3387295257">
                <text:p>28.3387295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-15.278198669">
                <text:p>-15.278198669</text:p>
              </table:table-cell>
              <table:table-cell office:value-type="float" office:value="28.3387207907">
                <text:p>28.3387207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-15.2781907731">
                <text:p>-15.2781907731</text:p>
              </table:table-cell>
              <table:table-cell office:value-type="float" office:value="28.3387143037">
                <text:p>28.3387143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-15.2781864779">
                <text:p>-15.2781864779</text:p>
              </table:table-cell>
              <table:table-cell office:value-type="float" office:value="28.3387100875">
                <text:p>28.3387100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-15.2781844824">
                <text:p>-15.2781844824</text:p>
              </table:table-cell>
              <table:table-cell office:value-type="float" office:value="28.3387081592">
                <text:p>28.3387081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-15.2781803337">
                <text:p>-15.2781803337</text:p>
              </table:table-cell>
              <table:table-cell office:value-type="float" office:value="28.3387047522">
                <text:p>28.3387047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-15.2781755313">
                <text:p>-15.2781755313</text:p>
              </table:table-cell>
              <table:table-cell office:value-type="float" office:value="28.3387003827">
                <text:p>28.3387003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-15.2781695555">
                <text:p>-15.2781695555</text:p>
              </table:table-cell>
              <table:table-cell office:value-type="float" office:value="28.3386960134">
                <text:p>28.338696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-15.2781641661">
                <text:p>-15.2781641661</text:p>
              </table:table-cell>
              <table:table-cell office:value-type="float" office:value="28.3386920175">
                <text:p>28.3386920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-15.2781552618">
                <text:p>-15.2781552618</text:p>
              </table:table-cell>
              <table:table-cell office:value-type="float" office:value="28.3386856275">
                <text:p>28.3386856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-15.2781505876">
                <text:p>-15.2781505876</text:p>
              </table:table-cell>
              <table:table-cell office:value-type="float" office:value="28.3386824345">
                <text:p>28.3386824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-15.2781452041">
                <text:p>-15.2781452041</text:p>
              </table:table-cell>
              <table:table-cell office:value-type="float" office:value="28.3386784355">
                <text:p>28.3386784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-15.2781391353">
                <text:p>-15.2781391353</text:p>
              </table:table-cell>
              <table:table-cell office:value-type="float" office:value="28.3386742798">
                <text:p>28.3386742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-15.2781340739">
                <text:p>-15.2781340739</text:p>
              </table:table-cell>
              <table:table-cell office:value-type="float" office:value="28.3386703608">
                <text:p>28.338670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-15.2781291864">
                <text:p>-15.2781291864</text:p>
              </table:table-cell>
              <table:table-cell office:value-type="float" office:value="28.3386668897">
                <text:p>28.3386668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-15.2781257115">
                <text:p>-15.2781257115</text:p>
              </table:table-cell>
              <table:table-cell office:value-type="float" office:value="28.3386638874">
                <text:p>28.3386638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-15.2781227382">
                <text:p>-15.2781227382</text:p>
              </table:table-cell>
              <table:table-cell office:value-type="float" office:value="28.3386614783">
                <text:p>28.3386614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-15.2781205475">
                <text:p>-15.2781205475</text:p>
              </table:table-cell>
              <table:table-cell office:value-type="float" office:value="28.3386592755">
                <text:p>28.3386592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-15.2781188939">
                <text:p>-15.2781188939</text:p>
              </table:table-cell>
              <table:table-cell office:value-type="float" office:value="28.3386572162">
                <text:p>28.3386572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-15.2781178999">
                <text:p>-15.2781178999</text:p>
              </table:table-cell>
              <table:table-cell office:value-type="float" office:value="28.3386561">
                <text:p>28.338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-15.2781164878">
                <text:p>-15.2781164878</text:p>
              </table:table-cell>
              <table:table-cell office:value-type="float" office:value="28.338654204">
                <text:p>28.338654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-15.2781150295">
                <text:p>-15.2781150295</text:p>
              </table:table-cell>
              <table:table-cell office:value-type="float" office:value="28.338652333">
                <text:p>28.338652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-15.2781139634">
                <text:p>-15.2781139634</text:p>
              </table:table-cell>
              <table:table-cell office:value-type="float" office:value="28.3386504779">
                <text:p>28.3386504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-15.2781128505">
                <text:p>-15.2781128505</text:p>
              </table:table-cell>
              <table:table-cell office:value-type="float" office:value="28.3386484696">
                <text:p>28.3386484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-15.2781119947">
                <text:p>-15.2781119947</text:p>
              </table:table-cell>
              <table:table-cell office:value-type="float" office:value="28.3386467293">
                <text:p>28.3386467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-15.2781112446">
                <text:p>-15.2781112446</text:p>
              </table:table-cell>
              <table:table-cell office:value-type="float" office:value="28.3386448536">
                <text:p>28.3386448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-15.2781108842">
                <text:p>-15.2781108842</text:p>
              </table:table-cell>
              <table:table-cell office:value-type="float" office:value="28.3386442886">
                <text:p>28.3386442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-15.2781101983">
                <text:p>-15.2781101983</text:p>
              </table:table-cell>
              <table:table-cell office:value-type="float" office:value="28.3386427949">
                <text:p>28.3386427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-15.2781098275">
                <text:p>-15.2781098275</text:p>
              </table:table-cell>
              <table:table-cell office:value-type="float" office:value="28.3386411422">
                <text:p>28.3386411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-15.2781095754">
                <text:p>-15.2781095754</text:p>
              </table:table-cell>
              <table:table-cell office:value-type="float" office:value="28.3386397878">
                <text:p>28.3386397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-15.2781094097">
                <text:p>-15.2781094097</text:p>
              </table:table-cell>
              <table:table-cell office:value-type="float" office:value="28.3386384265">
                <text:p>28.3386384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-15.2781092511">
                <text:p>-15.2781092511</text:p>
              </table:table-cell>
              <table:table-cell office:value-type="float" office:value="28.33863703">
                <text:p>28.33863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-15.27810934">
                <text:p>-15.27810934</text:p>
              </table:table-cell>
              <table:table-cell office:value-type="float" office:value="28.3386356042">
                <text:p>28.3386356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-15.2781093016">
                <text:p>-15.2781093016</text:p>
              </table:table-cell>
              <table:table-cell office:value-type="float" office:value="28.3386344717">
                <text:p>28.3386344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-15.2781094971">
                <text:p>-15.2781094971</text:p>
              </table:table-cell>
              <table:table-cell office:value-type="float" office:value="28.3386331454">
                <text:p>28.3386331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-15.2781095907">
                <text:p>-15.2781095907</text:p>
              </table:table-cell>
              <table:table-cell office:value-type="float" office:value="28.3386327283">
                <text:p>28.3386327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-15.278109832">
                <text:p>-15.278109832</text:p>
              </table:table-cell>
              <table:table-cell office:value-type="float" office:value="28.3386313363">
                <text:p>28.338631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